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4" style:family="paragraph" style:parent-style-name="Základný_20_text_20__28_7_29_"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5" style:family="paragraph" style:parent-style-name="Základný_20_text_20__28_8_29_"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6" style:family="paragraph" style:parent-style-name="Iné">
      <style:paragraph-properties fo:margin-left="0cm" fo:margin-right="0cm" fo:line-height="150%" fo:text-align="start" style:justify-single-word="false" fo:text-indent="0cm" style:auto-text-indent="false"/>
      <style:text-properties officeooo:paragraph-rsid="001f00d1"/>
    </style:style>
    <style:style style:name="P7" style:family="paragraph" style:parent-style-name="Hlavička_20_alebo_20_päta">
      <style:paragraph-properties fo:margin-left="0cm" fo:margin-right="0cm" fo:line-height="150%" fo:text-align="start" style:justify-single-word="false" fo:text-indent="0cm" style:auto-text-indent="false"/>
      <style:text-properties officeooo:paragraph-rsid="001f00d1"/>
    </style:style>
    <style:style style:name="P8" style:family="paragraph" style:parent-style-name="Základný_20_text">
      <style:paragraph-properties fo:margin-left="0cm" fo:margin-right="0cm" fo:line-height="150%" fo:text-align="start" style:justify-single-word="false" fo:text-indent="0cm" style:auto-text-indent="false"/>
      <style:text-properties officeooo:paragraph-rsid="001f00d1"/>
    </style:style>
    <style:style style:name="P9" style:family="paragraph" style:parent-style-name="Základný_20_text_20__28_2_29_">
      <style:paragraph-properties fo:margin-left="0cm" fo:margin-right="0cm" fo:line-height="150%" fo:text-align="start" style:justify-single-word="false" fo:text-indent="0cm" style:auto-text-indent="false"/>
      <style:text-properties officeooo:paragraph-rsid="001f00d1"/>
    </style:style>
    <style:style style:name="P10" style:family="paragraph" style:parent-style-name="Iné" style:master-page-name="">
      <style:paragraph-properties fo:margin-left="0cm" fo:margin-right="0cm" fo:line-height="150%" fo:text-align="start" style:justify-single-word="false" fo:text-indent="0.635cm" style:auto-text-indent="false" style:page-number="auto"/>
      <style:text-properties officeooo:paragraph-rsid="001f00d1"/>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f00d1"/>
    </style:style>
    <style:style style:name="P12"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1f00d1"/>
    </style:style>
    <style:style style:name="P13" style:family="paragraph" style:parent-style-name="Základný_20_text">
      <style:paragraph-properties fo:margin-left="0cm" fo:margin-right="0cm" fo:line-height="150%" fo:text-align="start" style:justify-single-word="false" fo:text-indent="0.635cm" style:auto-text-indent="false"/>
      <style:text-properties officeooo:paragraph-rsid="001f00d1"/>
    </style:style>
    <style:style style:name="P14" style:family="paragraph" style:parent-style-name="Základný_20_text" style:master-page-name="">
      <style:paragraph-properties fo:margin-left="0.635cm" fo:margin-right="0cm" fo:line-height="150%" fo:text-align="start" style:justify-single-word="false" fo:text-indent="-0.635cm" style:auto-text-indent="false" style:page-number="auto"/>
      <style:text-properties officeooo:paragraph-rsid="001f00d1"/>
    </style:style>
    <style:style style:name="P15" style:family="paragraph" style:parent-style-name="Základný_20_text">
      <style:paragraph-properties fo:margin-left="0.635cm" fo:margin-right="0cm" fo:line-height="150%" fo:text-align="start" style:justify-single-word="false" fo:text-indent="-0.635cm" style:auto-text-indent="false"/>
      <style:text-properties officeooo:paragraph-rsid="001f00d1"/>
    </style:style>
    <style:style style:name="P16"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2.558cm"/>
          <style:tab-stop style:position="3.157cm"/>
          <style:tab-stop style:position="7.163cm"/>
        </style:tab-stops>
      </style:paragraph-properties>
      <style:text-properties officeooo:paragraph-rsid="001f00d1"/>
    </style:style>
    <style:style style:name="P17"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2.794cm"/>
          <style:tab-stop style:position="7.84cm"/>
        </style:tab-stops>
      </style:paragraph-properties>
      <style:text-properties officeooo:paragraph-rsid="001f00d1"/>
    </style:style>
    <style:style style:name="P18"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3.835cm"/>
        </style:tab-stops>
      </style:paragraph-properties>
      <style:text-properties officeooo:paragraph-rsid="001f00d1"/>
    </style:style>
    <style:style style:name="P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69cm"/>
        </style:tab-stops>
      </style:paragraph-properties>
      <style:text-properties officeooo:paragraph-rsid="001f00d1"/>
    </style:style>
    <style:style style:name="P20" style:family="paragraph" style:parent-style-name="Základný_20_text">
      <style:paragraph-properties fo:margin-left="0cm" fo:margin-right="0cm" fo:line-height="150%" fo:text-align="start" style:justify-single-word="false" fo:text-indent="0cm" style:auto-text-indent="false">
        <style:tab-stops>
          <style:tab-stop style:position="0.669cm"/>
        </style:tab-stops>
      </style:paragraph-properties>
      <style:text-properties officeooo:paragraph-rsid="001f00d1"/>
    </style:style>
    <style:style style:name="P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37cm"/>
        </style:tab-stops>
      </style:paragraph-properties>
      <style:text-properties officeooo:paragraph-rsid="001f00d1"/>
    </style:style>
    <style:style style:name="P22" style:family="paragraph" style:parent-style-name="Základný_20_text">
      <style:paragraph-properties fo:margin-left="0cm" fo:margin-right="0cm" fo:line-height="150%" fo:text-align="start" style:justify-single-word="false" fo:text-indent="0cm" style:auto-text-indent="false">
        <style:tab-stops>
          <style:tab-stop style:position="0.737cm"/>
        </style:tab-stops>
      </style:paragraph-properties>
      <style:text-properties officeooo:paragraph-rsid="001f00d1"/>
    </style:style>
    <style:style style:name="P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64cm"/>
        </style:tab-stops>
      </style:paragraph-properties>
      <style:text-properties officeooo:paragraph-rsid="001f00d1"/>
    </style:style>
    <style:style style:name="P24" style:family="paragraph" style:parent-style-name="Základný_20_text">
      <style:paragraph-properties fo:margin-left="0cm" fo:margin-right="0cm" fo:line-height="150%" fo:text-align="start" style:justify-single-word="false" fo:text-indent="0cm" style:auto-text-indent="false">
        <style:tab-stops>
          <style:tab-stop style:position="0.764cm"/>
        </style:tab-stops>
      </style:paragraph-properties>
      <style:text-properties officeooo:paragraph-rsid="001f00d1"/>
    </style:style>
    <style:style style:name="P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46cm"/>
        </style:tab-stops>
      </style:paragraph-properties>
      <style:text-properties officeooo:paragraph-rsid="001f00d1"/>
    </style:style>
    <style:style style:name="P26" style:family="paragraph" style:parent-style-name="Základný_20_text">
      <style:paragraph-properties fo:margin-left="0cm" fo:margin-right="0cm" fo:line-height="150%" fo:text-align="start" style:justify-single-word="false" fo:text-indent="0cm" style:auto-text-indent="false">
        <style:tab-stops>
          <style:tab-stop style:position="0.746cm"/>
        </style:tab-stops>
      </style:paragraph-properties>
      <style:text-properties officeooo:paragraph-rsid="001f00d1"/>
    </style:style>
    <style:style style:name="P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55cm"/>
        </style:tab-stops>
      </style:paragraph-properties>
      <style:text-properties officeooo:paragraph-rsid="001f00d1"/>
    </style:style>
    <style:style style:name="P28" style:family="paragraph" style:parent-style-name="Základný_20_text">
      <style:paragraph-properties fo:margin-left="0cm" fo:margin-right="0cm" fo:line-height="150%" fo:text-align="start" style:justify-single-word="false" fo:text-indent="0cm" style:auto-text-indent="false">
        <style:tab-stops>
          <style:tab-stop style:position="0.755cm"/>
        </style:tab-stops>
      </style:paragraph-properties>
      <style:text-properties officeooo:paragraph-rsid="001f00d1"/>
    </style:style>
    <style:style style:name="P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3cm"/>
        </style:tab-stops>
      </style:paragraph-properties>
      <style:text-properties officeooo:paragraph-rsid="001f00d1"/>
    </style:style>
    <style:style style:name="P30" style:family="paragraph" style:parent-style-name="Základný_20_text">
      <style:paragraph-properties fo:margin-left="0cm" fo:margin-right="0cm" fo:line-height="150%" fo:text-align="start" style:justify-single-word="false" fo:text-indent="0cm" style:auto-text-indent="false">
        <style:tab-stops>
          <style:tab-stop style:position="0.773cm"/>
        </style:tab-stops>
      </style:paragraph-properties>
      <style:text-properties officeooo:paragraph-rsid="001f00d1"/>
    </style:style>
    <style:style style:name="P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53cm"/>
        </style:tab-stops>
      </style:paragraph-properties>
      <style:text-properties officeooo:paragraph-rsid="001f00d1"/>
    </style:style>
    <style:style style:name="P32" style:family="paragraph" style:parent-style-name="Základný_20_text">
      <style:paragraph-properties fo:margin-left="0cm" fo:margin-right="0cm" fo:line-height="150%" fo:text-align="start" style:justify-single-word="false" fo:text-indent="0cm" style:auto-text-indent="false">
        <style:tab-stops>
          <style:tab-stop style:position="0.753cm"/>
        </style:tab-stops>
      </style:paragraph-properties>
      <style:text-properties officeooo:paragraph-rsid="001f00d1"/>
    </style:style>
    <style:style style:name="P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1f00d1"/>
    </style:style>
    <style:style style:name="P34" style:family="paragraph" style:parent-style-name="Základný_20_text">
      <style:paragraph-properties fo:margin-left="0cm" fo:margin-right="0cm" fo:line-height="150%" fo:text-align="start" style:justify-single-word="false" fo:text-indent="0cm" style:auto-text-indent="false">
        <style:tab-stops>
          <style:tab-stop style:position="0.975cm"/>
        </style:tab-stops>
      </style:paragraph-properties>
      <style:text-properties officeooo:paragraph-rsid="001f00d1"/>
    </style:style>
    <style:style style:name="P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1f00d1"/>
    </style:style>
    <style:style style:name="P36" style:family="paragraph" style:parent-style-name="Základný_20_text">
      <style:paragraph-properties fo:margin-left="0cm" fo:margin-right="0cm" fo:line-height="150%" fo:text-align="start" style:justify-single-word="false" fo:text-indent="0cm" style:auto-text-indent="false">
        <style:tab-stops>
          <style:tab-stop style:position="0.951cm"/>
        </style:tab-stops>
      </style:paragraph-properties>
      <style:text-properties officeooo:paragraph-rsid="001f00d1"/>
    </style:style>
    <style:style style:name="P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1f00d1"/>
    </style:style>
    <style:style style:name="P38" style:family="paragraph" style:parent-style-name="Základný_20_text">
      <style:paragraph-properties fo:margin-left="0cm" fo:margin-right="0cm" fo:line-height="150%" fo:text-align="start" style:justify-single-word="false" fo:text-indent="0cm" style:auto-text-indent="false">
        <style:tab-stops>
          <style:tab-stop style:position="0.958cm"/>
        </style:tab-stops>
      </style:paragraph-properties>
      <style:text-properties officeooo:paragraph-rsid="001f00d1"/>
    </style:style>
    <style:style style:name="P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25cm"/>
        </style:tab-stops>
      </style:paragraph-properties>
      <style:text-properties officeooo:paragraph-rsid="001f00d1"/>
    </style:style>
    <style:style style:name="P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1f00d1"/>
    </style:style>
    <style:style style:name="P41" style:family="paragraph" style:parent-style-name="Základný_20_text">
      <style:paragraph-properties fo:margin-left="0cm" fo:margin-right="0cm" fo:line-height="150%" fo:text-align="start" style:justify-single-word="false" fo:text-indent="0cm" style:auto-text-indent="false">
        <style:tab-stops>
          <style:tab-stop style:position="0.984cm"/>
        </style:tab-stops>
      </style:paragraph-properties>
      <style:text-properties officeooo:paragraph-rsid="001f00d1"/>
    </style:style>
    <style:style style:name="P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1f00d1"/>
    </style:style>
    <style:style style:name="P43" style:family="paragraph" style:parent-style-name="Základný_20_text">
      <style:paragraph-properties fo:margin-left="0cm" fo:margin-right="0cm" fo:line-height="150%" fo:text-align="start" style:justify-single-word="false" fo:text-indent="0cm" style:auto-text-indent="false">
        <style:tab-stops>
          <style:tab-stop style:position="0.967cm"/>
        </style:tab-stops>
      </style:paragraph-properties>
      <style:text-properties officeooo:paragraph-rsid="001f00d1"/>
    </style:style>
    <style:style style:name="P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1f00d1"/>
    </style:style>
    <style:style style:name="P45" style:family="paragraph" style:parent-style-name="Základný_20_text">
      <style:paragraph-properties fo:margin-left="0cm" fo:margin-right="0cm" fo:line-height="150%" fo:text-align="start" style:justify-single-word="false" fo:text-indent="0cm" style:auto-text-indent="false">
        <style:tab-stops>
          <style:tab-stop style:position="0.965cm"/>
        </style:tab-stops>
      </style:paragraph-properties>
      <style:text-properties officeooo:paragraph-rsid="001f00d1"/>
    </style:style>
    <style:style style:name="P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1f00d1"/>
    </style:style>
    <style:style style:name="P47" style:family="paragraph" style:parent-style-name="Základný_20_text">
      <style:paragraph-properties fo:margin-left="0cm" fo:margin-right="0cm" fo:line-height="150%" fo:text-align="start" style:justify-single-word="false" fo:text-indent="0cm" style:auto-text-indent="false">
        <style:tab-stops>
          <style:tab-stop style:position="0.991cm"/>
        </style:tab-stops>
      </style:paragraph-properties>
      <style:text-properties officeooo:paragraph-rsid="001f00d1"/>
    </style:style>
    <style:style style:name="P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6.521cm"/>
        </style:tab-stops>
      </style:paragraph-properties>
      <style:text-properties officeooo:paragraph-rsid="001f00d1"/>
    </style:style>
    <style:style style:name="P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024cm"/>
        </style:tab-stops>
      </style:paragraph-properties>
      <style:text-properties officeooo:paragraph-rsid="001f00d1"/>
    </style:style>
    <style:style style:name="P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1f00d1"/>
    </style:style>
    <style:style style:name="P51" style:family="paragraph" style:parent-style-name="Základný_20_text">
      <style:paragraph-properties fo:margin-left="0cm" fo:margin-right="0cm" fo:line-height="150%" fo:text-align="start" style:justify-single-word="false" fo:text-indent="0cm" style:auto-text-indent="false">
        <style:tab-stops>
          <style:tab-stop style:position="0.982cm"/>
        </style:tab-stops>
      </style:paragraph-properties>
      <style:text-properties officeooo:paragraph-rsid="001f00d1"/>
    </style:style>
    <style:style style:name="P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1f00d1"/>
    </style:style>
    <style:style style:name="P5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1f00d1"/>
    </style:style>
    <style:style style:name="P54" style:family="paragraph" style:parent-style-name="Základný_20_text">
      <style:paragraph-properties fo:margin-left="0cm" fo:margin-right="0cm" fo:line-height="150%" fo:text-align="start" style:justify-single-word="false" fo:text-indent="0cm" style:auto-text-indent="false">
        <style:tab-stops>
          <style:tab-stop style:position="1.007cm"/>
        </style:tab-stops>
      </style:paragraph-properties>
      <style:text-properties officeooo:paragraph-rsid="001f00d1"/>
    </style:style>
    <style:style style:name="P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4cm"/>
        </style:tab-stops>
      </style:paragraph-properties>
      <style:text-properties officeooo:paragraph-rsid="001f00d1"/>
    </style:style>
    <style:style style:name="P56" style:family="paragraph" style:parent-style-name="Základný_20_text">
      <style:paragraph-properties fo:margin-left="0cm" fo:margin-right="0cm" fo:line-height="150%" fo:text-align="start" style:justify-single-word="false" fo:text-indent="0cm" style:auto-text-indent="false">
        <style:tab-stops>
          <style:tab-stop style:position="1.004cm"/>
        </style:tab-stops>
      </style:paragraph-properties>
      <style:text-properties officeooo:paragraph-rsid="001f00d1"/>
    </style:style>
    <style:style style:name="P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41cm"/>
        </style:tab-stops>
      </style:paragraph-properties>
      <style:text-properties officeooo:paragraph-rsid="001f00d1"/>
    </style:style>
    <style:style style:name="P58" style:family="paragraph" style:parent-style-name="Základný_20_text">
      <style:paragraph-properties fo:margin-left="0cm" fo:margin-right="0cm" fo:line-height="150%" fo:text-align="start" style:justify-single-word="false" fo:text-indent="0cm" style:auto-text-indent="false">
        <style:tab-stops>
          <style:tab-stop style:position="1.041cm"/>
        </style:tab-stops>
      </style:paragraph-properties>
      <style:text-properties officeooo:paragraph-rsid="001f00d1"/>
    </style:style>
    <style:style style:name="P59" style:family="paragraph" style:parent-style-name="Základný_20_text">
      <style:paragraph-properties fo:margin-left="0cm" fo:margin-right="0cm" fo:line-height="150%" fo:text-align="start" style:justify-single-word="false" fo:text-indent="0cm" style:auto-text-indent="false">
        <style:tab-stops>
          <style:tab-stop style:position="1.041cm"/>
        </style:tab-stops>
      </style:paragraph-properties>
      <style:text-properties officeooo:paragraph-rsid="0063019c"/>
    </style:style>
    <style:style style:name="P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4.935cm"/>
        </style:tab-stops>
      </style:paragraph-properties>
      <style:text-properties officeooo:paragraph-rsid="001f00d1"/>
    </style:style>
    <style:style style:name="P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4.768cm"/>
          <style:tab-stop style:position="7.832cm"/>
        </style:tab-stops>
      </style:paragraph-properties>
      <style:text-properties officeooo:paragraph-rsid="001f00d1"/>
    </style:style>
    <style:style style:name="P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cm"/>
        </style:tab-stops>
      </style:paragraph-properties>
      <style:text-properties officeooo:paragraph-rsid="001f00d1"/>
    </style:style>
    <style:style style:name="P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67cm"/>
        </style:tab-stops>
      </style:paragraph-properties>
      <style:text-properties officeooo:paragraph-rsid="001f00d1"/>
    </style:style>
    <style:style style:name="P64" style:family="paragraph" style:parent-style-name="Základný_20_text">
      <style:paragraph-properties fo:margin-left="0cm" fo:margin-right="0cm" fo:line-height="150%" fo:text-align="start" style:justify-single-word="false" fo:text-indent="0cm" style:auto-text-indent="false">
        <style:tab-stops>
          <style:tab-stop style:position="1.067cm"/>
        </style:tab-stops>
      </style:paragraph-properties>
      <style:text-properties officeooo:paragraph-rsid="001f00d1"/>
    </style:style>
    <style:style style:name="P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1f00d1"/>
    </style:style>
    <style:style style:name="P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6cm"/>
        </style:tab-stops>
      </style:paragraph-properties>
      <style:text-properties officeooo:paragraph-rsid="001f00d1"/>
    </style:style>
    <style:style style:name="P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2.662cm"/>
        </style:tab-stops>
      </style:paragraph-properties>
      <style:text-properties officeooo:paragraph-rsid="001f00d1"/>
    </style:style>
    <style:style style:name="P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9cm"/>
        </style:tab-stops>
      </style:paragraph-properties>
      <style:text-properties officeooo:paragraph-rsid="001f00d1"/>
    </style:style>
    <style:style style:name="P69" style:family="paragraph" style:parent-style-name="Základný_20_text">
      <style:paragraph-properties fo:margin-left="0cm" fo:margin-right="0cm" fo:line-height="150%" fo:text-align="start" style:justify-single-word="false" fo:text-indent="0cm" style:auto-text-indent="false">
        <style:tab-stops>
          <style:tab-stop style:position="0.639cm"/>
        </style:tab-stops>
      </style:paragraph-properties>
      <style:text-properties officeooo:paragraph-rsid="001f00d1"/>
    </style:style>
    <style:style style:name="P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cm"/>
        </style:tab-stops>
      </style:paragraph-properties>
      <style:text-properties officeooo:paragraph-rsid="001f00d1"/>
    </style:style>
    <style:style style:name="P71" style:family="paragraph" style:parent-style-name="Základný_20_text">
      <style:paragraph-properties fo:margin-left="0cm" fo:margin-right="0cm" fo:line-height="150%" fo:text-align="start" style:justify-single-word="false" fo:text-indent="0cm" style:auto-text-indent="false">
        <style:tab-stops>
          <style:tab-stop style:position="0.78cm"/>
        </style:tab-stops>
      </style:paragraph-properties>
      <style:text-properties officeooo:paragraph-rsid="001f00d1"/>
    </style:style>
    <style:style style:name="P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3cm"/>
        </style:tab-stops>
      </style:paragraph-properties>
      <style:text-properties officeooo:paragraph-rsid="001f00d1"/>
    </style:style>
    <style:style style:name="P73" style:family="paragraph" style:parent-style-name="Základný_20_text">
      <style:paragraph-properties fo:margin-left="0cm" fo:margin-right="0cm" fo:line-height="150%" fo:text-align="start" style:justify-single-word="false" fo:text-indent="0cm" style:auto-text-indent="false">
        <style:tab-stops>
          <style:tab-stop style:position="0.73cm"/>
        </style:tab-stops>
      </style:paragraph-properties>
      <style:text-properties officeooo:paragraph-rsid="001f00d1"/>
    </style:style>
    <style:style style:name="P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21cm"/>
        </style:tab-stops>
      </style:paragraph-properties>
      <style:text-properties officeooo:paragraph-rsid="001f00d1"/>
    </style:style>
    <style:style style:name="P75" style:family="paragraph" style:parent-style-name="Základný_20_text">
      <style:paragraph-properties fo:margin-left="0cm" fo:margin-right="0cm" fo:line-height="150%" fo:text-align="start" style:justify-single-word="false" fo:text-indent="0cm" style:auto-text-indent="false">
        <style:tab-stops>
          <style:tab-stop style:position="0.721cm"/>
        </style:tab-stops>
      </style:paragraph-properties>
      <style:text-properties officeooo:paragraph-rsid="001f00d1"/>
    </style:style>
    <style:style style:name="P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27cm"/>
        </style:tab-stops>
      </style:paragraph-properties>
      <style:text-properties officeooo:paragraph-rsid="001f00d1"/>
    </style:style>
    <style:style style:name="P77" style:family="paragraph" style:parent-style-name="Základný_20_text">
      <style:paragraph-properties fo:margin-left="0cm" fo:margin-right="0cm" fo:line-height="150%" fo:text-align="start" style:justify-single-word="false" fo:text-indent="0cm" style:auto-text-indent="false">
        <style:tab-stops>
          <style:tab-stop style:position="1.027cm"/>
        </style:tab-stops>
      </style:paragraph-properties>
      <style:text-properties officeooo:paragraph-rsid="001f00d1"/>
    </style:style>
    <style:style style:name="P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8cm"/>
        </style:tab-stops>
      </style:paragraph-properties>
      <style:text-properties officeooo:paragraph-rsid="001f00d1"/>
    </style:style>
    <style:style style:name="P79" style:family="paragraph" style:parent-style-name="Základný_20_text">
      <style:paragraph-properties fo:margin-left="0cm" fo:margin-right="0cm" fo:line-height="150%" fo:text-align="start" style:justify-single-word="false" fo:text-indent="0cm" style:auto-text-indent="false">
        <style:tab-stops>
          <style:tab-stop style:position="1.018cm"/>
        </style:tab-stops>
      </style:paragraph-properties>
      <style:text-properties officeooo:paragraph-rsid="001f00d1"/>
    </style:style>
    <style:style style:name="P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1cm"/>
        </style:tab-stops>
      </style:paragraph-properties>
      <style:text-properties officeooo:paragraph-rsid="001f00d1"/>
    </style:style>
    <style:style style:name="P81" style:family="paragraph" style:parent-style-name="Základný_20_text">
      <style:paragraph-properties fo:margin-left="0cm" fo:margin-right="0cm" fo:line-height="150%" fo:text-align="start" style:justify-single-word="false" fo:text-indent="0cm" style:auto-text-indent="false">
        <style:tab-stops>
          <style:tab-stop style:position="0.961cm"/>
        </style:tab-stops>
      </style:paragraph-properties>
      <style:text-properties officeooo:paragraph-rsid="001f00d1"/>
    </style:style>
    <style:style style:name="P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9.906cm"/>
        </style:tab-stops>
      </style:paragraph-properties>
      <style:text-properties officeooo:paragraph-rsid="001f00d1"/>
    </style:style>
    <style:style style:name="P83" style:family="paragraph" style:parent-style-name="Základný_20_text">
      <style:paragraph-properties fo:margin-left="0cm" fo:margin-right="0cm" fo:line-height="150%" fo:text-align="start" style:justify-single-word="false" fo:text-indent="0cm" style:auto-text-indent="false">
        <style:tab-stops>
          <style:tab-stop style:position="9.906cm"/>
        </style:tab-stops>
      </style:paragraph-properties>
      <style:text-properties officeooo:paragraph-rsid="001f00d1"/>
    </style:style>
    <style:style style:name="P84" style:family="paragraph" style:parent-style-name="Základný_20_text_20__28_10_29_" style:master-page-name="">
      <style:paragraph-properties fo:margin-left="0cm" fo:margin-right="0cm" fo:line-height="150%" fo:text-align="start" style:justify-single-word="false" fo:text-indent="0cm" style:auto-text-indent="false" style:page-number="auto">
        <style:tab-stops>
          <style:tab-stop style:position="1.49cm"/>
          <style:tab-stop style:position="2.083cm"/>
          <style:tab-stop style:position="3.193cm"/>
          <style:tab-stop style:position="8.602cm"/>
        </style:tab-stops>
      </style:paragraph-properties>
      <style:text-properties officeooo:paragraph-rsid="001f00d1"/>
    </style:style>
    <style:style style:name="P85" style:family="paragraph" style:parent-style-name="Základný_20_text_20__28_10_29_" style:master-page-name="">
      <style:paragraph-properties fo:margin-left="0cm" fo:margin-right="0cm" fo:line-height="150%" fo:text-align="start" style:justify-single-word="false" fo:text-indent="0cm" style:auto-text-indent="false" style:page-number="auto">
        <style:tab-stops>
          <style:tab-stop style:position="6.967cm"/>
        </style:tab-stops>
      </style:paragraph-properties>
      <style:text-properties officeooo:paragraph-rsid="001f00d1"/>
    </style:style>
    <style:style style:name="P86" style:family="paragraph" style:parent-style-name="Základný_20_text_20__28_10_29_" style:master-page-name="">
      <style:paragraph-properties fo:margin-left="0cm" fo:margin-right="0cm" fo:line-height="150%" fo:text-align="start" style:justify-single-word="false" fo:text-indent="0cm" style:auto-text-indent="false" style:page-number="auto">
        <style:tab-stops>
          <style:tab-stop style:position="6.426cm"/>
          <style:tab-stop style:position="8.382cm"/>
          <style:tab-stop style:position="9.559cm"/>
        </style:tab-stops>
      </style:paragraph-properties>
      <style:text-properties officeooo:paragraph-rsid="001f00d1"/>
    </style:style>
    <style:style style:name="P8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0.64cm"/>
          <style:tab-stop style:position="4.911cm"/>
        </style:tab-stops>
      </style:paragraph-properties>
      <style:text-properties officeooo:paragraph-rsid="001f00d1"/>
    </style:style>
    <style:style style:name="P8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4.657cm"/>
          <style:tab-stop style:position="6.316cm"/>
        </style:tab-stops>
      </style:paragraph-properties>
      <style:text-properties officeooo:paragraph-rsid="001f00d1"/>
    </style:style>
    <style:style style:name="P89"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8.119cm"/>
        </style:tab-stops>
      </style:paragraph-properties>
      <style:text-properties officeooo:paragraph-rsid="001f00d1"/>
    </style:style>
    <style:style style:name="P9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8.856cm"/>
        </style:tab-stops>
      </style:paragraph-properties>
      <style:text-properties officeooo:paragraph-rsid="001f00d1"/>
    </style:style>
    <style:style style:name="P91"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5.8cm"/>
        </style:tab-stops>
      </style:paragraph-properties>
      <style:text-properties officeooo:paragraph-rsid="001f00d1"/>
    </style:style>
    <style:style style:name="P92" style:family="paragraph" style:parent-style-name="Základný_20_text_20__28_5_29_" style:master-page-name="">
      <style:paragraph-properties fo:margin-left="0cm" fo:margin-right="0cm" fo:line-height="150%" fo:text-align="start" style:justify-single-word="false" fo:text-indent="0cm" style:auto-text-indent="false" style:page-number="auto">
        <style:tab-stops>
          <style:tab-stop style:position="9.026cm"/>
        </style:tab-stops>
      </style:paragraph-properties>
      <style:text-properties officeooo:paragraph-rsid="001f00d1"/>
    </style:style>
    <style:style style:name="P93" style:family="paragraph" style:parent-style-name="Základný_20_text_20__28_5_29_" style:master-page-name="">
      <style:paragraph-properties fo:margin-left="0cm" fo:margin-right="0cm" fo:line-height="150%" fo:text-align="start" style:justify-single-word="false" fo:text-indent="0cm" style:auto-text-indent="false" style:page-number="auto">
        <style:tab-stops>
          <style:tab-stop style:position="0.508cm"/>
          <style:tab-stop style:position="0.975cm"/>
          <style:tab-stop style:position="3.157cm"/>
          <style:tab-stop style:position="5.554cm"/>
        </style:tab-stops>
      </style:paragraph-properties>
      <style:text-properties officeooo:paragraph-rsid="001f00d1"/>
    </style:style>
    <style:style style:name="P94" style:family="paragraph" style:parent-style-name="Základný_20_text_20__28_7_29_" style:master-page-name="">
      <style:paragraph-properties fo:margin-left="0cm" fo:margin-right="0cm" fo:line-height="150%" fo:text-align="start" style:justify-single-word="false" fo:text-indent="0cm" style:auto-text-indent="false" style:page-number="auto">
        <style:tab-stops>
          <style:tab-stop style:position="2.817cm"/>
          <style:tab-stop style:position="4.868cm"/>
        </style:tab-stops>
      </style:paragraph-properties>
      <style:text-properties officeooo:paragraph-rsid="001f00d1"/>
    </style:style>
    <style:style style:name="P95" style:family="paragraph" style:parent-style-name="Základný_20_text_20__28_7_29_" style:master-page-name="">
      <style:paragraph-properties fo:margin-left="0cm" fo:margin-right="0cm" fo:line-height="150%" fo:text-align="start" style:justify-single-word="false" fo:text-indent="0cm" style:auto-text-indent="false" style:page-number="auto">
        <style:tab-stops>
          <style:tab-stop style:position="0.517cm"/>
          <style:tab-stop style:position="1.693cm"/>
          <style:tab-stop style:position="3.395cm"/>
          <style:tab-stop style:position="4.293cm"/>
          <style:tab-stop style:position="5.646cm"/>
          <style:tab-stop style:position="6.511cm"/>
          <style:tab-stop style:position="7.297cm"/>
          <style:tab-stop style:position="8.788cm"/>
        </style:tab-stops>
      </style:paragraph-properties>
      <style:text-properties officeooo:paragraph-rsid="001f00d1"/>
    </style:style>
    <style:style style:name="P96" style:family="paragraph" style:parent-style-name="Základný_20_text_20__28_9_29_" style:master-page-name="">
      <style:paragraph-properties fo:margin-left="0cm" fo:margin-right="0cm" fo:line-height="150%" fo:text-align="start" style:justify-single-word="false" fo:text-indent="0cm" style:auto-text-indent="false" style:page-number="auto">
        <style:tab-stops>
          <style:tab-stop style:position="3.734cm"/>
          <style:tab-stop style:position="9.55cm"/>
        </style:tab-stops>
      </style:paragraph-properties>
      <style:text-properties officeooo:paragraph-rsid="001f00d1"/>
    </style:style>
    <style:style style:name="P97" style:family="paragraph" style:parent-style-name="Základný_20_text_20__28_9_29_" style:master-page-name="">
      <style:paragraph-properties fo:margin-left="0cm" fo:margin-right="0cm" fo:line-height="150%" fo:text-align="start" style:justify-single-word="false" fo:text-indent="0cm" style:auto-text-indent="false" style:page-number="auto">
        <style:tab-stops>
          <style:tab-stop style:position="4.784cm"/>
          <style:tab-stop style:position="7.281cm"/>
        </style:tab-stops>
      </style:paragraph-properties>
      <style:text-properties officeooo:paragraph-rsid="001f00d1"/>
    </style:style>
    <style:style style:name="P98" style:family="paragraph" style:parent-style-name="Iné" style:master-page-name="">
      <style:paragraph-properties fo:margin-left="0cm" fo:margin-right="0cm" fo:line-height="150%" fo:text-align="start" style:justify-single-word="false" fo:text-indent="0.635cm" style:auto-text-indent="false" style:page-number="auto">
        <style:tab-stops>
          <style:tab-stop style:position="3.886cm"/>
          <style:tab-stop style:position="7.054cm"/>
        </style:tab-stops>
      </style:paragraph-properties>
      <style:text-properties officeooo:paragraph-rsid="001f00d1"/>
    </style:style>
    <style:style style:name="P99" style:family="paragraph" style:parent-style-name="Iné" style:master-page-name="">
      <style:paragraph-properties fo:margin-left="0cm" fo:margin-right="0cm" fo:line-height="150%" fo:text-align="start" style:justify-single-word="false" fo:text-indent="0.635cm" style:auto-text-indent="false" style:page-number="auto">
        <style:tab-stops>
          <style:tab-stop style:position="2.203cm"/>
          <style:tab-stop style:position="3.15cm"/>
        </style:tab-stops>
      </style:paragraph-properties>
      <style:text-properties officeooo:paragraph-rsid="001f00d1"/>
    </style:style>
    <style:style style:name="P100" style:family="paragraph" style:parent-style-name="Iné" style:master-page-name="">
      <style:paragraph-properties fo:margin-left="0cm" fo:margin-right="0cm" fo:line-height="150%" fo:text-align="start" style:justify-single-word="false" fo:text-indent="0.635cm" style:auto-text-indent="false" style:page-number="auto">
        <style:tab-stops>
          <style:tab-stop style:position="5.405cm"/>
          <style:tab-stop style:position="9.248cm"/>
        </style:tab-stops>
      </style:paragraph-properties>
      <style:text-properties officeooo:paragraph-rsid="001f00d1"/>
    </style:style>
    <style:style style:name="P10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72cm"/>
        </style:tab-stops>
      </style:paragraph-properties>
      <style:text-properties officeooo:paragraph-rsid="001f00d1"/>
    </style:style>
    <style:style style:name="P102" style:family="paragraph" style:parent-style-name="Základný_20_text">
      <style:paragraph-properties fo:margin-left="0cm" fo:margin-right="0cm" fo:line-height="150%" fo:text-align="start" style:justify-single-word="false" fo:text-indent="0.635cm" style:auto-text-indent="false">
        <style:tab-stops>
          <style:tab-stop style:position="1.672cm"/>
        </style:tab-stops>
      </style:paragraph-properties>
      <style:text-properties officeooo:paragraph-rsid="001f00d1"/>
    </style:style>
    <style:style style:name="P10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9cm"/>
        </style:tab-stops>
      </style:paragraph-properties>
      <style:text-properties officeooo:paragraph-rsid="001f00d1"/>
    </style:style>
    <style:style style:name="P10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978cm"/>
        </style:tab-stops>
      </style:paragraph-properties>
      <style:text-properties officeooo:paragraph-rsid="001f00d1"/>
    </style:style>
    <style:style style:name="P10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73cm"/>
        </style:tab-stops>
      </style:paragraph-properties>
      <style:text-properties officeooo:paragraph-rsid="001f00d1"/>
    </style:style>
    <style:style style:name="P106" style:family="paragraph" style:parent-style-name="Základný_20_text">
      <style:paragraph-properties fo:margin-left="0cm" fo:margin-right="0cm" fo:line-height="150%" fo:text-align="start" style:justify-single-word="false" fo:text-indent="0.635cm" style:auto-text-indent="false">
        <style:tab-stops>
          <style:tab-stop style:position="1.873cm"/>
        </style:tab-stops>
      </style:paragraph-properties>
      <style:text-properties officeooo:paragraph-rsid="001f00d1"/>
    </style:style>
    <style:style style:name="P10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11cm"/>
        </style:tab-stops>
      </style:paragraph-properties>
      <style:text-properties officeooo:paragraph-rsid="001f00d1"/>
    </style:style>
    <style:style style:name="P10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18cm"/>
        </style:tab-stops>
      </style:paragraph-properties>
      <style:text-properties officeooo:paragraph-rsid="001f00d1"/>
    </style:style>
    <style:style style:name="P10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29cm"/>
        </style:tab-stops>
      </style:paragraph-properties>
      <style:text-properties officeooo:paragraph-rsid="001f00d1"/>
    </style:style>
    <style:style style:name="P110" style:family="paragraph" style:parent-style-name="Základný_20_text">
      <style:paragraph-properties fo:margin-left="0cm" fo:margin-right="0cm" fo:line-height="150%" fo:text-align="start" style:justify-single-word="false" fo:text-indent="0.635cm" style:auto-text-indent="false">
        <style:tab-stops>
          <style:tab-stop style:position="1.529cm"/>
        </style:tab-stops>
      </style:paragraph-properties>
      <style:text-properties officeooo:paragraph-rsid="001f00d1"/>
    </style:style>
    <style:style style:name="P11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14cm"/>
        </style:tab-stops>
      </style:paragraph-properties>
      <style:text-properties officeooo:paragraph-rsid="001f00d1"/>
    </style:style>
    <style:style style:name="P112" style:family="paragraph" style:parent-style-name="Základný_20_text">
      <style:paragraph-properties fo:margin-left="0cm" fo:margin-right="0cm" fo:line-height="150%" fo:text-align="start" style:justify-single-word="false" fo:text-indent="0.635cm" style:auto-text-indent="false">
        <style:tab-stops>
          <style:tab-stop style:position="2.014cm"/>
        </style:tab-stops>
      </style:paragraph-properties>
      <style:text-properties officeooo:paragraph-rsid="001f00d1"/>
    </style:style>
    <style:style style:name="P11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89cm"/>
        </style:tab-stops>
      </style:paragraph-properties>
      <style:text-properties officeooo:paragraph-rsid="001f00d1"/>
    </style:style>
    <style:style style:name="P1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628cm"/>
        </style:tab-stops>
      </style:paragraph-properties>
      <style:text-properties officeooo:paragraph-rsid="001f00d1"/>
    </style:style>
    <style:style style:name="P1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17cm"/>
        </style:tab-stops>
      </style:paragraph-properties>
      <style:text-properties officeooo:paragraph-rsid="001f00d1"/>
    </style:style>
    <style:style style:name="P116" style:family="paragraph" style:parent-style-name="Základný_20_text">
      <style:paragraph-properties fo:margin-left="0cm" fo:margin-right="0cm" fo:line-height="150%" fo:text-align="start" style:justify-single-word="false" fo:text-indent="0.635cm" style:auto-text-indent="false">
        <style:tab-stops>
          <style:tab-stop style:position="2.417cm"/>
        </style:tab-stops>
      </style:paragraph-properties>
      <style:text-properties officeooo:paragraph-rsid="001f00d1"/>
    </style:style>
    <style:style style:name="P1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4cm"/>
        </style:tab-stops>
      </style:paragraph-properties>
      <style:text-properties officeooo:paragraph-rsid="001f00d1"/>
    </style:style>
    <style:style style:name="P1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3cm"/>
        </style:tab-stops>
      </style:paragraph-properties>
      <style:text-properties officeooo:paragraph-rsid="001f00d1"/>
    </style:style>
    <style:style style:name="P1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5cm"/>
        </style:tab-stops>
      </style:paragraph-properties>
      <style:text-properties officeooo:paragraph-rsid="001f00d1"/>
    </style:style>
    <style:style style:name="P120" style:family="paragraph" style:parent-style-name="Základný_20_text">
      <style:paragraph-properties fo:margin-left="0cm" fo:margin-right="0cm" fo:line-height="150%" fo:text-align="start" style:justify-single-word="false" fo:text-indent="0.635cm" style:auto-text-indent="false">
        <style:tab-stops>
          <style:tab-stop style:position="1.55cm"/>
        </style:tab-stops>
      </style:paragraph-properties>
      <style:text-properties officeooo:paragraph-rsid="001f00d1"/>
    </style:style>
    <style:style style:name="P1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08cm"/>
        </style:tab-stops>
      </style:paragraph-properties>
      <style:text-properties officeooo:paragraph-rsid="001f00d1"/>
    </style:style>
    <style:style style:name="P122" style:family="paragraph" style:parent-style-name="Základný_20_text">
      <style:paragraph-properties fo:margin-left="0cm" fo:margin-right="0cm" fo:line-height="150%" fo:text-align="start" style:justify-single-word="false" fo:text-indent="0.635cm" style:auto-text-indent="false">
        <style:tab-stops>
          <style:tab-stop style:position="1.108cm"/>
        </style:tab-stops>
      </style:paragraph-properties>
      <style:text-properties officeooo:paragraph-rsid="001f00d1"/>
    </style:style>
    <style:style style:name="P1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56cm"/>
        </style:tab-stops>
      </style:paragraph-properties>
      <style:text-properties officeooo:paragraph-rsid="001f00d1"/>
    </style:style>
    <style:style style:name="P124" style:family="paragraph" style:parent-style-name="Základný_20_text">
      <style:paragraph-properties fo:margin-left="0cm" fo:margin-right="0cm" fo:line-height="150%" fo:text-align="start" style:justify-single-word="false" fo:text-indent="0.635cm" style:auto-text-indent="false">
        <style:tab-stops>
          <style:tab-stop style:position="1.656cm"/>
        </style:tab-stops>
      </style:paragraph-properties>
      <style:text-properties officeooo:paragraph-rsid="001f00d1"/>
    </style:style>
    <style:style style:name="P1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53cm"/>
        </style:tab-stops>
      </style:paragraph-properties>
      <style:text-properties officeooo:paragraph-rsid="001f00d1"/>
    </style:style>
    <style:style style:name="P126" style:family="paragraph" style:parent-style-name="Základný_20_text">
      <style:paragraph-properties fo:margin-left="0cm" fo:margin-right="0cm" fo:line-height="150%" fo:text-align="start" style:justify-single-word="false" fo:text-indent="0.635cm" style:auto-text-indent="false">
        <style:tab-stops>
          <style:tab-stop style:position="1.653cm"/>
        </style:tab-stops>
      </style:paragraph-properties>
      <style:text-properties officeooo:paragraph-rsid="001f00d1"/>
    </style:style>
    <style:style style:name="P1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14cm"/>
        </style:tab-stops>
      </style:paragraph-properties>
      <style:text-properties officeooo:paragraph-rsid="001f00d1"/>
    </style:style>
    <style:style style:name="P128" style:family="paragraph" style:parent-style-name="Základný_20_text">
      <style:paragraph-properties fo:margin-left="0cm" fo:margin-right="0cm" fo:line-height="150%" fo:text-align="start" style:justify-single-word="false" fo:text-indent="0.635cm" style:auto-text-indent="false">
        <style:tab-stops>
          <style:tab-stop style:position="1.214cm"/>
        </style:tab-stops>
      </style:paragraph-properties>
      <style:text-properties officeooo:paragraph-rsid="001f00d1"/>
    </style:style>
    <style:style style:name="P1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81cm"/>
        </style:tab-stops>
      </style:paragraph-properties>
      <style:text-properties officeooo:paragraph-rsid="001f00d1"/>
    </style:style>
    <style:style style:name="P130" style:family="paragraph" style:parent-style-name="Základný_20_text">
      <style:paragraph-properties fo:margin-left="0cm" fo:margin-right="0cm" fo:line-height="150%" fo:text-align="start" style:justify-single-word="false" fo:text-indent="0.635cm" style:auto-text-indent="false">
        <style:tab-stops>
          <style:tab-stop style:position="1.681cm"/>
        </style:tab-stops>
      </style:paragraph-properties>
      <style:text-properties officeooo:paragraph-rsid="001f00d1"/>
    </style:style>
    <style:style style:name="P13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99cm"/>
        </style:tab-stops>
      </style:paragraph-properties>
      <style:text-properties officeooo:paragraph-rsid="001f00d1"/>
    </style:style>
    <style:style style:name="P132" style:family="paragraph" style:parent-style-name="Základný_20_text">
      <style:paragraph-properties fo:margin-left="0cm" fo:margin-right="0cm" fo:line-height="150%" fo:text-align="start" style:justify-single-word="false" fo:text-indent="0.635cm" style:auto-text-indent="false">
        <style:tab-stops>
          <style:tab-stop style:position="1.399cm"/>
        </style:tab-stops>
      </style:paragraph-properties>
      <style:text-properties officeooo:paragraph-rsid="001f00d1"/>
    </style:style>
    <style:style style:name="P1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8538a"/>
    </style:style>
    <style:style style:name="P134" style:family="paragraph" style:parent-style-name="Základný_20_text">
      <style:paragraph-properties fo:margin-left="0cm" fo:margin-right="0cm" fo:line-height="150%" fo:text-align="start" style:justify-single-word="false" fo:text-indent="0.635cm" style:auto-text-indent="false"/>
      <style:text-properties officeooo:paragraph-rsid="0038538a"/>
    </style:style>
    <style:style style:name="P1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367cm"/>
        </style:tab-stops>
      </style:paragraph-properties>
      <style:text-properties officeooo:paragraph-rsid="001f00d1"/>
    </style:style>
    <style:style style:name="P136" style:family="paragraph" style:parent-style-name="Základný_20_text">
      <style:paragraph-properties fo:margin-left="0cm" fo:margin-right="0cm" fo:line-height="150%" fo:text-align="start" style:justify-single-word="false" fo:text-indent="0.635cm" style:auto-text-indent="false">
        <style:tab-stops>
          <style:tab-stop style:position="2.367cm"/>
        </style:tab-stops>
      </style:paragraph-properties>
      <style:text-properties officeooo:paragraph-rsid="001f00d1"/>
    </style:style>
    <style:style style:name="P1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98cm"/>
        </style:tab-stops>
      </style:paragraph-properties>
      <style:text-properties officeooo:paragraph-rsid="001f00d1"/>
    </style:style>
    <style:style style:name="P138" style:family="paragraph" style:parent-style-name="Základný_20_text">
      <style:paragraph-properties fo:margin-left="0cm" fo:margin-right="0cm" fo:line-height="150%" fo:text-align="start" style:justify-single-word="false" fo:text-indent="0.635cm" style:auto-text-indent="false">
        <style:tab-stops>
          <style:tab-stop style:position="2.598cm"/>
        </style:tab-stops>
      </style:paragraph-properties>
      <style:text-properties officeooo:paragraph-rsid="001f00d1"/>
    </style:style>
    <style:style style:name="P13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928cm"/>
          <style:tab-stop style:position="9.262cm"/>
        </style:tab-stops>
      </style:paragraph-properties>
      <style:text-properties officeooo:paragraph-rsid="001f00d1"/>
    </style:style>
    <style:style style:name="P140" style:family="paragraph" style:parent-style-name="Základný_20_text">
      <style:paragraph-properties fo:margin-left="0cm" fo:margin-right="0cm" fo:line-height="150%" fo:text-align="start" style:justify-single-word="false" fo:text-indent="0.635cm" style:auto-text-indent="false">
        <style:tab-stops>
          <style:tab-stop style:position="4.928cm"/>
          <style:tab-stop style:position="9.262cm"/>
        </style:tab-stops>
      </style:paragraph-properties>
      <style:text-properties officeooo:paragraph-rsid="001f00d1"/>
    </style:style>
    <style:style style:name="P1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49cm"/>
        </style:tab-stops>
      </style:paragraph-properties>
      <style:text-properties officeooo:paragraph-rsid="001f00d1"/>
    </style:style>
    <style:style style:name="P142" style:family="paragraph" style:parent-style-name="Základný_20_text">
      <style:paragraph-properties fo:margin-left="0cm" fo:margin-right="0cm" fo:line-height="150%" fo:text-align="start" style:justify-single-word="false" fo:text-indent="0.635cm" style:auto-text-indent="false">
        <style:tab-stops>
          <style:tab-stop style:position="1.849cm"/>
        </style:tab-stops>
      </style:paragraph-properties>
      <style:text-properties officeooo:paragraph-rsid="001f00d1"/>
    </style:style>
    <style:style style:name="P14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23cm"/>
        </style:tab-stops>
      </style:paragraph-properties>
      <style:text-properties officeooo:paragraph-rsid="001f00d1"/>
    </style:style>
    <style:style style:name="P144" style:family="paragraph" style:parent-style-name="Základný_20_text">
      <style:paragraph-properties fo:margin-left="0cm" fo:margin-right="0cm" fo:line-height="150%" fo:text-align="start" style:justify-single-word="false" fo:text-indent="0.635cm" style:auto-text-indent="false">
        <style:tab-stops>
          <style:tab-stop style:position="8.23cm"/>
        </style:tab-stops>
      </style:paragraph-properties>
      <style:text-properties officeooo:paragraph-rsid="001f00d1"/>
    </style:style>
    <style:style style:name="P14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33cm"/>
        </style:tab-stops>
      </style:paragraph-properties>
      <style:text-properties officeooo:paragraph-rsid="001f00d1"/>
    </style:style>
    <style:style style:name="P146" style:family="paragraph" style:parent-style-name="Základný_20_text">
      <style:paragraph-properties fo:margin-left="0cm" fo:margin-right="0cm" fo:line-height="150%" fo:text-align="start" style:justify-single-word="false" fo:text-indent="0.635cm" style:auto-text-indent="false">
        <style:tab-stops>
          <style:tab-stop style:position="2.133cm"/>
        </style:tab-stops>
      </style:paragraph-properties>
      <style:text-properties officeooo:paragraph-rsid="001f00d1"/>
    </style:style>
    <style:style style:name="P14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35cm"/>
        </style:tab-stops>
      </style:paragraph-properties>
      <style:text-properties officeooo:paragraph-rsid="001f00d1"/>
    </style:style>
    <style:style style:name="P148" style:family="paragraph" style:parent-style-name="Základný_20_text">
      <style:paragraph-properties fo:margin-left="0cm" fo:margin-right="0cm" fo:line-height="150%" fo:text-align="start" style:justify-single-word="false" fo:text-indent="0.635cm" style:auto-text-indent="false">
        <style:tab-stops>
          <style:tab-stop style:position="1.335cm"/>
        </style:tab-stops>
      </style:paragraph-properties>
      <style:text-properties officeooo:paragraph-rsid="001f00d1"/>
    </style:style>
    <style:style style:name="P14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76cm"/>
        </style:tab-stops>
      </style:paragraph-properties>
      <style:text-properties officeooo:paragraph-rsid="001f00d1"/>
    </style:style>
    <style:style style:name="P150" style:family="paragraph" style:parent-style-name="Základný_20_text">
      <style:paragraph-properties fo:margin-left="0cm" fo:margin-right="0cm" fo:line-height="150%" fo:text-align="start" style:justify-single-word="false" fo:text-indent="0.635cm" style:auto-text-indent="false">
        <style:tab-stops>
          <style:tab-stop style:position="1.476cm"/>
        </style:tab-stops>
      </style:paragraph-properties>
      <style:text-properties officeooo:paragraph-rsid="001f00d1"/>
    </style:style>
    <style:style style:name="P15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65cm"/>
        </style:tab-stops>
      </style:paragraph-properties>
      <style:text-properties officeooo:paragraph-rsid="001f00d1"/>
    </style:style>
    <style:style style:name="P152" style:family="paragraph" style:parent-style-name="Základný_20_text">
      <style:paragraph-properties fo:margin-left="0cm" fo:margin-right="0cm" fo:line-height="150%" fo:text-align="start" style:justify-single-word="false" fo:text-indent="0.635cm" style:auto-text-indent="false">
        <style:tab-stops>
          <style:tab-stop style:position="1.265cm"/>
        </style:tab-stops>
      </style:paragraph-properties>
      <style:text-properties officeooo:paragraph-rsid="001f00d1"/>
    </style:style>
    <style:style style:name="P15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17cm"/>
        </style:tab-stops>
      </style:paragraph-properties>
      <style:text-properties officeooo:paragraph-rsid="001f00d1"/>
    </style:style>
    <style:style style:name="P154" style:family="paragraph" style:parent-style-name="Základný_20_text">
      <style:paragraph-properties fo:margin-left="0cm" fo:margin-right="0cm" fo:line-height="150%" fo:text-align="start" style:justify-single-word="false" fo:text-indent="0.635cm" style:auto-text-indent="false">
        <style:tab-stops>
          <style:tab-stop style:position="2.217cm"/>
        </style:tab-stops>
      </style:paragraph-properties>
      <style:text-properties officeooo:paragraph-rsid="001f00d1"/>
    </style:style>
    <style:style style:name="P15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35cm"/>
        </style:tab-stops>
      </style:paragraph-properties>
      <style:text-properties officeooo:paragraph-rsid="001f00d1"/>
    </style:style>
    <style:style style:name="P156" style:family="paragraph" style:parent-style-name="Základný_20_text">
      <style:paragraph-properties fo:margin-left="0cm" fo:margin-right="0cm" fo:line-height="150%" fo:text-align="start" style:justify-single-word="false" fo:text-indent="0.635cm" style:auto-text-indent="false">
        <style:tab-stops>
          <style:tab-stop style:position="1.935cm"/>
        </style:tab-stops>
      </style:paragraph-properties>
      <style:text-properties officeooo:paragraph-rsid="001f00d1"/>
    </style:style>
    <style:style style:name="P1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4424b"/>
    </style:style>
    <style:style style:name="P158" style:family="paragraph" style:parent-style-name="Základný_20_text">
      <style:paragraph-properties fo:margin-left="0cm" fo:margin-right="0cm" fo:line-height="150%" fo:text-align="start" style:justify-single-word="false" fo:text-indent="0.635cm" style:auto-text-indent="false"/>
      <style:text-properties officeooo:paragraph-rsid="0054424b"/>
    </style:style>
    <style:style style:name="P15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94cm"/>
        </style:tab-stops>
      </style:paragraph-properties>
      <style:text-properties officeooo:paragraph-rsid="001f00d1"/>
    </style:style>
    <style:style style:name="P160" style:family="paragraph" style:parent-style-name="Základný_20_text">
      <style:paragraph-properties fo:margin-left="0cm" fo:margin-right="0cm" fo:line-height="150%" fo:text-align="start" style:justify-single-word="false" fo:text-indent="0.635cm" style:auto-text-indent="false">
        <style:tab-stops>
          <style:tab-stop style:position="2.094cm"/>
        </style:tab-stops>
      </style:paragraph-properties>
      <style:text-properties officeooo:paragraph-rsid="001f00d1"/>
    </style:style>
    <style:style style:name="P16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57cm"/>
        </style:tab-stops>
      </style:paragraph-properties>
      <style:text-properties officeooo:paragraph-rsid="001f00d1"/>
    </style:style>
    <style:style style:name="P162" style:family="paragraph" style:parent-style-name="Základný_20_text">
      <style:paragraph-properties fo:margin-left="0cm" fo:margin-right="0cm" fo:line-height="150%" fo:text-align="start" style:justify-single-word="false" fo:text-indent="0.635cm" style:auto-text-indent="false">
        <style:tab-stops>
          <style:tab-stop style:position="1.857cm"/>
        </style:tab-stops>
      </style:paragraph-properties>
      <style:text-properties officeooo:paragraph-rsid="001f00d1"/>
    </style:style>
    <style:style style:name="P16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46cm"/>
        </style:tab-stops>
      </style:paragraph-properties>
      <style:text-properties officeooo:paragraph-rsid="001f00d1"/>
    </style:style>
    <style:style style:name="P164" style:family="paragraph" style:parent-style-name="Základný_20_text">
      <style:paragraph-properties fo:margin-left="0cm" fo:margin-right="0cm" fo:line-height="150%" fo:text-align="start" style:justify-single-word="false" fo:text-indent="0.635cm" style:auto-text-indent="false">
        <style:tab-stops>
          <style:tab-stop style:position="1.646cm"/>
        </style:tab-stops>
      </style:paragraph-properties>
      <style:text-properties officeooo:paragraph-rsid="001f00d1"/>
    </style:style>
    <style:style style:name="P16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31cm"/>
        </style:tab-stops>
      </style:paragraph-properties>
      <style:text-properties officeooo:paragraph-rsid="001f00d1"/>
    </style:style>
    <style:style style:name="P166" style:family="paragraph" style:parent-style-name="Základný_20_text">
      <style:paragraph-properties fo:margin-left="0cm" fo:margin-right="0cm" fo:line-height="150%" fo:text-align="start" style:justify-single-word="false" fo:text-indent="0.635cm" style:auto-text-indent="false">
        <style:tab-stops>
          <style:tab-stop style:position="1.531cm"/>
        </style:tab-stops>
      </style:paragraph-properties>
      <style:text-properties officeooo:paragraph-rsid="001f00d1"/>
    </style:style>
    <style:style style:name="P16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4cm"/>
        </style:tab-stops>
      </style:paragraph-properties>
      <style:text-properties officeooo:paragraph-rsid="001f00d1"/>
    </style:style>
    <style:style style:name="P168" style:family="paragraph" style:parent-style-name="Základný_20_text">
      <style:paragraph-properties fo:margin-left="0cm" fo:margin-right="0cm" fo:line-height="150%" fo:text-align="start" style:justify-single-word="false" fo:text-indent="0.635cm" style:auto-text-indent="false">
        <style:tab-stops>
          <style:tab-stop style:position="1.54cm"/>
        </style:tab-stops>
      </style:paragraph-properties>
      <style:text-properties officeooo:paragraph-rsid="001f00d1"/>
    </style:style>
    <style:style style:name="P16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55cm"/>
        </style:tab-stops>
      </style:paragraph-properties>
      <style:text-properties officeooo:paragraph-rsid="001f00d1"/>
    </style:style>
    <style:style style:name="P170" style:family="paragraph" style:parent-style-name="Základný_20_text">
      <style:paragraph-properties fo:margin-left="0cm" fo:margin-right="0cm" fo:line-height="150%" fo:text-align="start" style:justify-single-word="false" fo:text-indent="0.635cm" style:auto-text-indent="false">
        <style:tab-stops>
          <style:tab-stop style:position="1.655cm"/>
        </style:tab-stops>
      </style:paragraph-properties>
      <style:text-properties officeooo:paragraph-rsid="001f00d1"/>
    </style:style>
    <style:style style:name="P17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08cm"/>
        </style:tab-stops>
      </style:paragraph-properties>
      <style:text-properties officeooo:paragraph-rsid="001f00d1"/>
    </style:style>
    <style:style style:name="P172" style:family="paragraph" style:parent-style-name="Základný_20_text">
      <style:paragraph-properties fo:margin-left="0cm" fo:margin-right="0cm" fo:line-height="150%" fo:text-align="start" style:justify-single-word="false" fo:text-indent="0.635cm" style:auto-text-indent="false">
        <style:tab-stops>
          <style:tab-stop style:position="1.408cm"/>
        </style:tab-stops>
      </style:paragraph-properties>
      <style:text-properties officeooo:paragraph-rsid="001f00d1"/>
    </style:style>
    <style:style style:name="P17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28cm"/>
        </style:tab-stops>
      </style:paragraph-properties>
      <style:text-properties officeooo:paragraph-rsid="001f00d1"/>
    </style:style>
    <style:style style:name="P174" style:family="paragraph" style:parent-style-name="Základný_20_text">
      <style:paragraph-properties fo:margin-left="0cm" fo:margin-right="0cm" fo:line-height="150%" fo:text-align="start" style:justify-single-word="false" fo:text-indent="0.635cm" style:auto-text-indent="false">
        <style:tab-stops>
          <style:tab-stop style:position="8.28cm"/>
        </style:tab-stops>
      </style:paragraph-properties>
      <style:text-properties officeooo:paragraph-rsid="001f00d1"/>
    </style:style>
    <style:style style:name="P17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8cm"/>
        </style:tab-stops>
      </style:paragraph-properties>
      <style:text-properties officeooo:paragraph-rsid="001f00d1"/>
    </style:style>
    <style:style style:name="P176" style:family="paragraph" style:parent-style-name="Základný_20_text">
      <style:paragraph-properties fo:margin-left="0cm" fo:margin-right="0cm" fo:line-height="150%" fo:text-align="start" style:justify-single-word="false" fo:text-indent="0.635cm" style:auto-text-indent="false">
        <style:tab-stops>
          <style:tab-stop style:position="1.448cm"/>
        </style:tab-stops>
      </style:paragraph-properties>
      <style:text-properties officeooo:paragraph-rsid="001f00d1"/>
    </style:style>
    <style:style style:name="P17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58cm"/>
        </style:tab-stops>
      </style:paragraph-properties>
      <style:text-properties officeooo:paragraph-rsid="001f00d1"/>
    </style:style>
    <style:style style:name="P178" style:family="paragraph" style:parent-style-name="Základný_20_text">
      <style:paragraph-properties fo:margin-left="0cm" fo:margin-right="0cm" fo:line-height="150%" fo:text-align="start" style:justify-single-word="false" fo:text-indent="0.635cm" style:auto-text-indent="false">
        <style:tab-stops>
          <style:tab-stop style:position="1.358cm"/>
        </style:tab-stops>
      </style:paragraph-properties>
      <style:text-properties officeooo:paragraph-rsid="001f00d1"/>
    </style:style>
    <style:style style:name="P17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35cm"/>
        </style:tab-stops>
      </style:paragraph-properties>
      <style:text-properties officeooo:paragraph-rsid="001f00d1"/>
    </style:style>
    <style:style style:name="P180" style:family="paragraph" style:parent-style-name="Základný_20_text">
      <style:paragraph-properties fo:margin-left="0cm" fo:margin-right="0cm" fo:line-height="150%" fo:text-align="start" style:justify-single-word="false" fo:text-indent="0.635cm" style:auto-text-indent="false">
        <style:tab-stops>
          <style:tab-stop style:position="1.535cm"/>
        </style:tab-stops>
      </style:paragraph-properties>
      <style:text-properties officeooo:paragraph-rsid="001f00d1"/>
    </style:style>
    <style:style style:name="P18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72cm"/>
        </style:tab-stops>
      </style:paragraph-properties>
      <style:text-properties officeooo:paragraph-rsid="001f00d1"/>
    </style:style>
    <style:style style:name="P182" style:family="paragraph" style:parent-style-name="Základný_20_text">
      <style:paragraph-properties fo:margin-left="0cm" fo:margin-right="0cm" fo:line-height="150%" fo:text-align="start" style:justify-single-word="false" fo:text-indent="0.635cm" style:auto-text-indent="false">
        <style:tab-stops>
          <style:tab-stop style:position="1.572cm"/>
        </style:tab-stops>
      </style:paragraph-properties>
      <style:text-properties officeooo:paragraph-rsid="001f00d1"/>
    </style:style>
    <style:style style:name="P1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76cm"/>
        </style:tab-stops>
      </style:paragraph-properties>
      <style:text-properties officeooo:paragraph-rsid="001f00d1"/>
    </style:style>
    <style:style style:name="P184" style:family="paragraph" style:parent-style-name="Základný_20_text">
      <style:paragraph-properties fo:margin-left="0cm" fo:margin-right="0cm" fo:line-height="150%" fo:text-align="start" style:justify-single-word="false" fo:text-indent="0.635cm" style:auto-text-indent="false">
        <style:tab-stops>
          <style:tab-stop style:position="1.676cm"/>
        </style:tab-stops>
      </style:paragraph-properties>
      <style:text-properties officeooo:paragraph-rsid="001f00d1"/>
    </style:style>
    <style:style style:name="P18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99cm"/>
        </style:tab-stops>
      </style:paragraph-properties>
      <style:text-properties officeooo:paragraph-rsid="001f00d1"/>
    </style:style>
    <style:style style:name="P186" style:family="paragraph" style:parent-style-name="Základný_20_text">
      <style:paragraph-properties fo:margin-left="0cm" fo:margin-right="0cm" fo:line-height="150%" fo:text-align="start" style:justify-single-word="false" fo:text-indent="0.635cm" style:auto-text-indent="false">
        <style:tab-stops>
          <style:tab-stop style:position="1.499cm"/>
        </style:tab-stops>
      </style:paragraph-properties>
      <style:text-properties officeooo:paragraph-rsid="001f00d1"/>
    </style:style>
    <style:style style:name="P18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721cm"/>
        </style:tab-stops>
      </style:paragraph-properties>
      <style:text-properties officeooo:paragraph-rsid="001f00d1"/>
    </style:style>
    <style:style style:name="P188" style:family="paragraph" style:parent-style-name="Základný_20_text">
      <style:paragraph-properties fo:margin-left="0cm" fo:margin-right="0cm" fo:line-height="150%" fo:text-align="start" style:justify-single-word="false" fo:text-indent="0.635cm" style:auto-text-indent="false">
        <style:tab-stops>
          <style:tab-stop style:position="8.721cm"/>
        </style:tab-stops>
      </style:paragraph-properties>
      <style:text-properties officeooo:paragraph-rsid="001f00d1"/>
    </style:style>
    <style:style style:name="P18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02cm"/>
        </style:tab-stops>
      </style:paragraph-properties>
      <style:text-properties officeooo:paragraph-rsid="001f00d1"/>
    </style:style>
    <style:style style:name="P190" style:family="paragraph" style:parent-style-name="Základný_20_text">
      <style:paragraph-properties fo:margin-left="0cm" fo:margin-right="0cm" fo:line-height="150%" fo:text-align="start" style:justify-single-word="false" fo:text-indent="0.635cm" style:auto-text-indent="false">
        <style:tab-stops>
          <style:tab-stop style:position="1.402cm"/>
        </style:tab-stops>
      </style:paragraph-properties>
      <style:text-properties officeooo:paragraph-rsid="001f00d1"/>
    </style:style>
    <style:style style:name="P19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63cm"/>
        </style:tab-stops>
      </style:paragraph-properties>
      <style:text-properties officeooo:paragraph-rsid="001f00d1"/>
    </style:style>
    <style:style style:name="P192" style:family="paragraph" style:parent-style-name="Základný_20_text">
      <style:paragraph-properties fo:margin-left="0cm" fo:margin-right="0cm" fo:line-height="150%" fo:text-align="start" style:justify-single-word="false" fo:text-indent="0.635cm" style:auto-text-indent="false">
        <style:tab-stops>
          <style:tab-stop style:position="1.363cm"/>
        </style:tab-stops>
      </style:paragraph-properties>
      <style:text-properties officeooo:paragraph-rsid="001f00d1"/>
    </style:style>
    <style:style style:name="P19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27cm"/>
        </style:tab-stops>
      </style:paragraph-properties>
      <style:text-properties officeooo:paragraph-rsid="001f00d1"/>
    </style:style>
    <style:style style:name="P194" style:family="paragraph" style:parent-style-name="Základný_20_text">
      <style:paragraph-properties fo:margin-left="0cm" fo:margin-right="0cm" fo:line-height="150%" fo:text-align="start" style:justify-single-word="false" fo:text-indent="0.635cm" style:auto-text-indent="false">
        <style:tab-stops>
          <style:tab-stop style:position="1.727cm"/>
        </style:tab-stops>
      </style:paragraph-properties>
      <style:text-properties officeooo:paragraph-rsid="001f00d1"/>
    </style:style>
    <style:style style:name="P19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01cm"/>
        </style:tab-stops>
      </style:paragraph-properties>
      <style:text-properties officeooo:paragraph-rsid="001f00d1"/>
    </style:style>
    <style:style style:name="P196" style:family="paragraph" style:parent-style-name="Základný_20_text">
      <style:paragraph-properties fo:margin-left="0cm" fo:margin-right="0cm" fo:line-height="150%" fo:text-align="start" style:justify-single-word="false" fo:text-indent="0.635cm" style:auto-text-indent="false">
        <style:tab-stops>
          <style:tab-stop style:position="2.501cm"/>
        </style:tab-stops>
      </style:paragraph-properties>
      <style:text-properties officeooo:paragraph-rsid="001f00d1"/>
    </style:style>
    <style:style style:name="P19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1cm"/>
        </style:tab-stops>
      </style:paragraph-properties>
      <style:text-properties officeooo:paragraph-rsid="001f00d1"/>
    </style:style>
    <style:style style:name="P198" style:family="paragraph" style:parent-style-name="Základný_20_text">
      <style:paragraph-properties fo:margin-left="0cm" fo:margin-right="0cm" fo:line-height="150%" fo:text-align="start" style:justify-single-word="false" fo:text-indent="0.635cm" style:auto-text-indent="false">
        <style:tab-stops>
          <style:tab-stop style:position="2.51cm"/>
        </style:tab-stops>
      </style:paragraph-properties>
      <style:text-properties officeooo:paragraph-rsid="001f00d1"/>
    </style:style>
    <style:style style:name="P19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704cm"/>
        </style:tab-stops>
      </style:paragraph-properties>
      <style:text-properties officeooo:paragraph-rsid="001f00d1"/>
    </style:style>
    <style:style style:name="P200" style:family="paragraph" style:parent-style-name="Základný_20_text">
      <style:paragraph-properties fo:margin-left="0cm" fo:margin-right="0cm" fo:line-height="150%" fo:text-align="start" style:justify-single-word="false" fo:text-indent="0.635cm" style:auto-text-indent="false">
        <style:tab-stops>
          <style:tab-stop style:position="2.704cm"/>
        </style:tab-stops>
      </style:paragraph-properties>
      <style:text-properties officeooo:paragraph-rsid="001f00d1"/>
    </style:style>
    <style:style style:name="P20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34cm"/>
        </style:tab-stops>
      </style:paragraph-properties>
      <style:text-properties officeooo:paragraph-rsid="001f00d1"/>
    </style:style>
    <style:style style:name="P202" style:family="paragraph" style:parent-style-name="Základný_20_text">
      <style:paragraph-properties fo:margin-left="0cm" fo:margin-right="0cm" fo:line-height="150%" fo:text-align="start" style:justify-single-word="false" fo:text-indent="0.635cm" style:auto-text-indent="false">
        <style:tab-stops>
          <style:tab-stop style:position="1.434cm"/>
        </style:tab-stops>
      </style:paragraph-properties>
      <style:text-properties officeooo:paragraph-rsid="001f00d1"/>
    </style:style>
    <style:style style:name="P20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297cm"/>
        </style:tab-stops>
      </style:paragraph-properties>
      <style:text-properties officeooo:paragraph-rsid="001f00d1"/>
    </style:style>
    <style:style style:name="P204" style:family="paragraph" style:parent-style-name="Základný_20_text">
      <style:paragraph-properties fo:margin-left="0cm" fo:margin-right="0cm" fo:line-height="150%" fo:text-align="start" style:justify-single-word="false" fo:text-indent="0.635cm" style:auto-text-indent="false">
        <style:tab-stops>
          <style:tab-stop style:position="7.297cm"/>
        </style:tab-stops>
      </style:paragraph-properties>
      <style:text-properties officeooo:paragraph-rsid="001f00d1"/>
    </style:style>
    <style:style style:name="P20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84cm"/>
        </style:tab-stops>
      </style:paragraph-properties>
      <style:text-properties officeooo:paragraph-rsid="001f00d1"/>
    </style:style>
    <style:style style:name="P206" style:family="paragraph" style:parent-style-name="Základný_20_text">
      <style:paragraph-properties fo:margin-left="0cm" fo:margin-right="0cm" fo:line-height="150%" fo:text-align="start" style:justify-single-word="false" fo:text-indent="0.635cm" style:auto-text-indent="false">
        <style:tab-stops>
          <style:tab-stop style:position="1.884cm"/>
        </style:tab-stops>
      </style:paragraph-properties>
      <style:text-properties officeooo:paragraph-rsid="001f00d1"/>
    </style:style>
    <style:style style:name="P20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72cm"/>
        </style:tab-stops>
      </style:paragraph-properties>
      <style:text-properties officeooo:paragraph-rsid="001f00d1"/>
    </style:style>
    <style:style style:name="P208" style:family="paragraph" style:parent-style-name="Základný_20_text">
      <style:paragraph-properties fo:margin-left="0cm" fo:margin-right="0cm" fo:line-height="150%" fo:text-align="start" style:justify-single-word="false" fo:text-indent="0.635cm" style:auto-text-indent="false">
        <style:tab-stops>
          <style:tab-stop style:position="1.272cm"/>
        </style:tab-stops>
      </style:paragraph-properties>
      <style:text-properties officeooo:paragraph-rsid="001f00d1"/>
    </style:style>
    <style:style style:name="P20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4cm"/>
        </style:tab-stops>
      </style:paragraph-properties>
      <style:text-properties officeooo:paragraph-rsid="001f00d1"/>
    </style:style>
    <style:style style:name="P210" style:family="paragraph" style:parent-style-name="Základný_20_text">
      <style:paragraph-properties fo:margin-left="0cm" fo:margin-right="0cm" fo:line-height="150%" fo:text-align="start" style:justify-single-word="false" fo:text-indent="0.635cm" style:auto-text-indent="false">
        <style:tab-stops>
          <style:tab-stop style:position="1.84cm"/>
        </style:tab-stops>
      </style:paragraph-properties>
      <style:text-properties officeooo:paragraph-rsid="001f00d1"/>
    </style:style>
    <style:style style:name="P21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08cm"/>
        </style:tab-stops>
      </style:paragraph-properties>
      <style:text-properties officeooo:paragraph-rsid="001f00d1"/>
    </style:style>
    <style:style style:name="P212" style:family="paragraph" style:parent-style-name="Základný_20_text">
      <style:paragraph-properties fo:margin-left="0cm" fo:margin-right="0cm" fo:line-height="150%" fo:text-align="start" style:justify-single-word="false" fo:text-indent="0.635cm" style:auto-text-indent="false">
        <style:tab-stops>
          <style:tab-stop style:position="2.408cm"/>
        </style:tab-stops>
      </style:paragraph-properties>
      <style:text-properties officeooo:paragraph-rsid="001f00d1"/>
    </style:style>
    <style:style style:name="P2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e4c41"/>
    </style:style>
    <style:style style:name="P214" style:family="paragraph" style:parent-style-name="Základný_20_text">
      <style:paragraph-properties fo:margin-left="0cm" fo:margin-right="0cm" fo:line-height="150%" fo:text-align="start" style:justify-single-word="false" fo:text-indent="0.635cm" style:auto-text-indent="false"/>
      <style:text-properties officeooo:paragraph-rsid="006e4c41"/>
    </style:style>
    <style:style style:name="P2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68cm"/>
        </style:tab-stops>
      </style:paragraph-properties>
      <style:text-properties officeooo:paragraph-rsid="001f00d1"/>
    </style:style>
    <style:style style:name="P216" style:family="paragraph" style:parent-style-name="Základný_20_text">
      <style:paragraph-properties fo:margin-left="0cm" fo:margin-right="0cm" fo:line-height="150%" fo:text-align="start" style:justify-single-word="false" fo:text-indent="0.635cm" style:auto-text-indent="false">
        <style:tab-stops>
          <style:tab-stop style:position="2.468cm"/>
        </style:tab-stops>
      </style:paragraph-properties>
      <style:text-properties officeooo:paragraph-rsid="001f00d1"/>
    </style:style>
    <style:style style:name="P2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696cm"/>
        </style:tab-stops>
      </style:paragraph-properties>
      <style:text-properties officeooo:paragraph-rsid="001f00d1"/>
    </style:style>
    <style:style style:name="P218" style:family="paragraph" style:parent-style-name="Základný_20_text">
      <style:paragraph-properties fo:margin-left="0cm" fo:margin-right="0cm" fo:line-height="150%" fo:text-align="start" style:justify-single-word="false" fo:text-indent="0.635cm" style:auto-text-indent="false">
        <style:tab-stops>
          <style:tab-stop style:position="7.696cm"/>
        </style:tab-stops>
      </style:paragraph-properties>
      <style:text-properties officeooo:paragraph-rsid="001f00d1"/>
    </style:style>
    <style:style style:name="P2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55cm"/>
        </style:tab-stops>
      </style:paragraph-properties>
      <style:text-properties officeooo:paragraph-rsid="001f00d1"/>
    </style:style>
    <style:style style:name="P220" style:family="paragraph" style:parent-style-name="Základný_20_text">
      <style:paragraph-properties fo:margin-left="0cm" fo:margin-right="0cm" fo:line-height="150%" fo:text-align="start" style:justify-single-word="false" fo:text-indent="0.635cm" style:auto-text-indent="false">
        <style:tab-stops>
          <style:tab-stop style:position="2.155cm"/>
        </style:tab-stops>
      </style:paragraph-properties>
      <style:text-properties officeooo:paragraph-rsid="001f00d1"/>
    </style:style>
    <style:style style:name="P2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13cm"/>
        </style:tab-stops>
      </style:paragraph-properties>
      <style:text-properties officeooo:paragraph-rsid="001f00d1"/>
    </style:style>
    <style:style style:name="P222" style:family="paragraph" style:parent-style-name="Základný_20_text">
      <style:paragraph-properties fo:margin-left="0cm" fo:margin-right="0cm" fo:line-height="150%" fo:text-align="start" style:justify-single-word="false" fo:text-indent="0.635cm" style:auto-text-indent="false">
        <style:tab-stops>
          <style:tab-stop style:position="2.013cm"/>
        </style:tab-stops>
      </style:paragraph-properties>
      <style:text-properties officeooo:paragraph-rsid="001f00d1"/>
    </style:style>
    <style:style style:name="P2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9.364cm"/>
        </style:tab-stops>
      </style:paragraph-properties>
      <style:text-properties officeooo:paragraph-rsid="001f00d1"/>
    </style:style>
    <style:style style:name="P224" style:family="paragraph" style:parent-style-name="Základný_20_text">
      <style:paragraph-properties fo:margin-left="0cm" fo:margin-right="0cm" fo:line-height="150%" fo:text-align="start" style:justify-single-word="false" fo:text-indent="0.635cm" style:auto-text-indent="false">
        <style:tab-stops>
          <style:tab-stop style:position="9.364cm"/>
        </style:tab-stops>
      </style:paragraph-properties>
      <style:text-properties officeooo:paragraph-rsid="001f00d1"/>
    </style:style>
    <style:style style:name="P2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146cm"/>
          <style:tab-stop style:position="8.077cm"/>
        </style:tab-stops>
      </style:paragraph-properties>
      <style:text-properties officeooo:paragraph-rsid="001f00d1"/>
    </style:style>
    <style:style style:name="P226" style:family="paragraph" style:parent-style-name="Základný_20_text">
      <style:paragraph-properties fo:margin-left="0cm" fo:margin-right="0cm" fo:line-height="150%" fo:text-align="start" style:justify-single-word="false" fo:text-indent="0.635cm" style:auto-text-indent="false">
        <style:tab-stops>
          <style:tab-stop style:position="7.146cm"/>
          <style:tab-stop style:position="8.077cm"/>
        </style:tab-stops>
      </style:paragraph-properties>
      <style:text-properties officeooo:paragraph-rsid="001f00d1"/>
    </style:style>
    <style:style style:name="P2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5cm"/>
        </style:tab-stops>
      </style:paragraph-properties>
      <style:text-properties officeooo:paragraph-rsid="001f00d1"/>
    </style:style>
    <style:style style:name="P228" style:family="paragraph" style:parent-style-name="Základný_20_text">
      <style:paragraph-properties fo:margin-left="0cm" fo:margin-right="0cm" fo:line-height="150%" fo:text-align="start" style:justify-single-word="false" fo:text-indent="0.635cm" style:auto-text-indent="false">
        <style:tab-stops>
          <style:tab-stop style:position="1.85cm"/>
        </style:tab-stops>
      </style:paragraph-properties>
      <style:text-properties officeooo:paragraph-rsid="001f00d1"/>
    </style:style>
    <style:style style:name="P2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66cm"/>
        </style:tab-stops>
      </style:paragraph-properties>
      <style:text-properties officeooo:paragraph-rsid="001f00d1"/>
    </style:style>
    <style:style style:name="P230" style:family="paragraph" style:parent-style-name="Základný_20_text">
      <style:paragraph-properties fo:margin-left="0cm" fo:margin-right="0cm" fo:line-height="150%" fo:text-align="start" style:justify-single-word="false" fo:text-indent="0.635cm" style:auto-text-indent="false">
        <style:tab-stops>
          <style:tab-stop style:position="2.066cm"/>
        </style:tab-stops>
      </style:paragraph-properties>
      <style:text-properties officeooo:paragraph-rsid="001f00d1"/>
    </style:style>
    <style:style style:name="P231"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1.616cm"/>
          <style:tab-stop style:position="7.11cm"/>
        </style:tab-stops>
      </style:paragraph-properties>
      <style:text-properties officeooo:paragraph-rsid="001f00d1"/>
    </style:style>
    <style:style style:name="P232"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0.639cm"/>
          <style:tab-stop style:position="1.944cm"/>
          <style:tab-stop style:position="7.971cm"/>
          <style:tab-stop style:position="9.416cm"/>
          <style:tab-stop style:position="9.767cm"/>
        </style:tab-stops>
      </style:paragraph-properties>
      <style:text-properties officeooo:paragraph-rsid="001f00d1"/>
    </style:style>
    <style:style style:name="P233"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5.355cm"/>
          <style:tab-stop style:position="8.615cm"/>
          <style:tab-stop style:position="9.202cm"/>
        </style:tab-stops>
      </style:paragraph-properties>
      <style:text-properties officeooo:paragraph-rsid="001f00d1"/>
    </style:style>
    <style:style style:name="P234"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9.081cm"/>
        </style:tab-stops>
      </style:paragraph-properties>
      <style:text-properties officeooo:paragraph-rsid="001f00d1"/>
    </style:style>
    <style:style style:name="P235" style:family="paragraph" style:parent-style-name="Základný_20_text_20__28_7_29_" style:master-page-name="">
      <style:paragraph-properties fo:margin-left="0cm" fo:margin-right="0cm" fo:line-height="150%" fo:text-align="start" style:justify-single-word="false" fo:text-indent="0.635cm" style:auto-text-indent="false" style:page-number="auto">
        <style:tab-stops>
          <style:tab-stop style:position="4.653cm"/>
        </style:tab-stops>
      </style:paragraph-properties>
      <style:text-properties officeooo:paragraph-rsid="001f00d1"/>
    </style:style>
    <style:style style:name="P236" style:family="paragraph" style:parent-style-name="Základný_20_text_20__28_7_29_" style:master-page-name="">
      <style:paragraph-properties fo:margin-left="0cm" fo:margin-right="0cm" fo:line-height="150%" fo:text-align="start" style:justify-single-word="false" fo:text-indent="0.635cm" style:auto-text-indent="false" style:page-number="auto">
        <style:tab-stops>
          <style:tab-stop style:position="3.304cm"/>
          <style:tab-stop style:position="6.274cm"/>
          <style:tab-stop style:position="8.731cm"/>
        </style:tab-stops>
      </style:paragraph-properties>
      <style:text-properties officeooo:paragraph-rsid="001f00d1"/>
    </style:style>
    <style:style style:name="P237" style:family="paragraph" style:parent-style-name="Základný_20_text_20__28_7_29_" style:master-page-name="">
      <style:paragraph-properties fo:margin-left="0cm" fo:margin-right="0cm" fo:line-height="150%" fo:text-align="start" style:justify-single-word="false" fo:text-indent="0.635cm" style:auto-text-indent="false" style:page-number="auto">
        <style:tab-stops>
          <style:tab-stop style:position="1.161cm"/>
          <style:tab-stop style:position="7.094cm"/>
          <style:tab-stop style:position="8.23cm"/>
          <style:tab-stop style:position="9.262cm"/>
        </style:tab-stops>
      </style:paragraph-properties>
      <style:text-properties officeooo:paragraph-rsid="001f00d1"/>
    </style:style>
    <style:style style:name="P238"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ab-stops>
          <style:tab-stop style:position="3.385cm"/>
          <style:tab-stop style:position="5.646cm"/>
          <style:tab-stop style:position="6.493cm"/>
        </style:tab-stops>
      </style:paragraph-properties>
      <style:text-properties officeooo:paragraph-rsid="001f00d1"/>
    </style:style>
    <style:style style:name="P239"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ab-stops>
          <style:tab-stop style:position="3.939cm"/>
          <style:tab-stop style:position="8.544cm"/>
        </style:tab-stops>
      </style:paragraph-properties>
      <style:text-properties officeooo:paragraph-rsid="001f00d1"/>
    </style:style>
    <style:style style:name="P240" style:family="paragraph" style:parent-style-name="Základný_20_text_20__28_8_29_" style:master-page-name="">
      <style:paragraph-properties fo:margin-left="0cm" fo:margin-right="0cm" fo:line-height="150%" fo:text-align="start" style:justify-single-word="false" fo:text-indent="0.635cm" style:auto-text-indent="false" style:page-number="auto">
        <style:tab-stops>
          <style:tab-stop style:position="5.893cm"/>
        </style:tab-stops>
      </style:paragraph-properties>
      <style:text-properties officeooo:paragraph-rsid="001f00d1"/>
    </style:style>
    <style:style style:name="P241" style:family="paragraph" style:parent-style-name="Základný_20_text_20__28_9_29_" style:master-page-name="">
      <style:paragraph-properties fo:margin-left="0cm" fo:margin-right="0cm" fo:line-height="150%" fo:text-align="start" style:justify-single-word="false" fo:text-indent="0.635cm" style:auto-text-indent="false" style:page-number="auto">
        <style:tab-stops>
          <style:tab-stop style:position="2.235cm"/>
          <style:tab-stop style:position="6.72cm"/>
        </style:tab-stops>
      </style:paragraph-properties>
      <style:text-properties officeooo:paragraph-rsid="001f00d1"/>
    </style:style>
    <style:style style:name="P242" style:family="paragraph" style:parent-style-name="Základný_20_text">
      <style:paragraph-properties fo:margin-left="0cm" fo:margin-right="0cm" fo:line-height="150%" fo:text-align="start" style:justify-single-word="false" fo:text-indent="0.635cm" style:auto-text-indent="false"/>
      <style:text-properties officeooo:paragraph-rsid="003ef6fc"/>
    </style:style>
    <style:style style:name="P243" style:family="paragraph" style:parent-style-name="Základný_20_text">
      <style:paragraph-properties fo:margin-left="0cm" fo:margin-right="0cm" fo:line-height="150%" fo:text-align="start" style:justify-single-word="false" fo:text-indent="0.635cm" style:auto-text-indent="false"/>
      <style:text-properties officeooo:paragraph-rsid="005efd64"/>
    </style:style>
    <style:style style:name="P244"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127cm"/>
        </style:tab-stops>
      </style:paragraph-properties>
      <style:text-properties officeooo:paragraph-rsid="001f00d1"/>
    </style:style>
    <style:style style:name="P245" style:family="paragraph" style:parent-style-name="Základný_20_text">
      <style:paragraph-properties fo:margin-left="0.635cm" fo:margin-right="0cm" fo:line-height="150%" fo:text-align="start" style:justify-single-word="false" fo:text-indent="-0.635cm" style:auto-text-indent="false">
        <style:tab-stops>
          <style:tab-stop style:position="-3.127cm"/>
        </style:tab-stops>
      </style:paragraph-properties>
      <style:text-properties officeooo:paragraph-rsid="001f00d1"/>
    </style:style>
    <style:style style:name="P246"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831cm"/>
        </style:tab-stops>
      </style:paragraph-properties>
      <style:text-properties officeooo:paragraph-rsid="001f00d1"/>
    </style:style>
    <style:style style:name="P247" style:family="paragraph" style:parent-style-name="Základný_20_text">
      <style:paragraph-properties fo:margin-left="0.635cm" fo:margin-right="0cm" fo:line-height="150%" fo:text-align="start" style:justify-single-word="false" fo:text-indent="-0.635cm" style:auto-text-indent="false">
        <style:tab-stops>
          <style:tab-stop style:position="-3.831cm"/>
        </style:tab-stops>
      </style:paragraph-properties>
      <style:text-properties officeooo:paragraph-rsid="001f00d1"/>
    </style:style>
    <style:style style:name="P248"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491cm"/>
        </style:tab-stops>
      </style:paragraph-properties>
      <style:text-properties officeooo:paragraph-rsid="001f00d1"/>
    </style:style>
    <style:style style:name="P249" style:family="paragraph" style:parent-style-name="Základný_20_text">
      <style:paragraph-properties fo:margin-left="0.635cm" fo:margin-right="0cm" fo:line-height="150%" fo:text-align="start" style:justify-single-word="false" fo:text-indent="-0.635cm" style:auto-text-indent="false">
        <style:tab-stops>
          <style:tab-stop style:position="-3.491cm"/>
        </style:tab-stops>
      </style:paragraph-properties>
      <style:text-properties officeooo:paragraph-rsid="001f00d1"/>
    </style:style>
    <style:style style:name="P250"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0.443cm"/>
          <style:tab-stop style:position="1.967cm"/>
        </style:tab-stops>
      </style:paragraph-properties>
      <style:text-properties officeooo:paragraph-rsid="001f00d1"/>
    </style:style>
    <style:style style:name="P251" style:family="paragraph" style:parent-style-name="Základný_20_text">
      <style:paragraph-properties fo:margin-left="0.635cm" fo:margin-right="0cm" fo:line-height="150%" fo:text-align="start" style:justify-single-word="false" fo:text-indent="-0.635cm" style:auto-text-indent="false">
        <style:tab-stops>
          <style:tab-stop style:position="0.443cm"/>
          <style:tab-stop style:position="1.967cm"/>
        </style:tab-stops>
      </style:paragraph-properties>
      <style:text-properties officeooo:paragraph-rsid="001f00d1"/>
    </style:style>
    <style:style style:name="P252"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334cm"/>
        </style:tab-stops>
      </style:paragraph-properties>
      <style:text-properties officeooo:paragraph-rsid="001f00d1"/>
    </style:style>
    <style:style style:name="P253" style:family="paragraph" style:parent-style-name="Základný_20_text">
      <style:paragraph-properties fo:margin-left="0.635cm" fo:margin-right="0cm" fo:line-height="150%" fo:text-align="start" style:justify-single-word="false" fo:text-indent="-0.635cm" style:auto-text-indent="false">
        <style:tab-stops>
          <style:tab-stop style:position="-2.334cm"/>
        </style:tab-stops>
      </style:paragraph-properties>
      <style:text-properties officeooo:paragraph-rsid="001f00d1"/>
    </style:style>
    <style:style style:name="P254"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845cm"/>
        </style:tab-stops>
      </style:paragraph-properties>
      <style:text-properties officeooo:paragraph-rsid="001f00d1"/>
    </style:style>
    <style:style style:name="P255" style:family="paragraph" style:parent-style-name="Základný_20_text">
      <style:paragraph-properties fo:margin-left="0.635cm" fo:margin-right="0cm" fo:line-height="150%" fo:text-align="start" style:justify-single-word="false" fo:text-indent="-0.635cm" style:auto-text-indent="false">
        <style:tab-stops>
          <style:tab-stop style:position="-2.845cm"/>
        </style:tab-stops>
      </style:paragraph-properties>
      <style:text-properties officeooo:paragraph-rsid="001f00d1"/>
    </style:style>
    <style:style style:name="P256"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1.752cm"/>
        </style:tab-stops>
      </style:paragraph-properties>
      <style:text-properties officeooo:paragraph-rsid="001f00d1"/>
    </style:style>
    <style:style style:name="P257" style:family="paragraph" style:parent-style-name="Základný_20_text">
      <style:paragraph-properties fo:margin-left="0.635cm" fo:margin-right="0cm" fo:line-height="150%" fo:text-align="start" style:justify-single-word="false" fo:text-indent="-0.635cm" style:auto-text-indent="false">
        <style:tab-stops>
          <style:tab-stop style:position="-1.752cm"/>
        </style:tab-stops>
      </style:paragraph-properties>
      <style:text-properties officeooo:paragraph-rsid="001f00d1"/>
    </style:style>
    <style:style style:name="P258"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196cm"/>
        </style:tab-stops>
      </style:paragraph-properties>
      <style:text-properties officeooo:paragraph-rsid="001f00d1"/>
    </style:style>
    <style:style style:name="P259" style:family="paragraph" style:parent-style-name="Základný_20_text">
      <style:paragraph-properties fo:margin-left="0.635cm" fo:margin-right="0cm" fo:line-height="150%" fo:text-align="start" style:justify-single-word="false" fo:text-indent="-0.635cm" style:auto-text-indent="false">
        <style:tab-stops>
          <style:tab-stop style:position="-3.196cm"/>
        </style:tab-stops>
      </style:paragraph-properties>
      <style:text-properties officeooo:paragraph-rsid="001f00d1"/>
    </style:style>
    <style:style style:name="P260"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925cm"/>
        </style:tab-stops>
      </style:paragraph-properties>
      <style:text-properties officeooo:paragraph-rsid="001f00d1"/>
    </style:style>
    <style:style style:name="P261" style:family="paragraph" style:parent-style-name="Základný_20_text">
      <style:paragraph-properties fo:margin-left="0.635cm" fo:margin-right="0cm" fo:line-height="150%" fo:text-align="start" style:justify-single-word="false" fo:text-indent="-0.635cm" style:auto-text-indent="false">
        <style:tab-stops>
          <style:tab-stop style:position="-2.925cm"/>
        </style:tab-stops>
      </style:paragraph-properties>
      <style:text-properties officeooo:paragraph-rsid="001f00d1"/>
    </style:style>
    <style:style style:name="P262"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293cm"/>
        </style:tab-stops>
      </style:paragraph-properties>
      <style:text-properties officeooo:paragraph-rsid="001f00d1"/>
    </style:style>
    <style:style style:name="P263" style:family="paragraph" style:parent-style-name="Základný_20_text">
      <style:paragraph-properties fo:margin-left="0.635cm" fo:margin-right="0cm" fo:line-height="150%" fo:text-align="start" style:justify-single-word="false" fo:text-indent="-0.635cm" style:auto-text-indent="false">
        <style:tab-stops>
          <style:tab-stop style:position="-3.293cm"/>
        </style:tab-stops>
      </style:paragraph-properties>
      <style:text-properties officeooo:paragraph-rsid="001f00d1"/>
    </style:style>
    <style:style style:name="P264"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505cm"/>
        </style:tab-stops>
      </style:paragraph-properties>
      <style:text-properties officeooo:paragraph-rsid="001f00d1"/>
    </style:style>
    <style:style style:name="P265" style:family="paragraph" style:parent-style-name="Základný_20_text">
      <style:paragraph-properties fo:margin-left="0.635cm" fo:margin-right="0cm" fo:line-height="150%" fo:text-align="start" style:justify-single-word="false" fo:text-indent="-0.635cm" style:auto-text-indent="false">
        <style:tab-stops>
          <style:tab-stop style:position="-3.505cm"/>
        </style:tab-stops>
      </style:paragraph-properties>
      <style:text-properties officeooo:paragraph-rsid="001f00d1"/>
    </style:style>
    <style:style style:name="P266"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813cm"/>
        </style:tab-stops>
      </style:paragraph-properties>
      <style:text-properties officeooo:paragraph-rsid="001f00d1"/>
    </style:style>
    <style:style style:name="P267" style:family="paragraph" style:parent-style-name="Základný_20_text">
      <style:paragraph-properties fo:margin-left="0.635cm" fo:margin-right="0cm" fo:line-height="150%" fo:text-align="start" style:justify-single-word="false" fo:text-indent="-0.635cm" style:auto-text-indent="false">
        <style:tab-stops>
          <style:tab-stop style:position="-2.813cm"/>
        </style:tab-stops>
      </style:paragraph-properties>
      <style:text-properties officeooo:paragraph-rsid="001f00d1"/>
    </style:style>
    <style:style style:name="P268" style:family="paragraph" style:parent-style-name="Základný_20_text">
      <style:paragraph-properties fo:margin-left="0cm" fo:margin-right="0cm" fo:line-height="150%" fo:text-align="start" style:justify-single-word="false" fo:text-indent="0.635cm" style:auto-text-indent="false">
        <style:tab-stops>
          <style:tab-stop style:position="1.854cm"/>
        </style:tab-stops>
      </style:paragraph-properties>
      <style:text-properties officeooo:paragraph-rsid="001f00d1"/>
    </style:style>
    <style:style style:name="P26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54cm"/>
        </style:tab-stops>
      </style:paragraph-properties>
      <style:text-properties officeooo:paragraph-rsid="001f00d1"/>
    </style:style>
    <style:style style:name="P270" style:family="paragraph" style:parent-style-name="Základný_20_text">
      <style:paragraph-properties fo:margin-left="0cm" fo:margin-right="0cm" fo:line-height="150%" fo:text-align="start" style:justify-single-word="false" fo:text-indent="0.635cm" style:auto-text-indent="false">
        <style:tab-stops>
          <style:tab-stop style:position="1.924cm"/>
        </style:tab-stops>
      </style:paragraph-properties>
      <style:text-properties officeooo:paragraph-rsid="001f00d1"/>
    </style:style>
    <style:style style:name="P27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24cm"/>
        </style:tab-stops>
      </style:paragraph-properties>
      <style:text-properties officeooo:paragraph-rsid="001f00d1"/>
    </style:style>
    <style:style style:name="P272" style:family="paragraph" style:parent-style-name="Základný_20_text">
      <style:paragraph-properties fo:margin-left="0cm" fo:margin-right="0cm" fo:line-height="150%" fo:text-align="start" style:justify-single-word="false" fo:text-indent="0.635cm" style:auto-text-indent="false"/>
      <style:text-properties officeooo:paragraph-rsid="0077aa6e"/>
    </style:style>
    <style:style style:name="P273" style:family="paragraph" style:parent-style-name="Základný_20_text">
      <style:paragraph-properties fo:margin-left="0cm" fo:margin-right="0cm" fo:line-height="150%" fo:text-align="start" style:justify-single-word="false" fo:text-indent="0.635cm" style:auto-text-indent="false">
        <style:tab-stops>
          <style:tab-stop style:position="1.889cm"/>
        </style:tab-stops>
      </style:paragraph-properties>
      <style:text-properties officeooo:paragraph-rsid="001f00d1"/>
    </style:style>
    <style:style style:name="P27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89cm"/>
        </style:tab-stops>
      </style:paragraph-properties>
      <style:text-properties officeooo:paragraph-rsid="001f00d1"/>
    </style:style>
    <style:style style:name="P275" style:family="paragraph" style:parent-style-name="Základný_20_text">
      <style:paragraph-properties fo:margin-left="0cm" fo:margin-right="0cm" fo:line-height="150%" fo:text-align="start" style:justify-single-word="false" fo:text-indent="0.635cm" style:auto-text-indent="false">
        <style:tab-stops>
          <style:tab-stop style:position="1.833cm"/>
        </style:tab-stops>
      </style:paragraph-properties>
      <style:text-properties officeooo:paragraph-rsid="001f00d1"/>
    </style:style>
    <style:style style:name="P27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33cm"/>
        </style:tab-stops>
      </style:paragraph-properties>
      <style:text-properties officeooo:paragraph-rsid="001f00d1"/>
    </style:style>
    <style:style style:name="P277" style:family="paragraph" style:parent-style-name="Záhlavie_20__23_2"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278" style:family="paragraph" style:parent-style-name="Záhlavie_20__23_2">
      <style:paragraph-properties fo:margin-left="0cm" fo:margin-right="0cm" fo:line-height="150%" fo:text-align="start" style:justify-single-word="false" fo:text-indent="0cm" style:auto-text-indent="false"/>
      <style:text-properties officeooo:paragraph-rsid="001f00d1"/>
    </style:style>
    <style:style style:name="P279"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280" style:family="paragraph" style:parent-style-name="Záhlavie_20__23_4">
      <style:paragraph-properties fo:margin-left="0cm" fo:margin-right="0cm" fo:line-height="150%" fo:text-align="start" style:justify-single-word="false" fo:text-indent="0cm" style:auto-text-indent="false"/>
      <style:text-properties officeooo:paragraph-rsid="001f00d1"/>
    </style:style>
    <style:style style:name="P281" style:family="paragraph" style:parent-style-name="Záhlavie_20__23_3" style:master-page-name="">
      <style:paragraph-properties fo:margin-left="0cm" fo:margin-right="0cm" fo:line-height="150%" fo:text-align="start" style:justify-single-word="false" fo:text-indent="0cm" style:auto-text-indent="false" style:page-number="auto">
        <style:tab-stops>
          <style:tab-stop style:position="0.639cm"/>
        </style:tab-stops>
      </style:paragraph-properties>
      <style:text-properties officeooo:paragraph-rsid="001f00d1"/>
    </style:style>
    <style:style style:name="P282"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1f00d1"/>
    </style:style>
    <style:style style:name="P283" style:family="paragraph" style:parent-style-name="Záhlavie_20__23_3">
      <style:paragraph-properties fo:margin-left="0cm" fo:margin-right="0cm" fo:line-height="150%" fo:text-align="start" style:justify-single-word="false" fo:text-indent="0cm" style:auto-text-indent="false"/>
      <style:text-properties officeooo:paragraph-rsid="001f00d1"/>
    </style:style>
    <style:style style:name="T1" style:family="text">
      <style:text-properties fo:color="#000000" loext:opacity="100%" style:font-name="Arial" fo:font-size="15pt" fo:background-color="#80ffff" loext:char-shading-value="0" style:font-size-asian="15pt" style:font-name-complex="Arial" style:font-size-complex="15pt"/>
    </style:style>
    <style:style style:name="T2" style:family="text">
      <style:text-properties fo:color="#000000" loext:opacity="100%" style:font-name="Arial" fo:font-size="15pt" officeooo:rsid="00213b1b" fo:background-color="#80ffff" loext:char-shading-value="0" style:font-size-asian="15pt" style:font-name-complex="Arial" style:font-size-complex="15pt"/>
    </style:style>
    <style:style style:name="T3" style:family="text">
      <style:text-properties fo:color="#000000" loext:opacity="100%" style:font-name="Arial" fo:font-size="15pt" officeooo:rsid="0025edee" fo:background-color="#80ffff" loext:char-shading-value="0" style:font-size-asian="15pt" style:font-name-complex="Arial" style:font-size-complex="15pt"/>
    </style:style>
    <style:style style:name="T4" style:family="text">
      <style:text-properties fo:color="#000000" loext:opacity="100%" style:font-name="Arial" fo:font-size="15pt" officeooo:rsid="002610ef" fo:background-color="#80ffff" loext:char-shading-value="0" style:font-size-asian="15pt" style:font-name-complex="Arial" style:font-size-complex="15pt"/>
    </style:style>
    <style:style style:name="T5" style:family="text">
      <style:text-properties fo:color="#000000" loext:opacity="100%" style:font-name="Arial" fo:font-size="15pt" officeooo:rsid="002b949e" fo:background-color="#80ffff" loext:char-shading-value="0" style:font-size-asian="15pt" style:font-name-complex="Arial" style:font-size-complex="15pt"/>
    </style:style>
    <style:style style:name="T6" style:family="text">
      <style:text-properties fo:color="#000000" loext:opacity="100%" style:font-name="Arial" fo:font-size="15pt" officeooo:rsid="002bd200" fo:background-color="#80ffff" loext:char-shading-value="0" style:font-size-asian="15pt" style:font-name-complex="Arial" style:font-size-complex="15pt"/>
    </style:style>
    <style:style style:name="T7" style:family="text">
      <style:text-properties fo:color="#000000" loext:opacity="100%" style:font-name="Arial" fo:font-size="15pt" officeooo:rsid="002ed6b0" fo:background-color="#80ffff" loext:char-shading-value="0" style:font-size-asian="15pt" style:font-name-complex="Arial" style:font-size-complex="15pt"/>
    </style:style>
    <style:style style:name="T8" style:family="text">
      <style:text-properties fo:color="#000000" loext:opacity="100%" style:font-name="Arial" fo:font-size="15pt" officeooo:rsid="00332185" fo:background-color="#80ffff" loext:char-shading-value="0" style:font-size-asian="15pt" style:font-name-complex="Arial" style:font-size-complex="15pt"/>
    </style:style>
    <style:style style:name="T9" style:family="text">
      <style:text-properties fo:color="#000000" loext:opacity="100%" style:font-name="Arial" fo:font-size="15pt" officeooo:rsid="0038538a" fo:background-color="#80ffff" loext:char-shading-value="0" style:font-size-asian="15pt" style:font-name-complex="Arial" style:font-size-complex="15pt"/>
    </style:style>
    <style:style style:name="T10" style:family="text">
      <style:text-properties fo:color="#000000" loext:opacity="100%" style:font-name="Arial" fo:font-size="15pt" officeooo:rsid="00393e5c" fo:background-color="#80ffff" loext:char-shading-value="0" style:font-size-asian="15pt" style:font-name-complex="Arial" style:font-size-complex="15pt"/>
    </style:style>
    <style:style style:name="T11" style:family="text">
      <style:text-properties fo:color="#000000" loext:opacity="100%" style:font-name="Arial" fo:font-size="15pt" officeooo:rsid="003a1c7b" fo:background-color="#80ffff" loext:char-shading-value="0" style:font-size-asian="15pt" style:font-name-complex="Arial" style:font-size-complex="15pt"/>
    </style:style>
    <style:style style:name="T12" style:family="text">
      <style:text-properties fo:color="#000000" loext:opacity="100%" style:font-name="Arial" fo:font-size="15pt" officeooo:rsid="003bbbad" fo:background-color="#80ffff" loext:char-shading-value="0" style:font-size-asian="15pt" style:font-name-complex="Arial" style:font-size-complex="15pt"/>
    </style:style>
    <style:style style:name="T13" style:family="text">
      <style:text-properties fo:color="#000000" loext:opacity="100%" style:font-name="Arial" fo:font-size="15pt" officeooo:rsid="003d8df2" fo:background-color="#80ffff" loext:char-shading-value="0" style:font-size-asian="15pt" style:font-name-complex="Arial" style:font-size-complex="15pt"/>
    </style:style>
    <style:style style:name="T14" style:family="text">
      <style:text-properties fo:color="#000000" loext:opacity="100%" style:font-name="Arial" fo:font-size="15pt" officeooo:rsid="003ef6fc" fo:background-color="#80ffff" loext:char-shading-value="0" style:font-size-asian="15pt" style:font-name-complex="Arial" style:font-size-complex="15pt"/>
    </style:style>
    <style:style style:name="T15" style:family="text">
      <style:text-properties fo:color="#000000" loext:opacity="100%" style:font-name="Arial" fo:font-size="15pt" officeooo:rsid="00401a57" fo:background-color="#80ffff" loext:char-shading-value="0" style:font-size-asian="15pt" style:font-name-complex="Arial" style:font-size-complex="15pt"/>
    </style:style>
    <style:style style:name="T16" style:family="text">
      <style:text-properties fo:color="#000000" loext:opacity="100%" style:font-name="Arial" fo:font-size="15pt" officeooo:rsid="0041ff94" fo:background-color="#80ffff" loext:char-shading-value="0" style:font-size-asian="15pt" style:font-name-complex="Arial" style:font-size-complex="15pt"/>
    </style:style>
    <style:style style:name="T17" style:family="text">
      <style:text-properties fo:color="#000000" loext:opacity="100%" style:font-name="Arial" fo:font-size="15pt" officeooo:rsid="004772ee" fo:background-color="#80ffff" loext:char-shading-value="0" style:font-size-asian="15pt" style:font-name-complex="Arial" style:font-size-complex="15pt"/>
    </style:style>
    <style:style style:name="T18" style:family="text">
      <style:text-properties fo:color="#000000" loext:opacity="100%" style:font-name="Arial" fo:font-size="15pt" officeooo:rsid="004a2db1" fo:background-color="#80ffff" loext:char-shading-value="0" style:font-size-asian="15pt" style:font-name-complex="Arial" style:font-size-complex="15pt"/>
    </style:style>
    <style:style style:name="T19" style:family="text">
      <style:text-properties fo:color="#000000" loext:opacity="100%" style:font-name="Arial" fo:font-size="15pt" officeooo:rsid="004a755b" fo:background-color="#80ffff" loext:char-shading-value="0" style:font-size-asian="15pt" style:font-name-complex="Arial" style:font-size-complex="15pt"/>
    </style:style>
    <style:style style:name="T20" style:family="text">
      <style:text-properties fo:color="#000000" loext:opacity="100%" style:font-name="Arial" fo:font-size="15pt" officeooo:rsid="004b79a5" fo:background-color="#80ffff" loext:char-shading-value="0" style:font-size-asian="15pt" style:font-name-complex="Arial" style:font-size-complex="15pt"/>
    </style:style>
    <style:style style:name="T21" style:family="text">
      <style:text-properties fo:color="#000000" loext:opacity="100%" style:font-name="Arial" fo:font-size="15pt" officeooo:rsid="004c564c" fo:background-color="#80ffff" loext:char-shading-value="0" style:font-size-asian="15pt" style:font-name-complex="Arial" style:font-size-complex="15pt"/>
    </style:style>
    <style:style style:name="T22" style:family="text">
      <style:text-properties fo:color="#000000" loext:opacity="100%" style:font-name="Arial" fo:font-size="15pt" officeooo:rsid="004e09c9" fo:background-color="#80ffff" loext:char-shading-value="0" style:font-size-asian="15pt" style:font-name-complex="Arial" style:font-size-complex="15pt"/>
    </style:style>
    <style:style style:name="T23" style:family="text">
      <style:text-properties fo:color="#000000" loext:opacity="100%" style:font-name="Arial" fo:font-size="15pt" officeooo:rsid="004fabd8" fo:background-color="#80ffff" loext:char-shading-value="0" style:font-size-asian="15pt" style:font-name-complex="Arial" style:font-size-complex="15pt"/>
    </style:style>
    <style:style style:name="T24" style:family="text">
      <style:text-properties fo:color="#000000" loext:opacity="100%" style:font-name="Arial" fo:font-size="15pt" officeooo:rsid="0051a83a" fo:background-color="#80ffff" loext:char-shading-value="0" style:font-size-asian="15pt" style:font-name-complex="Arial" style:font-size-complex="15pt"/>
    </style:style>
    <style:style style:name="T25" style:family="text">
      <style:text-properties fo:color="#000000" loext:opacity="100%" style:font-name="Arial" fo:font-size="15pt" officeooo:rsid="0054424b" fo:background-color="#80ffff" loext:char-shading-value="0" style:font-size-asian="15pt" style:font-name-complex="Arial" style:font-size-complex="15pt"/>
    </style:style>
    <style:style style:name="T26" style:family="text">
      <style:text-properties fo:color="#000000" loext:opacity="100%" style:font-name="Arial" fo:font-size="15pt" officeooo:rsid="00546b9f" fo:background-color="#80ffff" loext:char-shading-value="0" style:font-size-asian="15pt" style:font-name-complex="Arial" style:font-size-complex="15pt"/>
    </style:style>
    <style:style style:name="T27" style:family="text">
      <style:text-properties fo:color="#000000" loext:opacity="100%" style:font-name="Arial" fo:font-size="15pt" officeooo:rsid="00571f6f" fo:background-color="#80ffff" loext:char-shading-value="0" style:font-size-asian="15pt" style:font-name-complex="Arial" style:font-size-complex="15pt"/>
    </style:style>
    <style:style style:name="T28" style:family="text">
      <style:text-properties fo:color="#000000" loext:opacity="100%" style:font-name="Arial" fo:font-size="15pt" officeooo:rsid="0059722d" fo:background-color="#80ffff" loext:char-shading-value="0" style:font-size-asian="15pt" style:font-name-complex="Arial" style:font-size-complex="15pt"/>
    </style:style>
    <style:style style:name="T29" style:family="text">
      <style:text-properties fo:color="#000000" loext:opacity="100%" style:font-name="Arial" fo:font-size="15pt" officeooo:rsid="005ae31e" fo:background-color="#80ffff" loext:char-shading-value="0" style:font-size-asian="15pt" style:font-name-complex="Arial" style:font-size-complex="15pt"/>
    </style:style>
    <style:style style:name="T30" style:family="text">
      <style:text-properties fo:color="#000000" loext:opacity="100%" style:font-name="Arial" fo:font-size="15pt" officeooo:rsid="005e9d5a" fo:background-color="#80ffff" loext:char-shading-value="0" style:font-size-asian="15pt" style:font-name-complex="Arial" style:font-size-complex="15pt"/>
    </style:style>
    <style:style style:name="T31" style:family="text">
      <style:text-properties fo:color="#000000" loext:opacity="100%" style:font-name="Arial" fo:font-size="15pt" officeooo:rsid="005efd64" fo:background-color="#80ffff" loext:char-shading-value="0" style:font-size-asian="15pt" style:font-name-complex="Arial" style:font-size-complex="15pt"/>
    </style:style>
    <style:style style:name="T32" style:family="text">
      <style:text-properties fo:color="#000000" loext:opacity="100%" style:font-name="Arial" fo:font-size="15pt" officeooo:rsid="006072d1" fo:background-color="#80ffff" loext:char-shading-value="0" style:font-size-asian="15pt" style:font-name-complex="Arial" style:font-size-complex="15pt"/>
    </style:style>
    <style:style style:name="T33" style:family="text">
      <style:text-properties fo:color="#000000" loext:opacity="100%" style:font-name="Arial" fo:font-size="15pt" officeooo:rsid="0063019c" fo:background-color="#80ffff" loext:char-shading-value="0" style:font-size-asian="15pt" style:font-name-complex="Arial" style:font-size-complex="15pt"/>
    </style:style>
    <style:style style:name="T34" style:family="text">
      <style:text-properties fo:color="#000000" loext:opacity="100%" style:font-name="Arial" fo:font-size="15pt" officeooo:rsid="00665ce6" fo:background-color="#80ffff" loext:char-shading-value="0" style:font-size-asian="15pt" style:font-name-complex="Arial" style:font-size-complex="15pt"/>
    </style:style>
    <style:style style:name="T35" style:family="text">
      <style:text-properties fo:color="#000000" loext:opacity="100%" style:font-name="Arial" fo:font-size="15pt" officeooo:rsid="00667112" fo:background-color="#80ffff" loext:char-shading-value="0" style:font-size-asian="15pt" style:font-name-complex="Arial" style:font-size-complex="15pt"/>
    </style:style>
    <style:style style:name="T36" style:family="text">
      <style:text-properties fo:color="#000000" loext:opacity="100%" style:font-name="Arial" fo:font-size="15pt" officeooo:rsid="0066c455" fo:background-color="#80ffff" loext:char-shading-value="0" style:font-size-asian="15pt" style:font-name-complex="Arial" style:font-size-complex="15pt"/>
    </style:style>
    <style:style style:name="T37" style:family="text">
      <style:text-properties fo:color="#000000" loext:opacity="100%" style:font-name="Arial" fo:font-size="15pt" officeooo:rsid="006aade2" fo:background-color="#80ffff" loext:char-shading-value="0" style:font-size-asian="15pt" style:font-name-complex="Arial" style:font-size-complex="15pt"/>
    </style:style>
    <style:style style:name="T38" style:family="text">
      <style:text-properties fo:color="#000000" loext:opacity="100%" style:font-name="Arial" fo:font-size="15pt" officeooo:rsid="006c151d" fo:background-color="#80ffff" loext:char-shading-value="0" style:font-size-asian="15pt" style:font-name-complex="Arial" style:font-size-complex="15pt"/>
    </style:style>
    <style:style style:name="T39" style:family="text">
      <style:text-properties fo:color="#000000" loext:opacity="100%" style:font-name="Arial" fo:font-size="15pt" officeooo:rsid="006d8709" fo:background-color="#80ffff" loext:char-shading-value="0" style:font-size-asian="15pt" style:font-name-complex="Arial" style:font-size-complex="15pt"/>
    </style:style>
    <style:style style:name="T40" style:family="text">
      <style:text-properties fo:color="#000000" loext:opacity="100%" style:font-name="Arial" fo:font-size="15pt" officeooo:rsid="006e4c41" fo:background-color="#80ffff" loext:char-shading-value="0" style:font-size-asian="15pt" style:font-name-complex="Arial" style:font-size-complex="15pt"/>
    </style:style>
    <style:style style:name="T41" style:family="text">
      <style:text-properties fo:color="#000000" loext:opacity="100%" style:font-name="Arial" fo:font-size="15pt" officeooo:rsid="00702ff1" fo:background-color="#80ffff" loext:char-shading-value="0" style:font-size-asian="15pt" style:font-name-complex="Arial" style:font-size-complex="15pt"/>
    </style:style>
    <style:style style:name="T42" style:family="text">
      <style:text-properties fo:color="#000000" loext:opacity="100%" style:font-name="Arial" fo:font-size="15pt" officeooo:rsid="0072d789" fo:background-color="#80ffff" loext:char-shading-value="0" style:font-size-asian="15pt" style:font-name-complex="Arial" style:font-size-complex="15pt"/>
    </style:style>
    <style:style style:name="T43" style:family="text">
      <style:text-properties fo:color="#000000" loext:opacity="100%" style:font-name="Arial" fo:font-size="15pt" officeooo:rsid="007323db" fo:background-color="#80ffff" loext:char-shading-value="0" style:font-size-asian="15pt" style:font-name-complex="Arial" style:font-size-complex="15pt"/>
    </style:style>
    <style:style style:name="T44" style:family="text">
      <style:text-properties fo:color="#000000" loext:opacity="100%" style:font-name="Arial" fo:font-size="15pt" officeooo:rsid="00732611" fo:background-color="#80ffff" loext:char-shading-value="0" style:font-size-asian="15pt" style:font-name-complex="Arial" style:font-size-complex="15pt"/>
    </style:style>
    <style:style style:name="T45" style:family="text">
      <style:text-properties fo:color="#000000" loext:opacity="100%" style:font-name="Arial" fo:font-size="15pt" officeooo:rsid="00744a82" fo:background-color="#80ffff" loext:char-shading-value="0" style:font-size-asian="15pt" style:font-name-complex="Arial" style:font-size-complex="15pt"/>
    </style:style>
    <style:style style:name="T46" style:family="text">
      <style:text-properties fo:color="#000000" loext:opacity="100%" style:font-name="Arial" fo:font-size="15pt" officeooo:rsid="0077aa6e" fo:background-color="#80ffff" loext:char-shading-value="0" style:font-size-asian="15pt" style:font-name-complex="Arial" style:font-size-complex="15pt"/>
    </style:style>
    <style:style style:name="T47" style:family="text">
      <style:text-properties fo:color="#000000" loext:opacity="100%" style:font-name="Arial" fo:font-size="15pt" officeooo:rsid="0077fb55" fo:background-color="#80ffff" loext:char-shading-value="0" style:font-size-asian="15pt" style:font-name-complex="Arial" style:font-size-complex="15pt"/>
    </style:style>
    <style:style style:name="T48" style:family="text">
      <style:text-properties fo:color="#000000" loext:opacity="100%" style:font-name="Arial" fo:font-size="15pt" officeooo:rsid="0079e50b" fo:background-color="#80ffff" loext:char-shading-value="0" style:font-size-asian="15pt" style:font-name-complex="Arial" style:font-size-complex="15pt"/>
    </style:style>
    <style:style style:name="T49" style:family="text">
      <style:text-properties fo:color="#000000" loext:opacity="100%" style:font-name="Arial" fo:font-size="15pt" officeooo:rsid="007a17b0" fo:background-color="#80ffff" loext:char-shading-value="0" style:font-size-asian="15pt" style:font-name-complex="Arial" style:font-size-complex="15pt"/>
    </style:style>
    <style:style style:name="T50" style:family="text">
      <style:text-properties fo:color="#000000" loext:opacity="100%" style:font-name="Arial" fo:font-size="15pt" officeooo:rsid="007de301" fo:background-color="#80ffff" loext:char-shading-value="0" style:font-size-asian="15pt" style:font-name-complex="Arial" style:font-size-complex="15pt"/>
    </style:style>
    <style:style style:name="T51" style:family="text">
      <style:text-properties fo:color="#000000" loext:opacity="100%" style:font-name="Arial" fo:font-size="15pt" officeooo:rsid="007f8af3" fo:background-color="#80ffff" loext:char-shading-value="0" style:font-size-asian="15pt" style:font-name-complex="Arial" style:font-size-complex="15pt"/>
    </style:style>
    <style:style style:name="T52" style:family="text">
      <style:text-properties fo:color="#000000" loext:opacity="100%" style:font-name="Arial" fo:font-size="15pt" style:font-size-asian="15pt" style:font-name-complex="Arial" style:font-size-complex="15pt"/>
    </style:style>
    <style:style style:name="T53" style:family="text">
      <style:text-properties fo:color="#000000" loext:opacity="100%" style:font-name="Arial" fo:font-size="15pt" officeooo:rsid="00213b1b" style:font-size-asian="15pt" style:font-name-complex="Arial" style:font-size-complex="15pt"/>
    </style:style>
    <style:style style:name="T54" style:family="text">
      <style:text-properties fo:color="#000000" loext:opacity="100%" style:font-name="Arial" fo:font-size="15pt" officeooo:rsid="0025edee" style:font-size-asian="15pt" style:font-name-complex="Arial" style:font-size-complex="15pt"/>
    </style:style>
    <style:style style:name="T55" style:family="text">
      <style:text-properties fo:color="#000000" loext:opacity="100%" style:font-name="Arial" fo:font-size="15pt" officeooo:rsid="007f8af3" style:font-size-asian="15pt" style:font-name-complex="Arial" style:font-size-complex="15pt"/>
    </style:style>
    <style:style style:name="T56" style:family="text">
      <style:text-properties fo:color="#000000" loext:opacity="100%" style:font-name="Arial" fo:font-size="15pt" officeooo:rsid="002610ef" style:font-size-asian="15pt" style:font-name-complex="Arial" style:font-size-complex="15pt"/>
    </style:style>
    <style:style style:name="T57" style:family="text">
      <style:text-properties fo:color="#000000" loext:opacity="100%" style:font-name="Arial" fo:font-size="15pt" officeooo:rsid="002b949e" style:font-size-asian="15pt" style:font-name-complex="Arial" style:font-size-complex="15pt"/>
    </style:style>
    <style:style style:name="T58" style:family="text">
      <style:text-properties fo:color="#000000" loext:opacity="100%" style:font-name="Arial" fo:font-size="15pt" officeooo:rsid="002bd200" style:font-size-asian="15pt" style:font-name-complex="Arial" style:font-size-complex="15pt"/>
    </style:style>
    <style:style style:name="T59" style:family="text">
      <style:text-properties fo:color="#000000" loext:opacity="100%" style:font-name="Arial" fo:font-size="15pt" officeooo:rsid="002ed6b0" style:font-size-asian="15pt" style:font-name-complex="Arial" style:font-size-complex="15pt"/>
    </style:style>
    <style:style style:name="T60" style:family="text">
      <style:text-properties fo:color="#000000" loext:opacity="100%" style:font-name="Arial" fo:font-size="15pt" officeooo:rsid="0038538a" style:font-size-asian="15pt" style:font-name-complex="Arial" style:font-size-complex="15pt"/>
    </style:style>
    <style:style style:name="T61" style:family="text">
      <style:text-properties fo:color="#000000" loext:opacity="100%" style:font-name="Arial" fo:font-size="15pt" officeooo:rsid="00393e5c" style:font-size-asian="15pt" style:font-name-complex="Arial" style:font-size-complex="15pt"/>
    </style:style>
    <style:style style:name="T62" style:family="text">
      <style:text-properties fo:color="#000000" loext:opacity="100%" style:font-name="Arial" fo:font-size="15pt" officeooo:rsid="003a1c7b" style:font-size-asian="15pt" style:font-name-complex="Arial" style:font-size-complex="15pt"/>
    </style:style>
    <style:style style:name="T63" style:family="text">
      <style:text-properties fo:color="#000000" loext:opacity="100%" style:font-name="Arial" fo:font-size="15pt" officeooo:rsid="003bbbad" style:font-size-asian="15pt" style:font-name-complex="Arial" style:font-size-complex="15pt"/>
    </style:style>
    <style:style style:name="T64" style:family="text">
      <style:text-properties fo:color="#000000" loext:opacity="100%" style:font-name="Arial" fo:font-size="15pt" officeooo:rsid="003d8df2" style:font-size-asian="15pt" style:font-name-complex="Arial" style:font-size-complex="15pt"/>
    </style:style>
    <style:style style:name="T65" style:family="text">
      <style:text-properties fo:color="#000000" loext:opacity="100%" style:font-name="Arial" fo:font-size="15pt" officeooo:rsid="003ef6fc" style:font-size-asian="15pt" style:font-name-complex="Arial" style:font-size-complex="15pt"/>
    </style:style>
    <style:style style:name="T66" style:family="text">
      <style:text-properties fo:color="#000000" loext:opacity="100%" style:font-name="Arial" fo:font-size="15pt" officeooo:rsid="00401a57" style:font-size-asian="15pt" style:font-name-complex="Arial" style:font-size-complex="15pt"/>
    </style:style>
    <style:style style:name="T67" style:family="text">
      <style:text-properties fo:color="#000000" loext:opacity="100%" style:font-name="Arial" fo:font-size="15pt" officeooo:rsid="0041ff94" style:font-size-asian="15pt" style:font-name-complex="Arial" style:font-size-complex="15pt"/>
    </style:style>
    <style:style style:name="T68" style:family="text">
      <style:text-properties fo:color="#000000" loext:opacity="100%" style:font-name="Arial" fo:font-size="15pt" officeooo:rsid="004772ee" style:font-size-asian="15pt" style:font-name-complex="Arial" style:font-size-complex="15pt"/>
    </style:style>
    <style:style style:name="T69" style:family="text">
      <style:text-properties fo:color="#000000" loext:opacity="100%" style:font-name="Arial" fo:font-size="15pt" officeooo:rsid="004a2db1" style:font-size-asian="15pt" style:font-name-complex="Arial" style:font-size-complex="15pt"/>
    </style:style>
    <style:style style:name="T70" style:family="text">
      <style:text-properties fo:color="#000000" loext:opacity="100%" style:font-name="Arial" fo:font-size="15pt" officeooo:rsid="004a755b" style:font-size-asian="15pt" style:font-name-complex="Arial" style:font-size-complex="15pt"/>
    </style:style>
    <style:style style:name="T71" style:family="text">
      <style:text-properties fo:color="#000000" loext:opacity="100%" style:font-name="Arial" fo:font-size="15pt" officeooo:rsid="004b79a5" style:font-size-asian="15pt" style:font-name-complex="Arial" style:font-size-complex="15pt"/>
    </style:style>
    <style:style style:name="T72" style:family="text">
      <style:text-properties fo:color="#000000" loext:opacity="100%" style:font-name="Arial" fo:font-size="15pt" officeooo:rsid="004c564c" style:font-size-asian="15pt" style:font-name-complex="Arial" style:font-size-complex="15pt"/>
    </style:style>
    <style:style style:name="T73" style:family="text">
      <style:text-properties fo:color="#000000" loext:opacity="100%" style:font-name="Arial" fo:font-size="15pt" officeooo:rsid="004e09c9" style:font-size-asian="15pt" style:font-name-complex="Arial" style:font-size-complex="15pt"/>
    </style:style>
    <style:style style:name="T74" style:family="text">
      <style:text-properties fo:color="#000000" loext:opacity="100%" style:font-name="Arial" fo:font-size="15pt" officeooo:rsid="004fabd8" style:font-size-asian="15pt" style:font-name-complex="Arial" style:font-size-complex="15pt"/>
    </style:style>
    <style:style style:name="T75" style:family="text">
      <style:text-properties fo:color="#000000" loext:opacity="100%" style:font-name="Arial" fo:font-size="15pt" officeooo:rsid="0051a83a" style:font-size-asian="15pt" style:font-name-complex="Arial" style:font-size-complex="15pt"/>
    </style:style>
    <style:style style:name="T76" style:family="text">
      <style:text-properties fo:color="#000000" loext:opacity="100%" style:font-name="Arial" fo:font-size="15pt" officeooo:rsid="0054424b" style:font-size-asian="15pt" style:font-name-complex="Arial" style:font-size-complex="15pt"/>
    </style:style>
    <style:style style:name="T77" style:family="text">
      <style:text-properties fo:color="#000000" loext:opacity="100%" style:font-name="Arial" fo:font-size="15pt" officeooo:rsid="00546b9f" style:font-size-asian="15pt" style:font-name-complex="Arial" style:font-size-complex="15pt"/>
    </style:style>
    <style:style style:name="T78" style:family="text">
      <style:text-properties fo:color="#000000" loext:opacity="100%" style:font-name="Arial" fo:font-size="15pt" officeooo:rsid="00571f6f" style:font-size-asian="15pt" style:font-name-complex="Arial" style:font-size-complex="15pt"/>
    </style:style>
    <style:style style:name="T79" style:family="text">
      <style:text-properties fo:color="#000000" loext:opacity="100%" style:font-name="Arial" fo:font-size="15pt" officeooo:rsid="0059722d" style:font-size-asian="15pt" style:font-name-complex="Arial" style:font-size-complex="15pt"/>
    </style:style>
    <style:style style:name="T80" style:family="text">
      <style:text-properties fo:color="#000000" loext:opacity="100%" style:font-name="Arial" fo:font-size="15pt" officeooo:rsid="005ae31e" style:font-size-asian="15pt" style:font-name-complex="Arial" style:font-size-complex="15pt"/>
    </style:style>
    <style:style style:name="T81" style:family="text">
      <style:text-properties fo:color="#000000" loext:opacity="100%" style:font-name="Arial" fo:font-size="15pt" officeooo:rsid="005e9d5a" style:font-size-asian="15pt" style:font-name-complex="Arial" style:font-size-complex="15pt"/>
    </style:style>
    <style:style style:name="T82" style:family="text">
      <style:text-properties fo:color="#000000" loext:opacity="100%" style:font-name="Arial" fo:font-size="15pt" officeooo:rsid="005efd64" style:font-size-asian="15pt" style:font-name-complex="Arial" style:font-size-complex="15pt"/>
    </style:style>
    <style:style style:name="T83" style:family="text">
      <style:text-properties fo:color="#000000" loext:opacity="100%" style:font-name="Arial" fo:font-size="15pt" officeooo:rsid="006072d1" style:font-size-asian="15pt" style:font-name-complex="Arial" style:font-size-complex="15pt"/>
    </style:style>
    <style:style style:name="T84" style:family="text">
      <style:text-properties fo:color="#000000" loext:opacity="100%" style:font-name="Arial" fo:font-size="15pt" officeooo:rsid="0063019c" style:font-size-asian="15pt" style:font-name-complex="Arial" style:font-size-complex="15pt"/>
    </style:style>
    <style:style style:name="T85" style:family="text">
      <style:text-properties fo:color="#000000" loext:opacity="100%" style:font-name="Arial" fo:font-size="15pt" officeooo:rsid="00665ce6" style:font-size-asian="15pt" style:font-name-complex="Arial" style:font-size-complex="15pt"/>
    </style:style>
    <style:style style:name="T86" style:family="text">
      <style:text-properties fo:color="#000000" loext:opacity="100%" style:font-name="Arial" fo:font-size="15pt" officeooo:rsid="00667112" style:font-size-asian="15pt" style:font-name-complex="Arial" style:font-size-complex="15pt"/>
    </style:style>
    <style:style style:name="T87" style:family="text">
      <style:text-properties fo:color="#000000" loext:opacity="100%" style:font-name="Arial" fo:font-size="15pt" officeooo:rsid="0066c455" style:font-size-asian="15pt" style:font-name-complex="Arial" style:font-size-complex="15pt"/>
    </style:style>
    <style:style style:name="T88" style:family="text">
      <style:text-properties fo:color="#000000" loext:opacity="100%" style:font-name="Arial" fo:font-size="15pt" officeooo:rsid="006aade2" style:font-size-asian="15pt" style:font-name-complex="Arial" style:font-size-complex="15pt"/>
    </style:style>
    <style:style style:name="T89" style:family="text">
      <style:text-properties fo:color="#000000" loext:opacity="100%" style:font-name="Arial" fo:font-size="15pt" officeooo:rsid="006c151d" style:font-size-asian="15pt" style:font-name-complex="Arial" style:font-size-complex="15pt"/>
    </style:style>
    <style:style style:name="T90" style:family="text">
      <style:text-properties fo:color="#000000" loext:opacity="100%" style:font-name="Arial" fo:font-size="15pt" officeooo:rsid="006d8709" style:font-size-asian="15pt" style:font-name-complex="Arial" style:font-size-complex="15pt"/>
    </style:style>
    <style:style style:name="T91" style:family="text">
      <style:text-properties fo:color="#000000" loext:opacity="100%" style:font-name="Arial" fo:font-size="15pt" officeooo:rsid="006e4c41" style:font-size-asian="15pt" style:font-name-complex="Arial" style:font-size-complex="15pt"/>
    </style:style>
    <style:style style:name="T92" style:family="text">
      <style:text-properties fo:color="#000000" loext:opacity="100%" style:font-name="Arial" fo:font-size="15pt" officeooo:rsid="00702ff1" style:font-size-asian="15pt" style:font-name-complex="Arial" style:font-size-complex="15pt"/>
    </style:style>
    <style:style style:name="T93" style:family="text">
      <style:text-properties fo:color="#000000" loext:opacity="100%" style:font-name="Arial" fo:font-size="15pt" officeooo:rsid="0072d789" style:font-size-asian="15pt" style:font-name-complex="Arial" style:font-size-complex="15pt"/>
    </style:style>
    <style:style style:name="T94" style:family="text">
      <style:text-properties fo:color="#000000" loext:opacity="100%" style:font-name="Arial" fo:font-size="15pt" officeooo:rsid="007323db" style:font-size-asian="15pt" style:font-name-complex="Arial" style:font-size-complex="15pt"/>
    </style:style>
    <style:style style:name="T95" style:family="text">
      <style:text-properties fo:color="#000000" loext:opacity="100%" style:font-name="Arial" fo:font-size="15pt" officeooo:rsid="00732611" style:font-size-asian="15pt" style:font-name-complex="Arial" style:font-size-complex="15pt"/>
    </style:style>
    <style:style style:name="T96" style:family="text">
      <style:text-properties fo:color="#000000" loext:opacity="100%" style:font-name="Arial" fo:font-size="15pt" officeooo:rsid="00744a82" style:font-size-asian="15pt" style:font-name-complex="Arial" style:font-size-complex="15pt"/>
    </style:style>
    <style:style style:name="T97" style:family="text">
      <style:text-properties fo:color="#000000" loext:opacity="100%" style:font-name="Arial" fo:font-size="15pt" officeooo:rsid="0077aa6e" style:font-size-asian="15pt" style:font-name-complex="Arial" style:font-size-complex="15pt"/>
    </style:style>
    <style:style style:name="T98" style:family="text">
      <style:text-properties fo:color="#000000" loext:opacity="100%" style:font-name="Arial" fo:font-size="15pt" officeooo:rsid="0077fb55" style:font-size-asian="15pt" style:font-name-complex="Arial" style:font-size-complex="15pt"/>
    </style:style>
    <style:style style:name="T99" style:family="text">
      <style:text-properties fo:color="#000000" loext:opacity="100%" style:font-name="Arial" fo:font-size="15pt" officeooo:rsid="0079e50b" style:font-size-asian="15pt" style:font-name-complex="Arial" style:font-size-complex="15pt"/>
    </style:style>
    <style:style style:name="T100" style:family="text">
      <style:text-properties fo:color="#000000" loext:opacity="100%" style:font-name="Arial" fo:font-size="15pt" officeooo:rsid="007a17b0" style:font-size-asian="15pt" style:font-name-complex="Arial" style:font-size-complex="15pt"/>
    </style:style>
    <style:style style:name="T101" style:family="text">
      <style:text-properties fo:color="#000000" loext:opacity="100%" style:font-name="Arial" fo:font-size="15pt" officeooo:rsid="007de301" style:font-size-asian="15pt" style:font-name-complex="Arial" style:font-size-complex="15pt"/>
    </style:style>
    <style:style style:name="T102" style:family="text">
      <style:text-properties fo:color="#000000" loext:opacity="100%" style:font-name="Arial" fo:font-size="15pt" officeooo:rsid="00332185" style:font-size-asian="15pt" style:font-name-complex="Arial" style:font-size-complex="15pt"/>
    </style:style>
    <style:style style:name="T103" style:family="text">
      <style:text-properties fo:color="#000000" loext:opacity="100%" style:font-name="Arial" fo:font-size="15pt" fo:background-color="transparent" loext:char-shading-value="0" style:font-size-asian="15pt" style:font-name-complex="Arial" style:font-size-complex="15pt"/>
    </style:style>
    <style:style style:name="T104" style:family="text">
      <style:text-properties fo:color="#000000" loext:opacity="100%" style:font-name="Arial" fo:font-size="15pt" officeooo:rsid="00213b1b" fo:background-color="transparent" loext:char-shading-value="0" style:font-size-asian="15pt" style:font-name-complex="Arial" style:font-size-complex="15pt"/>
    </style:style>
    <style:style style:name="T105" style:family="text">
      <style:text-properties fo:color="#000000" loext:opacity="100%" style:font-name="Arial" fo:font-size="15pt" officeooo:rsid="00213b1b" fo:background-color="transparent" loext:char-shading-value="0" style:font-size-asian="15pt" style:font-name-complex="Arial" style:font-size-complex="15pt"/>
    </style:style>
    <style:style style:name="T106" style:family="text">
      <style:text-properties fo:color="#000000" loext:opacity="100%" style:font-name="Arial" fo:font-size="15pt" officeooo:rsid="0025edee" fo:background-color="transparent" loext:char-shading-value="0" style:font-size-asian="15pt" style:font-name-complex="Arial" style:font-size-complex="15pt"/>
    </style:style>
    <style:style style:name="T107" style:family="text">
      <style:text-properties fo:color="#000000" loext:opacity="100%" style:font-name="Arial" fo:font-size="15pt" officeooo:rsid="0025edee" fo:background-color="transparent" loext:char-shading-value="0" style:font-size-asian="15pt" style:font-name-complex="Arial" style:font-size-complex="15pt"/>
    </style:style>
    <style:style style:name="T108" style:family="text">
      <style:text-properties fo:color="#000000" loext:opacity="100%" style:font-name="Arial" fo:font-size="15pt" officeooo:rsid="007f8af3" fo:background-color="transparent" loext:char-shading-value="0" style:font-size-asian="15pt" style:font-name-complex="Arial" style:font-size-complex="15pt"/>
    </style:style>
    <style:style style:name="T109" style:family="text">
      <style:text-properties fo:color="#000000" loext:opacity="100%" style:font-name="Arial" fo:font-size="15pt" officeooo:rsid="007f8af3" fo:background-color="transparent" loext:char-shading-value="0" style:font-size-asian="15pt" style:font-name-complex="Arial" style:font-size-complex="15pt"/>
    </style:style>
    <style:style style:name="T110" style:family="text">
      <style:text-properties fo:color="#000000" loext:opacity="100%" style:font-name="Arial" fo:font-size="15pt" officeooo:rsid="002610ef" fo:background-color="transparent" loext:char-shading-value="0" style:font-size-asian="15pt" style:font-name-complex="Arial" style:font-size-complex="15pt"/>
    </style:style>
    <style:style style:name="T111" style:family="text">
      <style:text-properties fo:color="#000000" loext:opacity="100%" style:font-name="Arial" fo:font-size="15pt" officeooo:rsid="002610ef" fo:background-color="transparent" loext:char-shading-value="0" style:font-size-asian="15pt" style:font-name-complex="Arial" style:font-size-complex="15pt"/>
    </style:style>
    <style:style style:name="T112" style:family="text">
      <style:text-properties fo:color="#000000" loext:opacity="100%" style:font-name="Arial" fo:font-size="15pt" officeooo:rsid="002b949e" fo:background-color="transparent" loext:char-shading-value="0" style:font-size-asian="15pt" style:font-name-complex="Arial" style:font-size-complex="15pt"/>
    </style:style>
    <style:style style:name="T113" style:family="text">
      <style:text-properties fo:color="#000000" loext:opacity="100%" style:font-name="Arial" fo:font-size="15pt" officeooo:rsid="002b949e" fo:background-color="transparent" loext:char-shading-value="0" style:font-size-asian="15pt" style:font-name-complex="Arial" style:font-size-complex="15pt"/>
    </style:style>
    <style:style style:name="T114" style:family="text">
      <style:text-properties fo:color="#000000" loext:opacity="100%" style:font-name="Arial" fo:font-size="15pt" officeooo:rsid="002bd200" fo:background-color="transparent" loext:char-shading-value="0" style:font-size-asian="15pt" style:font-name-complex="Arial" style:font-size-complex="15pt"/>
    </style:style>
    <style:style style:name="T115" style:family="text">
      <style:text-properties fo:color="#000000" loext:opacity="100%" style:font-name="Arial" fo:font-size="15pt" officeooo:rsid="002bd200" fo:background-color="transparent" loext:char-shading-value="0" style:font-size-asian="15pt" style:font-name-complex="Arial" style:font-size-complex="15pt"/>
    </style:style>
    <style:style style:name="T116" style:family="text">
      <style:text-properties fo:color="#000000" loext:opacity="100%" style:font-name="Arial" fo:font-size="15pt" officeooo:rsid="002ed6b0" fo:background-color="transparent" loext:char-shading-value="0" style:font-size-asian="15pt" style:font-name-complex="Arial" style:font-size-complex="15pt"/>
    </style:style>
    <style:style style:name="T117" style:family="text">
      <style:text-properties fo:color="#000000" loext:opacity="100%" style:font-name="Arial" fo:font-size="15pt" officeooo:rsid="002ed6b0" fo:background-color="transparent" loext:char-shading-value="0" style:font-size-asian="15pt" style:font-name-complex="Arial" style:font-size-complex="15pt"/>
    </style:style>
    <style:style style:name="T118" style:family="text">
      <style:text-properties fo:color="#000000" loext:opacity="100%" style:font-name="Arial" fo:font-size="15pt" officeooo:rsid="0038538a" fo:background-color="transparent" loext:char-shading-value="0" style:font-size-asian="15pt" style:font-name-complex="Arial" style:font-size-complex="15pt"/>
    </style:style>
    <style:style style:name="T119" style:family="text">
      <style:text-properties fo:color="#000000" loext:opacity="100%" style:font-name="Arial" fo:font-size="15pt" officeooo:rsid="0038538a" fo:background-color="transparent" loext:char-shading-value="0" style:font-size-asian="15pt" style:font-name-complex="Arial" style:font-size-complex="15pt"/>
    </style:style>
    <style:style style:name="T120" style:family="text">
      <style:text-properties fo:color="#000000" loext:opacity="100%" style:font-name="Arial" fo:font-size="15pt" officeooo:rsid="00393e5c" fo:background-color="transparent" loext:char-shading-value="0" style:font-size-asian="15pt" style:font-name-complex="Arial" style:font-size-complex="15pt"/>
    </style:style>
    <style:style style:name="T121" style:family="text">
      <style:text-properties fo:color="#000000" loext:opacity="100%" style:font-name="Arial" fo:font-size="15pt" officeooo:rsid="00393e5c" fo:background-color="transparent" loext:char-shading-value="0" style:font-size-asian="15pt" style:font-name-complex="Arial" style:font-size-complex="15pt"/>
    </style:style>
    <style:style style:name="T122" style:family="text">
      <style:text-properties fo:color="#000000" loext:opacity="100%" style:font-name="Arial" fo:font-size="15pt" officeooo:rsid="003a1c7b" fo:background-color="transparent" loext:char-shading-value="0" style:font-size-asian="15pt" style:font-name-complex="Arial" style:font-size-complex="15pt"/>
    </style:style>
    <style:style style:name="T123" style:family="text">
      <style:text-properties fo:color="#000000" loext:opacity="100%" style:font-name="Arial" fo:font-size="15pt" officeooo:rsid="003a1c7b" fo:background-color="transparent" loext:char-shading-value="0" style:font-size-asian="15pt" style:font-name-complex="Arial" style:font-size-complex="15pt"/>
    </style:style>
    <style:style style:name="T124" style:family="text">
      <style:text-properties fo:color="#000000" loext:opacity="100%" style:font-name="Arial" fo:font-size="15pt" officeooo:rsid="003bbbad" fo:background-color="transparent" loext:char-shading-value="0" style:font-size-asian="15pt" style:font-name-complex="Arial" style:font-size-complex="15pt"/>
    </style:style>
    <style:style style:name="T125" style:family="text">
      <style:text-properties fo:color="#000000" loext:opacity="100%" style:font-name="Arial" fo:font-size="15pt" officeooo:rsid="003bbbad" fo:background-color="transparent" loext:char-shading-value="0" style:font-size-asian="15pt" style:font-name-complex="Arial" style:font-size-complex="15pt"/>
    </style:style>
    <style:style style:name="T126" style:family="text">
      <style:text-properties fo:color="#000000" loext:opacity="100%" style:font-name="Arial" fo:font-size="15pt" officeooo:rsid="003d8df2" fo:background-color="transparent" loext:char-shading-value="0" style:font-size-asian="15pt" style:font-name-complex="Arial" style:font-size-complex="15pt"/>
    </style:style>
    <style:style style:name="T127" style:family="text">
      <style:text-properties fo:color="#000000" loext:opacity="100%" style:font-name="Arial" fo:font-size="15pt" officeooo:rsid="003d8df2" fo:background-color="transparent" loext:char-shading-value="0" style:font-size-asian="15pt" style:font-name-complex="Arial" style:font-size-complex="15pt"/>
    </style:style>
    <style:style style:name="T128" style:family="text">
      <style:text-properties fo:color="#000000" loext:opacity="100%" style:font-name="Arial" fo:font-size="15pt" officeooo:rsid="003ef6fc" fo:background-color="transparent" loext:char-shading-value="0" style:font-size-asian="15pt" style:font-name-complex="Arial" style:font-size-complex="15pt"/>
    </style:style>
    <style:style style:name="T129" style:family="text">
      <style:text-properties fo:color="#000000" loext:opacity="100%" style:font-name="Arial" fo:font-size="15pt" officeooo:rsid="003ef6fc" fo:background-color="transparent" loext:char-shading-value="0" style:font-size-asian="15pt" style:font-name-complex="Arial" style:font-size-complex="15pt"/>
    </style:style>
    <style:style style:name="T130" style:family="text">
      <style:text-properties fo:color="#000000" loext:opacity="100%" style:font-name="Arial" fo:font-size="15pt" officeooo:rsid="00401a57" fo:background-color="transparent" loext:char-shading-value="0" style:font-size-asian="15pt" style:font-name-complex="Arial" style:font-size-complex="15pt"/>
    </style:style>
    <style:style style:name="T131" style:family="text">
      <style:text-properties fo:color="#000000" loext:opacity="100%" style:font-name="Arial" fo:font-size="15pt" officeooo:rsid="00401a57" fo:background-color="transparent" loext:char-shading-value="0" style:font-size-asian="15pt" style:font-name-complex="Arial" style:font-size-complex="15pt"/>
    </style:style>
    <style:style style:name="T132" style:family="text">
      <style:text-properties fo:color="#000000" loext:opacity="100%" style:font-name="Arial" fo:font-size="15pt" officeooo:rsid="0041ff94" fo:background-color="transparent" loext:char-shading-value="0" style:font-size-asian="15pt" style:font-name-complex="Arial" style:font-size-complex="15pt"/>
    </style:style>
    <style:style style:name="T133" style:family="text">
      <style:text-properties fo:color="#000000" loext:opacity="100%" style:font-name="Arial" fo:font-size="15pt" officeooo:rsid="0041ff94" fo:background-color="transparent" loext:char-shading-value="0" style:font-size-asian="15pt" style:font-name-complex="Arial" style:font-size-complex="15pt"/>
    </style:style>
    <style:style style:name="T134" style:family="text">
      <style:text-properties fo:color="#000000" loext:opacity="100%" style:font-name="Arial" fo:font-size="15pt" officeooo:rsid="004772ee" fo:background-color="transparent" loext:char-shading-value="0" style:font-size-asian="15pt" style:font-name-complex="Arial" style:font-size-complex="15pt"/>
    </style:style>
    <style:style style:name="T135" style:family="text">
      <style:text-properties fo:color="#000000" loext:opacity="100%" style:font-name="Arial" fo:font-size="15pt" officeooo:rsid="004772ee" fo:background-color="transparent" loext:char-shading-value="0" style:font-size-asian="15pt" style:font-name-complex="Arial" style:font-size-complex="15pt"/>
    </style:style>
    <style:style style:name="T136" style:family="text">
      <style:text-properties fo:color="#000000" loext:opacity="100%" style:font-name="Arial" fo:font-size="15pt" officeooo:rsid="004a2db1" fo:background-color="transparent" loext:char-shading-value="0" style:font-size-asian="15pt" style:font-name-complex="Arial" style:font-size-complex="15pt"/>
    </style:style>
    <style:style style:name="T137" style:family="text">
      <style:text-properties fo:color="#000000" loext:opacity="100%" style:font-name="Arial" fo:font-size="15pt" officeooo:rsid="004a2db1" fo:background-color="transparent" loext:char-shading-value="0" style:font-size-asian="15pt" style:font-name-complex="Arial" style:font-size-complex="15pt"/>
    </style:style>
    <style:style style:name="T138" style:family="text">
      <style:text-properties fo:color="#000000" loext:opacity="100%" style:font-name="Arial" fo:font-size="15pt" officeooo:rsid="004a755b" fo:background-color="transparent" loext:char-shading-value="0" style:font-size-asian="15pt" style:font-name-complex="Arial" style:font-size-complex="15pt"/>
    </style:style>
    <style:style style:name="T139" style:family="text">
      <style:text-properties fo:color="#000000" loext:opacity="100%" style:font-name="Arial" fo:font-size="15pt" officeooo:rsid="004a755b" fo:background-color="transparent" loext:char-shading-value="0" style:font-size-asian="15pt" style:font-name-complex="Arial" style:font-size-complex="15pt"/>
    </style:style>
    <style:style style:name="T140" style:family="text">
      <style:text-properties fo:color="#000000" loext:opacity="100%" style:font-name="Arial" fo:font-size="15pt" officeooo:rsid="004b79a5" fo:background-color="transparent" loext:char-shading-value="0" style:font-size-asian="15pt" style:font-name-complex="Arial" style:font-size-complex="15pt"/>
    </style:style>
    <style:style style:name="T141" style:family="text">
      <style:text-properties fo:color="#000000" loext:opacity="100%" style:font-name="Arial" fo:font-size="15pt" officeooo:rsid="004b79a5" fo:background-color="transparent" loext:char-shading-value="0" style:font-size-asian="15pt" style:font-name-complex="Arial" style:font-size-complex="15pt"/>
    </style:style>
    <style:style style:name="T142" style:family="text">
      <style:text-properties fo:color="#000000" loext:opacity="100%" style:font-name="Arial" fo:font-size="15pt" officeooo:rsid="004c564c" fo:background-color="transparent" loext:char-shading-value="0" style:font-size-asian="15pt" style:font-name-complex="Arial" style:font-size-complex="15pt"/>
    </style:style>
    <style:style style:name="T143" style:family="text">
      <style:text-properties fo:color="#000000" loext:opacity="100%" style:font-name="Arial" fo:font-size="15pt" officeooo:rsid="004c564c" fo:background-color="transparent" loext:char-shading-value="0" style:font-size-asian="15pt" style:font-name-complex="Arial" style:font-size-complex="15pt"/>
    </style:style>
    <style:style style:name="T144" style:family="text">
      <style:text-properties fo:color="#000000" loext:opacity="100%" style:font-name="Arial" fo:font-size="15pt" officeooo:rsid="004e09c9" fo:background-color="transparent" loext:char-shading-value="0" style:font-size-asian="15pt" style:font-name-complex="Arial" style:font-size-complex="15pt"/>
    </style:style>
    <style:style style:name="T145" style:family="text">
      <style:text-properties fo:color="#000000" loext:opacity="100%" style:font-name="Arial" fo:font-size="15pt" officeooo:rsid="004e09c9" fo:background-color="transparent" loext:char-shading-value="0" style:font-size-asian="15pt" style:font-name-complex="Arial" style:font-size-complex="15pt"/>
    </style:style>
    <style:style style:name="T146" style:family="text">
      <style:text-properties fo:color="#000000" loext:opacity="100%" style:font-name="Arial" fo:font-size="15pt" officeooo:rsid="004fabd8" fo:background-color="transparent" loext:char-shading-value="0" style:font-size-asian="15pt" style:font-name-complex="Arial" style:font-size-complex="15pt"/>
    </style:style>
    <style:style style:name="T147" style:family="text">
      <style:text-properties fo:color="#000000" loext:opacity="100%" style:font-name="Arial" fo:font-size="15pt" officeooo:rsid="004fabd8" fo:background-color="transparent" loext:char-shading-value="0" style:font-size-asian="15pt" style:font-name-complex="Arial" style:font-size-complex="15pt"/>
    </style:style>
    <style:style style:name="T148" style:family="text">
      <style:text-properties fo:color="#000000" loext:opacity="100%" style:font-name="Arial" fo:font-size="15pt" officeooo:rsid="0051a83a" fo:background-color="transparent" loext:char-shading-value="0" style:font-size-asian="15pt" style:font-name-complex="Arial" style:font-size-complex="15pt"/>
    </style:style>
    <style:style style:name="T149" style:family="text">
      <style:text-properties fo:color="#000000" loext:opacity="100%" style:font-name="Arial" fo:font-size="15pt" officeooo:rsid="0051a83a" fo:background-color="transparent" loext:char-shading-value="0" style:font-size-asian="15pt" style:font-name-complex="Arial" style:font-size-complex="15pt"/>
    </style:style>
    <style:style style:name="T150" style:family="text">
      <style:text-properties fo:color="#000000" loext:opacity="100%" style:font-name="Arial" fo:font-size="15pt" officeooo:rsid="0054424b" fo:background-color="transparent" loext:char-shading-value="0" style:font-size-asian="15pt" style:font-name-complex="Arial" style:font-size-complex="15pt"/>
    </style:style>
    <style:style style:name="T151" style:family="text">
      <style:text-properties fo:color="#000000" loext:opacity="100%" style:font-name="Arial" fo:font-size="15pt" officeooo:rsid="0054424b" fo:background-color="transparent" loext:char-shading-value="0" style:font-size-asian="15pt" style:font-name-complex="Arial" style:font-size-complex="15pt"/>
    </style:style>
    <style:style style:name="T152" style:family="text">
      <style:text-properties fo:color="#000000" loext:opacity="100%" style:font-name="Arial" fo:font-size="15pt" officeooo:rsid="00546b9f" fo:background-color="transparent" loext:char-shading-value="0" style:font-size-asian="15pt" style:font-name-complex="Arial" style:font-size-complex="15pt"/>
    </style:style>
    <style:style style:name="T153" style:family="text">
      <style:text-properties fo:color="#000000" loext:opacity="100%" style:font-name="Arial" fo:font-size="15pt" officeooo:rsid="00546b9f" fo:background-color="transparent" loext:char-shading-value="0" style:font-size-asian="15pt" style:font-name-complex="Arial" style:font-size-complex="15pt"/>
    </style:style>
    <style:style style:name="T154" style:family="text">
      <style:text-properties fo:color="#000000" loext:opacity="100%" style:font-name="Arial" fo:font-size="15pt" officeooo:rsid="00571f6f" fo:background-color="transparent" loext:char-shading-value="0" style:font-size-asian="15pt" style:font-name-complex="Arial" style:font-size-complex="15pt"/>
    </style:style>
    <style:style style:name="T155" style:family="text">
      <style:text-properties fo:color="#000000" loext:opacity="100%" style:font-name="Arial" fo:font-size="15pt" officeooo:rsid="00571f6f" fo:background-color="transparent" loext:char-shading-value="0" style:font-size-asian="15pt" style:font-name-complex="Arial" style:font-size-complex="15pt"/>
    </style:style>
    <style:style style:name="T156" style:family="text">
      <style:text-properties fo:color="#000000" loext:opacity="100%" style:font-name="Arial" fo:font-size="15pt" officeooo:rsid="0059722d" fo:background-color="transparent" loext:char-shading-value="0" style:font-size-asian="15pt" style:font-name-complex="Arial" style:font-size-complex="15pt"/>
    </style:style>
    <style:style style:name="T157" style:family="text">
      <style:text-properties fo:color="#000000" loext:opacity="100%" style:font-name="Arial" fo:font-size="15pt" officeooo:rsid="0059722d" fo:background-color="transparent" loext:char-shading-value="0" style:font-size-asian="15pt" style:font-name-complex="Arial" style:font-size-complex="15pt"/>
    </style:style>
    <style:style style:name="T158" style:family="text">
      <style:text-properties fo:color="#000000" loext:opacity="100%" style:font-name="Arial" fo:font-size="15pt" officeooo:rsid="005ae31e" fo:background-color="transparent" loext:char-shading-value="0" style:font-size-asian="15pt" style:font-name-complex="Arial" style:font-size-complex="15pt"/>
    </style:style>
    <style:style style:name="T159" style:family="text">
      <style:text-properties fo:color="#000000" loext:opacity="100%" style:font-name="Arial" fo:font-size="15pt" officeooo:rsid="005ae31e" fo:background-color="transparent" loext:char-shading-value="0" style:font-size-asian="15pt" style:font-name-complex="Arial" style:font-size-complex="15pt"/>
    </style:style>
    <style:style style:name="T160" style:family="text">
      <style:text-properties fo:color="#000000" loext:opacity="100%" style:font-name="Arial" fo:font-size="15pt" officeooo:rsid="005e9d5a" fo:background-color="transparent" loext:char-shading-value="0" style:font-size-asian="15pt" style:font-name-complex="Arial" style:font-size-complex="15pt"/>
    </style:style>
    <style:style style:name="T161" style:family="text">
      <style:text-properties fo:color="#000000" loext:opacity="100%" style:font-name="Arial" fo:font-size="15pt" officeooo:rsid="005e9d5a" fo:background-color="transparent" loext:char-shading-value="0" style:font-size-asian="15pt" style:font-name-complex="Arial" style:font-size-complex="15pt"/>
    </style:style>
    <style:style style:name="T162" style:family="text">
      <style:text-properties fo:color="#000000" loext:opacity="100%" style:font-name="Arial" fo:font-size="15pt" officeooo:rsid="005efd64" fo:background-color="transparent" loext:char-shading-value="0" style:font-size-asian="15pt" style:font-name-complex="Arial" style:font-size-complex="15pt"/>
    </style:style>
    <style:style style:name="T163" style:family="text">
      <style:text-properties fo:color="#000000" loext:opacity="100%" style:font-name="Arial" fo:font-size="15pt" officeooo:rsid="005efd64" fo:background-color="transparent" loext:char-shading-value="0" style:font-size-asian="15pt" style:font-name-complex="Arial" style:font-size-complex="15pt"/>
    </style:style>
    <style:style style:name="T164" style:family="text">
      <style:text-properties fo:color="#000000" loext:opacity="100%" style:font-name="Arial" fo:font-size="15pt" officeooo:rsid="006072d1" fo:background-color="transparent" loext:char-shading-value="0" style:font-size-asian="15pt" style:font-name-complex="Arial" style:font-size-complex="15pt"/>
    </style:style>
    <style:style style:name="T165" style:family="text">
      <style:text-properties fo:color="#000000" loext:opacity="100%" style:font-name="Arial" fo:font-size="15pt" officeooo:rsid="006072d1" fo:background-color="transparent" loext:char-shading-value="0" style:font-size-asian="15pt" style:font-name-complex="Arial" style:font-size-complex="15pt"/>
    </style:style>
    <style:style style:name="T166" style:family="text">
      <style:text-properties fo:color="#000000" loext:opacity="100%" style:font-name="Arial" fo:font-size="15pt" officeooo:rsid="0063019c" fo:background-color="transparent" loext:char-shading-value="0" style:font-size-asian="15pt" style:font-name-complex="Arial" style:font-size-complex="15pt"/>
    </style:style>
    <style:style style:name="T167" style:family="text">
      <style:text-properties fo:color="#000000" loext:opacity="100%" style:font-name="Arial" fo:font-size="15pt" officeooo:rsid="0063019c" fo:background-color="transparent" loext:char-shading-value="0" style:font-size-asian="15pt" style:font-name-complex="Arial" style:font-size-complex="15pt"/>
    </style:style>
    <style:style style:name="T168" style:family="text">
      <style:text-properties fo:color="#000000" loext:opacity="100%" style:font-name="Arial" fo:font-size="15pt" officeooo:rsid="00665ce6" fo:background-color="transparent" loext:char-shading-value="0" style:font-size-asian="15pt" style:font-name-complex="Arial" style:font-size-complex="15pt"/>
    </style:style>
    <style:style style:name="T169" style:family="text">
      <style:text-properties fo:color="#000000" loext:opacity="100%" style:font-name="Arial" fo:font-size="15pt" officeooo:rsid="00665ce6" fo:background-color="transparent" loext:char-shading-value="0" style:font-size-asian="15pt" style:font-name-complex="Arial" style:font-size-complex="15pt"/>
    </style:style>
    <style:style style:name="T170" style:family="text">
      <style:text-properties fo:color="#000000" loext:opacity="100%" style:font-name="Arial" fo:font-size="15pt" officeooo:rsid="00667112" fo:background-color="transparent" loext:char-shading-value="0" style:font-size-asian="15pt" style:font-name-complex="Arial" style:font-size-complex="15pt"/>
    </style:style>
    <style:style style:name="T171" style:family="text">
      <style:text-properties fo:color="#000000" loext:opacity="100%" style:font-name="Arial" fo:font-size="15pt" officeooo:rsid="00667112" fo:background-color="transparent" loext:char-shading-value="0" style:font-size-asian="15pt" style:font-name-complex="Arial" style:font-size-complex="15pt"/>
    </style:style>
    <style:style style:name="T172" style:family="text">
      <style:text-properties fo:color="#000000" loext:opacity="100%" style:font-name="Arial" fo:font-size="15pt" officeooo:rsid="0066c455" fo:background-color="transparent" loext:char-shading-value="0" style:font-size-asian="15pt" style:font-name-complex="Arial" style:font-size-complex="15pt"/>
    </style:style>
    <style:style style:name="T173" style:family="text">
      <style:text-properties fo:color="#000000" loext:opacity="100%" style:font-name="Arial" fo:font-size="15pt" officeooo:rsid="0066c455" fo:background-color="transparent" loext:char-shading-value="0" style:font-size-asian="15pt" style:font-name-complex="Arial" style:font-size-complex="15pt"/>
    </style:style>
    <style:style style:name="T174" style:family="text">
      <style:text-properties fo:color="#000000" loext:opacity="100%" style:font-name="Arial" fo:font-size="15pt" officeooo:rsid="006aade2" fo:background-color="transparent" loext:char-shading-value="0" style:font-size-asian="15pt" style:font-name-complex="Arial" style:font-size-complex="15pt"/>
    </style:style>
    <style:style style:name="T175" style:family="text">
      <style:text-properties fo:color="#000000" loext:opacity="100%" style:font-name="Arial" fo:font-size="15pt" officeooo:rsid="006aade2" fo:background-color="transparent" loext:char-shading-value="0" style:font-size-asian="15pt" style:font-name-complex="Arial" style:font-size-complex="15pt"/>
    </style:style>
    <style:style style:name="T176" style:family="text">
      <style:text-properties fo:color="#000000" loext:opacity="100%" style:font-name="Arial" fo:font-size="15pt" officeooo:rsid="006c151d" fo:background-color="transparent" loext:char-shading-value="0" style:font-size-asian="15pt" style:font-name-complex="Arial" style:font-size-complex="15pt"/>
    </style:style>
    <style:style style:name="T177" style:family="text">
      <style:text-properties fo:color="#000000" loext:opacity="100%" style:font-name="Arial" fo:font-size="15pt" officeooo:rsid="006c151d" fo:background-color="transparent" loext:char-shading-value="0" style:font-size-asian="15pt" style:font-name-complex="Arial" style:font-size-complex="15pt"/>
    </style:style>
    <style:style style:name="T178" style:family="text">
      <style:text-properties fo:color="#000000" loext:opacity="100%" style:font-name="Arial" fo:font-size="15pt" officeooo:rsid="006d8709" fo:background-color="transparent" loext:char-shading-value="0" style:font-size-asian="15pt" style:font-name-complex="Arial" style:font-size-complex="15pt"/>
    </style:style>
    <style:style style:name="T179" style:family="text">
      <style:text-properties fo:color="#000000" loext:opacity="100%" style:font-name="Arial" fo:font-size="15pt" officeooo:rsid="006d8709" fo:background-color="transparent" loext:char-shading-value="0" style:font-size-asian="15pt" style:font-name-complex="Arial" style:font-size-complex="15pt"/>
    </style:style>
    <style:style style:name="T180" style:family="text">
      <style:text-properties fo:color="#000000" loext:opacity="100%" style:font-name="Arial" fo:font-size="15pt" officeooo:rsid="006e4c41" fo:background-color="transparent" loext:char-shading-value="0" style:font-size-asian="15pt" style:font-name-complex="Arial" style:font-size-complex="15pt"/>
    </style:style>
    <style:style style:name="T181" style:family="text">
      <style:text-properties fo:color="#000000" loext:opacity="100%" style:font-name="Arial" fo:font-size="15pt" officeooo:rsid="006e4c41" fo:background-color="transparent" loext:char-shading-value="0" style:font-size-asian="15pt" style:font-name-complex="Arial" style:font-size-complex="15pt"/>
    </style:style>
    <style:style style:name="T182" style:family="text">
      <style:text-properties fo:color="#000000" loext:opacity="100%" style:font-name="Arial" fo:font-size="15pt" officeooo:rsid="00702ff1" fo:background-color="transparent" loext:char-shading-value="0" style:font-size-asian="15pt" style:font-name-complex="Arial" style:font-size-complex="15pt"/>
    </style:style>
    <style:style style:name="T183" style:family="text">
      <style:text-properties fo:color="#000000" loext:opacity="100%" style:font-name="Arial" fo:font-size="15pt" officeooo:rsid="00702ff1" fo:background-color="transparent" loext:char-shading-value="0" style:font-size-asian="15pt" style:font-name-complex="Arial" style:font-size-complex="15pt"/>
    </style:style>
    <style:style style:name="T184" style:family="text">
      <style:text-properties fo:color="#000000" loext:opacity="100%" style:font-name="Arial" fo:font-size="15pt" officeooo:rsid="0072d789" fo:background-color="transparent" loext:char-shading-value="0" style:font-size-asian="15pt" style:font-name-complex="Arial" style:font-size-complex="15pt"/>
    </style:style>
    <style:style style:name="T185" style:family="text">
      <style:text-properties fo:color="#000000" loext:opacity="100%" style:font-name="Arial" fo:font-size="15pt" officeooo:rsid="0072d789" fo:background-color="transparent" loext:char-shading-value="0" style:font-size-asian="15pt" style:font-name-complex="Arial" style:font-size-complex="15pt"/>
    </style:style>
    <style:style style:name="T186" style:family="text">
      <style:text-properties fo:color="#000000" loext:opacity="100%" style:font-name="Arial" fo:font-size="15pt" officeooo:rsid="007323db" fo:background-color="transparent" loext:char-shading-value="0" style:font-size-asian="15pt" style:font-name-complex="Arial" style:font-size-complex="15pt"/>
    </style:style>
    <style:style style:name="T187" style:family="text">
      <style:text-properties fo:color="#000000" loext:opacity="100%" style:font-name="Arial" fo:font-size="15pt" officeooo:rsid="007323db" fo:background-color="transparent" loext:char-shading-value="0" style:font-size-asian="15pt" style:font-name-complex="Arial" style:font-size-complex="15pt"/>
    </style:style>
    <style:style style:name="T188" style:family="text">
      <style:text-properties fo:color="#000000" loext:opacity="100%" style:font-name="Arial" fo:font-size="15pt" officeooo:rsid="00732611" fo:background-color="transparent" loext:char-shading-value="0" style:font-size-asian="15pt" style:font-name-complex="Arial" style:font-size-complex="15pt"/>
    </style:style>
    <style:style style:name="T189" style:family="text">
      <style:text-properties fo:color="#000000" loext:opacity="100%" style:font-name="Arial" fo:font-size="15pt" officeooo:rsid="00732611" fo:background-color="transparent" loext:char-shading-value="0" style:font-size-asian="15pt" style:font-name-complex="Arial" style:font-size-complex="15pt"/>
    </style:style>
    <style:style style:name="T190" style:family="text">
      <style:text-properties fo:color="#000000" loext:opacity="100%" style:font-name="Arial" fo:font-size="15pt" officeooo:rsid="00744a82" fo:background-color="transparent" loext:char-shading-value="0" style:font-size-asian="15pt" style:font-name-complex="Arial" style:font-size-complex="15pt"/>
    </style:style>
    <style:style style:name="T191" style:family="text">
      <style:text-properties fo:color="#000000" loext:opacity="100%" style:font-name="Arial" fo:font-size="15pt" officeooo:rsid="00744a82" fo:background-color="transparent" loext:char-shading-value="0" style:font-size-asian="15pt" style:font-name-complex="Arial" style:font-size-complex="15pt"/>
    </style:style>
    <style:style style:name="T192" style:family="text">
      <style:text-properties fo:color="#000000" loext:opacity="100%" style:font-name="Arial" fo:font-size="15pt" officeooo:rsid="0077aa6e" fo:background-color="transparent" loext:char-shading-value="0" style:font-size-asian="15pt" style:font-name-complex="Arial" style:font-size-complex="15pt"/>
    </style:style>
    <style:style style:name="T193" style:family="text">
      <style:text-properties fo:color="#000000" loext:opacity="100%" style:font-name="Arial" fo:font-size="15pt" officeooo:rsid="0077aa6e" fo:background-color="transparent" loext:char-shading-value="0" style:font-size-asian="15pt" style:font-name-complex="Arial" style:font-size-complex="15pt"/>
    </style:style>
    <style:style style:name="T194" style:family="text">
      <style:text-properties fo:color="#000000" loext:opacity="100%" style:font-name="Arial" fo:font-size="15pt" officeooo:rsid="0077fb55" fo:background-color="transparent" loext:char-shading-value="0" style:font-size-asian="15pt" style:font-name-complex="Arial" style:font-size-complex="15pt"/>
    </style:style>
    <style:style style:name="T195" style:family="text">
      <style:text-properties fo:color="#000000" loext:opacity="100%" style:font-name="Arial" fo:font-size="15pt" officeooo:rsid="0077fb55" fo:background-color="transparent" loext:char-shading-value="0" style:font-size-asian="15pt" style:font-name-complex="Arial" style:font-size-complex="15pt"/>
    </style:style>
    <style:style style:name="T196" style:family="text">
      <style:text-properties fo:color="#000000" loext:opacity="100%" style:font-name="Arial" fo:font-size="15pt" officeooo:rsid="0079e50b" fo:background-color="transparent" loext:char-shading-value="0" style:font-size-asian="15pt" style:font-name-complex="Arial" style:font-size-complex="15pt"/>
    </style:style>
    <style:style style:name="T197" style:family="text">
      <style:text-properties fo:color="#000000" loext:opacity="100%" style:font-name="Arial" fo:font-size="15pt" officeooo:rsid="0079e50b" fo:background-color="transparent" loext:char-shading-value="0" style:font-size-asian="15pt" style:font-name-complex="Arial" style:font-size-complex="15pt"/>
    </style:style>
    <style:style style:name="T198" style:family="text">
      <style:text-properties fo:color="#000000" loext:opacity="100%" style:font-name="Arial" fo:font-size="15pt" officeooo:rsid="007a17b0" fo:background-color="transparent" loext:char-shading-value="0" style:font-size-asian="15pt" style:font-name-complex="Arial" style:font-size-complex="15pt"/>
    </style:style>
    <style:style style:name="T199" style:family="text">
      <style:text-properties fo:color="#000000" loext:opacity="100%" style:font-name="Arial" fo:font-size="15pt" officeooo:rsid="007a17b0" fo:background-color="transparent" loext:char-shading-value="0" style:font-size-asian="15pt" style:font-name-complex="Arial" style:font-size-complex="15pt"/>
    </style:style>
    <style:style style:name="T200" style:family="text">
      <style:text-properties fo:color="#000000" loext:opacity="100%" style:font-name="Arial" fo:font-size="15pt" officeooo:rsid="007de301" fo:background-color="transparent" loext:char-shading-value="0" style:font-size-asian="15pt" style:font-name-complex="Arial" style:font-size-complex="15pt"/>
    </style:style>
    <style:style style:name="T201" style:family="text">
      <style:text-properties fo:color="#000000" loext:opacity="100%" style:font-name="Arial" fo:font-size="15pt" officeooo:rsid="007de301" fo:background-color="transparent" loext:char-shading-value="0" style:font-size-asian="15pt" style:font-name-complex="Arial" style:font-size-complex="15pt"/>
    </style:style>
    <style:style style:name="T202" style:family="text">
      <style:text-properties fo:color="#000000" loext:opacity="100%" style:font-name="Arial" fo:font-size="15pt" officeooo:rsid="00332185" fo:background-color="transparent" loext:char-shading-value="0" style:font-size-asian="15pt" style:font-name-complex="Arial" style:font-size-complex="15pt"/>
    </style:style>
    <style:style style:name="T203" style:family="text">
      <style:text-properties fo:color="#000000" loext:opacity="100%" style:font-name="Arial" fo:font-size="15pt" officeooo:rsid="00332185" fo:background-color="transparent" loext:char-shading-value="0" style:font-size-asian="15pt" style:font-name-complex="Arial" style:font-size-complex="15pt"/>
    </style:style>
    <style:style style:name="T204" style:family="text">
      <style:text-properties fo:color="#000000" loext:opacity="100%" style:font-name="Arial" fo:font-size="15pt" fo:background-color="transparent" loext:char-shading-value="0" style:font-size-asian="15pt" style:font-name-complex="Arial" style:font-size-complex="15pt"/>
    </style:style>
    <style:style style:name="T205" style:family="text">
      <style:text-properties fo:color="#000000" loext:opacity="100%" style:text-position="-25% 58%" style:font-name="Arial" fo:font-size="15pt" fo:background-color="#80ffff" loext:char-shading-value="0" style:font-size-asian="15pt" style:font-name-complex="Arial" style:font-size-complex="15pt"/>
    </style:style>
    <style:style style:name="T206" style:family="text">
      <style:text-properties fo:color="#000000" loext:opacity="100%" style:text-position="-25% 58%" style:font-name="Arial" fo:font-size="15pt" style:font-size-asian="15pt" style:font-name-complex="Arial" style:font-size-complex="15pt"/>
    </style:style>
    <style:style style:name="T207"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208"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209" style:family="text">
      <style:text-properties fo:color="#000000" loext:opacity="100%" style:text-position="25% 58%" style:font-name="Arial" fo:font-size="15pt" fo:background-color="#80ffff" loext:char-shading-value="0" style:font-size-asian="15pt" style:font-name-complex="Arial" style:font-size-complex="15pt"/>
    </style:style>
    <style:style style:name="T210" style:family="text">
      <style:text-properties fo:color="#000000" loext:opacity="100%" style:text-position="25% 58%" style:font-name="Arial" fo:font-size="15pt" officeooo:rsid="0066c455" fo:background-color="#80ffff" loext:char-shading-value="0" style:font-size-asian="15pt" style:font-name-complex="Arial" style:font-size-complex="15pt"/>
    </style:style>
    <style:style style:name="T211" style:family="text">
      <style:text-properties fo:color="#000000" loext:opacity="100%" style:text-position="25% 58%" style:font-name="Arial" fo:font-size="15pt" style:font-size-asian="15pt" style:font-name-complex="Arial" style:font-size-complex="15pt"/>
    </style:style>
    <style:style style:name="T212" style:family="text">
      <style:text-properties fo:color="#000000" loext:opacity="100%" style:text-position="25% 58%" style:font-name="Arial" fo:font-size="15pt" officeooo:rsid="0066c455" style:font-size-asian="15pt" style:font-name-complex="Arial" style:font-size-complex="15pt"/>
    </style:style>
    <style:style style:name="T213"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214" style:family="text">
      <style:text-properties fo:color="#000000" loext:opacity="100%" style:text-position="25% 58%" style:font-name="Arial" fo:font-size="15pt" officeooo:rsid="0066c455" fo:background-color="transparent" loext:char-shading-value="0" style:font-size-asian="15pt" style:font-name-complex="Arial" style:font-size-complex="15pt"/>
    </style:style>
    <style:style style:name="T215" style:family="text">
      <style:text-properties fo:color="#000000" loext:opacity="100%" style:text-position="25% 58%" style:font-name="Arial" fo:font-size="15pt" officeooo:rsid="0066c455" fo:background-color="transparent" loext:char-shading-value="0" style:font-size-asian="15pt" style:font-name-complex="Arial" style:font-size-complex="15pt"/>
    </style:style>
    <style:style style:name="T216"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217" style:family="text">
      <style:text-properties fo:color="#000000" loext:opacity="100%" style:font-name="Arial1" fo:font-size="15pt" officeooo:rsid="002bd200" fo:background-color="#80ffff" loext:char-shading-value="0" style:font-name-asian="Microsoft Sans Serif" style:font-size-asian="15pt" style:font-name-complex="Arial" style:font-size-complex="15pt"/>
    </style:style>
    <style:style style:name="T218" style:family="text">
      <style:text-properties fo:color="#000000" loext:opacity="100%" style:font-name="Arial1" fo:font-size="15pt" officeooo:rsid="004c564c" fo:background-color="#80ffff" loext:char-shading-value="0" style:font-name-asian="Microsoft Sans Serif" style:font-size-asian="15pt" style:font-name-complex="Arial" style:font-size-complex="15pt"/>
    </style:style>
    <style:style style:name="T219" style:family="text">
      <style:text-properties fo:color="#000000" loext:opacity="100%" style:font-name="Arial1" fo:font-size="15pt" officeooo:rsid="00546b9f" fo:background-color="#80ffff" loext:char-shading-value="0" style:font-name-asian="Microsoft Sans Serif" style:font-size-asian="15pt" style:font-name-complex="Arial" style:font-size-complex="15pt"/>
    </style:style>
    <style:style style:name="T220" style:family="text">
      <style:text-properties fo:color="#000000" loext:opacity="100%" style:font-name="Arial1" fo:font-size="15pt" officeooo:rsid="002bd200" style:font-name-asian="Microsoft Sans Serif" style:font-size-asian="15pt" style:font-name-complex="Arial" style:font-size-complex="15pt"/>
    </style:style>
    <style:style style:name="T221" style:family="text">
      <style:text-properties fo:color="#000000" loext:opacity="100%" style:font-name="Arial1" fo:font-size="15pt" officeooo:rsid="004c564c" style:font-name-asian="Microsoft Sans Serif" style:font-size-asian="15pt" style:font-name-complex="Arial" style:font-size-complex="15pt"/>
    </style:style>
    <style:style style:name="T222" style:family="text">
      <style:text-properties fo:color="#000000" loext:opacity="100%" style:font-name="Arial1" fo:font-size="15pt" officeooo:rsid="00546b9f" style:font-name-asian="Microsoft Sans Serif" style:font-size-asian="15pt" style:font-name-complex="Arial" style:font-size-complex="15pt"/>
    </style:style>
    <style:style style:name="T223" style:family="text">
      <style:text-properties fo:color="#000000" loext:opacity="100%" style:font-name="Arial1" fo:font-size="15pt" officeooo:rsid="002bd200" fo:background-color="transparent" loext:char-shading-value="0" style:font-name-asian="Microsoft Sans Serif" style:font-size-asian="15pt" style:font-name-complex="Arial" style:font-size-complex="15pt"/>
    </style:style>
    <style:style style:name="T224" style:family="text">
      <style:text-properties fo:color="#000000" loext:opacity="100%" style:font-name="Arial1" fo:font-size="15pt" officeooo:rsid="002bd200" fo:background-color="transparent" loext:char-shading-value="0" style:font-name-asian="Microsoft Sans Serif" style:font-size-asian="15pt" style:font-name-complex="Arial" style:font-size-complex="15pt"/>
    </style:style>
    <style:style style:name="T225" style:family="text">
      <style:text-properties fo:color="#000000" loext:opacity="100%" style:font-name="Arial1" fo:font-size="15pt" officeooo:rsid="004c564c" fo:background-color="transparent" loext:char-shading-value="0" style:font-name-asian="Microsoft Sans Serif" style:font-size-asian="15pt" style:font-name-complex="Arial" style:font-size-complex="15pt"/>
    </style:style>
    <style:style style:name="T226" style:family="text">
      <style:text-properties fo:color="#000000" loext:opacity="100%" style:font-name="Arial1" fo:font-size="15pt" officeooo:rsid="004c564c" fo:background-color="transparent" loext:char-shading-value="0" style:font-name-asian="Microsoft Sans Serif" style:font-size-asian="15pt" style:font-name-complex="Arial" style:font-size-complex="15pt"/>
    </style:style>
    <style:style style:name="T227" style:family="text">
      <style:text-properties fo:color="#000000" loext:opacity="100%" style:font-name="Arial1" fo:font-size="15pt" officeooo:rsid="00546b9f" fo:background-color="transparent" loext:char-shading-value="0" style:font-name-asian="Microsoft Sans Serif" style:font-size-asian="15pt" style:font-name-complex="Arial" style:font-size-complex="15pt"/>
    </style:style>
    <style:style style:name="T228" style:family="text">
      <style:text-properties fo:color="#000000" loext:opacity="100%" style:font-name="Arial1" fo:font-size="15pt" officeooo:rsid="00546b9f" fo:background-color="transparent" loext:char-shading-value="0" style:font-name-asian="Microsoft Sans Serif" style:font-size-asian="15pt" style:font-name-complex="Arial" style:font-size-complex="15pt"/>
    </style:style>
    <style:style style:name="T229" style:family="text">
      <style:text-properties style:font-name="Arial" fo:font-size="15pt" style:font-size-asian="15pt" style:font-name-complex="Arial" style:font-size-complex="15pt"/>
    </style:style>
    <style:style style:name="T230" style:family="text">
      <style:text-properties style:font-name="Arial" fo:font-size="15pt" officeooo:rsid="00213b1b" style:font-size-asian="15pt" style:font-name-complex="Arial" style:font-size-complex="15pt"/>
    </style:style>
    <style:style style:name="T231" style:family="text">
      <style:text-properties style:font-name="Arial" fo:font-size="15pt" officeooo:rsid="0022fc40" style:font-size-asian="15pt" style:font-name-complex="Arial" style:font-size-complex="15pt"/>
    </style:style>
    <style:style style:name="T232" style:family="text">
      <style:text-properties style:font-name="Arial" fo:font-size="15pt" officeooo:rsid="0025edee" style:font-size-asian="15pt" style:font-name-complex="Arial" style:font-size-complex="15pt"/>
    </style:style>
    <style:style style:name="T233" style:family="text">
      <style:text-properties style:font-name="Arial" fo:font-size="15pt" officeooo:rsid="002610ef" style:font-size-asian="15pt" style:font-name-complex="Arial" style:font-size-complex="15pt"/>
    </style:style>
    <style:style style:name="T234" style:family="text">
      <style:text-properties style:font-name="Arial" fo:font-size="15pt" officeooo:rsid="002b949e" style:font-size-asian="15pt" style:font-name-complex="Arial" style:font-size-complex="15pt"/>
    </style:style>
    <style:style style:name="T235" style:family="text">
      <style:text-properties style:font-name="Arial" fo:font-size="15pt" officeooo:rsid="002bd200" style:font-size-asian="15pt" style:font-name-complex="Arial" style:font-size-complex="15pt"/>
    </style:style>
    <style:style style:name="T236" style:family="text">
      <style:text-properties style:font-name="Arial" fo:font-size="15pt" officeooo:rsid="00332185" style:font-size-asian="15pt" style:font-name-complex="Arial" style:font-size-complex="15pt"/>
    </style:style>
    <style:style style:name="T237" style:family="text">
      <style:text-properties style:font-name="Arial" fo:font-size="15pt" officeooo:rsid="0038538a" style:font-size-asian="15pt" style:font-name-complex="Arial" style:font-size-complex="15pt"/>
    </style:style>
    <style:style style:name="T238" style:family="text">
      <style:text-properties style:font-name="Arial" fo:font-size="15pt" officeooo:rsid="00393e5c" style:font-size-asian="15pt" style:font-name-complex="Arial" style:font-size-complex="15pt"/>
    </style:style>
    <style:style style:name="T239" style:family="text">
      <style:text-properties style:font-name="Arial" fo:font-size="15pt" officeooo:rsid="003bbbad" style:font-size-asian="15pt" style:font-name-complex="Arial" style:font-size-complex="15pt"/>
    </style:style>
    <style:style style:name="T240" style:family="text">
      <style:text-properties style:font-name="Arial" fo:font-size="15pt" officeooo:rsid="003d8df2" style:font-size-asian="15pt" style:font-name-complex="Arial" style:font-size-complex="15pt"/>
    </style:style>
    <style:style style:name="T241" style:family="text">
      <style:text-properties style:font-name="Arial" fo:font-size="15pt" officeooo:rsid="003ef6fc" style:font-size-asian="15pt" style:font-name-complex="Arial" style:font-size-complex="15pt"/>
    </style:style>
    <style:style style:name="T242" style:family="text">
      <style:text-properties style:font-name="Arial" fo:font-size="15pt" officeooo:rsid="00401a57" style:font-size-asian="15pt" style:font-name-complex="Arial" style:font-size-complex="15pt"/>
    </style:style>
    <style:style style:name="T243" style:family="text">
      <style:text-properties style:font-name="Arial" fo:font-size="15pt" officeooo:rsid="0041ff94" style:font-size-asian="15pt" style:font-name-complex="Arial" style:font-size-complex="15pt"/>
    </style:style>
    <style:style style:name="T244" style:family="text">
      <style:text-properties style:font-name="Arial" fo:font-size="15pt" officeooo:rsid="004772ee" style:font-size-asian="15pt" style:font-name-complex="Arial" style:font-size-complex="15pt"/>
    </style:style>
    <style:style style:name="T245" style:family="text">
      <style:text-properties style:font-name="Arial" fo:font-size="15pt" officeooo:rsid="004a2db1" style:font-size-asian="15pt" style:font-name-complex="Arial" style:font-size-complex="15pt"/>
    </style:style>
    <style:style style:name="T246" style:family="text">
      <style:text-properties style:font-name="Arial" fo:font-size="15pt" officeooo:rsid="004a755b" style:font-size-asian="15pt" style:font-name-complex="Arial" style:font-size-complex="15pt"/>
    </style:style>
    <style:style style:name="T247" style:family="text">
      <style:text-properties style:font-name="Arial" fo:font-size="15pt" officeooo:rsid="004b79a5" style:font-size-asian="15pt" style:font-name-complex="Arial" style:font-size-complex="15pt"/>
    </style:style>
    <style:style style:name="T248" style:family="text">
      <style:text-properties style:font-name="Arial" fo:font-size="15pt" officeooo:rsid="004c564c" style:font-size-asian="15pt" style:font-name-complex="Arial" style:font-size-complex="15pt"/>
    </style:style>
    <style:style style:name="T249" style:family="text">
      <style:text-properties style:font-name="Arial" fo:font-size="15pt" officeooo:rsid="004e09c9" style:font-size-asian="15pt" style:font-name-complex="Arial" style:font-size-complex="15pt"/>
    </style:style>
    <style:style style:name="T250" style:family="text">
      <style:text-properties style:font-name="Arial" fo:font-size="15pt" officeooo:rsid="004fabd8" style:font-size-asian="15pt" style:font-name-complex="Arial" style:font-size-complex="15pt"/>
    </style:style>
    <style:style style:name="T251" style:family="text">
      <style:text-properties style:font-name="Arial" fo:font-size="15pt" officeooo:rsid="0051a83a" style:font-size-asian="15pt" style:font-name-complex="Arial" style:font-size-complex="15pt"/>
    </style:style>
    <style:style style:name="T252" style:family="text">
      <style:text-properties style:font-name="Arial" fo:font-size="15pt" officeooo:rsid="0054424b" style:font-size-asian="15pt" style:font-name-complex="Arial" style:font-size-complex="15pt"/>
    </style:style>
    <style:style style:name="T253" style:family="text">
      <style:text-properties style:font-name="Arial" fo:font-size="15pt" officeooo:rsid="00546b9f" style:font-size-asian="15pt" style:font-name-complex="Arial" style:font-size-complex="15pt"/>
    </style:style>
    <style:style style:name="T254" style:family="text">
      <style:text-properties style:font-name="Arial" fo:font-size="15pt" officeooo:rsid="00571f6f" style:font-size-asian="15pt" style:font-name-complex="Arial" style:font-size-complex="15pt"/>
    </style:style>
    <style:style style:name="T255" style:family="text">
      <style:text-properties style:font-name="Arial" fo:font-size="15pt" officeooo:rsid="0059722d" style:font-size-asian="15pt" style:font-name-complex="Arial" style:font-size-complex="15pt"/>
    </style:style>
    <style:style style:name="T256" style:family="text">
      <style:text-properties style:font-name="Arial" fo:font-size="15pt" officeooo:rsid="005ae31e" style:font-size-asian="15pt" style:font-name-complex="Arial" style:font-size-complex="15pt"/>
    </style:style>
    <style:style style:name="T257" style:family="text">
      <style:text-properties style:font-name="Arial" fo:font-size="15pt" officeooo:rsid="005e9d5a" style:font-size-asian="15pt" style:font-name-complex="Arial" style:font-size-complex="15pt"/>
    </style:style>
    <style:style style:name="T258" style:family="text">
      <style:text-properties style:font-name="Arial" fo:font-size="15pt" officeooo:rsid="005efd64" style:font-size-asian="15pt" style:font-name-complex="Arial" style:font-size-complex="15pt"/>
    </style:style>
    <style:style style:name="T259" style:family="text">
      <style:text-properties style:font-name="Arial" fo:font-size="15pt" officeooo:rsid="006072d1" style:font-size-asian="15pt" style:font-name-complex="Arial" style:font-size-complex="15pt"/>
    </style:style>
    <style:style style:name="T260" style:family="text">
      <style:text-properties style:font-name="Arial" fo:font-size="15pt" officeooo:rsid="0060cce9" style:font-size-asian="15pt" style:font-name-complex="Arial" style:font-size-complex="15pt"/>
    </style:style>
    <style:style style:name="T261" style:family="text">
      <style:text-properties style:font-name="Arial" fo:font-size="15pt" officeooo:rsid="0063019c" style:font-size-asian="15pt" style:font-name-complex="Arial" style:font-size-complex="15pt"/>
    </style:style>
    <style:style style:name="T262" style:family="text">
      <style:text-properties style:font-name="Arial" fo:font-size="15pt" officeooo:rsid="00665ce6" style:font-size-asian="15pt" style:font-name-complex="Arial" style:font-size-complex="15pt"/>
    </style:style>
    <style:style style:name="T263" style:family="text">
      <style:text-properties style:font-name="Arial" fo:font-size="15pt" officeooo:rsid="00667112" style:font-size-asian="15pt" style:font-name-complex="Arial" style:font-size-complex="15pt"/>
    </style:style>
    <style:style style:name="T264" style:family="text">
      <style:text-properties style:font-name="Arial" fo:font-size="15pt" officeooo:rsid="0066c455" style:font-size-asian="15pt" style:font-name-complex="Arial" style:font-size-complex="15pt"/>
    </style:style>
    <style:style style:name="T265" style:family="text">
      <style:text-properties style:font-name="Arial" fo:font-size="15pt" officeooo:rsid="006aade2" style:font-size-asian="15pt" style:font-name-complex="Arial" style:font-size-complex="15pt"/>
    </style:style>
    <style:style style:name="T266" style:family="text">
      <style:text-properties style:font-name="Arial" fo:font-size="15pt" officeooo:rsid="006c151d" style:font-size-asian="15pt" style:font-name-complex="Arial" style:font-size-complex="15pt"/>
    </style:style>
    <style:style style:name="T267" style:family="text">
      <style:text-properties style:font-name="Arial" fo:font-size="15pt" officeooo:rsid="006d8709" style:font-size-asian="15pt" style:font-name-complex="Arial" style:font-size-complex="15pt"/>
    </style:style>
    <style:style style:name="T268" style:family="text">
      <style:text-properties style:font-name="Arial" fo:font-size="15pt" officeooo:rsid="006e4c41" style:font-size-asian="15pt" style:font-name-complex="Arial" style:font-size-complex="15pt"/>
    </style:style>
    <style:style style:name="T269" style:family="text">
      <style:text-properties style:font-name="Arial" fo:font-size="15pt" officeooo:rsid="00702ff1" style:font-size-asian="15pt" style:font-name-complex="Arial" style:font-size-complex="15pt"/>
    </style:style>
    <style:style style:name="T270" style:family="text">
      <style:text-properties style:font-name="Arial" fo:font-size="15pt" officeooo:rsid="0072d789" style:font-size-asian="15pt" style:font-name-complex="Arial" style:font-size-complex="15pt"/>
    </style:style>
    <style:style style:name="T271" style:family="text">
      <style:text-properties style:font-name="Arial" fo:font-size="15pt" officeooo:rsid="007323db" style:font-size-asian="15pt" style:font-name-complex="Arial" style:font-size-complex="15pt"/>
    </style:style>
    <style:style style:name="T272" style:family="text">
      <style:text-properties style:font-name="Arial" fo:font-size="15pt" officeooo:rsid="00732611" style:font-size-asian="15pt" style:font-name-complex="Arial" style:font-size-complex="15pt"/>
    </style:style>
    <style:style style:name="T273" style:family="text">
      <style:text-properties style:font-name="Arial" fo:font-size="15pt" officeooo:rsid="00744a82" style:font-size-asian="15pt" style:font-name-complex="Arial" style:font-size-complex="15pt"/>
    </style:style>
    <style:style style:name="T274" style:family="text">
      <style:text-properties style:font-name="Arial" fo:font-size="15pt" officeooo:rsid="0077aa6e" style:font-size-asian="15pt" style:font-name-complex="Arial" style:font-size-complex="15pt"/>
    </style:style>
    <style:style style:name="T275" style:family="text">
      <style:text-properties style:font-name="Arial" fo:font-size="15pt" officeooo:rsid="0077fb55" style:font-size-asian="15pt" style:font-name-complex="Arial" style:font-size-complex="15pt"/>
    </style:style>
    <style:style style:name="T276" style:family="text">
      <style:text-properties style:font-name="Arial" fo:font-size="15pt" officeooo:rsid="007a17b0" style:font-size-asian="15pt" style:font-name-complex="Arial" style:font-size-complex="15pt"/>
    </style:style>
    <style:style style:name="T277" style:family="text">
      <style:text-properties style:font-name="Arial" fo:font-size="15pt" officeooo:rsid="007de301" style:font-size-asian="15pt" style:font-name-complex="Arial" style:font-size-complex="15pt"/>
    </style:style>
    <style:style style:name="T278" style:family="text">
      <style:text-properties style:font-name="Arial" fo:font-size="15pt" officeooo:rsid="007df3b0" style:font-size-asian="15pt" style:font-name-complex="Arial" style:font-size-complex="15pt"/>
    </style:style>
    <style:style style:name="T279" style:family="text">
      <style:text-properties style:font-name="Arial" fo:font-size="15pt" officeooo:rsid="007f8af3" style:font-size-asian="15pt" style:font-name-complex="Arial" style:font-size-complex="15pt"/>
    </style:style>
    <style:style style:name="T280" style:family="text">
      <style:text-properties style:font-name="Arial" fo:font-size="15pt" officeooo:rsid="007f97cb" style:font-size-asian="15pt" style:font-name-complex="Arial" style:font-size-complex="15pt"/>
    </style:style>
    <style:style style:name="T281" style:family="text">
      <style:text-properties style:font-name="Arial" fo:font-size="15pt" fo:background-color="#80ffff" loext:char-shading-value="0" style:font-size-asian="15pt" style:font-name-complex="Arial" style:font-size-complex="15pt"/>
    </style:style>
    <style:style style:name="T282" style:family="text">
      <style:text-properties style:font-name="Arial" fo:font-size="15pt" officeooo:rsid="004a755b" fo:background-color="#80ffff" loext:char-shading-value="0" style:font-size-asian="15pt" style:font-name-complex="Arial" style:font-size-complex="15pt"/>
    </style:style>
    <style:style style:name="T283" style:family="text">
      <style:text-properties style:font-name="Arial" fo:font-size="15pt" officeooo:rsid="004c564c" fo:background-color="#80ffff" loext:char-shading-value="0" style:font-size-asian="15pt" style:font-name-complex="Arial" style:font-size-complex="15pt"/>
    </style:style>
    <style:style style:name="T284" style:family="text">
      <style:text-properties style:font-name="Arial" fo:font-size="15pt" officeooo:rsid="00546b9f" fo:background-color="#80ffff" loext:char-shading-value="0" style:font-size-asian="15pt" style:font-name-complex="Arial" style:font-size-complex="15pt"/>
    </style:style>
    <style:style style:name="T285" style:family="text">
      <style:text-properties style:font-name="Arial" fo:font-size="15pt" fo:background-color="transparent" loext:char-shading-value="0" style:font-size-asian="15pt" style:font-name-complex="Arial" style:font-size-complex="15pt"/>
    </style:style>
    <style:style style:name="T286" style:family="text">
      <style:text-properties style:font-name="Arial" fo:font-size="15pt" officeooo:rsid="00213b1b" fo:background-color="transparent" loext:char-shading-value="0" style:font-size-asian="15pt" style:font-name-complex="Arial" style:font-size-complex="15pt"/>
    </style:style>
    <style:style style:name="T287" style:family="text">
      <style:text-properties style:font-name="Arial" fo:font-size="15pt" officeooo:rsid="00213b1b" fo:background-color="transparent" loext:char-shading-value="0" style:font-size-asian="15pt" style:font-name-complex="Arial" style:font-size-complex="15pt"/>
    </style:style>
    <style:style style:name="T288" style:family="text">
      <style:text-properties style:font-name="Arial" fo:font-size="15pt" officeooo:rsid="0022fc40" fo:background-color="transparent" loext:char-shading-value="0" style:font-size-asian="15pt" style:font-name-complex="Arial" style:font-size-complex="15pt"/>
    </style:style>
    <style:style style:name="T289" style:family="text">
      <style:text-properties style:font-name="Arial" fo:font-size="15pt" officeooo:rsid="0022fc40" fo:background-color="transparent" loext:char-shading-value="0" style:font-size-asian="15pt" style:font-name-complex="Arial" style:font-size-complex="15pt"/>
    </style:style>
    <style:style style:name="T290" style:family="text">
      <style:text-properties style:font-name="Arial" fo:font-size="15pt" officeooo:rsid="0025edee" fo:background-color="transparent" loext:char-shading-value="0" style:font-size-asian="15pt" style:font-name-complex="Arial" style:font-size-complex="15pt"/>
    </style:style>
    <style:style style:name="T291" style:family="text">
      <style:text-properties style:font-name="Arial" fo:font-size="15pt" officeooo:rsid="0025edee" fo:background-color="transparent" loext:char-shading-value="0" style:font-size-asian="15pt" style:font-name-complex="Arial" style:font-size-complex="15pt"/>
    </style:style>
    <style:style style:name="T292" style:family="text">
      <style:text-properties style:font-name="Arial" fo:font-size="15pt" officeooo:rsid="002610ef" fo:background-color="transparent" loext:char-shading-value="0" style:font-size-asian="15pt" style:font-name-complex="Arial" style:font-size-complex="15pt"/>
    </style:style>
    <style:style style:name="T293" style:family="text">
      <style:text-properties style:font-name="Arial" fo:font-size="15pt" officeooo:rsid="002610ef" fo:background-color="transparent" loext:char-shading-value="0" style:font-size-asian="15pt" style:font-name-complex="Arial" style:font-size-complex="15pt"/>
    </style:style>
    <style:style style:name="T294" style:family="text">
      <style:text-properties style:font-name="Arial" fo:font-size="15pt" officeooo:rsid="002b949e" fo:background-color="transparent" loext:char-shading-value="0" style:font-size-asian="15pt" style:font-name-complex="Arial" style:font-size-complex="15pt"/>
    </style:style>
    <style:style style:name="T295" style:family="text">
      <style:text-properties style:font-name="Arial" fo:font-size="15pt" officeooo:rsid="002b949e" fo:background-color="transparent" loext:char-shading-value="0" style:font-size-asian="15pt" style:font-name-complex="Arial" style:font-size-complex="15pt"/>
    </style:style>
    <style:style style:name="T296" style:family="text">
      <style:text-properties style:font-name="Arial" fo:font-size="15pt" officeooo:rsid="002bd200" fo:background-color="transparent" loext:char-shading-value="0" style:font-size-asian="15pt" style:font-name-complex="Arial" style:font-size-complex="15pt"/>
    </style:style>
    <style:style style:name="T297" style:family="text">
      <style:text-properties style:font-name="Arial" fo:font-size="15pt" officeooo:rsid="002bd200" fo:background-color="transparent" loext:char-shading-value="0" style:font-size-asian="15pt" style:font-name-complex="Arial" style:font-size-complex="15pt"/>
    </style:style>
    <style:style style:name="T298" style:family="text">
      <style:text-properties style:font-name="Arial" fo:font-size="15pt" officeooo:rsid="0038538a" fo:background-color="transparent" loext:char-shading-value="0" style:font-size-asian="15pt" style:font-name-complex="Arial" style:font-size-complex="15pt"/>
    </style:style>
    <style:style style:name="T299" style:family="text">
      <style:text-properties style:font-name="Arial" fo:font-size="15pt" officeooo:rsid="0038538a" fo:background-color="transparent" loext:char-shading-value="0" style:font-size-asian="15pt" style:font-name-complex="Arial" style:font-size-complex="15pt"/>
    </style:style>
    <style:style style:name="T300" style:family="text">
      <style:text-properties style:font-name="Arial" fo:font-size="15pt" officeooo:rsid="007f8af3" fo:background-color="transparent" loext:char-shading-value="0" style:font-size-asian="15pt" style:font-name-complex="Arial" style:font-size-complex="15pt"/>
    </style:style>
    <style:style style:name="T301" style:family="text">
      <style:text-properties style:font-name="Arial" fo:font-size="15pt" officeooo:rsid="007f8af3" fo:background-color="transparent" loext:char-shading-value="0" style:font-size-asian="15pt" style:font-name-complex="Arial" style:font-size-complex="15pt"/>
    </style:style>
    <style:style style:name="T302" style:family="text">
      <style:text-properties style:font-name="Arial" fo:font-size="15pt" officeooo:rsid="00393e5c" fo:background-color="transparent" loext:char-shading-value="0" style:font-size-asian="15pt" style:font-name-complex="Arial" style:font-size-complex="15pt"/>
    </style:style>
    <style:style style:name="T303" style:family="text">
      <style:text-properties style:font-name="Arial" fo:font-size="15pt" officeooo:rsid="00393e5c" fo:background-color="transparent" loext:char-shading-value="0" style:font-size-asian="15pt" style:font-name-complex="Arial" style:font-size-complex="15pt"/>
    </style:style>
    <style:style style:name="T304" style:family="text">
      <style:text-properties style:font-name="Arial" fo:font-size="15pt" officeooo:rsid="003bbbad" fo:background-color="transparent" loext:char-shading-value="0" style:font-size-asian="15pt" style:font-name-complex="Arial" style:font-size-complex="15pt"/>
    </style:style>
    <style:style style:name="T305" style:family="text">
      <style:text-properties style:font-name="Arial" fo:font-size="15pt" officeooo:rsid="003bbbad" fo:background-color="transparent" loext:char-shading-value="0" style:font-size-asian="15pt" style:font-name-complex="Arial" style:font-size-complex="15pt"/>
    </style:style>
    <style:style style:name="T306" style:family="text">
      <style:text-properties style:font-name="Arial" fo:font-size="15pt" officeooo:rsid="003d8df2" fo:background-color="transparent" loext:char-shading-value="0" style:font-size-asian="15pt" style:font-name-complex="Arial" style:font-size-complex="15pt"/>
    </style:style>
    <style:style style:name="T307" style:family="text">
      <style:text-properties style:font-name="Arial" fo:font-size="15pt" officeooo:rsid="003d8df2" fo:background-color="transparent" loext:char-shading-value="0" style:font-size-asian="15pt" style:font-name-complex="Arial" style:font-size-complex="15pt"/>
    </style:style>
    <style:style style:name="T308" style:family="text">
      <style:text-properties style:font-name="Arial" fo:font-size="15pt" officeooo:rsid="003ef6fc" fo:background-color="transparent" loext:char-shading-value="0" style:font-size-asian="15pt" style:font-name-complex="Arial" style:font-size-complex="15pt"/>
    </style:style>
    <style:style style:name="T309" style:family="text">
      <style:text-properties style:font-name="Arial" fo:font-size="15pt" officeooo:rsid="003ef6fc" fo:background-color="transparent" loext:char-shading-value="0" style:font-size-asian="15pt" style:font-name-complex="Arial" style:font-size-complex="15pt"/>
    </style:style>
    <style:style style:name="T310" style:family="text">
      <style:text-properties style:font-name="Arial" fo:font-size="15pt" officeooo:rsid="00401a57" fo:background-color="transparent" loext:char-shading-value="0" style:font-size-asian="15pt" style:font-name-complex="Arial" style:font-size-complex="15pt"/>
    </style:style>
    <style:style style:name="T311" style:family="text">
      <style:text-properties style:font-name="Arial" fo:font-size="15pt" officeooo:rsid="00401a57" fo:background-color="transparent" loext:char-shading-value="0" style:font-size-asian="15pt" style:font-name-complex="Arial" style:font-size-complex="15pt"/>
    </style:style>
    <style:style style:name="T312" style:family="text">
      <style:text-properties style:font-name="Arial" fo:font-size="15pt" officeooo:rsid="0041ff94" fo:background-color="transparent" loext:char-shading-value="0" style:font-size-asian="15pt" style:font-name-complex="Arial" style:font-size-complex="15pt"/>
    </style:style>
    <style:style style:name="T313" style:family="text">
      <style:text-properties style:font-name="Arial" fo:font-size="15pt" officeooo:rsid="0041ff94" fo:background-color="transparent" loext:char-shading-value="0" style:font-size-asian="15pt" style:font-name-complex="Arial" style:font-size-complex="15pt"/>
    </style:style>
    <style:style style:name="T314" style:family="text">
      <style:text-properties style:font-name="Arial" fo:font-size="15pt" officeooo:rsid="004772ee" fo:background-color="transparent" loext:char-shading-value="0" style:font-size-asian="15pt" style:font-name-complex="Arial" style:font-size-complex="15pt"/>
    </style:style>
    <style:style style:name="T315" style:family="text">
      <style:text-properties style:font-name="Arial" fo:font-size="15pt" officeooo:rsid="004772ee" fo:background-color="transparent" loext:char-shading-value="0" style:font-size-asian="15pt" style:font-name-complex="Arial" style:font-size-complex="15pt"/>
    </style:style>
    <style:style style:name="T316" style:family="text">
      <style:text-properties style:font-name="Arial" fo:font-size="15pt" officeooo:rsid="004a2db1" fo:background-color="transparent" loext:char-shading-value="0" style:font-size-asian="15pt" style:font-name-complex="Arial" style:font-size-complex="15pt"/>
    </style:style>
    <style:style style:name="T317" style:family="text">
      <style:text-properties style:font-name="Arial" fo:font-size="15pt" officeooo:rsid="004a2db1" fo:background-color="transparent" loext:char-shading-value="0" style:font-size-asian="15pt" style:font-name-complex="Arial" style:font-size-complex="15pt"/>
    </style:style>
    <style:style style:name="T318" style:family="text">
      <style:text-properties style:font-name="Arial" fo:font-size="15pt" officeooo:rsid="004a755b" fo:background-color="transparent" loext:char-shading-value="0" style:font-size-asian="15pt" style:font-name-complex="Arial" style:font-size-complex="15pt"/>
    </style:style>
    <style:style style:name="T319" style:family="text">
      <style:text-properties style:font-name="Arial" fo:font-size="15pt" officeooo:rsid="004a755b" fo:background-color="transparent" loext:char-shading-value="0" style:font-size-asian="15pt" style:font-name-complex="Arial" style:font-size-complex="15pt"/>
    </style:style>
    <style:style style:name="T320" style:family="text">
      <style:text-properties style:font-name="Arial" fo:font-size="15pt" officeooo:rsid="004b79a5" fo:background-color="transparent" loext:char-shading-value="0" style:font-size-asian="15pt" style:font-name-complex="Arial" style:font-size-complex="15pt"/>
    </style:style>
    <style:style style:name="T321" style:family="text">
      <style:text-properties style:font-name="Arial" fo:font-size="15pt" officeooo:rsid="004b79a5" fo:background-color="transparent" loext:char-shading-value="0" style:font-size-asian="15pt" style:font-name-complex="Arial" style:font-size-complex="15pt"/>
    </style:style>
    <style:style style:name="T322" style:family="text">
      <style:text-properties style:font-name="Arial" fo:font-size="15pt" officeooo:rsid="004c564c" fo:background-color="transparent" loext:char-shading-value="0" style:font-size-asian="15pt" style:font-name-complex="Arial" style:font-size-complex="15pt"/>
    </style:style>
    <style:style style:name="T323" style:family="text">
      <style:text-properties style:font-name="Arial" fo:font-size="15pt" officeooo:rsid="004c564c" fo:background-color="transparent" loext:char-shading-value="0" style:font-size-asian="15pt" style:font-name-complex="Arial" style:font-size-complex="15pt"/>
    </style:style>
    <style:style style:name="T324" style:family="text">
      <style:text-properties style:font-name="Arial" fo:font-size="15pt" officeooo:rsid="004e09c9" fo:background-color="transparent" loext:char-shading-value="0" style:font-size-asian="15pt" style:font-name-complex="Arial" style:font-size-complex="15pt"/>
    </style:style>
    <style:style style:name="T325" style:family="text">
      <style:text-properties style:font-name="Arial" fo:font-size="15pt" officeooo:rsid="004e09c9" fo:background-color="transparent" loext:char-shading-value="0" style:font-size-asian="15pt" style:font-name-complex="Arial" style:font-size-complex="15pt"/>
    </style:style>
    <style:style style:name="T326" style:family="text">
      <style:text-properties style:font-name="Arial" fo:font-size="15pt" officeooo:rsid="004fabd8" fo:background-color="transparent" loext:char-shading-value="0" style:font-size-asian="15pt" style:font-name-complex="Arial" style:font-size-complex="15pt"/>
    </style:style>
    <style:style style:name="T327" style:family="text">
      <style:text-properties style:font-name="Arial" fo:font-size="15pt" officeooo:rsid="004fabd8" fo:background-color="transparent" loext:char-shading-value="0" style:font-size-asian="15pt" style:font-name-complex="Arial" style:font-size-complex="15pt"/>
    </style:style>
    <style:style style:name="T328" style:family="text">
      <style:text-properties style:font-name="Arial" fo:font-size="15pt" officeooo:rsid="0051a83a" fo:background-color="transparent" loext:char-shading-value="0" style:font-size-asian="15pt" style:font-name-complex="Arial" style:font-size-complex="15pt"/>
    </style:style>
    <style:style style:name="T329" style:family="text">
      <style:text-properties style:font-name="Arial" fo:font-size="15pt" officeooo:rsid="0051a83a" fo:background-color="transparent" loext:char-shading-value="0" style:font-size-asian="15pt" style:font-name-complex="Arial" style:font-size-complex="15pt"/>
    </style:style>
    <style:style style:name="T330" style:family="text">
      <style:text-properties style:font-name="Arial" fo:font-size="15pt" officeooo:rsid="0054424b" fo:background-color="transparent" loext:char-shading-value="0" style:font-size-asian="15pt" style:font-name-complex="Arial" style:font-size-complex="15pt"/>
    </style:style>
    <style:style style:name="T331" style:family="text">
      <style:text-properties style:font-name="Arial" fo:font-size="15pt" officeooo:rsid="0054424b" fo:background-color="transparent" loext:char-shading-value="0" style:font-size-asian="15pt" style:font-name-complex="Arial" style:font-size-complex="15pt"/>
    </style:style>
    <style:style style:name="T332" style:family="text">
      <style:text-properties style:font-name="Arial" fo:font-size="15pt" officeooo:rsid="00546b9f" fo:background-color="transparent" loext:char-shading-value="0" style:font-size-asian="15pt" style:font-name-complex="Arial" style:font-size-complex="15pt"/>
    </style:style>
    <style:style style:name="T333" style:family="text">
      <style:text-properties style:font-name="Arial" fo:font-size="15pt" officeooo:rsid="00546b9f" fo:background-color="transparent" loext:char-shading-value="0" style:font-size-asian="15pt" style:font-name-complex="Arial" style:font-size-complex="15pt"/>
    </style:style>
    <style:style style:name="T334" style:family="text">
      <style:text-properties style:font-name="Arial" fo:font-size="15pt" officeooo:rsid="00571f6f" fo:background-color="transparent" loext:char-shading-value="0" style:font-size-asian="15pt" style:font-name-complex="Arial" style:font-size-complex="15pt"/>
    </style:style>
    <style:style style:name="T335" style:family="text">
      <style:text-properties style:font-name="Arial" fo:font-size="15pt" officeooo:rsid="00571f6f" fo:background-color="transparent" loext:char-shading-value="0" style:font-size-asian="15pt" style:font-name-complex="Arial" style:font-size-complex="15pt"/>
    </style:style>
    <style:style style:name="T336" style:family="text">
      <style:text-properties style:font-name="Arial" fo:font-size="15pt" officeooo:rsid="0059722d" fo:background-color="transparent" loext:char-shading-value="0" style:font-size-asian="15pt" style:font-name-complex="Arial" style:font-size-complex="15pt"/>
    </style:style>
    <style:style style:name="T337" style:family="text">
      <style:text-properties style:font-name="Arial" fo:font-size="15pt" officeooo:rsid="0059722d" fo:background-color="transparent" loext:char-shading-value="0" style:font-size-asian="15pt" style:font-name-complex="Arial" style:font-size-complex="15pt"/>
    </style:style>
    <style:style style:name="T338" style:family="text">
      <style:text-properties style:font-name="Arial" fo:font-size="15pt" officeooo:rsid="005ae31e" fo:background-color="transparent" loext:char-shading-value="0" style:font-size-asian="15pt" style:font-name-complex="Arial" style:font-size-complex="15pt"/>
    </style:style>
    <style:style style:name="T339" style:family="text">
      <style:text-properties style:font-name="Arial" fo:font-size="15pt" officeooo:rsid="005ae31e" fo:background-color="transparent" loext:char-shading-value="0" style:font-size-asian="15pt" style:font-name-complex="Arial" style:font-size-complex="15pt"/>
    </style:style>
    <style:style style:name="T340" style:family="text">
      <style:text-properties style:font-name="Arial" fo:font-size="15pt" officeooo:rsid="005e9d5a" fo:background-color="transparent" loext:char-shading-value="0" style:font-size-asian="15pt" style:font-name-complex="Arial" style:font-size-complex="15pt"/>
    </style:style>
    <style:style style:name="T341" style:family="text">
      <style:text-properties style:font-name="Arial" fo:font-size="15pt" officeooo:rsid="005e9d5a" fo:background-color="transparent" loext:char-shading-value="0" style:font-size-asian="15pt" style:font-name-complex="Arial" style:font-size-complex="15pt"/>
    </style:style>
    <style:style style:name="T342" style:family="text">
      <style:text-properties style:font-name="Arial" fo:font-size="15pt" officeooo:rsid="005efd64" fo:background-color="transparent" loext:char-shading-value="0" style:font-size-asian="15pt" style:font-name-complex="Arial" style:font-size-complex="15pt"/>
    </style:style>
    <style:style style:name="T343" style:family="text">
      <style:text-properties style:font-name="Arial" fo:font-size="15pt" officeooo:rsid="005efd64" fo:background-color="transparent" loext:char-shading-value="0" style:font-size-asian="15pt" style:font-name-complex="Arial" style:font-size-complex="15pt"/>
    </style:style>
    <style:style style:name="T344" style:family="text">
      <style:text-properties style:font-name="Arial" fo:font-size="15pt" officeooo:rsid="006072d1" fo:background-color="transparent" loext:char-shading-value="0" style:font-size-asian="15pt" style:font-name-complex="Arial" style:font-size-complex="15pt"/>
    </style:style>
    <style:style style:name="T345" style:family="text">
      <style:text-properties style:font-name="Arial" fo:font-size="15pt" officeooo:rsid="006072d1" fo:background-color="transparent" loext:char-shading-value="0" style:font-size-asian="15pt" style:font-name-complex="Arial" style:font-size-complex="15pt"/>
    </style:style>
    <style:style style:name="T346" style:family="text">
      <style:text-properties style:font-name="Arial" fo:font-size="15pt" officeooo:rsid="0060cce9" fo:background-color="transparent" loext:char-shading-value="0" style:font-size-asian="15pt" style:font-name-complex="Arial" style:font-size-complex="15pt"/>
    </style:style>
    <style:style style:name="T347" style:family="text">
      <style:text-properties style:font-name="Arial" fo:font-size="15pt" officeooo:rsid="0060cce9" fo:background-color="transparent" loext:char-shading-value="0" style:font-size-asian="15pt" style:font-name-complex="Arial" style:font-size-complex="15pt"/>
    </style:style>
    <style:style style:name="T348" style:family="text">
      <style:text-properties style:font-name="Arial" fo:font-size="15pt" officeooo:rsid="0063019c" fo:background-color="transparent" loext:char-shading-value="0" style:font-size-asian="15pt" style:font-name-complex="Arial" style:font-size-complex="15pt"/>
    </style:style>
    <style:style style:name="T349" style:family="text">
      <style:text-properties style:font-name="Arial" fo:font-size="15pt" officeooo:rsid="0063019c" fo:background-color="transparent" loext:char-shading-value="0" style:font-size-asian="15pt" style:font-name-complex="Arial" style:font-size-complex="15pt"/>
    </style:style>
    <style:style style:name="T350" style:family="text">
      <style:text-properties style:font-name="Arial" fo:font-size="15pt" officeooo:rsid="00665ce6" fo:background-color="transparent" loext:char-shading-value="0" style:font-size-asian="15pt" style:font-name-complex="Arial" style:font-size-complex="15pt"/>
    </style:style>
    <style:style style:name="T351" style:family="text">
      <style:text-properties style:font-name="Arial" fo:font-size="15pt" officeooo:rsid="00665ce6" fo:background-color="transparent" loext:char-shading-value="0" style:font-size-asian="15pt" style:font-name-complex="Arial" style:font-size-complex="15pt"/>
    </style:style>
    <style:style style:name="T352" style:family="text">
      <style:text-properties style:font-name="Arial" fo:font-size="15pt" officeooo:rsid="00667112" fo:background-color="transparent" loext:char-shading-value="0" style:font-size-asian="15pt" style:font-name-complex="Arial" style:font-size-complex="15pt"/>
    </style:style>
    <style:style style:name="T353" style:family="text">
      <style:text-properties style:font-name="Arial" fo:font-size="15pt" officeooo:rsid="00667112" fo:background-color="transparent" loext:char-shading-value="0" style:font-size-asian="15pt" style:font-name-complex="Arial" style:font-size-complex="15pt"/>
    </style:style>
    <style:style style:name="T354" style:family="text">
      <style:text-properties style:font-name="Arial" fo:font-size="15pt" officeooo:rsid="0066c455" fo:background-color="transparent" loext:char-shading-value="0" style:font-size-asian="15pt" style:font-name-complex="Arial" style:font-size-complex="15pt"/>
    </style:style>
    <style:style style:name="T355" style:family="text">
      <style:text-properties style:font-name="Arial" fo:font-size="15pt" officeooo:rsid="0066c455" fo:background-color="transparent" loext:char-shading-value="0" style:font-size-asian="15pt" style:font-name-complex="Arial" style:font-size-complex="15pt"/>
    </style:style>
    <style:style style:name="T356" style:family="text">
      <style:text-properties style:font-name="Arial" fo:font-size="15pt" officeooo:rsid="006aade2" fo:background-color="transparent" loext:char-shading-value="0" style:font-size-asian="15pt" style:font-name-complex="Arial" style:font-size-complex="15pt"/>
    </style:style>
    <style:style style:name="T357" style:family="text">
      <style:text-properties style:font-name="Arial" fo:font-size="15pt" officeooo:rsid="006aade2" fo:background-color="transparent" loext:char-shading-value="0" style:font-size-asian="15pt" style:font-name-complex="Arial" style:font-size-complex="15pt"/>
    </style:style>
    <style:style style:name="T358" style:family="text">
      <style:text-properties style:font-name="Arial" fo:font-size="15pt" officeooo:rsid="006c151d" fo:background-color="transparent" loext:char-shading-value="0" style:font-size-asian="15pt" style:font-name-complex="Arial" style:font-size-complex="15pt"/>
    </style:style>
    <style:style style:name="T359" style:family="text">
      <style:text-properties style:font-name="Arial" fo:font-size="15pt" officeooo:rsid="006c151d" fo:background-color="transparent" loext:char-shading-value="0" style:font-size-asian="15pt" style:font-name-complex="Arial" style:font-size-complex="15pt"/>
    </style:style>
    <style:style style:name="T360" style:family="text">
      <style:text-properties style:font-name="Arial" fo:font-size="15pt" officeooo:rsid="006d8709" fo:background-color="transparent" loext:char-shading-value="0" style:font-size-asian="15pt" style:font-name-complex="Arial" style:font-size-complex="15pt"/>
    </style:style>
    <style:style style:name="T361" style:family="text">
      <style:text-properties style:font-name="Arial" fo:font-size="15pt" officeooo:rsid="006d8709" fo:background-color="transparent" loext:char-shading-value="0" style:font-size-asian="15pt" style:font-name-complex="Arial" style:font-size-complex="15pt"/>
    </style:style>
    <style:style style:name="T362" style:family="text">
      <style:text-properties style:font-name="Arial" fo:font-size="15pt" officeooo:rsid="006e4c41" fo:background-color="transparent" loext:char-shading-value="0" style:font-size-asian="15pt" style:font-name-complex="Arial" style:font-size-complex="15pt"/>
    </style:style>
    <style:style style:name="T363" style:family="text">
      <style:text-properties style:font-name="Arial" fo:font-size="15pt" officeooo:rsid="006e4c41" fo:background-color="transparent" loext:char-shading-value="0" style:font-size-asian="15pt" style:font-name-complex="Arial" style:font-size-complex="15pt"/>
    </style:style>
    <style:style style:name="T364" style:family="text">
      <style:text-properties style:font-name="Arial" fo:font-size="15pt" officeooo:rsid="00702ff1" fo:background-color="transparent" loext:char-shading-value="0" style:font-size-asian="15pt" style:font-name-complex="Arial" style:font-size-complex="15pt"/>
    </style:style>
    <style:style style:name="T365" style:family="text">
      <style:text-properties style:font-name="Arial" fo:font-size="15pt" officeooo:rsid="00702ff1" fo:background-color="transparent" loext:char-shading-value="0" style:font-size-asian="15pt" style:font-name-complex="Arial" style:font-size-complex="15pt"/>
    </style:style>
    <style:style style:name="T366" style:family="text">
      <style:text-properties style:font-name="Arial" fo:font-size="15pt" officeooo:rsid="0072d789" fo:background-color="transparent" loext:char-shading-value="0" style:font-size-asian="15pt" style:font-name-complex="Arial" style:font-size-complex="15pt"/>
    </style:style>
    <style:style style:name="T367" style:family="text">
      <style:text-properties style:font-name="Arial" fo:font-size="15pt" officeooo:rsid="0072d789" fo:background-color="transparent" loext:char-shading-value="0" style:font-size-asian="15pt" style:font-name-complex="Arial" style:font-size-complex="15pt"/>
    </style:style>
    <style:style style:name="T368" style:family="text">
      <style:text-properties style:font-name="Arial" fo:font-size="15pt" officeooo:rsid="007323db" fo:background-color="transparent" loext:char-shading-value="0" style:font-size-asian="15pt" style:font-name-complex="Arial" style:font-size-complex="15pt"/>
    </style:style>
    <style:style style:name="T369" style:family="text">
      <style:text-properties style:font-name="Arial" fo:font-size="15pt" officeooo:rsid="007323db" fo:background-color="transparent" loext:char-shading-value="0" style:font-size-asian="15pt" style:font-name-complex="Arial" style:font-size-complex="15pt"/>
    </style:style>
    <style:style style:name="T370" style:family="text">
      <style:text-properties style:font-name="Arial" fo:font-size="15pt" officeooo:rsid="00732611" fo:background-color="transparent" loext:char-shading-value="0" style:font-size-asian="15pt" style:font-name-complex="Arial" style:font-size-complex="15pt"/>
    </style:style>
    <style:style style:name="T371" style:family="text">
      <style:text-properties style:font-name="Arial" fo:font-size="15pt" officeooo:rsid="00732611" fo:background-color="transparent" loext:char-shading-value="0" style:font-size-asian="15pt" style:font-name-complex="Arial" style:font-size-complex="15pt"/>
    </style:style>
    <style:style style:name="T372" style:family="text">
      <style:text-properties style:font-name="Arial" fo:font-size="15pt" officeooo:rsid="00744a82" fo:background-color="transparent" loext:char-shading-value="0" style:font-size-asian="15pt" style:font-name-complex="Arial" style:font-size-complex="15pt"/>
    </style:style>
    <style:style style:name="T373" style:family="text">
      <style:text-properties style:font-name="Arial" fo:font-size="15pt" officeooo:rsid="00744a82" fo:background-color="transparent" loext:char-shading-value="0" style:font-size-asian="15pt" style:font-name-complex="Arial" style:font-size-complex="15pt"/>
    </style:style>
    <style:style style:name="T374" style:family="text">
      <style:text-properties style:font-name="Arial" fo:font-size="15pt" officeooo:rsid="0077aa6e" fo:background-color="transparent" loext:char-shading-value="0" style:font-size-asian="15pt" style:font-name-complex="Arial" style:font-size-complex="15pt"/>
    </style:style>
    <style:style style:name="T375" style:family="text">
      <style:text-properties style:font-name="Arial" fo:font-size="15pt" officeooo:rsid="0077aa6e" fo:background-color="transparent" loext:char-shading-value="0" style:font-size-asian="15pt" style:font-name-complex="Arial" style:font-size-complex="15pt"/>
    </style:style>
    <style:style style:name="T376" style:family="text">
      <style:text-properties style:font-name="Arial" fo:font-size="15pt" officeooo:rsid="0077fb55" fo:background-color="transparent" loext:char-shading-value="0" style:font-size-asian="15pt" style:font-name-complex="Arial" style:font-size-complex="15pt"/>
    </style:style>
    <style:style style:name="T377" style:family="text">
      <style:text-properties style:font-name="Arial" fo:font-size="15pt" officeooo:rsid="0077fb55" fo:background-color="transparent" loext:char-shading-value="0" style:font-size-asian="15pt" style:font-name-complex="Arial" style:font-size-complex="15pt"/>
    </style:style>
    <style:style style:name="T378" style:family="text">
      <style:text-properties style:font-name="Arial" fo:font-size="15pt" officeooo:rsid="007a17b0" fo:background-color="transparent" loext:char-shading-value="0" style:font-size-asian="15pt" style:font-name-complex="Arial" style:font-size-complex="15pt"/>
    </style:style>
    <style:style style:name="T379" style:family="text">
      <style:text-properties style:font-name="Arial" fo:font-size="15pt" officeooo:rsid="007a17b0" fo:background-color="transparent" loext:char-shading-value="0" style:font-size-asian="15pt" style:font-name-complex="Arial" style:font-size-complex="15pt"/>
    </style:style>
    <style:style style:name="T380" style:family="text">
      <style:text-properties style:font-name="Arial" fo:font-size="15pt" officeooo:rsid="007de301" fo:background-color="transparent" loext:char-shading-value="0" style:font-size-asian="15pt" style:font-name-complex="Arial" style:font-size-complex="15pt"/>
    </style:style>
    <style:style style:name="T381" style:family="text">
      <style:text-properties style:font-name="Arial" fo:font-size="15pt" officeooo:rsid="007de301" fo:background-color="transparent" loext:char-shading-value="0" style:font-size-asian="15pt" style:font-name-complex="Arial" style:font-size-complex="15pt"/>
    </style:style>
    <style:style style:name="T382" style:family="text">
      <style:text-properties style:font-name="Arial" fo:font-size="15pt" officeooo:rsid="007df3b0" fo:background-color="transparent" loext:char-shading-value="0" style:font-size-asian="15pt" style:font-name-complex="Arial" style:font-size-complex="15pt"/>
    </style:style>
    <style:style style:name="T383" style:family="text">
      <style:text-properties style:font-name="Arial" fo:font-size="15pt" officeooo:rsid="007df3b0" fo:background-color="transparent" loext:char-shading-value="0" style:font-size-asian="15pt" style:font-name-complex="Arial" style:font-size-complex="15pt"/>
    </style:style>
    <style:style style:name="T384" style:family="text">
      <style:text-properties style:font-name="Arial" fo:font-size="15pt" officeooo:rsid="00332185" fo:background-color="transparent" loext:char-shading-value="0" style:font-size-asian="15pt" style:font-name-complex="Arial" style:font-size-complex="15pt"/>
    </style:style>
    <style:style style:name="T385" style:family="text">
      <style:text-properties style:font-name="Arial" fo:font-size="15pt" officeooo:rsid="00332185" fo:background-color="transparent" loext:char-shading-value="0" style:font-size-asian="15pt" style:font-name-complex="Arial" style:font-size-complex="15pt"/>
    </style:style>
    <style:style style:name="T386" style:family="text">
      <style:text-properties style:font-name="Arial" fo:font-size="15pt" fo:background-color="transparent" loext:char-shading-value="0" style:font-size-asian="15pt" style:font-name-complex="Arial" style:font-size-complex="15pt"/>
    </style:style>
    <style:style style:name="T387" style:family="text">
      <style:text-properties style:font-name="Arial" fo:font-size="15pt" officeooo:rsid="002ed6b0" fo:background-color="transparent" loext:char-shading-value="0" style:font-size-asian="15pt" style:font-name-complex="Arial" style:font-size-complex="15pt"/>
    </style:style>
    <style:style style:name="T388" style:family="text">
      <style:text-properties style:font-name="Arial" fo:font-size="15pt" officeooo:rsid="003a1c7b" fo:background-color="transparent" loext:char-shading-value="0" style:font-size-asian="15pt" style:font-name-complex="Arial" style:font-size-complex="15pt"/>
    </style:style>
    <style:style style:name="T389" style:family="text">
      <style:text-properties style:font-name="Arial" fo:font-size="15pt" officeooo:rsid="0079e50b" fo:background-color="transparent" loext:char-shading-value="0" style:font-size-asian="15pt" style:font-name-complex="Arial" style:font-size-complex="15pt"/>
    </style:style>
    <style:style style:name="T390" style:family="text">
      <style:text-properties style:font-name="Arial1" fo:font-size="15pt" officeooo:rsid="00546b9f" style:font-name-asian="Microsoft Sans Serif" style:font-size-asian="15pt" style:font-name-complex="Arial" style:font-size-complex="15pt"/>
    </style:style>
    <style:style style:name="T391" style:family="text">
      <style:text-properties style:font-name="Arial1" fo:font-size="15pt" officeooo:rsid="0066c455" style:font-name-asian="Microsoft Sans Serif" style:font-size-asian="15pt" style:font-name-complex="Arial" style:font-size-complex="15pt"/>
    </style:style>
    <style:style style:name="T392" style:family="text">
      <style:text-properties style:font-name="Arial1" fo:font-size="15pt" officeooo:rsid="00546b9f" fo:background-color="transparent" loext:char-shading-value="0" style:font-name-asian="Microsoft Sans Serif" style:font-size-asian="15pt" style:font-name-complex="Arial" style:font-size-complex="15pt"/>
    </style:style>
    <style:style style:name="T393" style:family="text">
      <style:text-properties style:font-name="Arial1" fo:font-size="15pt" officeooo:rsid="00546b9f" fo:background-color="transparent" loext:char-shading-value="0" style:font-name-asian="Microsoft Sans Serif" style:font-size-asian="15pt" style:font-name-complex="Arial" style:font-size-complex="15pt"/>
    </style:style>
    <style:style style:name="T394" style:family="text">
      <style:text-properties style:font-name="Arial1" fo:font-size="15pt" officeooo:rsid="0066c455" fo:background-color="transparent" loext:char-shading-value="0" style:font-name-asian="Microsoft Sans Serif" style:font-size-asian="15pt" style:font-name-complex="Arial" style:font-size-complex="15pt"/>
    </style:style>
    <style:style style:name="T395" style:family="text">
      <style:text-properties style:font-name="Arial1" fo:font-size="15pt" officeooo:rsid="0066c455" fo:background-color="transparent" loext:char-shading-value="0" style:font-name-asian="Microsoft Sans Serif" style:font-size-asian="15pt" style:font-name-complex="Arial" style:font-size-complex="15pt"/>
    </style:style>
    <style:style style:name="T396" style:family="text">
      <style:text-properties style:font-name="Arial1" fo:font-size="15pt" officeooo:rsid="002bd200" fo:background-color="transparent" loext:char-shading-value="0" style:font-name-asian="Microsoft Sans Serif" style:font-size-asian="15pt" style:font-name-complex="Arial" style:font-size-complex="15pt"/>
    </style:style>
    <style:style style:name="T397" style:family="text">
      <style:text-properties style:font-name="Arial1" fo:font-size="15pt" officeooo:rsid="004c564c" fo:background-color="transparent" loext:char-shading-value="0" style:font-name-asian="Microsoft Sans Serif" style:font-size-asian="15pt" style:font-name-complex="Arial" style:font-size-complex="15pt"/>
    </style:style>
    <style:style style:name="T398" style:family="text">
      <style:text-properties style:text-position="25% 58%" style:font-name="Arial" fo:font-size="15pt" fo:background-color="transparent" loext:char-shading-value="0" style:font-size-asian="15pt" style:font-name-complex="Arial" style:font-size-complex="15pt"/>
    </style:style>
    <style:style style:name="T399" style:family="text">
      <style:text-properties style:text-position="25% 58%" style:font-name="Arial" fo:font-size="15pt" officeooo:rsid="0066c455" fo:background-color="transparent" loext:char-shading-value="0" style:font-size-asian="15pt" style:font-name-complex="Arial" style:font-size-complex="15pt"/>
    </style:style>
    <style:style style:name="T400" style:family="text">
      <style:text-properties style:text-position="-25% 58%" style:font-name="Arial" fo:font-size="15pt" fo:background-color="transparent" loext:char-shading-value="0" style:font-size-asian="15pt" style:font-name-complex="Arial" style:font-size-complex="15pt"/>
    </style:style>
    <style:style style:name="T401" style:family="text">
      <style:text-properties fo:color="#c9211e" loext:opacity="100%" style:font-name="Arial" fo:font-size="15pt" fo:background-color="transparent" loext:char-shading-value="0" style:font-size-asian="15pt" style:font-name-complex="Arial" style:font-size-complex="15pt"/>
    </style:style>
    <style:style style:name="T402" style:family="text">
      <style:text-properties fo:color="#c9211e" loext:opacity="100%" style:font-name="Arial" fo:font-size="15pt" officeooo:rsid="00213b1b" fo:background-color="transparent" loext:char-shading-value="0" style:font-size-asian="15pt" style:font-name-complex="Arial" style:font-size-complex="15pt"/>
    </style:style>
    <style:style style:name="T403" style:family="text">
      <style:text-properties fo:color="#c9211e" loext:opacity="100%" style:font-name="Arial" fo:font-size="15pt" officeooo:rsid="0022fc40" fo:background-color="transparent" loext:char-shading-value="0" style:font-size-asian="15pt" style:font-name-complex="Arial" style:font-size-complex="15pt"/>
    </style:style>
    <style:style style:name="T404" style:family="text">
      <style:text-properties fo:color="#c9211e" loext:opacity="100%" style:font-name="Arial" fo:font-size="15pt" officeooo:rsid="0025edee" fo:background-color="transparent" loext:char-shading-value="0" style:font-size-asian="15pt" style:font-name-complex="Arial" style:font-size-complex="15pt"/>
    </style:style>
    <style:style style:name="T405" style:family="text">
      <style:text-properties fo:color="#c9211e" loext:opacity="100%" style:font-name="Arial" fo:font-size="15pt" officeooo:rsid="007f8af3" fo:background-color="transparent" loext:char-shading-value="0" style:font-size-asian="15pt" style:font-name-complex="Arial" style:font-size-complex="15pt"/>
    </style:style>
    <style:style style:name="T406" style:family="text">
      <style:text-properties fo:color="#c9211e" loext:opacity="100%" style:font-name="Arial" fo:font-size="15pt" officeooo:rsid="002610ef" fo:background-color="transparent" loext:char-shading-value="0" style:font-size-asian="15pt" style:font-name-complex="Arial" style:font-size-complex="15pt"/>
    </style:style>
    <style:style style:name="T407" style:family="text">
      <style:text-properties fo:color="#c9211e" loext:opacity="100%" style:font-name="Arial" fo:font-size="15pt" officeooo:rsid="002b949e" fo:background-color="transparent" loext:char-shading-value="0" style:font-size-asian="15pt" style:font-name-complex="Arial" style:font-size-complex="15pt"/>
    </style:style>
    <style:style style:name="T408" style:family="text">
      <style:text-properties fo:color="#c9211e" loext:opacity="100%" style:font-name="Arial" fo:font-size="15pt" officeooo:rsid="002bd200" fo:background-color="transparent" loext:char-shading-value="0" style:font-size-asian="15pt" style:font-name-complex="Arial" style:font-size-complex="15pt"/>
    </style:style>
    <style:style style:name="T409" style:family="text">
      <style:text-properties fo:color="#c9211e" loext:opacity="100%" style:font-name="Arial" fo:font-size="15pt" officeooo:rsid="002ed6b0" fo:background-color="transparent" loext:char-shading-value="0" style:font-size-asian="15pt" style:font-name-complex="Arial" style:font-size-complex="15pt"/>
    </style:style>
    <style:style style:name="T410" style:family="text">
      <style:text-properties fo:color="#c9211e" loext:opacity="100%" style:font-name="Arial" fo:font-size="15pt" officeooo:rsid="0038538a" fo:background-color="transparent" loext:char-shading-value="0" style:font-size-asian="15pt" style:font-name-complex="Arial" style:font-size-complex="15pt"/>
    </style:style>
    <style:style style:name="T411" style:family="text">
      <style:text-properties fo:color="#c9211e" loext:opacity="100%" style:font-name="Arial" fo:font-size="15pt" officeooo:rsid="00393e5c" fo:background-color="transparent" loext:char-shading-value="0" style:font-size-asian="15pt" style:font-name-complex="Arial" style:font-size-complex="15pt"/>
    </style:style>
    <style:style style:name="T412" style:family="text">
      <style:text-properties fo:color="#c9211e" loext:opacity="100%" style:font-name="Arial" fo:font-size="15pt" officeooo:rsid="003a1c7b" fo:background-color="transparent" loext:char-shading-value="0" style:font-size-asian="15pt" style:font-name-complex="Arial" style:font-size-complex="15pt"/>
    </style:style>
    <style:style style:name="T413" style:family="text">
      <style:text-properties fo:color="#c9211e" loext:opacity="100%" style:font-name="Arial" fo:font-size="15pt" officeooo:rsid="003bbbad" fo:background-color="transparent" loext:char-shading-value="0" style:font-size-asian="15pt" style:font-name-complex="Arial" style:font-size-complex="15pt"/>
    </style:style>
    <style:style style:name="T414" style:family="text">
      <style:text-properties fo:color="#c9211e" loext:opacity="100%" style:font-name="Arial" fo:font-size="15pt" officeooo:rsid="003d8df2" fo:background-color="transparent" loext:char-shading-value="0" style:font-size-asian="15pt" style:font-name-complex="Arial" style:font-size-complex="15pt"/>
    </style:style>
    <style:style style:name="T415" style:family="text">
      <style:text-properties fo:color="#c9211e" loext:opacity="100%" style:font-name="Arial" fo:font-size="15pt" officeooo:rsid="003ef6fc" fo:background-color="transparent" loext:char-shading-value="0" style:font-size-asian="15pt" style:font-name-complex="Arial" style:font-size-complex="15pt"/>
    </style:style>
    <style:style style:name="T416" style:family="text">
      <style:text-properties fo:color="#c9211e" loext:opacity="100%" style:font-name="Arial" fo:font-size="15pt" officeooo:rsid="00401a57" fo:background-color="transparent" loext:char-shading-value="0" style:font-size-asian="15pt" style:font-name-complex="Arial" style:font-size-complex="15pt"/>
    </style:style>
    <style:style style:name="T417" style:family="text">
      <style:text-properties fo:color="#c9211e" loext:opacity="100%" style:font-name="Arial" fo:font-size="15pt" officeooo:rsid="0041ff94" fo:background-color="transparent" loext:char-shading-value="0" style:font-size-asian="15pt" style:font-name-complex="Arial" style:font-size-complex="15pt"/>
    </style:style>
    <style:style style:name="T418" style:family="text">
      <style:text-properties fo:color="#c9211e" loext:opacity="100%" style:font-name="Arial" fo:font-size="15pt" officeooo:rsid="004772ee" fo:background-color="transparent" loext:char-shading-value="0" style:font-size-asian="15pt" style:font-name-complex="Arial" style:font-size-complex="15pt"/>
    </style:style>
    <style:style style:name="T419" style:family="text">
      <style:text-properties fo:color="#c9211e" loext:opacity="100%" style:font-name="Arial" fo:font-size="15pt" officeooo:rsid="004a2db1" fo:background-color="transparent" loext:char-shading-value="0" style:font-size-asian="15pt" style:font-name-complex="Arial" style:font-size-complex="15pt"/>
    </style:style>
    <style:style style:name="T420" style:family="text">
      <style:text-properties fo:color="#c9211e" loext:opacity="100%" style:font-name="Arial" fo:font-size="15pt" officeooo:rsid="004a755b" fo:background-color="transparent" loext:char-shading-value="0" style:font-size-asian="15pt" style:font-name-complex="Arial" style:font-size-complex="15pt"/>
    </style:style>
    <style:style style:name="T421" style:family="text">
      <style:text-properties fo:color="#c9211e" loext:opacity="100%" style:font-name="Arial" fo:font-size="15pt" officeooo:rsid="004b79a5" fo:background-color="transparent" loext:char-shading-value="0" style:font-size-asian="15pt" style:font-name-complex="Arial" style:font-size-complex="15pt"/>
    </style:style>
    <style:style style:name="T422" style:family="text">
      <style:text-properties fo:color="#c9211e" loext:opacity="100%" style:font-name="Arial" fo:font-size="15pt" officeooo:rsid="004c564c" fo:background-color="transparent" loext:char-shading-value="0" style:font-size-asian="15pt" style:font-name-complex="Arial" style:font-size-complex="15pt"/>
    </style:style>
    <style:style style:name="T423" style:family="text">
      <style:text-properties fo:color="#c9211e" loext:opacity="100%" style:font-name="Arial" fo:font-size="15pt" officeooo:rsid="004e09c9" fo:background-color="transparent" loext:char-shading-value="0" style:font-size-asian="15pt" style:font-name-complex="Arial" style:font-size-complex="15pt"/>
    </style:style>
    <style:style style:name="T424" style:family="text">
      <style:text-properties fo:color="#c9211e" loext:opacity="100%" style:font-name="Arial" fo:font-size="15pt" officeooo:rsid="004fabd8" fo:background-color="transparent" loext:char-shading-value="0" style:font-size-asian="15pt" style:font-name-complex="Arial" style:font-size-complex="15pt"/>
    </style:style>
    <style:style style:name="T425" style:family="text">
      <style:text-properties fo:color="#c9211e" loext:opacity="100%" style:font-name="Arial" fo:font-size="15pt" officeooo:rsid="0051a83a" fo:background-color="transparent" loext:char-shading-value="0" style:font-size-asian="15pt" style:font-name-complex="Arial" style:font-size-complex="15pt"/>
    </style:style>
    <style:style style:name="T426" style:family="text">
      <style:text-properties fo:color="#c9211e" loext:opacity="100%" style:font-name="Arial" fo:font-size="15pt" officeooo:rsid="0054424b" fo:background-color="transparent" loext:char-shading-value="0" style:font-size-asian="15pt" style:font-name-complex="Arial" style:font-size-complex="15pt"/>
    </style:style>
    <style:style style:name="T427" style:family="text">
      <style:text-properties fo:color="#c9211e" loext:opacity="100%" style:font-name="Arial" fo:font-size="15pt" officeooo:rsid="00546b9f" fo:background-color="transparent" loext:char-shading-value="0" style:font-size-asian="15pt" style:font-name-complex="Arial" style:font-size-complex="15pt"/>
    </style:style>
    <style:style style:name="T428" style:family="text">
      <style:text-properties fo:color="#c9211e" loext:opacity="100%" style:font-name="Arial" fo:font-size="15pt" officeooo:rsid="00571f6f" fo:background-color="transparent" loext:char-shading-value="0" style:font-size-asian="15pt" style:font-name-complex="Arial" style:font-size-complex="15pt"/>
    </style:style>
    <style:style style:name="T429" style:family="text">
      <style:text-properties fo:color="#c9211e" loext:opacity="100%" style:font-name="Arial" fo:font-size="15pt" officeooo:rsid="0059722d" fo:background-color="transparent" loext:char-shading-value="0" style:font-size-asian="15pt" style:font-name-complex="Arial" style:font-size-complex="15pt"/>
    </style:style>
    <style:style style:name="T430" style:family="text">
      <style:text-properties fo:color="#c9211e" loext:opacity="100%" style:font-name="Arial" fo:font-size="15pt" officeooo:rsid="005ae31e" fo:background-color="transparent" loext:char-shading-value="0" style:font-size-asian="15pt" style:font-name-complex="Arial" style:font-size-complex="15pt"/>
    </style:style>
    <style:style style:name="T431" style:family="text">
      <style:text-properties fo:color="#c9211e" loext:opacity="100%" style:font-name="Arial" fo:font-size="15pt" officeooo:rsid="005e9d5a" fo:background-color="transparent" loext:char-shading-value="0" style:font-size-asian="15pt" style:font-name-complex="Arial" style:font-size-complex="15pt"/>
    </style:style>
    <style:style style:name="T432" style:family="text">
      <style:text-properties fo:color="#c9211e" loext:opacity="100%" style:font-name="Arial" fo:font-size="15pt" officeooo:rsid="005efd64" fo:background-color="transparent" loext:char-shading-value="0" style:font-size-asian="15pt" style:font-name-complex="Arial" style:font-size-complex="15pt"/>
    </style:style>
    <style:style style:name="T433" style:family="text">
      <style:text-properties fo:color="#c9211e" loext:opacity="100%" style:font-name="Arial" fo:font-size="15pt" officeooo:rsid="006072d1" fo:background-color="transparent" loext:char-shading-value="0" style:font-size-asian="15pt" style:font-name-complex="Arial" style:font-size-complex="15pt"/>
    </style:style>
    <style:style style:name="T434" style:family="text">
      <style:text-properties fo:color="#c9211e" loext:opacity="100%" style:font-name="Arial" fo:font-size="15pt" officeooo:rsid="0060cce9" fo:background-color="transparent" loext:char-shading-value="0" style:font-size-asian="15pt" style:font-name-complex="Arial" style:font-size-complex="15pt"/>
    </style:style>
    <style:style style:name="T435" style:family="text">
      <style:text-properties fo:color="#c9211e" loext:opacity="100%" style:font-name="Arial" fo:font-size="15pt" officeooo:rsid="0063019c" fo:background-color="transparent" loext:char-shading-value="0" style:font-size-asian="15pt" style:font-name-complex="Arial" style:font-size-complex="15pt"/>
    </style:style>
    <style:style style:name="T436" style:family="text">
      <style:text-properties fo:color="#c9211e" loext:opacity="100%" style:font-name="Arial" fo:font-size="15pt" officeooo:rsid="00665ce6" fo:background-color="transparent" loext:char-shading-value="0" style:font-size-asian="15pt" style:font-name-complex="Arial" style:font-size-complex="15pt"/>
    </style:style>
    <style:style style:name="T437" style:family="text">
      <style:text-properties fo:color="#c9211e" loext:opacity="100%" style:font-name="Arial" fo:font-size="15pt" officeooo:rsid="00667112" fo:background-color="transparent" loext:char-shading-value="0" style:font-size-asian="15pt" style:font-name-complex="Arial" style:font-size-complex="15pt"/>
    </style:style>
    <style:style style:name="T438" style:family="text">
      <style:text-properties fo:color="#c9211e" loext:opacity="100%" style:font-name="Arial" fo:font-size="15pt" officeooo:rsid="0066c455" fo:background-color="transparent" loext:char-shading-value="0" style:font-size-asian="15pt" style:font-name-complex="Arial" style:font-size-complex="15pt"/>
    </style:style>
    <style:style style:name="T439" style:family="text">
      <style:text-properties fo:color="#c9211e" loext:opacity="100%" style:font-name="Arial" fo:font-size="15pt" officeooo:rsid="006aade2" fo:background-color="transparent" loext:char-shading-value="0" style:font-size-asian="15pt" style:font-name-complex="Arial" style:font-size-complex="15pt"/>
    </style:style>
    <style:style style:name="T440" style:family="text">
      <style:text-properties fo:color="#c9211e" loext:opacity="100%" style:font-name="Arial" fo:font-size="15pt" officeooo:rsid="006c151d" fo:background-color="transparent" loext:char-shading-value="0" style:font-size-asian="15pt" style:font-name-complex="Arial" style:font-size-complex="15pt"/>
    </style:style>
    <style:style style:name="T441" style:family="text">
      <style:text-properties fo:color="#c9211e" loext:opacity="100%" style:font-name="Arial" fo:font-size="15pt" officeooo:rsid="006d8709" fo:background-color="transparent" loext:char-shading-value="0" style:font-size-asian="15pt" style:font-name-complex="Arial" style:font-size-complex="15pt"/>
    </style:style>
    <style:style style:name="T442" style:family="text">
      <style:text-properties fo:color="#c9211e" loext:opacity="100%" style:font-name="Arial" fo:font-size="15pt" officeooo:rsid="006e4c41" fo:background-color="transparent" loext:char-shading-value="0" style:font-size-asian="15pt" style:font-name-complex="Arial" style:font-size-complex="15pt"/>
    </style:style>
    <style:style style:name="T443" style:family="text">
      <style:text-properties fo:color="#c9211e" loext:opacity="100%" style:font-name="Arial" fo:font-size="15pt" officeooo:rsid="00702ff1" fo:background-color="transparent" loext:char-shading-value="0" style:font-size-asian="15pt" style:font-name-complex="Arial" style:font-size-complex="15pt"/>
    </style:style>
    <style:style style:name="T444" style:family="text">
      <style:text-properties fo:color="#c9211e" loext:opacity="100%" style:font-name="Arial" fo:font-size="15pt" officeooo:rsid="0072d789" fo:background-color="transparent" loext:char-shading-value="0" style:font-size-asian="15pt" style:font-name-complex="Arial" style:font-size-complex="15pt"/>
    </style:style>
    <style:style style:name="T445" style:family="text">
      <style:text-properties fo:color="#c9211e" loext:opacity="100%" style:font-name="Arial" fo:font-size="15pt" officeooo:rsid="007323db" fo:background-color="transparent" loext:char-shading-value="0" style:font-size-asian="15pt" style:font-name-complex="Arial" style:font-size-complex="15pt"/>
    </style:style>
    <style:style style:name="T446" style:family="text">
      <style:text-properties fo:color="#c9211e" loext:opacity="100%" style:font-name="Arial" fo:font-size="15pt" officeooo:rsid="00732611" fo:background-color="transparent" loext:char-shading-value="0" style:font-size-asian="15pt" style:font-name-complex="Arial" style:font-size-complex="15pt"/>
    </style:style>
    <style:style style:name="T447" style:family="text">
      <style:text-properties fo:color="#c9211e" loext:opacity="100%" style:font-name="Arial" fo:font-size="15pt" officeooo:rsid="00744a82" fo:background-color="transparent" loext:char-shading-value="0" style:font-size-asian="15pt" style:font-name-complex="Arial" style:font-size-complex="15pt"/>
    </style:style>
    <style:style style:name="T448" style:family="text">
      <style:text-properties fo:color="#c9211e" loext:opacity="100%" style:font-name="Arial" fo:font-size="15pt" officeooo:rsid="0077aa6e" fo:background-color="transparent" loext:char-shading-value="0" style:font-size-asian="15pt" style:font-name-complex="Arial" style:font-size-complex="15pt"/>
    </style:style>
    <style:style style:name="T449" style:family="text">
      <style:text-properties fo:color="#c9211e" loext:opacity="100%" style:font-name="Arial" fo:font-size="15pt" officeooo:rsid="0077fb55" fo:background-color="transparent" loext:char-shading-value="0" style:font-size-asian="15pt" style:font-name-complex="Arial" style:font-size-complex="15pt"/>
    </style:style>
    <style:style style:name="T450" style:family="text">
      <style:text-properties fo:color="#c9211e" loext:opacity="100%" style:font-name="Arial" fo:font-size="15pt" officeooo:rsid="0079e50b" fo:background-color="transparent" loext:char-shading-value="0" style:font-size-asian="15pt" style:font-name-complex="Arial" style:font-size-complex="15pt"/>
    </style:style>
    <style:style style:name="T451" style:family="text">
      <style:text-properties fo:color="#c9211e" loext:opacity="100%" style:font-name="Arial" fo:font-size="15pt" officeooo:rsid="007a17b0" fo:background-color="transparent" loext:char-shading-value="0" style:font-size-asian="15pt" style:font-name-complex="Arial" style:font-size-complex="15pt"/>
    </style:style>
    <style:style style:name="T452" style:family="text">
      <style:text-properties fo:color="#c9211e" loext:opacity="100%" style:font-name="Arial" fo:font-size="15pt" officeooo:rsid="007de301" fo:background-color="transparent" loext:char-shading-value="0" style:font-size-asian="15pt" style:font-name-complex="Arial" style:font-size-complex="15pt"/>
    </style:style>
    <style:style style:name="T453" style:family="text">
      <style:text-properties fo:color="#c9211e" loext:opacity="100%" style:font-name="Arial" fo:font-size="15pt" officeooo:rsid="007df3b0" fo:background-color="transparent" loext:char-shading-value="0" style:font-size-asian="15pt" style:font-name-complex="Arial" style:font-size-complex="15pt"/>
    </style:style>
    <style:style style:name="T454" style:family="text">
      <style:text-properties fo:color="#c9211e" loext:opacity="100%" style:font-name="Arial" fo:font-size="15pt" officeooo:rsid="00332185" fo:background-color="transparent" loext:char-shading-value="0" style:font-size-asian="15pt" style:font-name-complex="Arial" style:font-size-complex="15pt"/>
    </style:style>
    <style:style style:name="T455" style:family="text">
      <style:text-properties fo:color="#c9211e" loext:opacity="100%" style:font-name="Arial1" fo:font-size="15pt" officeooo:rsid="002bd200" fo:background-color="transparent" loext:char-shading-value="0" style:font-name-asian="Microsoft Sans Serif" style:font-size-asian="15pt" style:font-name-complex="Arial" style:font-size-complex="15pt"/>
    </style:style>
    <style:style style:name="T456" style:family="text">
      <style:text-properties fo:color="#c9211e" loext:opacity="100%" style:font-name="Arial1" fo:font-size="15pt" officeooo:rsid="004c564c" fo:background-color="transparent" loext:char-shading-value="0" style:font-name-asian="Microsoft Sans Serif" style:font-size-asian="15pt" style:font-name-complex="Arial" style:font-size-complex="15pt"/>
    </style:style>
    <style:style style:name="T457" style:family="text">
      <style:text-properties fo:color="#c9211e" loext:opacity="100%" style:font-name="Arial1" fo:font-size="15pt" officeooo:rsid="00546b9f" fo:background-color="transparent" loext:char-shading-value="0" style:font-name-asian="Microsoft Sans Serif" style:font-size-asian="15pt" style:font-name-complex="Arial" style:font-size-complex="15pt"/>
    </style:style>
    <style:style style:name="T458" style:family="text">
      <style:text-properties fo:color="#c9211e" loext:opacity="100%" style:font-name="Arial1" fo:font-size="15pt" officeooo:rsid="0066c455" fo:background-color="transparent" loext:char-shading-value="0" style:font-name-asian="Microsoft Sans Serif" style:font-size-asian="15pt" style:font-name-complex="Arial" style:font-size-complex="15pt"/>
    </style:style>
    <style:style style:name="T459" style:family="text">
      <style:text-properties fo:color="#c9211e" loext:opacity="100%" style:text-position="25% 58%" style:font-name="Arial" fo:font-size="15pt" fo:background-color="transparent" loext:char-shading-value="0" style:font-size-asian="15pt" style:font-name-complex="Arial" style:font-size-complex="15pt"/>
    </style:style>
    <style:style style:name="T460" style:family="text">
      <style:text-properties fo:color="#c9211e" loext:opacity="100%" style:text-position="25% 58%" style:font-name="Arial" fo:font-size="15pt" officeooo:rsid="0066c455" fo:background-color="transparent" loext:char-shading-value="0" style:font-size-asian="15pt" style:font-name-complex="Arial" style:font-size-complex="15pt"/>
    </style:style>
    <style:style style:name="T461" style:family="text">
      <style:text-properties fo:color="#c9211e" loext:opacity="100%" style:text-position="-25% 58%" style:font-name="Arial" fo:font-size="15pt" fo:background-color="transparent" loext:char-shading-value="0" style:font-size-asian="15pt" style:font-name-complex="Arial" style:font-size-complex="15pt"/>
    </style:style>
    <style:style style:name="T462" style:family="text">
      <style:text-properties style:use-window-font-color="true" loext:opacity="0%" style:font-name="Arial" fo:font-size="15pt" fo:background-color="transparent" loext:char-shading-value="0" style:font-size-asian="15pt" style:font-name-complex="Arial" style:font-size-complex="15pt"/>
    </style:style>
    <style:style style:name="T463" style:family="text">
      <style:text-properties style:use-window-font-color="true" loext:opacity="0%" style:font-name="Arial" fo:font-size="15pt" officeooo:rsid="00213b1b" fo:background-color="transparent" loext:char-shading-value="0" style:font-size-asian="15pt" style:font-name-complex="Arial" style:font-size-complex="15pt"/>
    </style:style>
    <style:style style:name="T464" style:family="text">
      <style:text-properties style:use-window-font-color="true" loext:opacity="0%" style:font-name="Arial" fo:font-size="15pt" officeooo:rsid="0022fc40" fo:background-color="transparent" loext:char-shading-value="0" style:font-size-asian="15pt" style:font-name-complex="Arial" style:font-size-complex="15pt"/>
    </style:style>
    <style:style style:name="T465" style:family="text">
      <style:text-properties style:use-window-font-color="true" loext:opacity="0%" style:font-name="Arial" fo:font-size="15pt" officeooo:rsid="0025edee" fo:background-color="transparent" loext:char-shading-value="0" style:font-size-asian="15pt" style:font-name-complex="Arial" style:font-size-complex="15pt"/>
    </style:style>
    <style:style style:name="T466" style:family="text">
      <style:text-properties style:use-window-font-color="true" loext:opacity="0%" style:font-name="Arial" fo:font-size="15pt" officeooo:rsid="007f8af3" fo:background-color="transparent" loext:char-shading-value="0" style:font-size-asian="15pt" style:font-name-complex="Arial" style:font-size-complex="15pt"/>
    </style:style>
    <style:style style:name="T467" style:family="text">
      <style:text-properties style:use-window-font-color="true" loext:opacity="0%" style:font-name="Arial" fo:font-size="15pt" officeooo:rsid="002610ef" fo:background-color="transparent" loext:char-shading-value="0" style:font-size-asian="15pt" style:font-name-complex="Arial" style:font-size-complex="15pt"/>
    </style:style>
    <style:style style:name="T468" style:family="text">
      <style:text-properties style:use-window-font-color="true" loext:opacity="0%" style:font-name="Arial" fo:font-size="15pt" officeooo:rsid="002b949e" fo:background-color="transparent" loext:char-shading-value="0" style:font-size-asian="15pt" style:font-name-complex="Arial" style:font-size-complex="15pt"/>
    </style:style>
    <style:style style:name="T469" style:family="text">
      <style:text-properties style:use-window-font-color="true" loext:opacity="0%" style:font-name="Arial" fo:font-size="15pt" officeooo:rsid="002bd200" fo:background-color="transparent" loext:char-shading-value="0" style:font-size-asian="15pt" style:font-name-complex="Arial" style:font-size-complex="15pt"/>
    </style:style>
    <style:style style:name="T470" style:family="text">
      <style:text-properties style:use-window-font-color="true" loext:opacity="0%" style:font-name="Arial" fo:font-size="15pt" officeooo:rsid="002ed6b0" fo:background-color="transparent" loext:char-shading-value="0" style:font-size-asian="15pt" style:font-name-complex="Arial" style:font-size-complex="15pt"/>
    </style:style>
    <style:style style:name="T471" style:family="text">
      <style:text-properties style:use-window-font-color="true" loext:opacity="0%" style:font-name="Arial" fo:font-size="15pt" officeooo:rsid="0038538a" fo:background-color="transparent" loext:char-shading-value="0" style:font-size-asian="15pt" style:font-name-complex="Arial" style:font-size-complex="15pt"/>
    </style:style>
    <style:style style:name="T472" style:family="text">
      <style:text-properties style:use-window-font-color="true" loext:opacity="0%" style:font-name="Arial" fo:font-size="15pt" officeooo:rsid="00393e5c" fo:background-color="transparent" loext:char-shading-value="0" style:font-size-asian="15pt" style:font-name-complex="Arial" style:font-size-complex="15pt"/>
    </style:style>
    <style:style style:name="T473" style:family="text">
      <style:text-properties style:use-window-font-color="true" loext:opacity="0%" style:font-name="Arial" fo:font-size="15pt" officeooo:rsid="003a1c7b" fo:background-color="transparent" loext:char-shading-value="0" style:font-size-asian="15pt" style:font-name-complex="Arial" style:font-size-complex="15pt"/>
    </style:style>
    <style:style style:name="T474" style:family="text">
      <style:text-properties style:use-window-font-color="true" loext:opacity="0%" style:font-name="Arial" fo:font-size="15pt" officeooo:rsid="003bbbad" fo:background-color="transparent" loext:char-shading-value="0" style:font-size-asian="15pt" style:font-name-complex="Arial" style:font-size-complex="15pt"/>
    </style:style>
    <style:style style:name="T475" style:family="text">
      <style:text-properties style:use-window-font-color="true" loext:opacity="0%" style:font-name="Arial" fo:font-size="15pt" officeooo:rsid="003d8df2" fo:background-color="transparent" loext:char-shading-value="0" style:font-size-asian="15pt" style:font-name-complex="Arial" style:font-size-complex="15pt"/>
    </style:style>
    <style:style style:name="T476" style:family="text">
      <style:text-properties style:use-window-font-color="true" loext:opacity="0%" style:font-name="Arial" fo:font-size="15pt" officeooo:rsid="003ef6fc" fo:background-color="transparent" loext:char-shading-value="0" style:font-size-asian="15pt" style:font-name-complex="Arial" style:font-size-complex="15pt"/>
    </style:style>
    <style:style style:name="T477" style:family="text">
      <style:text-properties style:use-window-font-color="true" loext:opacity="0%" style:font-name="Arial" fo:font-size="15pt" officeooo:rsid="00401a57" fo:background-color="transparent" loext:char-shading-value="0" style:font-size-asian="15pt" style:font-name-complex="Arial" style:font-size-complex="15pt"/>
    </style:style>
    <style:style style:name="T478" style:family="text">
      <style:text-properties style:use-window-font-color="true" loext:opacity="0%" style:font-name="Arial" fo:font-size="15pt" officeooo:rsid="0041ff94" fo:background-color="transparent" loext:char-shading-value="0" style:font-size-asian="15pt" style:font-name-complex="Arial" style:font-size-complex="15pt"/>
    </style:style>
    <style:style style:name="T479" style:family="text">
      <style:text-properties style:use-window-font-color="true" loext:opacity="0%" style:font-name="Arial" fo:font-size="15pt" officeooo:rsid="004772ee" fo:background-color="transparent" loext:char-shading-value="0" style:font-size-asian="15pt" style:font-name-complex="Arial" style:font-size-complex="15pt"/>
    </style:style>
    <style:style style:name="T480" style:family="text">
      <style:text-properties style:use-window-font-color="true" loext:opacity="0%" style:font-name="Arial" fo:font-size="15pt" officeooo:rsid="004a2db1" fo:background-color="transparent" loext:char-shading-value="0" style:font-size-asian="15pt" style:font-name-complex="Arial" style:font-size-complex="15pt"/>
    </style:style>
    <style:style style:name="T481" style:family="text">
      <style:text-properties style:use-window-font-color="true" loext:opacity="0%" style:font-name="Arial" fo:font-size="15pt" officeooo:rsid="004a755b" fo:background-color="transparent" loext:char-shading-value="0" style:font-size-asian="15pt" style:font-name-complex="Arial" style:font-size-complex="15pt"/>
    </style:style>
    <style:style style:name="T482" style:family="text">
      <style:text-properties style:use-window-font-color="true" loext:opacity="0%" style:font-name="Arial" fo:font-size="15pt" officeooo:rsid="004b79a5" fo:background-color="transparent" loext:char-shading-value="0" style:font-size-asian="15pt" style:font-name-complex="Arial" style:font-size-complex="15pt"/>
    </style:style>
    <style:style style:name="T483" style:family="text">
      <style:text-properties style:use-window-font-color="true" loext:opacity="0%" style:font-name="Arial" fo:font-size="15pt" officeooo:rsid="004c564c" fo:background-color="transparent" loext:char-shading-value="0" style:font-size-asian="15pt" style:font-name-complex="Arial" style:font-size-complex="15pt"/>
    </style:style>
    <style:style style:name="T484" style:family="text">
      <style:text-properties style:use-window-font-color="true" loext:opacity="0%" style:font-name="Arial" fo:font-size="15pt" officeooo:rsid="004e09c9" fo:background-color="transparent" loext:char-shading-value="0" style:font-size-asian="15pt" style:font-name-complex="Arial" style:font-size-complex="15pt"/>
    </style:style>
    <style:style style:name="T485" style:family="text">
      <style:text-properties style:use-window-font-color="true" loext:opacity="0%" style:font-name="Arial" fo:font-size="15pt" officeooo:rsid="004fabd8" fo:background-color="transparent" loext:char-shading-value="0" style:font-size-asian="15pt" style:font-name-complex="Arial" style:font-size-complex="15pt"/>
    </style:style>
    <style:style style:name="T486" style:family="text">
      <style:text-properties style:use-window-font-color="true" loext:opacity="0%" style:font-name="Arial" fo:font-size="15pt" officeooo:rsid="0051a83a" fo:background-color="transparent" loext:char-shading-value="0" style:font-size-asian="15pt" style:font-name-complex="Arial" style:font-size-complex="15pt"/>
    </style:style>
    <style:style style:name="T487" style:family="text">
      <style:text-properties style:use-window-font-color="true" loext:opacity="0%" style:font-name="Arial" fo:font-size="15pt" officeooo:rsid="0054424b" fo:background-color="transparent" loext:char-shading-value="0" style:font-size-asian="15pt" style:font-name-complex="Arial" style:font-size-complex="15pt"/>
    </style:style>
    <style:style style:name="T488" style:family="text">
      <style:text-properties style:use-window-font-color="true" loext:opacity="0%" style:font-name="Arial" fo:font-size="15pt" officeooo:rsid="00546b9f" fo:background-color="transparent" loext:char-shading-value="0" style:font-size-asian="15pt" style:font-name-complex="Arial" style:font-size-complex="15pt"/>
    </style:style>
    <style:style style:name="T489" style:family="text">
      <style:text-properties style:use-window-font-color="true" loext:opacity="0%" style:font-name="Arial" fo:font-size="15pt" officeooo:rsid="00571f6f" fo:background-color="transparent" loext:char-shading-value="0" style:font-size-asian="15pt" style:font-name-complex="Arial" style:font-size-complex="15pt"/>
    </style:style>
    <style:style style:name="T490" style:family="text">
      <style:text-properties style:use-window-font-color="true" loext:opacity="0%" style:font-name="Arial" fo:font-size="15pt" officeooo:rsid="0059722d" fo:background-color="transparent" loext:char-shading-value="0" style:font-size-asian="15pt" style:font-name-complex="Arial" style:font-size-complex="15pt"/>
    </style:style>
    <style:style style:name="T491" style:family="text">
      <style:text-properties style:use-window-font-color="true" loext:opacity="0%" style:font-name="Arial" fo:font-size="15pt" officeooo:rsid="005ae31e" fo:background-color="transparent" loext:char-shading-value="0" style:font-size-asian="15pt" style:font-name-complex="Arial" style:font-size-complex="15pt"/>
    </style:style>
    <style:style style:name="T492" style:family="text">
      <style:text-properties style:use-window-font-color="true" loext:opacity="0%" style:font-name="Arial" fo:font-size="15pt" officeooo:rsid="005e9d5a" fo:background-color="transparent" loext:char-shading-value="0" style:font-size-asian="15pt" style:font-name-complex="Arial" style:font-size-complex="15pt"/>
    </style:style>
    <style:style style:name="T493" style:family="text">
      <style:text-properties style:use-window-font-color="true" loext:opacity="0%" style:font-name="Arial" fo:font-size="15pt" officeooo:rsid="005efd64" fo:background-color="transparent" loext:char-shading-value="0" style:font-size-asian="15pt" style:font-name-complex="Arial" style:font-size-complex="15pt"/>
    </style:style>
    <style:style style:name="T494" style:family="text">
      <style:text-properties style:use-window-font-color="true" loext:opacity="0%" style:font-name="Arial" fo:font-size="15pt" officeooo:rsid="006072d1" fo:background-color="transparent" loext:char-shading-value="0" style:font-size-asian="15pt" style:font-name-complex="Arial" style:font-size-complex="15pt"/>
    </style:style>
    <style:style style:name="T495" style:family="text">
      <style:text-properties style:use-window-font-color="true" loext:opacity="0%" style:font-name="Arial" fo:font-size="15pt" officeooo:rsid="0060cce9" fo:background-color="transparent" loext:char-shading-value="0" style:font-size-asian="15pt" style:font-name-complex="Arial" style:font-size-complex="15pt"/>
    </style:style>
    <style:style style:name="T496" style:family="text">
      <style:text-properties style:use-window-font-color="true" loext:opacity="0%" style:font-name="Arial" fo:font-size="15pt" officeooo:rsid="0063019c" fo:background-color="transparent" loext:char-shading-value="0" style:font-size-asian="15pt" style:font-name-complex="Arial" style:font-size-complex="15pt"/>
    </style:style>
    <style:style style:name="T497" style:family="text">
      <style:text-properties style:use-window-font-color="true" loext:opacity="0%" style:font-name="Arial" fo:font-size="15pt" officeooo:rsid="00665ce6" fo:background-color="transparent" loext:char-shading-value="0" style:font-size-asian="15pt" style:font-name-complex="Arial" style:font-size-complex="15pt"/>
    </style:style>
    <style:style style:name="T498" style:family="text">
      <style:text-properties style:use-window-font-color="true" loext:opacity="0%" style:font-name="Arial" fo:font-size="15pt" officeooo:rsid="00667112" fo:background-color="transparent" loext:char-shading-value="0" style:font-size-asian="15pt" style:font-name-complex="Arial" style:font-size-complex="15pt"/>
    </style:style>
    <style:style style:name="T499" style:family="text">
      <style:text-properties style:use-window-font-color="true" loext:opacity="0%" style:font-name="Arial" fo:font-size="15pt" officeooo:rsid="0066c455" fo:background-color="transparent" loext:char-shading-value="0" style:font-size-asian="15pt" style:font-name-complex="Arial" style:font-size-complex="15pt"/>
    </style:style>
    <style:style style:name="T500" style:family="text">
      <style:text-properties style:use-window-font-color="true" loext:opacity="0%" style:font-name="Arial" fo:font-size="15pt" officeooo:rsid="006aade2" fo:background-color="transparent" loext:char-shading-value="0" style:font-size-asian="15pt" style:font-name-complex="Arial" style:font-size-complex="15pt"/>
    </style:style>
    <style:style style:name="T501" style:family="text">
      <style:text-properties style:use-window-font-color="true" loext:opacity="0%" style:font-name="Arial" fo:font-size="15pt" officeooo:rsid="006c151d" fo:background-color="transparent" loext:char-shading-value="0" style:font-size-asian="15pt" style:font-name-complex="Arial" style:font-size-complex="15pt"/>
    </style:style>
    <style:style style:name="T502" style:family="text">
      <style:text-properties style:use-window-font-color="true" loext:opacity="0%" style:font-name="Arial" fo:font-size="15pt" officeooo:rsid="006d8709" fo:background-color="transparent" loext:char-shading-value="0" style:font-size-asian="15pt" style:font-name-complex="Arial" style:font-size-complex="15pt"/>
    </style:style>
    <style:style style:name="T503" style:family="text">
      <style:text-properties style:use-window-font-color="true" loext:opacity="0%" style:font-name="Arial" fo:font-size="15pt" officeooo:rsid="006e4c41" fo:background-color="transparent" loext:char-shading-value="0" style:font-size-asian="15pt" style:font-name-complex="Arial" style:font-size-complex="15pt"/>
    </style:style>
    <style:style style:name="T504" style:family="text">
      <style:text-properties style:use-window-font-color="true" loext:opacity="0%" style:font-name="Arial" fo:font-size="15pt" officeooo:rsid="00702ff1" fo:background-color="transparent" loext:char-shading-value="0" style:font-size-asian="15pt" style:font-name-complex="Arial" style:font-size-complex="15pt"/>
    </style:style>
    <style:style style:name="T505" style:family="text">
      <style:text-properties style:use-window-font-color="true" loext:opacity="0%" style:font-name="Arial" fo:font-size="15pt" officeooo:rsid="0072d789" fo:background-color="transparent" loext:char-shading-value="0" style:font-size-asian="15pt" style:font-name-complex="Arial" style:font-size-complex="15pt"/>
    </style:style>
    <style:style style:name="T506" style:family="text">
      <style:text-properties style:use-window-font-color="true" loext:opacity="0%" style:font-name="Arial" fo:font-size="15pt" officeooo:rsid="007323db" fo:background-color="transparent" loext:char-shading-value="0" style:font-size-asian="15pt" style:font-name-complex="Arial" style:font-size-complex="15pt"/>
    </style:style>
    <style:style style:name="T507" style:family="text">
      <style:text-properties style:use-window-font-color="true" loext:opacity="0%" style:font-name="Arial" fo:font-size="15pt" officeooo:rsid="00732611" fo:background-color="transparent" loext:char-shading-value="0" style:font-size-asian="15pt" style:font-name-complex="Arial" style:font-size-complex="15pt"/>
    </style:style>
    <style:style style:name="T508" style:family="text">
      <style:text-properties style:use-window-font-color="true" loext:opacity="0%" style:font-name="Arial" fo:font-size="15pt" officeooo:rsid="00744a82" fo:background-color="transparent" loext:char-shading-value="0" style:font-size-asian="15pt" style:font-name-complex="Arial" style:font-size-complex="15pt"/>
    </style:style>
    <style:style style:name="T509" style:family="text">
      <style:text-properties style:use-window-font-color="true" loext:opacity="0%" style:font-name="Arial" fo:font-size="15pt" officeooo:rsid="0077aa6e" fo:background-color="transparent" loext:char-shading-value="0" style:font-size-asian="15pt" style:font-name-complex="Arial" style:font-size-complex="15pt"/>
    </style:style>
    <style:style style:name="T510" style:family="text">
      <style:text-properties style:use-window-font-color="true" loext:opacity="0%" style:font-name="Arial" fo:font-size="15pt" officeooo:rsid="0077fb55" fo:background-color="transparent" loext:char-shading-value="0" style:font-size-asian="15pt" style:font-name-complex="Arial" style:font-size-complex="15pt"/>
    </style:style>
    <style:style style:name="T511" style:family="text">
      <style:text-properties style:use-window-font-color="true" loext:opacity="0%" style:font-name="Arial" fo:font-size="15pt" officeooo:rsid="0079e50b" fo:background-color="transparent" loext:char-shading-value="0" style:font-size-asian="15pt" style:font-name-complex="Arial" style:font-size-complex="15pt"/>
    </style:style>
    <style:style style:name="T512" style:family="text">
      <style:text-properties style:use-window-font-color="true" loext:opacity="0%" style:font-name="Arial" fo:font-size="15pt" officeooo:rsid="007a17b0" fo:background-color="transparent" loext:char-shading-value="0" style:font-size-asian="15pt" style:font-name-complex="Arial" style:font-size-complex="15pt"/>
    </style:style>
    <style:style style:name="T513" style:family="text">
      <style:text-properties style:use-window-font-color="true" loext:opacity="0%" style:font-name="Arial" fo:font-size="15pt" officeooo:rsid="007de301" fo:background-color="transparent" loext:char-shading-value="0" style:font-size-asian="15pt" style:font-name-complex="Arial" style:font-size-complex="15pt"/>
    </style:style>
    <style:style style:name="T514" style:family="text">
      <style:text-properties style:use-window-font-color="true" loext:opacity="0%" style:font-name="Arial" fo:font-size="15pt" officeooo:rsid="007df3b0" fo:background-color="transparent" loext:char-shading-value="0" style:font-size-asian="15pt" style:font-name-complex="Arial" style:font-size-complex="15pt"/>
    </style:style>
    <style:style style:name="T515" style:family="text">
      <style:text-properties style:use-window-font-color="true" loext:opacity="0%" style:font-name="Arial" fo:font-size="15pt" officeooo:rsid="00332185" fo:background-color="transparent" loext:char-shading-value="0" style:font-size-asian="15pt" style:font-name-complex="Arial" style:font-size-complex="15pt"/>
    </style:style>
    <style:style style:name="T516" style:family="text">
      <style:text-properties style:use-window-font-color="true" loext:opacity="0%" style:font-name="Arial1" fo:font-size="15pt" officeooo:rsid="002bd200" fo:background-color="transparent" loext:char-shading-value="0" style:font-name-asian="Microsoft Sans Serif" style:font-size-asian="15pt" style:font-name-complex="Arial" style:font-size-complex="15pt"/>
    </style:style>
    <style:style style:name="T517" style:family="text">
      <style:text-properties style:use-window-font-color="true" loext:opacity="0%" style:font-name="Arial1" fo:font-size="15pt" officeooo:rsid="004c564c" fo:background-color="transparent" loext:char-shading-value="0" style:font-name-asian="Microsoft Sans Serif" style:font-size-asian="15pt" style:font-name-complex="Arial" style:font-size-complex="15pt"/>
    </style:style>
    <style:style style:name="T518" style:family="text">
      <style:text-properties style:use-window-font-color="true" loext:opacity="0%" style:font-name="Arial1" fo:font-size="15pt" officeooo:rsid="00546b9f" fo:background-color="transparent" loext:char-shading-value="0" style:font-name-asian="Microsoft Sans Serif" style:font-size-asian="15pt" style:font-name-complex="Arial" style:font-size-complex="15pt"/>
    </style:style>
    <style:style style:name="T519" style:family="text">
      <style:text-properties style:use-window-font-color="true" loext:opacity="0%" style:font-name="Arial1" fo:font-size="15pt" officeooo:rsid="0066c455" fo:background-color="transparent" loext:char-shading-value="0" style:font-name-asian="Microsoft Sans Serif" style:font-size-asian="15pt" style:font-name-complex="Arial" style:font-size-complex="15pt"/>
    </style:style>
    <style:style style:name="T520" style:family="text">
      <style:text-properties style:use-window-font-color="true" loext:opacity="0%" style:text-position="25% 58%" style:font-name="Arial" fo:font-size="15pt" fo:background-color="transparent" loext:char-shading-value="0" style:font-size-asian="15pt" style:font-name-complex="Arial" style:font-size-complex="15pt"/>
    </style:style>
    <style:style style:name="T521" style:family="text">
      <style:text-properties style:use-window-font-color="true" loext:opacity="0%" style:text-position="25% 58%" style:font-name="Arial" fo:font-size="15pt" officeooo:rsid="0066c455" fo:background-color="transparent" loext:char-shading-value="0" style:font-size-asian="15pt" style:font-name-complex="Arial" style:font-size-complex="15pt"/>
    </style:style>
    <style:style style:name="T522" style:family="text">
      <style:text-properties style:use-window-font-color="true" loext:opacity="0%" style:text-position="-25% 58%" style:font-name="Arial" fo:font-size="15pt" fo:background-color="transparent" loext:char-shading-value="0" style:font-size-asian="15pt" style:font-name-complex="Arial"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7" text:outline-level="2"><text:bookmark-start text:name="bookmark78"/><text:span text:style-name="CharStyle34"><text:span text:style-name="T462">Predmluva.</text:span></text:span><text:bookmark-end text:name="bookmark78"/></text:h>
      <text:h text:style-name="P278" text:outline-level="2"><text:span text:style-name="CharStyle34"><text:span text:style-name="T462"/></text:span></text:h>
      <text:p text:style-name="P11"><text:span text:style-name="CharStyle16"><text:span text:style-name="T462">Druhý diel „Kuchárskej knihy“ je preto osve, po­neváč sa každodenné prípravy z nej nerobia; potom aby sa knižka z</text:span></text:span><text:span text:style-name="CharStyle16"><text:span text:style-name="T463">a</text:span></text:span><text:span text:style-name="CharStyle16"><text:span text:style-name="T462">šanovať mohla, napokon ale aby sa obecenstvo lepšie vyznalo.</text:span></text:span></text:p>
      <text:p text:style-name="P11"><text:span text:style-name="CharStyle16"><text:span text:style-name="T462">Pri oddelení teplých jedál od chladných poznamena</text:span></text:span><text:span text:style-name="CharStyle16"><text:span text:style-name="T463">t</text:span></text:span><text:span text:style-name="CharStyle16"><text:span text:style-name="T462"> mu­sím aby sa chladné jedlá celkom osobitne od teplých pripravovaly, poneváč teplá para prekáža chladným prípravám na chuti a ľ</text:span></text:span><text:span text:style-name="CharStyle16"><text:span text:style-name="T463">u</text:span></text:span><text:span text:style-name="CharStyle16"><text:span text:style-name="T462">beznej vône; k. pr. kapusta zo suda a iné jedlá ktoré majú v sebe tuhý zápach.</text:span></text:span></text:p>
      <text:p text:style-name="P11"><text:span text:style-name="CharStyle16"><text:span text:style-name="T462">Ctené obecenstvo sa presvedčí, že v druhom diele celkom iné prípravy prichodia. Tu pripomen</text:span></text:span><text:span text:style-name="CharStyle16"><text:span text:style-name="T463">u</text:span></text:span><text:span text:style-name="CharStyle16"><text:span text:style-name="T462">ť musím, by sa náradie napáchnuté z teplých jedál </text:span></text:span><text:span text:style-name="CharStyle16"><text:span text:style-name="T463">č</text:span></text:span><text:span text:style-name="CharStyle16"><text:span text:style-name="T462">isto umylo, ke</text:span></text:span><text:span text:style-name="CharStyle16"><text:span text:style-name="T463">ď</text:span></text:span><text:span text:style-name="CharStyle16"><text:span text:style-name="T462"> sa ku chladným prípravám potrebovať bude.</text:span></text:span></text:p>
      <text:p text:style-name="P1"><text:span text:style-name="CharStyle23"><text:span text:style-name="T462"/></text:span></text:p>
      <text:p text:style-name="P7"><text:span text:style-name="CharStyle23"><text:span text:style-name="T462"/></text:span></text:p>
      <text:h text:style-name="P281" text:outline-level="3"><text:bookmark-start text:name="bookmark80"/><text:span text:style-name="CharStyle13"><text:span text:style-name="T462">I. Oddelenie.</text:span></text:span><text:bookmark-end text:name="bookmark80"/></text:h>
      <text:h text:style-name="P279" text:outline-level="4"><text:span text:style-name="CharStyle15"><text:span text:style-name="T462"/></text:span></text:h>
      <text:h text:style-name="P280" text:outline-level="4"><text:bookmark-start text:name="bookmark82"/><text:span text:style-name="CharStyle15"><text:span text:style-name="T462">O cukrových barvách, vo</text:span></text:span><text:span text:style-name="CharStyle15"><text:span text:style-name="T463">n</text:span></text:span><text:span text:style-name="CharStyle15"><text:span text:style-name="T462">avom cukru, varení cukru a glazirovaní s cukrom.</text:span></text:span><text:bookmark-end text:name="bookmark82"/></text:h>
      <text:p text:style-name="P68"><text:span text:style-name="CharStyle9"><text:span text:style-name="T462"/></text:span></text:p>
      <text:p text:style-name="P69"><text:span text:style-name="CharStyle9"><text:span text:style-name="T462">1. Z modrej (belasej) fajalky saft urobiť.</text:span></text:span></text:p>
      <text:p text:style-name="P11"><text:span text:style-name="CharStyle9"><text:span text:style-name="T462"/></text:span></text:p>
      <text:p text:style-name="P13"><text:span text:style-name="CharStyle9"><text:span text:style-name="T462">Z rozkvitnutej fajalky, ktorá má veľmi ľúbežnú v</text:span></text:span><text:span text:style-name="CharStyle9"><text:span text:style-name="T463">o</text:span></text:span><text:span text:style-name="CharStyle9"><text:span text:style-name="T462">ňu, kvet sobrať a dávať do nádoby, ktorá pri trhan</text:span></text:span><text:span text:style-name="CharStyle9"><text:span text:style-name="T463">í</text:span></text:span><text:span text:style-name="CharStyle9"><text:span text:style-name="T462"> kvetu musí byť vždy zakrytá, aby v</text:span></text:span><text:span text:style-name="CharStyle9"><text:span text:style-name="T463">o</text:span></text:span><text:span text:style-name="CharStyle9"><text:span text:style-name="T462">ňa nevytúchla. Keď je nasbieraných kvietkov asi dve holby, potlačia sa čistou varechou, do nich sa vytlačí citr</text:span></text:span><text:span text:style-name="CharStyle9"><text:span text:style-name="T463">o</text:span></text:span><text:span text:style-name="CharStyle9"><text:span text:style-name="T462">nová šťava, v čistej nádobe sa varí žajdlík tekúcej vody, táto sa vyleje na fajalku a pevne sa za­kryje nádoba, aby žiadna para von nevyšla; takto sa nechá cez noc stáť. Pol </text:span></text:span><text:soft-page-break/><text:span text:style-name="CharStyle9"><text:span text:style-name="T462">funta sošrotovaného cukru dá sa do čistej nádoby, doň sa vytlačí fajalkový saft nechá sa párrazi na ohni sv</text:span></text:span><text:span text:style-name="CharStyle9"><text:span text:style-name="T463">a</text:span></text:span><text:span text:style-name="CharStyle9"><text:span text:style-name="T462">riť a dá sa do čistej flaše.</text:span></text:span></text:p>
      <text:p text:style-name="P68"><text:span text:style-name="CharStyle9"><text:span text:style-name="T462"/></text:span></text:p>
      <text:p text:style-name="P69"><text:span text:style-name="CharStyle9"><text:span text:style-name="T462">2. Ružový saft urobiť.</text:span></text:span></text:p>
      <text:p text:style-name="P11"><text:span text:style-name="CharStyle9"><text:span text:style-name="T462"/></text:span></text:p>
      <text:p text:style-name="P13"><text:span text:style-name="CharStyle9"><text:span text:style-name="T462">Z voňavých ruží kvetu asi na dve holby obtrhať a pri tom nádobu zakrývať. Doň citr</text:span></text:span><text:span text:style-name="CharStyle9"><text:span text:style-name="T463">o</text:span></text:span><text:span text:style-name="CharStyle9"><text:span text:style-name="T462">nový saft vytisn</text:span></text:span><text:span text:style-name="CharStyle9"><text:span text:style-name="T463">u</text:span></text:span><text:span text:style-name="CharStyle9"><text:span text:style-name="T462">ť, žajdl</text:span></text:span><text:span text:style-name="CharStyle9"><text:span text:style-name="T463">í</text:span></text:span><text:span text:style-name="CharStyle9"><text:span text:style-name="T462">k vrelej vody naliať a do druhého dňa nechať stáť. Pol funta sošrotovaného cukru dať do čistej nádoby, naň ružový saft vytlačiť, párrazi sv</text:span></text:span><text:span text:style-name="CharStyle9"><text:span text:style-name="T463">a</text:span></text:span><text:span text:style-name="CharStyle9"><text:span text:style-name="T462">riť nechať, prez šatu precediť a v nádob­kách odložiť, kým sa potrebovať bude.</text:span></text:span></text:p>
      <text:p text:style-name="P68"><text:span text:style-name="CharStyle9"><text:span text:style-name="T462"/></text:span></text:p>
      <text:p text:style-name="P69"><text:span text:style-name="CharStyle9"><text:span text:style-name="T462">3. Alkermešový saft zavariť.</text:span></text:span></text:p>
      <text:p text:style-name="P11"><text:span text:style-name="CharStyle9"><text:span text:style-name="T462"/></text:span></text:p>
      <text:p text:style-name="P13"><text:span text:style-name="CharStyle9"><text:span text:style-name="T462">Alkermeš sa rodí vo viniciach i z</text:span></text:span><text:span text:style-name="CharStyle9"><text:span text:style-name="T463">a</text:span></text:span><text:span text:style-name="CharStyle9"><text:span text:style-name="T462">hradách, a zrnká jeho dozierajú ku koncu septembra; zrelé vyzerajú jako dozretá</text:span></text:span><text:span text:style-name="CharStyle23"><text:span text:style-name="T462"> </text:span></text:span><text:span text:style-name="CharStyle9"><text:span text:style-name="T462">baza. Potrebnú mieru zrnkov zo stopôk do čistej nádoby obtrhať sobrať, varechou rozdláviť, zakryté na chladnom cez noc nechať stáť a potom prez čistú šatu natoľko vytlačiť, aby z toho aspoň za holbu saftu bolo. Pol funta fajného sošrotovaného cukru so saftom smiešať, v </text:span></text:span><text:span text:style-name="CharStyle9"><text:span text:style-name="T464">č</text:span></text:span><text:span text:style-name="CharStyle9"><text:span text:style-name="T462">istej nádobe pod ustavičným miešaním do polovice vyvariť, horúci prez šatu do čistej nádoby precediť, flaše naplniť a na chladnom ne­chať stáť.</text:span></text:span></text:p>
      <text:p text:style-name="P19"><text:span text:style-name="CharStyle9"><text:span text:style-name="T462"/></text:span></text:p>
      <text:p text:style-name="P20"><text:span text:style-name="CharStyle9"><text:span text:style-name="T462">4. Košenellový saft zavariť.</text:span></text:span></text:p>
      <text:p text:style-name="P11"><text:span text:style-name="CharStyle9"><text:span text:style-name="T462"/></text:span></text:p>
      <text:p text:style-name="P13"><text:span text:style-name="CharStyle9"><text:span text:style-name="T462">Toto semeno, z ktorého sa tá najkrajšia červená barva robí, pochádza z Ameriky; ona pri varení a pečení nemení barvu jako k. p. alkermeš, ani neškodí zdraviu. Zrnká má tak veľké jako konopné semä a vyzerajú, jakoby povrchu bielou bavlnkou boly k obtiahnuté; koreň, na ktorom sa </text:span></text:span><text:soft-page-break/><text:span text:style-name="CharStyle9"><text:span text:style-name="T462">semä rodí, je na tri rífy vysoký a menuje sa v botanike čili vo vede o rastlinstve cactus opuntia. K zavareniu vezne sa lôt košenellu, tento sa v mažiari čo najdrobnejšie potlčie a v</text:span></text:span><text:span text:style-name="CharStyle9"><text:span text:style-name="T465">y</text:span></text:span><text:span text:style-name="CharStyle9"><text:span text:style-name="T462">bere sa na čistý papier. Lôt liadku na železnej lopadke alebo na ohnisku sa tak dlho pečie, pokým mechúre nechádže; s týmto sa lôt salajky (Pottasche) a 2 lôty preparovaného vínového kameňa (cremor tartari; v apatéke je k dostaniu) v mažiari na prach potlčie, k tomu sa pridá košenell a to sa v mažiari tlčikom rozotrie. V čistej c</text:span></text:span><text:span text:style-name="CharStyle9"><text:span text:style-name="T465">i</text:span></text:span><text:span text:style-name="CharStyle9"><text:span text:style-name="T462">novanej nádobe žajdlík tekúcej vody nechať zvariť a do tejto potlčené pod ustavičným miešaním novou varečkou na voľnom ohni zavariť; ke</text:span></text:span><text:span text:style-name="CharStyle9"><text:span text:style-name="T465">ď</text:span></text:span><text:span text:style-name="CharStyle9"><text:span text:style-name="T462">by kypeť začalo, vezne sa od ohňa preč, ináčej by všetko von vybehlo, nechá sa ešte za pol hodinu variť a precedí sa prez šatu do čistej nádoby. Nádoba, v ktorej sa toto varilo, z novu sa očistí a precedené dá sa zpátky do nej. K tomu sa primieša 12 lôtov fajného potlčeného a preo­siateho cukru, nechá sa párrazí sv</text:span></text:span><text:span text:style-name="CharStyle9"><text:span text:style-name="T466">a</text:span></text:span><text:span text:style-name="CharStyle9"><text:span text:style-name="T462">riť, po vystydnut</text:span></text:span><text:span text:style-name="CharStyle9"><text:span text:style-name="T465">í</text:span></text:span><text:span text:style-name="CharStyle9"><text:span text:style-name="T462"> zleje sa do čistej suchej flašky a táto zapchatá sa drží na chladnom mieste. Košenell sa kupuje v sklepe u matralistov.</text:span></text:span></text:p>
      <text:p text:style-name="P1"><text:span text:style-name="CharStyle23"><text:span text:style-name="T462"/></text:span></text:p>
      <text:p text:style-name="P19"><text:span text:style-name="CharStyle9"><text:span text:style-name="T462">5. Šafranovú barvu urobiť.</text:span></text:span></text:p>
      <text:p text:style-name="P11"><text:span text:style-name="CharStyle9"><text:span text:style-name="T462"/></text:span></text:p>
      <text:p text:style-name="P13"><text:span text:style-name="CharStyle9"><text:span text:style-name="T462">K tejto barve nebere sa hoďajaký šafran dľa mena, lež pol lôta indického alebo francúzskeho šafranu, ktorý má červenožltú barvu a tuhú vôňu. Za kávov</text:span></text:span><text:span text:style-name="CharStyle9"><text:span text:style-name="T465">u</text:span></text:span><text:span text:style-name="CharStyle9"><text:span text:style-name="T462"> šálku zvarí sa tekúca voda a v nej sa nechá šafran povariť, precedí sa prez čist</text:span></text:span><text:span text:style-name="CharStyle9"><text:span text:style-name="T465">u</text:span></text:span><text:span text:style-name="CharStyle9"><text:span text:style-name="T462"> šatu, nechá sa so 6 lôty fajného sošrotovaného ackru sv</text:span></text:span><text:span text:style-name="CharStyle9"><text:span text:style-name="T466">a</text:span></text:span><text:span text:style-name="CharStyle9"><text:span text:style-name="T462">riť a dá sa do f</text:span></text:span><text:span text:style-name="CharStyle9"><text:span text:style-name="T465">l</text:span></text:span><text:span text:style-name="CharStyle9"><text:span text:style-name="T462">ašky.</text:span></text:span></text:p>
      <text:p text:style-name="P19"><text:span text:style-name="CharStyle9"><text:span text:style-name="T462"/></text:span></text:p>
      <text:p text:style-name="P20"><text:span text:style-name="CharStyle9"><text:span text:style-name="T462">6. Zelenú barvu urobiť.</text:span></text:span></text:p>
      <text:p text:style-name="P11"><text:span text:style-name="CharStyle9"><text:span text:style-name="T462"/></text:span></text:p>
      <text:p text:style-name="P13"><text:soft-page-break/><text:span text:style-name="CharStyle9"><text:span text:style-name="T462">Najpríhodnejšia a najzdravšia zelená barva dá sa urobiť zo zeleného špinotu; táto barva sa síce nedá dlho držať, lež môže sa vždy čerstvá zelená urobiť cez celý rok tým spôso­bom, že keď sa špinot minie, urobí sa zo zeleného petržlenu; keď sa tento minie, je na poli zelené žito, čo sa v mažiari potlčie, — vyzer</text:span></text:span><text:span text:style-name="CharStyle9"><text:span text:style-name="T465">a</text:span></text:span><text:span text:style-name="CharStyle9"><text:span text:style-name="T462"> jako kaša — prez čistú šatu do nádoby vytlačí a nechá sa zvariť, vodu scediť, zostane ako tvároch upotrebí sa k fánom, ľadovaniu tortí a pečivám.</text:span></text:span></text:p>
      <text:p text:style-name="P119"><text:span text:style-name="CharStyle9"><text:span text:style-name="T462"/></text:span></text:p>
      <text:p text:style-name="P120"><text:span text:style-name="CharStyle9"><text:span text:style-name="T462">7. Príprava cukru k pečivám a tortám.</text:span></text:span></text:p>
      <text:p text:style-name="P11"><text:span text:style-name="CharStyle9"><text:span text:style-name="T462"/></text:span></text:p>
      <text:p text:style-name="P13"><text:span text:style-name="CharStyle9"><text:span text:style-name="T462">Pár funtov fajného cukru na drobno sošrotovať, po trochu neveľmi na drobno potlcť a prez husté sito preosievať, aby fajný cukor prez sito prešiel. Na site poostalý cukor čistou rukou sa do okola trie, aby prepadol na podložený papier; na tomto site poostalý cukor sa v mažiari z ľahka drie a s ním sa pokračuje jako s predošlým cukrom, kým nebude na papieri potrebná miera sredne potlčeného cukru. Z tohoto cukru dá sa na tanier potrebná miera a naň sa nakvapá z jedného druhu barvy a medzi rukama sa do okrúhla mieša na letnom mieste. Takto sa pokračuje s cukrom pri každej barve, nechá sa na letnom mieste preschnúť, každý inobarevný cukor dá sa osobyte do pohárov a drží sa na su­chom mieste. Dľa potreby môžu sa všetke barvy cukru spolu smiešať; k čomu potrebné bude, vypíše sa pri jednotlivých cukrových jedlách.</text:span></text:span></text:p>
      <text:p text:style-name="P1"><text:span text:style-name="CharStyle7"><text:span text:style-name="T462"/></text:span></text:p>
      <text:p text:style-name="P19"><text:span text:style-name="CharStyle9"><text:span text:style-name="T462">8. Vanilový cukor prichystať.</text:span></text:span></text:p>
      <text:p text:style-name="P11"><text:span text:style-name="CharStyle9"><text:span text:style-name="T462"/></text:span></text:p>
      <text:p text:style-name="P13"><text:span text:style-name="CharStyle9"><text:span text:style-name="T462">Jako pri jedlách v prvom sväzku opísaných sú potrebné všelijaké prípravy, ktoré už vopred majú byť hotové; tak i v tomto sväzku musia sa </text:span></text:span><text:soft-page-break/><text:span text:style-name="CharStyle9"><text:span text:style-name="T462">isté veci vopred a na viac razov pri­chystať, poneváč sa často stáva, že hostia prekvapia svojou nenadálou návštevou dom, potom je už neskoro každú mali­chernú vec na frišno robiť. K potlčenej vaniliji pridá cukru, s týmto sa spolu potlčie, prez sito sa preoseje a dá sa do po­hára alebo piksle, čo oboje musí ma</text:span></text:span><text:span text:style-name="CharStyle9"><text:span text:style-name="T465">ť</text:span></text:span><text:span text:style-name="CharStyle9"><text:span text:style-name="T462"> vrchnák, aby vanilija nevypáchla.</text:span></text:span></text:p>
      <text:p text:style-name="P19"><text:span text:style-name="CharStyle9"><text:span text:style-name="T462"/></text:span></text:p>
      <text:p text:style-name="P20"><text:span text:style-name="CharStyle9"><text:span text:style-name="T462">9. Oranžový cukor prichystať.</text:span></text:span></text:p>
      <text:p text:style-name="P11"><text:span text:style-name="CharStyle9"><text:span text:style-name="T462"/></text:span></text:p>
      <text:p text:style-name="P13"><text:span text:style-name="CharStyle9"><text:span text:style-name="T462">Dva oranže na cukre z ľahka obrajbať, žlté nožom na tanier soškrabať, na teplom mieste nechať sušiť, s verdunkom cukru potlcť, preosiať a v poháre zakryté odložiť. Na tenže spôsob sa urobí citr</text:span></text:span><text:span text:style-name="CharStyle9"><text:span text:style-name="T465">o</text:span></text:span><text:span text:style-name="CharStyle9"><text:span text:style-name="T462">nový cukor.</text:span></text:span></text:p>
      <text:p text:style-name="P21"><text:span text:style-name="CharStyle9"><text:span text:style-name="T462"/></text:span></text:p>
      <text:p text:style-name="P22"><text:span text:style-name="CharStyle9"><text:span text:style-name="T462">10. Kávový cukor prichystať.</text:span></text:span></text:p>
      <text:p text:style-name="P11"><text:span text:style-name="CharStyle9"><text:span text:style-name="T462"/></text:span></text:p>
      <text:p text:style-name="P13"><text:span text:style-name="CharStyle9"><text:span text:style-name="T462">Do nádoby dať 8 lôtov cukru, uvarenou a očistenou tuhou kávou ovlažiť, zakryté nechať sušiť, potlcť, preosiať a dať do pohára.</text:span></text:span></text:p>
      <text:p text:style-name="P21"><text:span text:style-name="CharStyle9"><text:span text:style-name="T462"/></text:span></text:p>
      <text:p text:style-name="P22"><text:span text:style-name="CharStyle9"><text:span text:style-name="T462">11. Varenie cukru ku konservom a prvý stu­peň cukru.</text:span></text:span></text:p>
      <text:p text:style-name="P11"><text:span text:style-name="CharStyle9"><text:span text:style-name="T462"/></text:span></text:p>
      <text:p text:style-name="P13"><text:span text:style-name="CharStyle9"><text:span text:style-name="T462">Pripravenie prítomného cukru požaduje veľkú pilnosť a pozornosť, pri častejšom opakovaní ale neni žiadnou ťaž­kosťou. K vareniu cukru má byť asi na tri žajdlíky veľká medenná panva (Karmelpfanne, pod ktorým menom je u ko­tlárov k dostaniu.) Pol funta alebo dľa potreby i viac fajného cukru poseká sa na kúsky, naň sa naleje žajdlík vody a to sa nech</text:span></text:span><text:span text:style-name="CharStyle9"><text:span text:style-name="T465">a</text:span></text:span><text:span text:style-name="CharStyle9"><text:span text:style-name="T462"> nad dierou na chytrom ohni variť, nečistota z vrchu sberá sa čistou varečkou a boky panvy utierajú sa vlhkou špondijou, aby boly vždy čisté. Dobré uvarenie cukru sa nasledovne zkú</text:span></text:span><text:span text:style-name="CharStyle9"><text:span text:style-name="T465">m</text:span></text:span><text:span text:style-name="CharStyle9"><text:span text:style-name="T462">a: do cukrovej </text:span></text:span><text:soft-page-break/><text:span text:style-name="CharStyle9"><text:span text:style-name="T462">tekutiny omočí sa čistá dierkavá varecha a vezne sa von; jestli sa po nej cukor rozleje, odloží sa od ohňa; jestli sa ale cukor na varechu ne­chytí, vtedy ešte nen</text:span></text:span><text:span text:style-name="CharStyle9"><text:span text:style-name="T465">í</text:span></text:span><text:span text:style-name="CharStyle9"><text:span text:style-name="T462"> súci, nechá sa ďalej variť a neskôr sa zase na opísaný spôsob zkúma. Takýto cukor menuje sa cukrom prvého stupňa a keď sa pri jednom lebo dru­hom jedle pripomnie, bude každý vedeť, jako ho má pri­praviť.</text:span></text:span></text:p>
      <text:p text:style-name="P23"><text:span text:style-name="CharStyle16"><text:span text:style-name="T462"/></text:span></text:p>
      <text:p text:style-name="P24"><text:span text:style-name="CharStyle16"><text:span text:style-name="T462">12. </text:span></text:span><text:span text:style-name="CharStyle9"><text:span text:style-name="T462">Druhý stupeň cukru.</text:span></text:span></text:p>
      <text:p text:style-name="P11"><text:span text:style-name="CharStyle9"><text:span text:style-name="T462"/></text:span></text:p>
      <text:p text:style-name="P13"><text:span text:style-name="CharStyle9"><text:span text:style-name="T462">So všetkým sa zachádza dľa predošlého spôsobu, len že sa dlhšie varí. Keď sa na ňom jakoby perly ukazujú, omočí sa doň koniec varečky, z neho sa vezne medzi dva prsty a mačká sa. Jestli sa ťahá jako cverna až na palec (col) a sa neroztrhne, vtedy má meno: cukor druhého stupňa. Tento cukor sa môže upotrebiť k zaváraniu čerešieň.</text:span></text:span></text:p>
      <text:p text:style-name="P25"><text:span text:style-name="CharStyle9"><text:span text:style-name="T462"/></text:span></text:p>
      <text:p text:style-name="P26"><text:span text:style-name="CharStyle9"><text:span text:style-name="T462">13. Tretí stupeň cukru.</text:span></text:span></text:p>
      <text:p text:style-name="P11"><text:span text:style-name="CharStyle9"><text:span text:style-name="T462"/></text:span></text:p>
      <text:p text:style-name="P13"><text:span text:style-name="CharStyle9"><text:span text:style-name="T462">Predošlá tekutina nechá sa ešte dlhšie variť; keď sa ešte vä</text:span></text:span><text:span text:style-name="CharStyle9"><text:span text:style-name="T465">ť</text:span></text:span><text:span text:style-name="CharStyle9"><text:span text:style-name="T462">šie perly na nej ukazujú a na dlhšie cverny sa ťaha, vtedy má cukor tretí stupeň.</text:span></text:span></text:p>
      <text:p text:style-name="P25"><text:span text:style-name="CharStyle9"><text:span text:style-name="T462"/></text:span></text:p>
      <text:p text:style-name="P26"><text:span text:style-name="CharStyle9"><text:span text:style-name="T462">14. Štvrtý stupeň cukru.</text:span></text:span></text:p>
      <text:p text:style-name="P11"><text:span text:style-name="CharStyle9"><text:span text:style-name="T462"/></text:span></text:p>
      <text:p text:style-name="P13"><text:span text:style-name="CharStyle9"><text:span text:style-name="T462">S varením sa zachádza dľa predošlého spôsobu, len že za dlhší čas. Do tekutiny tak sa omočí dierkavá vorecha, aby i do dierok cukor prišiel; potom sa cez dierky fúka a jestli sa robia mechúrky, vtedy má štvrtý stupeň; upotrebúva sa k zaváraniu kyslejšieho ovocia.</text:span></text:span></text:p>
      <text:p text:style-name="P27"><text:span text:style-name="CharStyle9"><text:span text:style-name="T462"/></text:span></text:p>
      <text:p text:style-name="P28"><text:span text:style-name="CharStyle9"><text:span text:style-name="T462">15. Piaty stupeň cukru.</text:span></text:span></text:p>
      <text:p text:style-name="P11"><text:soft-page-break/><text:span text:style-name="CharStyle9"><text:span text:style-name="T462"/></text:span></text:p>
      <text:p text:style-name="P13"><text:span text:style-name="CharStyle9"><text:span text:style-name="T462">Do predošlej tekutiny, ktorá sa ešte dlhšie nechá variť, zamočí sa dierkavá varecha, drží sa do vysok</text:span></text:span><text:span text:style-name="CharStyle9"><text:span text:style-name="T465">a</text:span></text:span><text:span text:style-name="CharStyle9"><text:span text:style-name="T462"> a cez dierky sa fúka. Jestli sa urobia ešte vätšie mechúrky od predošlých a cukor je suchší, má on piaty stupeň; upotrebúva sa ku konservom.</text:span></text:span></text:p>
      <text:p text:style-name="P21"><text:span text:style-name="CharStyle9"><text:span text:style-name="T462"/></text:span></text:p>
      <text:p text:style-name="P22"><text:span text:style-name="CharStyle9"><text:span text:style-name="T462">16. Šiesty stupeň cukru.</text:span></text:span></text:p>
      <text:p text:style-name="P11"><text:span text:style-name="CharStyle9"><text:span text:style-name="T462"/></text:span></text:p>
      <text:p text:style-name="P13"><text:span text:style-name="CharStyle9"><text:span text:style-name="T462">Ke</text:span></text:span><text:span text:style-name="CharStyle9"><text:span text:style-name="T465">ď</text:span></text:span><text:span text:style-name="CharStyle9"><text:span text:style-name="T462"> sa cukor ešte dlhšie varil, omoč</text:span></text:span><text:span text:style-name="CharStyle9"><text:span text:style-name="T465">í</text:span></text:span><text:span text:style-name="CharStyle9"><text:span text:style-name="T462"> sa koniec varečky do vody a potom do cukru, pri čom sa na to pozoruje, aby varečka neprišla na dno. Varečka sa z novu do vody omočí a chytro von vezne; jestli je cukor tvrdí a sa láme, alebo jestli medzi zubami chrumká a sa nelepí, vtedy sa od ohňa odloží a má šiesty stupeň; upotrebúva sa na zamáčanie ovocia a pečiva, jako sa to pri jednotlivých jedlách vypíše.</text:span></text:span></text:p>
      <text:p text:style-name="P21"><text:span text:style-name="CharStyle9"><text:span text:style-name="T462"/></text:span></text:p>
      <text:p text:style-name="P22"><text:span text:style-name="CharStyle9"><text:span text:style-name="T462">17. Siedmy stupeň cukru (karmel.)</text:span></text:span></text:p>
      <text:p text:style-name="P11"><text:span text:style-name="CharStyle9"><text:span text:style-name="T465"/></text:span></text:p>
      <text:p text:style-name="P13"><text:span text:style-name="CharStyle9"><text:span text:style-name="T462">Jestli sv</text:span></text:span><text:span text:style-name="CharStyle9"><text:span text:style-name="T467">a</text:span></text:span><text:span text:style-name="CharStyle9"><text:span text:style-name="T462">rený cukor o jedon alebo dva kochlíky viac vyhodí, žltobrunatnu barvu dostane a temer spálený je, ob­siahol ostatní siedmy stupeň a nazýva sa karmelom. Stáva sa, že i cukor v šiestom stupni pri varení alebo odlo­žení od ohňa a zamáčaní uschne čili tak rečeno umre, tomu avšak dá sa tým odpomôcť, že sa naň naleje pár ližíc chla­dnej vody a nechá sa dľa predpisu variť. Na karmel uro­bený cukor dá sa tiež potrebovať, ke</text:span></text:span><text:span text:style-name="CharStyle9"><text:span text:style-name="T467">ď</text:span></text:span><text:span text:style-name="CharStyle9"><text:span text:style-name="T462"> sa nechá s čistou chladnou vodou rozvariť, a síce pri varení sauflé alebo strapačky.</text:span></text:span></text:p>
      <text:p text:style-name="P25"><text:span text:style-name="CharStyle9"><text:span text:style-name="T462"/></text:span></text:p>
      <text:p text:style-name="P26"><text:span text:style-name="CharStyle9"><text:span text:style-name="T462">18. Biela glazúra k obtiahnutiu tortí a pečiva.</text:span></text:span></text:p>
      <text:p text:style-name="P11"><text:span text:style-name="CharStyle9"><text:span text:style-name="T462"/></text:span></text:p>
      <text:p text:style-name="P13"><text:soft-page-break/><text:span text:style-name="CharStyle9"><text:span text:style-name="T462">Glazirovanie znamená, cukrové massy k tortám a pe­čivu cukrovou tekutinou nie len obtiahnuť, lež i okrá</text:span></text:span><text:span text:style-name="CharStyle9"><text:span text:style-name="T467">s</text:span></text:span><text:span text:style-name="CharStyle9"><text:span text:style-name="T462">liť, pri čom sa trojaký spôsob užíva: 1) s bielkom pripravený cukor upotrebuje sa k </text:span></text:span><text:span text:style-name="CharStyle9"><text:span text:style-name="T467">ľ</text:span></text:span><text:span text:style-name="CharStyle9"><text:span text:style-name="T462">adova</text:span></text:span><text:span text:style-name="CharStyle9"><text:span text:style-name="T467">n</text:span></text:span><text:span text:style-name="CharStyle9"><text:span text:style-name="T462">iu (aisírovať); 2) príprava čili konserv s chladným sirupom a tlčeným cukrom upotrebuje sa k namáčani</text:span></text:span><text:span text:style-name="CharStyle9"><text:span text:style-name="T467">u</text:span></text:span><text:span text:style-name="CharStyle9"><text:span text:style-name="T462"> (tunkovať); konečne 3) varený konserv sa upotrebuje ku glazírovaniu tortí a pečiva, ktoré sa do tohoto konservu namáčajú. — K pripraveniu bielej glazúry je nasledovný predpis: Pol funta potlčeného fajného cukru preoseje sa prez husté sito, dá sa do porcelánovej šálky a pri­dajú sa dva bielky i citronová šťava; toto sa novou varečkou mieša a jestliby husté bolo, pridá sa bielok; pri pilnom mie­šaní bude tejto massy hodná miera a má byť biela jako sňah, pod menom ľad (Eis). Ľad sa delí na tri čiastky; biely má tam ostať, kde sa mieša; červená a zelená barva má byť oso­bit</text:span></text:span><text:span text:style-name="CharStyle9"><text:span text:style-name="T467">e</text:span></text:span><text:span text:style-name="CharStyle9"><text:span text:style-name="T462">. Hotová torta celkom sa obtiahne bielym ľadom a nechá sa v letnej peci vysušiť; červená a zelená massa dá sa do osobitných škarniciel a týmto sa na torte všelijaké kvety a iné okrasy lejú, čo sa nechá usušiť. Takéto torty a pečivá menujú sa g</text:span></text:span><text:span text:style-name="CharStyle9"><text:span text:style-name="T467">l</text:span></text:span><text:span text:style-name="CharStyle9"><text:span text:style-name="T462">azirované.</text:span></text:span></text:p>
      <text:p text:style-name="P25"><text:span text:style-name="CharStyle9"><text:span text:style-name="T462"/></text:span></text:p>
      <text:p text:style-name="P26"><text:span text:style-name="CharStyle9"><text:span text:style-name="T462">19. Červená glazúra.</text:span></text:span></text:p>
      <text:p text:style-name="P11"><text:span text:style-name="CharStyle9"><text:span text:style-name="T462"/></text:span></text:p>
      <text:p text:style-name="P13"><text:span text:style-name="CharStyle9"><text:span text:style-name="T462">Cukor sa prichystá dľa predošlého spôsobu; ke</text:span></text:span><text:span text:style-name="CharStyle9"><text:span text:style-name="T467">ď</text:span></text:span><text:span text:style-name="CharStyle9"><text:span text:style-name="T462"> je te­kutina hodne nabehnutá, pridá sa pár kvapôk alkermešu alebo košenellu, aby cukor peknú červenú barvu dostal.</text:span></text:span></text:p>
      <text:p text:style-name="P25"><text:span text:style-name="CharStyle9"><text:span text:style-name="T462"/></text:span></text:p>
      <text:p text:style-name="P26"><text:span text:style-name="CharStyle9"><text:span text:style-name="T462">20. Zelená glazúra.</text:span></text:span></text:p>
      <text:p text:style-name="P11"><text:span text:style-name="CharStyle9"><text:span text:style-name="T462"/></text:span></text:p>
      <text:p text:style-name="P13"><text:span text:style-name="CharStyle9"><text:span text:style-name="T462">Ke</text:span></text:span><text:span text:style-name="CharStyle9"><text:span text:style-name="T467">ď</text:span></text:span><text:span text:style-name="CharStyle9"><text:span text:style-name="T462"> je zvýš menovaná cukrová tekutina dosť vymiešaná, pridá sa zo špinotového pod č. 6. udaného tvarohu, ktorý cukru zelenú barvu dodá. </text:span></text:span><text:soft-page-break/><text:span text:style-name="CharStyle9"><text:span text:style-name="T462">Pri ľadovaní na to sa má dať pozor, aby cukrová massa nebola veľmi riedka, ke</text:span></text:span><text:span text:style-name="CharStyle9"><text:span text:style-name="T467">ď</text:span></text:span><text:span text:style-name="CharStyle9"><text:span text:style-name="T462"> sa ňou cez škarniclu všelijaké okrasy robia, lež má na torte alebo pečive tak vyzerať, jako keby sa po ňom tenký biely motúz rozvíjal.</text:span></text:span></text:p>
      <text:p text:style-name="P13"><text:span text:style-name="CharStyle9"><text:span text:style-name="T462"/></text:span></text:p>
      <text:p text:style-name="P23"><text:span text:style-name="CharStyle9"><text:span text:style-name="T462">21. Brunátna glazúra a okrášlenie menova­nými glazúrami.</text:span></text:span></text:p>
      <text:p text:style-name="P11"><text:span text:style-name="CharStyle9"><text:span text:style-name="T462"/></text:span></text:p>
      <text:p text:style-name="P13"><text:span text:style-name="CharStyle9"><text:span text:style-name="T462">Potrebnú mieru fajnej vaniliovej čokolády porajbať a dať do šálky, do nej dať bielok z vajca a to varečkou tak dlho miešať, kým nebude jako maslo. To sa dá do škarnicle a robia sa všelijaké okrasy. — Pri krášlení torty menova­nými glazúrami musia byť všetke glazúry pohotov</text:span></text:span><text:span text:style-name="CharStyle9"><text:span text:style-name="T467">e</text:span></text:span><text:span text:style-name="CharStyle9"><text:span text:style-name="T462">, hotové torty sa obkroja na štyrouhlato, spolu sa složí, každý bok</text:span></text:span><text:span text:style-name="CharStyle7"><text:span text:style-name="T462"> </text:span></text:span><text:span text:style-name="CharStyle9"><text:span text:style-name="T462">torty sa obtiahne menovanými glazúrami a nechá sa sušiť; o tom sa pri jednotlivých tortách obšírnejšie prehovorí.</text:span></text:span></text:p>
      <text:p text:style-name="P246"><text:span text:style-name="CharStyle9"><text:span text:style-name="T462"/></text:span></text:p>
      <text:p text:style-name="P247"><text:span text:style-name="CharStyle9"><text:span text:style-name="T462">22. Chladný k</text:span></text:span><text:span text:style-name="CharStyle9"><text:span text:style-name="T467">o</text:span></text:span><text:span text:style-name="CharStyle9"><text:span text:style-name="T462">nserv ku glazírovaniu tortí a pečiva.</text:span></text:span></text:p>
      <text:p text:style-name="P11"><text:span text:style-name="CharStyle9"><text:span text:style-name="T462"/></text:span></text:p>
      <text:p text:style-name="P13"><text:span text:style-name="CharStyle9"><text:span text:style-name="T462">Jedon funt fajného cukru potlcť, prez sito preosiať a 12 lôtov z neho do karmelovej panvy dať; tento cukor studenou vodou za kávovú šálku rozpustiť, pridať pár ližíc maraskinového likéru a ustavične varečkou na ohni miešať. Keby sa mal sv</text:span></text:span><text:span text:style-name="CharStyle9"><text:span text:style-name="T468">a</text:span></text:span><text:span text:style-name="CharStyle9"><text:span text:style-name="T462">riť, odloží sa od ohňa a pod ustavičným miešaním pridáva sa k nemu tlčeného cukru, pokým nezačne hustnuť a tiecť. Potom sa na zkúžku pustí pár kvapôk na plech a jestli sa po vystydnutí urobí od vrchu kôročka na kvapke, vtedy je dobre pripravený; jestli sa ale nechytí žiadna kôra, pridá sa ešte viac tlčeného cukru a spolu sa rozmieša. Ta­kýto tekúci cukor sa na tortu vyleje, po celej sa nožom na hladko rozotrie a nechá sa za pol hodiny na chladnom stáť. </text:span></text:span><text:soft-page-break/><text:span text:style-name="CharStyle9"><text:span text:style-name="T462">Ke</text:span></text:span><text:span text:style-name="CharStyle9"><text:span text:style-name="T468">ď</text:span></text:span><text:span text:style-name="CharStyle9"><text:span text:style-name="T462"> sa kôrka na prst lepí, dá sa torta do letnej peci a po stuhnutí vezne sa von.</text:span></text:span></text:p>
      <text:p text:style-name="P27"><text:span text:style-name="CharStyle9"><text:span text:style-name="T462"/></text:span></text:p>
      <text:p text:style-name="P28"><text:span text:style-name="CharStyle9"><text:span text:style-name="T462">23. Promincové celtle.</text:span></text:span></text:p>
      <text:p text:style-name="P11"><text:span text:style-name="CharStyle9"><text:span text:style-name="T462"/></text:span></text:p>
      <text:p text:style-name="P13"><text:span text:style-name="CharStyle9"><text:span text:style-name="T462">Jedon funt fajnového potlčeného cukru prez sito preo­siať, 12 lôtov z neho dať do karmelovej panvy, rozmiešať s vodou za šálku a ustavične na ohni miešať. Ke</text:span></text:span><text:span text:style-name="CharStyle9"><text:span text:style-name="T468">ď</text:span></text:span><text:span text:style-name="CharStyle9"><text:span text:style-name="T462"> by sa začal variť, vezne sa od ohňa preč a doň sa pod ustavičným mie­šaním dá pár kvapôk promincového oleja a tlčeného cukru; potom sa dľa predošlého spôsobu probuje, či je dosť tuhý; takáto tuhá massa dá sa do papierovej škarnicle a cez ňu sa riedko na plech kvapká, aby sa kôpky neslepily. Po vy­stydnutí podoberú sa promincne tenkým nožom z plechu, soberú sa na papier a držia sa na suchom mieste. Promincne sú dobré, ke</text:span></text:span><text:span text:style-name="CharStyle9"><text:span text:style-name="T468">ď</text:span></text:span><text:span text:style-name="CharStyle9"><text:span text:style-name="T462"> má dakto pokazený žalúdok.</text:span></text:span></text:p>
      <text:p text:style-name="P27"><text:span text:style-name="CharStyle9"><text:span text:style-name="T462"/></text:span></text:p>
      <text:p text:style-name="P28"><text:span text:style-name="CharStyle9"><text:span text:style-name="T462">24. Farbený chladný konserv.</text:span></text:span></text:p>
      <text:p text:style-name="P11"><text:span text:style-name="CharStyle9"><text:span text:style-name="T462"/></text:span></text:p>
      <text:p text:style-name="P13"><text:span text:style-name="CharStyle9"><text:span text:style-name="T462">S cukrom sa pokračuje dľa predošlého spôsobu; ke</text:span></text:span><text:span text:style-name="CharStyle9"><text:span text:style-name="T468">ď</text:span></text:span><text:span text:style-name="CharStyle9"><text:span text:style-name="T462"> je s vodou rozmiešaný, pridá sa alkermeš alebo košenell, aby</text:span></text:span><text:span text:style-name="CharStyle7"><text:span text:style-name="T462"> </text:span></text:span><text:span text:style-name="CharStyle9"><text:span text:style-name="T462">mal peknú barvu. K čomu sa tento konserv upotrebí, vy­píše sa pri jednotlivých jedlách.</text:span></text:span></text:p>
      <text:p text:style-name="P121"><text:span text:style-name="CharStyle9"><text:span text:style-name="T462"/></text:span></text:p>
      <text:p text:style-name="P122"><text:span text:style-name="CharStyle9"><text:span text:style-name="T462">25. Chladný konserv v malých vandličkách.</text:span></text:span></text:p>
      <text:p text:style-name="P11"><text:span text:style-name="CharStyle9"><text:span text:style-name="T462"/></text:span></text:p>
      <text:p text:style-name="P13"><text:span text:style-name="CharStyle9"><text:span text:style-name="T462">V tej miere, koľko osôb sa nachádza, dá sa do karmelovej panvy tlčeného cukru a pár liž</text:span></text:span><text:span text:style-name="CharStyle9"><text:span text:style-name="T468">í</text:span></text:span><text:span text:style-name="CharStyle9"><text:span text:style-name="T462">c ho</text:span></text:span><text:span text:style-name="CharStyle9"><text:span text:style-name="T468">ď</text:span></text:span><text:span text:style-name="CharStyle9"><text:span text:style-name="T462">ajakého likéru, ostatnie vodou doliať a na ohni ustavične miešať, pri čom sa sv</text:span></text:span><text:span text:style-name="CharStyle9"><text:span text:style-name="T468">a</text:span></text:span><text:span text:style-name="CharStyle9"><text:span text:style-name="T462">riť nesmie. Potom od ohňa odložiť a pod ustavičným mie­šaním tlčeného cukru pridávať, aby bolo hustejšie jako zvýš opísané. Podlhovaté alebo okruhlé vandličky čistým </text:span></text:span><text:soft-page-break/><text:span text:style-name="CharStyle9"><text:span text:style-name="T462">mandlovým olejom tenko vymastiť, konservom naplniť a na chla­dné miesto odložiť, aby dobre stuhlo: konečne sa pozorne na papier vyklope, aby sa nepomrvilo. Pri rozličných cukro­vých cestách bude vyp</text:span></text:span><text:span text:style-name="CharStyle9"><text:span text:style-name="T468">i</text:span></text:span><text:span text:style-name="CharStyle9"><text:span text:style-name="T462">sané, k čomu sa táto príprava po­trebuje.</text:span></text:span></text:p>
      <text:p text:style-name="P27"><text:span text:style-name="CharStyle9"><text:span text:style-name="T462"/></text:span></text:p>
      <text:p text:style-name="P28"><text:span text:style-name="CharStyle9"><text:span text:style-name="T462">26. Oranžová glazúra na tortu.</text:span></text:span></text:p>
      <text:p text:style-name="P11"><text:span text:style-name="CharStyle9"><text:span text:style-name="T462"/></text:span></text:p>
      <text:p text:style-name="P13"><text:span text:style-name="CharStyle9"><text:span text:style-name="T462">Dva oranže na cukre tenko obrajbať, žlté nožom soškrabať, ostatní cukor potlcť, preosiať, z neho dať do karmelovej panvy, pridať porajbaný cukor, oranžovú šťavu a pár liž</text:span></text:span><text:span text:style-name="CharStyle9"><text:span text:style-name="T468">í</text:span></text:span><text:span text:style-name="CharStyle9"><text:span text:style-name="T462">c vody, to ustavične na ohni miešať, pokým nebude husté. Potom od ohňa odložiť a pod ustavičným miešaním pridať tlčeného cukru. Vystydnutú tekutinu na tortu vyliať, celú do oko</text:span></text:span><text:span text:style-name="CharStyle9"><text:span text:style-name="T468">l</text:span></text:span><text:span text:style-name="CharStyle9"><text:span text:style-name="T462">a obtiahnuť a vrch uhladiť. Až by sa cukor nestokoval čili na prsty nelipkal, dá sa do letnej pece.</text:span></text:span></text:p>
      <text:p text:style-name="P27"><text:span text:style-name="CharStyle9"><text:span text:style-name="T462"/></text:span></text:p>
      <text:p text:style-name="P28"><text:span text:style-name="CharStyle9"><text:span text:style-name="T462">27. Oranžová glazúra s arakom.</text:span></text:span></text:p>
      <text:p text:style-name="P11"><text:span text:style-name="CharStyle9"><text:span text:style-name="T462"/></text:span></text:p>
      <text:p text:style-name="P13"><text:span text:style-name="CharStyle9"><text:span text:style-name="T462">Všetko sa prichystá dľa predošlého spôsobu, pridá sa za pohárik arabu a práve toľko košenellu, to sa na ohni mieša a ďalej dľa známeho spôsobu sa pokračuje.</text:span></text:span></text:p>
      <text:p text:style-name="P21"><text:span text:style-name="CharStyle9"><text:span text:style-name="T462"/></text:span></text:p>
      <text:p text:style-name="P22"><text:span text:style-name="CharStyle9"><text:span text:style-name="T462">28.<text:tab/> </text:span></text:span><text:span text:style-name="CharStyle9"><text:span text:style-name="T468">C</text:span></text:span><text:span text:style-name="CharStyle9"><text:span text:style-name="T462">itronová glazúra.</text:span></text:span></text:p>
      <text:p text:style-name="P11"><text:span text:style-name="CharStyle9"><text:span text:style-name="T462"/></text:span></text:p>
      <text:p text:style-name="P13"><text:span text:style-name="CharStyle9"><text:span text:style-name="T462">Pár citronov na cukre orajbať a na to pozorovať, aby sa do bieleho nerajbalo, poneváč to horkú chuť dodáva. Potlčený cukor prez sito preosiať a dať do panvy, doň citronovú šťavu vytlačiť, pridať za pohárik rumu a pár liž</text:span></text:span><text:span text:style-name="CharStyle9"><text:span text:style-name="T468">í</text:span></text:span><text:span text:style-name="CharStyle9"><text:span text:style-name="T462">c vody, to na ohni miešať a ďalej dľa známeho spôsobu pokračovať.</text:span></text:span></text:p>
      <text:p text:style-name="P27"><text:soft-page-break/><text:span text:style-name="CharStyle9"><text:span text:style-name="T462"/></text:span></text:p>
      <text:p text:style-name="P28"><text:span text:style-name="CharStyle9"><text:span text:style-name="T462">29. Glazúra z čerstvých jahôd.</text:span></text:span></text:p>
      <text:p text:style-name="P11"><text:span text:style-name="CharStyle9"><text:span text:style-name="T462"/></text:span></text:p>
      <text:p text:style-name="P13"><text:span text:style-name="CharStyle9"><text:span text:style-name="T462">Zrelé jahody prez sito pretrieť, pol funta potlčeného a preosiatého cukru dať do panvy a s jahodami smiešať, pri­dať za pohárik vanilového likéru, to na ohni miešať a horúce odložiť. Konečne pridať alkermešu a tlčeného cukru, nechať vystydn</text:span></text:span><text:span text:style-name="CharStyle9"><text:span text:style-name="T468">u</text:span></text:span><text:span text:style-name="CharStyle9"><text:span text:style-name="T462">ť a na tortu vyliať.</text:span></text:span></text:p>
      <text:p text:style-name="P25"><text:span text:style-name="CharStyle9"><text:span text:style-name="T462"/></text:span></text:p>
      <text:p text:style-name="P26"><text:span text:style-name="CharStyle9"><text:span text:style-name="T462">30. Glazúra z čerstvých malín.</text:span></text:span></text:p>
      <text:p text:style-name="P11"><text:span text:style-name="CharStyle9"><text:span text:style-name="T462"/></text:span></text:p>
      <text:p text:style-name="P13"><text:span text:style-name="CharStyle9"><text:span text:style-name="T462">Poneváč v malinách sú obyčajne červíci, dajú sa ony do studenej vody a nechajú sa za čas stáť; potom nechať </text:span></text:span><text:span text:style-name="CharStyle9"><text:span text:style-name="T468">í</text:span></text:span><text:span text:style-name="CharStyle9"><text:span text:style-name="T462">ch na site odtiecť a prezeň pretrieť, potlčený cukor dať do pan­vy, pridať maliny a oraku, na ohni miešať a jako zvýš stoj</text:span></text:span><text:span text:style-name="CharStyle9"><text:span text:style-name="T468">í</text:span></text:span><text:span text:style-name="CharStyle9"><text:span text:style-name="T462"> odložiť, ďalej pridať za ližičku alkermešu a tlčeného cukru, čim sa torta obtiahne.</text:span></text:span></text:p>
      <text:p text:style-name="P25"><text:span text:style-name="CharStyle9"><text:span text:style-name="T462"/></text:span></text:p>
      <text:p text:style-name="P26"><text:span text:style-name="CharStyle9"><text:span text:style-name="T462">31. Glazúra s anan</text:span></text:span><text:span text:style-name="CharStyle9"><text:span text:style-name="T468">a</text:span></text:span><text:span text:style-name="CharStyle9"><text:span text:style-name="T462">sovým saftom.</text:span></text:span></text:p>
      <text:p text:style-name="P11"><text:span text:style-name="CharStyle9"><text:span text:style-name="T462"/></text:span></text:p>
      <text:p text:style-name="P13"><text:span text:style-name="CharStyle9"><text:span text:style-name="T462">Pol funta potlčeného fajného cukru do panvy preosiať, s anan</text:span></text:span><text:span text:style-name="CharStyle9"><text:span text:style-name="T468">a</text:span></text:span><text:span text:style-name="CharStyle9"><text:span text:style-name="T462">sovým saftom pomiešať, pridať maraskinového likéru a pokračovať dľa známeho spôsobu; konečne dať k tomu alkermešu; aby dosť červené bolo. — Zvýš menované gla­zúry opotrebujú sa k zamáčaniu pečiva, čo doista od za­čiatku ťažko padne tým, ktorí to ešte nerobili, preto sa môžu v tom pri menšej masse pokúsiť.</text:span></text:span></text:p>
      <text:p text:style-name="P25"><text:span text:style-name="CharStyle9"><text:span text:style-name="T462"/></text:span></text:p>
      <text:p text:style-name="P26"><text:span text:style-name="CharStyle9"><text:span text:style-name="T462">32. Čokoládový konserv.</text:span></text:span></text:p>
      <text:p text:style-name="P11"><text:span text:style-name="CharStyle9"><text:span text:style-name="T462"/></text:span></text:p>
      <text:p text:style-name="P13"><text:span text:style-name="CharStyle9"><text:span text:style-name="T462">14 lôtov fajnej na kúsky posekanej čokolády dať do karmelovej panvy, s vodou za pár liž</text:span></text:span><text:span text:style-name="CharStyle9"><text:span text:style-name="T468">í</text:span></text:span><text:span text:style-name="CharStyle9"><text:span text:style-name="T462">c rozpustiť a rozmiešať pridať 12 lôtov tlčeného cukru </text:span></text:span><text:soft-page-break/><text:span text:style-name="CharStyle9"><text:span text:style-name="T462">a za šálku vody, to pod usta­vičným miešaním nechať variť a probovať prstami, či sa ťahá</text:span></text:span><text:span text:style-name="CharStyle23"><text:span text:style-name="T462"> </text:span></text:span><text:span text:style-name="CharStyle9"><text:span text:style-name="T462">jako cverna. Potom od ohňa odložiť, opakom varečky na boku panvy trieť, nalepené soškrabať a spolu smiešať, to zas trieť a tak </text:span></text:span><text:span text:style-name="CharStyle9"><text:span text:style-name="T468">ď</text:span></text:span><text:span text:style-name="CharStyle9"><text:span text:style-name="T462">alej pokračovať. Ke</text:span></text:span><text:span text:style-name="CharStyle9"><text:span text:style-name="T468">ď</text:span></text:span><text:span text:style-name="CharStyle9"><text:span text:style-name="T462"> sa na vrchu kôročka chytá, pustí sa pár kvapôk na plech a nechá sa vystydnúť; jestl</text:span></text:span><text:span text:style-name="CharStyle9"><text:span text:style-name="T468">í</text:span></text:span><text:span text:style-name="CharStyle9"><text:span text:style-name="T462"> massa tuhne, je súca na zamáčanie pečiva a torty.</text:span></text:span></text:p>
      <text:p text:style-name="P123"><text:span text:style-name="CharStyle9"><text:span text:style-name="T462"/></text:span></text:p>
      <text:p text:style-name="P124"><text:span text:style-name="CharStyle9"><text:span text:style-name="T462">33. Na iný spôsob konserv čukoládový.</text:span></text:span></text:p>
      <text:p text:style-name="P11"><text:span text:style-name="CharStyle9"><text:span text:style-name="T462"/></text:span></text:p>
      <text:p text:style-name="P13"><text:span text:style-name="CharStyle9"><text:span text:style-name="T462">Pol funta cukru dať do karmelovej panvy, naň naliať vody a nechať na ohni variť. Do nádoby sa porajbe čukoláda, k nej sa pridá pár lišíc zo sv</text:span></text:span><text:span text:style-name="CharStyle9"><text:span text:style-name="T468">a</text:span></text:span><text:span text:style-name="CharStyle9"><text:span text:style-name="T462">reného cukru a to sa roz­mieša tak, jako maslo. Ke</text:span></text:span><text:span text:style-name="CharStyle9"><text:span text:style-name="T468">ď</text:span></text:span><text:span text:style-name="CharStyle9"><text:span text:style-name="T462"> sa cukor medzi prstami ťahá, pridá sa k nemu čokoládová massa, to sa nechá spolu povariť, odloží s</text:span></text:span><text:span text:style-name="CharStyle9"><text:span text:style-name="T468">a</text:span></text:span><text:span text:style-name="CharStyle9"><text:span text:style-name="T462"> od ohňa a varečkou sa trie (tabuliruje); v ostatnom sa zachádza jako pri prvom spôsobe.</text:span></text:span></text:p>
      <text:p text:style-name="P27"><text:span text:style-name="CharStyle9"><text:span text:style-name="T462"/></text:span></text:p>
      <text:p text:style-name="P28"><text:span text:style-name="CharStyle9"><text:span text:style-name="T462">34. Oranžový varený konserv.</text:span></text:span></text:p>
      <text:p text:style-name="P11"><text:span text:style-name="CharStyle9"><text:span text:style-name="T462"/></text:span></text:p>
      <text:p text:style-name="P13"><text:span text:style-name="CharStyle9"><text:span text:style-name="T462">Na pol f</text:span></text:span><text:span text:style-name="CharStyle9"><text:span text:style-name="T468">u</text:span></text:span><text:span text:style-name="CharStyle9"><text:span text:style-name="T462">nte cukru obrajbať oranž, žlté nožom oškrabať, dať do šálky, oranžovú šťavu naň vytisnuť a smiešať. Pošrotovaný cukor dať do panvy, naň naliať vody, na ohni ne­chať variť a nečistotu z vrchu sberať. Jestli sa medzi pr­stami ťahá, pri čom má mať štvrtý stupeň, odloží sa od ohňa a sa tabuliruje, k tomu pridať o</text:span></text:span><text:span text:style-name="CharStyle9"><text:span text:style-name="T468">b</text:span></text:span><text:span text:style-name="CharStyle9"><text:span text:style-name="T462">rajbaný cukor a porád trieť, kým sa od vrchu kôrka neurobí. Potom to dľa známeho spôsobu s pár kvapkami probovať; jestliže tuhne, je súci na namáčanie.</text:span></text:span></text:p>
      <text:p text:style-name="P21"><text:span text:style-name="CharStyle9"><text:span text:style-name="T462"/></text:span></text:p>
      <text:p text:style-name="P22"><text:span text:style-name="CharStyle9"><text:span text:style-name="T462">35. </text:span></text:span><text:span text:style-name="CharStyle9"><text:span text:style-name="T468">C</text:span></text:span><text:span text:style-name="CharStyle9"><text:span text:style-name="T462">itronový konserv.</text:span></text:span></text:p>
      <text:p text:style-name="P11"><text:span text:style-name="CharStyle9"><text:span text:style-name="T462"/></text:span></text:p>
      <text:p text:style-name="P13"><text:soft-page-break/><text:span text:style-name="CharStyle9"><text:span text:style-name="T462">Dva citrony na cukre obrajbať, žlté oškrabať, dať do š</text:span></text:span><text:span text:style-name="CharStyle9"><text:span text:style-name="T468">a</text:span></text:span><text:span text:style-name="CharStyle9"><text:span text:style-name="T462">lky a z jedného šťavu naň vytisnuť, to miešať, ostatní cukor dať do panvy na oheň a dľa známeho spôsobu pokračovať.</text:span></text:span></text:p>
      <text:p text:style-name="P25"><text:span text:style-name="CharStyle9"><text:span text:style-name="T462"/></text:span></text:p>
      <text:p text:style-name="P26"><text:span text:style-name="CharStyle9"><text:span text:style-name="T462">36. S rumom varený konserv.</text:span></text:span></text:p>
      <text:p text:style-name="P11"><text:span text:style-name="CharStyle9"><text:span text:style-name="T462"/></text:span></text:p>
      <text:p text:style-name="P13"><text:span text:style-name="CharStyle9"><text:span text:style-name="T462">S varením cukru sa pokračuje dľa opísaného spôsobu; do šálky sa dá pár ližičiek tlčeného cukru a pridá sa toľko</text:span></text:span><text:span text:style-name="CharStyle23"><text:span text:style-name="T462"> </text:span></text:span><text:span text:style-name="CharStyle9"><text:span text:style-name="T462">rumu, aby sa cukor rozpustil; potom sa mieša a nechá sa vyvariť, v predošlom stupni vziať od ohňa, pridať rozmie­šaného rumu a tabulirovať dľa predošlého spôsobu; k tomu sa môže pridať košenella, aby peknú barvu dostal.</text:span></text:span></text:p>
      <text:p text:style-name="P70"><text:span text:style-name="CharStyle9"><text:span text:style-name="T462"/></text:span></text:p>
      <text:p text:style-name="P71"><text:span text:style-name="CharStyle9"><text:span text:style-name="T462">37. Konserv s likérmi.</text:span></text:span></text:p>
      <text:p text:style-name="P11"><text:span text:style-name="CharStyle9"><text:span text:style-name="T462"/></text:span></text:p>
      <text:p text:style-name="P13"><text:span text:style-name="CharStyle9"><text:span text:style-name="T462">Ke</text:span></text:span><text:span text:style-name="CharStyle9"><text:span text:style-name="T468">ď</text:span></text:span><text:span text:style-name="CharStyle9"><text:span text:style-name="T462"> je tlčený cukor v šálke rozmiešaný a celý vyvarený, dá sa doň likéru, celé sa tabul</text:span></text:span><text:span text:style-name="CharStyle9"><text:span text:style-name="T468">í</text:span></text:span><text:span text:style-name="CharStyle9"><text:span text:style-name="T462">ruj</text:span></text:span><text:span text:style-name="CharStyle9"><text:span text:style-name="T468">é</text:span></text:span><text:span text:style-name="CharStyle9"><text:span text:style-name="T462"> a dľa potreby sa pridá ho</text:span></text:span><text:span text:style-name="CharStyle9"><text:span text:style-name="T468">ď</text:span></text:span><text:span text:style-name="CharStyle9"><text:span text:style-name="T462">ajaká barva.</text:span></text:span></text:p>
      <text:p text:style-name="P70"><text:span text:style-name="CharStyle9"><text:span text:style-name="T462"/></text:span></text:p>
      <text:p text:style-name="P71"><text:span text:style-name="CharStyle9"><text:span text:style-name="T462">38. Voňavý konserv sa nasledovne chystá.</text:span></text:span></text:p>
      <text:p text:style-name="P11"><text:span text:style-name="CharStyle9"><text:span text:style-name="T462"/></text:span></text:p>
      <text:p text:style-name="P13"><text:span text:style-name="CharStyle9"><text:span text:style-name="T462">Do šálky dať pár ližíc tlčeného cukru, tento rozpustiť s vareným cukrom nie veľmi na riedko a do vyvareného pri­dať fajalkového alebo ruževého saftu, aby massa dobre vo­ňala, potom sa massa tabul</text:span></text:span><text:span text:style-name="CharStyle9"><text:span text:style-name="T468">í</text:span></text:span><text:span text:style-name="CharStyle9"><text:span text:style-name="T462">ruj</text:span></text:span><text:span text:style-name="CharStyle9"><text:span text:style-name="T468">e</text:span></text:span><text:span text:style-name="CharStyle9"><text:span text:style-name="T462">. Glazúry a konservy sa preto osobit</text:span></text:span><text:span text:style-name="CharStyle9"><text:span text:style-name="T468">e</text:span></text:span><text:span text:style-name="CharStyle9"><text:span text:style-name="T462"> vypisujú, aby každý to čím ľahšie pochopiť, preto i pri jednotliyych jedlách vypíše sa číslo tej glazúry alebo konservu, ktoré potrebné bude. Ke</text:span></text:span><text:span text:style-name="CharStyle9"><text:span text:style-name="T468">ď</text:span></text:span><text:span text:style-name="CharStyle9"><text:span text:style-name="T462"> sa massa trie </text:span></text:span><text:span text:style-name="CharStyle9"><text:span text:style-name="T468">č</text:span></text:span><text:span text:style-name="CharStyle9"><text:span text:style-name="T462">ili tabul</text:span></text:span><text:span text:style-name="CharStyle9"><text:span text:style-name="T468">í</text:span></text:span><text:span text:style-name="CharStyle9"><text:span text:style-name="T462">ruj</text:span></text:span><text:span text:style-name="CharStyle9"><text:span text:style-name="T468">e</text:span></text:span><text:span text:style-name="CharStyle9"><text:span text:style-name="T462">, dostane na vrchu tenkú kôročku jako srieň; massa sa nemá veľmi nechať vystydn</text:span></text:span><text:span text:style-name="CharStyle9"><text:span text:style-name="T468">u</text:span></text:span><text:span text:style-name="CharStyle9"><text:span text:style-name="T462">ť, poneváč potom nedostane zamočené pečivo bliskavú kôrku.</text:span></text:span></text:p>
      <text:h text:style-name="P282" text:outline-level="3"><text:soft-page-break/><text:span text:style-name="CharStyle13"><text:span text:style-name="T462"/></text:span></text:h>
      <text:h text:style-name="P283" text:outline-level="3"><text:bookmark-start text:name="bookmark84"/><text:span text:style-name="CharStyle13"><text:span text:style-name="T462">II. Oddelenie.</text:span></text:span><text:bookmark-end text:name="bookmark84"/></text:h>
      <text:h text:style-name="P279" text:outline-level="4"><text:span text:style-name="CharStyle15"><text:span text:style-name="T462"/></text:span></text:h>
      <text:h text:style-name="P280" text:outline-level="4"><text:bookmark-start text:name="bookmark86"/><text:span text:style-name="CharStyle15"><text:span text:style-name="T462">O massách a tortách.</text:span></text:span><text:bookmark-end text:name="bookmark86"/></text:h>
      <text:p text:style-name="P2"><text:span text:style-name="CharStyle16"><text:span text:style-name="T462"/></text:span></text:p>
      <text:p text:style-name="P8"><text:span text:style-name="CharStyle16"><text:span text:style-name="T462">A) Čiastka.</text:span></text:span></text:p>
      <text:p text:style-name="P3"><text:span text:style-name="CharStyle18"><text:span text:style-name="T462"/></text:span></text:p>
      <text:p text:style-name="P9"><text:span text:style-name="CharStyle18"><text:span text:style-name="T462">Prípravvy rozličných cukrových látok.</text:span></text:span></text:p>
      <text:p text:style-name="P125"><text:span text:style-name="CharStyle9"><text:span text:style-name="T462"/></text:span></text:p>
      <text:p text:style-name="P126"><text:span text:style-name="CharStyle9"><text:span text:style-name="T462">39. Brezlové cesto ku tortám a kuch</text:span></text:span><text:span text:style-name="CharStyle9"><text:span text:style-name="T468">n</text:span></text:span><text:span text:style-name="CharStyle9"><text:span text:style-name="T462">om.</text:span></text:span></text:p>
      <text:p text:style-name="P11"><text:span text:style-name="CharStyle9"><text:span text:style-name="T462"/></text:span></text:p>
      <text:p text:style-name="P13"><text:span text:style-name="CharStyle9"><text:span text:style-name="T462">Prítomné oddelenie obsahuje v sebe massy, jaké sú po­trebné k rozličnému pečivu. Nech sa nik neľaká, že sa sná</text:span></text:span><text:span text:style-name="CharStyle9"><text:span text:style-name="T468">ď</text:span></text:span><text:span text:style-name="CharStyle9"><text:span text:style-name="T462"> k jednej alebo druhej masse mnoho bere, lebo to neni</text:span></text:span><text:span text:style-name="CharStyle23"><text:span text:style-name="T462"> </text:span></text:span><text:span text:style-name="CharStyle9"><text:span text:style-name="T462">stály predpis, lež závisí od počtu osôb; pre viac osôb bere sa vätšia miera zo všetkého, pre menej osôb menšia miera. Prítomne cesto sa nasledovne robí: Jedon funt fajnej múky dať na tablu, 20 lôtov čerstvého masla na kúsky potrhať, válkom spolu s múkou rozmiesiť, do hromady pobrať a do prostriedku jamku urobiť. K tomu pridať 6 ž</text:span></text:span><text:span text:style-name="CharStyle9"><text:span text:style-name="T468">l</text:span></text:span><text:span text:style-name="CharStyle9"><text:span text:style-name="T462">tkov, pár ližíc tlčeného cukru a soli — cukrové cesto sa preto trochu solí, poneváč dostane lepš</text:span></text:span><text:span text:style-name="CharStyle9"><text:span text:style-name="T468">í</text:span></text:span><text:span text:style-name="CharStyle9"><text:span text:style-name="T462">u chuť — tlčenej škorice s hrebíčkami a chladnej vody, to nožom spolu smiesiť, do hromady srobiť, na štyrouhlasto valkať a spolu skladať jako maselné cesto v prvom sväzku, Práve tak sa môže od razu jedno za dru­hým trirazí valkať, zakrúti sa do čistej šaty a odloží sa na chladno; upotrebenie tohoto jako i nasledovných, ciest opíše sa pri jednotlivých jedlách. Takéto cesto nemá sa rukou miesiť, ale nožom, preto sa viac valká a skladá, poneváč sa maslo pod rukou slabí.</text:span></text:span></text:p>
      <text:p text:style-name="P27"><text:span text:style-name="CharStyle9"><text:span text:style-name="T462"/></text:span></text:p>
      <text:p text:style-name="P28"><text:soft-page-break/><text:span text:style-name="CharStyle9"><text:span text:style-name="T462">40. Brezlové cesto na iný spôsob.</text:span></text:span></text:p>
      <text:p text:style-name="P11"><text:span text:style-name="CharStyle9"><text:span text:style-name="T462"/></text:span></text:p>
      <text:p text:style-name="P13"><text:span text:style-name="CharStyle9"><text:span text:style-name="T462">Jedon funt múky dať na tablu, pridať 20 lôtov masla a valkom spolu rozrobiť, do hromady sobrať, do prostriedku urobiť jamku, pridať 8 ž</text:span></text:span><text:span text:style-name="CharStyle9"><text:span text:style-name="T468">l</text:span></text:span><text:span text:style-name="CharStyle9"><text:span text:style-name="T462">tkov a za kávovú ližičku tlčenej a prez sito preosiatej škorice, to trochu posoliť, pridať 4 lôty tlčeného cukru, to nožom spolu smiesiť, do hromady srobiť, do šaty zakrútiť a na chladné miesto odložiť.</text:span></text:span></text:p>
      <text:p text:style-name="P27"><text:span text:style-name="CharStyle9"><text:span text:style-name="T462"/></text:span></text:p>
      <text:p text:style-name="P28"><text:span text:style-name="CharStyle9"><text:span text:style-name="T462">41. Fajnové brezlové cesto.</text:span></text:span></text:p>
      <text:p text:style-name="P11"><text:span text:style-name="CharStyle9"><text:span text:style-name="T462"/></text:span></text:p>
      <text:p text:style-name="P13"><text:span text:style-name="CharStyle9"><text:span text:style-name="T462">Funt múky s 18 lôtmi čerstvého masla válkom rozrobiť a do prostriedku jamku urobiť, pridať 16 lôtov tlčeného cukru, čtyry celé vajcia, trochu soli a za kávovú ližičku tlčenej škorice, na citrone cukor obrajbať a k predošlému z ľahka smiesiť, do šaty zakrútiť a na chladné miesto odložiť.</text:span></text:span></text:p>
      <text:p text:style-name="P127"><text:span text:style-name="CharStyle9"><text:span text:style-name="T462"/></text:span></text:p>
      <text:p text:style-name="P128"><text:span text:style-name="CharStyle9"><text:span text:style-name="T462">42. Fajnové brezlové cesto na iný spôsob.</text:span></text:span></text:p>
      <text:p text:style-name="P11"><text:span text:style-name="CharStyle9"><text:span text:style-name="T462"/></text:span></text:p>
      <text:p text:style-name="P13"><text:span text:style-name="CharStyle9"><text:span text:style-name="T462">Funt múky a 20 lôtov masla spolu rozrobiť, dvanasť vajec na tvrdo uvariť, ž</text:span></text:span><text:span text:style-name="CharStyle9"><text:span text:style-name="T468">l</text:span></text:span><text:span text:style-name="CharStyle9"><text:span text:style-name="T462">tky vybrať, prez sito pretrieť a dať</text:span></text:span><text:span text:style-name="CharStyle7"><text:span text:style-name="T462"> </text:span></text:span><text:span text:style-name="CharStyle9"><text:span text:style-name="T462">k masse, pridať 20 lôtov tlčeného cukru, škorice, tlčených hrebíčkov, drobno krájané citronové kôrky, trochu soli a dva surové ž</text:span></text:span><text:span text:style-name="CharStyle9"><text:span text:style-name="T468">l</text:span></text:span><text:span text:style-name="CharStyle9"><text:span text:style-name="T462">tky, to spolu smiesiť, do šaty zakrútiť a na chladné miesto odložiť.</text:span></text:span></text:p>
      <text:p text:style-name="P129"><text:span text:style-name="CharStyle9"><text:span text:style-name="T462"/></text:span></text:p>
      <text:p text:style-name="P130"><text:span text:style-name="CharStyle9"><text:span text:style-name="T462">43. Lincertové cesto k torte a pečivu.</text:span></text:span></text:p>
      <text:p text:style-name="P11"><text:span text:style-name="CharStyle9"><text:span text:style-name="T462"/></text:span></text:p>
      <text:p text:style-name="P13"><text:span text:style-name="CharStyle9"><text:span text:style-name="T462">Funt mandiel v čistej šate medzi rukami vyrajbať, v mažiari potlcť a prez sito pretreť; funt múky s funtom čerstvého masla válkom rozrobiť, k </text:span></text:span><text:soft-page-break/><text:span text:style-name="CharStyle9"><text:span text:style-name="T462">tomu pridať mandle, funt tlčeného cukru, tlčenej škorice, hrebíčky, drobn</text:span></text:span><text:span text:style-name="CharStyle9"><text:span text:style-name="T468">e</text:span></text:span><text:span text:style-name="CharStyle9"><text:span text:style-name="T462"> po­krájané kôrky, mušk</text:span></text:span><text:span text:style-name="CharStyle9"><text:span text:style-name="T468">a</text:span></text:span><text:span text:style-name="CharStyle9"><text:span text:style-name="T462">tový orech, šesť celých vajec a trochu soli, to všetko spolu do hromady smiešať, do šaty zakrútiť a na chladné miesto odložiť.</text:span></text:span></text:p>
      <text:p text:style-name="P27"><text:span text:style-name="CharStyle9"><text:span text:style-name="T462"/></text:span></text:p>
      <text:p text:style-name="P28"><text:span text:style-name="CharStyle9"><text:span text:style-name="T462">44. Lincertové cesto na iný spôsob.</text:span></text:span></text:p>
      <text:p text:style-name="P11"><text:span text:style-name="CharStyle9"><text:span text:style-name="T462"/></text:span></text:p>
      <text:p text:style-name="P13"><text:span text:style-name="CharStyle9"><text:span text:style-name="T462">Funt čerstvého dobre vymytého masla vo vajdlinku na penu rozmiešať, funt mandiel obariť, zo šupy očistiť, v ma­žiari na fajno potlcť a k maslu dať, primiešať funt tlčeného cukru a ke</text:span></text:span><text:span text:style-name="CharStyle9"><text:span text:style-name="T468">ď</text:span></text:span><text:span text:style-name="CharStyle9"><text:span text:style-name="T462"> sú mandle rozmiešané, pridá sa škorice, hrebičkov, citronové kôrky, mušk</text:span></text:span><text:span text:style-name="CharStyle9"><text:span text:style-name="T468">a</text:span></text:span><text:span text:style-name="CharStyle9"><text:span text:style-name="T462">tového orechu a ku koncu funt múky, to spolu smiešať, do hromady sobrať, do čistej šaty zakrútiť a na chladné miesto odložiť. K torte patriace okrúhle platne na plechu obvinú sa vôkol papierom a vrch sa vajcom pomastí.</text:span></text:span></text:p>
      <text:p text:style-name="P29"><text:span text:style-name="CharStyle9"><text:span text:style-name="T462"/></text:span></text:p>
      <text:p text:style-name="P30"><text:span text:style-name="CharStyle9"><text:span text:style-name="T462">45. Fajná rozrobená mandlová massa.</text:span></text:span></text:p>
      <text:p text:style-name="P11"><text:span text:style-name="CharStyle9"><text:span text:style-name="T462"/></text:span></text:p>
      <text:p text:style-name="P13"><text:span text:style-name="CharStyle9"><text:span text:style-name="T462">Funt mandiel vrelou vodou obariť, šupu z nich zvliecť, v mažiari na fajno t</text:span></text:span><text:span text:style-name="CharStyle9"><text:span text:style-name="T468">l</text:span></text:span><text:span text:style-name="CharStyle9"><text:span text:style-name="T462">cť, pri tlčení jedno celé vajce zabiť, spolu potlcť na husto jako maslo a do vajdlinka vybrať. Funt potlčeného a preosiatého cukru pridať k mandlám, tak tiež pod ustavičným miešaním 24 ž</text:span></text:span><text:span text:style-name="CharStyle9"><text:span text:style-name="T468">l</text:span></text:span><text:span text:style-name="CharStyle9"><text:span text:style-name="T462">tkov jedon po druhom a to spolu za pol hodiny miešať, aby sa penilo. K tomu pridať na cukre obrajbaný citron a z ľahka zamiešať z dvaciatych biel­kov tuho sbitý sňah a ku ostatku zamiešať 6 lôtov fajnej</text:span></text:span><text:span text:style-name="CharStyle7"><text:span text:style-name="T462"> </text:span></text:span><text:span text:style-name="CharStyle9"><text:span text:style-name="T462">múky, aby v celej masse rovnako všetko rozmiešané bolo. Upotrebenie tejto massy vypíše sa pri patričných jedlách.</text:span></text:span></text:p>
      <text:p text:style-name="P131"><text:span text:style-name="CharStyle9"><text:span text:style-name="T462"/></text:span></text:p>
      <text:p text:style-name="P132"><text:span text:style-name="CharStyle9"><text:span text:style-name="T462">46. Pišk</text:span></text:span><text:span text:style-name="CharStyle9"><text:span text:style-name="T468">o</text:span></text:span><text:span text:style-name="CharStyle9"><text:span text:style-name="T462">tová massa k tortám a kuchnom.</text:span></text:span></text:p>
      <text:p text:style-name="P11"><text:soft-page-break/><text:span text:style-name="CharStyle9"><text:span text:style-name="T462"/></text:span></text:p>
      <text:p text:style-name="P13"><text:span text:style-name="CharStyle9"><text:span text:style-name="T462">Funt fajného cukru potlcť, preosiať a dať do vajdlinka, pridať na cukre obrajbaný citron, 24 ž</text:span></text:span><text:span text:style-name="CharStyle9"><text:span text:style-name="T468">l</text:span></text:span><text:span text:style-name="CharStyle9"><text:span text:style-name="T462">tkov jedon po druhom a to za pol hodiny ustavične miešať, z čoho sa veľká massa narobí. Zo všetkých bielkov tuhý sňa</text:span></text:span><text:span text:style-name="CharStyle9"><text:span text:style-name="T469">h</text:span></text:span><text:span text:style-name="CharStyle9"><text:span text:style-name="T462"> srobiť a na to pozorovať, aby sa nezrazil, preto tu poznamenávam, že ke</text:span></text:span><text:span text:style-name="CharStyle9"><text:span text:style-name="T469">ď</text:span></text:span><text:span text:style-name="CharStyle9"><text:span text:style-name="T462"> je sňah dobre sbitý, dá sa doň pod ustavičným šibaním za hrsť tlčeného cukru a ke</text:span></text:span><text:span text:style-name="CharStyle9"><text:span text:style-name="T469">ď</text:span></text:span><text:span text:style-name="CharStyle9"><text:span text:style-name="T462"> sa vždy šibe, nesrazí sa on, lež ostane tuhý. Tento sňah sa z ľahka do massy zamieša a varechou do vysok</text:span></text:span><text:span text:style-name="CharStyle9"><text:span text:style-name="T469">a</text:span></text:span><text:span text:style-name="CharStyle9"><text:span text:style-name="T462"> obracia, konečne sa pomaly pridáva funt bielej múky. Spomenutá massa nemusí sa v tak veľkej miere robiť, lež </text:span></text:span><text:span text:style-name="CharStyle9"><text:span text:style-name="T469">d</text:span></text:span><text:span text:style-name="CharStyle9"><text:span text:style-name="T462">ľa potreby môže sa vziať zo všetkého polovica alebo tretia čiastka.</text:span></text:span></text:p>
      <text:p text:style-name="P23"><text:span text:style-name="CharStyle9"><text:span text:style-name="T462"/></text:span></text:p>
      <text:p text:style-name="P24"><text:span text:style-name="CharStyle9"><text:span text:style-name="T462">47. Genevská massa k torte.</text:span></text:span></text:p>
      <text:p text:style-name="P11"><text:span text:style-name="CharStyle9"><text:span text:style-name="T462"/></text:span></text:p>
      <text:p text:style-name="P13"><text:span text:style-name="CharStyle9"><text:span text:style-name="T462">Funt čerstvého masla na čisto rozpustiť, prez s</text:span></text:span><text:span text:style-name="CharStyle9"><text:span text:style-name="T469">í</text:span></text:span><text:span text:style-name="CharStyle9"><text:span text:style-name="T462">tko do druhej nádoby precediť a na teplom mieste nechať stáť. Funt potlčeného a preosiatého cukru dať do vajdlinka, k tomu pridať na citrone obrajbaný cukor, 8 celých vajec a 8 ž</text:span></text:span><text:span text:style-name="CharStyle9"><text:span text:style-name="T469">l</text:span></text:span><text:span text:style-name="CharStyle9"><text:span text:style-name="T462">tkov jedon po druhom, to za pol hodiny na penu miešať a za tým pomály pridávať najprv funt múky a potom rozpustené letné maslo, aby do celej massy prišlo a aby táto celkom fajná bola; to dobre rozmiešať a z ľahka zamiešať z 12 bielkov sbitý tuhý sňah.</text:span></text:span></text:p>
      <text:p text:style-name="P25"><text:span text:style-name="CharStyle9"><text:span text:style-name="T462"/></text:span></text:p>
      <text:p text:style-name="P26"><text:span text:style-name="CharStyle9"><text:span text:style-name="T462">48. Portugalská massa k torte.</text:span></text:span></text:p>
      <text:p text:style-name="P11"><text:span text:style-name="CharStyle9"><text:span text:style-name="T462"/></text:span></text:p>
      <text:p text:style-name="P13"><text:span text:style-name="CharStyle9"><text:span text:style-name="T462">K tejto masse je potrebné: funt čerstvého masla, 20 lôtov múky, 24 lôtov cukru, 16 vajec, 18 lôtov tlčených mandiel a na cukre obrajbaný citron. Maslo vo vajdlinku na penu rozmiešať, do druhej nádoby dať cukor s mand</text:span></text:span><text:span text:style-name="CharStyle9"><text:span text:style-name="T469">l</text:span></text:span><text:span text:style-name="CharStyle9"><text:span text:style-name="T462">ami,</text:span></text:span><text:span text:style-name="CharStyle23"><text:span text:style-name="T462"> </text:span></text:span><text:span text:style-name="CharStyle9"><text:span text:style-name="T462">doň zamiešať 16 ž</text:span></text:span><text:span text:style-name="CharStyle9"><text:span text:style-name="T469">l</text:span></text:span><text:span text:style-name="CharStyle9"><text:span text:style-name="T462">tkov jedon po druhom a keď je, </text:span></text:span><text:soft-page-break/><text:span text:style-name="CharStyle9"><text:span text:style-name="T462">oboje roz­robené, smieša sa s maslom na jednu massu. Z bielkov sa urobí tuhý sňah a z ľahka sa do massy zamieša i s múkou.</text:span></text:span></text:p>
      <text:p text:style-name="P2"><text:span text:style-name="CharStyle9"><text:span text:style-name="T462"/></text:span></text:p>
      <text:p text:style-name="P101"><text:span text:style-name="CharStyle9"><text:span text:style-name="T462">49. Portugalská massa na iný spôsob.</text:span></text:span></text:p>
      <text:p text:style-name="P11"><text:span text:style-name="CharStyle9"><text:span text:style-name="T462"/></text:span></text:p>
      <text:p text:style-name="P13"><text:span text:style-name="CharStyle9"><text:span text:style-name="T462">K tejto masse sa potrebuje: Funt potlčeného a p</text:span></text:span><text:span text:style-name="CharStyle9"><text:span text:style-name="T469">r</text:span></text:span><text:span text:style-name="CharStyle9"><text:span text:style-name="T462">eosíatého cukru, 24 lôtov múky, 16 lôtov masla, 24 vajec, 8 lôtov malých a 8 lôtov veľkých očistených hrozienkov, 4 lôty zaváraného oranža, 4 lôty na rezanky pokrájaného citronátu, za kávovú ližicu tlčenej škorice, polov</text:span></text:span><text:span text:style-name="CharStyle9"><text:span text:style-name="T469">i</text:span></text:span><text:span text:style-name="CharStyle9"><text:span text:style-name="T462">c toľko hrebíčkov, na citrone obrajbaný cukor a za pohárik rumu. Maslo vo vajdlinku na penu rozmiešať, doň dať 12 ž</text:span></text:span><text:span text:style-name="CharStyle9"><text:span text:style-name="T469">l</text:span></text:span><text:span text:style-name="CharStyle9"><text:span text:style-name="T462">tkov jedon po druhom, cukor dať do druhej nádoby a doň 12 ž</text:span></text:span><text:span text:style-name="CharStyle9"><text:span text:style-name="T469">l</text:span></text:span><text:span text:style-name="CharStyle9"><text:span text:style-name="T462">t­kov jedon po druhom na penu rozmiešať, oboje dobre roz­miešané spolu smiešať, spomenuté poostalé veci t. j. múku, rum a zo všetkých bielkov sbitý sňah k tomu pridať a rozmiešať. Sňah sa vždy na ostatok do massy z ľahka zamieša, aby ostala dokonalou.</text:span></text:span></text:p>
      <text:p text:style-name="P87"><text:span text:style-name="CharStyle40"><text:span text:style-name="T462"/></text:span></text:p>
      <text:p text:style-name="P29"><text:span text:style-name="CharStyle9"><text:span text:style-name="T462">50. Anglická massa.</text:span></text:span></text:p>
      <text:p text:style-name="P11"><text:span text:style-name="CharStyle9"><text:span text:style-name="T462"/></text:span></text:p>
      <text:p text:style-name="P13"><text:span text:style-name="CharStyle9"><text:span text:style-name="T462">Do tejto massy prináleží: funt čerstvého masl</text:span></text:span><text:span text:style-name="CharStyle9"><text:span text:style-name="T469">a</text:span></text:span><text:span text:style-name="CharStyle9"><text:span text:style-name="T462">, 24 lôtov cukru, 14 vajec, 24 lôtov malých a 24 lôtov veľkých očistených hrozienkov, 4 lôty zaváraných oranžových kôrok, 4 lôty citronátu, na citrone obrajbaný cukor a za pohárik rumu. Všetko sa robí dľa predošlého spôsobu a ku konci sa zo všetkých bielkov sbije tuhý sňah, ktorý sa do roz­robenej massy zamieša.</text:span></text:span></text:p>
      <text:p text:style-name="P21"><text:span text:style-name="CharStyle9"><text:span text:style-name="T462"/></text:span></text:p>
      <text:p text:style-name="P22"><text:span text:style-name="CharStyle9"><text:span text:style-name="T462">51. Orechová massa.</text:span></text:span></text:p>
      <text:p text:style-name="P11"><text:span text:style-name="CharStyle9"><text:span text:style-name="T462"/></text:span></text:p>
      <text:p text:style-name="P13"><text:soft-page-break/><text:span text:style-name="CharStyle9"><text:span text:style-name="T462">Vlaské alebo lieskové orechy rozt</text:span></text:span><text:span text:style-name="CharStyle9"><text:span text:style-name="T469">l</text:span></text:span><text:span text:style-name="CharStyle9"><text:span text:style-name="T462">cť a toľkú mieru ja­dier potlcť, aby to 16 lôtov vážilo; pri tlčení celé vajce pri­dať a spolu potlcť na fajno, to dať do vajdlinka, pridať 16 lôtov potlčeného cukru a 16 ž</text:span></text:span><text:span text:style-name="CharStyle9"><text:span text:style-name="T469">l</text:span></text:span><text:span text:style-name="CharStyle9"><text:span text:style-name="T462">tkov jedon za druhým na</text:span></text:span><text:span text:style-name="CharStyle54"><text:span text:style-name="T462"> </text:span></text:span><text:span text:style-name="CharStyle9"><text:span text:style-name="T462">penu rozmiešať, celé za pol hodiny miešať, ku koncu zamiešať z bielkov sbitý tuhý sňah a 4 lôty múky.</text:span></text:span></text:p>
      <text:p text:style-name="P23"><text:span text:style-name="CharStyle9"><text:span text:style-name="T462"/></text:span></text:p>
      <text:p text:style-name="P24"><text:span text:style-name="CharStyle9"><text:span text:style-name="T462">52. Čokoládová massa.</text:span></text:span></text:p>
      <text:p text:style-name="P11"><text:span text:style-name="CharStyle9"><text:span text:style-name="T462"/></text:span></text:p>
      <text:p text:style-name="P13"><text:span text:style-name="CharStyle9"><text:span text:style-name="T462">8 lôtov čerstvého masla vo vajdlinku na penu rozmie­šať; 8 lôtov očistených a fajno potlčených mandiel, 8 lôtov cukru a 8 lôtov sohriatej vanilovej čokolády spolu smiešať a dať do masla, na to 12 ž</text:span></text:span><text:span text:style-name="CharStyle9"><text:span text:style-name="T469">l</text:span></text:span><text:span text:style-name="CharStyle9"><text:span text:style-name="T462">tkov jedon po druhom a to za pol hodiny miešať, aby sa dobre penilo; z bielkov tuhý sňah sbiť, s dvoma lôty múky z ľahka smiešať a do penovitej massy zamiešať.</text:span></text:span></text:p>
      <text:p text:style-name="P27"><text:span text:style-name="CharStyle9"><text:span text:style-name="T462"/></text:span></text:p>
      <text:p text:style-name="P28"><text:span text:style-name="CharStyle9"><text:span text:style-name="T462">53. Pistácová massa.</text:span></text:span></text:p>
      <text:p text:style-name="P11"><text:span text:style-name="CharStyle9"><text:span text:style-name="T462"/></text:span></text:p>
      <text:p text:style-name="P13"><text:span text:style-name="CharStyle9"><text:span text:style-name="T462">Pekné pistácne a síce 12 lôtov vo vrelej vode obariť a šupy z nich zvliecť, 4 lôty očistených mandiel spolu po tro­chu na fajno potlcť, pri každom novom vložení mandiel je­dno celé vajce zabiť, spolu jako maslo potlcť a do vajdlinka vybrať. K tomu pridať 18 lôtov cukru a 16 ž</text:span></text:span><text:span text:style-name="CharStyle9"><text:span text:style-name="T469">l</text:span></text:span><text:span text:style-name="CharStyle9"><text:span text:style-name="T462">tkov jedon po druhom, to za pol hodiny na penu miešať, ku koncu z biel­kov tuhý sňah sbiť, so štyrmi lôtmi múky pomiešať a z </text:span></text:span><text:span text:style-name="CharStyle9"><text:span text:style-name="T469">ľ</text:span></text:span><text:span text:style-name="CharStyle9"><text:span text:style-name="T462">a</text:span></text:span><text:span text:style-name="CharStyle9"><text:span text:style-name="T469">h</text:span></text:span><text:span text:style-name="CharStyle9"><text:span text:style-name="T462">ka k masse primiešať.</text:span></text:span></text:p>
      <text:p text:style-name="P29"><text:span text:style-name="CharStyle9"><text:span text:style-name="T462"/></text:span></text:p>
      <text:p text:style-name="P30"><text:span text:style-name="CharStyle9"><text:span text:style-name="T462">54. Massa zo španielského vetru (Spanischer Wind.)</text:span></text:span></text:p>
      <text:p text:style-name="P11"><text:span text:style-name="CharStyle9"><text:span text:style-name="T462"/></text:span></text:p>
      <text:p text:style-name="P13"><text:soft-page-break/><text:span text:style-name="CharStyle9"><text:span text:style-name="T462">Z desiatych čerstvých vajec tuhý sňah sbiť, doň funt potlčeného a prez sito preosiateho cukru z ľahka zamiešať a dľa nasledujúcich predpisov urobiť.</text:span></text:span></text:p>
      <text:p text:style-name="P27"><text:span text:style-name="CharStyle9"><text:span text:style-name="T462"/></text:span></text:p>
      <text:p text:style-name="P28"><text:span text:style-name="CharStyle9"><text:span text:style-name="T462">55. Oranžová massa.</text:span></text:span></text:p>
      <text:p text:style-name="P11"><text:span text:style-name="CharStyle9"><text:span text:style-name="T462"/></text:span></text:p>
      <text:p text:style-name="P13"><text:span text:style-name="CharStyle9"><text:span text:style-name="T462">Pol funta očistených mandiel potlcť, pri tlčení jedno vajce do n</text:span></text:span><text:span text:style-name="CharStyle9"><text:span text:style-name="T469">í</text:span></text:span><text:span text:style-name="CharStyle9"><text:span text:style-name="T462">ch zabiť a ešte </text:span></text:span><text:span text:style-name="CharStyle9"><text:span text:style-name="T469">ď</text:span></text:span><text:span text:style-name="CharStyle9"><text:span text:style-name="T462">alej potlcť, aby boly jako maslo. Z nekoľkých oranžov kôrku na tento krájať, pri čom nesmie byť nič bieleho, to drobno pokrájáť, pol funta cukru potlcť,</text:span></text:span><text:span text:style-name="CharStyle21"><text:span text:style-name="T462"> </text:span></text:span><text:span text:style-name="CharStyle9"><text:span text:style-name="T462">dať spolu do vajdlinka, pridať 16 ž</text:span></text:span><text:span text:style-name="CharStyle9"><text:span text:style-name="T469">l</text:span></text:span><text:span text:style-name="CharStyle9"><text:span text:style-name="T462">tkov jedon po druhom a za pol hodinu na penu miešať. Z bielkov tuhý sňah sbiť, tento jako i 12 lôtov múky a z oranžov vytlačenú šťavu z </text:span></text:span><text:span text:style-name="CharStyle9"><text:span text:style-name="T469">ľ</text:span></text:span><text:span text:style-name="CharStyle9"><text:span text:style-name="T462">ahka do massy zamiešať.</text:span></text:span></text:p>
      <text:p text:style-name="P2"><text:span text:style-name="CharStyle16"><text:span text:style-name="T462"/></text:span></text:p>
      <text:p text:style-name="P8"><text:span text:style-name="CharStyle16"><text:span text:style-name="T462">B) Čiastka.</text:span></text:span></text:p>
      <text:p text:style-name="P3"><text:span text:style-name="CharStyle18"><text:span text:style-name="T462"/></text:span></text:p>
      <text:p text:style-name="P9"><text:span text:style-name="CharStyle18"><text:span text:style-name="T462">Torty.</text:span></text:span></text:p>
      <text:p text:style-name="P25"><text:span text:style-name="CharStyle9"><text:span text:style-name="T462"/></text:span></text:p>
      <text:p text:style-name="P26"><text:span text:style-name="CharStyle9"><text:span text:style-name="T462">56. Maraskinová torta.</text:span></text:span></text:p>
      <text:p text:style-name="P2"><text:span text:style-name="CharStyle9"><text:span text:style-name="T462"/></text:span></text:p>
      <text:p text:style-name="P8"><text:span text:style-name="CharStyle9"><text:span text:style-name="T462">Jako sa robia massy ku tortám, to je opísané pod po­slednou A) čiastkou, ktorá ale massa sa má vziať k jednej lebo druhej torte, to bude patričnými číslami udané; pri tomto odseku vopred poznamenávam, že sa pri tortách nemá veľmi gazdovať, až chce dakto dokonálu tortu urobiť. Pod č. 43. prichystané cesto na tri alebo štyry čiastky rozdeliť, na okrúhlo vyvalkať a na plech rozložiť, naň položiť tanier, vôkol do okrúhla nožom obrezať, nožovým koncom popychať, vajcom pomastiť, v peci na žlto upiecť a nechať vystydnúť. Za ten čas jab</text:span></text:span><text:span text:style-name="CharStyle9"><text:span text:style-name="T469">l</text:span></text:span><text:span text:style-name="CharStyle9"><text:span text:style-name="T462">čka obieliť a dať do </text:span></text:span><text:soft-page-break/><text:span text:style-name="CharStyle9"><text:span text:style-name="T462">nádoby, na ne naliať za šálku maraskinového likéru, dobre ocukriť, rozvariť na kašu a prez sito pretrieť. Ke</text:span></text:span><text:span text:style-name="CharStyle9"><text:span text:style-name="T469">ď</text:span></text:span><text:span text:style-name="CharStyle9"><text:span text:style-name="T462"> je oboje vystydnuté, natrie sa plat­ňa jablčkovou kašou (marmeládom), na to druhú položiť, vrch likérom pokvapkať, marmeládom natrieť a zas platňu na to položiť. Samovr</text:span></text:span><text:span text:style-name="CharStyle9"><text:span text:style-name="T469">c</text:span></text:span><text:span text:style-name="CharStyle9"><text:span text:style-name="T462">hniu platňu neni potrebné natrieť, len likérom sa pokvapká a nožom zarovná. Potom sa pod č. 54 udanou massou do hladka celkom obvinie, ostatnia massa dá sa do škarnicle a robia sa po vrchu i po bokoch torty všelijaké okrasy. Pod č. 7. prichystaný barvený cukor, s viac barvami alebo len s jednou, tenko na vrch posypať, v letnej peci nechať sušiť a na to pozorovať, aby pec nebola horúca. Na torte urobená glazúra má i po uschnutí tú barvu zadržať, ktorú mala za surov</text:span></text:span><text:span text:style-name="CharStyle9"><text:span text:style-name="T469">a</text:span></text:span><text:span text:style-name="CharStyle9"><text:span text:style-name="T462">. Potom položiť serv</text:span></text:span><text:span text:style-name="CharStyle9"><text:span text:style-name="T469">y</text:span></text:span><text:span text:style-name="CharStyle9"><text:span text:style-name="T462">t na misu, naň pozorne tortu položiť a ešte pred obedom dať na stôl, aby počas celého obedu bola na stole; ke</text:span></text:span><text:span text:style-name="CharStyle9"><text:span text:style-name="T469">ď</text:span></text:span><text:span text:style-name="CharStyle9"><text:span text:style-name="T462"> prinde na ňu poriadok, pokrája sa tenkým ostrým nožom na štvr</text:span></text:span><text:span text:style-name="CharStyle9"><text:span text:style-name="T469">ť</text:span></text:span><text:span text:style-name="CharStyle9"><text:span text:style-name="T462">ky. Takéto torty sa vždy dňom pred tým robia, kým majú prísť na stôl.</text:span></text:span></text:p>
      <text:p text:style-name="P27"><text:span text:style-name="CharStyle9"><text:span text:style-name="T462"/></text:span></text:p>
      <text:p text:style-name="P28"><text:span text:style-name="CharStyle9"><text:span text:style-name="T462">57. Punčová torta.</text:span></text:span></text:p>
      <text:p text:style-name="P11"><text:span text:style-name="CharStyle9"><text:span text:style-name="T462"/></text:span></text:p>
      <text:p text:style-name="P13"><text:span text:style-name="CharStyle9"><text:span text:style-name="T462">Dva plechy pomastiť, pod č. 42 udanú massu na obe rovnako rozotrieť.. — (K takýmto tekúcim massám, ktoré sa pri pečení po plechu rozídu, boly by potrebné štyrouhlaté tepše okrúhle na dva prsty vysoké ráfy, jestli toho neni, musia sa papierom vôkol obložiť) — v neveľmi horúcej peci povoľne nechať na žlto upiecť a vystydn</text:span></text:span><text:span text:style-name="CharStyle9"><text:span text:style-name="T469">u</text:span></text:span><text:span text:style-name="CharStyle9"><text:span text:style-name="T462">ť, na štyrouhlato alebo okrúhlo listy vyrezať, dľa predošlého spôsobu jablčnú kašu (marmelád) urobiť, pridať pohárik rumu a na oranží obrajbaný cukor, to smiešať, na platne natierať, spolu skladať a ostrým nožom obrezať. Pod č. 26 udanú glazúru s ru­mom prichystať, touto celú tortu obtiahnuť, dať do letnej peci a po vrchu zaváraným ovocím garnírovať (obložiť).</text:span></text:span></text:p>
      <text:p text:style-name="P27"><text:soft-page-break/><text:span text:style-name="CharStyle9"><text:span text:style-name="T462"/></text:span></text:p>
      <text:p text:style-name="P28"><text:span text:style-name="CharStyle9"><text:span text:style-name="T462">58. Brezlová torta (Br</text:span></text:span><text:span text:style-name="CharStyle9"><text:span text:style-name="T516">ö</text:span></text:span><text:span text:style-name="CharStyle9"><text:span text:style-name="T462">se</text:span></text:span><text:span text:style-name="CharStyle9"><text:span text:style-name="T469">lt</text:span></text:span><text:span text:style-name="CharStyle9"><text:span text:style-name="T462">orte).</text:span></text:span></text:p>
      <text:p text:style-name="P11"><text:span text:style-name="CharStyle9"><text:span text:style-name="T462"/></text:span></text:p>
      <text:p text:style-name="P13"><text:span text:style-name="CharStyle9"><text:span text:style-name="T462">Pod č. 40. udané brezlové cesto (z celého tam udaného bere sa štvrtá čiastka pre dvanásť osôb) na pol prsta zhrúbä na okrúhlo vyvalkať, dať na plech, vajcom pomastiť a v peci na žlto upiecť. Z mandlovej massy pod č. 45 udanej vezne sa tiež štvrtá čiastka a rozotrie sa po vymastenom plechu na dva prsty zhrúbe, to upiecť a oboje nechať vystyd­núť. Prvšia platňa natrie sa marhulovým lekvárom, na ňu sa položí vôkol o prst užšia mandlová platňa; citron obrajbať na cukre, tento so saftom a rúmom za pohárik rozmiešať, a týmto mandlovú platňu ovlažiť. Pod č. 54. udaná massa dá sa do plechového strekáča (špricne) alebo do papierovej škarnicle, ktorá má byť srobená na spôsob lievika. Za toho sa na spodniu pla</text:span></text:span><text:span text:style-name="CharStyle9"><text:span text:style-name="T469">ť</text:span></text:span><text:span text:style-name="CharStyle9"><text:span text:style-name="T462">n</text:span></text:span><text:span text:style-name="CharStyle9"><text:span text:style-name="T469">u</text:span></text:span><text:span text:style-name="CharStyle9"><text:span text:style-name="T462"> do vysok</text:span></text:span><text:span text:style-name="CharStyle9"><text:span text:style-name="T470">a</text:span></text:span><text:span text:style-name="CharStyle9"><text:span text:style-name="T462"> vytískajú bodky (perly, puserle), aby vyše mandlovej platne v rovnakej miere stály, tak tiež sa urobia po vrchu na platne mrežky, to celé farbe­ným cukrom posypať a v letnej peci nechať usušiť: dľa č.</text:span></text:span><text:span text:style-name="CharStyle7"><text:span text:style-name="T462"> </text:span></text:span><text:span text:style-name="CharStyle9"><text:span text:style-name="T462">malinovej glazúry urobiť, z nej pomedzi mrežky nalievať, zpátky dať do pece k stuhnutiu, servýt na misu složiť a naň dať tortu.</text:span></text:span></text:p>
      <text:p text:style-name="P13"><text:span text:style-name="CharStyle9"><text:span text:style-name="T462"/></text:span></text:p>
      <text:p text:style-name="P27"><text:span text:style-name="CharStyle9"><text:span text:style-name="T462">59. Princezkina torta.</text:span></text:span></text:p>
      <text:p text:style-name="P11"><text:span text:style-name="CharStyle9"><text:span text:style-name="T462"/></text:span></text:p>
      <text:p text:style-name="P13"><text:span text:style-name="CharStyle9"><text:span text:style-name="T462">Pod č. 40. urobenú massu na štyry čiastky rozdeliť, na malý prst zhrúbe vyvalkať, do okr</text:span></text:span><text:span text:style-name="CharStyle9"><text:span text:style-name="T471">u</text:span></text:span><text:span text:style-name="CharStyle9"><text:span text:style-name="T462">hla obrezať, dať na plech, vajcom natrieť, vidličkou popychať, na žlto nechať povoľne vypiecť a vystydnúť. Spodnia platňa sa natrie jahodovým lekvárom, na ňu sa druhá položí a zas natrie, tak dlho sa pokračuje so skladaním, kým sú platne. (Vrch sa na žiadnej torte nenatiera lekvárom). Upečenú tortu nožom do okrúhla </text:span></text:span><text:soft-page-break/><text:span text:style-name="CharStyle9"><text:span text:style-name="T462">zarovnať, pod č. 32, udanou čokoládovou alebo inou glazú­rou celkom obtiahnuť a prichystať na stôl.</text:span></text:span></text:p>
      <text:p text:style-name="P21"><text:span text:style-name="CharStyle9"><text:span text:style-name="T462"/></text:span></text:p>
      <text:p text:style-name="P22"><text:span text:style-name="CharStyle9"><text:span text:style-name="T462">60. G</text:span></text:span><text:span text:style-name="CharStyle9"><text:span text:style-name="T471">e</text:span></text:span><text:span text:style-name="CharStyle9"><text:span text:style-name="T462">nuesska torta.</text:span></text:span></text:p>
      <text:p text:style-name="P11"><text:span text:style-name="CharStyle9"><text:span text:style-name="T462"/></text:span></text:p>
      <text:p text:style-name="P13"><text:span text:style-name="CharStyle9"><text:span text:style-name="T462">Pod č. 47. prichystanú massu na štyry čiastky rozdeliť, plech pomastiť, naň ráfy položiť, do n</text:span></text:span><text:span text:style-name="CharStyle9"><text:span text:style-name="T471">í</text:span></text:span><text:span text:style-name="CharStyle9"><text:span text:style-name="T462">ch cesto na rovno ro­zotrieť, v peci povoľne nechať piecť a vystydn</text:span></text:span><text:span text:style-name="CharStyle9"><text:span text:style-name="T471">u</text:span></text:span><text:span text:style-name="CharStyle9"><text:span text:style-name="T462">ť. Na plech položiť papier, naň dať platňu a natrieť ju malinovým lekvá­rom, na to dať druhú platňu a zas natrieť, tak i tretiu a štvrtú. (Tak sa vždy zachádza pri skladaní tortových platní.) To pod č. 29. udanou glazúrou celé obvinúť, v letnej peci ne­chať stuhnúť a vrch zaváraným ovocím poriadne vyložiť (garnírovať).</text:span></text:span></text:p>
      <text:p text:style-name="P21"><text:span text:style-name="CharStyle9"><text:span text:style-name="T462"/></text:span></text:p>
      <text:p text:style-name="P22"><text:span text:style-name="CharStyle9"><text:span text:style-name="T462">61. Russká torta.</text:span></text:span></text:p>
      <text:p text:style-name="P11"><text:span text:style-name="CharStyle9"><text:span text:style-name="T462"/></text:span></text:p>
      <text:p text:style-name="P13"><text:span text:style-name="CharStyle9"><text:span text:style-name="T462">Kde k pečeniu tortí niet obrúčiek (ráfov), urobia sa z čistého papieru okrúhle alebo štyroúhlaté kapsle, tie sa dajú na plech, naplnia sa na dva prsty zhrúbe pod č. 46. udanou massou, toto v letnej peci na žltobrunátno nechať vypiecť, prevrátiť a papier pozorne odobrať. Štvrť funta zaváraných oranžových kôrok na tenké rezanky pokrájať, platňu dať na čistý papier, zavareným višňovým saftom ovlažiť, zaváranými višňami dobre natreť a po celej platni oranžové rezanky nasypať; na to pritlačiť druhú platňu a do okr</text:span></text:span><text:span text:style-name="CharStyle9"><text:span text:style-name="T471">u</text:span></text:span><text:span text:style-name="CharStyle9"><text:span text:style-name="T462">hla ostrým nožom obrezať. Dľa č. 54. urobí sa potrebná miera massy, ňou sa torta po vrchu i vôkol poriadne okrášli, cez malé s</text:span></text:span><text:span text:style-name="CharStyle9"><text:span text:style-name="T471">í</text:span></text:span><text:span text:style-name="CharStyle9"><text:span text:style-name="T462">tko popráši sa potlčeným cukrom a nechá sa vo veľmi letnej peci na žlto usušiť. Po usušení vezne sa von, natrie sa pod č. 26. udanou glazúrou, v peci sa nechá stuhnúť a po vrchu sa zaváraným ovocím garn</text:span></text:span><text:span text:style-name="CharStyle9"><text:span text:style-name="T471">í</text:span></text:span><text:span text:style-name="CharStyle9"><text:span text:style-name="T462">ruje.</text:span></text:span></text:p>
      <text:p text:style-name="P21"><text:soft-page-break/><text:span text:style-name="CharStyle9"><text:span text:style-name="T462"/></text:span></text:p>
      <text:p text:style-name="P22"><text:span text:style-name="CharStyle9"><text:span text:style-name="T462">62. Portugalská torta.</text:span></text:span></text:p>
      <text:p text:style-name="P11"><text:span text:style-name="CharStyle9"><text:span text:style-name="T462"/></text:span></text:p>
      <text:p text:style-name="P13"><text:span text:style-name="CharStyle9"><text:span text:style-name="T462">Obrúčky a spodok plechu maslom pomastiť, do obrúčiek pod č. 48. prichystanú massu na pol druha prsta zhrúbä no­žom rozotrieť, v letnej peci za hodinu nechať piecť a ažby od vrchu začalo zavčasu žlknuť, položí sa na vrch papier. Z vypečenej massy ráfy odobrať, massu nechať celkom vy­stydnuť, spolu složiť, oranžovou glazúrou obtiahnuť, v letnej peci nechať stuhnuť a vrch zaváraným ovocím garnírovať. — K tortám srobené tekúce massy môžu sa vo furmách v ce­losti piecť a na to sa pozoruje, aby neprišly do horúcej pece, lež povoľno majú sa piecť, spáliť sa nesmú.</text:span></text:span></text:p>
      <text:p text:style-name="P72"><text:span text:style-name="CharStyle9"><text:span text:style-name="T462"/></text:span></text:p>
      <text:p text:style-name="P73"><text:span text:style-name="CharStyle9"><text:span text:style-name="T462">63. Oranžová torta.</text:span></text:span></text:p>
      <text:p text:style-name="P11"><text:span text:style-name="CharStyle9"><text:span text:style-name="T462"/></text:span></text:p>
      <text:p text:style-name="P13"><text:span text:style-name="CharStyle9"><text:span text:style-name="T462">Pod č. 55. prichystanú massu na dve alebo tri čiastky rozdeliť, dať do ráfov a povoľne nechať upiecť. Pár oranžov obieliť, biele z n</text:span></text:span><text:span text:style-name="CharStyle9"><text:span text:style-name="T471">í</text:span></text:span><text:span text:style-name="CharStyle9"><text:span text:style-name="T462">ch sobrať a rozkrájať, jadierka na stranu odložiť, oranže v šálke tlčeným cukrom posypať a nechať stáť. Spodn</text:span></text:span><text:span text:style-name="CharStyle9"><text:span text:style-name="T471">i</text:span></text:span><text:span text:style-name="CharStyle9"><text:span text:style-name="T462">a platňa sa natrie marhu</text:span></text:span><text:span text:style-name="CharStyle9"><text:span text:style-name="T471">l</text:span></text:span><text:span text:style-name="CharStyle9"><text:span text:style-name="T462">ovým lekvárom, po ce­lej sa rozkladú rozkrájané oranže, nato dať platňu, natrieť lekvárom a oranže porozkladať, na to zase platňu, celé do okrúhla obrezať, oranžovou glazúrou obtiahnuť, v letnej peci nechať stuhnúť a vrch ovocím okrášliť.</text:span></text:span></text:p>
      <text:p text:style-name="P72"><text:span text:style-name="CharStyle9"><text:span text:style-name="T462"/></text:span></text:p>
      <text:p text:style-name="P73"><text:span text:style-name="CharStyle9"><text:span text:style-name="T462">64. Ma</text:span></text:span><text:span text:style-name="CharStyle9"><text:span text:style-name="T471">lt</text:span></text:span><text:span text:style-name="CharStyle9"><text:span text:style-name="T462">esová torta.</text:span></text:span></text:p>
      <text:p text:style-name="P11"><text:span text:style-name="CharStyle9"><text:span text:style-name="T462"/></text:span></text:p>
      <text:p text:style-name="P13"><text:span text:style-name="CharStyle9"><text:span text:style-name="T462">Z výš vypísanej massy tri platne upiecť, lekvárom na­trieť, spolu složiť, do okrúhla obrezať, oranžovou glazúrou</text:span></text:span><text:span text:style-name="CharStyle7"><text:span text:style-name="T462"> </text:span></text:span><text:span text:style-name="CharStyle9"><text:span text:style-name="T462">obtiahnuť a v letnej peci nechať </text:span></text:span><text:soft-page-break/><text:span text:style-name="CharStyle9"><text:span text:style-name="T462">stuhnuť. Páľ oranžov na štvrtky rozobrať, biele z n</text:span></text:span><text:span text:style-name="CharStyle9"><text:span text:style-name="T471">í</text:span></text:span><text:span text:style-name="CharStyle9"><text:span text:style-name="T462">ch očistiť a na blanku pozorovať, aby z oranža šťava nevyšla. Dľa č. 16 šiesty stupeň cukru prichystať, do toho prichystané oranže, zavárané hruštičky a zelené mandle omáčať, a po vrchu torty porozkladať.</text:span></text:span></text:p>
      <text:p text:style-name="P25"><text:span text:style-name="CharStyle9"><text:span text:style-name="T462"/></text:span></text:p>
      <text:p text:style-name="P26"><text:span text:style-name="CharStyle9"><text:span text:style-name="T462">65. Sasská torta.</text:span></text:span></text:p>
      <text:p text:style-name="P11"><text:span text:style-name="CharStyle9"><text:span text:style-name="T462"/></text:span></text:p>
      <text:p text:style-name="P13"><text:span text:style-name="CharStyle9"><text:span text:style-name="T462">K tejto torte berú sa massy pod č. 52. a 55. udané, a sice z čokoládovej massy upečú sa dve, z oranžovej jedna platňa. Ke</text:span></text:span><text:span text:style-name="CharStyle9"><text:span text:style-name="T471">ď</text:span></text:span><text:span text:style-name="CharStyle9"><text:span text:style-name="T462"> sú oboje upečené, natrie sa čokoládová platňa, marhu</text:span></text:span><text:span text:style-name="CharStyle9"><text:span text:style-name="T471">l</text:span></text:span><text:span text:style-name="CharStyle9"><text:span text:style-name="T462">ovým lekvárom, na to sa položí oranžová a tiež sa natrie; konečne na vrch prinde druhá čokol</text:span></text:span><text:span text:style-name="CharStyle9"><text:span text:style-name="T471">a</text:span></text:span><text:span text:style-name="CharStyle9"><text:span text:style-name="T462">dová platňa a celé sa ostrým nožom obreže. Dľa č. 22 urobí sa glazúra, touto sa celá torta zhrúbä nožového chrbta obtiahne, v letnej peci sa nechá stuhnúť a vrch sa ovocím garn</text:span></text:span><text:span text:style-name="CharStyle9"><text:span text:style-name="T471">í</text:span></text:span><text:span text:style-name="CharStyle9"><text:span text:style-name="T462">ruje.</text:span></text:span></text:p>
      <text:p text:style-name="P27"><text:span text:style-name="CharStyle9"><text:span text:style-name="T462"/></text:span></text:p>
      <text:p text:style-name="P28"><text:span text:style-name="CharStyle9"><text:span text:style-name="T462">66. Kráľovnej torta.</text:span></text:span></text:p>
      <text:p text:style-name="P11"><text:span text:style-name="CharStyle9"><text:span text:style-name="T462"/></text:span></text:p>
      <text:p text:style-name="P13"><text:span text:style-name="CharStyle9"><text:span text:style-name="T462">V prvom sväzku knihy pod č. 191. udané maselné cesto na pol prsta zhrúbä vyvalkať, z neho vo veľkosti taniera okrúhlu platňu vyrezať, na plech papier dať a platňu naň po­ložiť. Na platňu sa položí menš</text:span></text:span><text:span text:style-name="CharStyle9"><text:span text:style-name="T471">í</text:span></text:span><text:span text:style-name="CharStyle9"><text:span text:style-name="T462"> tanier alebo okrúhla po­krievka, platňa sa do okrúhla vyreže a vyrezané von sa vezne, aby ostal v okrúhlosti na pol tre</text:span></text:span><text:span text:style-name="CharStyle9"><text:span text:style-name="T471">ť</text:span></text:span><text:span text:style-name="CharStyle9"><text:span text:style-name="T462">a prsta ráf. Okrúh­lym dlábatkom vo veľkosti ráfu kúsky cesta vyrezúvať, jedon vedľa druhého na ráf klásť a vajcom natrieť; z ostatnieho cesta listy vyrezávať a klásť na okrúhle kúsky, ktoré sú na ráfe; rozkladené platničky po vrchu vajcom natrieť. Za ten čas štvrť funta očistených mandiel s dvoma vajci v mažiari fajno potlcť a dať do vajdlinka; štvrť funta masla na penu rozmiešať, k tomu pridať štvrť funta tlčeného cukru a 8 ž</text:span></text:span><text:span text:style-name="CharStyle9"><text:span text:style-name="T471">l</text:span></text:span><text:span text:style-name="CharStyle9"><text:span text:style-name="T462">t­kov, to za štvrť hodiny spolu </text:span></text:span><text:soft-page-break/><text:span text:style-name="CharStyle9"><text:span text:style-name="T462">miešať, dať do prostriedku ráfu, nožom porovnať a dať do neveľmi horúcej pece. Ke</text:span></text:span><text:span text:style-name="CharStyle9"><text:span text:style-name="T471">ď</text:span></text:span><text:span text:style-name="CharStyle9"><text:span text:style-name="T462"> sa vrch mandlového cesta trochu pripečie, položí sa naň papier a </text:span></text:span><text:span text:style-name="CharStyle9"><text:span text:style-name="T471">ď</text:span></text:span><text:span text:style-name="CharStyle9"><text:span text:style-name="T462">alej sa nechá piecť, poneváč maselné cesto vätšú horúčosť potrebuje. Dľa </text:span></text:span><text:span text:style-name="CharStyle9"><text:span text:style-name="T471">č</text:span></text:span><text:span text:style-name="CharStyle9"><text:span text:style-name="T462">. 54. urobí sa z pár bielkov </text:span></text:span><text:span text:style-name="CharStyle9"><text:span text:style-name="T471">š</text:span></text:span><text:span text:style-name="CharStyle9"><text:span text:style-name="T462">panielský vetor, mandlové cesto natrie sa po vrchu marhulovým lekvárom a španielskym vetrom sa obtiahne, ráf sa cukrom glaziruje, celé sa dá zpátky do letnej pece na žltkavo upiecť a letné sa dá na stôl.</text:span></text:span></text:p>
      <text:p text:style-name="P21"><text:span text:style-name="CharStyle9"><text:span text:style-name="T462"/></text:span></text:p>
      <text:p text:style-name="P22"><text:span text:style-name="CharStyle9"><text:span text:style-name="T462">67. Princ torta.</text:span></text:span></text:p>
      <text:p text:style-name="P11"><text:span text:style-name="CharStyle9"><text:span text:style-name="T462"/></text:span></text:p>
      <text:p text:style-name="P13"><text:span text:style-name="CharStyle9"><text:span text:style-name="T462">Z mand</text:span></text:span><text:span text:style-name="CharStyle9"><text:span text:style-name="T471">l</text:span></text:span><text:span text:style-name="CharStyle9"><text:span text:style-name="T462">ovej pod č. 45. udanej massy rovno sa rozotrie na dva prsty zvýše do dvoch vymastených tortových ráfov na plech, nechá sa povoľne v peci na žlto vypiecť, ráfy sa odoberú, platne sa prevrátia a to sa nechá z novu v peci trochu sušiť. Dľa č. 54. urobiť španielský vetor, z tohoto vo veľkosti mand</text:span></text:span><text:span text:style-name="CharStyle9"><text:span text:style-name="T466">l</text:span></text:span><text:span text:style-name="CharStyle9"><text:span text:style-name="T462">ových platní na vymastený plech rozotrieť, po vrchu tlčeným cukrom posypať, vo voľnej peci na žlto usušiť a teplé z plechu sobrať. Spodnia mand</text:span></text:span><text:span text:style-name="CharStyle9"><text:span text:style-name="T471">l</text:span></text:span><text:span text:style-name="CharStyle9"><text:span text:style-name="T462">ová platňa natrie sa marhu</text:span></text:span><text:span text:style-name="CharStyle9"><text:span text:style-name="T471">l</text:span></text:span><text:span text:style-name="CharStyle9"><text:span text:style-name="T462">ovým lekvárom a na ňu sa položí španielská massa, táto sa tiež natrie a na ňu prinde mand</text:span></text:span><text:span text:style-name="CharStyle9"><text:span text:style-name="T471">l</text:span></text:span><text:span text:style-name="CharStyle9"><text:span text:style-name="T462">ová platňa, to do okrúhla ostrým nožom obrezať, vrch torty citronovou gla­zúrou obtiahnuť, v letnej peci nechať stuhnuť a zaváraným ovocím garnírovať.</text:span></text:span></text:p>
      <text:p text:style-name="P72"><text:span text:style-name="CharStyle9"><text:span text:style-name="T462"/></text:span></text:p>
      <text:p text:style-name="P73"><text:span text:style-name="CharStyle9"><text:span text:style-name="T462">68. Aleksander torta.</text:span></text:span></text:p>
      <text:p text:style-name="P11"><text:span text:style-name="CharStyle9"><text:span text:style-name="T462"/></text:span></text:p>
      <text:p text:style-name="P13"><text:span text:style-name="CharStyle9"><text:span text:style-name="T462">Dľa č. 43. prichystané cesto vyva</text:span></text:span><text:span text:style-name="CharStyle9"><text:span text:style-name="T471">l</text:span></text:span><text:span text:style-name="CharStyle9"><text:span text:style-name="T462">kať, na plech dať pa­pier a z cesta na pol druha prsta vykrojenú platňu na papier položiť, pozostalé cesto na dlho a na prst zhrúbe vyvalkať, platňu vôkol vajcom natrieť, na vrch platne urobiť vôkol ráf na pol druha prsta zvýše, do prostriedku dať z </text:span></text:span><text:soft-page-break/><text:span text:style-name="CharStyle9"><text:span text:style-name="T462">cesta vykrajené platne, to naplniť zaváraným ovocím a po tomto španielskú massu nožom do hladka rozotrieť na pol druha prsta zvýše. Ostatnia španielská massa dá sa do škarnicle, touto sa po vrchu mrežky potrezírujú, celé sa na fajno pokrája­nými pistacňami po vrchu posype a v letnej peci nechá sa v poly piecť. Ke</text:span></text:span><text:span text:style-name="CharStyle9"><text:span text:style-name="T471">ď</text:span></text:span><text:span text:style-name="CharStyle9"><text:span text:style-name="T462"> vrch začne dobre žlknuť, položí sa naň pa­pier, aby sa spodnia platňa dobre vypiekla.</text:span></text:span></text:p>
      <text:p text:style-name="P1"><text:span text:style-name="CharStyle23"><text:span text:style-name="T462"/></text:span></text:p>
      <text:p text:style-name="P21"><text:span text:style-name="CharStyle9"><text:span text:style-name="T462">69. Cisárska torta.</text:span></text:span></text:p>
      <text:p text:style-name="P11"><text:span text:style-name="CharStyle9"><text:span text:style-name="T462"/></text:span></text:p>
      <text:p text:style-name="P13"><text:span text:style-name="CharStyle9"><text:span text:style-name="T462">Pod č. 51. udanú orechovú massu do vymastených ráfo</text:span></text:span><text:span text:style-name="CharStyle9"><text:span text:style-name="T471">v</text:span></text:span><text:span text:style-name="CharStyle9"><text:span text:style-name="T462"> na dvoje rozdeliť, v peci na žlto povoľne nechať vypiecť, ráfy odobrať, massu prevrátiť na plech a nechať vystydnuť. Spodnia massa natrie sa marhu</text:span></text:span><text:span text:style-name="CharStyle9"><text:span text:style-name="T471">l</text:span></text:span><text:span text:style-name="CharStyle9"><text:span text:style-name="T462">ovým lekvárom, po celom sa pokladie v cukre zaváraný a na tenké kúsky pokrájaný ananas, na to sa položí druhá platňa, celé sa do okrúhla obreže a pod č. 30. udanou glazúrou obtiahne, v letnej peci nechá sa stuhnúť a vrch sa okrášli zaváraným ovocím.</text:span></text:span></text:p>
      <text:p text:style-name="P72"><text:span text:style-name="CharStyle9"><text:span text:style-name="T462"/></text:span></text:p>
      <text:p text:style-name="P73"><text:span text:style-name="CharStyle9"><text:span text:style-name="T462">70. Orleans torta.</text:span></text:span></text:p>
      <text:p text:style-name="P11"><text:span text:style-name="CharStyle9"><text:span text:style-name="T462"/></text:span></text:p>
      <text:p text:style-name="P13"><text:span text:style-name="CharStyle9"><text:span text:style-name="T462">Okrúhla tepša, ktorá má na tri prsty zvýše rá</text:span></text:span><text:span text:style-name="CharStyle9"><text:span text:style-name="T471">f</text:span></text:span><text:span text:style-name="CharStyle9"><text:span text:style-name="T462">, sa pomastí a múkou posype, naplní sa pod č. 46. udanou pišk</text:span></text:span><text:span text:style-name="CharStyle9"><text:span text:style-name="T471">o</text:span></text:span><text:span text:style-name="CharStyle9"><text:span text:style-name="T462">tovou massou, nechá sa povoľne na žlto upiecť, vyvráti sa na sito a nechá sa vystydnuť. Na prst šíre od kraja zareže sa ostrým nožom do okrúhla nie celkom do spodku a pro­striedok sa pozorne v</text:span></text:span><text:span text:style-name="CharStyle9"><text:span text:style-name="T471">y</text:span></text:span><text:span text:style-name="CharStyle9"><text:span text:style-name="T462">bere, aby sa neurobila žiadna diera. To sa nechá v letnej peci sušiť, z pozostalej massy rozotrie sa na vymastený plech na prst zhrúbä v predošlej veľkosti, nechá sa na žlto upiecť a vystydnuť. Dobré víno s cukrom sv</text:span></text:span><text:span text:style-name="CharStyle9"><text:span text:style-name="T471">a</text:span></text:span><text:span text:style-name="CharStyle9"><text:span text:style-name="T462">riť, týmto túto druhú platňu ovlažiť; vykrojenú platňu miešaným zaváraným ovocím naplniť a vínom </text:span></text:span><text:soft-page-break/><text:span text:style-name="CharStyle9"><text:span text:style-name="T462">ovlaženou plat­ňou zakryť; tej istej veľkosti sa urobí platňa zo španielského vetru, v letnej peci nechá sa usušiť a položí sa na predošlé platne, celá torta sa obtiahne maraskinovou glazúrou a v letnej peci nechá sa uschnúť.</text:span></text:span></text:p>
      <text:p text:style-name="P74"><text:span text:style-name="CharStyle9"><text:span text:style-name="T462"/></text:span></text:p>
      <text:p text:style-name="P75"><text:span text:style-name="CharStyle9"><text:span text:style-name="T462">71. Pišk</text:span></text:span><text:span text:style-name="CharStyle9"><text:span text:style-name="T471">o</text:span></text:span><text:span text:style-name="CharStyle9"><text:span text:style-name="T462">tová kr</text:span></text:span><text:span text:style-name="CharStyle9"><text:span text:style-name="T471">e</text:span></text:span><text:span text:style-name="CharStyle9"><text:span text:style-name="T462">mom plnená torta.</text:span></text:span></text:p>
      <text:p text:style-name="P11"><text:span text:style-name="CharStyle9"><text:span text:style-name="T462"/></text:span></text:p>
      <text:p text:style-name="P13"><text:span text:style-name="CharStyle9"><text:span text:style-name="T462">Zo zvýš vypísanej massy upečie sa tak práve veľký kuc</text:span></text:span><text:span text:style-name="CharStyle9"><text:span text:style-name="T471">h</text:span></text:span><text:span text:style-name="CharStyle9"><text:span text:style-name="T462">on v tepši na žlto, po vystydnutí prostriedok z neho sa v</text:span></text:span><text:span text:style-name="CharStyle9"><text:span text:style-name="T471">y</text:span></text:span><text:span text:style-name="CharStyle9"><text:span text:style-name="T462">bere a ostatníe nechá sa v letnej peci sušiť. Do nádoby dať 16 ž</text:span></text:span><text:span text:style-name="CharStyle9"><text:span text:style-name="T471">l</text:span></text:span><text:span text:style-name="CharStyle9"><text:span text:style-name="T462">tkov, za ližicu múky a 12 lôtov tlčeného cukru, toto ma­laga vínom pod ustavičným miešaním na ohni sv</text:span></text:span><text:span text:style-name="CharStyle9"><text:span text:style-name="T471">a</text:span></text:span><text:span text:style-name="CharStyle9"><text:span text:style-name="T462">riť, prez sito pretr</text:span></text:span><text:span text:style-name="CharStyle9"><text:span text:style-name="T471">í</text:span></text:span><text:span text:style-name="CharStyle9"><text:span text:style-name="T462">eť a ďalej smiešať, kým nevystydne. Holbu sladkej</text:span></text:span><text:span text:style-name="CharStyle23"><text:span text:style-name="T462"> </text:span></text:span><text:span text:style-name="CharStyle9"><text:span text:style-name="T462">smot</text:span></text:span><text:span text:style-name="CharStyle9"><text:span text:style-name="T471">a</text:span></text:span><text:span text:style-name="CharStyle9"><text:span text:style-name="T462">nky v kotl</text:span></text:span><text:span text:style-name="CharStyle9"><text:span text:style-name="T471">i</text:span></text:span><text:span text:style-name="CharStyle9"><text:span text:style-name="T462">ku drôtami tak dlho šibať, pokým neshustne, na site ne</text:span></text:span><text:span text:style-name="CharStyle9"><text:span text:style-name="T471">ch</text:span></text:span><text:span text:style-name="CharStyle9"><text:span text:style-name="T462">ať odtiecť a z ľahka do kr</text:span></text:span><text:span text:style-name="CharStyle9"><text:span text:style-name="T471">e</text:span></text:span><text:span text:style-name="CharStyle9"><text:span text:style-name="T462">mu zamiešať. Na misu sa složí servy</text:span></text:span><text:span text:style-name="CharStyle9"><text:span text:style-name="T471">t</text:span></text:span><text:span text:style-name="CharStyle9"><text:span text:style-name="T462">, naň sa položí chladný kuchon, z v</text:span></text:span><text:span text:style-name="CharStyle9"><text:span text:style-name="T471">ň</text:span></text:span><text:span text:style-name="CharStyle9"><text:span text:style-name="T462">útra sa natrie marhu</text:span></text:span><text:span text:style-name="CharStyle9"><text:span text:style-name="T471">l</text:span></text:span><text:span text:style-name="CharStyle9"><text:span text:style-name="T462">ovým lekvárom, posype sa miešaným zaváraným ovocím, naplní sa kr</text:span></text:span><text:span text:style-name="CharStyle9"><text:span text:style-name="T471">e</text:span></text:span><text:span text:style-name="CharStyle9"><text:span text:style-name="T462">mom, tento sa nožom do vysok</text:span></text:span><text:span text:style-name="CharStyle9"><text:span text:style-name="T471">a</text:span></text:span><text:span text:style-name="CharStyle9"><text:span text:style-name="T462"> uhladí a celé sa po vrchu španielsko-vetrovými puserlami vyloží.</text:span></text:span></text:p>
      <text:p text:style-name="P25"><text:span text:style-name="CharStyle9"><text:span text:style-name="T462"/></text:span></text:p>
      <text:p text:style-name="P26"><text:span text:style-name="CharStyle9"><text:span text:style-name="T462">72. Čokoládová torta.</text:span></text:span></text:p>
      <text:p text:style-name="P11"><text:span text:style-name="CharStyle9"><text:span text:style-name="T462"/></text:span></text:p>
      <text:p text:style-name="P13"><text:span text:style-name="CharStyle9"><text:span text:style-name="T462">Dľa č. 52. urobenú massu do ráfu na dve čiastky roz­deliť, povoľne v letnej peci nechať piecť a vystydnúť. Spodniu platňu zaváranými višňami natreť, na to druhú položiť, vôkol obrezať, pod č. 21. urobenú glazúru na vrch torty rozotrieť a v prostriedku do okrúhla na tri prsty nechať prázdne, po­tom nechať usušiť, pod č. 27. urobenou glazúrou vedľa čoko­lády jako i boky celkom obtiahnuť, nechať usušiť a zavá­raným ovocím po vrchu vyklásť.</text:span></text:span></text:p>
      <text:p text:style-name="P25"><text:soft-page-break/><text:span text:style-name="CharStyle9"><text:span text:style-name="T462"/></text:span></text:p>
      <text:p text:style-name="P26"><text:span text:style-name="CharStyle9"><text:span text:style-name="T462">73. Manheimská torta.</text:span></text:span></text:p>
      <text:p text:style-name="P133"><text:span text:style-name="CharStyle9"><text:span text:style-name="T462"/></text:span></text:p>
      <text:p text:style-name="P134"><text:span text:style-name="CharStyle9"><text:span text:style-name="T462">Na pol funte cukru tri citrony z ľahka obrajbať, potlcť a dať do vajdlinka, pridať desať ž</text:span></text:span><text:span text:style-name="CharStyle9"><text:span text:style-name="T471">l</text:span></text:span><text:span text:style-name="CharStyle9"><text:span text:style-name="T462">tkov jedon po druhom a to za pol hodiny na penu miešať. Zo všetkých bielkov tuhý sňah sbiť, z citronov šťavu vytlačiť, to prez s</text:span></text:span><text:span text:style-name="CharStyle9"><text:span text:style-name="T471">í</text:span></text:span><text:span text:style-name="CharStyle9"><text:span text:style-name="T462">tko precediť a po trochu do predošlej massy dávať; sňah sa z ľahka s dvoma lôtama múky zamieša. V prvom sväzku pod č. 191 udané maselné cesto na tenko vyva</text:span></text:span><text:span text:style-name="CharStyle9"><text:span text:style-name="T471">l</text:span></text:span><text:span text:style-name="CharStyle9"><text:span text:style-name="T462">kať a dať na plech, ktorý má na dva prsty zvýše ráf. Po tomto sa massa rovnak rozo­trie, z pozostalého cesta vykrojené kúsky dajú sa jako okrasa na massu na plechu položenú, to potlčeným cukrom dobre posypať, v letnej peci na žltobrunátn</text:span></text:span><text:span text:style-name="CharStyle9"><text:span text:style-name="T471">o</text:span></text:span><text:span text:style-name="CharStyle9"><text:span text:style-name="T462"> nechať upiecť, na kúsky pokrájať, servyt na misu položiť a kúsky do venca na celú poklásť.</text:span></text:span></text:p>
      <text:p text:style-name="P21"><text:span text:style-name="CharStyle9"><text:span text:style-name="T462"/></text:span></text:p>
      <text:p text:style-name="P22"><text:span text:style-name="CharStyle9"><text:span text:style-name="T462">74. Chlebová torta.</text:span></text:span></text:p>
      <text:p text:style-name="P11"><text:span text:style-name="CharStyle9"><text:span text:style-name="T462"/></text:span></text:p>
      <text:p text:style-name="P13"><text:span text:style-name="CharStyle9"><text:span text:style-name="T462">Z čierneho chleba tenké smitky nakrájať, v rúre na žltobrunátno usušiť, nechať vystydnuť, potlčené prez sito preosiať — toho má byť 16 lôtov — v nádobe arakom ovlažiť a zakryté nechať stáť. 24 lôtov mandiel očistiť, pár ližíc tlče­ného cukru na ohni na žlto užiariť, v mažiari s mandlami t</text:span></text:span><text:span text:style-name="CharStyle9"><text:span text:style-name="T471">l</text:span></text:span><text:span text:style-name="CharStyle9"><text:span text:style-name="T462">cť, pri tlčení celé vajce pridať a </text:span></text:span><text:span text:style-name="CharStyle9"><text:span text:style-name="T471">ď</text:span></text:span><text:span text:style-name="CharStyle9"><text:span text:style-name="T462">alej t</text:span></text:span><text:span text:style-name="CharStyle9"><text:span text:style-name="T471">l</text:span></text:span><text:span text:style-name="CharStyle9"><text:span text:style-name="T462">cť, aby to bolo jako maslo. Toto do vajdlinka vybrať, pridať funt tlčeného cukru a 24 žltkov jedon po druhom, to za tri štvrte hodiny miešať, pridať štvrť funta zaváraných oranžových kôrok, toľko za­váraných orechov, toľkože drobno pokrájaného citronátu, tlčenej škorice a hrebíčkov. Z bielkov tuhý sňali sbiť, 2 lôty múky s tlčeným chlebom smiešať a so sňahom z ľahka do massy zamiešať, furmu maslom vymastiť a tlčeným chle­bom </text:span></text:span><text:soft-page-break/><text:span text:style-name="CharStyle9"><text:span text:style-name="T462">vysypať, do nej dať massu, v peci za hodinu povoľne nechať piecť, z ľahka na sito vyvrátiť, nechať vystydn</text:span></text:span><text:span text:style-name="CharStyle9"><text:span text:style-name="T471">u</text:span></text:span><text:span text:style-name="CharStyle9"><text:span text:style-name="T462">ť, citronovou glazúrou celkom obtiahnuť a nechať usušiť.</text:span></text:span></text:p>
      <text:p text:style-name="P21"><text:span text:style-name="CharStyle9"><text:span text:style-name="T462"/></text:span></text:p>
      <text:p text:style-name="P22"><text:span text:style-name="CharStyle9"><text:span text:style-name="T462">75. Torta s mand</text:span></text:span><text:span text:style-name="CharStyle9"><text:span text:style-name="T471">l</text:span></text:span><text:span text:style-name="CharStyle9"><text:span text:style-name="T462">ovým vencom.</text:span></text:span></text:p>
      <text:p text:style-name="P11"><text:span text:style-name="CharStyle9"><text:span text:style-name="T462"/></text:span></text:p>
      <text:p text:style-name="P13"><text:span text:style-name="CharStyle9"><text:span text:style-name="T462">Pod č. 43. udané lincertové cesto na pol prsta zhrúbä vyvalkať, z neho okrúhlu platňu vyrezať a dať na papier, ktorý sa na plechu nachádza. 12 lôtov očistených mandiel na rezanky a 4 lôty citron</text:span></text:span><text:span text:style-name="CharStyle9"><text:span text:style-name="T472">a</text:span></text:span><text:span text:style-name="CharStyle9"><text:span text:style-name="T462">tu na drobno pokrájať, 8 lôtov cukru potlcť, všetko v nádobe s dvoma bielky smiešať, vôkol na platn</text:span></text:span><text:span text:style-name="CharStyle9"><text:span text:style-name="T472">u</text:span></text:span><text:span text:style-name="CharStyle9"><text:span text:style-name="T462"> poklásť, na vrch dať v cukre zavárané višne a to papierom vôkol obvinú</text:span></text:span><text:span text:style-name="CharStyle9"><text:span text:style-name="T472">t</text:span></text:span><text:span text:style-name="CharStyle9"><text:span text:style-name="T462">. Štvrtú čiastku z mandlovej pod č. 45 udanej massy dať na vrch a rovnako nožom rozotrieť, v letnej peci povoľne za hodinu piecť nechať, nechať vystydnuť, papier odobrať, tortu oranžovou glazúrou obtiahnuť a v letnej peci nechať stuhnúť.</text:span></text:span></text:p>
      <text:p text:style-name="P21"><text:span text:style-name="CharStyle9"><text:span text:style-name="T462"/></text:span></text:p>
      <text:p text:style-name="P22"><text:span text:style-name="CharStyle9"><text:span text:style-name="T462">76. Lincertská torta.</text:span></text:span></text:p>
      <text:p text:style-name="P11"><text:span text:style-name="CharStyle9"><text:span text:style-name="T462"/></text:span></text:p>
      <text:p text:style-name="P13"><text:span text:style-name="CharStyle9"><text:span text:style-name="T462">Dľa č. 44 urobené cesto na prst zhrúbä rozva</text:span></text:span><text:span text:style-name="CharStyle9"><text:span text:style-name="T472">l</text:span></text:span><text:span text:style-name="CharStyle9"><text:span text:style-name="T462">kať, okrúhlu platňu vyrezať, položiť na papierom prikrytý plech, vajcom natreť, v cukre zaváranými v</text:span></text:span><text:span text:style-name="CharStyle9"><text:span text:style-name="T472">í</text:span></text:span><text:span text:style-name="CharStyle9"><text:span text:style-name="T462">šňami nátreť, z ostatnieho cesta na malý prst zhrúbe šúlať štangličky a po celej platni na pol prsta jednu od druhej klásť, vajcom natrieť, priekom zas štangličky klásť na spôsob mrežkov, vajcom</text:span></text:span><text:span text:style-name="CharStyle7"><text:span text:style-name="T462"> </text:span></text:span><text:span text:style-name="CharStyle9"><text:span text:style-name="T462">natrieť a vôkol papierom obvinúť, aby sa cesto pri pečení po plechu nerozišlo; tortu v letnej peci za hodinu povoľne ne­chať piecť, pri dopekaní tlčeným cukrom po vrchu posypať, z čoho sa glazúra utvorí, po vypečení nechať vystydn</text:span></text:span><text:span text:style-name="CharStyle9"><text:span text:style-name="T472">u</text:span></text:span><text:span text:style-name="CharStyle9"><text:span text:style-name="T462">ť alebo ešte lepšie dňom pred potrebovaním nechať upiecť. Táto massa je veľmi slabá a pri jedení rozíde sa v ústach jako maslo.</text:span></text:span></text:p>
      <text:p text:style-name="P74"><text:soft-page-break/><text:span text:style-name="CharStyle9"><text:span text:style-name="T462"/></text:span></text:p>
      <text:p text:style-name="P75"><text:span text:style-name="CharStyle9"><text:span text:style-name="T462">77. Vilhelm torta s kr</text:span></text:span><text:span text:style-name="CharStyle9"><text:span text:style-name="T472">e</text:span></text:span><text:span text:style-name="CharStyle9"><text:span text:style-name="T462">mom.</text:span></text:span></text:p>
      <text:p text:style-name="P11"><text:span text:style-name="CharStyle9"><text:span text:style-name="T462"/></text:span></text:p>
      <text:p text:style-name="P13"><text:span text:style-name="CharStyle9"><text:span text:style-name="T462">Z pišk</text:span></text:span><text:span text:style-name="CharStyle9"><text:span text:style-name="T472">o</text:span></text:span><text:span text:style-name="CharStyle9"><text:span text:style-name="T462">tového cesta upiecť platňu dľa predpisu pri orleansovej torte, prostriedok vybrať a usušiť. Za ten čas sa urobí vanilový kr</text:span></text:span><text:span text:style-name="CharStyle9"><text:span text:style-name="T472">e</text:span></text:span><text:span text:style-name="CharStyle9"><text:span text:style-name="T462">m nasledovne: Do nádoby dať 4 celé vajcia, 6 žltkov a 8 lôtov cukru, to dobre rozmiešať, holbu sladkej smot</text:span></text:span><text:span text:style-name="CharStyle9"><text:span text:style-name="T472">a</text:span></text:span><text:span text:style-name="CharStyle9"><text:span text:style-name="T462">nky s vanilijou sv</text:span></text:span><text:span text:style-name="CharStyle9"><text:span text:style-name="T472">a</text:span></text:span><text:span text:style-name="CharStyle9"><text:span text:style-name="T462">riť a nechať vystydnúť. Čerstvých jahôd a malín sa toľká miera prichystá, aby do prichystaného pišk</text:span></text:span><text:span text:style-name="CharStyle9"><text:span text:style-name="T472">o</text:span></text:span><text:span text:style-name="CharStyle9"><text:span text:style-name="T462">tového ráfu dosť bolo, tieto tlčeným cukrom posypať a ráf nimi zaplniť a na ne ukladať z kr</text:span></text:span><text:span text:style-name="CharStyle9"><text:span text:style-name="T472">e</text:span></text:span><text:span text:style-name="CharStyle9"><text:span text:style-name="T462">mu vykrojené kúsky. Z maselného cesto upečie sa tenká a tak veľká platňa, aby primeraná bola torte; to celé oranžovou glazúrou obtiahnuť a nechať uschnúť.</text:span></text:span></text:p>
      <text:p text:style-name="P72"><text:span text:style-name="CharStyle9"><text:span text:style-name="T462"/></text:span></text:p>
      <text:p text:style-name="P73"><text:span text:style-name="CharStyle9"><text:span text:style-name="T462">78. Nelson torta.</text:span></text:span></text:p>
      <text:p text:style-name="P11"><text:span text:style-name="CharStyle9"><text:span text:style-name="T462"/></text:span></text:p>
      <text:p text:style-name="P13"><text:span text:style-name="CharStyle9"><text:span text:style-name="T462">K tejto torte sú potrebné štyry massy a síce pod č. 51, 52. 53. a 54. z každej massy rovnakú platňu upiecť, po upečení čokoládovú platňu položiť na plech a natrieť marhu­</text:span></text:span><text:span text:style-name="CharStyle9"><text:span text:style-name="T472">l</text:span></text:span><text:span text:style-name="CharStyle9"><text:span text:style-name="T462">ovým lekvárom, na to prinde orechová platňa, ovlaží sa maraskinovým lekvárom a natrie sa malinovým lekvárom, na to sa položí pistacová platňa, ktorá sa anan</text:span></text:span><text:span text:style-name="CharStyle9"><text:span text:style-name="T472">a</text:span></text:span><text:span text:style-name="CharStyle9"><text:span text:style-name="T462">sovým saftom ovlaž</text:span></text:span><text:span text:style-name="CharStyle9"><text:span text:style-name="T472">i</text:span></text:span><text:span text:style-name="CharStyle9"><text:span text:style-name="T462"> a jahodovým lekvárom natrie; konečne prinde na to španielská massa, celé sa zakružlí, citronovou glazúrou obtiahne a drobno krájanými pistácňami posype.</text:span></text:span></text:p>
      <text:p text:style-name="P25"><text:span text:style-name="CharStyle9"><text:span text:style-name="T462"/></text:span></text:p>
      <text:p text:style-name="P26"><text:span text:style-name="CharStyle9"><text:span text:style-name="T462">79. Francúzska torta.</text:span></text:span></text:p>
      <text:p text:style-name="P11"><text:span text:style-name="CharStyle9"><text:span text:style-name="T462"/></text:span></text:p>
      <text:p text:style-name="P13"><text:span text:style-name="CharStyle9"><text:span text:style-name="T462">Funt očistených mandiel potlcť, pri tlčení celé vajce za­biť a na maslo potlcť, dať do vajdlinka, k tomu pridať funt</text:span></text:span><text:span text:style-name="CharStyle7"><text:span text:style-name="T462"> </text:span></text:span><text:span text:style-name="CharStyle9"><text:span text:style-name="T462">tlčeného cukru, 12 lôtov </text:span></text:span><text:soft-page-break/><text:span text:style-name="CharStyle9"><text:span text:style-name="T462">rajbanej čokolády a 20 žltkov, to spolu za pol hodiny miešať, zo 16 bielkov tuhý sňah sbiť, doň 2 lôty múky a za ližicu s vanilijou tlčeného cukru po­miešať a celé z ľahka do predošlého zamiešať. Hodnú furmu maslom vymastiť a múkou posypať, v nej massu za hodinu povoľne piecť nechať, vyvrátiť na sito a nechať vystydnúť, celú čokoládovou glazúrou obtiahnuť a drobno krájanými pistá</text:span></text:span><text:span text:style-name="CharStyle9"><text:span text:style-name="T472">c</text:span></text:span><text:span text:style-name="CharStyle9"><text:span text:style-name="T462">ňami posypa</text:span></text:span><text:span text:style-name="CharStyle9"><text:span text:style-name="T472">ť.</text:span></text:span></text:p>
      <text:p text:style-name="P31"><text:span text:style-name="CharStyle9"><text:span text:style-name="T462"/></text:span></text:p>
      <text:p text:style-name="P32"><text:span text:style-name="CharStyle9"><text:span text:style-name="T462">80. Napoleon torta.</text:span></text:span></text:p>
      <text:p text:style-name="P11"><text:span text:style-name="CharStyle9"><text:span text:style-name="T462"/></text:span></text:p>
      <text:p text:style-name="P13"><text:span text:style-name="CharStyle9"><text:span text:style-name="T462">Funt čerstvého masla na čisto rozpustiť, do vajdlinka precediť, nechať vystydnúť a na penu miešať. 16 lôtov fajnej čokolády na kúsky do karmelovej panvy posekať, pridať pár ližíc vody a nechať variť, od ohňa odložiť a jako na konserv tab</text:span></text:span><text:span text:style-name="CharStyle9"><text:span text:style-name="T472">u</text:span></text:span><text:span text:style-name="CharStyle9"><text:span text:style-name="T462">l</text:span></text:span><text:span text:style-name="CharStyle9"><text:span text:style-name="T472">ír</text:span></text:span><text:span text:style-name="CharStyle9"><text:span text:style-name="T462">ovať. Po vystydnutí dá sa do masla, pridá sa funt tlčeného cukru a 26 žltkov jedon po druhom, čo sa za tri štvrte hodiny mieša. 16 lôtov dobrých mandiel v šate medzi rukami vymadliť, v mažiari potlcť a prez sito pretrieť, pri­miešať 8 lôtov múky a tlč</text:span></text:span><text:span text:style-name="CharStyle9"><text:span text:style-name="T472">e</text:span></text:span><text:span text:style-name="CharStyle9"><text:span text:style-name="T462">nej vanilije, z bielkov tuhý sňah sbiť a do massy z ľahka i s mandlami s múkou pomiešanými zamiešať. Táto massa sa na vymastené plechy na pol druha prsta zhrúbe rozotrie, vôkol sa papierom obloží a v letnej peci nechá sa za hodinu povoľne piecť. Vystydnutú massu na štyrouhlaté rovnaké platne porezať, jahodovým lekvárom natierať a na peknú furmu spolu skladať. Torta sa pod č. 32. udanou glazúrou obtiahne a až o pár dní sa nastoľuje, pone­váč odležaná je lepšia nežli frišná.</text:span></text:span></text:p>
      <text:p text:style-name="P31"><text:span text:style-name="CharStyle9"><text:span text:style-name="T462"/></text:span></text:p>
      <text:p text:style-name="P32"><text:span text:style-name="CharStyle9"><text:span text:style-name="T462">81. Kaštanová torta.</text:span></text:span></text:p>
      <text:p text:style-name="P11"><text:span text:style-name="CharStyle9"><text:span text:style-name="T462"/></text:span></text:p>
      <text:p text:style-name="P13"><text:soft-page-break/><text:span text:style-name="CharStyle9"><text:span text:style-name="T462">Kaštany sa tak upečú, aby neboly vysušené; potlčené kaštany, čoho má byť asi 12 lôtov, prez sito pretrieť. Štvrť funta očistených mandiel potlcť, 12 lôtov masla vo vajdlinku na penu rozmiešať, do toho dať jedno celé vajce, desať žltkov jedon po druhom a 12 lôtov cukru, to za pol hodiny miešať, pridať tlčenej vanilije a na citrone obrajbaného cukru,</text:span></text:span><text:span text:style-name="CharStyle7"><text:span text:style-name="T462"> </text:span></text:span><text:span text:style-name="CharStyle9"><text:span text:style-name="T462">z bielkov tuhý sňah sbiť a 2 lôty múky s kaštanmi smie</text:span></text:span><text:span text:style-name="CharStyle9"><text:span text:style-name="T472">š</text:span></text:span><text:span text:style-name="CharStyle9"><text:span text:style-name="T462">ať, toto zľahka do predošlej massy zamiešať, celé do vymastenej a pomúčenej furmy dať, v letnej peci za tri štvrte hodiny po­voľne nechať piecť, na sito vyvrátiť a nechať vystydnúť. Torta sa obtiahne oranžovou glazúrou, nechá sa v letnej peci stuhnúť a garniruje sa v cukre zaváranými višňami.</text:span></text:span></text:p>
      <text:p text:style-name="P31"><text:span text:style-name="CharStyle9"><text:span text:style-name="T462"/></text:span></text:p>
      <text:p text:style-name="P32"><text:span text:style-name="CharStyle9"><text:span text:style-name="T462">82. Krumplová torta.</text:span></text:span></text:p>
      <text:p text:style-name="P11"><text:span text:style-name="CharStyle9"><text:span text:style-name="T462"/></text:span></text:p>
      <text:p text:style-name="P13"><text:span text:style-name="CharStyle9"><text:span text:style-name="T462">V horúcom popole krumple upiecť a prez sito v toľkej miere pretrieť, aby ich 12 lôtov bolo; 12 lôtov očistených mandiel potlcť, pri tlčení jedno celé vajce k ním zabiť a na maslo potlcť. 16 lôtov masla na penu rozmiešať, pridať mandle s krumplami, trochu soli, 12 žltkov jedon po druhom, 20 lôtov tlčeného cukru, drobno krájané citronové kôrky a celé za pol hodiny miešať. Z bielkov tuhý sňah sbiť, 4 lôty rožkov porájbať, preosiať a s múkou smiešať, ku koncu i so sňahom do massy z </text:span></text:span><text:span text:style-name="CharStyle9"><text:span text:style-name="T473">ľ</text:span></text:span><text:span text:style-name="CharStyle9"><text:span text:style-name="T462">a</text:span></text:span><text:span text:style-name="CharStyle9"><text:span text:style-name="T473">h</text:span></text:span><text:span text:style-name="CharStyle9"><text:span text:style-name="T462">ka zamiešať, dať do vymastenej a po­múčenej furmy, tri štvrte hodiny v letnej peci nechať piecť, na sito vyvrátiť, nechať vystydnúť a oranžovou glazúrou obtiahnuť.</text:span></text:span></text:p>
      <text:p text:style-name="P13"><text:span text:style-name="CharStyle9"><text:span text:style-name="T462"/></text:span></text:p>
      <text:p text:style-name="P31"><text:span text:style-name="CharStyle9"><text:span text:style-name="T462">83. Sňahová torta (Spanischer Wind.)</text:span></text:span></text:p>
      <text:p text:style-name="P11"><text:span text:style-name="CharStyle9"><text:span text:style-name="T462"/></text:span></text:p>
      <text:p text:style-name="P13"><text:span text:style-name="CharStyle9"><text:span text:style-name="T462">Táto massa dľa č. 54. dá sa najľahšie a najchytrejšie urobiť a slúži k rozličným okrasá</text:span></text:span><text:span text:style-name="CharStyle9"><text:span text:style-name="T473">m</text:span></text:span><text:span text:style-name="CharStyle9"><text:span text:style-name="T462"> na pečivo, torty, konfekty a fámy, pri čom sa s </text:span></text:span><text:soft-page-break/><text:span text:style-name="CharStyle9"><text:span text:style-name="T462">cukrom gazdovať nesmie, bo č</text:span></text:span><text:span text:style-name="CharStyle9"><text:span text:style-name="T474">í</text:span></text:span><text:span text:style-name="CharStyle9"><text:span text:style-name="T462">m viac sa dá do tejto massy cukru, tým je bezpečnejšie, že sa konfekty udržia, ke</text:span></text:span><text:span text:style-name="CharStyle9"><text:span text:style-name="T474">ď</text:span></text:span><text:span text:style-name="CharStyle9"><text:span text:style-name="T462"> sú na suchom mieste. Aby i menej zkúsení pri cukrových veciach pokúsili sa túto massu urobiť, udávam mieru, v jakej sa má zo všetkého brať. Celkom čerstvé vajcia položia sa na vážku a toľko tlčeného cukru sa vezne, koľko vajcia važia. Bielky z n</text:span></text:span><text:span text:style-name="CharStyle9"><text:span text:style-name="T474">í</text:span></text:span><text:span text:style-name="CharStyle9"><text:span text:style-name="T462">ch sa dajú do kotlíka, v ktorom sa sňah sbíja, bielky na ľade drôtami ustavične šibať a ke</text:span></text:span><text:span text:style-name="CharStyle9"><text:span text:style-name="T474">ď </text:span></text:span><text:span text:style-name="CharStyle9"><text:span text:style-name="T462">je sňah dobre tuhý, dá sa doň pod ustavičným šibaním za hrsť cukru a pre vätšiu istotu, aby sa nesrazil, drôty sa otrasú, sňah sa obrátenou čistou varečkou do vysok</text:span></text:span><text:span text:style-name="CharStyle9"><text:span text:style-name="T474">a</text:span></text:span><text:span text:style-name="CharStyle9"><text:span text:style-name="T462"> obracia a tak sa doň cukor. Potom sa vyreže do okrúhla tak veľký papier, jak veľkú tortu človek chce mať, papier sa dá na plech, massa do škarnicle a z nej sa vytískajú na papier do okrúhla puserle alebo mrežky, vrch sa posype cukrom a to sa nechá v letnej peci prez noc sušiť. Papier sa pozorne odobere, platne sa lekvárom natierajú, spolu složia, na misu sa dá serv</text:span></text:span><text:span text:style-name="CharStyle9"><text:span text:style-name="T474">y</text:span></text:span><text:span text:style-name="CharStyle9"><text:span text:style-name="T462">t a naň sa položí torta.</text:span></text:span></text:p>
      <text:p text:style-name="P31"><text:span text:style-name="CharStyle9"><text:span text:style-name="T462"/></text:span></text:p>
      <text:p text:style-name="P32"><text:span text:style-name="CharStyle9"><text:span text:style-name="T462">84. Fámom plnená sňahová torta.</text:span></text:span></text:p>
      <text:p text:style-name="P11"><text:span text:style-name="CharStyle9"><text:span text:style-name="T462"/></text:span></text:p>
      <text:p text:style-name="P13"><text:span text:style-name="CharStyle9"><text:span text:style-name="T462">Massu dľa predpisu urobiť, do okrúhla vyrezať papier vo veľkosti taniera, tento na štyry alebo šesť čiastok roz­strihnúť a na plech rozložiť tak, že ke</text:span></text:span><text:span text:style-name="CharStyle9"><text:span text:style-name="T474">ď</text:span></text:span><text:span text:style-name="CharStyle9"><text:span text:style-name="T462"> sa bude torta na misu klásť, aby sa složiť mohol. Na každú čiastku z massy natrieť, tlčeným cukrom posypať, v letnej peci nechať ususiť a z papieru pozorne sobrať, aby massy v celosti ostaly. Veľký žajdl</text:span></text:span><text:span text:style-name="CharStyle9"><text:span text:style-name="T474">í</text:span></text:span><text:span text:style-name="CharStyle9"><text:span text:style-name="T462">k dobrej sladkej smotanky dať na ľad a drôtami tak dlho šibať, pokým tuhá pena neostane, to vyliať na sito a nechať odtiecť. Štvrť funta s vanilijou potlčeného cukru do nádoby preosiať, doň penu (fám) z ľahka zamiešať, z toho na misu rozotrieť a naň vetrové kúsky v takom poriadku klásť, aby kruh tvorily a jako celé vyzeraly; na to dať fámu, zas </text:span></text:span><text:soft-page-break/><text:span text:style-name="CharStyle9"><text:span text:style-name="T462">vetrovej massy a tak až do vrchu pokračovať. Vrch sa okrášli zaváraným ovocím.</text:span></text:span></text:p>
      <text:p text:style-name="P31"><text:span text:style-name="CharStyle9"><text:span text:style-name="T462"/></text:span></text:p>
      <text:p text:style-name="P32"><text:span text:style-name="CharStyle9"><text:span text:style-name="T462">85. Sňahová torta na iný spôsob.</text:span></text:span></text:p>
      <text:p text:style-name="P11"><text:span text:style-name="CharStyle9"><text:span text:style-name="T462"/></text:span></text:p>
      <text:p text:style-name="P13"><text:span text:style-name="CharStyle9"><text:span text:style-name="T462">Dľa potreby papier na tri lebo štyry čiastky vyrezať, z vetrovej massy na tri prsty šíre natierať — v prostriedku sa nechá prázdne — po vrchu barveným cukrom posypať, v letnej peci na žlto usušiť a z papieru dolu sobrať. Zo slad­kej smotanky sbije sa fám a ostatnie sa chystá dľa predošlého spôsobu. Prichystané ráfy jedon na druhý na misu poklásť, prostriedok fámom až vyše ráfu naplniť a zaváraným ovocím garnírovať.</text:span></text:span></text:p>
      <text:p text:style-name="P1"><text:span text:style-name="CharStyle7"><text:span text:style-name="T462"/></text:span></text:p>
      <text:p text:style-name="P31"><text:span text:style-name="CharStyle9"><text:span text:style-name="T462">86. Pečená sňa</text:span></text:span><text:span text:style-name="CharStyle9"><text:span text:style-name="T474">h</text:span></text:span><text:span text:style-name="CharStyle9"><text:span text:style-name="T462">ová torta.</text:span></text:span></text:p>
      <text:p text:style-name="P11"><text:span text:style-name="CharStyle9"><text:span text:style-name="T462"/></text:span></text:p>
      <text:p text:style-name="P13"><text:span text:style-name="CharStyle9"><text:span text:style-name="T462">Z ôsmych bielkov urobiť tuhý sňali a do tohoto pol </text:span></text:span><text:span text:style-name="CharStyle9"><text:span text:style-name="T474">fu</text:span></text:span><text:span text:style-name="CharStyle9"><text:span text:style-name="T462">nta tlčeného cukru z ľahka zamiešať; c</text:span></text:span><text:span text:style-name="CharStyle9"><text:span text:style-name="T474">i</text:span></text:span><text:span text:style-name="CharStyle9"><text:span text:style-name="T462">novaný plech vymastiť, po ňom massu rovnako rozotrieť, dať do letnej pece a pri žlknutí na rovnaké štyrouhlaté čiastky rozrezať, čo sa má v chytrosti stáť, tenkým nožom sa z plechu pozorne soberú, nechajú sa trochu vystydnúť, potom lekvárom natierať, spolu složiť, oranžovou glazúrou obtiahnuť, nechať sušiť a vrch zaváraným ovocím okrášliť.</text:span></text:span></text:p>
      <text:p text:style-name="P31"><text:span text:style-name="CharStyle9"><text:span text:style-name="T462"/></text:span></text:p>
      <text:p text:style-name="P32"><text:span text:style-name="CharStyle9"><text:span text:style-name="T462">87. Torta s podložkou (postamentom) pri svadbách.</text:span></text:span></text:p>
      <text:p text:style-name="P11"><text:span text:style-name="CharStyle9"><text:span text:style-name="T462"/></text:span></text:p>
      <text:p text:style-name="P13"><text:span text:style-name="CharStyle9"><text:span text:style-name="T462">Torta krášli celý stôl pri svadbách a dáva sa jej postament, ktorý sa najlepšie dá urobiť z piškotovej a vetrovej massy. Z massy pod č. 46. udanej po pomastenom plechu natrieť, na žlto upiecť — vysušiť sa nesmie — na štyrouhlaté na štyry prsty široké tabličky pokrájať — z </text:span></text:span><text:soft-page-break/><text:span text:style-name="CharStyle9"><text:span text:style-name="T462">d</text:span></text:span><text:span text:style-name="CharStyle9"><text:span text:style-name="T475">l</text:span></text:span><text:span text:style-name="CharStyle9"><text:span text:style-name="T462">žka má byť vedľa torty — pri skladaní majú vyzerať jako väžička, štyry a štyry spolu sliepať a toľko tabličiek prichystať, jako veľký postament človek chce mať. Dľa č. 18. urobiť ľad, poriadne obľadiť, na to prichystanú tortu položiť, vôkol bodky robiť, aby torta pevne stála, na to dať zas menšiu platňu od torty, a na vrch piramidu urobiť z vetrovej massy. Potom sa papier na pia</text:span></text:span><text:span text:style-name="CharStyle9"><text:span text:style-name="T475">ď</text:span></text:span><text:span text:style-name="CharStyle9"><text:span text:style-name="T462"> zvýše do končit</text:span></text:span><text:span text:style-name="CharStyle9"><text:span text:style-name="T475">a</text:span></text:span><text:span text:style-name="CharStyle9"><text:span text:style-name="T462"> na štyry čiastky vyreže, aby pri složení utvorily piramadu, to dať na plach, zo štyroch biel­kov urobenú vetrovú massu dať do škarnicle a na prichy­stané papiere von vytískať rovnaké bodky (puserle) jako gombík okrúhle jednu vedľa druhej, každú inobarveným cukrom posypať pod č. 7., v letnej peci prez noc nechať usušiť, papier dolu sobrať, spolu složiť, ľadom slepiť, uschlé puserle na vrch piramidy prilepiť a dať na stôl.</text:span></text:span></text:p>
      <text:p text:style-name="P31"><text:span text:style-name="CharStyle9"><text:span text:style-name="T462"/></text:span></text:p>
      <text:p text:style-name="P32"><text:span text:style-name="CharStyle9"><text:span text:style-name="T462">88. Tortová podložka zo </text:span></text:span><text:span text:style-name="CharStyle9"><text:span text:style-name="T475">š</text:span></text:span><text:span text:style-name="CharStyle9"><text:span text:style-name="T462">panielského vetru.</text:span></text:span></text:p>
      <text:p text:style-name="P11"><text:span text:style-name="CharStyle9"><text:span text:style-name="T462"/></text:span></text:p>
      <text:p text:style-name="P13"><text:span text:style-name="CharStyle9"><text:span text:style-name="T462">Na štyry prsty zvýše papier vystrihnúť, aby bol tak široký a okrúhly jako torta; pri skrútení z vňútra špendlíkom</text:span></text:span><text:span text:style-name="CharStyle7"><text:span text:style-name="T462"> </text:span></text:span><text:span text:style-name="CharStyle9"><text:span text:style-name="T462">upevniť a na plech položiť. Z vetrovcj massy dá sa d</text:span></text:span><text:span text:style-name="CharStyle9"><text:span text:style-name="T475">o</text:span></text:span><text:span text:style-name="CharStyle9"><text:span text:style-name="T462"> pa­pierovej škarnicle, z ktorej sa na prichystaný papier do okola bodky vytískajú; tieto sa barveným cukrom posypú a prez noc sa nechajú v peci sušiť a špendlíky i papier sa odstránia. Na misu servyt složiť a rovno naň položiť tortu. Na pro­striedok torty prinde prichystaná španielská massa, vôkol prindú ľadové bodky a v letnej peci nechať sušiť; vrch sa natre ľadom a na to sa položí platnička z piškotového cesta, na to sa dá zas zo španielskej massy a tak sa pokračuje podľa toho, koľko odsekov chce človek mať. Na vrch sa, jako zvýš stoj</text:span></text:span><text:span text:style-name="CharStyle9"><text:span text:style-name="T475">í</text:span></text:span><text:span text:style-name="CharStyle9"><text:span text:style-name="T462">, piramidka postaví, dľa potreby sa ľadom okrášli a nechá sa na suchom mieste stáť.</text:span></text:span></text:p>
      <text:p text:style-name="P92"><text:span text:style-name="CharStyle55"><text:span text:style-name="T462"/></text:span></text:p>
      <text:p text:style-name="P31"><text:soft-page-break/><text:span text:style-name="CharStyle9"><text:span text:style-name="T462">89. Pálená mandlová torta (Griláš.)</text:span></text:span></text:p>
      <text:p text:style-name="P11"><text:span text:style-name="CharStyle9"><text:span text:style-name="T462"/></text:span></text:p>
      <text:p text:style-name="P13"><text:span text:style-name="CharStyle9"><text:span text:style-name="T462">Funt mandiel obariť, očistiť, každú do poly vykrojiť a na rezanky krájať, dať na čistý plech a v rúre často miešať, aby vyschly. Tri štvrte funta potlčeného a preosiatého cukru dať do č</text:span></text:span><text:span text:style-name="CharStyle9"><text:span text:style-name="T475">í</text:span></text:span><text:span text:style-name="CharStyle9"><text:span text:style-name="T462">stej nádoby na oheň a novou varečkou miešať, aby sa na bielo rozpustil, do toho dať mandle a miešať, aby sa spolu slialy. Furma sa mandlovým olejom na tenko vymastí a v nej sa mandle varechou na rovno roztlačia, aby furma nimi celkom vyfutrovaná bola, potom nechať vystydnuť a pozorne von vyberať, aby sa mandlová kôra nepolámala. Z cesta pod č. 40. vyreže sa okrúhla vätšia platňa nežli torta, v peci sa nechá upiecť, bielkom sa na tenko pomastí, zelenobarevným cukrom sa posype a nechá sa uschnúť. Na misu sa složí servyt, naň prinde platňa a na platňu mandlová torta, táto sa vôkol pečivom obloží a vrch sa môže ľadom obtiahnúť.</text:span></text:span></text:p>
      <text:p text:style-name="P31"><text:span text:style-name="CharStyle9"><text:span text:style-name="T462"/></text:span></text:p>
      <text:p text:style-name="P32"><text:span text:style-name="CharStyle9"><text:span text:style-name="T462">90. Pálená torta na iný spôsob.</text:span></text:span></text:p>
      <text:p text:style-name="P2"><text:span text:style-name="CharStyle9"><text:span text:style-name="T462"/></text:span></text:p>
      <text:p text:style-name="P8"><text:span text:style-name="CharStyle9"><text:span text:style-name="T462">Očistené mandle krivým nožom pokrájať a cez plechovú riečicu osievať, aby rovnaké boly. Mandle s tlčeným cukrom smiešať a v panve na ohni ustavične miešať, aby peknú žltú barvu dostaly. Potom túto massu do vymastenej furmy vytlačiť, vo všetkom dľa predošlého predpisu pokračovať a čer­veným ľadom po vrchu okrášliť.</text:span></text:span></text:p>
      <text:p text:style-name="P31"><text:span text:style-name="CharStyle9"><text:span text:style-name="T462"/></text:span></text:p>
      <text:p text:style-name="P32"><text:span text:style-name="CharStyle9"><text:span text:style-name="T462">91. Zajac z pálených mandiel.</text:span></text:span></text:p>
      <text:p text:style-name="P11"><text:span text:style-name="CharStyle9"><text:span text:style-name="T462"/></text:span></text:p>
      <text:p text:style-name="P13"><text:span text:style-name="CharStyle9"><text:span text:style-name="T462">Rovnaké mandle očistiť, na dvoje rozštiepiť, z nich rovnaké rezanky krájať a na tanieri nechať usušiť; ostatnie mandle krivým nožom </text:span></text:span><text:soft-page-break/><text:span text:style-name="CharStyle9"><text:span text:style-name="T462">pokrájať, cez riečicu preosiať a na plechu v rúre nechať usušiť. Potlčený cukor v panve na ohni nechať rozpustiť, s mandlami smiešať, na žltobrunátno užiariť, dať na teplom mieste na pomastený plech a rozvalkať na pol malého prsta zhruba. Potom sa rozloží papier dľa tej miery, koľký má byť zajačí chrbát a stehná k chrbtu, papier sa špendlíkami zapchne, rozva</text:span></text:span><text:span text:style-name="CharStyle9"><text:span text:style-name="T475">l</text:span></text:span><text:span text:style-name="CharStyle9"><text:span text:style-name="T462">kané mandle položia sa na papier a pekne sa usporiadajú, prez prostriedok chrbta vytlačí sa prstami chrbtová kosť, z mandiel sa urobí chvostík a prilepí sa medzi stehná, po vystydnutí papier sa povyberá, ostatnie položí sa na plech, v nádobe rozpustí sa cukor, pri­chystané mand</text:span></text:span><text:span text:style-name="CharStyle9"><text:span text:style-name="T475">l</text:span></text:span><text:span text:style-name="CharStyle9"><text:span text:style-name="T462">ové rezanky doň sa omáčajú a na zajáca sa prilepajú a síce chrbát, stehná a obe strany v šiestych ra­doch: zajac musí byť mandlami tak obložený, jakoby bol špikovaný. Na dlhú misu sa složí s</text:span></text:span><text:span text:style-name="CharStyle9"><text:span text:style-name="T475">e</text:span></text:span><text:span text:style-name="CharStyle9"><text:span text:style-name="T462">rvyt a naň sa položí zajac. Sú rozličné furmy, ktoré všelijaké zvery predstavujú; do takýchto môže sa dľa tohoto predpisu mand</text:span></text:span><text:span text:style-name="CharStyle9"><text:span text:style-name="T475">l</text:span></text:span><text:span text:style-name="CharStyle9"><text:span text:style-name="T462">ová massa vytlačiť.</text:span></text:span></text:p>
      <text:p text:style-name="P5"><text:span text:style-name="CharStyle57"><text:span text:style-name="T462"/></text:span></text:p>
      <text:h text:style-name="P282" text:outline-level="3"><text:span text:style-name="CharStyle13"><text:span text:style-name="T475">III.</text:span></text:span><text:bookmark-start text:name="bookmark88"/><text:span text:style-name="CharStyle13"><text:span text:style-name="T462"> Oddelenie.</text:span></text:span><text:bookmark-end text:name="bookmark88"/></text:h>
      <text:h text:style-name="P279" text:outline-level="4"><text:span text:style-name="CharStyle15"><text:span text:style-name="T462"/></text:span></text:h>
      <text:h text:style-name="P280" text:outline-level="4"><text:bookmark-start text:name="bookmark90"/><text:span text:style-name="CharStyle15"><text:span text:style-name="T462">O kuchnoch z </text:span></text:span><text:span text:style-name="CharStyle15"><text:span text:style-name="T475">č</text:span></text:span><text:span text:style-name="CharStyle15"><text:span text:style-name="T462">erstvého ovocia a malých ovocím plnených to</text:span></text:span><text:span text:style-name="CharStyle15"><text:span text:style-name="T475">rt</text:span></text:span><text:span text:style-name="CharStyle15"><text:span text:style-name="T462">letkach.</text:span></text:span><text:bookmark-end text:name="bookmark90"/></text:h>
      <text:p text:style-name="P31"><text:span text:style-name="CharStyle9"><text:span text:style-name="T462"/></text:span></text:p>
      <text:p text:style-name="P32"><text:span text:style-name="CharStyle9"><text:span text:style-name="T462">92. Jab</text:span></text:span><text:span text:style-name="CharStyle9"><text:span text:style-name="T475">l</text:span></text:span><text:span text:style-name="CharStyle9"><text:span text:style-name="T462">čkový kuchon.</text:span></text:span></text:p>
      <text:p text:style-name="P11"><text:span text:style-name="CharStyle9"><text:span text:style-name="T462"/></text:span></text:p>
      <text:p text:style-name="P13"><text:span text:style-name="CharStyle9"><text:span text:style-name="T462">Ku kuchnom sa upotrebí to isté cesto, čo ku tortám s tým rozdielom, že sa torty chladné a glasirované na stôl dávajú. Dvanásť dobrých jab</text:span></text:span><text:span text:style-name="CharStyle9"><text:span text:style-name="T475">l</text:span></text:span><text:span text:style-name="CharStyle9"><text:span text:style-name="T462">k na šestoro rozkrojiť a obieliť,</text:span></text:span><text:span text:style-name="CharStyle7"><text:span text:style-name="T462"> </text:span></text:span><text:span text:style-name="CharStyle9"><text:span text:style-name="T462">prostriedok vyrezať, jablká dať do misy a tlčeným cukrom posypať. Z cesta pod č. 34 udaného rozvalkať kus na okrúhlu platňu zhrúbe malého prsta, dať na papier, ktorý sa na plechu nachádza a vôkol kraje vajcom pomastiť. Z pozo­stalého cesta urobiť ráf, </text:span></text:span><text:soft-page-break/><text:span text:style-name="CharStyle9"><text:span text:style-name="T462">tento položiť na pomastenú platňu, na to jab</text:span></text:span><text:span text:style-name="CharStyle9"><text:span text:style-name="T475">l</text:span></text:span><text:span text:style-name="CharStyle9"><text:span text:style-name="T462">čka husto poukladať, na tenké listy pokrájané maslo po vrchu na jab</text:span></text:span><text:span text:style-name="CharStyle9"><text:span text:style-name="T475">l</text:span></text:span><text:span text:style-name="CharStyle9"><text:span text:style-name="T462">ka poklásť, vôkol papierom obvinúť a v dobre horúcej peci nec</text:span></text:span><text:span text:style-name="CharStyle9"><text:span text:style-name="T475">h</text:span></text:span><text:span text:style-name="CharStyle9"><text:span text:style-name="T462">a</text:span></text:span><text:span text:style-name="CharStyle9"><text:span text:style-name="T475">ť</text:span></text:span><text:span text:style-name="CharStyle9"><text:span text:style-name="T462"> za tri štvrte hodiny piecť, aby žltú barvu dostalo. Ke</text:span></text:span><text:span text:style-name="CharStyle9"><text:span text:style-name="T475">ď</text:span></text:span><text:span text:style-name="CharStyle9"><text:span text:style-name="T462"> sa vezne von z peci, potlčie sa cu­kor so škoricou a týmto sa kuchon dobre posype, na kúsky pokrája, poriadne na misu poukladá a horúce dá sa na stôl.</text:span></text:span></text:p>
      <text:p text:style-name="P27"><text:span text:style-name="CharStyle9"><text:span text:style-name="T462"/></text:span></text:p>
      <text:p text:style-name="P28"><text:span text:style-name="CharStyle9"><text:span text:style-name="T462">93. Jablčkový kuchon na iný spôsob.</text:span></text:span></text:p>
      <text:p text:style-name="P11"><text:span text:style-name="CharStyle9"><text:span text:style-name="T462"/></text:span></text:p>
      <text:p text:style-name="P13"><text:span text:style-name="CharStyle9"><text:span text:style-name="T462">D</text:span></text:span><text:span text:style-name="CharStyle9"><text:span text:style-name="T475">ľ</text:span></text:span><text:span text:style-name="CharStyle9"><text:span text:style-name="T462">a č. 43. udané cesto na prst zhrúbe rozvalkať, na plech položiť papier a na tento dať cesto, do okrúhla vykrojiť a vajcom natrieť. Z pozostalého cesta vykrojiť okrúhle listy, tieto na kraje platne vôkol poklásť, vajcom natrieť, papierom obvinúť a v peci na žlto upiecť. Dvacať dobrých jab</text:span></text:span><text:span text:style-name="CharStyle9"><text:span text:style-name="T475">l</text:span></text:span><text:span text:style-name="CharStyle9"><text:span text:style-name="T462">čok na štvrtky rozkrojiť, obieliť a do širokej tepše poklásť; 12 lôtov cukru na citrone obrajbať, šťavu z neho vytisnuť na jab</text:span></text:span><text:span text:style-name="CharStyle9"><text:span text:style-name="T475">l</text:span></text:span><text:span text:style-name="CharStyle9"><text:span text:style-name="T462">čka, pridať pol pohára v</text:span></text:span><text:span text:style-name="CharStyle9"><text:span text:style-name="T475">í</text:span></text:span><text:span text:style-name="CharStyle9"><text:span text:style-name="T462">na a jab</text:span></text:span><text:span text:style-name="CharStyle9"><text:span text:style-name="T475">l</text:span></text:span><text:span text:style-name="CharStyle9"><text:span text:style-name="T462">čka v tom na mäkko nechať tak uvariť, aby v celosti ostaly. Potom od ohňa ich odložiť, v safte nechať vystydnúť a na site odtiecť, kuchon natrieť marhulovým lekvárom a naň jablčka poklásť. Saft, v ktorom sa jablčka varily, pridá sa k cukru, nechá sa na husto a lipkavo uvariť, horúci sa vyleje na jablká, po celom kuchni sa rozotrie a tento sa na kúsky pokrája.</text:span></text:span></text:p>
      <text:p text:style-name="P2"><text:span text:style-name="CharStyle59"><text:span text:style-name="T462"/></text:span></text:p>
      <text:p text:style-name="P31"><text:span text:style-name="CharStyle9"><text:span text:style-name="T462">94. Talianský jablčkový kuchon.</text:span></text:span></text:p>
      <text:p text:style-name="P231"><text:span text:style-name="CharStyle35"><text:span text:style-name="T462"/></text:span></text:p>
      <text:p text:style-name="P11"><text:span text:style-name="CharStyle9"><text:span text:style-name="T462">K tomuto kuchnu bere sa pod č. 43. udané cesto; z neho sa na ten istý spôsob i kuchon upečie i jablčka uvaria. 12 lôtov rižkaše vo vode obariť, na sito odcediť a studenou vodou premyť. V nádobe sv</text:span></text:span><text:span text:style-name="CharStyle9"><text:span text:style-name="T466">a</text:span></text:span><text:span text:style-name="CharStyle9"><text:span text:style-name="T462">riť holbu smotanky a </text:span></text:span><text:span text:style-name="CharStyle9"><text:span text:style-name="T475">v</text:span></text:span><text:span text:style-name="CharStyle9"><text:span text:style-name="T462"> nej rižkašu na mäkko a husto uvariť. 8 lôtov cukru s </text:span></text:span><text:soft-page-break/><text:span text:style-name="CharStyle9"><text:span text:style-name="T462">vanilijou potlcť a preosiať, reis od ohňa odložiť a nechať vystydnúť, doň pridať cukor a za pohárik likéru, kuchon natrieť lekvárom, po celom reis rozotreť a na to prichystané jablká poriadne poklásť. Saft, v ktorom sa jablká varily, na husto nechať vyvariť, tento nožom po celom kuchne rozotrieť, na kúsky pokrájať a na misu poriadne poklásť.</text:span></text:span></text:p>
      <text:p text:style-name="P31"><text:span text:style-name="CharStyle9"><text:span text:style-name="T462"/></text:span></text:p>
      <text:p text:style-name="P32"><text:span text:style-name="CharStyle9"><text:span text:style-name="T462">95. Portugalský jablčkový kuchon.</text:span></text:span></text:p>
      <text:p text:style-name="P11"><text:span text:style-name="CharStyle9"><text:span text:style-name="T462"/></text:span></text:p>
      <text:p text:style-name="P13"><text:span text:style-name="CharStyle9"><text:span text:style-name="T462">Dľa č. 40. urobené cesto zhrúbe malého prsta vy­valkať, okrúhlu platňu vyrezať a na plech položiť; z pozo­stalého cesta urobí sa na tri prsty zvýše do okola ráf a tento sa papierom obvinie. 12 lôtov mandiel očistiť a v ma­žiari potlcť; 8 lôtov kaštanov upiecť a očistené prez sito pre­trieť; 12 lôtov cukru potlcť a preosiať; konečne 4 lôty za­váraných oranžových kôrok a 4 lôty citronátu na drobno po­krájať, to všetko spolu do vajdlinka dať, s desiatymi žitkami na penu rozmiešať a do tohoto 6 lôtov rozpusteného čerst­vého masla z ľahka zamiešať. Konečne zo šiestych bielkov tuhý sňah sbiť, tento z ľahka do predošlej massy zamiešať, touto naplniť kuchon, v letnej peci za pol hodiny povoľne nechať piecť, zvýš vypísané jablčká prichystať, na vystydnutý kuchon poriadne poklásť a vyvareným saftom obtiahnuť.</text:span></text:span></text:p>
      <text:p text:style-name="P27"><text:span text:style-name="CharStyle9"><text:span text:style-name="T462"/></text:span></text:p>
      <text:p text:style-name="P28"><text:span text:style-name="CharStyle9"><text:span text:style-name="T462">96. Manheimský jablčkový kuchon.</text:span></text:span></text:p>
      <text:p text:style-name="P11"><text:span text:style-name="CharStyle9"><text:span text:style-name="T462"/></text:span></text:p>
      <text:p text:style-name="P13"><text:span text:style-name="CharStyle9"><text:span text:style-name="T462">Kuchnovú massu prichystať dľa predošlého spôsobu; dobré jablčká na štvrtky rozkrájať a obieliť, poriadne do kuchna poklásť, tlčeným cukrom posypať a v poly nechať upiecť. Za ten čas 8 lôtov kaštanov upiecť, potlcť a prez sito pretrieť, 8 lôtov cukru potlcť a preosiať, to všetko dať spolu do nádoby, so šiestymi ž</text:span></text:span><text:span text:style-name="CharStyle9"><text:span text:style-name="T475">l</text:span></text:span><text:span text:style-name="CharStyle9"><text:span text:style-name="T462">tkami za štvrť hodinu miešať, </text:span></text:span><text:soft-page-break/><text:span text:style-name="CharStyle9"><text:span text:style-name="T462">s pol žajdlíkom sladkej smotanky rozpustiť a na jablčká vyliať, aby tieto celkom zakryté boly. Konečne sa kuchon dá zpátky do pece, nechá sa dokonále upiecť, posype sa cukrom a ku­chon dá sa horúci na stôl.</text:span></text:span></text:p>
      <text:p text:style-name="P1"><text:span text:style-name="CharStyle7"><text:span text:style-name="T462"/></text:span></text:p>
      <text:p text:style-name="P31"><text:span text:style-name="CharStyle9"><text:span text:style-name="T462">97. Slivkový kuchon.</text:span></text:span></text:p>
      <text:p text:style-name="P11"><text:span text:style-name="CharStyle9"><text:span text:style-name="T462"/></text:span></text:p>
      <text:p text:style-name="P13"><text:span text:style-name="CharStyle9"><text:span text:style-name="T462">D</text:span></text:span><text:span text:style-name="CharStyle9"><text:span text:style-name="T475">ľ</text:span></text:span><text:span text:style-name="CharStyle9"><text:span text:style-name="T462">a č. 39. prichystané cesto zhrúbe malého prsta vy­va</text:span></text:span><text:span text:style-name="CharStyle9"><text:span text:style-name="T475">l</text:span></text:span><text:span text:style-name="CharStyle9"><text:span text:style-name="T462">kať, obyčajnú platňu vyrezať a dať na plech. Každú slivku na poly rozkrojiť a kôstku von vziať, slivky na platne ukla­dať, cukrom posypať, v horúcej peci za tri štvrte hodiny ne­chať piecť a posypať so škoricou potlčeným cukrom.</text:span></text:span></text:p>
      <text:p text:style-name="P31"><text:span text:style-name="CharStyle9"><text:span text:style-name="T462"/></text:span></text:p>
      <text:p text:style-name="P32"><text:span text:style-name="CharStyle9"><text:span text:style-name="T462">98. Jahodový kuchon.</text:span></text:span></text:p>
      <text:p text:style-name="P11"><text:span text:style-name="CharStyle9"><text:span text:style-name="T462"/></text:span></text:p>
      <text:p text:style-name="P13"><text:span text:style-name="CharStyle9"><text:span text:style-name="T462">D</text:span></text:span><text:span text:style-name="CharStyle9"><text:span text:style-name="T475">ľ</text:span></text:span><text:span text:style-name="CharStyle9"><text:span text:style-name="T462">a č. 40 prichystané cesto na prst zhrúbe vyvalkať, okrúhlu platňu vyrezať, na plech dať papier a naň platňu po­ložiť, vajcom natreť, v peci na žlto upiecť a nechať vystydnúť. Dve holby očistených jahôd dať do nádoby, do inej nádoby dať 12 lôtov cukru a pár ližic vody, cukor nechať na lipkavo uvariť a doň dať jahody, párraz</text:span></text:span><text:span text:style-name="CharStyle9"><text:span text:style-name="T475">í</text:span></text:span><text:span text:style-name="CharStyle9"><text:span text:style-name="T462"> v ňom obariť a zakryté odložiť na chladné miesto. Pred nastolovaním kuchon dať na misu, doň dať jahody a po celom rozotrieť.</text:span></text:span></text:p>
      <text:p text:style-name="P23"><text:span text:style-name="CharStyle9"><text:span text:style-name="T462"/></text:span></text:p>
      <text:p text:style-name="P24"><text:span text:style-name="CharStyle9"><text:span text:style-name="T462">99. Malinový kuchon.</text:span></text:span></text:p>
      <text:p text:style-name="P11"><text:span text:style-name="CharStyle9"><text:span text:style-name="T462"/></text:span></text:p>
      <text:p text:style-name="P13"><text:span text:style-name="CharStyle9"><text:span text:style-name="T462">Dľa predošlého spôsobu prichystaný kuchon nechá sa vypiecť a vystydnúť; maliny čisto obrať, dať do vyvareného cukru, zakryté nechať v ľade stáť a týmto kuchon naplniť.</text:span></text:span></text:p>
      <text:p text:style-name="P33"><text:span text:style-name="CharStyle9"><text:span text:style-name="T462"/></text:span></text:p>
      <text:p text:style-name="P34"><text:span text:style-name="CharStyle9"><text:span text:style-name="T462">100. Jahodový kuchon na iný spôsob.</text:span></text:span></text:p>
      <text:p text:style-name="P11"><text:soft-page-break/><text:span text:style-name="CharStyle9"><text:span text:style-name="T462"/></text:span></text:p>
      <text:p text:style-name="P13"><text:span text:style-name="CharStyle9"><text:span text:style-name="T462">Zo zvýš menovaného cesta kuchon vôkol s ráfom na žlto upiecť; celé a zrale jahody vybrať, z piatych bielkov tuhý sňah sbiť, doň 16 lôtov potlčeného a preosiatého cukru zamiešať, tak tiež prichystané jahody z </text:span></text:span><text:span text:style-name="CharStyle9"><text:span text:style-name="T475">ľ</text:span></text:span><text:span text:style-name="CharStyle9"><text:span text:style-name="T462">a</text:span></text:span><text:span text:style-name="CharStyle9"><text:span text:style-name="T475">h</text:span></text:span><text:span text:style-name="CharStyle9"><text:span text:style-name="T462">ka doň dávať a spolu smiešať, to po celom kuchne nožom rozotrieť, po vrchu tlčeným cukrom posypať a v letnej peci za osem minút ne­chať, aby žltkastú barvu dostal.</text:span></text:span></text:p>
      <text:p text:style-name="P1"><text:span text:style-name="CharStyle7"><text:span text:style-name="T462"/></text:span></text:p>
      <text:p text:style-name="P35"><text:span text:style-name="CharStyle9"><text:span text:style-name="T462">101. Jahodový kuchon so </text:span></text:span><text:span text:style-name="CharStyle9"><text:span text:style-name="T475">sm</text:span></text:span><text:span text:style-name="CharStyle9"><text:span text:style-name="T462">otankovou penou.</text:span></text:span></text:p>
      <text:p text:style-name="P11"><text:span text:style-name="CharStyle9"><text:span text:style-name="T462"/></text:span></text:p>
      <text:p text:style-name="P13"><text:span text:style-name="CharStyle9"><text:span text:style-name="T462">Kuchon dľa predošlého spôsobu prichystať, na žlto vypiecť a nechať vystydnúť. Pekné zralé jahody dať do ná­doby, tlčeným cukrom posypať a na chladnom nechať stáť. Holbu sladkej smotanky v kotlíku na ľad položiť; drôtami na hustú penu šibať, nechať trochu stáť a na site nechať od­tiecť. S vanilijou potlčený a preosiaty cukor z ľahka v ná­dobe so sm</text:span></text:span><text:span text:style-name="CharStyle9"><text:span text:style-name="T476">n</text:span></text:span><text:span text:style-name="CharStyle9"><text:span text:style-name="T462">otankovou penou smiešať, z nej dať do prichy­staného kuchna a po celom rozotrieť, na to d</text:span></text:span><text:span text:style-name="CharStyle9"><text:span text:style-name="T476">a</text:span></text:span><text:span text:style-name="CharStyle9"><text:span text:style-name="T462">ť jahody a zas fámu čili penu, to do vysok</text:span></text:span><text:span text:style-name="CharStyle9"><text:span text:style-name="T476">a</text:span></text:span><text:span text:style-name="CharStyle9"><text:span text:style-name="T462"> usporiadať a po vrchu jahodami garnirovať.</text:span></text:span></text:p>
      <text:p text:style-name="P11"><text:span text:style-name="CharStyle59"><text:span text:style-name="T462"/></text:span></text:p>
      <text:p text:style-name="P37"><text:span text:style-name="CharStyle9"><text:span text:style-name="T462">102. Kuchon s miešaným ovocím.</text:span></text:span></text:p>
      <text:p text:style-name="P11"><text:span text:style-name="CharStyle59"><text:span text:style-name="T462"/></text:span></text:p>
      <text:p text:style-name="P11"><text:span text:style-name="CharStyle9"><text:span text:style-name="T462">Zvýš poznačený kuchon na žlto upiecť a nechať vy­stydnúť. Jahody a maliny osobit</text:span></text:span><text:span text:style-name="CharStyle9"><text:span text:style-name="T476">e</text:span></text:span><text:span text:style-name="CharStyle9"><text:span text:style-name="T462"> vybrať a tlčeným cukrom posypať; smotanku na penu sbiť a prichystať dľa predošlého spôsobu, z nej dať do kuchna a po celom rozotrieť, na to dať jahody, zas fámu, to do vysok</text:span></text:span><text:span text:style-name="CharStyle9"><text:span text:style-name="T476">a</text:span></text:span><text:span text:style-name="CharStyle9"><text:span text:style-name="T462"> nožom uhladiť, žliebky po­robiť a malinami poriadne vyložiť. Toto sa má robiť pred samým nastolovaním.</text:span></text:span></text:p>
      <text:p text:style-name="P13"><text:span text:style-name="CharStyle9"><text:span text:style-name="T462"/></text:span></text:p>
      <text:p text:style-name="P242"><text:soft-page-break/><text:span text:style-name="CharStyle9"><text:span text:style-name="T476">103. Marhulový kuchon</text:span></text:span></text:p>
      <text:p text:style-name="P242"><text:span text:style-name="CharStyle9"><text:span text:style-name="T476"/></text:span></text:p>
      <text:p text:style-name="P11"><text:span text:style-name="CharStyle9"><text:span text:style-name="T462">Dľa č. 40. cesto urobiť, z neho okrúhlu platňu vykrojiť a dať na plech; z pozostalého cest</text:span></text:span><text:span text:style-name="CharStyle9"><text:span text:style-name="T476">a</text:span></text:span><text:span text:style-name="CharStyle9"><text:span text:style-name="T462"> na tri prsty do okola urobiť ráf a papierom obkrútiť, aby sa cesto pri pečení nerozišlo. Dobre zralé marhule prez poly prekrojiť a obieliť, do kuchna ukladať a t</text:span></text:span><text:span text:style-name="CharStyle9"><text:span text:style-name="T476">lč</text:span></text:span><text:span text:style-name="CharStyle9"><text:span text:style-name="T462">e</text:span></text:span><text:span text:style-name="CharStyle9"><text:span text:style-name="T476">ný</text:span></text:span><text:span text:style-name="CharStyle9"><text:span text:style-name="T462">m cukrom posypať, v dobre horúcej peci na žlto nechať upiecť, von vzatý ešte raz cukrom dobre posypať a rozpálenou lopatkou pripie</text:span></text:span><text:span text:style-name="CharStyle9"><text:span text:style-name="T476">c</text:span></text:span><text:span text:style-name="CharStyle9"><text:span text:style-name="T462">ť, aby sa cukor rozpustil. Dáva sa vystydnutý na stôl.</text:span></text:span></text:p>
      <text:p text:style-name="P235"><text:span text:style-name="CharStyle64"><text:span text:style-name="T462"/></text:span></text:p>
      <text:p text:style-name="P39"><text:span text:style-name="CharStyle9"><text:span text:style-name="T462">104. Bresk</text:span></text:span><text:span text:style-name="CharStyle9"><text:span text:style-name="T476">y</text:span></text:span><text:span text:style-name="CharStyle9"><text:span text:style-name="T462">ňový kuchon.</text:span></text:span></text:p>
      <text:p text:style-name="P11"><text:span text:style-name="CharStyle9"><text:span text:style-name="T462"/></text:span></text:p>
      <text:p text:style-name="P13"><text:span text:style-name="CharStyle9"><text:span text:style-name="T462">Dobre zralé breskyňe prez poly prekrojiť, kôstku von vybrať a obieliť. Tieto sa do zvýš menovaného cesta ukladajú, tlčeným cukrom posypú a v dobre horúcej peci na žlto upečú. — Surové ovocie, ktoré sa do kuchnov dáva, potre­buje dobre horúcu p</text:span></text:span><text:span text:style-name="CharStyle9"><text:span text:style-name="T476">e</text:span></text:span><text:span text:style-name="CharStyle9"><text:span text:style-name="T462">c a môže sa aj za hodinu nechať piecť, aby i cesto i ovocie bolo dostatočne vypečené, zvlášte ke</text:span></text:span><text:span text:style-name="CharStyle9"><text:span text:style-name="T476">ď</text:span></text:span><text:span text:style-name="CharStyle9"><text:span text:style-name="T462"> sa viac vrstiev na kuchne nachádza.</text:span></text:span></text:p>
      <text:p text:style-name="P40"><text:span text:style-name="CharStyle9"><text:span text:style-name="T462"/></text:span></text:p>
      <text:p text:style-name="P41"><text:span text:style-name="CharStyle9"><text:span text:style-name="T462">105. Kuchon s ringlotami.</text:span></text:span></text:p>
      <text:p text:style-name="P11"><text:span text:style-name="CharStyle9"><text:span text:style-name="T462"/></text:span></text:p>
      <text:p text:style-name="P13"><text:span text:style-name="CharStyle9"><text:span text:style-name="T462">Opravdivé ringloty sú tie, z ktorých sa kôstka ťažko dá oddeliť. Kuchon sa prichystá dľa predošlého spôsobu, doň ringloty poklásť, cukrom dobre posypať a nechať upiecť.</text:span></text:span></text:p>
      <text:p text:style-name="P2"><text:span text:style-name="CharStyle9"><text:span text:style-name="T462"/></text:span></text:p>
      <text:p text:style-name="P8"><text:span text:style-name="CharStyle9"><text:span text:style-name="T462">10</text:span></text:span><text:span text:style-name="CharStyle9"><text:span text:style-name="T476">6</text:span></text:span><text:span text:style-name="CharStyle9"><text:span text:style-name="T462">. Čerešňový kuchon.</text:span></text:span></text:p>
      <text:p text:style-name="P11"><text:span text:style-name="CharStyle9"><text:span text:style-name="T462"/></text:span></text:p>
      <text:p text:style-name="P13"><text:soft-page-break/><text:span text:style-name="CharStyle9"><text:span text:style-name="T462">Zo zralých čerešieň kôstky povytláčať, saft z nich ne­chať na riečici odtiecť, do kuchna poklásť, tlčeným cukrom posypať a v peci nechať upiecť. Na ten spôsob sa urobí ku­chon i s višňami, len že sa viac cukru pridá.</text:span></text:span></text:p>
      <text:p text:style-name="P40"><text:span text:style-name="CharStyle9"><text:span text:style-name="T462"/></text:span></text:p>
      <text:p text:style-name="P41"><text:span text:style-name="CharStyle9"><text:span text:style-name="T462">107. Marhulami plnené tortletky.</text:span></text:span></text:p>
      <text:p text:style-name="P11"><text:span text:style-name="CharStyle9"><text:span text:style-name="T462"/></text:span></text:p>
      <text:p text:style-name="P13"><text:span text:style-name="CharStyle9"><text:span text:style-name="T462">Zvýš menované kuchny z ovocia patria k vätším tabulám; v menšej miere sa ony tak robia, že sa udané cesto na dve alebo tri čiastky rozdelí, čiastka sa rozva</text:span></text:span><text:span text:style-name="CharStyle9"><text:span text:style-name="T476">l</text:span></text:span><text:span text:style-name="CharStyle9"><text:span text:style-name="T462">ká, ním sa vyložia na tenko vymastené </text:span></text:span><text:span text:style-name="CharStyle9"><text:span text:style-name="T476">v</text:span></text:span><text:span text:style-name="CharStyle9"><text:span text:style-name="T462">andličky, hrachom sa naplnia a nechá sa v peci na žlto pripiec</text:span></text:span><text:span text:style-name="CharStyle9"><text:span text:style-name="T476">ť.</text:span></text:span><text:span text:style-name="CharStyle9"><text:span text:style-name="T462"> Potom hrach z nich do čist</text:span></text:span><text:span text:style-name="CharStyle9"><text:span text:style-name="T476">a</text:span></text:span><text:span text:style-name="CharStyle9"><text:span text:style-name="T462"> vy­brať a dať zpátky do pece, aby sa aj z v</text:span></text:span><text:span text:style-name="CharStyle9"><text:span text:style-name="T476">ň</text:span></text:span><text:span text:style-name="CharStyle9"><text:span text:style-name="T462">útra i lepšie pripieklo; to vyvrátiť na sito a nechať vystydnúť. Každú marhu</text:span></text:span><text:span text:style-name="CharStyle9"><text:span text:style-name="T476">l</text:span></text:span><text:span text:style-name="CharStyle9"><text:span text:style-name="T462">u prez poly prekrojiť, obieliť, jednu ved</text:span></text:span><text:span text:style-name="CharStyle9"><text:span text:style-name="T476">ľ</text:span></text:span><text:span text:style-name="CharStyle9"><text:span text:style-name="T462">a druhej do tepše dať, tlčeným cukrom dobre posypať, v rúre nechať pri­piecť, von vziať, čistý papier na ne položiť a nechať vystydnúť. Pred nastolovaním servyt na misu složiť, vandličky marhulami naplniť a na misu poriadne do vysok</text:span></text:span><text:span text:style-name="CharStyle9"><text:span text:style-name="T476">a</text:span></text:span><text:span text:style-name="CharStyle9"><text:span text:style-name="T462"> poklásť.</text:span></text:span></text:p>
      <text:p text:style-name="P40"><text:span text:style-name="CharStyle9"><text:span text:style-name="T462"/></text:span></text:p>
      <text:p text:style-name="P41"><text:span text:style-name="CharStyle9"><text:span text:style-name="T462">108. Breskyňami plnené tortletky.</text:span></text:span></text:p>
      <text:p text:style-name="P11"><text:span text:style-name="CharStyle9"><text:span text:style-name="T462"/></text:span></text:p>
      <text:p text:style-name="P13"><text:span text:style-name="CharStyle9"><text:span text:style-name="T462">Dľa č. 40. urobiť potrebnú mieru cesta, toto na pol ma­lého prsta zhrúbe rozva</text:span></text:span><text:span text:style-name="CharStyle9"><text:span text:style-name="T476">l</text:span></text:span><text:span text:style-name="CharStyle9"><text:span text:style-name="T462">kať, okrúhlym dlábatkom vykrájať,</text:span></text:span><text:span text:style-name="CharStyle7"><text:span text:style-name="T462"> </text:span></text:span><text:span text:style-name="CharStyle9"><text:span text:style-name="T462">na plech poklásť a vajcom natreť. Z druhej polovice cesta menším dlábatkom prostriedok vykrojiť, na pomastené kúsky rovno položiť a každý papierom okrútiť, aby sa pri pečení nerozišly. Za ten čas zralé breskyne na dvoje rozkrojiť, kôstky vybrať a obieliť, v nádobe tlčeným cukrom posypať, do prostriedku cestových tortletok klásť a v letnej peci na žlto nechať upiecť. Pri dopekaní tlčeným cukrom posypať a zpátky dať do pece, aby </text:span></text:span><text:soft-page-break/><text:span text:style-name="CharStyle9"><text:span text:style-name="T462">sa cukor rozpustil a glazúru dostal; konečne papier odobrať, na misu serv</text:span></text:span><text:span text:style-name="CharStyle9"><text:span text:style-name="T476">y</text:span></text:span><text:span text:style-name="CharStyle9"><text:span text:style-name="T462">t složíť a naň klásť tortletky. Na tenže spôsob sa urobia:</text:span></text:span></text:p>
      <text:p text:style-name="P33"><text:span text:style-name="CharStyle9"><text:span text:style-name="T462"/></text:span></text:p>
      <text:p text:style-name="P34"><text:span text:style-name="CharStyle9"><text:span text:style-name="T462">109. Slivkami plnené tortletky.</text:span></text:span></text:p>
      <text:p text:style-name="P40"><text:span text:style-name="CharStyle9"><text:span text:style-name="T462"/></text:span></text:p>
      <text:p text:style-name="P41"><text:span text:style-name="CharStyle9"><text:span text:style-name="T462">110. </text:span></text:span><text:span text:style-name="CharStyle9"><text:span text:style-name="T476">J</text:span></text:span><text:span text:style-name="CharStyle9"><text:span text:style-name="T462">ablčkami plnené tortletky.</text:span></text:span></text:p>
      <text:p text:style-name="P42"><text:span text:style-name="CharStyle9"><text:span text:style-name="T462"/></text:span></text:p>
      <text:p text:style-name="P43"><text:span text:style-name="CharStyle9"><text:span text:style-name="T462">111.<text:tab/> Ringlotami plnené tortletky.</text:span></text:span></text:p>
      <text:p text:style-name="P238"><text:span text:style-name="CharStyle57"><text:span text:style-name="T462"/></text:span></text:p>
      <text:p text:style-name="P33"><text:span text:style-name="CharStyle9"><text:span text:style-name="T462">112. Čerešňami plnené tortletky.</text:span></text:span></text:p>
      <text:p text:style-name="P11"><text:span text:style-name="CharStyle9"><text:span text:style-name="T462"/></text:span></text:p>
      <text:p text:style-name="P13"><text:span text:style-name="CharStyle9"><text:span text:style-name="T462">Kôstky z čerešieň vybrať a na predošlý spôsob urobiť cesto, ktoré sa môže i do vandličiek dávať.</text:span></text:span></text:p>
      <text:p text:style-name="P40"><text:span text:style-name="CharStyle9"><text:span text:style-name="T462"/></text:span></text:p>
      <text:p text:style-name="P41"><text:span text:style-name="CharStyle9"><text:span text:style-name="T462">113. Jahodami plnené tortletky.</text:span></text:span></text:p>
      <text:p text:style-name="P11"><text:span text:style-name="CharStyle9"><text:span text:style-name="T462"/></text:span></text:p>
      <text:p text:style-name="P13"><text:span text:style-name="CharStyle9"><text:span text:style-name="T462">Cesto sa dľa predošlého spôsobu vo vandličkách vy­pečie. Dobre zralé jahody dať do nádoby, štvrť funta cukru s vodou za pár liží</text:span></text:span><text:span text:style-name="CharStyle9"><text:span text:style-name="T476">c</text:span></text:span><text:span text:style-name="CharStyle9"><text:span text:style-name="T462"> na husto vyvariť, horúci na jahody vy­liať a zakryté nechať vystydnúť. Pred nastolovaním nimi vandličky naplniť, na misu serv</text:span></text:span><text:span text:style-name="CharStyle9"><text:span text:style-name="T476">y</text:span></text:span><text:span text:style-name="CharStyle9"><text:span text:style-name="T462">t složit a tortletky poriadne do vysok</text:span></text:span><text:span text:style-name="CharStyle9"><text:span text:style-name="T476">a</text:span></text:span><text:span text:style-name="CharStyle9"><text:span text:style-name="T462"> poklásť.</text:span></text:span></text:p>
      <text:p text:style-name="P1"><text:span text:style-name="CharStyle7"><text:span text:style-name="T462"/></text:span></text:p>
      <text:p text:style-name="P7"><text:span text:style-name="CharStyle7"><text:span text:style-name="T462"/></text:span></text:p>
      <text:h text:style-name="P282" text:outline-level="3"><text:bookmark-start text:name="bookmark92"/><text:span text:style-name="CharStyle13"><text:span text:style-name="T462">IV. Oddelenie.</text:span></text:span><text:bookmark-end text:name="bookmark92"/></text:h>
      <text:h text:style-name="P279" text:outline-level="4"><text:span text:style-name="CharStyle15"><text:span text:style-name="T462"/></text:span></text:h>
      <text:h text:style-name="P280" text:outline-level="4"><text:bookmark-start text:name="bookmark94"/><text:span text:style-name="CharStyle15"><text:span text:style-name="T462">O rozličnom miešanom pečive.</text:span></text:span><text:bookmark-end text:name="bookmark94"/></text:h>
      <text:p text:style-name="P135"><text:span text:style-name="CharStyle9"><text:span text:style-name="T462"/></text:span></text:p>
      <text:p text:style-name="P136"><text:span text:style-name="CharStyle9"><text:span text:style-name="T462">114. Mand</text:span></text:span><text:span text:style-name="CharStyle9"><text:span text:style-name="T476">l</text:span></text:span><text:span text:style-name="CharStyle9"><text:span text:style-name="T462">ové štangle s glazúrou.</text:span></text:span></text:p>
      <text:p text:style-name="P11"><text:span text:style-name="CharStyle9"><text:span text:style-name="T462"/></text:span></text:p>
      <text:p text:style-name="P13"><text:soft-page-break/><text:span text:style-name="CharStyle9"><text:span text:style-name="T462">Pol funta mandiel bez kôstok dať do šaty, medzi rukami vymadliť, v mažiari na drobno potlc</text:span></text:span><text:span text:style-name="CharStyle9"><text:span text:style-name="T477">ť</text:span></text:span><text:span text:style-name="CharStyle9"><text:span text:style-name="T462"> a dať na tablu; 12 lôtov potlčeného cukru preosiať a s mandlami pomiešať, k tomu pri­dať na drobno pokrájané citronové kôrky a do prostriedku jamku urobiť. Tri roztrepané bielky v kotlíku na penu šibať, do mandiel dať a nožom nie veľmi tuho spolu smiesiť. Ke</text:span></text:span><text:span text:style-name="CharStyle9"><text:span text:style-name="T477">ď</text:span></text:span><text:span text:style-name="CharStyle9"><text:span text:style-name="T462"> je to jako cesto rozrobené, rukami sa na dlho šúla, tabla a massa sa miesto múky cukrom posype, valká sa na štyry prsty šíre a na pol malého prsta zhrúbe, rozdelí sa na dve čiastky, z ktorých jedna rovno a tenko natrie sa marhu</text:span></text:span><text:span text:style-name="CharStyle9"><text:span text:style-name="T477">l</text:span></text:span><text:span text:style-name="CharStyle9"><text:span text:style-name="T462">ovým lek­várom a druhá polovica sa rovno na prvú položí. Za ten čas prichystá sa dľa č. 18. biely ľad a týmto sa štangle po vrchu tak natrú, aby mandle celkom zakryté boly. Z tejto massy sa krájajú štangličky na pol druha prsta šíre a kladú sa na pomastený plech jedna vedľa druhej tak, aby sa neslepily. Potom sa nechajú v letnej peci povoľne piecť a ažby od vrchu začaly chytro žlknúť, položí sa na ne papier. Ke</text:span></text:span><text:span text:style-name="CharStyle9"><text:span text:style-name="T477">ď</text:span></text:span><text:span text:style-name="CharStyle9"><text:span text:style-name="T462"> sú od spodku žlté, nožom sa odberú z plechu, nechajú sa vystydnúť a pokladú sa na servyt, ktorý je na mise složený.</text:span></text:span></text:p>
      <text:p text:style-name="P42"><text:span text:style-name="CharStyle9"><text:span text:style-name="T462"/></text:span></text:p>
      <text:p text:style-name="P43"><text:span text:style-name="CharStyle9"><text:span text:style-name="T462">115. Štangle z lieskových orechov.</text:span></text:span></text:p>
      <text:p text:style-name="P11"><text:span text:style-name="CharStyle9"><text:span text:style-name="T462"/></text:span></text:p>
      <text:p text:style-name="P13"><text:span text:style-name="CharStyle9"><text:span text:style-name="T462">Jadrá z lieskoviec v šate medzi rukami vymadliť a v mažiari neveľmi na fajno potlcť, aby sa rozsypovaly. Na pol funta orechov bere sa 12 lôtov potlčeného a preosiateho cukru, tento sa s orechami smieša a v ostatnom sa pokračuje jako s mandlami.</text:span></text:span></text:p>
      <text:p text:style-name="P1"><text:span text:style-name="CharStyle7"><text:span text:style-name="T462"/></text:span></text:p>
      <text:p text:style-name="P44"><text:span text:style-name="CharStyle9"><text:span text:style-name="T462">116. Štangle z vlaských orechov.</text:span></text:span></text:p>
      <text:p text:style-name="P11"><text:span text:style-name="CharStyle9"><text:span text:style-name="T462"/></text:span></text:p>
      <text:p text:style-name="P13"><text:soft-page-break/><text:span text:style-name="CharStyle9"><text:span text:style-name="T462">Toľko vlaských orechov potlcť, aby jadier pol funta bolo, ktoré sa v mažiari na sypko potlčú a na tablu dajú; k tomu sa pridá 12 lôtov potlčeného cukru, urobí sa s bielkami massa a v ostatnom sa pokračuje dľa predošlého spôsobu.</text:span></text:span></text:p>
      <text:p text:style-name="P137"><text:span text:style-name="CharStyle9"><text:span text:style-name="T462"/></text:span></text:p>
      <text:p text:style-name="P138"><text:span text:style-name="CharStyle9"><text:span text:style-name="T462">117. Štangle z brezlového cesta.</text:span></text:span></text:p>
      <text:p text:style-name="P139"><text:span text:style-name="CharStyle9"><text:span text:style-name="T462"/></text:span></text:p>
      <text:p text:style-name="P140"><text:span text:style-name="CharStyle9"><text:span text:style-name="T462">Brezlové cesto v potrebnej miere urobí sa dľa č. 39. toto sa zhrúbe pol malého prsta vyva</text:span></text:span><text:span text:style-name="CharStyle9"><text:span text:style-name="T477">l</text:span></text:span><text:span text:style-name="CharStyle9"><text:span text:style-name="T462">ká, dá sa v celosti na tenko vymastený plech, nožovým koncom sa popychá a nechá sa v letnej peci na žlto upiecť, pri čom vysušiť nesmie. Za ten čas urobí sa dľa č. 21. čokoládová glazúra, plech sa von vezne, massa sa pokrája na rovnaké štangle, na tieto sa po vrchu glazúra rozotrie, </text:span></text:span><text:span text:style-name="CharStyle9"><text:span text:style-name="T477">s</text:span></text:span><text:span text:style-name="CharStyle9"><text:span text:style-name="T462">tangle nechajú sa v peci stuhnúť, po­tom sa z plechu soberú, nechajú sa vystydnúť a pokladú sa na mis</text:span></text:span><text:span text:style-name="CharStyle9"><text:span text:style-name="T477">u.</text:span></text:span></text:p>
      <text:p text:style-name="P11"><text:span text:style-name="CharStyle9"><text:span text:style-name="T462"/></text:span></text:p>
      <text:p text:style-name="P13"><text:span text:style-name="CharStyle9"><text:span text:style-name="T462">118. Štangle z brezlového cesta na iný spôsob.</text:span></text:span></text:p>
      <text:p text:style-name="P236"><text:span text:style-name="CharStyle68"><text:span text:style-name="T462"/></text:span></text:p>
      <text:p text:style-name="P11"><text:span text:style-name="CharStyle9"><text:span text:style-name="T462">Potrebnú mieru cesta dľa č. 40. na pol prst</text:span></text:span><text:span text:style-name="CharStyle9"><text:span text:style-name="T477">a</text:span></text:span><text:span text:style-name="CharStyle9"><text:span text:style-name="T462"> zhrúbe vyvalka</text:span></text:span><text:span text:style-name="CharStyle9"><text:span text:style-name="T477">ť</text:span></text:span><text:span text:style-name="CharStyle9"><text:span text:style-name="T462"> z neho štangle klásť na vymastený plech a po vrchu vajcom pomastiť. Štangle š</text:span></text:span><text:span text:style-name="CharStyle9"><text:span text:style-name="T477">a</text:span></text:span><text:span text:style-name="CharStyle9"><text:span text:style-name="T462"> tak krájajú, aby i dľa šírosti i dľa dlžosti rovnaké boly, poneváč pri skladaní m</text:span></text:span><text:span text:style-name="CharStyle9"><text:span text:style-name="T477">us</text:span></text:span><text:span text:style-name="CharStyle9"><text:span text:style-name="T462">ejú mať rovnakú formu. Poskladané štangle nechajú sa v letnej peci na žlto vypiecť, potom sa nechajú vystydnúť, natierajú sa jahodovým lekvárom a rovno </text:span></text:span><text:span text:style-name="CharStyle9"><text:span text:style-name="T477">sa</text:span></text:span><text:span text:style-name="CharStyle9"><text:span text:style-name="T462"> spolu slepia. Dľa č. 28. urobenou glazúrou sa štangle obtiahnu, nechajú sa v letnej peci stuhnúť </text:span></text:span><text:span text:style-name="CharStyle9"><text:span text:style-name="T477">n</text:span></text:span><text:span text:style-name="CharStyle9"><text:span text:style-name="T462">a misu sa servyt složí a naň sa št</text:span></text:span><text:span text:style-name="CharStyle9"><text:span text:style-name="T477">a</text:span></text:span><text:span text:style-name="CharStyle9"><text:span text:style-name="T462">ngle do vy­sok</text:span></text:span><text:span text:style-name="CharStyle9"><text:span text:style-name="T477">a</text:span></text:span><text:span text:style-name="CharStyle9"><text:span text:style-name="T462"> pokladú.</text:span></text:span></text:p>
      <text:p text:style-name="P239"><text:span text:style-name="CharStyle64"><text:span text:style-name="T462"/></text:span></text:p>
      <text:p text:style-name="P103"><text:span text:style-name="CharStyle9"><text:span text:style-name="T462">119. Ľadované štangle z brezlového cesta.</text:span></text:span></text:p>
      <text:p text:style-name="P11"><text:span text:style-name="CharStyle9"><text:span text:style-name="T462"/></text:span></text:p>
      <text:p text:style-name="P13"><text:soft-page-break/><text:span text:style-name="CharStyle9"><text:span text:style-name="T462">Dľa č. 41. </text:span></text:span><text:span text:style-name="CharStyle9"><text:span text:style-name="T478">u</text:span></text:span><text:span text:style-name="CharStyle9"><text:span text:style-name="T462">robené </text:span></text:span><text:span text:style-name="CharStyle9"><text:span text:style-name="T478">c</text:span></text:span><text:span text:style-name="CharStyle9"><text:span text:style-name="T462">esto na pol prsta zhrúbä vyva</text:span></text:span><text:span text:style-name="CharStyle9"><text:span text:style-name="T478">l</text:span></text:span><text:span text:style-name="CharStyle9"><text:span text:style-name="T462">kať, z toho rovnaké štangle krájať a na plech k</text:span></text:span><text:span text:style-name="CharStyle9"><text:span text:style-name="T478">lás</text:span></text:span><text:span text:style-name="CharStyle9"><text:span text:style-name="T462">ť, po vrchu vajcom natreť, v letnej peci na žlto povoľne nechať upiecť, von vzaté nechať vystydnúť, lekvárom natierať a po dve spolu sliepať. Dľa č. 18. urobí sa ľad a rozdelí sa na tri čiastky podľa toho, jakú barvu chce človek mať; tento ľad dá sa do papierových škr</text:span></text:span><text:span text:style-name="CharStyle9"><text:span text:style-name="T478">a</text:span></text:span><text:span text:style-name="CharStyle9"><text:span text:style-name="T462">niciel a týmto sa štangle poriadne ľadujú.</text:span></text:span></text:p>
      <text:p text:style-name="P11"><text:span text:style-name="CharStyle59"><text:span text:style-name="T462"/></text:span></text:p>
      <text:p text:style-name="P46"><text:span text:style-name="CharStyle9"><text:span text:style-name="T462">120. Prie</text:span></text:span><text:span text:style-name="CharStyle9"><text:span text:style-name="T478">c</text:span></text:span><text:span text:style-name="CharStyle9"><text:span text:style-name="T462">niky z brezlového cesta.</text:span></text:span></text:p>
      <text:p text:style-name="P11"><text:span text:style-name="CharStyle9"><text:span text:style-name="T462"/></text:span></text:p>
      <text:p text:style-name="P13"><text:span text:style-name="CharStyle9"><text:span text:style-name="T462">Dľa č. 22. urobené cesto na kúsky pokrájať, z neho šúlať kúsky zhrúbä malého prsta, rovnaké prie</text:span></text:span><text:span text:style-name="CharStyle9"><text:span text:style-name="T478">c</text:span></text:span><text:span text:style-name="CharStyle9"><text:span text:style-name="T462">niky skladať, na plech klásť, roztrepaným vajcom pomastiť a vo voľnej peci na žlto nechať upiecť. Dľa č. 27. urobí sa glazúra, touto sa každý kúsok natrie a nechá sa v letnej peci sušiť.</text:span></text:span></text:p>
      <text:p text:style-name="P104"><text:span text:style-name="CharStyle59"><text:span text:style-name="T462"/></text:span></text:p>
      <text:p text:style-name="P46"><text:span text:style-name="CharStyle9"><text:span text:style-name="T462">121. Lin</text:span></text:span><text:span text:style-name="CharStyle9"><text:span text:style-name="T478">c</text:span></text:span><text:span text:style-name="CharStyle9"><text:span text:style-name="T462">ertové prie</text:span></text:span><text:span text:style-name="CharStyle9"><text:span text:style-name="T478">c</text:span></text:span><text:span text:style-name="CharStyle9"><text:span text:style-name="T462">niky.</text:span></text:span></text:p>
      <text:p text:style-name="P11"><text:span text:style-name="CharStyle9"><text:span text:style-name="T462"/></text:span></text:p>
      <text:p text:style-name="P13"><text:span text:style-name="CharStyle9"><text:span text:style-name="T462">Toto cesto je oveľa slabšie nežli predošlé a dľa č. 43. sa urobí, zakrúti sa do čistej šaty a nechá sa na chladnom stáť. Potom sa na rovnaké kúsky pokrája, na dlho sa rozšúla zhrúbe malého prsta, z neho urobené prie</text:span></text:span><text:span text:style-name="CharStyle9"><text:span text:style-name="T479">c</text:span></text:span><text:span text:style-name="CharStyle9"><text:span text:style-name="T462">niky kladú sa na plech, roztrepaným vajcom dokonále sa natrú a nechajú sa v letnej peci povoľne na žlto upiecť. Po vrchu sa každý natrie dľa č. 25. prichystanou glazúrou a nechá sa v peci usušiť.</text:span></text:span></text:p>
      <text:p text:style-name="P48"><text:span text:style-name="CharStyle59"><text:span text:style-name="T462"/></text:span></text:p>
      <text:p text:style-name="P46"><text:span text:style-name="CharStyle9"><text:span text:style-name="T462">122. Linccrtové pečivo na </text:span></text:span><text:span text:style-name="CharStyle9"><text:span text:style-name="T479">in</text:span></text:span><text:span text:style-name="CharStyle9"><text:span text:style-name="T462">ý sp</text:span></text:span><text:span text:style-name="CharStyle9"><text:span text:style-name="T479">ô</text:span></text:span><text:span text:style-name="CharStyle9"><text:span text:style-name="T462">sob.</text:span></text:span></text:p>
      <text:p text:style-name="P94"><text:span text:style-name="CharStyle64"><text:span text:style-name="T462"/></text:span></text:p>
      <text:p text:style-name="P11"><text:span text:style-name="CharStyle9"><text:span text:style-name="T462">Pod č. 44 prichystané cesto je ešte slabšie nežli predošlé; dľa predpisu urobené nechá sa na chladnom mieste stuhnúť, na tabli sa </text:span></text:span><text:soft-page-break/><text:span text:style-name="CharStyle9"><text:span text:style-name="T462">zhrúbe malého prsta rozva</text:span></text:span><text:span text:style-name="CharStyle9"><text:span text:style-name="T479">l</text:span></text:span><text:span text:style-name="CharStyle9"><text:span text:style-name="T462">ká, z neho vykrojené okrúhle kúsky kladú sa na plech, na kto</text:span></text:span><text:span text:style-name="CharStyle9"><text:span text:style-name="T479">ro</text:span></text:span><text:span text:style-name="CharStyle9"><text:span text:style-name="T462">m je každý o</text:span></text:span><text:span text:style-name="CharStyle9"><text:span text:style-name="T479">so</text:span></text:span><text:span text:style-name="CharStyle9"><text:span text:style-name="T462">bite papierom obvinutý, aby sa massa pri pečení po plechu nerozišla. (Ešte lepšie je, ke</text:span></text:span><text:span text:style-name="CharStyle9"><text:span text:style-name="T479">ď</text:span></text:span><text:span text:style-name="CharStyle9"><text:span text:style-name="T462"> sa pečivo vo vandličkách pečie.) Každý kúsok natrieť vajcom, v letnej peci povoľne nechať na žlto upiecť, vystydnuté lekvárom natierať; po dva kúsky spolu skladať a nožom všetky jednako obrezať. Dľa č. 18 urobí sa trojaký ľad, týmto ša poriadne obt</text:span></text:span><text:span text:style-name="CharStyle9"><text:span text:style-name="T479">ia</text:span></text:span><text:span text:style-name="CharStyle9"><text:span text:style-name="T462">hnú, na misu s</text:span></text:span><text:span text:style-name="CharStyle9"><text:span text:style-name="T479">a </text:span></text:span><text:span text:style-name="CharStyle9"><text:span text:style-name="T462">slož</text:span></text:span><text:span text:style-name="CharStyle9"><text:span text:style-name="T479">í</text:span></text:span><text:span text:style-name="CharStyle9"><text:span text:style-name="T462"> servýt a naň sa pokladie pečivo. Jestli sa hrubšie pe­čivo z massy robí, neni potrebné skladať kúsky vo dvoje.</text:span></text:span></text:p>
      <text:p text:style-name="P105"><text:span text:style-name="CharStyle9"><text:span text:style-name="T462"/></text:span></text:p>
      <text:p text:style-name="P106"><text:span text:style-name="CharStyle9"><text:span text:style-name="T462">123. Mandlové pečivo s jahodovou glazúrou.</text:span></text:span></text:p>
      <text:p text:style-name="P11"><text:span text:style-name="CharStyle9"><text:span text:style-name="T462"/></text:span></text:p>
      <text:p text:style-name="P13"><text:span text:style-name="CharStyle9"><text:span text:style-name="T462">Z mandlovej pod č. 45. udanej massy polovicu alebo štvrtú čiastku urobiť. K pečeniu vezne sa štyrouhlatá tepša s ráfom a jestli tejto niet, pomastí sa plech, po ňom sa massa štyrouhlato na pol druha prsta zhrúbe rozotrie a vôkol pa­pierom obkrúti, aby sa pri pečení po plechu nerozišla; v letnej peci nechá sa povoľne na žlto upiecť, po upečení vezne sa papier preč, massa nechá sa trochu vystydnúť, z nej sa ostrým nožom krájajú štyrouhlaté rovnaké kúsky, poroz­kladajú sa po plechu a nechajú sa v letnej peci sušiť. Za ten čas urobí sa dľa č. 28 glazúra, touto sa každý kúsok na­trie a nechá sa v letnej peci sušiť.</text:span></text:span></text:p>
      <text:p text:style-name="P141"><text:span text:style-name="CharStyle9"><text:span text:style-name="T462"/></text:span></text:p>
      <text:p text:style-name="P142"><text:span text:style-name="CharStyle9"><text:span text:style-name="T462">124. Piškové pečivo s oranžovou glazúrou.</text:span></text:span></text:p>
      <text:p text:style-name="P11"><text:span text:style-name="CharStyle9"><text:span text:style-name="T462"/></text:span></text:p>
      <text:p text:style-name="P13"><text:span text:style-name="CharStyle9"><text:span text:style-name="T462">Dľa č. 46. urobenú piškotovú massu na pomastenom plechu na prst zhrúbe rozotrieť, vôkol papierom obložiť a na žlto upiecť. Po upečení papier odobrať, cesto na poly roz­krojiť, jednu polovicu natrieť malinovým lekvárom, spolu složiť a pokrájať na tri- alebo štyrouhlaté kúsky. Pri </text:span></text:span><text:soft-page-break/><text:span text:style-name="CharStyle9"><text:span text:style-name="T462">krájaní peč</text:span></text:span><text:span text:style-name="CharStyle9"><text:span text:style-name="T479">í</text:span></text:span><text:span text:style-name="CharStyle9"><text:span text:style-name="T462">va má sa na to pozorovať, aby sa vždy iné fig</text:span></text:span><text:span text:style-name="CharStyle9"><text:span text:style-name="T479">u</text:span></text:span><text:span text:style-name="CharStyle9"><text:span text:style-name="T462">rky v pekne</text:span></text:span><text:span text:style-name="CharStyle9"><text:span text:style-name="T479">j</text:span></text:span><text:span text:style-name="CharStyle9"><text:span text:style-name="T462"> forme vykrajovaly, čim sa jedlo obľ</text:span></text:span><text:span text:style-name="CharStyle9"><text:span text:style-name="T479">u</text:span></text:span><text:span text:style-name="CharStyle9"><text:span text:style-name="T462">benejším stáva, ke</text:span></text:span><text:span text:style-name="CharStyle9"><text:span text:style-name="T479">ď</text:span></text:span><text:span text:style-name="CharStyle9"><text:span text:style-name="T462"> sa vo vždy inšej forme ukáže. Takéto pokrájané kúsky na plech poklásť a v letnej peci trochu nechať usušiť. Každý kúsok omáča sa do glazúry pod č. 32. udanej a nechá sa v letnej peci stuhnúť. Jestli glazúra sama od seba stuhne, neni potrebné ju do peci dávať.</text:span></text:span></text:p>
      <text:p text:style-name="P46"><text:span text:style-name="CharStyle9"><text:span text:style-name="T462"/></text:span></text:p>
      <text:p text:style-name="P47"><text:span text:style-name="CharStyle9"><text:span text:style-name="T462">125. </text:span></text:span><text:span text:style-name="CharStyle9"><text:span text:style-name="T479">P</text:span></text:span><text:span text:style-name="CharStyle9"><text:span text:style-name="T462">iškotové pečivo na iný spôsob.</text:span></text:span></text:p>
      <text:p text:style-name="P11"><text:span text:style-name="CharStyle9"><text:span text:style-name="T462"/></text:span></text:p>
      <text:p text:style-name="P13"><text:span text:style-name="CharStyle9"><text:span text:style-name="T479">P</text:span></text:span><text:span text:style-name="CharStyle9"><text:span text:style-name="T462">iškotové cesto upečie sa na predošlý spôsob. Z pece von vzaté prez poly prekrojiť, jednu polovicu lekvárom na­trieť a druhú na to položiť; z toho na dva prsty šíre a na</text:span></text:span><text:span text:style-name="CharStyle7"><text:span text:style-name="T462"> </text:span></text:span><text:span text:style-name="CharStyle9"><text:span text:style-name="T462">štyry zdlže kúsky rezať, na plech rozklásť a v peci trochu sušiť nechať. Dľa </text:span></text:span><text:span text:style-name="CharStyle9"><text:span text:style-name="T479">č</text:span></text:span><text:span text:style-name="CharStyle9"><text:span text:style-name="T462">. 32. urobiť konserv, do tohoto každý kúsok na vidličke omočiť, na plech poklásť a nechať vystydnuť.</text:span></text:span></text:p>
      <text:p text:style-name="P248"><text:span text:style-name="CharStyle9"><text:span text:style-name="T462"/></text:span></text:p>
      <text:p text:style-name="P249"><text:span text:style-name="CharStyle9"><text:span text:style-name="T462">126. </text:span></text:span><text:span text:style-name="CharStyle9"><text:span text:style-name="T479">P</text:span></text:span><text:span text:style-name="CharStyle9"><text:span text:style-name="T462">iškotové pečivo s čokoládovým konservom.</text:span></text:span></text:p>
      <text:p text:style-name="P11"><text:span text:style-name="CharStyle9"><text:span text:style-name="T479"/></text:span></text:p>
      <text:p text:style-name="P13"><text:span text:style-name="CharStyle9"><text:span text:style-name="T479">P</text:span></text:span><text:span text:style-name="CharStyle9"><text:span text:style-name="T462">iškotové cesto dľa predošlého spôsobu prichystať a upiecť, pri čom vysušiť nesmie. Hne</text:span></text:span><text:span text:style-name="CharStyle9"><text:span text:style-name="T479">ď</text:span></text:span><text:span text:style-name="CharStyle9"><text:span text:style-name="T462"> za tepla okrúhlym dlábatkom kúsky vykrajovať, spodok malinovým lekvárom natreť, po dva kúsky spolu sliepať a v peci nechať trochu usušiť. Za ten čas sa dľa č. 33 urobí konserv, do tohoto sa kúsky hádžu, vidličkou sa zamoria celkom do čokoládovho konservu, týmto obvinuté nehajú sa trochu odtiecť, kladú sa na plech -— to sa všetko v chytrosti musí robiť — nechajú sa celkom vystydnúť, od spodku sa nožom odrežú, natrú sa lekvárom a po dva kúsky sa spolu skladajú.</text:span></text:span></text:p>
      <text:p text:style-name="P46"><text:span text:style-name="CharStyle9"><text:span text:style-name="T462"/></text:span></text:p>
      <text:p text:style-name="P47"><text:span text:style-name="CharStyle9"><text:span text:style-name="T462">127. Francúzske pišk</text:span></text:span><text:span text:style-name="CharStyle9"><text:span text:style-name="T479">o</text:span></text:span><text:span text:style-name="CharStyle9"><text:span text:style-name="T462">ty.</text:span></text:span></text:p>
      <text:p text:style-name="P11"><text:span text:style-name="CharStyle9"><text:span text:style-name="T462"/></text:span></text:p>
      <text:p text:style-name="P13"><text:soft-page-break/><text:span text:style-name="CharStyle9"><text:span text:style-name="T462">K nasledujúcemu pečivu je potrebná najfajnejšia massa, ktorá sa nasledujúcim spôsobom pripraví. Na jednu stranu vážok položiť šesť čerstvých vajec, na druhú stranu práve toľkú ťarchu tlčeného cukru, koľko tri vajcia váža, toľko sa má vziať múky. Zo šiestych bielkov tuhý sňah sbiť, pri ši­baní za hrsť cukru dať doň a ustavične šibať, aby sa sňah nesrazil. Tri varechou roztrepané ž</text:span></text:span><text:span text:style-name="CharStyle9"><text:span text:style-name="T480">l</text:span></text:span><text:span text:style-name="CharStyle9"><text:span text:style-name="T462">tky so sňahom smiešať, pridať cukor a opakom varechy do vysok</text:span></text:span><text:span text:style-name="CharStyle9"><text:span text:style-name="T480">a</text:span></text:span><text:span text:style-name="CharStyle9"><text:span text:style-name="T462"> obracať, z ľahka múkou posypať a všetko dokonále spolu smiešat, to sa na chladnom mieste robí. Za ten čas sa prichystá tak široký papier, koľké pišk</text:span></text:span><text:span text:style-name="CharStyle9"><text:span text:style-name="T480">o</text:span></text:span><text:span text:style-name="CharStyle9"><text:span text:style-name="T462">ty človek chce mať, z papieru urobiť škarniclu, do nej dať z massy a na papier pišk</text:span></text:span><text:span text:style-name="CharStyle9"><text:span text:style-name="T480">o</text:span></text:span><text:span text:style-name="CharStyle9"><text:span text:style-name="T462">ty vytláčať (trezírovať). Do servyta sa dá asi štvrť funta cukru, konce sa spolu složia a to nad pišk</text:span></text:span><text:span text:style-name="CharStyle9"><text:span text:style-name="T480">o</text:span></text:span><text:span text:style-name="CharStyle9"><text:span text:style-name="T462">tami triasť, aby sa vrch dobre za­prášil. Potom vziať konce papiera a z neho naprášený cukor striasť, pišk</text:span></text:span><text:span text:style-name="CharStyle9"><text:span text:style-name="T480">o</text:span></text:span><text:span text:style-name="CharStyle9"><text:span text:style-name="T462">ty na plech poklásť, v peci na žlto upiecť, nechať vystydnúť a pozorne z papiera odoberať, aby sa nepolámaly. Na plech sa dá čistý papier, naň sa piškoty naopak obrátia t. j. spodkom na vrch a v peci sa nechajú usušiť. Dľa predpisu dobre prichystané piškoty musia byť na vrchu bliskavé a od spodku majú mať rá</text:span></text:span><text:span text:style-name="CharStyle9"><text:span text:style-name="T480">f</text:span></text:span><text:span text:style-name="CharStyle9"><text:span text:style-name="T462">ik. </text:span></text:span><text:span text:style-name="CharStyle9"><text:span text:style-name="T480">P</text:span></text:span><text:span text:style-name="CharStyle9"><text:span text:style-name="T462">iškoty dávajú sa na konfekt.</text:span></text:span></text:p>
      <text:p text:style-name="P250"><text:span text:style-name="CharStyle9"><text:span text:style-name="T462"/></text:span></text:p>
      <text:p text:style-name="P251"><text:span text:style-name="CharStyle9"><text:span text:style-name="T462">128. </text:span></text:span><text:span text:style-name="CharStyle9"><text:span text:style-name="T480">P</text:span></text:span><text:span text:style-name="CharStyle9"><text:span text:style-name="T462">iškoty s čokoládovým k on servom na y<text:tab/>tento spôsob zrobiť.</text:span></text:span></text:p>
      <text:p text:style-name="P143"><text:span text:style-name="CharStyle9"><text:span text:style-name="T462"/></text:span></text:p>
      <text:p text:style-name="P144"><text:span text:style-name="CharStyle9"><text:span text:style-name="T462">Massa sa urobí dľa predošlého predpisu; potlčená a preosiata vanilija smieša sa s cukrom, papier sa v, takej š</text:span></text:span><text:span text:style-name="CharStyle9"><text:span text:style-name="T481">i</text:span></text:span><text:span text:style-name="CharStyle9"><text:span text:style-name="T462">rosti poreže, jak veľké majú byť piškoty. Do ška</text:span></text:span><text:span text:style-name="CharStyle9"><text:span text:style-name="T481">rnicl</text:span></text:span><text:span text:style-name="CharStyle9"><text:span text:style-name="T462">e sa dá z massy a z tejto sa pi</text:span></text:span><text:span text:style-name="CharStyle9"><text:span text:style-name="T481">š</text:span></text:span><text:span text:style-name="CharStyle9"><text:span text:style-name="T462">koty na papier jedna v</text:span></text:span><text:span text:style-name="CharStyle9"><text:span text:style-name="T481">e</text:span></text:span><text:span text:style-name="CharStyle9"><text:span text:style-name="T462">dľa druhej tak vytiskujú, aby sa spolu neslepily, cukrom s</text:span></text:span><text:span text:style-name="CharStyle9"><text:span text:style-name="T481">a</text:span></text:span><text:span text:style-name="CharStyle9"><text:span text:style-name="T462"> poprášia, na žlto sa upečú a nechajú sa vystydnúť. Potom, sa </text:span></text:span><text:span text:style-name="CharStyle9"><text:span text:style-name="T481">z</text:span></text:span><text:span text:style-name="CharStyle9"><text:span text:style-name="T462"> papiera soberú a spodok sa pozorne natrie marhu</text:span></text:span><text:span text:style-name="CharStyle9"><text:span text:style-name="T481">l</text:span></text:span><text:span text:style-name="CharStyle9"><text:span text:style-name="T462">ovým lekvárom, pri čom sa vrch nesmie pobabrať. Na plech sa dá papier, na tento sa položia piškotne a nechajú </text:span></text:span><text:soft-page-break/><text:span text:style-name="CharStyle9"><text:span text:style-name="T462">sa v letnej peci uschnúť. Na každú okolo krajov, vytisne sa z urobe­ného ľadu a nechajú sa uschnúť. Dľa č. 31. urobí sa gla­zúra, táto sa do piškotových rafiko</text:span></text:span><text:span text:style-name="CharStyle9"><text:span text:style-name="T481">v</text:span></text:span><text:span text:style-name="CharStyle9"><text:span text:style-name="T462"> nalieva a nechá sa na </text:span></text:span><text:span text:style-name="CharStyle59"><text:span text:style-name="T481">chladnom stuhnúť.</text:span></text:span></text:p>
      <text:p text:style-name="P145"><text:span text:style-name="CharStyle9"><text:span text:style-name="T462"/></text:span></text:p>
      <text:p text:style-name="P146"><text:span text:style-name="CharStyle9"><text:span text:style-name="T462">129.Vetrové pi</text:span></text:span><text:span text:style-name="CharStyle9"><text:span text:style-name="T481">š</text:span></text:span><text:span text:style-name="CharStyle9"><text:span text:style-name="T462">koty pIňené fámom.</text:span></text:span></text:p>
      <text:p text:style-name="P2"><text:span text:style-name="CharStyle59"><text:span text:style-name="T462"/></text:span></text:p>
      <text:p text:style-name="P11"><text:span text:style-name="CharStyle9"><text:span text:style-name="T462">Zo šiestych bielkov tuhý sňah sbiť, doň pol funta cukru zamiešať, túto massu dať do škarni</text:span></text:span><text:span text:style-name="CharStyle9"><text:span text:style-name="T481">cl</text:span></text:span><text:span text:style-name="CharStyle9"><text:span text:style-name="T462">e, z nej piškoty dľa pre­došlého spôsobu trezirovať a dať do letnej pece, pri čom sa pod spodok plechu popol dá, aby piškoty tenkú kôročku dostaly; vrch má mať takú barvu jako žemľa. V peci sa ne­chajú za hodinu, z plechu sa nožom soberú a kladú sa na papier. Zo </text:span></text:span><text:span text:style-name="CharStyle9"><text:span text:style-name="T481">s</text:span></text:span><text:span text:style-name="CharStyle9"><text:span text:style-name="T462">podku prostriedok vybrať a také piškoty na plech klásť, nechať z novu v peci vyschnúť, udaným fámom naplniť a po dve pi</text:span></text:span><text:span text:style-name="CharStyle9"><text:span text:style-name="T481">š</text:span></text:span><text:span text:style-name="CharStyle9"><text:span text:style-name="T462">koty, spolu složiť.</text:span></text:span></text:p>
      <text:p text:style-name="P49"><text:span text:style-name="CharStyle7"><text:span text:style-name="T462"/></text:span></text:p>
      <text:p text:style-name="P2"><text:span text:style-name="CharStyle9"><text:span text:style-name="T462">130. Meliro</text:span></text:span><text:span text:style-name="CharStyle9"><text:span text:style-name="T481">vané oká.</text:span></text:span></text:p>
      <text:p text:style-name="P232"><text:span text:style-name="CharStyle35"><text:span text:style-name="T462"/></text:span></text:p>
      <text:p text:style-name="P11"><text:span text:style-name="CharStyle9"><text:span text:style-name="T462">Z prvej massy pod č. 127. udanej dať do škarnicle, na plech čistý papier rozostrieť, naň z massy rovnaké okrúhle hromádky vytískať, po vrchu cukrom poprášiť, v peci na žlto upiecť, nechať vystydnúť a z papiera sobrať. Dľa č. 32 a 34. urobí sa dvojaký konserv, jedna polovica hromádok namáča sa do jedného a druhá do druhého konservu, oboje sa nechá stuhnuť, spodok sa natrie lekvárom a krížom sa spolu slepia. Dľa č. 18. prichystaný ľad dá sa do škarnicle a z tejto sa robia v spojených hromádkach bodky tade, kde sa spojené, tak tiež pár bodôk kvapnúť na prostriedok a na vrch a síce polov</text:span></text:span><text:span text:style-name="CharStyle9"><text:span text:style-name="T481">i</text:span></text:span><text:span text:style-name="CharStyle9"><text:span text:style-name="T462">c na čierne, polov</text:span></text:span><text:span text:style-name="CharStyle9"><text:span text:style-name="T481">i</text:span></text:span><text:span text:style-name="CharStyle9"><text:span text:style-name="T462">c na žlté, v letnej peci nechať usušiť, na misu servýt složiť a tak naň klásť aby jedno pri druhom raz čierne raz žltkavé bolo.</text:span></text:span></text:p>
      <text:p text:style-name="P40"><text:soft-page-break/><text:span text:style-name="CharStyle9"><text:span text:style-name="T462"/></text:span></text:p>
      <text:p text:style-name="P41"><text:span text:style-name="CharStyle9"><text:span text:style-name="T462">131. Indianské oká (Augen).</text:span></text:span></text:p>
      <text:p text:style-name="P11"><text:span text:style-name="CharStyle9"><text:span text:style-name="T462"/></text:span></text:p>
      <text:p text:style-name="P13"><text:span text:style-name="CharStyle9"><text:span text:style-name="T462">Dľa predošlého spôsobu srobená massa dá sa do škar­nicle alebo do plechového strekáča (špricne), na plech sa dá papier a naň sa vytiskajú okr</text:span></text:span><text:span text:style-name="CharStyle9"><text:span text:style-name="T481">u</text:span></text:span><text:span text:style-name="CharStyle9"><text:span text:style-name="T462">hl</text:span></text:span><text:span text:style-name="CharStyle9"><text:span text:style-name="T481">é</text:span></text:span><text:span text:style-name="CharStyle9"><text:span text:style-name="T462"> hromádky rovnakej veľ­kosti, cukrom sa popravia, v peci sa na žlto upečú a z pa­pieru sa soberú. Spodok sa natrie lekvárom, do prostriedku položí sa celá zaváraná višňa a to sa nechá v letnej pecí sušiť. Za ten čas sa prichystá stupeň cukru dľa č. 16., každý kúsok pozorne na vidličku sopchnúť a do cukru lekvárom na­tretú čiastku až po rá</text:span></text:span><text:span text:style-name="CharStyle9"><text:span text:style-name="T481">f</text:span></text:span><text:span text:style-name="CharStyle9"><text:span text:style-name="T462">ik omočiť, na plech klásť a nechať vy­stydnúť. Dľa predpisu urobené oká blesknú sa jako sklo.</text:span></text:span></text:p>
      <text:p text:style-name="P233"><text:span text:style-name="CharStyle35"><text:span text:style-name="T462"/></text:span></text:p>
      <text:p text:style-name="P107"><text:span text:style-name="CharStyle9"><text:span text:style-name="T462">132. Indianské fámo</text:span></text:span><text:span text:style-name="CharStyle9"><text:span text:style-name="T481">n</text:span></text:span><text:span text:style-name="CharStyle9"><text:span text:style-name="T462"> plnené krafne.</text:span></text:span></text:p>
      <text:p text:style-name="P11"><text:span text:style-name="CharStyle9"><text:span text:style-name="T462"/></text:span></text:p>
      <text:p text:style-name="P13"><text:span text:style-name="CharStyle9"><text:span text:style-name="T462">Zvýš u</text:span></text:span><text:span text:style-name="CharStyle9"><text:span text:style-name="T481">r</text:span></text:span><text:span text:style-name="CharStyle9"><text:span text:style-name="T462">obenú massu dať do škarnicle, papier dať na plech, na papier rovnaké hromádky vytískať, vrch cukrom poprášiť, v peci na žlto upi</text:span></text:span><text:span text:style-name="CharStyle9"><text:span text:style-name="T481">e</text:span></text:span><text:span text:style-name="CharStyle9"><text:span text:style-name="T462">s</text:span></text:span><text:span text:style-name="CharStyle9"><text:span text:style-name="T481">ť</text:span></text:span><text:span text:style-name="CharStyle9"><text:span text:style-name="T462">, z papieru pozorne sobrať a od spodku pozorne prostriedok vybrať, aby sa od vrchu žiadna diera neurobila, pri čom sa jamky jedna k druhej porovnajú, aby sa k sebe šikly. Veľký žajdlík dobrej sladkej smotanky</text:span></text:span><text:span text:style-name="CharStyle7"><text:span text:style-name="T462"> </text:span></text:span><text:span text:style-name="CharStyle9"><text:span text:style-name="T462">v kotlíku položiť na ľad, drôtami na husto šibať a na site nechať odtiecť. S vanilijou potlčený a preosiaty cukor dať do nádoby, pridať pár liž</text:span></text:span><text:span text:style-name="CharStyle9"><text:span text:style-name="T481">í</text:span></text:span><text:span text:style-name="CharStyle9"><text:span text:style-name="T462">c f</text:span></text:span><text:span text:style-name="CharStyle9"><text:span text:style-name="T481">a</text:span></text:span><text:span text:style-name="CharStyle9"><text:span text:style-name="T462">mu, z </text:span></text:span><text:span text:style-name="CharStyle9"><text:span text:style-name="T481">ľ</text:span></text:span><text:span text:style-name="CharStyle9"><text:span text:style-name="T462">ahka zamiešať a potom s celým smiešať Týmto sa plnia vydlabané krafne a spolu sa tak spoja, aby aj dosť fámu v n</text:span></text:span><text:span text:style-name="CharStyle9"><text:span text:style-name="T481">í</text:span></text:span><text:span text:style-name="CharStyle9"><text:span text:style-name="T462">ch bolo, i aby nebolo nič z fámu vidno. Za ten čas sa urobí dľa č. 33. čokoládový konserv, krafne sa po jednom doň dávajú a vidličkou dnu zatlačia, aby boly čokoládou celé obvinuté. Potom sa vy­berú na plech, odložia sa na chladné miesto, nechajú sa stu­hnúť a od spodku sa nožom do okrúhla </text:span></text:span><text:soft-page-break/><text:span text:style-name="CharStyle9"><text:span text:style-name="T462">obrežú. Takýchto krafnov má sa len toľko urobiť, koľko je na deň potrebné, poneváč sa nedajú na dlhší čas udržať. V letnom čase sa dá do piksle, v ktorej sa mrazivo (Gefrorenes) robieva, na spodok papier a naň sa pokladú krafne.</text:span></text:span></text:p>
      <text:p text:style-name="P147"><text:span text:style-name="CharStyle9"><text:span text:style-name="T462"/></text:span></text:p>
      <text:p text:style-name="P148"><text:span text:style-name="CharStyle9"><text:span text:style-name="T462">133. Genevské pečivo s citronovou glazúrou.</text:span></text:span></text:p>
      <text:p text:style-name="P11"><text:span text:style-name="CharStyle9"><text:span text:style-name="T462"/></text:span></text:p>
      <text:p text:style-name="P13"><text:span text:style-name="CharStyle9"><text:span text:style-name="T462">Dľa č. 47. urobí sa polovica udanej massy, dá sa do štyriuhlatej vymastenej a pomú</text:span></text:span><text:span text:style-name="CharStyle9"><text:span text:style-name="T481">c</text:span></text:span><text:span text:style-name="CharStyle9"><text:span text:style-name="T462">enej tepše, nožom sa rovnako rozotre a v letnej peci na žlto sa upečie; nechá sa trochu vy­stydnúť a pozorne sa vyvráti, aby sa nepolámalo. Potom sa pokrája na štyrouhlaté kúsky, porozkladajú sa na plech a nechajú sa v letnej peci sušiť. Do citronovej pod č. 27. uda­nej glazúry omočí sa každý kúsok, dulový sýr pokrája sa na tenké kúsky a taký sa dá na glazirovaný k</text:span></text:span><text:span text:style-name="CharStyle9"><text:span text:style-name="T481">u</text:span></text:span><text:span text:style-name="CharStyle9"><text:span text:style-name="T462">sok, to sa nechá v letnej peci stuhnuť, odloží sa na chladné miesto, na misu sa složí servýt a naň sa pečivo do vysok</text:span></text:span><text:span text:style-name="CharStyle9"><text:span text:style-name="T481">a</text:span></text:span><text:span text:style-name="CharStyle9"><text:span text:style-name="T462"> pokladie.</text:span></text:span></text:p>
      <text:p text:style-name="P50"><text:span text:style-name="CharStyle9"><text:span text:style-name="T462"/></text:span></text:p>
      <text:p text:style-name="P51"><text:span text:style-name="CharStyle9"><text:span text:style-name="T462">134. Portugalské štangle s oranžovou gla­zúrou.</text:span></text:span></text:p>
      <text:p text:style-name="P11"><text:span text:style-name="CharStyle9"><text:span text:style-name="T462"/></text:span></text:p>
      <text:p text:style-name="P13"><text:span text:style-name="CharStyle9"><text:span text:style-name="T462">Potrebná miera z massy pod č. 48. udanej dá sa na po­mastený plech nožom sa na prst zhrúbe rozotrie a papierom sa vôkol obvinie, aby sa cesto nerozišlo. Toto v letnej peci na žlto upiecť, nechať vystydnúť a na poly rozkrojiť, jednu polovicu natrieť lekvárom a druhú na ňu rovnako položiť, z toho rovnaké šťangle krájať na dva prsty šíre a na dlaň</text:span></text:span><text:span text:style-name="CharStyle7"><text:span text:style-name="T462"> </text:span></text:span><text:span text:style-name="CharStyle9"><text:span text:style-name="T462">zdlže, po plechu rozklásť a v letnej peci trochu usušiť nechať. Tieto štangle sa omáčajú do oranžovej pod č. 25. udanej glazúry a v letnej peci nehajú sa stuhnuť.</text:span></text:span></text:p>
      <text:p text:style-name="P50"><text:span text:style-name="CharStyle9"><text:span text:style-name="T462"/></text:span></text:p>
      <text:p text:style-name="P51"><text:soft-page-break/><text:span text:style-name="CharStyle9"><text:span text:style-name="T462">135. Portugalský chlieb s ovocím.</text:span></text:span></text:p>
      <text:p text:style-name="P11"><text:span text:style-name="CharStyle9"><text:span text:style-name="T462"/></text:span></text:p>
      <text:p text:style-name="P13"><text:span text:style-name="CharStyle9"><text:span text:style-name="T462">Dľa č. 49. potrebnú mieru massy srobiť a dať do vy­mastenej tepše tak, aby massa na pol druha prsta vyššia bola; túto v peci povoľne nechať vypiecť a vystydnúť, po­zorne na čistú tablu vyvrátiť, na rovnaké </text:span></text:span><text:span text:style-name="CharStyle9"><text:span text:style-name="T481">š</text:span></text:span><text:span text:style-name="CharStyle9"><text:span text:style-name="T462">tyrouhlaté kúsky pokrájať, na plech rozložiť a v letnej peci nechať trochu usušiť. Za ten čas urobiť dľa č. 25. oranžovú glazúru, do tejto kúsky omáčať a v letnej peci nechať stuhnuť. Kúsky tieto môžu sa i pod č. 18. udaným ľadom obtiahnuť.</text:span></text:span></text:p>
      <text:p text:style-name="P149"><text:span text:style-name="CharStyle9"><text:span text:style-name="T462"/></text:span></text:p>
      <text:p text:style-name="P150"><text:span text:style-name="CharStyle9"><text:span text:style-name="T462">136. Anglický chlieb s oranžovou glazúrou.</text:span></text:span></text:p>
      <text:p text:style-name="P11"><text:span text:style-name="CharStyle9"><text:span text:style-name="T462"/></text:span></text:p>
      <text:p text:style-name="P13"><text:span text:style-name="CharStyle9"><text:span text:style-name="T462">K tomuto chlebu vezne sa pod č. 50. udaná massa, ostatnie sa všetko robí dľa predošlého predpisu a kúsky sa omáčajú do glazúry pod č. 26. udanej.</text:span></text:span></text:p>
      <text:p text:style-name="P151"><text:span text:style-name="CharStyle9"><text:span text:style-name="T462"/></text:span></text:p>
      <text:p text:style-name="P152"><text:span text:style-name="CharStyle9"><text:span text:style-name="T462">137. Orechové pečivo s anan</text:span></text:span><text:span text:style-name="CharStyle9"><text:span text:style-name="T481">a</text:span></text:span><text:span text:style-name="CharStyle9"><text:span text:style-name="T462">sovou glazúrou.</text:span></text:span></text:p>
      <text:p text:style-name="P11"><text:span text:style-name="CharStyle9"><text:span text:style-name="T462"/></text:span></text:p>
      <text:p text:style-name="P13"><text:span text:style-name="CharStyle9"><text:span text:style-name="T462">Pod. č. 51. udanú massu po pomastenom plechu na prst zhrúbä a všade rovnako rozotreť a papierom vôkol obvinúť, aby sa pri pečení massa nerozišla; v letnej peci povoľne nechať upiecť a vystydnúť, na dve čiastky rozrezať, jednu po­lovicu lekvárom natrieť a druhú na ňu položiť, na rovnaké kúsky pokrájať, po plechu rozklásť a v letnej peci nechať usušiť. Kúsky do massy pod č. 30 udanej omáčať a v letnej peci nechať uschnúť.</text:span></text:span></text:p>
      <text:p text:style-name="P50"><text:span text:style-name="CharStyle9"><text:span text:style-name="T462"/></text:span></text:p>
      <text:p text:style-name="P51"><text:span text:style-name="CharStyle9"><text:span text:style-name="T462">138. Pistácové pečivo (pocherei).</text:span></text:span></text:p>
      <text:p text:style-name="P11"><text:span text:style-name="CharStyle9"><text:span text:style-name="T462"/></text:span></text:p>
      <text:p text:style-name="P13"><text:soft-page-break/><text:span text:style-name="CharStyle9"><text:span text:style-name="T462">Pod č. 54. udanú massu po pomastenom plechu rovnako rozotrieť, v letnej pecí na žlto nechať upiecť a vystydn</text:span></text:span><text:span text:style-name="CharStyle9"><text:span text:style-name="T482">u</text:span></text:span><text:span text:style-name="CharStyle9"><text:span text:style-name="T462">ť; massu na dve čiastky rozkrojiť, jednu polovicu lekváro</text:span></text:span><text:span text:style-name="CharStyle9"><text:span text:style-name="T482">m na</text:span></text:span><text:span text:style-name="CharStyle9"><text:span text:style-name="T462">tre</text:span></text:span><text:span text:style-name="CharStyle9"><text:span text:style-name="T482">ť</text:span></text:span><text:span text:style-name="CharStyle9"><text:span text:style-name="T462"> a druhú na to položiť, z toho krájať kúsky na dva prsty šíre a na dlaň zdlže, tieto na plech poklásť a v letnej peci nechať sušiť. Pod č. 18 udaný ľad na tri čiastky rozdeliť a síce na biely, červený a zelený, týmto prichystané kúsky na vrchu bielym, jedon bok červeným a druhý zeleným do hladka natrieť, v letnej peci nechať usušiť, na misu servýt složiť a naň kúsky do mrežkov do vysok</text:span></text:span><text:span text:style-name="CharStyle9"><text:span text:style-name="T482">a</text:span></text:span><text:span text:style-name="CharStyle9"><text:span text:style-name="T462"> poklásť.</text:span></text:span></text:p>
      <text:p text:style-name="P50"><text:span text:style-name="CharStyle9"><text:span text:style-name="T462"/></text:span></text:p>
      <text:p text:style-name="P51"><text:span text:style-name="CharStyle9"><text:span text:style-name="T462">139. Čokoládové pečivo.</text:span></text:span></text:p>
      <text:p text:style-name="P11"><text:span text:style-name="CharStyle9"><text:span text:style-name="T462"/></text:span></text:p>
      <text:p text:style-name="P13"><text:span text:style-name="CharStyle9"><text:span text:style-name="T462">Pod č. 52. urobenú massu po pomastenom plechu na rovno rozotrieť, vôkol papierom obvinúť, v letnej peci po­voľne na žlto nechať upiecť a vystydnuť, na dvoje rozkrojiť, lekvárom natrieť, na štangle pokrájať a v letnej peci na ple­chu nechať sušiť. Každý kúsok pod č. 18 udaným ľadom natrieť, pod č. 7 udaným barveným cukrom posypať a v let­nej peci nechať sušiť.</text:span></text:span></text:p>
      <text:p text:style-name="P50"><text:span text:style-name="CharStyle9"><text:span text:style-name="T462"/></text:span></text:p>
      <text:p text:style-name="P51"><text:span text:style-name="CharStyle9"><text:span text:style-name="T462">140. Oranžové pečivo s konservom.</text:span></text:span></text:p>
      <text:p text:style-name="P11"><text:span text:style-name="CharStyle9"><text:span text:style-name="T462"/></text:span></text:p>
      <text:p text:style-name="P13"><text:span text:style-name="CharStyle9"><text:span text:style-name="T462">Pod č. 52. udanú massu po pomastenom plechu rovnako rozotreť, papierom obvinúť, v peci povoľne nechať na žlto upiecť a vystydnuť, na dvoje rozkrojiť, jednu polovicu lekvá­rom natrieť a druhú rovno na ňu položiť, z toho štyrouhlaté kúsky krájať, na plech poklásť a dať do letnej pece. Kúsky do konservu pod č. 32. udaného omáčať, na plechu nechať vystydnúť, okolo spodku nepotrebný konserv obrezať, na misu serv</text:span></text:span><text:span text:style-name="CharStyle9"><text:span text:style-name="T482">y</text:span></text:span><text:span text:style-name="CharStyle9"><text:span text:style-name="T462">t složiť a naň poriadne poklásť.</text:span></text:span></text:p>
      <text:p text:style-name="P50"><text:soft-page-break/><text:span text:style-name="CharStyle9"><text:span text:style-name="T462"/></text:span></text:p>
      <text:p text:style-name="P51"><text:span text:style-name="CharStyle9"><text:span text:style-name="T462">141. Napoleon pocherei.</text:span></text:span></text:p>
      <text:p text:style-name="P11"><text:span text:style-name="CharStyle9"><text:span text:style-name="T462"/></text:span></text:p>
      <text:p text:style-name="P13"><text:span text:style-name="CharStyle9"><text:span text:style-name="T462">Pod č. 80. urobenú massu na pomastenom plechu na pol druha prsta zhrúbä rozotreť, vôkol papierom obvinúť, v letnej peci povoľne na žlto nechať upiecť a vystydnúť, pod č. 32. udaný konserv vo vandličkách prichystať a z pečiva dľa veľkosti vandličiek toľké kúsky krájať, aby na vrch dobre</text:span></text:span><text:span text:style-name="CharStyle7"><text:span text:style-name="T462"> </text:span></text:span><text:span text:style-name="CharStyle9"><text:span text:style-name="T462">priliehaly, kúsky na to klásť, na misu serv</text:span></text:span><text:span text:style-name="CharStyle9"><text:span text:style-name="T482">y</text:span></text:span><text:span text:style-name="CharStyle9"><text:span text:style-name="T462">t složiť a po­riadne do vysok</text:span></text:span><text:span text:style-name="CharStyle9"><text:span text:style-name="T482">a</text:span></text:span><text:span text:style-name="CharStyle9"><text:span text:style-name="T462"> poklásť.</text:span></text:span></text:p>
      <text:p text:style-name="P46"><text:span text:style-name="CharStyle9"><text:span text:style-name="T462"/></text:span></text:p>
      <text:p text:style-name="P47"><text:span text:style-name="CharStyle9"><text:span text:style-name="T462">142. Katalonový chlieb.</text:span></text:span></text:p>
      <text:p text:style-name="P11"><text:span text:style-name="CharStyle9"><text:span text:style-name="T462"/></text:span></text:p>
      <text:p text:style-name="P13"><text:span text:style-name="CharStyle9"><text:span text:style-name="T462">Kúsky z tortí, pečiva a konservov odpadnuté kúsky i omrviny na istom mieste zachovať, a keď je toho hodná miera, všetko spolu na drobno pokrájať, štvrť funta cukru potlcť a dať do vajdlinka, doň zamiešať 8 žltkov jedon po druhom na penu srobených, do toho z bielkov tuho sbitý sňah z ľahka zamiešať a s prichystanými mrvinami spolu smiešať, túto massu na poma­stenom plechu na dva prsty zhrúbä rozotrieť, papierom obvinúť, v letnej peci povoľne na žlto upiecť a vystydnúť nechať, na štyrouhlaté kúsky pokrájať a po vrchu poriadne obľadiť (ajsírovať).</text:span></text:span></text:p>
      <text:p text:style-name="P50"><text:span text:style-name="CharStyle9"><text:span text:style-name="T462"/></text:span></text:p>
      <text:p text:style-name="P51"><text:span text:style-name="CharStyle9"><text:span text:style-name="T462">143. Mand</text:span></text:span><text:span text:style-name="CharStyle9"><text:span text:style-name="T466">l</text:span></text:span><text:span text:style-name="CharStyle9"><text:span text:style-name="T462">ové krivice (B</text:span></text:span><text:span text:style-name="CharStyle9"><text:span text:style-name="T517">ö</text:span></text:span><text:span text:style-name="CharStyle9"><text:span text:style-name="T462">gen).</text:span></text:span></text:p>
      <text:p text:style-name="P11"><text:span text:style-name="CharStyle9"><text:span text:style-name="T462"/></text:span></text:p>
      <text:p text:style-name="P13"><text:span text:style-name="CharStyle9"><text:span text:style-name="T462">12 lôtov očistených mandiel v mažiari na fajno potlcť, pri tlčení dať kus bielku a to spolu na maslo potlcť; pridať k ním do vajdlinka 12 lôtov, potlčeného cukru a drobno pokrá­jané citronové kôrky to so štyrma bielky na penu rozmiešať, dľa potreby bielok pridať a celú massu po pomastenom plechu zhrúbä nožového chrbta rozotrieť. Toto sa dá do </text:span></text:span><text:soft-page-break/><text:span text:style-name="CharStyle9"><text:span text:style-name="T462">letnej peci, pri žlknutí chytro sa poreže na kúsky na dva prsty šíre a na dlaň zdlže, dá sa zpátky do pece, po dobrom sohriatí sberá sa nožom po kúsku, kladie sa na vá</text:span></text:span><text:span text:style-name="CharStyle9"><text:span text:style-name="T483">l</text:span></text:span><text:span text:style-name="CharStyle9"><text:span text:style-name="T462">ok a rukou sa naň pritíska, aby sa skrivil. (K takýmto kriviciam sú k dostaniu i plechové furmy). Takto skrivené kúsky nechajú sa v peci lepšie ožlknúť a po vrchu sa poriadne obľadia.</text:span></text:span></text:p>
      <text:p text:style-name="P50"><text:span text:style-name="CharStyle9"><text:span text:style-name="T462"/></text:span></text:p>
      <text:p text:style-name="P51"><text:span text:style-name="CharStyle9"><text:span text:style-name="T462">144. Mandlové krivice na iný spôsob.</text:span></text:span></text:p>
      <text:p text:style-name="P11"><text:span text:style-name="CharStyle9"><text:span text:style-name="T462"/></text:span></text:p>
      <text:p text:style-name="P13"><text:span text:style-name="CharStyle9"><text:span text:style-name="T462">Potrebný počet očistených mandiel v mažiari nie veľmi na fajno potlcť, v toľkej miere i cukru potlcť a preosiaty dať do nádoby, doň pár bielkov s citronovou šťavou na neveľmi hustú penu rozmiešať, pridať mandle s drobno krájanými citronovými kôrkami a to dobre rozmiešať. Z predošlej massy prichystajú sa oblátky v takej š</text:span></text:span><text:span text:style-name="CharStyle9"><text:span text:style-name="T483">í</text:span></text:span><text:span text:style-name="CharStyle9"><text:span text:style-name="T462">rosti, koľké krivice človek chce mať, z teraz prichystanej massy na oblátky zhrúbä nožového chrbta natierať, na dva prsty široké kúsky porezať a dať do neveľmi horúcej pece. Ke</text:span></text:span><text:span text:style-name="CharStyle9"><text:span text:style-name="T483">ď</text:span></text:span><text:span text:style-name="CharStyle9"><text:span text:style-name="T462"> začínajú trochu žlknuť, dajú sa na patričnú furmu alebo na válok, nechajú sa v peci uschnúť a vystydnúť a po vrchu sa obtiahnú pod č. 18. pri­chystaným s trimi barvami srobeným ľadom.</text:span></text:span></text:p>
      <text:p text:style-name="P50"><text:span text:style-name="CharStyle9"><text:span text:style-name="T462"/></text:span></text:p>
      <text:p text:style-name="P51"><text:span text:style-name="CharStyle9"><text:span text:style-name="T462">145. Mandlové krivice s krájanými mandlami.</text:span></text:span></text:p>
      <text:p text:style-name="P11"><text:span text:style-name="CharStyle9"><text:span text:style-name="T462"/></text:span></text:p>
      <text:p text:style-name="P13"><text:span text:style-name="CharStyle9"><text:span text:style-name="T462">12 lôtov očistených mandiel krivým nožom pokrájať a prez plechovú riečicu preosiať: 12 lôtov potlčeného a preosiatého cukru dať do čistej nádoby, pridať pár bielkov a citronovej šťavy, to na penu miešať a ažby husté bolo, pridať bielok, celé s mandlami miešať a na oblátky zo zvýšudanej massy urobené zhrúbä nožového chrbta natierať, na dva prsty šíre rozkrájať a v ostatnom pokračovať dľa predošlého predpisu.</text:span></text:span></text:p>
      <text:p text:style-name="P50"><text:span text:style-name="CharStyle9"><text:span text:style-name="T462"/></text:span></text:p>
      <text:p text:style-name="P51"><text:soft-page-break/><text:span text:style-name="CharStyle9"><text:span text:style-name="T462">146. Mandlové pu</text:span></text:span><text:span text:style-name="CharStyle9"><text:span text:style-name="T483">s</text:span></text:span><text:span text:style-name="CharStyle9"><text:span text:style-name="T462">er</text:span></text:span><text:span text:style-name="CharStyle9"><text:span text:style-name="T483">l</text:span></text:span><text:span text:style-name="CharStyle9"><text:span text:style-name="T462">e na pocherei.</text:span></text:span></text:p>
      <text:p text:style-name="P11"><text:span text:style-name="CharStyle9"><text:span text:style-name="T462"/></text:span></text:p>
      <text:p text:style-name="P13"><text:span text:style-name="CharStyle9"><text:span text:style-name="T462">12 lôtov mandiel očistiť, každú prez poly rozštiepiť a na rezanky pokrájať; 12 lôtov potlčeného a preosiatého cukru dať do čistej nádoby, pridať pá</text:span></text:span><text:span text:style-name="CharStyle9"><text:span text:style-name="T483">r </text:span></text:span><text:span text:style-name="CharStyle9"><text:span text:style-name="T462">bielkov a citronovej šťavy, to na penu rozmiešať — jestliby bola prihustá, pridá sa bielok; — do toho mandle zamiešať a z tejto massy kladú sa na zvýš udané oblátky malé hrbky jedna pri druhej vo veľkosti polovice vajca a to sa dá na plech. Hrbky sa po­sypú pod č. 9. udaným oranžovým cukrom a dajú sa do pece, pri čom sa pozoruje, aby nedostalo veľmi žltú barvu. To sa nechá vystydn</text:span></text:span><text:span text:style-name="CharStyle9"><text:span text:style-name="T483">u</text:span></text:span><text:span text:style-name="CharStyle9"><text:span text:style-name="T462">ť, oblátka sa do okrúhla obreže a môže sa dľa potreby obľadiť.</text:span></text:span></text:p>
      <text:p text:style-name="P50"><text:span text:style-name="CharStyle9"><text:span text:style-name="T462"/></text:span></text:p>
      <text:p text:style-name="P51"><text:span text:style-name="CharStyle9"><text:span text:style-name="T462">147. Mandlové p</text:span></text:span><text:span text:style-name="CharStyle9"><text:span text:style-name="T483">us</text:span></text:span><text:span text:style-name="CharStyle9"><text:span text:style-name="T462">er</text:span></text:span><text:span text:style-name="CharStyle9"><text:span text:style-name="T483">l</text:span></text:span><text:span text:style-name="CharStyle9"><text:span text:style-name="T462">e s pistác</text:span></text:span><text:span text:style-name="CharStyle9"><text:span text:style-name="T483">n</text:span></text:span><text:span text:style-name="CharStyle9"><text:span text:style-name="T462">ami.</text:span></text:span></text:p>
      <text:p text:style-name="P11"><text:span text:style-name="CharStyle9"><text:span text:style-name="T462"/></text:span></text:p>
      <text:p text:style-name="P13"><text:span text:style-name="CharStyle9"><text:span text:style-name="T462">Vo všetkom sa pokračuje dľa predošlého spôsobu. Ke</text:span></text:span><text:span text:style-name="CharStyle9"><text:span text:style-name="T483">ď</text:span></text:span><text:span text:style-name="CharStyle9"><text:span text:style-name="T462"> sú oblátky vytrezírované, na drobno sa pokrájajú očisten</text:span></text:span><text:span text:style-name="CharStyle9"><text:span text:style-name="T483">e</text:span></text:span><text:span text:style-name="CharStyle7"><text:span text:style-name="T483"> </text:span></text:span><text:span text:style-name="CharStyle9"><text:span text:style-name="T462">pistance, t</text:span></text:span><text:span text:style-name="CharStyle9"><text:span text:style-name="T483">y</text:span></text:span><text:span text:style-name="CharStyle9"><text:span text:style-name="T462">m</text:span></text:span><text:span text:style-name="CharStyle9"><text:span text:style-name="T483">í</text:span></text:span><text:span text:style-name="CharStyle9"><text:span text:style-name="T462">to sa každá oblátka po vrchu posype, v letnej peci nechajú sa povoľne piecť, v prostriedku majú dosť vy­tiahnuté ostať a nesmú mať príliš žltú barvu.</text:span></text:span></text:p>
      <text:p text:style-name="P153"><text:span text:style-name="CharStyle9"><text:span text:style-name="T462"/></text:span></text:p>
      <text:p text:style-name="P154"><text:span text:style-name="CharStyle9"><text:span text:style-name="T462">148. Puserle s lieskovými orechami.</text:span></text:span></text:p>
      <text:p text:style-name="P11"><text:span text:style-name="CharStyle9"><text:span text:style-name="T462"/></text:span></text:p>
      <text:p text:style-name="P13"><text:span text:style-name="CharStyle9"><text:span text:style-name="T462">Lieskovce sa tak roztlčú, aby celé jadrá ostaly, v tep</text:span></text:span><text:span text:style-name="CharStyle9"><text:span text:style-name="T484">š</text:span></text:span><text:span text:style-name="CharStyle9"><text:span text:style-name="T462">i sa položia do horúcej rúry a často sa miešajú, aby z n</text:span></text:span><text:span text:style-name="CharStyle9"><text:span text:style-name="T484">í</text:span></text:span><text:span text:style-name="CharStyle9"><text:span text:style-name="T462">ch šupka odskákala, ostatnie nožom soškrabať, aby jadierka biele ostaly. Tieto jadrá sa potlčú a prez plechovú riečicu preosejú; 12 lôtov potlčeného a preosiatého cukru dať do čistej nádoby, pridať dva bielky a citronovej šťavy, to na penu miešať a jestliby husté bolo, pridá sa bielok. To sa smieša s orechami, massa sa kladie v rovnakých kôpkach na oblát­ky, nožom sa usporiada, po </text:span></text:span><text:soft-page-break/><text:span text:style-name="CharStyle9"><text:span text:style-name="T462">vrchu sa posype pod č. 8. pri­chystaným cukrom, v letnej peci nechá sa to na neveľmi žlto upiecť a v ostatnom sa pokračuje jako zvýš stojí.</text:span></text:span></text:p>
      <text:p text:style-name="P50"><text:span text:style-name="CharStyle9"><text:span text:style-name="T462"/></text:span></text:p>
      <text:p text:style-name="P51"><text:span text:style-name="CharStyle9"><text:span text:style-name="T462">149. Šnekerle z lieskových orechov.</text:span></text:span></text:p>
      <text:p text:style-name="P11"><text:span text:style-name="CharStyle9"><text:span text:style-name="T462"/></text:span></text:p>
      <text:p text:style-name="P13"><text:span text:style-name="CharStyle9"><text:span text:style-name="T462">8 lôtov lieskových jadierkov v čistej šate medzi rukama vymadliť, očistiť, v mažiari na fajno potlcť a prez sito do čistej nádoby pretrieť, k tomu sa pridá toľkože tlčeného cu­kru a s bielkami sa na tekúcu massu rozmieša, na tenko sa rozotrie po vymastenom plechu a dá sa do letnej pece. Ke</text:span></text:span><text:span text:style-name="CharStyle9"><text:span text:style-name="T484">ď</text:span></text:span><text:span text:style-name="CharStyle9"><text:span text:style-name="T462"> začína trochu žlknúť, plech z pece sa vytiahne a massa sa na teplom v chytrosti poreže na kúsky a síce na prsť šíre a na dobrú pia</text:span></text:span><text:span text:style-name="CharStyle9"><text:span text:style-name="T484">ť</text:span></text:span><text:span text:style-name="CharStyle9"><text:span text:style-name="T462"> zdlže, to sa nech</text:span></text:span><text:span text:style-name="CharStyle9"><text:span text:style-name="T484">a</text:span></text:span><text:span text:style-name="CharStyle9"><text:span text:style-name="T462"> v peci ešte lepšie prižlknúť a plech saz pece na toľko vytiahne, aby sa z neho mohly brať po jednom porezané kúsky, ktoré sa na varečku na dlho okrútia, dolu sa soberú a kladú sa na sito. Toto sa musí vo friškosti konať, ináčej by kúsky vysušily a sa lámaly. To sa tak dlho robí, kým massa trvá a dáva sa k thee na havránku.</text:span></text:span></text:p>
      <text:p text:style-name="P50"><text:span text:style-name="CharStyle9"><text:span text:style-name="T462"/></text:span></text:p>
      <text:p text:style-name="P51"><text:span text:style-name="CharStyle9"><text:span text:style-name="T462">150. Šnekerle z vlaských orechov.</text:span></text:span></text:p>
      <text:p text:style-name="P11"><text:span text:style-name="CharStyle9"><text:span text:style-name="T462"/></text:span></text:p>
      <text:p text:style-name="P13"><text:span text:style-name="CharStyle9"><text:span text:style-name="T462">Vlaské orechy rozt</text:span></text:span><text:span text:style-name="CharStyle9"><text:span text:style-name="T484">l</text:span></text:span><text:span text:style-name="CharStyle9"><text:span text:style-name="T462">cť, jadierka vybrať a na to pozorova</text:span></text:span><text:span text:style-name="CharStyle9"><text:span text:style-name="T484">ť</text:span></text:span><text:span text:style-name="CharStyle9"><text:span text:style-name="T462">, aby nemal</text:span></text:span><text:span text:style-name="CharStyle9"><text:span text:style-name="T484">y</text:span></text:span><text:span text:style-name="CharStyle9"><text:span text:style-name="T462"> olejovú chuť, ani aby neboly medzi nimi čierne jadierka. Potlčené jadrá prez sito pretrieť a s ostat­ným pokračavať dľa predošlého spôsobu.</text:span></text:span></text:p>
      <text:p text:style-name="P50"><text:span text:style-name="CharStyle9"><text:span text:style-name="T462"/></text:span></text:p>
      <text:p text:style-name="P51"><text:span text:style-name="CharStyle9"><text:span text:style-name="T462">151. Kotulky z lieskových orechov.</text:span></text:span></text:p>
      <text:p text:style-name="P11"><text:span text:style-name="CharStyle9"><text:span text:style-name="T462"/></text:span></text:p>
      <text:p text:style-name="P13"><text:span text:style-name="CharStyle9"><text:span text:style-name="T462">Z roztlčených orechov jadrá vybrať, v čistej šate medzi rukami vymadliť, v mažiari na fajno potlcť, prez sito do čistej nádoby pretrieť, pridať potlčeného a preosiateho cukru, to s bielkami na tekúcu massu </text:span></text:span><text:soft-page-break/><text:span text:style-name="CharStyle9"><text:span text:style-name="T462">rozmiešať, po pomastenom plechu zhrúbä nožového chrbta rozotrieť a dať do letnej pece. Ke</text:span></text:span><text:span text:style-name="CharStyle9"><text:span text:style-name="T485">ď</text:span></text:span><text:span text:style-name="CharStyle9"><text:span text:style-name="T462"> začína žlknúť, vezne sa von, poreže sa na triuhlaté kúsky a dá sa zpátky do pece. Pri žlknutí sa plech na toľko z pece vytiahne, aby sa z neho mohlo po kúsku vyberať, a každý sa skrúti na spôsob papierovej škarnicle. Jestliby nebolo možné, takéto škarnicle robiť, poreže sa cesto na štyrouhlaté kúsky, okrúca sa na okrúhle drevko a kladie sa na sito. Za ten čas sa žajdlík dobrej sladkej smotanky v kotlíku na ľade drôtami tak dlho šibe, kým neshustne, nechá sa na site odtiecť, s vanilijou potlčený cukor sa preoseje a smieša sa s fámom — čo dobre sladké byť musí — pred nasto</text:span></text:span><text:span text:style-name="CharStyle9"><text:span text:style-name="T485">l</text:span></text:span><text:span text:style-name="CharStyle9"><text:span text:style-name="T462">ovaním dá sa z toho do papierovej škarnicle alebo ple­chového strekáča (špricne) s dlhou rúrkou, týmto sa massové kotulky plnia, kladú sa na serv</text:span></text:span><text:span text:style-name="CharStyle9"><text:span text:style-name="T485">y</text:span></text:span><text:span text:style-name="CharStyle9"><text:span text:style-name="T462">t na mise položený a dá­vajú sa k havránke.</text:span></text:span></text:p>
      <text:p text:style-name="P50"><text:span text:style-name="CharStyle9"><text:span text:style-name="T462"/></text:span></text:p>
      <text:p text:style-name="P51"><text:span text:style-name="CharStyle9"><text:span text:style-name="T462">152. Vetrové krafne (Spanischer Wind) s fámom.</text:span></text:span></text:p>
      <text:p text:style-name="P11"><text:span text:style-name="CharStyle9"><text:span text:style-name="T462"/></text:span></text:p>
      <text:p text:style-name="P13"><text:span text:style-name="CharStyle9"><text:span text:style-name="T462">Zo šiestych bielkov na chladnom tuhý sňah sbiť, doň pol funta potlčeného a preosiatého cukru z ľahka zamiešať, túto massu dať do papierovej škarnicle alebo plechového strekáča, z neho na čistý papier kôpky rovnakej veľkosti vytláčať, po vrchu vanilijovým cukrom posypa</text:span></text:span><text:span text:style-name="CharStyle9"><text:span text:style-name="T485">t</text:span></text:span><text:span text:style-name="CharStyle9"><text:span text:style-name="T462"> a dať do veľmi letnej pece, v ktorej biele ostať majú. Ke</text:span></text:span><text:span text:style-name="CharStyle9"><text:span text:style-name="T485">ď</text:span></text:span><text:span text:style-name="CharStyle9"><text:span text:style-name="T462"> od vrchu stuhly, položí sa na vrch papier, aby neožlkly, asi o pol hodiny veznú sa von, nechajú sa vystydn</text:span></text:span><text:span text:style-name="CharStyle9"><text:span text:style-name="T485">u</text:span></text:span><text:span text:style-name="CharStyle9"><text:span text:style-name="T462">ť a z papieru sa soberú. Z každej kôpky sa od spodku prostriedok pozorne v</text:span></text:span><text:span text:style-name="CharStyle9"><text:span text:style-name="T485">y</text:span></text:span><text:span text:style-name="CharStyle9"><text:span text:style-name="T462">bere a kôpky sa z novu nechajú v peci sušiť. D</text:span></text:span><text:span text:style-name="CharStyle9"><text:span text:style-name="T485">ľ</text:span></text:span><text:span text:style-name="CharStyle9"><text:span text:style-name="T462">a predo­šlého spôsobu sbije sa zo smotanky fám, pomieša sa cukrom vybratým prostriedkom, týmto sa naplnia krafne a po dve sa spolu skladajú. Toto sa má pred samým nastolovaním robiť, aby krafne nestály dlho plnené.</text:span></text:span></text:p>
      <text:p text:style-name="P40"><text:soft-page-break/><text:span text:style-name="CharStyle9"><text:span text:style-name="T462"/></text:span></text:p>
      <text:p text:style-name="P41"><text:span text:style-name="CharStyle9"><text:span text:style-name="T462">153. Marhulovým fámom plnené vetrové krafne.</text:span></text:span></text:p>
      <text:p text:style-name="P11"><text:span text:style-name="CharStyle9"><text:span text:style-name="T462"/></text:span></text:p>
      <text:p text:style-name="P13"><text:span text:style-name="CharStyle9"><text:span text:style-name="T462">Krafne sa urobia dľa predošlého spôsobu. Za ten čas dá sa do čistej nádoby hodne marhulového lekváru, k tomu sa pridá potlčený a preosiaty cukor a rozmieša sa s dvoma čerstvýma bielkama na penu; dľa potreby môže sa ešte je­don bielok pridať. Táto massa dá sa do škarnicle, ňou sa spolu skladajú.</text:span></text:span></text:p>
      <text:p text:style-name="P50"><text:span text:style-name="CharStyle9"><text:span text:style-name="T462"/></text:span></text:p>
      <text:p text:style-name="P51"><text:span text:style-name="CharStyle9"><text:span text:style-name="T462">154. Krafne s liptovskými limbovými jadierkami.</text:span></text:span></text:p>
      <text:p text:style-name="P11"><text:span text:style-name="CharStyle9"><text:span text:style-name="T462"/></text:span></text:p>
      <text:p text:style-name="P13"><text:span text:style-name="CharStyle9"><text:span text:style-name="T462">Z ôsmych bielkov v kotlíku tuhý sňah sbiť, doň pol funta preosiateho cukru s ôsmymi lôty limbovských jadier (pignoly) z </text:span></text:span><text:span text:style-name="CharStyle9"><text:span text:style-name="T486">ľ</text:span></text:span><text:span text:style-name="CharStyle9"><text:span text:style-name="T462">ahka zamiešať, z tejto massy striebornou l</text:span></text:span><text:span text:style-name="CharStyle9"><text:span text:style-name="T486">i</text:span></text:span><text:span text:style-name="CharStyle9"><text:span text:style-name="T462">ži</text:span></text:span><text:span text:style-name="CharStyle9"><text:span text:style-name="T486">c</text:span></text:span><text:span text:style-name="CharStyle9"><text:span text:style-name="T462">ou tenké kúsky jako halušky jedon vedľa druhého na poma­stený plech klásť, pod č. 8. udaným vanilijovým cukrom po­sypať, vo veľmi letnej peci za dve hodiny nechať sušiť, z plechu sobrať a klásť na servyt na misu položený. — Lim­bové jadierka (pignoly) dost</text:span></text:span><text:span text:style-name="CharStyle9"><text:span text:style-name="T486">a</text:span></text:span><text:span text:style-name="CharStyle9"><text:span text:style-name="T462">vajú kramári z vonkova, avšak i v liptovskej stolici sa nachádzajú takéto boroviciam po­dobné stromy, len že </text:span></text:span><text:span text:style-name="CharStyle9"><text:span text:style-name="T486">í</text:span></text:span><text:span text:style-name="CharStyle9"><text:span text:style-name="T462">ch nevedia použiť.</text:span></text:span></text:p>
      <text:p text:style-name="P155"><text:span text:style-name="CharStyle9"><text:span text:style-name="T462"/></text:span></text:p>
      <text:p text:style-name="P156"><text:span text:style-name="CharStyle9"><text:span text:style-name="T462">155. Prie</text:span></text:span><text:span text:style-name="CharStyle9"><text:span text:style-name="T486">c</text:span></text:span><text:span text:style-name="CharStyle9"><text:span text:style-name="T462">niky s limbovými jadierkami.</text:span></text:span></text:p>
      <text:p text:style-name="P11"><text:span text:style-name="CharStyle9"><text:span text:style-name="T462"/></text:span></text:p>
      <text:p text:style-name="P13"><text:span text:style-name="CharStyle9"><text:span text:style-name="T462">Dľa predošlého spôsobu tuhý sňah sbiť, z ľahka zamie­šať, týmto škarniclu naplniť a na pomastený plech rovnaké prie</text:span></text:span><text:span text:style-name="CharStyle9"><text:span text:style-name="T486">c</text:span></text:span><text:span text:style-name="CharStyle9"><text:span text:style-name="T462">niky tak </text:span></text:span><text:span text:style-name="CharStyle9"><text:span text:style-name="T486">ď</text:span></text:span><text:span text:style-name="CharStyle9"><text:span text:style-name="T462">aleko jedon od druhého trezírovať, aby sa</text:span></text:span><text:span text:style-name="CharStyle7"><text:span text:style-name="T462"> </text:span></text:span><text:span text:style-name="CharStyle9"><text:span text:style-name="T462">neslepily. Do nich sa limbové jadierka popchajú, tlčeným cukrom sa posypú, vo veľmi ľahko vykúrenej </text:span></text:span><text:soft-page-break/><text:span text:style-name="CharStyle9"><text:span text:style-name="T462">peci nechajú sa neveľmi na žlto upiecť, potom sa veznú von, nechajú sa trochu stáť a pozorne sa z plechu soberú.</text:span></text:span></text:p>
      <text:p text:style-name="P50"><text:span text:style-name="CharStyle9"><text:span text:style-name="T462"/></text:span></text:p>
      <text:p text:style-name="P51"><text:span text:style-name="CharStyle9"><text:span text:style-name="T462">156. Prie</text:span></text:span><text:span text:style-name="CharStyle9"><text:span text:style-name="T486">c</text:span></text:span><text:span text:style-name="CharStyle9"><text:span text:style-name="T462">niky s mandlami.</text:span></text:span></text:p>
      <text:p text:style-name="P11"><text:span text:style-name="CharStyle9"><text:span text:style-name="T462"/></text:span></text:p>
      <text:p text:style-name="P13"><text:span text:style-name="CharStyle9"><text:span text:style-name="T462">Očistené mandle na rezanky pokrájať, z predošlej massy dľa predošlého spôsobu na pomastený plech vytrez</text:span></text:span><text:span text:style-name="CharStyle9"><text:span text:style-name="T486">í</text:span></text:span><text:span text:style-name="CharStyle9"><text:span text:style-name="T462">rovať, po vrchu mandlami posypať a na žlto upiecť.</text:span></text:span></text:p>
      <text:p text:style-name="P50"><text:span text:style-name="CharStyle9"><text:span text:style-name="T462"/></text:span></text:p>
      <text:p text:style-name="P51"><text:span text:style-name="CharStyle9"><text:span text:style-name="T462">157. Prie</text:span></text:span><text:span text:style-name="CharStyle9"><text:span text:style-name="T486">c</text:span></text:span><text:span text:style-name="CharStyle9"><text:span text:style-name="T462">niky s pistácňami.</text:span></text:span></text:p>
      <text:p text:style-name="P11"><text:span text:style-name="CharStyle9"><text:span text:style-name="T462"/></text:span></text:p>
      <text:p text:style-name="P13"><text:span text:style-name="CharStyle9"><text:span text:style-name="T462">Vo všetkom sa pokračuje dľa predošlého spôsobu, prie</text:span></text:span><text:span text:style-name="CharStyle9"><text:span text:style-name="T486">c</text:span></text:span><text:span text:style-name="CharStyle9"><text:span text:style-name="T462">niky môžu sa aj na bielo usušiť nechať a majú ostať dlhšie o pár hodín v letnej peci.</text:span></text:span></text:p>
      <text:p text:style-name="P50"><text:span text:style-name="CharStyle9"><text:span text:style-name="T462"/></text:span></text:p>
      <text:p text:style-name="P51"><text:span text:style-name="CharStyle9"><text:span text:style-name="T462">158. Fámom plnené trúbalky.</text:span></text:span></text:p>
      <text:p text:style-name="P11"><text:span text:style-name="CharStyle9"><text:span text:style-name="T462"/></text:span></text:p>
      <text:p text:style-name="P13"><text:span text:style-name="CharStyle9"><text:span text:style-name="T462">Z piatych bielkov tuhý sňah sbiť, 12 lôtov cukru s vanilijou potlcť, preosiať a z ľahka do sňahu zamiešať, túto massu na tenko pomastený plech zhrúbä pol malého prsta rovnako rozotrieť, 6 lôtov očistených mandiel krivým nožom drobno pokrájať, týmto massu po vrchu posypať, to nechať v ľahko vykúrenej peci povoľne sušiť, avšak žltú barvu dostať nesmie; od vrchu musí mať viac horúčosti nežli od spodku. Ke</text:span></text:span><text:span text:style-name="CharStyle9"><text:span text:style-name="T486">ď</text:span></text:span><text:span text:style-name="CharStyle9"><text:span text:style-name="T462"> je massa už vyše poly preschnutá, vezne sa von, roz­krojí sa na štyry prsty šíre a z toho sa režú triuhlaté kúsky a dajú sa zpátky do pece, aby neostydly, čo sa všetko v chytrosti má robiť. Plech sa len z polovice von vytiahne, aby sa jednotlivé kúsky von vyberať mohly, z každého kú­sku skrúti sa trúbalka na spôsob lievika, to sa kladie na sito, po ukončení </text:span></text:span><text:soft-page-break/><text:span text:style-name="CharStyle9"><text:span text:style-name="T462">tejto práce v peci nechať usušiť, za ten čas dľa č. 151 zo sladkej smotanky fám urobiť a týmto trúbalky naplniť.</text:span></text:span></text:p>
      <text:p text:style-name="P1"><text:span text:style-name="CharStyle7"><text:span text:style-name="T462"/></text:span></text:p>
      <text:p text:style-name="P50"><text:span text:style-name="CharStyle9"><text:span text:style-name="T462">159. Šampiony s fámom zo španielského vetru.</text:span></text:span></text:p>
      <text:p text:style-name="P11"><text:span text:style-name="CharStyle9"><text:span text:style-name="T462"/></text:span></text:p>
      <text:p text:style-name="P13"><text:span text:style-name="CharStyle9"><text:span text:style-name="T462">Španielsky vetor urobí sa dľa známeho spôsobu, dá sa do papierovej škarnicle a z nej sa vytískajú rovnaké, hladké a okruhlé hromádky na pomastený plech a nechať sušiť v letnej peci. Koľko je okrúhlych kúskov, toľko sa vytisne do vysok</text:span></text:span><text:span text:style-name="CharStyle9"><text:span text:style-name="T487">a</text:span></text:span><text:span text:style-name="CharStyle9"><text:span text:style-name="T462"> korienkov, ktoré na spodku majú byť hrubšie a na vrchu tenšie, oboje sa nechá v peci usušiť, pozorne sa z plechu sberá a okrúhle korienky popchajú sa do prostriedku hrom</text:span></text:span><text:span text:style-name="CharStyle9"><text:span text:style-name="T487">a</text:span></text:span><text:span text:style-name="CharStyle9"><text:span text:style-name="T462">dok, kladú sa na sito a nechajú sa v peci sušiť. Zo sladkej smotanky urobí sa fám, nechá sa na site odtiecť, osladí sa vanilijovým cukrom, na mise sa do vysok</text:span></text:span><text:span text:style-name="CharStyle9"><text:span text:style-name="T487">a</text:span></text:span><text:span text:style-name="CharStyle9"><text:span text:style-name="T462"> uhladí a doň sa popchajú hubky.</text:span></text:span></text:p>
      <text:p text:style-name="P50"><text:span text:style-name="CharStyle9"><text:span text:style-name="T462"/></text:span></text:p>
      <text:p text:style-name="P51"><text:span text:style-name="CharStyle9"><text:span text:style-name="T462">160. Hubky s fámom na iný spôsob.</text:span></text:span></text:p>
      <text:p text:style-name="P11"><text:span text:style-name="CharStyle9"><text:span text:style-name="T462"/></text:span></text:p>
      <text:p text:style-name="P13"><text:span text:style-name="CharStyle9"><text:span text:style-name="T462">Hubky na predošlý spôsob na plech vytrezírovať, kôp­ky pod č. 7. udaným červenobarevným cukrom posypať, v peci na žlto nechať usušiť a dľa predošlého spôsobu po­kračovať.</text:span></text:span></text:p>
      <text:p text:style-name="P50"><text:span text:style-name="CharStyle9"><text:span text:style-name="T462"/></text:span></text:p>
      <text:p text:style-name="P51"><text:span text:style-name="CharStyle9"><text:span text:style-name="T462">161. Hubky s mandlami a fámom.</text:span></text:span></text:p>
      <text:p text:style-name="P11"><text:span text:style-name="CharStyle9"><text:span text:style-name="T462"/></text:span></text:p>
      <text:p text:style-name="P13"><text:span text:style-name="CharStyle9"><text:span text:style-name="T462">Hubky na plech vytrezírovať, očistené mandle prez poly preštiepiť, na rezanky pokrájať a tieto poriadne do húb popchať, po vrchu barveným cukrom posypať, v peci nechať sušiť a dľa znamého spôsobu pokračovať.</text:span></text:span></text:p>
      <text:p text:style-name="P50"><text:span text:style-name="CharStyle9"><text:span text:style-name="T462"/></text:span></text:p>
      <text:p text:style-name="P51"><text:soft-page-break/><text:span text:style-name="CharStyle9"><text:span text:style-name="T462">162. Oranžový nákyp na pečivo (pocherei).</text:span></text:span></text:p>
      <text:p text:style-name="P11"><text:span text:style-name="CharStyle9"><text:span text:style-name="T462"/></text:span></text:p>
      <text:p text:style-name="P13"><text:span text:style-name="CharStyle9"><text:span text:style-name="T462">Na pol f</text:span></text:span><text:span text:style-name="CharStyle9"><text:span text:style-name="T487">u</text:span></text:span><text:span text:style-name="CharStyle9"><text:span text:style-name="T462">nte cukru dva oranže zľahka obrajbať, žlté z neho nožom soškrabať, v mažiari na fajno potlcť, ostatní cu­kor tiež potlcť, prez sito na tablu preosiať a s obrajbaným cukrom spolu smiešať. Z troch bielkov v kotlíku slabý sňah sbiť, z neho do cukru dávať a nožom rozrobiť, aby to jako maselné cesto ostalo tuhé. Takéto nožom na podlhovato rozklopať, kraje nožom podberať a do prostriedku zakladať,</text:span></text:span><text:span text:style-name="CharStyle7"><text:span text:style-name="T462"> </text:span></text:span><text:span text:style-name="CharStyle9"><text:span text:style-name="T462">aby všade rovnako hrubé bolo; miesto múky posype sa tlče­ným cukrom, aby sa na tablu neprilepilo; má byť na pol ma­lého prsta hrubé. Potom sa čistý plech sohreje, bielym voskom sa na tenko natrie, celý sa papierom rozšúcha, z prichystanej massy vykrajujú sa mesiačky srednej veľkosti a na plech sa kladú na prst vzdialeno jedon od druhého, dajú sa do letnej pece, aby do vysok</text:span></text:span><text:span text:style-name="CharStyle9"><text:span text:style-name="T487">a</text:span></text:span><text:span text:style-name="CharStyle9"><text:span text:style-name="T462"> riastly, v olahodenej peci upečú sa za štvrť hodiny, potom sa z plechu na sito soberú a pokladú sa na serv</text:span></text:span><text:span text:style-name="CharStyle9"><text:span text:style-name="T487">y</text:span></text:span><text:span text:style-name="CharStyle9"><text:span text:style-name="T462">t na mise položený.</text:span></text:span></text:p>
      <text:p text:style-name="P50"><text:span text:style-name="CharStyle9"><text:span text:style-name="T462"/></text:span></text:p>
      <text:p text:style-name="P51"><text:span text:style-name="CharStyle9"><text:span text:style-name="T462">163. </text:span></text:span><text:span text:style-name="CharStyle9"><text:span text:style-name="T487">C</text:span></text:span><text:span text:style-name="CharStyle9"><text:span text:style-name="T462">itronový nákyp na pečivo.</text:span></text:span></text:p>
      <text:p text:style-name="P11"><text:span text:style-name="CharStyle9"><text:span text:style-name="T462"/></text:span></text:p>
      <text:p text:style-name="P13"><text:span text:style-name="CharStyle9"><text:span text:style-name="T462">Tri citrony na pol funte cukru z ľahka obrajbať, žlté nožom oškrabať a v mažiari potlcť, ostatní cukor tiež potlcť, prez sito preosiať a na table s obrajbaným cukrom pomiešať; z troch bielkov sňah sbiť a dávať do cukru, z toho urobiť massu dľa predošlého spôsobu, túto nožom rozklopať, kraje spolu skladať, a ke</text:span></text:span><text:span text:style-name="CharStyle9"><text:span text:style-name="T487">ď</text:span></text:span><text:span text:style-name="CharStyle9"><text:span text:style-name="T462"> je massa na pol malého prsta zhrúbä rozrobená, vykrajujú sa z nej okrúhlym dlábatkom kúsky, kladú sa na voskom pomastený plech a s pečením sa pokra­čuje dľa predošlého spôsobu.</text:span></text:span></text:p>
      <text:p text:style-name="P50"><text:span text:style-name="CharStyle9"><text:span text:style-name="T462"/></text:span></text:p>
      <text:p text:style-name="P51"><text:soft-page-break/><text:span text:style-name="CharStyle9"><text:span text:style-name="T462">164. Vanilový nákyp.</text:span></text:span></text:p>
      <text:p text:style-name="P11"><text:span text:style-name="CharStyle9"><text:span text:style-name="T462"/></text:span></text:p>
      <text:p text:style-name="P13"><text:span text:style-name="CharStyle9"><text:span text:style-name="T462">Pol funta cukru s vanilijou potlcť a prez sito na tablu preosiať, z troch bielkov tuhý sňah sbiť a po kuse do cukru dávať, nožom dľa predošlého spôsobu rozrábať, avšak z toho nesmie byť ani tekúca massa, ani sa nesmie rozsypať. Túto na štyry prsty šíre a na pol malého prsta zhrúbä rozklopať, z nej štangličky krájať, na plech klásť a s pečením dľa predošlého spôsobu pokračovať.</text:span></text:span></text:p>
      <text:p text:style-name="P50"><text:span text:style-name="CharStyle9"><text:span text:style-name="T462"/></text:span></text:p>
      <text:p text:style-name="P51"><text:span text:style-name="CharStyle9"><text:span text:style-name="T462">165. Čokoládový nákyp.</text:span></text:span></text:p>
      <text:p text:style-name="P11"><text:span text:style-name="CharStyle9"><text:span text:style-name="T462"/></text:span></text:p>
      <text:p text:style-name="P13"><text:span text:style-name="CharStyle9"><text:span text:style-name="T462">Štvrť funta čokolády porajbať, pol funta cukru potlcť, preosiať na tablu a s čokoládou spolu smiešať, z troch biel­kov sňah sbiť, po kuse do predošlého dávať, nožom dľa predošlého spôsobu rozrábať a vo všetkom pokračovať jako zvýš stojí. Kto nevie s nožom zachádzať, môže pozname­nané massy i rukou rozrobiť. Pri valkan</text:span></text:span><text:span text:style-name="CharStyle9"><text:span text:style-name="T487">í</text:span></text:span><text:span text:style-name="CharStyle9"><text:span text:style-name="T462"> sa tabla cukrom posype, massa sa na pol prsta zhrúbe rozklope, zubkovým dlábatkom vykrajuje a kladie sa na voskom pomastený plech. V peci sa nechá povoľne piecť a z plechu sa na sito soberie. Z takej ho</text:span></text:span><text:span text:style-name="CharStyle9"><text:span text:style-name="T487">ď</text:span></text:span><text:span text:style-name="CharStyle9"><text:span text:style-name="T462">aktorej massy môžu sa všelijaké kúsky vykrajo­vať k. p. gulky sa šúlajú alebo sa prie</text:span></text:span><text:span text:style-name="CharStyle9"><text:span text:style-name="T487">c</text:span></text:span><text:span text:style-name="CharStyle9"><text:span text:style-name="T462">niky robia.</text:span></text:span></text:p>
      <text:h text:style-name="P282" text:outline-level="3"><text:span text:style-name="CharStyle13"><text:span text:style-name="T462"/></text:span></text:h>
      <text:h text:style-name="P283" text:outline-level="3"><text:bookmark-start text:name="bookmark96"/><text:span text:style-name="CharStyle13"><text:span text:style-name="T462">V. Oddelenie.</text:span></text:span><text:bookmark-end text:name="bookmark96"/></text:h>
      <text:h text:style-name="P279" text:outline-level="4"><text:span text:style-name="CharStyle15"><text:span text:style-name="T462"/></text:span></text:h>
      <text:h text:style-name="P280" text:outline-level="4"><text:bookmark-start text:name="bookmark98"/><text:span text:style-name="CharStyle15"><text:span text:style-name="T462">O chladných puddingoch a šarlotách.</text:span></text:span><text:bookmark-end text:name="bookmark98"/></text:h>
      <text:p text:style-name="P50"><text:span text:style-name="CharStyle9"><text:span text:style-name="T462"/></text:span></text:p>
      <text:p text:style-name="P51"><text:span text:style-name="CharStyle9"><text:span text:style-name="T462">166. Chladný kaštanový pudding.</text:span></text:span></text:p>
      <text:p text:style-name="P11"><text:span text:style-name="CharStyle9"><text:span text:style-name="T462"/></text:span></text:p>
      <text:p text:style-name="P13"><text:soft-page-break/><text:span text:style-name="CharStyle9"><text:span text:style-name="T462">V prvom sväzku knihy obsažené teplé </text:span></text:span><text:span text:style-name="CharStyle9"><text:span text:style-name="T487">š</text:span></text:span><text:span text:style-name="CharStyle9"><text:span text:style-name="T462">tyrcované puddingy dostaly název nákyp, prítomné chadné puddingy delia sa vo dvoje, z ktorých jedna čiastka pripravuje sa s v</text:span></text:span><text:span text:style-name="CharStyle9"><text:span text:style-name="T487">i</text:span></text:span><text:span text:style-name="CharStyle9"><text:span text:style-name="T462">zovým mechúrom (Hausenblase), druhá čiastka ale v ľade. Pri veľkých obedoch sú puddingy veľmi obľúbenými a kto </text:span></text:span><text:span text:style-name="CharStyle9"><text:span text:style-name="T487">í</text:span></text:span><text:span text:style-name="CharStyle9"><text:span text:style-name="T462">ch rád jedáva, ten rád dá potrebnú prípravu k n</text:span></text:span><text:span text:style-name="CharStyle9"><text:span text:style-name="T487">í</text:span></text:span><text:span text:style-name="CharStyle9"><text:span text:style-name="T462">m. Z dvoch funtov kaštanov kôrku olúpať, kaštany da</text:span></text:span><text:span text:style-name="CharStyle9"><text:span text:style-name="T487">ť</text:span></text:span><text:span text:style-name="CharStyle9"><text:span text:style-name="T462"> do vrelej vody a v nej za­kryté nechať za pár minút stáť, aby sa tá tenká šupa v nich sobrať mohla. Odcedené dať na čistú šatu, v nej z ľahka medzi rukami m</text:span></text:span><text:span text:style-name="CharStyle9"><text:span text:style-name="T487">a</text:span></text:span><text:span text:style-name="CharStyle9"><text:span text:style-name="T462">dliť, čierne flaky z n</text:span></text:span><text:span text:style-name="CharStyle9"><text:span text:style-name="T487">í</text:span></text:span><text:span text:style-name="CharStyle9"><text:span text:style-name="T462">ch vyrezať, v čistej vode vymyť, na šatu vybrať, do čistej tepše ukladať, pol funtom tlčeného cukru posypať, vodou podliať a zakryté na ohni nechať variť, aby i mäkké i celé ostaly. Pekné a celé na misu </text:span></text:span><text:span text:style-name="CharStyle9"><text:span text:style-name="T487">v</text:span></text:span><text:span text:style-name="CharStyle9"><text:span text:style-name="T462">ybrať a na stranu na chladno odložiť, poostalé v ma­žiari na fajno potlcť, pri tlčení chladným mliekom podlievať a prez sito do čistej nádoby pretrieť. Do nádoby sa dá pol funta cukru a pokrájanej vanilije, na to žajdlík vody naliať, nechať povariť, týmto pretreté kaštany rozpúšťať a spolu smiešať, štvrť funta očistených a umytých hrozienkov s cu­krom variť a dať k predošlému; 2 lôty v</text:span></text:span><text:span text:style-name="CharStyle9"><text:span text:style-name="T487">i</text:span></text:span><text:span text:style-name="CharStyle9"><text:span text:style-name="T462">zového mechúr</text:span></text:span><text:span text:style-name="CharStyle9"><text:span text:style-name="T487">a </text:span></text:span><text:span text:style-name="CharStyle9"><text:span text:style-name="T462">uvariť, precediť, doň dať letnie a ustavične miešať. Veľký žajdlík sladkej smotanky v kotlíku na ľade drôtami na penu šibať, z ľahka do toho zamiešať, čiapkovú furmu (Kappelmodell) mandlovým olejom tenko vymastiť a do ľadu na rovno zapraviť, kaštanmi celkom poriadne vyložiť a tým na­plniť, čistým papierom a pokrievkou zakryť, na ňu ľad na­klásť, na chladné miesto odložiť a za dve hodiny nechať stáť. Za ten čas dá sa do nádoby 12 lôtov fajnej vanilovej čoko­lády, na ňu žajdlík vody naliať a na ohni miešať. Ke</text:span></text:span><text:span text:style-name="CharStyle9"><text:span text:style-name="T487">ď</text:span></text:span><text:span text:style-name="CharStyle9"><text:span text:style-name="T462"> začne trochu hustnúť, vezne sa od ohňa preč, pridá sa 8 lôtov tlče­ného cukru a na chladnom mieste sa mieša. Z pol žajdlíka dobrej sladkej smotanky sbije sa fám, tento sa z ľahka do čokolády zamieša a na ľade sa nechá stáť. Pred nastolova­ním vezne sa furma z </text:span></text:span><text:soft-page-break/><text:span text:style-name="CharStyle9"><text:span text:style-name="T462">ľadu, teplou šatou sa utrie, na plitký tanier sa vyvráti, položí sa na servyt na mise složený, po vrchu sa čokol</text:span></text:span><text:span text:style-name="CharStyle9"><text:span text:style-name="T487">a</text:span></text:span><text:span text:style-name="CharStyle9"><text:span text:style-name="T462">dou obleje a ostatnia sa dá v šálke na stôl.</text:span></text:span></text:p>
      <text:p text:style-name="P252"><text:span text:style-name="CharStyle9"><text:span text:style-name="T462"/></text:span></text:p>
      <text:p text:style-name="P253"><text:span text:style-name="CharStyle9"><text:span text:style-name="T462">167. Príprava v</text:span></text:span><text:span text:style-name="CharStyle9"><text:span text:style-name="T487">i</text:span></text:span><text:span text:style-name="CharStyle9"><text:span text:style-name="T462">zového mechúra (Hausenblase) k sulcom a fámom.</text:span></text:span></text:p>
      <text:p text:style-name="P157"><text:span text:style-name="CharStyle9"><text:span text:style-name="T462"/></text:span></text:p>
      <text:p text:style-name="P158"><text:span text:style-name="CharStyle9"><text:span text:style-name="T462">V</text:span></text:span><text:span text:style-name="CharStyle9"><text:span text:style-name="T487">i</text:span></text:span><text:span text:style-name="CharStyle9"><text:span text:style-name="T462">zový mechúr je dvojaký; jedon je v obarancách skrú­tený, pri upotrebení musí sa rozt</text:span></text:span><text:span text:style-name="CharStyle9"><text:span text:style-name="T487">l</text:span></text:span><text:span text:style-name="CharStyle9"><text:span text:style-name="T462">cť a na kúsky potrhať; druhý je v pl</text:span></text:span><text:span text:style-name="CharStyle9"><text:span text:style-name="T487">a</text:span></text:span><text:span text:style-name="CharStyle9"><text:span text:style-name="T462">t</text:span></text:span><text:span text:style-name="CharStyle9"><text:span text:style-name="T487">ň</text:span></text:span><text:span text:style-name="CharStyle9"><text:span text:style-name="T462">ach a musí sa nožom na kúsky potrhať. Ta­kýto mechúr dá sa do nádoby, naň sa naleje čistej vody, pridá sa kúsok cukru, nechá sa povoľne variť a často sa čistou vareč­kou od spodku mieša, pokým sa nerozvarí. Potom sa šata do vody omočí, prez ňu sa do čistej nádoby precedí a odloží sa na isté miesto. Aby sa v</text:span></text:span><text:span text:style-name="CharStyle9"><text:span text:style-name="T487">i</text:span></text:span><text:span text:style-name="CharStyle9"><text:span text:style-name="T462">zový mechúr ľahšie varil, namočí sa jedným dňom pred upotrebením do čistej vody, potom sa ľahšie varí.</text:span></text:span></text:p>
      <text:p text:style-name="P50"><text:span text:style-name="CharStyle9"><text:span text:style-name="T462"/></text:span></text:p>
      <text:p text:style-name="P51"><text:span text:style-name="CharStyle9"><text:span text:style-name="T462">168. Kaštanový pudding </text:span></text:span><text:span text:style-name="CharStyle9"><text:span text:style-name="T518">à</text:span></text:span><text:span text:style-name="CharStyle9"><text:span text:style-name="T462"> la Neselrode.</text:span></text:span></text:p>
      <text:p text:style-name="P11"><text:span text:style-name="CharStyle9"><text:span text:style-name="T462"/></text:span></text:p>
      <text:p text:style-name="P13"><text:span text:style-name="CharStyle9"><text:span text:style-name="T462">S kaštanmi sa zachádza dľa predošlého spôsobu; do čistej nádoby sa dá 24 lôtov cukru a jedna štangla vanilije, naň sa naleje žajdlík vody a nechá sa variť. Ke</text:span></text:span><text:span text:style-name="CharStyle9"><text:span text:style-name="T488">ď</text:span></text:span><text:span text:style-name="CharStyle9"><text:span text:style-name="T462"> má cukor dľa č. 12 udaný stupeň, rozpúšťajú sa n</text:span></text:span><text:span text:style-name="CharStyle9"><text:span text:style-name="T488">í</text:span></text:span><text:span text:style-name="CharStyle9"><text:span text:style-name="T462">m pretreté kaštany, primieša sa za pohár maraskinového likéru a mieša sa, aby</text:span></text:span><text:span text:style-name="CharStyle7"><text:span text:style-name="T462"> </text:span></text:span><text:span text:style-name="CharStyle9"><text:span text:style-name="T462">to vystydlo. Mrazívová piksla zapraví sa do ľudu, massa sa vyleje do nej a na vr</text:span></text:span><text:span text:style-name="CharStyle9"><text:span text:style-name="T488">ch</text:span></text:span><text:span text:style-name="CharStyle9"><text:span text:style-name="T462"> sa dá papier i s pokrievkou; to sa ustavične za pol hodiny krúti, piksla sa otvorí, massa sa na to prichystanou drevenou lopatkou spolu rozmieša, zapchá sa a tak dlho sa krúti, kým nebude hustá jako kaša. Za ten čas sa očistí malých i veľkých hrozienkov spolu 12 lôtov. tieto s cukrom v nádobe sv</text:span></text:span><text:span text:style-name="CharStyle9"><text:span text:style-name="T488">a</text:span></text:span><text:span text:style-name="CharStyle9"><text:span text:style-name="T462">riť a nechať vystydnúť. Pekné pistácne a síce nekoľko lôtov očistiť a na rezanky pokrájať; v cukre </text:span></text:span><text:soft-page-break/><text:span text:style-name="CharStyle9"><text:span text:style-name="T462">zaváraných marhúl a kus dulového syru na rezanky pokrájať; žajdlík sladkej smotanky drôtami sa šibe na ľade v kotlíku, mrazivo (Gefrorenes) sa na kašu rozrobí, doň sa zamiešajú prichystané prídavky a ku koncu i fám, toto za­kryté za pár minút krútiť, celkom do ľadu zapraviť a nechať stáť. Za ten čas sa dá 10 žltkov do nádoby, to sa smieša s 12 lôtamí potlčeného cukru a rozpust</text:span></text:span><text:span text:style-name="CharStyle9"><text:span text:style-name="T488">í</text:span></text:span><text:span text:style-name="CharStyle9"><text:span text:style-name="T462"> sa žajdlíkom smotanky, pod ustavičným miešaním sa na ohni sv</text:span></text:span><text:span text:style-name="CharStyle9"><text:span text:style-name="T488">a</text:span></text:span><text:span text:style-name="CharStyle9"><text:span text:style-name="T462">r</text:span></text:span><text:span text:style-name="CharStyle9"><text:span text:style-name="T488">í</text:span></text:span><text:span text:style-name="CharStyle9"><text:span text:style-name="T462">, pri hustnutí odloží sa od ohňa, pridá sa za pohár maraskinového likéru, na chladnom sa mieša, prez sitko do čistej nádoby sa pre­cedí a nechá sa na ľade stáť. Z pol žajdlíka sladkej smotanky sbije sa fám a tento sa z ľahka do predošlého zamieša, aby tekúce ostalo; furma sa zapraví do ľadu, pred nastolovaním sa to dá do furmy, z ľadu sa vezne von, šatkou sa poutiera, na plitký tanier sa vyvráti, dá sa na mise složený, obleje sa gúsom a ostatní gus dá sa v šálke.</text:span></text:span></text:p>
      <text:p text:style-name="P44"><text:span text:style-name="CharStyle9"><text:span text:style-name="T462"/></text:span></text:p>
      <text:p text:style-name="P45"><text:span text:style-name="CharStyle9"><text:span text:style-name="T462">169. Príprava k mraziv</text:span></text:span><text:span text:style-name="CharStyle9"><text:span text:style-name="T488">u</text:span></text:span><text:span text:style-name="CharStyle9"><text:span text:style-name="T462"> (Gefrorenes.)</text:span></text:span></text:p>
      <text:p text:style-name="P11"><text:span text:style-name="CharStyle9"><text:span text:style-name="T462"/></text:span></text:p>
      <text:p text:style-name="P13"><text:span text:style-name="CharStyle9"><text:span text:style-name="T462">Piksle, ktoré sa k mraziv</text:span></text:span><text:span text:style-name="CharStyle9"><text:span text:style-name="T488">u</text:span></text:span><text:span text:style-name="CharStyle9"><text:span text:style-name="T462"> potrebujú, sú dvojaké: ple­chové a c</text:span></text:span><text:span text:style-name="CharStyle9"><text:span text:style-name="T488">i</text:span></text:span><text:span text:style-name="CharStyle9"><text:span text:style-name="T462">nové; c</text:span></text:span><text:span text:style-name="CharStyle9"><text:span text:style-name="T488">i</text:span></text:span><text:span text:style-name="CharStyle9"><text:span text:style-name="T462">nové sú lepšie a trvácnejšie. Bočky, v ktorých sa mrazivo krúti, majú byť vysoké a pri spodku dierka aby sa mohla voda zcediť, ke</text:span></text:span><text:span text:style-name="CharStyle9"><text:span text:style-name="T488">ď</text:span></text:span><text:span text:style-name="CharStyle9"><text:span text:style-name="T462"> sa ľad púšta. Ke</text:span></text:span><text:span text:style-name="CharStyle9"><text:span text:style-name="T488">ď</text:span></text:span><text:span text:style-name="CharStyle9"><text:span text:style-name="T462"> piksla do prostriedku bočky sa postaví, má byť táto od piksle vôkol na tri prsty vzdialená, do čoho sa dá ľad a síce sa tento vo vreci najprv na drobno potlčie, na spodok bočky dá sa z neho na 4 prsty zvýše, čo sa soľou dobre posype, ubije a piksla sa postaví do prostriedku, do okola medzi pikslu a bočku dá sa na tri prsty ľadu, to sa posolí, ubije a tak sa</text:span></text:span><text:span text:style-name="CharStyle7"><text:span text:style-name="T462"> </text:span></text:span><text:span text:style-name="CharStyle9"><text:span text:style-name="T462">pokračuje až do vrchu. Do takto pripravenej piksle dá sa massa, na vrch prinde čistý papier i pokrievka a to sa krúti asi pol hodiny. Potom sa vrchnák dolu vezne, mrazivo sa k tomu prichystanou </text:span></text:span><text:soft-page-break/><text:span text:style-name="CharStyle9"><text:span text:style-name="T462">drevenou lopatkou od spodku a bokov dokonále rozmieša na kašu, na vrch sa dá papier i pokrievka, okolo piksle sa soľou posype a ubije ľad, zbytočná voda sa zpustí, piksla sa pilne krúti, dľa potreby pridá sa ľadu a soli, o štvrť hodiny sa mrazivo zase rozmieša a síce až do štýr ale­bo piatych razov; ke</text:span></text:span><text:span text:style-name="CharStyle9"><text:span text:style-name="T488">ď</text:span></text:span><text:span text:style-name="CharStyle9"><text:span text:style-name="T462"> je mrazivo tuhé, porovná sa v piksle, pár razí sa skrúti, vrch sa zasolí i ľadom obloží a tak sa nechá až k upotrebeniu stáť. Pri robení mraziva nesmie sa so so­ľou gazdovať a pri zatváraní alebo otváraní piksle na to sa dá pozor, aby sol do mraziva nevoišla. Týmto spôsobom sa pri každom mraziv</text:span></text:span><text:span text:style-name="CharStyle9"><text:span text:style-name="T488">e</text:span></text:span><text:span text:style-name="CharStyle9"><text:span text:style-name="T462">zachádza.</text:span></text:span></text:p>
      <text:p text:style-name="P44"><text:span text:style-name="CharStyle9"><text:span text:style-name="T462"/></text:span></text:p>
      <text:p text:style-name="P45"><text:span text:style-name="CharStyle9"><text:span text:style-name="T462">170. Chladný rižkašový pudding s ananasom.</text:span></text:span></text:p>
      <text:p text:style-name="P84"><text:span text:style-name="CharStyle71"><text:span text:style-name="T462"/></text:span></text:p>
      <text:p text:style-name="P11"><text:span text:style-name="CharStyle9"><text:span text:style-name="T462">Pol funta reisu vo vode obvariť, na sito vyliať a stude­nou vodou premyť; holbu mlieka v nádobe sv</text:span></text:span><text:span text:style-name="CharStyle9"><text:span text:style-name="T488">a</text:span></text:span><text:span text:style-name="CharStyle9"><text:span text:style-name="T462">riť, v ňom reis na mäkko a husto uvariť, dať do čistej misy, pridať 12 lôtov tlčeného cukru a za kávovú šálku anan</text:span></text:span><text:span text:style-name="CharStyle9"><text:span text:style-name="T488">a</text:span></text:span><text:span text:style-name="CharStyle9"><text:span text:style-name="T462">sového v cukre za­vareného saftu a to rozmiešať a s v</text:span></text:span><text:span text:style-name="CharStyle9"><text:span text:style-name="T488">i</text:span></text:span><text:span text:style-name="CharStyle9"><text:span text:style-name="T462">zovým dľa č. 167 pri­chystaným mechúrom za letn</text:span></text:span><text:span text:style-name="CharStyle9"><text:span text:style-name="T488">a</text:span></text:span><text:span text:style-name="CharStyle9"><text:span text:style-name="T462"> spolu smiešať. V kotlíku na ľade veľký žajdlík sladkej smotanky drôtami sa na fám šibe a z ľahka sa k predošlému zamieša; konečne sa do toho pri­mieša na kocky pokrájaného v cukre zaváraného ananasu. Mandlovým olejom tenko vymastená furma rovná sa zapraví do ľadu, do poly sa massou naplní, na vrch sa dá tanier, na tento sa nakladie ľad a tak sa nechá massa stuhnúť. K pozo­stalej masse zamieša sa alkermešu a ked prvšia massa je stuhnutá, pridá sa druhá massa, ktorá sa tiež zakryje a ne­chá sa stuhnúť. Za ten čas sa urobí dľa č. 168 gús s tým rozdielom, že miesto likéru dá sa doň anan</text:span></text:span><text:span text:style-name="CharStyle9"><text:span text:style-name="T488">a</text:span></text:span><text:span text:style-name="CharStyle9"><text:span text:style-name="T462">sového sirupa. Pred nastolovan</text:span></text:span><text:span text:style-name="CharStyle9"><text:span text:style-name="T488">í</text:span></text:span><text:span text:style-name="CharStyle9"><text:span text:style-name="T462">m z ľadu sa von vezne furma, čisto sa pou­tiera a vyvráti sa na tanier, dá sa na </text:span></text:span><text:soft-page-break/><text:span text:style-name="CharStyle9"><text:span text:style-name="T462">servyt na mise složený, po vrchu sa poleje gúsom a ostatní dá sa v š</text:span></text:span><text:span text:style-name="CharStyle9"><text:span text:style-name="T488">a</text:span></text:span><text:span text:style-name="CharStyle9"><text:span text:style-name="T462">lke na stôl.</text:span></text:span></text:p>
      <text:p text:style-name="P1"><text:span text:style-name="CharStyle7"><text:span text:style-name="T462"/></text:span></text:p>
      <text:p text:style-name="P108"><text:span text:style-name="CharStyle9"><text:span text:style-name="T462">171. Chladný rižkašový pudding s ovocím.</text:span></text:span></text:p>
      <text:p text:style-name="P11"><text:span text:style-name="CharStyle9"><text:span text:style-name="T462"/></text:span></text:p>
      <text:p text:style-name="P13"><text:span text:style-name="CharStyle9"><text:span text:style-name="T462">Rižkaša sa prichystá dla predošlého spôsobu; zo zavá­raného ovocia sa vezne: voňavé h</text:span></text:span><text:span text:style-name="CharStyle9"><text:span text:style-name="T488">ru</text:span></text:span><text:span text:style-name="CharStyle9"><text:span text:style-name="T462">šky, zelené mandle, če­rešne, vlaské orechy a dulový syr; furma sa do ľadu za­praví. Dulový sýr na tenké kúsky pokrájať a ním spodok furmy poriadne vyložiť, do toho z prichystanej massy naliať a zakryté nechať stuhnúť. Po stuhnutí urobí sa vo furme vôkol zo zelených mandiel ráf, na to sa naleje massy a ne­chá sa stuhnúť; zase sa urobí vôkol z čerešieň ráf, naleje sa massy a nechá sa stuhnúť. Takto sa s ostatním pokračuje, kým sa furma doplní. Pred nastolovaním sa z ľadu furma vezne, vyvráti sa na tanier a to sa vôkol voňavými hrustičkami obloží. Dľa č. 160. prichystaný čokol</text:span></text:span><text:span text:style-name="CharStyle9"><text:span text:style-name="T488">a</text:span></text:span><text:span text:style-name="CharStyle9"><text:span text:style-name="T462">dový gús dá sa osobitne v šálke na stôl.</text:span></text:span></text:p>
      <text:p text:style-name="P159"><text:span text:style-name="CharStyle9"><text:span text:style-name="T462"/></text:span></text:p>
      <text:p text:style-name="P160"><text:span text:style-name="CharStyle9"><text:span text:style-name="T462">172. Rižkašový pudding s pišk</text:span></text:span><text:span text:style-name="CharStyle9"><text:span text:style-name="T488">o</text:span></text:span><text:span text:style-name="CharStyle9"><text:span text:style-name="T462">tami.</text:span></text:span></text:p>
      <text:p text:style-name="P11"><text:span text:style-name="CharStyle9"><text:span text:style-name="T462"/></text:span></text:p>
      <text:p text:style-name="P13"><text:span text:style-name="CharStyle9"><text:span text:style-name="T462">Dľa č. 47. piškotovú massu v malej miere srobiť, na plechu na žlto nechať upiecť a z nej dľa veľkosti furmy kú­sky krájať, ktorými sa furma vyfiltruje a do ľadu zapraví. S massou sa zachádza dľa predošlého spôsobu. Pistácne a síce 4 lôty sa očistia a na rezanky pokrájajú, k tomu sa práve toľko zaváraných orechov primieša, týmto sa v ľade prichystaná furma naplní a nechá sa stuhnúť. Pred nastolo­vaním vyvráti sa na tanier, vôkol sa obloží puserlam</text:span></text:span><text:span text:style-name="CharStyle9"><text:span text:style-name="T488">í</text:span></text:span><text:span text:style-name="CharStyle9"><text:span text:style-name="T462"> zo španielskeho vet</text:span></text:span><text:span text:style-name="CharStyle9"><text:span text:style-name="T488">ru</text:span></text:span><text:span text:style-name="CharStyle9"><text:span text:style-name="T462"> a k tomu sa dá osobit</text:span></text:span><text:span text:style-name="CharStyle9"><text:span text:style-name="T488">e</text:span></text:span><text:span text:style-name="CharStyle9"><text:span text:style-name="T462"> v šálke dľa č. 166 prichystaný gús.</text:span></text:span></text:p>
      <text:p text:style-name="P44"><text:span text:style-name="CharStyle9"><text:span text:style-name="T462"/></text:span></text:p>
      <text:p text:style-name="P45"><text:soft-page-break/><text:span text:style-name="CharStyle9"><text:span text:style-name="T462">173. Zamrznutý reis s ananasom.</text:span></text:span></text:p>
      <text:p text:style-name="P11"><text:span text:style-name="CharStyle9"><text:span text:style-name="T462"/></text:span></text:p>
      <text:p text:style-name="P13"><text:span text:style-name="CharStyle9"><text:span text:style-name="T462">Pol funta rižkaše vo vode obvariť, vyliať na sito, stude­nou vodou premyť, do holby dobrého mlieka na mäkko za­variť — pri čom celý má ostať — dať do šálu, pridať 16 lôtov potlčeného a preosiateho cukru a za šálku anan</text:span></text:span><text:span text:style-name="CharStyle9"><text:span text:style-name="T488">a</text:span></text:span><text:span text:style-name="CharStyle9"><text:span text:style-name="T462">so­vého saftu, to spolu rozmiešať a necháť vystydnúť. Z veľkého žajdlíka sladkej smotanky sbije sa v kotlíku na ľade fám, z</text:span></text:span><text:span text:style-name="CharStyle7"><text:span text:style-name="T462"> </text:span></text:span><text:span text:style-name="CharStyle7"><text:span text:style-name="T488">ľ</text:span></text:span><text:span text:style-name="CharStyle9"><text:span text:style-name="T462">ahka sa do massy zamieša, dá sa do piksle a pokračuje sa č. 166. Keď je massa po tretí raz smiešaná, zamieša sa do nej na drobné kocky pokrájaný ananas, zakrytá piksla pár­raz</text:span></text:span><text:span text:style-name="CharStyle9"><text:span text:style-name="T488">í</text:span></text:span><text:span text:style-name="CharStyle9"><text:span text:style-name="T462"> sa pokrúti, ľadom sa celkom obloží, zasolí, a nechá sa </text:span></text:span><text:span text:style-name="CharStyle9"><text:span text:style-name="T488">s</text:span></text:span><text:span text:style-name="CharStyle9"><text:span text:style-name="T462">tá</text:span></text:span><text:span text:style-name="CharStyle9"><text:span text:style-name="T488">ť</text:span></text:span><text:span text:style-name="CharStyle9"><text:span text:style-name="T462">. Pred nastolovaním zamočí sa piksla do chladnej vody a trochu sa v nej podrží, kým sa massa od piksle začína roz­púšťať; potom sa handrou utrie, vyvráti sa na hlbokú misu a dá sa na stôl.</text:span></text:span></text:p>
      <text:p text:style-name="P13"><text:span text:style-name="CharStyle9"><text:span text:style-name="T462"/></text:span></text:p>
      <text:p text:style-name="P244"><text:span text:style-name="CharStyle9"><text:span text:style-name="T462">174. V peci pečený zamrznutý reis s marhulovým fámom.</text:span></text:span></text:p>
      <text:p text:style-name="P11"><text:span text:style-name="CharStyle9"><text:span text:style-name="T462"/></text:span></text:p>
      <text:p text:style-name="P13"><text:span text:style-name="CharStyle9"><text:span text:style-name="T462">Zvýš menovanú a celkom tak prichystanú massu dať do piksle a dobre tuho ju zamraziť, celkom ľadom obložiť, tento posoliť a na chladnom nechať stáť. Hlboká misa, do ktorej neskôr massa prinde, drží sa na ľade prichystaná; za ten čas dá sa do vajdlinka hodne marhu</text:span></text:span><text:span text:style-name="CharStyle9"><text:span text:style-name="T488">l</text:span></text:span><text:span text:style-name="CharStyle9"><text:span text:style-name="T462">ového lekváru, tlčeného cukru a dva vajcové bielky, to sa ustavične varechou na penu mieša a dľa potreby pridá sa ešte bielok, poneváč fám musí byť tuhý; konečne sa na rezanky citronát pokrája. Pred samým nastolovaním dá sa na spodok v ľade prichy­stanej misy fámu, piksla z ľadu sa vezne preč, handrou sa poutiera, do letnej vody sa zamočí, na misu sa vyvráti, fá­mom sa massa celkom obvinie, nožom sa uhladí a doň sa citronát popchá. Na vätšiu od misy tepšu alebo na </text:span></text:span><text:soft-page-break/><text:span text:style-name="CharStyle9"><text:span text:style-name="T462">plech prichystá sa tlčeného ľadu, naň sa položí misa i s mrazivom a dá sa do dobre horúcej pece, aby sa tám z vrchu pripiekol; misa sa v peci obracia, aby fám všade bol rovnako pripečený, čo sa všetko v chytrosti robiť musí, poneváč sa mra­zivo rozpustiť nesmie; konečne sa misa utrie. Pri obede nech radšej hostia na toto jedlo trochu čakajú, nežli čoby sa ono rozpustiť malo.</text:span></text:span></text:p>
      <text:p text:style-name="P254"><text:span text:style-name="CharStyle9"><text:span text:style-name="T462"/></text:span></text:p>
      <text:p text:style-name="P255"><text:span text:style-name="CharStyle9"><text:span text:style-name="T462">175. V peci pečený zamrzn</text:span></text:span><text:span text:style-name="CharStyle9"><text:span text:style-name="T488">u</text:span></text:span><text:span text:style-name="CharStyle9"><text:span text:style-name="T462">tý reis so španiel­skym vetrom.</text:span></text:span></text:p>
      <text:p text:style-name="P11"><text:span text:style-name="CharStyle9"><text:span text:style-name="T462"/></text:span></text:p>
      <text:p text:style-name="P13"><text:span text:style-name="CharStyle9"><text:span text:style-name="T462">S prípravou a mrazením sa zachádza dľa predošlého spôsobu. Za ten čas sa zo šiestych celkom čerstvých bielkov tuhý sňah sbij</text:span></text:span><text:span text:style-name="CharStyle9"><text:span text:style-name="T488">e</text:span></text:span><text:span text:style-name="CharStyle9"><text:span text:style-name="T462">, doň sa zamieša 12 lôtov potlčeného a preosiateho cukru; pekné zelené pistácne a síce štyry lôty sa očistia a pokrájajú. Pred nastolovaním dá sa na spodok misy zo španielskeho vetru, naň sa zamrznuté vyvráti, celkom sa vetrom obtiahne, nožom uhladí a pistácňami posype. S pečením sa zachádza dľa predošlého spôsobu.</text:span></text:span></text:p>
      <text:p text:style-name="P256"><text:span text:style-name="CharStyle9"><text:span text:style-name="T462"/></text:span></text:p>
      <text:p text:style-name="P257"><text:span text:style-name="CharStyle9"><text:span text:style-name="T462">176. Zamrznutý reis so španielskym vetrom a limbovými jadierkami.</text:span></text:span></text:p>
      <text:p text:style-name="P11"><text:span text:style-name="CharStyle9"><text:span text:style-name="T462"/></text:span></text:p>
      <text:p text:style-name="P13"><text:span text:style-name="CharStyle9"><text:span text:style-name="T462">Štvrť f</text:span></text:span><text:span text:style-name="CharStyle9"><text:span text:style-name="T488">u</text:span></text:span><text:span text:style-name="CharStyle9"><text:span text:style-name="T462">nta limbových jadierkov v šate medzi rukami vymadliť a s cukrom smiešať, španielsky vetor a zamrznuté dľa predošlého spôsobu urobiť, na misu vyvrátiť, vetrom ob­tiahnuť, po vrchu jadierkami posypať a v peci upiecť.</text:span></text:span></text:p>
      <text:p text:style-name="P44"><text:span text:style-name="CharStyle9"><text:span text:style-name="T462"/></text:span></text:p>
      <text:p text:style-name="P45"><text:span text:style-name="CharStyle9"><text:span text:style-name="T462">177. Chladný rižkašový pudding na iný spôsob.</text:span></text:span></text:p>
      <text:p text:style-name="P11"><text:span text:style-name="CharStyle9"><text:span text:style-name="T462"/></text:span></text:p>
      <text:p text:style-name="P13"><text:span text:style-name="CharStyle9"><text:span text:style-name="T462">Pol funta fajného reisu vo vode obvariť, na sito vyliať, studenou vodou premyť, nechať odtiecť a dať do nádoby; k tomu pridať štvrť funta </text:span></text:span><text:soft-page-break/><text:span text:style-name="CharStyle9"><text:span text:style-name="T462">na oranži z ľahka obrajbaného cukru, oranžovej šťavy a žajdlík dobrého bieleho vína, to zakryté na ohni povoľne nechať na mäkko variť — pri čom reis musí ostať celý — dať do čistého šálu, pridať dľa č. 167 2 lôty v</text:span></text:span><text:span text:style-name="CharStyle9"><text:span text:style-name="T488">i</text:span></text:span><text:span text:style-name="CharStyle9"><text:span text:style-name="T462">zového mechúra a odložiť na chladné miesto. Čisto umyté malé i veľké hrozienka s cukrom na ohni sv</text:span></text:span><text:span text:style-name="CharStyle9"><text:span text:style-name="T488">a</text:span></text:span><text:span text:style-name="CharStyle9"><text:span text:style-name="T462">riť, toto jako i pár kúskov pokrájaného ananasu a zo zaváraného ovocia s reisom smiešať a zo žajdlíka sladkej smotanky fám sbiť. Dve ližičky marhu</text:span></text:span><text:span text:style-name="CharStyle9"><text:span text:style-name="T488">l</text:span></text:span><text:span text:style-name="CharStyle9"><text:span text:style-name="T462">ového lekváru v nádobe s cukrom a potom celé s menovaným reisom spolu pomiešať a na to pozorovať, že ažby sa za ten čas reis začal sulcovať, rozpust</text:span></text:span><text:span text:style-name="CharStyle9"><text:span text:style-name="T488">í</text:span></text:span><text:span text:style-name="CharStyle9"><text:span text:style-name="T462"> sa trochu na teplom a tak sa s tým spolu smieša. Kuplová furma za­praví sa do ľadu, massa sa dá do nej a zakrytá nechá s</text:span></text:span><text:span text:style-name="CharStyle9"><text:span text:style-name="T488">a</text:span></text:span><text:span text:style-name="CharStyle9"><text:span text:style-name="T462"> stuhnúť. Pred nastolovaním vezne sa furma z ľadu von, ša­tou sa poutiera, na plitký tanier sa vyvráti a vôkol zavára­ným ovocím poriadne okrášli, na misu sa serv</text:span></text:span><text:span text:style-name="CharStyle9"><text:span text:style-name="T488">ý</text:span></text:span><text:span text:style-name="CharStyle9"><text:span text:style-name="T462">t složí a naň sa dá jedlo. — Ku puddingom majú sa kuplové furmy upotrebiť.</text:span></text:span></text:p>
      <text:p text:style-name="P44"><text:span text:style-name="CharStyle9"><text:span text:style-name="T462"/></text:span></text:p>
      <text:p text:style-name="P45"><text:span text:style-name="CharStyle9"><text:span text:style-name="T462">178. R</text:span></text:span><text:span text:style-name="CharStyle9"><text:span text:style-name="T488">í</text:span></text:span><text:span text:style-name="CharStyle9"><text:span text:style-name="T462">žkašový pudding s malinovým gúsom.</text:span></text:span></text:p>
      <text:p text:style-name="P11"><text:span text:style-name="CharStyle9"><text:span text:style-name="T462"/></text:span></text:p>
      <text:p text:style-name="P13"><text:span text:style-name="CharStyle9"><text:span text:style-name="T462">Pol funta rižkaše na mäkko, celo a neveľmi husto uva­riť, dať do šálu a pridať 12 lôtov s vanilijou potlčeného a preosiateho cukru, pol druha lôta v</text:span></text:span><text:span text:style-name="CharStyle9"><text:span text:style-name="T488">i</text:span></text:span><text:span text:style-name="CharStyle9"><text:span text:style-name="T462">zového mechúra a za šálku maraskinového likéru, to dobre rozmiešať a nechať vystydnúť. Z pol žajdl</text:span></text:span><text:span text:style-name="CharStyle9"><text:span text:style-name="T488">í</text:span></text:span><text:span text:style-name="CharStyle9"><text:span text:style-name="T462">ka sladkej smotanky fám sbiť, z ľahka do predošlého zamiešať, celú massu do furmy v ľade zapravenej vyliať a zakrytú nechať stuhnúť. Za ten čas sa čerstvé maliny prez sito pretrú a tieto sa na ľade s 12 lôtami potlčeného a preosiateho cukru spolu pomiešajú. Pred nastolovan</text:span></text:span><text:span text:style-name="CharStyle9"><text:span text:style-name="T488">í</text:span></text:span><text:span text:style-name="CharStyle9"><text:span text:style-name="T462">m omočí sa furma do letnej vody, utretá vyvráti sa na misu a gús sa dá osobitne v šálke. Ohľadom sulcov a fámov je potrebné poznamenať, že čerstvým </text:span></text:span><text:soft-page-break/><text:span text:style-name="CharStyle9"><text:span text:style-name="T462">mand</text:span></text:span><text:span text:style-name="CharStyle9"><text:span text:style-name="T488">l</text:span></text:span><text:span text:style-name="CharStyle9"><text:span text:style-name="T462">ovým olejom tenko vymastená furma dá sa bez omáčania do letnej vody vyvrátiť (štyrcovať).</text:span></text:span></text:p>
      <text:p text:style-name="P44"><text:span text:style-name="CharStyle9"><text:span text:style-name="T462"/></text:span></text:p>
      <text:p text:style-name="P45"><text:span text:style-name="CharStyle9"><text:span text:style-name="T462">179. R</text:span></text:span><text:span text:style-name="CharStyle9"><text:span text:style-name="T488">i</text:span></text:span><text:span text:style-name="CharStyle9"><text:span text:style-name="T462">žkašový pudding </text:span></text:span><text:span text:style-name="CharStyle9"><text:span text:style-name="T518">à</text:span></text:span><text:span text:style-name="CharStyle9"><text:span text:style-name="T462"> la Rochon.</text:span></text:span></text:p>
      <text:p text:style-name="P11"><text:span text:style-name="CharStyle9"><text:span text:style-name="T462"/></text:span></text:p>
      <text:p text:style-name="P13"><text:span text:style-name="CharStyle9"><text:span text:style-name="T462">So všetkým sa zachádza dľa predošlého spôsobu, miesto likéru pridá sa vanilije, k nemu sa urobí jahodový gús a po­kračuje sa jako zvýš stojí ohľadom malín.</text:span></text:span></text:p>
      <text:p text:style-name="P44"><text:span text:style-name="CharStyle9"><text:span text:style-name="T462">180. Reisový pudding na švedský spôsob.</text:span></text:span></text:p>
      <text:p text:style-name="P11"><text:span text:style-name="CharStyle9"><text:span text:style-name="T462"/></text:span></text:p>
      <text:p text:style-name="P13"><text:span text:style-name="CharStyle9"><text:span text:style-name="T462">Všetko sa prichystá dľa č. 178. Potrebný počeť mašanských jab</text:span></text:span><text:span text:style-name="CharStyle9"><text:span text:style-name="T488">l</text:span></text:span><text:span text:style-name="CharStyle9"><text:span text:style-name="T462">k na štvoro rozkrojiť, obieliť a dať do čistej nádoby, dobre osladiť, na ne naliať bieleho vína, na mäkko v celosti upariť, na sito vybrať a nechať vystydnúť. Z prichy­stanej massy naleje sa do furmy na dva prsty zvýše a ne­chá sa stuhnúť, potom sa urobí z jab</text:span></text:span><text:span text:style-name="CharStyle9"><text:span text:style-name="T488">l</text:span></text:span><text:span text:style-name="CharStyle9"><text:span text:style-name="T462">čok ráf, za toľko massy a nechá sa stuhnúť, tak sa pokračuje, kým sa furma nedo­plní a potom sa celé zakryté nechá stuhnúť. Z pol žajdl</text:span></text:span><text:span text:style-name="CharStyle9"><text:span text:style-name="T488">í</text:span></text:span><text:span text:style-name="CharStyle9"><text:span text:style-name="T462">ka sladkej smotanky urobí sa fám; za dve ližičky marhulového lekváru, jestliby bol veľmi hustý, sa rozpustí, dobre sa ocukrí a s fámom sa z ľahka smieša, aby to bolo tekúce; také sa nechá na chladnom mieste stáť. Pred nastolovan</text:span></text:span><text:span text:style-name="CharStyle9"><text:span text:style-name="T488">í</text:span></text:span><text:span text:style-name="CharStyle9"><text:span text:style-name="T462">m vyvrá</text:span></text:span><text:span text:style-name="CharStyle9"><text:span text:style-name="T488">ti</text:span></text:span><text:span text:style-name="CharStyle9"><text:span text:style-name="T462"> sa misa </text:span></text:span><text:span text:style-name="CharStyle9"><text:span text:style-name="T488">n</text:span></text:span><text:span text:style-name="CharStyle9"><text:span text:style-name="T462">a plitkú misu, vôkol sa okrášli zaváraným ovocím a osobitne v šálke dá sa gús.</text:span></text:span></text:p>
      <text:p text:style-name="P44"><text:span text:style-name="CharStyle9"><text:span text:style-name="T462"/></text:span></text:p>
      <text:p text:style-name="P45"><text:span text:style-name="CharStyle9"><text:span text:style-name="T462">181. Chladný ananasový pudding na kráľov­ský spôsob.</text:span></text:span></text:p>
      <text:p text:style-name="P11"><text:span text:style-name="CharStyle9"><text:span text:style-name="T462"/></text:span></text:p>
      <text:p text:style-name="P13"><text:span text:style-name="CharStyle9"><text:span text:style-name="T462">Z dobre zralého ananasu kôrku skrojiť a v mažiari po­tlcť; tri žajdl</text:span></text:span><text:span text:style-name="CharStyle9"><text:span text:style-name="T488">í</text:span></text:span><text:span text:style-name="CharStyle9"><text:span text:style-name="T462">ky smotanky sv</text:span></text:span><text:span text:style-name="CharStyle9"><text:span text:style-name="T488">a</text:span></text:span><text:span text:style-name="CharStyle9"><text:span text:style-name="T462">riť, potlčené dať do nej a zakryté na stranu odložiť. Ananas na tenké rezanky do nádoby po­krájať, naň naliať za šálku sirupu, to </text:span></text:span><text:soft-page-break/><text:span text:style-name="CharStyle9"><text:span text:style-name="T462">zakryté na ohni sv</text:span></text:span><text:span text:style-name="CharStyle9"><text:span text:style-name="T488">a</text:span></text:span><text:span text:style-name="CharStyle9"><text:span text:style-name="T462">riť a na stranu odložiť. Pol funta potlčeného cukru dať do ná­doby, tento s 12 ž</text:span></text:span><text:span text:style-name="CharStyle9"><text:span text:style-name="T488">l</text:span></text:span><text:span text:style-name="CharStyle9"><text:span text:style-name="T462">tkami rozmiešať, so smotankou pomály rozpúšťať a pod ustavičným miešaním na ohni sv</text:span></text:span><text:span text:style-name="CharStyle9"><text:span text:style-name="T488">a</text:span></text:span><text:span text:style-name="CharStyle9"><text:span text:style-name="T462">riť; t. j. ke</text:span></text:span><text:span text:style-name="CharStyle9"><text:span text:style-name="T488">ď</text:span></text:span><text:span text:style-name="CharStyle9"><text:span text:style-name="T462"> začína hustnúť, vezne sa od ohňa preč a ďalej sa mieša, aby vystydlo; potom prez sito do čistého šálu pretrieť, k tomu scediť cukor, v ktorom sa ananas varil, po </text:span></text:span><text:span text:style-name="CharStyle9"><text:span text:style-name="T488">ú</text:span></text:span><text:span text:style-name="CharStyle9"><text:span text:style-name="T462">plnom zastudnutí zapraviť pikslu do ľadu a do nej dať z massy; malá čiastka massy nechá sa v šále na chladnom mieste stáť. So zamrznutím sa pokračuje dľa č. 166. Za ten čas sa sbije zo sladkej smotanky fám, zavárané ovocie pokrája sa na re­zanky a smieša sa s ananasom; keď je zamrznuté to tretí raz dobre rozmiešať, pridá sa z ľahka k nemu fám jako i pokrájané ovocie, to spolu smiešať, zakrytú pikslu za pár minút krútiť, ľadom obložiť a nechať stáť. V šáli poostalý kr</text:span></text:span><text:span text:style-name="CharStyle9"><text:span text:style-name="T466">e</text:span></text:span><text:span text:style-name="CharStyle9"><text:span text:style-name="T462">m s ostatním fámom smiešať, kuplovú furmu do ľadu za­praviť, pred nastolovaním zamrznutým naplniť, furmu von vziať a utrieť, obsah na tanier vyvrátiť, vôkol ovocím obložiť, na servyt na mise složený dať a gús osobit</text:span></text:span><text:span text:style-name="CharStyle9"><text:span text:style-name="T488">e</text:span></text:span><text:span text:style-name="CharStyle9"><text:span text:style-name="T462"> v šálke k puddingu na stôl pridať.</text:span></text:span></text:p>
      <text:p text:style-name="P244"><text:span text:style-name="CharStyle9"><text:span text:style-name="T462"/></text:span></text:p>
      <text:p text:style-name="P245"><text:span text:style-name="CharStyle9"><text:span text:style-name="T462">182. Chladný čokoládový pudding na kráľovne</text:span></text:span><text:span text:style-name="CharStyle9"><text:span text:style-name="T488">j</text:span></text:span><text:span text:style-name="CharStyle9"><text:span text:style-name="T462"> spôsob.</text:span></text:span></text:p>
      <text:p text:style-name="P11"><text:span text:style-name="CharStyle9"><text:span text:style-name="T462"/></text:span></text:p>
      <text:p text:style-name="P13"><text:span text:style-name="CharStyle9"><text:span text:style-name="T462">16 lôtov potlčeného a preosiateho cukru so 16 ž</text:span></text:span><text:span text:style-name="CharStyle9"><text:span text:style-name="T488">l</text:span></text:span><text:span text:style-name="CharStyle9"><text:span text:style-name="T462">tkami v nádobe rozmiešať, s troma žajdl</text:span></text:span><text:span text:style-name="CharStyle9"><text:span text:style-name="T488">í</text:span></text:span><text:span text:style-name="CharStyle9"><text:span text:style-name="T462">ky mlieka rozmiešať, pri­dať kus vanilije a to pod ustavičným miešaním na ohni sv</text:span></text:span><text:span text:style-name="CharStyle9"><text:span text:style-name="T488">a</text:span></text:span><text:span text:style-name="CharStyle9"><text:span text:style-name="T462">riť, od ohňa odstaviť a miešať, kým nevystydne, potom pre</text:span></text:span><text:span text:style-name="CharStyle9"><text:span text:style-name="T488">z s</text:span></text:span><text:span text:style-name="CharStyle9"><text:span text:style-name="T462">ito pretrieť a na tri čiastky rozdeliť. Štvrť funta porajbanej čokolády s pol žajdlíkom mlieka pod ustavičným miešaním na ohni sv</text:span></text:span><text:span text:style-name="CharStyle9"><text:span text:style-name="T488">a</text:span></text:span><text:span text:style-name="CharStyle9"><text:span text:style-name="T462">riť a do jednej čiastky precediť; pistácne a síce štyry lôty v mažiari na fajno potlcť, pri tlčení mlieko po kvapke pridávať, aby to jako maslo potlčené bolo, a prez sito do druhej čiastky pretrieť. Tretia čiastka ostane jako je in natura. 3 lôty v</text:span></text:span><text:span text:style-name="CharStyle9"><text:span text:style-name="T488">i</text:span></text:span><text:span text:style-name="CharStyle9"><text:span text:style-name="T462">zového mechúra dľa č. 167 prichystať, </text:span></text:span><text:soft-page-break/><text:span text:style-name="CharStyle9"><text:span text:style-name="T462">po­merne z neho do každej čiastky rozdeliť a s ním massy spolu smiešať. Z troch žajdlíkov dobrej sladkej smotanky fám sbiť, z neho dať čiastku do čokoládovej massy a z ľahka za­miešať. To dať do furmy v ľade zapravenej, zakryť a na vrch dať ľadu, pri sulcovaní varechou celú furmu až do vrchu týmže obtiahnuť a nechať dobre stuhnúť. Potom sa dá z fámu do pistáčnovej čiastky, to sa vyleje do furmy a nechá sa stuhnúť. Konečne sa i tretia čiastka s fámom pomieša, tým sa furma doplní, zaváranými višňami sa obloží a nechá sa stuhnúť. Pred nastolovaním sa furma omočí do letnej vody, a na plitkú misu sa vyvráti. Z poostalého fámu d</text:span></text:span><text:span text:style-name="CharStyle9"><text:span text:style-name="T488">a</text:span></text:span><text:span text:style-name="CharStyle9"><text:span text:style-name="T462"> sa do škarnicle, tým sa vôkol kôpky vytískajú, k tomu sa pri­chystajú puserle z piškotového cesta, jedlo s</text:span></text:span><text:span text:style-name="CharStyle9"><text:span text:style-name="T488">a</text:span></text:span><text:span text:style-name="CharStyle9"><text:span text:style-name="T462"> obtiahne čokol</text:span></text:span><text:span text:style-name="CharStyle9"><text:span text:style-name="T488">a</text:span></text:span><text:span text:style-name="CharStyle9"><text:span text:style-name="T462">dovou glazúrou a na kôpky vôkol pokladie sa fámu.</text:span></text:span></text:p>
      <text:p text:style-name="P44"><text:span text:style-name="CharStyle9"><text:span text:style-name="T462"/></text:span></text:p>
      <text:p text:style-name="P45"><text:span text:style-name="CharStyle9"><text:span text:style-name="T462">183. Chladný kabinetný pudding.</text:span></text:span></text:p>
      <text:p text:style-name="P11"><text:span text:style-name="CharStyle9"><text:span text:style-name="T462"/></text:span></text:p>
      <text:p text:style-name="P13"><text:span text:style-name="CharStyle9"><text:span text:style-name="T462">12 lôtov potlčeného cukru s 12 ž</text:span></text:span><text:span text:style-name="CharStyle9"><text:span text:style-name="T488">l</text:span></text:span><text:span text:style-name="CharStyle9"><text:span text:style-name="T462">tkami v nádobe roz­miešať, s mliekom rozpustiť, to pod ustavičným miešaním na ohni sv</text:span></text:span><text:span text:style-name="CharStyle9"><text:span text:style-name="T488">a</text:span></text:span><text:span text:style-name="CharStyle9"><text:span text:style-name="T462">riť a prez sito do čistého šálu pretrieť. 12 lôtov malých i veľkých hrozienkov čisto umyť, v nádobe s kusom cukru, maraskinovým likérom a málo vodou zakryté nechať pariť a na stranu odložiť. Z massy pod č. 148 udanej prichystajú sa drobné puserle, konečne sa prichystá pol druha lôta v</text:span></text:span><text:span text:style-name="CharStyle9"><text:span text:style-name="T488">i</text:span></text:span><text:span text:style-name="CharStyle9"><text:span text:style-name="T462">zového mechúra. Z veľkého žajdlíka sladkej smotanky sbije sa tuhý fám a na site nechá sa odtiecť. Zo zvýš menovaného kr</text:span></text:span><text:span text:style-name="CharStyle9"><text:span text:style-name="T488">e</text:span></text:span><text:span text:style-name="CharStyle9"><text:span text:style-name="T462">mu malú čiastku v šálke na ľade nechať stáť, do ostatnieho kr</text:span></text:span><text:span text:style-name="CharStyle9"><text:span text:style-name="T488">e</text:span></text:span><text:span text:style-name="CharStyle9"><text:span text:style-name="T462">mu dať v</text:span></text:span><text:span text:style-name="CharStyle9"><text:span text:style-name="T488">i</text:span></text:span><text:span text:style-name="CharStyle9"><text:span text:style-name="T462">zový mechúr, to i s fámom z ľahka smiešať, dať do furmy na tri prsty zvýše a nechať stuhnúť; na to sa dá prichystaných hrozienkov, zo zaváraných višieň a z kr</text:span></text:span><text:span text:style-name="CharStyle9"><text:span text:style-name="T466">é</text:span></text:span><text:span text:style-name="CharStyle9"><text:span text:style-name="T462">mu, čo všetko sa stuhnúť nechá. Do likéru omočené puserle kladú sa vôkol na vrch, pomedzi sa posypú hrozienka, furma sa </text:span></text:span><text:soft-page-break/><text:span text:style-name="CharStyle9"><text:span text:style-name="T462">krémom doplní, vôkol višňami obloží a nechá sa stuhnúť. Pred nastolovaním z ľadu vzatú furmu do letnej vody omočiť a na plitkú misu vyvrátiť, pozostalý kr</text:span></text:span><text:span text:style-name="CharStyle9"><text:span text:style-name="T466">e</text:span></text:span><text:span text:style-name="CharStyle9"><text:span text:style-name="T462">m sa s fámom z ľahka rozmieša, k tomu sa likéru s anan</text:span></text:span><text:span text:style-name="CharStyle9"><text:span text:style-name="T488">a</text:span></text:span><text:span text:style-name="CharStyle9"><text:span text:style-name="T462">so­vým saftom a to sa dá k jedlu osobit</text:span></text:span><text:span text:style-name="CharStyle9"><text:span text:style-name="T488">e</text:span></text:span><text:span text:style-name="CharStyle9"><text:span text:style-name="T462"> v šálke.</text:span></text:span></text:p>
      <text:p text:style-name="P109"><text:span text:style-name="CharStyle9"><text:span text:style-name="T462"/></text:span></text:p>
      <text:p text:style-name="P110"><text:span text:style-name="CharStyle9"><text:span text:style-name="T462">184. Chladný šarlot na kráľovnej spôsob.</text:span></text:span></text:p>
      <text:p text:style-name="P11"><text:span text:style-name="CharStyle9"><text:span text:style-name="T462"/></text:span></text:p>
      <text:p text:style-name="P13"><text:span text:style-name="CharStyle9"><text:span text:style-name="T462">Očistené pistácne a síce 12 lôtov v mažiari potlcť, pri tlčení mliekom rozp</text:span></text:span><text:span text:style-name="CharStyle9"><text:span text:style-name="T489">u</text:span></text:span><text:span text:style-name="CharStyle9"><text:span text:style-name="T462">šťať, na fajno t</text:span></text:span><text:span text:style-name="CharStyle9"><text:span text:style-name="T489">l</text:span></text:span><text:span text:style-name="CharStyle9"><text:span text:style-name="T462">cť a prez sito do čistej nádoby pretrieť. 14 lôtov potlčeného a preosiateho cukru s dvoma lôty v</text:span></text:span><text:span text:style-name="CharStyle9"><text:span text:style-name="T489">i</text:span></text:span><text:span text:style-name="CharStyle9"><text:span text:style-name="T462">zového dľa č. 167 prichystaného mechúra spolu smiešať; z troch žajdlíkov sladkej smotanky v kotlíku na ľade tuhý fám sbiť, predošlú massu po kuse doň dávať a po­zorne miešať. Hladkú furmu do ľadu zapraviť, massou na­plniť a zakryté nechať stuhnúť. Z massy dľa č. 46 urobenej čiastku upiecť, šírosť a zdlžosť furmy odmerať a dľa toho z ostatnej massy piškotové kúsky rezať, vrch do glazúry pod č. 22 udanej omáčať, na plech klásť, drobno krájanými pistácňami posypať a nechať stuhnúť. Pred nastolovaním furmu z ľadu preč vziať, do letnej vody omočiť a na plitkú misu vyvrátiť. Neglazírovanú stranu prichystaných pišk</text:span></text:span><text:span text:style-name="CharStyle9"><text:span text:style-name="T489">ô</text:span></text:span><text:span text:style-name="CharStyle9"><text:span text:style-name="T462">t marhu</text:span></text:span><text:span text:style-name="CharStyle9"><text:span text:style-name="T489">l</text:span></text:span><text:span text:style-name="CharStyle9"><text:span text:style-name="T462">ovým lekvárom natierať, týmito pišk</text:span></text:span><text:span text:style-name="CharStyle9"><text:span text:style-name="T489">o</text:span></text:span><text:span text:style-name="CharStyle9"><text:span text:style-name="T462">tami jedlo oblo­žiť a vrch zaváraným ovocím garnírovať. Dľa č. 16. šiesty stupeň cukru pripraviť, predošlú furmu tenko vymastiť, ko­niec varečky do cukru omočiť a po furme na tenko roztriasať, aby to jako vlásky tenké bolo a spolu sa spájalo. To na chladnom mieste nechať vystydnúť, z furmy pozorne vybrať a na vrch šarlotu položiť, aby to jako koruna vyzeralo.</text:span></text:span></text:p>
      <text:p text:style-name="P33"><text:span text:style-name="CharStyle9"><text:span text:style-name="T462"/></text:span></text:p>
      <text:p text:style-name="P34"><text:span text:style-name="CharStyle9"><text:span text:style-name="T462">185. Russký chladný šarlot.</text:span></text:span></text:p>
      <text:p text:style-name="P11"><text:span text:style-name="CharStyle9"><text:span text:style-name="T462"/></text:span></text:p>
      <text:p text:style-name="P13"><text:soft-page-break/><text:span text:style-name="CharStyle9"><text:span text:style-name="T462">Dva oranže na pol f</text:span></text:span><text:span text:style-name="CharStyle9"><text:span text:style-name="T489">u</text:span></text:span><text:span text:style-name="CharStyle9"><text:span text:style-name="T462">nte cukru obrajbať, tento potlcť a dať do kotlíka, precediť, k tomu pridať 16 žltkov, kus ško­rice, holbu dobrého vína a za pohár rumu, to drôtami na</text:span></text:span><text:span text:style-name="CharStyle7"><text:span text:style-name="T462"> </text:span></text:span><text:span text:style-name="CharStyle9"><text:span text:style-name="T462">ohni ustavične šibať, pri hustnutí od ohňa preč vziať a ďalej šibať, kým nevystydne. Do to</text:span></text:span><text:span text:style-name="CharStyle9"><text:span text:style-name="T489">h</text:span></text:span><text:span text:style-name="CharStyle9"><text:span text:style-name="T462">o dať 2 lôty v</text:span></text:span><text:span text:style-name="CharStyle9"><text:span text:style-name="T489">i</text:span></text:span><text:span text:style-name="CharStyle9"><text:span text:style-name="T462">zového me­chúra, to do čistého šálu prez sito pretrieť a miešať, pokým celkom nevystydne. Do furmy v ľade zapravenej naleje sa z tejto massy na tri prsty zvýše a to sa nechá stuhnúť. Dľa č. 974 v prvom sväzku knihy urobí sa punč, do toho sa kú­sky piškotového cesta omáčajú a do furmy kladú, to zavá­ranými višňami posypať, na to massy naliať a nechať stuh­núť. Po stuhnutí zas tak ukladať, kým sa furma doplní, čo v ľade sa nechá stuhnúť. Z piškotového cesta dľa furmy vysoké a veľké kúsky jako i tak veľký a okrúhly kus vy­krojiť, jak veľké je dno furmy, vykrojené cesto na dvanásť kúskov rozkrájať a do trojakej dľa č. 18, 19 a 31 udanej glazúry omáčať s tým poznamenaním, že na šarloty majú sa glazúry dľa predpisu klásť. Pred nastolovan</text:span></text:span><text:span text:style-name="CharStyle9"><text:span text:style-name="T489">í</text:span></text:span><text:span text:style-name="CharStyle9"><text:span text:style-name="T462">m furmu do letnej vody omočiť a na plitkú misu vyvrátiť, prichystané kúsky marhu</text:span></text:span><text:span text:style-name="CharStyle9"><text:span text:style-name="T489">l</text:span></text:span><text:span text:style-name="CharStyle9"><text:span text:style-name="T462">ovým lekvárom natierať a vôkol obložiť, na vrch okrúhle piškotové cesto jakoby v celosti složiť a síce najprv biele, potom červené, konečne čierne.</text:span></text:span></text:p>
      <text:p text:style-name="P96"><text:span text:style-name="CharStyle75"><text:span text:style-name="T462"/></text:span></text:p>
      <text:p text:style-name="P44"><text:span text:style-name="CharStyle9"><text:span text:style-name="T462">186. Taliansky chladný šarlot.</text:span></text:span></text:p>
      <text:p text:style-name="P11"><text:span text:style-name="CharStyle9"><text:span text:style-name="T462"/></text:span></text:p>
      <text:p text:style-name="P13"><text:span text:style-name="CharStyle9"><text:span text:style-name="T462">Dva oranže na pol funte cukru obrajbať, potlcť a dať do kotlíka, to s dvanástymi ž</text:span></text:span><text:span text:style-name="CharStyle9"><text:span text:style-name="T489">l</text:span></text:span><text:span text:style-name="CharStyle9"><text:span text:style-name="T462">tkami na penu rozmiešať, s trimi žajdlíky mlieka rozpúšťať, na ohni miešať, pri hustnutí odlo­žiť a ďalej miešať, kým nevystydne. Do toho dajú sa tri lôty v</text:span></text:span><text:span text:style-name="CharStyle9"><text:span text:style-name="T489">i</text:span></text:span><text:span text:style-name="CharStyle9"><text:span text:style-name="T462">zového mechúra, to sa prez sito do šálu precedí a mieša sa, kým nevystydne. Z veľkého žajdlíka sladkej smotanky sbije sa tuhý fám, nechá sa na site odtiecť a z ľahka sa do massy zamieša. Do </text:span></text:span><text:soft-page-break/><text:span text:style-name="CharStyle9"><text:span text:style-name="T462">furmy v ľade zapravenej naleje sa massy na tri prsty zvýše a nechá sa stuhnúť. Z massy pod č. 125 udanej vyt</text:span></text:span><text:span text:style-name="CharStyle9"><text:span text:style-name="T489">í</text:span></text:span><text:span text:style-name="CharStyle9"><text:span text:style-name="T462">skajú sa na papier rovnaké kôpky čili puserle, tieto sa nechajú v peci na žlto upiecť, z papieru sa soberú a na plech sa rozkladú. Z pár bielkov urobí sa špa­nielsky vetor, tento sa dá do papierovej škarnicle a z neho sa na každý puserl</text:span></text:span><text:span text:style-name="CharStyle9"><text:span text:style-name="T489">í</text:span></text:span><text:span text:style-name="CharStyle9"><text:span text:style-name="T462">k do kola bodky vytískajú, v peci sa ne­chajú sušiť, po vrchu posypú sa barveným pod č. 7 udaným</text:span></text:span><text:span text:style-name="CharStyle7"><text:span text:style-name="T462"> </text:span></text:span><text:span text:style-name="CharStyle9"><text:span text:style-name="T462">cukrom, po usušení veznú sa von, do prostredku každého kúsku naleje sa pod </text:span></text:span><text:span text:style-name="CharStyle9"><text:span text:style-name="T489">č</text:span></text:span><text:span text:style-name="CharStyle9"><text:span text:style-name="T462">. 25 udanej glazúry a nechať usušiť. Do pozostalého oranžového sirupu vytísne sa saft, doň sa piškotové kúsky omáč</text:span></text:span><text:span text:style-name="CharStyle9"><text:span text:style-name="T489">a</text:span></text:span><text:span text:style-name="CharStyle9"><text:span text:style-name="T462">jú a dávajú sa do furmy, to sa zavá­raným ovocím posype, na to sa naleje z massy, nechá sa stuhnuť a tak sa pokračuje, kým sa furma doplní. Pred na­stolovaním omočí sa furma do letnej vody a vyvráti sa na plitkú misu, puserle natierajú sa marhu</text:span></text:span><text:span text:style-name="CharStyle9"><text:span text:style-name="T489">l</text:span></text:span><text:span text:style-name="CharStyle9"><text:span text:style-name="T462">ovým lekvárom a vôkol sa pokladú, konečne vrch sa okrášli zaváraným ovocím.</text:span></text:span></text:p>
      <text:p text:style-name="P44"><text:span text:style-name="CharStyle9"><text:span text:style-name="T462"/></text:span></text:p>
      <text:p text:style-name="P45"><text:span text:style-name="CharStyle9"><text:span text:style-name="T462">187. Chladný kaštanový šarlot.</text:span></text:span></text:p>
      <text:p text:style-name="P11"><text:span text:style-name="CharStyle9"><text:span text:style-name="T462"/></text:span></text:p>
      <text:p text:style-name="P13"><text:span text:style-name="CharStyle9"><text:span text:style-name="T462">Z dvoch funtov kaštanov kôrku olúpať, kaštany vo vre­lej vode zakryté nechať za pár minút stáť, tenkú šupu z nich sobrať, čierne vykrojiť a čisté dať do nádoby, tieto potlčeným cukrom posypať, vodou podliať a na mäkko nechať pariť. Takéto v mažiari potlcť, prez sito pretrieť do vajdlinka, va­rechou na kašu rozrobiť a pridať vanilového cukru. Jestliby sa kaštanová massa spolu nedržala, pridá sa pár liž</text:span></text:span><text:span text:style-name="CharStyle9"><text:span text:style-name="T490">í</text:span></text:span><text:span text:style-name="CharStyle9"><text:span text:style-name="T462">c slad­kej smotanky alebo sirupu, z toho sa šúlajú okr</text:span></text:span><text:span text:style-name="CharStyle9"><text:span text:style-name="T490">u</text:span></text:span><text:span text:style-name="CharStyle9"><text:span text:style-name="T462">hl</text:span></text:span><text:span text:style-name="CharStyle9"><text:span text:style-name="T490">é</text:span></text:span><text:span text:style-name="CharStyle9"><text:span text:style-name="T462"> gulky rovnakej veľkosti a kladú sa na čistý plech, do každej sa zapichne na piať dlhé drevko a tý</text:span></text:span><text:span text:style-name="CharStyle9"><text:span text:style-name="T490">m</text:span></text:span><text:span text:style-name="CharStyle9"><text:span text:style-name="T462"> sa omáča do cukru dľa č. 16 prichystaného. Tieto gulky kladú sa do tenko vyma­stenej furmy jedno podľa druhej tak, aby sa spolu držaly. Celá furma musí byť nimi vyfutrovaná, čo sa v chytrosti stať musí. Po dobrom </text:span></text:span><text:soft-page-break/><text:span text:style-name="CharStyle9"><text:span text:style-name="T462">stuhnutí vezne sa z furmy von a položí sa na plitkú misu. Z pozostalého cukru dá sa do kuplovej furmy, z neho urobí sa sultán a odloží sa na stranu. Z troch žajdlíkov dobrej sladkej smotanky sbije sa tuhý fám a nechá sa na site odtiecť, tak tiež sa prichystá s vanilijou potlčený cukor. Pred nastolovaním cukor s fámom sa smieša, týmto naplniť kaštanový krustat, vôkol vetrovými puserlami oblo­žiť a na vrch sa dá sultán.</text:span></text:span></text:p>
      <text:p text:style-name="P1"><text:span text:style-name="CharStyle7"><text:span text:style-name="T462"/></text:span></text:p>
      <text:h text:style-name="P282" text:outline-level="3"><text:bookmark-start text:name="bookmark100"/><text:span text:style-name="CharStyle13"><text:span text:style-name="T462">VI. Oddelenie.</text:span></text:span><text:bookmark-end text:name="bookmark100"/></text:h>
      <text:h text:style-name="P279" text:outline-level="4"><text:span text:style-name="CharStyle15"><text:span text:style-name="T462"/></text:span></text:h>
      <text:h text:style-name="P280" text:outline-level="4"><text:bookmark-start text:name="bookmark102"/><text:span text:style-name="CharStyle15"><text:span text:style-name="T462">O krémoch, fámoch a mliečnych plamensé.</text:span></text:span><text:bookmark-end text:name="bookmark102"/></text:h>
      <text:p text:style-name="P2"><text:span text:style-name="CharStyle16"><text:span text:style-name="T462"/></text:span></text:p>
      <text:p text:style-name="P8"><text:span text:style-name="CharStyle16"><text:span text:style-name="T462">A) Čiastka.</text:span></text:span></text:p>
      <text:p text:style-name="P3"><text:span text:style-name="CharStyle76"><text:span text:style-name="T490"/></text:span></text:p>
      <text:p text:style-name="P9"><text:span text:style-name="CharStyle76"><text:span text:style-name="T490">O</text:span></text:span><text:span text:style-name="CharStyle76"><text:span text:style-name="T462"> studenom a štyrcovanom kréme.</text:span></text:span></text:p>
      <text:p text:style-name="P44"><text:span text:style-name="CharStyle9"><text:span text:style-name="T462"/></text:span></text:p>
      <text:p text:style-name="P45"><text:span text:style-name="CharStyle9"><text:span text:style-name="T462">188. Chladné kávové konsumé.</text:span></text:span></text:p>
      <text:p text:style-name="P11"><text:span text:style-name="CharStyle9"><text:span text:style-name="T462"/></text:span></text:p>
      <text:p text:style-name="P13"><text:span text:style-name="CharStyle9"><text:span text:style-name="T462">Nasledovné krémy sú v Anglicku veľmi obľúbené a dá­vajú sa na havránku alebo miesto večere (soupé); ony veľmi chladia, žal</text:span></text:span><text:span text:style-name="CharStyle9"><text:span text:style-name="T490">u</text:span></text:span><text:span text:style-name="CharStyle9"><text:span text:style-name="T462">dok sľahčujú a miesto polievky sa v šálkach servírujú alebo slúžia ináčej jako chladné konsumé. Na jednu osobu chystá sa jedna šálka a dľa tohoto pomeru chy­stá sa i massa. 12 lôtov dobrej kávy na žltobrunátno upáliť, dve holby sladkej smotanky nechať sv</text:span></text:span><text:span text:style-name="CharStyle9"><text:span text:style-name="T490">a</text:span></text:span><text:span text:style-name="CharStyle9"><text:span text:style-name="T462">riť, do nej upálenú kávu dať a zakryť, aby kávová chuť v smotanke ostala. To sa nechá vystydnúť, scedí sa do nádoby, s dvanástymi ž</text:span></text:span><text:span text:style-name="CharStyle9"><text:span text:style-name="T490">l</text:span></text:span><text:span text:style-name="CharStyle9"><text:span text:style-name="T462">tka­mi a 24 l</text:span></text:span><text:span text:style-name="CharStyle9"><text:span text:style-name="T490">ô</text:span></text:span><text:span text:style-name="CharStyle9"><text:span text:style-name="T462">tmi tlčeného cukru spolu sa rozhabaruje (rozšprudluje), prez s</text:span></text:span><text:span text:style-name="CharStyle9"><text:span text:style-name="T490">í</text:span></text:span><text:span text:style-name="CharStyle9"><text:span text:style-name="T462">tko do šálok sa precedí a tieto sa postavia do nádoby, ktoré sú naplnené horúcou vodou, tak že šálky v nej do polovice stoja. To sa položí na horúce </text:span></text:span><text:soft-page-break/><text:span text:style-name="CharStyle9"><text:span text:style-name="T462">miesto, na vrch sa dajú pokrievky na ktoré prinde žeravé uhlie a tak sa nechá massa pariť, kým neshustne. Von vzaté a utreté šálky pokladú sa na servyt na mise složený a odložia sa na chladné miesto. Tu poznamenať treba ponajprv, že sa káva má v takom bubníku páliť, ktorý je celkom zatvorený, aby pripálení nevy- túchla; po druhé: ke</text:span></text:span><text:span text:style-name="CharStyle9"><text:span text:style-name="T490">ď</text:span></text:span><text:span text:style-name="CharStyle9"><text:span text:style-name="T462"> sa massa v šálkach v pare varí, porobia sa po vrchu mechúre.</text:span></text:span></text:p>
      <text:h text:style-name="P279" text:outline-level="4"><text:bookmark text:name="bookmark104"/><text:span text:style-name="CharStyle15"><text:span text:style-name="T462"/></text:span></text:h>
      <text:p text:style-name="P33"><text:span text:style-name="CharStyle9"><text:span text:style-name="T462">189. Chladné čokoládové konsumé.</text:span></text:span></text:p>
      <text:p text:style-name="P11"><text:span text:style-name="CharStyle9"><text:span text:style-name="T462"/></text:span></text:p>
      <text:p text:style-name="P13"><text:span text:style-name="CharStyle9"><text:span text:style-name="T462">12 lôtov porajbanej vanilovej čokolády dať do nádoby, pridať za šálku vrelej vody a 12 lôtov cukru, a to pod usta­vičným miešaním na ohni variť, pokým sa všetko rozpustí. Dve holby mlieka sv</text:span></text:span><text:span text:style-name="CharStyle9"><text:span text:style-name="T490">a</text:span></text:span><text:span text:style-name="CharStyle9"><text:span text:style-name="T462">riť a do predošlého zamiešať, po vystydnut</text:span></text:span><text:span text:style-name="CharStyle9"><text:span text:style-name="T490">í</text:span></text:span><text:span text:style-name="CharStyle9"><text:span text:style-name="T462"> doň 12 žltkov rozhabarovať, prez husté sito precediť, šálky naplniť, do pary dať a dľa predošlého spôsobu pokračovať.</text:span></text:span></text:p>
      <text:p text:style-name="P1"><text:span text:style-name="CharStyle7"><text:span text:style-name="T462"/></text:span></text:p>
      <text:p text:style-name="P44"><text:span text:style-name="CharStyle9"><text:span text:style-name="T462">190. Chladné vanilové konsumé.</text:span></text:span></text:p>
      <text:p text:style-name="P11"><text:span text:style-name="CharStyle9"><text:span text:style-name="T462"/></text:span></text:p>
      <text:p text:style-name="P13"><text:span text:style-name="CharStyle9"><text:span text:style-name="T462">Dve holby sladkej smotanky vanilijou na kúsky pokrá­janou za pár minút spolu nechať povariť, zakryté na stranu odložiť a nechať vystydnúť. 12 žltkov s 12 lôtami potlčeného a preosiatého cukru spolu smiešať, so smotankou rozpúšťať, prez sito precediť, šálky naplniť a dľa predošlého spôsobu pokračovať.</text:span></text:span></text:p>
      <text:p text:style-name="P161"><text:span text:style-name="CharStyle9"><text:span text:style-name="T462"/></text:span></text:p>
      <text:p text:style-name="P162"><text:span text:style-name="CharStyle9"><text:span text:style-name="T462">191. Chladné konsumé s rusským thee.</text:span></text:span></text:p>
      <text:p text:style-name="P11"><text:span text:style-name="CharStyle9"><text:span text:style-name="T462"/></text:span></text:p>
      <text:p text:style-name="P13"><text:span text:style-name="CharStyle9"><text:span text:style-name="T462">Dve holby sladkej smotanky sv</text:span></text:span><text:span text:style-name="CharStyle9"><text:span text:style-name="T466">a</text:span></text:span><text:span text:style-name="CharStyle9"><text:span text:style-name="T462">riť, po sv</text:span></text:span><text:span text:style-name="CharStyle9"><text:span text:style-name="T490">a</text:span></text:span><text:span text:style-name="CharStyle9"><text:span text:style-name="T462">rení pridať tri ližičky rusského thee, dobre rozmiešať a zakryté nechať stydnuť. 12 žltkov s 20 </text:span></text:span><text:soft-page-break/><text:span text:style-name="CharStyle9"><text:span text:style-name="T462">lôtami potlčeného cukru pomiešať, so smotankou rozpúšťať, za pohár araku pridať, prez sito pre­cediť, šálky naplniť a pokračovať dľa predošlého spôsobu.</text:span></text:span></text:p>
      <text:p text:style-name="P105"><text:span text:style-name="CharStyle9"><text:span text:style-name="T462"/></text:span></text:p>
      <text:p text:style-name="P106"><text:span text:style-name="CharStyle9"><text:span text:style-name="T462">192. Chladné mliečne konsumé s kakao.</text:span></text:span></text:p>
      <text:p text:style-name="P11"><text:span text:style-name="CharStyle9"><text:span text:style-name="T462"/></text:span></text:p>
      <text:p text:style-name="P13"><text:span text:style-name="CharStyle9"><text:span text:style-name="T462">Kakao je ovocie, z ktorého sa čokoláda robí a páli sa jako káva. Pol funta takého kakao upáliť a v mažiari na hrubo potlcť; dve holby sladkej smotanky sv</text:span></text:span><text:span text:style-name="CharStyle9"><text:span text:style-name="T490">a</text:span></text:span><text:span text:style-name="CharStyle9"><text:span text:style-name="T462">riť, do nej dať pokrájanej vanilije a zakryté nechať vystydnúť. 12 žltkov s 20 lôtmi potlčeného cukru rozmiešať, so smotankou rozpú­šťať, prez sitko precediť, šálky naplniť a dľa predošlého spô­sobu pokračovať.</text:span></text:span></text:p>
      <text:p text:style-name="P163"><text:span text:style-name="CharStyle9"><text:span text:style-name="T462"/></text:span></text:p>
      <text:p text:style-name="P164"><text:span text:style-name="CharStyle9"><text:span text:style-name="T462">193. Chladné konsumé s páleným cukrom.</text:span></text:span></text:p>
      <text:p text:style-name="P11"><text:span text:style-name="CharStyle9"><text:span text:style-name="T462"/></text:span></text:p>
      <text:p text:style-name="P13"><text:span text:style-name="CharStyle9"><text:span text:style-name="T462">8 lôtov potlčeného cukru v nádobe na ohni tak dlho miešať, kým nebude rozpustený a na žlto upálený, naň sa na­leje pol žajdl</text:span></text:span><text:span text:style-name="CharStyle9"><text:span text:style-name="T490">í</text:span></text:span><text:span text:style-name="CharStyle9"><text:span text:style-name="T462">ka chladnej vody a mieša sa, pokým sa celkom nerozpust</text:span></text:span><text:span text:style-name="CharStyle9"><text:span text:style-name="T490">í</text:span></text:span><text:span text:style-name="CharStyle9"><text:span text:style-name="T462">. Dve holby smotanky sv</text:span></text:span><text:span text:style-name="CharStyle9"><text:span text:style-name="T490">a</text:span></text:span><text:span text:style-name="CharStyle9"><text:span text:style-name="T462">riť, s kusom vanilie smie­šať a nechať vystydnúť. 12 žltkov s 8 lôtami potlčeného cukru smiešať, so smotankou rozpúšťať, prez sito precediť, týmto šálky naplniť a dľa predošlého spôsobu pokračovať.</text:span></text:span></text:p>
      <text:p text:style-name="P44"><text:span text:style-name="CharStyle9"><text:span text:style-name="T462"/></text:span></text:p>
      <text:p text:style-name="P45"><text:span text:style-name="CharStyle9"><text:span text:style-name="T462">194. Chladné mliečne konsumé s pistácňami.</text:span></text:span></text:p>
      <text:p text:style-name="P11"><text:span text:style-name="CharStyle9"><text:span text:style-name="T462"/></text:span></text:p>
      <text:p text:style-name="P13"><text:span text:style-name="CharStyle9"><text:span text:style-name="T462">Pistácne a síce 8 lôtov v mažiari potlcť a pri tlčení mlie­</text:span></text:span></text:p>
      <text:p text:style-name="P1"><text:span text:style-name="CharStyle7"><text:span text:style-name="T462">74</text:span></text:span></text:p>
      <text:p text:style-name="P2"><text:span text:style-name="CharStyle9"><text:span text:style-name="T462">kom polievať, aby boly jako maslo potlčené. Dve holby smotanky s pistácňami rozmiešať, zvariť a zakryté nechať vy­stydnúť. 14 lôtov </text:span></text:span><text:soft-page-break/><text:span text:style-name="CharStyle9"><text:span text:style-name="T462">potlčeného cukru s 12 ž</text:span></text:span><text:span text:style-name="CharStyle9"><text:span text:style-name="T490">l</text:span></text:span><text:span text:style-name="CharStyle9"><text:span text:style-name="T462">tkami spolu smiešať, smotanku prez servyt vytlačiť, s cukrom smiešať, prez sito precediť, šálky naplniť, do pary dať a dľa známeho spôsobu pokračovať.</text:span></text:span></text:p>
      <text:p text:style-name="P44"><text:span text:style-name="CharStyle9"><text:span text:style-name="T462"/></text:span></text:p>
      <text:p text:style-name="P45"><text:span text:style-name="CharStyle9"><text:span text:style-name="T462">195. Chladné konsumé s praženými orechami.</text:span></text:span></text:p>
      <text:p text:style-name="P11"><text:span text:style-name="CharStyle9"><text:span text:style-name="T462"/></text:span></text:p>
      <text:p text:style-name="P13"><text:span text:style-name="CharStyle9"><text:span text:style-name="T462">Funt vlaských orechov rozt</text:span></text:span><text:span text:style-name="CharStyle9"><text:span text:style-name="T490">l</text:span></text:span><text:span text:style-name="CharStyle9"><text:span text:style-name="T462">cť, jadrá vybrať a s 8 lôtami potlčeného cukru smiešať, na žlto upražiť, v mažiari potlcť a pri tlčení s mliekom rozpúšťať. Tri žajdl</text:span></text:span><text:span text:style-name="CharStyle9"><text:span text:style-name="T490">í</text:span></text:span><text:span text:style-name="CharStyle9"><text:span text:style-name="T462">ky sladkej smotanky sv</text:span></text:span><text:span text:style-name="CharStyle9"><text:span text:style-name="T490">a</text:span></text:span><text:span text:style-name="CharStyle9"><text:span text:style-name="T462">riť, s orechami smiešať, zakryté nechať vystydnúť, prez servyt precediť a dobre vytlačiť. Pol funta potlčeného cukru s 12 ž</text:span></text:span><text:span text:style-name="CharStyle9"><text:span text:style-name="T490">l</text:span></text:span><text:span text:style-name="CharStyle9"><text:span text:style-name="T462">tkami spolu rozmiešať, so smotankou rozpúšťať, prez sitko precediť, šálky naplniť a dľa známeho spôsobu pokračovať.</text:span></text:span></text:p>
      <text:p text:style-name="P42"><text:span text:style-name="CharStyle9"><text:span text:style-name="T462"/></text:span></text:p>
      <text:p text:style-name="P43"><text:span text:style-name="CharStyle9"><text:span text:style-name="T462">196. Chladné konsumé s praženými mandlami.</text:span></text:span></text:p>
      <text:p text:style-name="P11"><text:span text:style-name="CharStyle9"><text:span text:style-name="T462"/></text:span></text:p>
      <text:p text:style-name="P13"><text:span text:style-name="CharStyle9"><text:span text:style-name="T462">So všetkým sa pokračuje dľa predošlého spôsobu a na to sa pozoruje, aby mlieko malo to ar</text:span></text:span><text:span text:style-name="CharStyle9"><text:span text:style-name="T490">o</text:span></text:span><text:span text:style-name="CharStyle9"><text:span text:style-name="T462">ma čili vôňu, jaký název má konsumé. Dľa tohože spôsobu sa urobí:</text:span></text:span></text:p>
      <text:p text:style-name="P33"><text:span text:style-name="CharStyle9"><text:span text:style-name="T462"/></text:span></text:p>
      <text:p text:style-name="P34"><text:span text:style-name="CharStyle9"><text:span text:style-name="T462">197. Chladné konsumé s praženými lieskovci.</text:span></text:span></text:p>
      <text:p text:style-name="P42"><text:span text:style-name="CharStyle9"><text:span text:style-name="T462"/></text:span></text:p>
      <text:p text:style-name="P43"><text:span text:style-name="CharStyle9"><text:span text:style-name="T462">198. Chladné konsumé s maraskinovým likérom.</text:span></text:span></text:p>
      <text:p text:style-name="P258"><text:span text:style-name="CharStyle9"><text:span text:style-name="T462"/></text:span></text:p>
      <text:p text:style-name="P259"><text:span text:style-name="CharStyle9"><text:span text:style-name="T462">199. Chladný francúzsky štyrcovaný krém s čokoládou.</text:span></text:span></text:p>
      <text:p text:style-name="P11"><text:span text:style-name="CharStyle9"><text:span text:style-name="T462"/></text:span></text:p>
      <text:p text:style-name="P13"><text:span text:style-name="CharStyle9"><text:span text:style-name="T462">Francúzske krémy robia sa tiež s mliekom a tým sa rozdelujú od anglických, že sa dávajú do okrášlených furiem a v celosti sa dajú k obedu, čí</text:span></text:span><text:span text:style-name="CharStyle9"><text:span text:style-name="T490">m</text:span></text:span><text:span text:style-name="CharStyle9"><text:span text:style-name="T462"> vätšiu pozornosť na seba obrátia. — 12 lôtov porajbanej </text:span></text:span><text:soft-page-break/><text:span text:style-name="CharStyle9"><text:span text:style-name="T462">čokolády a kus pokrájanej vanilije dať do nádoby, na to naliať žajdlík mlieka a to pod ustavičným miešaním nechať variť. Pol funta potlčeného cukru s 12 ž</text:span></text:span><text:span text:style-name="CharStyle9"><text:span text:style-name="T490">l</text:span></text:span><text:span text:style-name="CharStyle9"><text:span text:style-name="T462">tkami rozmiešať, s trimi žajdlíkmi mlieka roz­púšťať, s čokoládovým mliekom smiešať a na ohni drôtami</text:span></text:span><text:span text:style-name="CharStyle7"><text:span text:style-name="T462"> </text:span></text:span><text:span text:style-name="CharStyle9"><text:span text:style-name="T462">šibať, pokým nezačne hustnúť. Potom od ohňa odložiť, na chladnom mieste miešať, pridať dva lôty vizového mechúra, to prez sito do čistej nádoby pretreť a na </text:span></text:span><text:span text:style-name="CharStyle9"><text:span text:style-name="T490">ľ</text:span></text:span><text:span text:style-name="CharStyle9"><text:span text:style-name="T462">ade miešať, po­kým nezačne hustnúť. Mandlovým olejom tenko vymastenú furmu do ľadu zapraviť, massu do nej vyliať a zakrytú ne­chať stuhnú</text:span></text:span><text:span text:style-name="CharStyle9"><text:span text:style-name="T490">t</text:span></text:span><text:span text:style-name="CharStyle9"><text:span text:style-name="T462">. Pred nastolovaním von vzatú furmu utrieť, u vrchu okolo krajov prstom oddeliť, na misu vyvrátiť a na stôl dať.</text:span></text:span></text:p>
      <text:p text:style-name="P42"><text:span text:style-name="CharStyle9"><text:span text:style-name="T462"/></text:span></text:p>
      <text:p text:style-name="P43"><text:span text:style-name="CharStyle9"><text:span text:style-name="T462">200. Chladný francúzsky kávový krém.</text:span></text:span></text:p>
      <text:p text:style-name="P11"><text:span text:style-name="CharStyle9"><text:span text:style-name="T462"/></text:span></text:p>
      <text:p text:style-name="P13"><text:span text:style-name="CharStyle9"><text:span text:style-name="T462">12 lôtov mokkakávy na žltobrunátno upáliť, žajdl</text:span></text:span><text:span text:style-name="CharStyle9"><text:span text:style-name="T490">í</text:span></text:span><text:span text:style-name="CharStyle9"><text:span text:style-name="T462">k vody v čistej nádobe nechať variť, do nej horúcu kávu vysy­pať, chytro zakryť, aby para von nevyšla, a nechať vystyd­núť. Za ten čas štvrť funta cukru na žlto (karmel) na ohni rozpustiť, kávou podlievať a spolu sv</text:span></text:span><text:span text:style-name="CharStyle9"><text:span text:style-name="T490">a</text:span></text:span><text:span text:style-name="CharStyle9"><text:span text:style-name="T462">riť, aby sa cukor roz­pustil. 10 žltkov s 8 lôty potlčeného cukru spolu rozmiešať a s kávou rozpúšťať, tri žajdlíky sv</text:span></text:span><text:span text:style-name="CharStyle9"><text:span text:style-name="T490">a</text:span></text:span><text:span text:style-name="CharStyle9"><text:span text:style-name="T462">renej smotanky do toho vyliať a na ohni šibať, pokým nezačne hustnúť. Potom od ohňa odložiť, primiešať 2 lôty vizového mechúra, prez sito precediť a na chladnom miesta miešať, pokým sa nezačne sulcovať. Mandlovým olejom vymastenú furmu do ľadu pri­chystať, massou naplniť, nechať sulcovať a pred nastolovaním na plitkú misu vyvrátiť.</text:span></text:span></text:p>
      <text:p text:style-name="P33"><text:span text:style-name="CharStyle9"><text:span text:style-name="T462"/></text:span></text:p>
      <text:p text:style-name="P34"><text:span text:style-name="CharStyle9"><text:span text:style-name="T462">201. Chladný francúzsky krém s rusským thee.</text:span></text:span></text:p>
      <text:p text:style-name="P11"><text:span text:style-name="CharStyle9"><text:span text:style-name="T462"/></text:span></text:p>
      <text:p text:style-name="P13"><text:soft-page-break/><text:span text:style-name="CharStyle9"><text:span text:style-name="T462">Tri žajdlíky smotanky sv</text:span></text:span><text:span text:style-name="CharStyle9"><text:span text:style-name="T490">a</text:span></text:span><text:span text:style-name="CharStyle9"><text:span text:style-name="T462">riť, 2 lôty thee do nej zamie­šať a zakryté nechať vystydn</text:span></text:span><text:span text:style-name="CharStyle9"><text:span text:style-name="T490">u</text:span></text:span><text:span text:style-name="CharStyle9"><text:span text:style-name="T462">ť. 10 žltkov so 16 lôtmi potl­čeného cukru spolu rozmiešať, s prichystanou smotankou rozpúšťať a na ohni šibať, pokým nezačne hustnúť. Do od­loženej od ohňa massy pridať dva lôty vizového mechúra, prez sito do šálu precediť, pridať pohár rumu a na chladnom miešať, pokým sa nezačne sulcovať; potom dať do furmy a nechať stuhnúť.</text:span></text:span></text:p>
      <text:p text:style-name="P1"><text:span text:style-name="CharStyle7"><text:span text:style-name="T462"/></text:span></text:p>
      <text:p text:style-name="P109"><text:span text:style-name="CharStyle9"><text:span text:style-name="T462">202. Chladný francúzsky krém s vanilijou.</text:span></text:span></text:p>
      <text:p text:style-name="P11"><text:span text:style-name="CharStyle9"><text:span text:style-name="T462"/></text:span></text:p>
      <text:p text:style-name="P13"><text:span text:style-name="CharStyle9"><text:span text:style-name="T462">Dve holby smotanky s vanilijou na drobno pokrájanou za pár minút spolu nechať variť a zakryté na chladno odlo­žiť. 10 žltkov s 12 lôtami potlčeného cukru rozmiešať, so smotankou rozpúšťať a na ohni šibať, pridať dva lôty v</text:span></text:span><text:span text:style-name="CharStyle9"><text:span text:style-name="T490">i</text:span></text:span><text:span text:style-name="CharStyle9"><text:span text:style-name="T462">zo­vého mechúra, to do šále precediť a miešať, pokým sa ne­začne sulcovať; ďalej sa pokračuje dľa známeho spôsobu.</text:span></text:span></text:p>
      <text:p text:style-name="P165"><text:span text:style-name="CharStyle9"><text:span text:style-name="T462"/></text:span></text:p>
      <text:p text:style-name="P166"><text:span text:style-name="CharStyle9"><text:span text:style-name="T462">203. Chladný francúzsky marhulový krém.</text:span></text:span></text:p>
      <text:p text:style-name="P11"><text:span text:style-name="CharStyle9"><text:span text:style-name="T462"/></text:span></text:p>
      <text:p text:style-name="P13"><text:span text:style-name="CharStyle9"><text:span text:style-name="T462">12 dobre zralých marhúl s 12 lôtami cukru pod usta­vičným miešaním variť, pokým nezačnú hustnúť, a prez sito do nádoby pretreť. 10 žltkov s 12 lôtami potlčeného cukru rozmiešať, s trimi žajdlíkami smotanky rozpúšťať a na ohni šibať, pokým nezačne hustnúť. Od ohňa odloženú massu miešať, pridať tri lôty v</text:span></text:span><text:span text:style-name="CharStyle9"><text:span text:style-name="T490">i</text:span></text:span><text:span text:style-name="CharStyle9"><text:span text:style-name="T462">zového mechúra, prez sito precediť, pomály do marhúl dávať a spolu na chladnom mieste roz­miešať, pokým sa nezačne sulcovať; ďalej sa pokračuje jako zvýš stojí.</text:span></text:span></text:p>
      <text:p text:style-name="P167"><text:span text:style-name="CharStyle9"><text:span text:style-name="T462"/></text:span></text:p>
      <text:p text:style-name="P168"><text:span text:style-name="CharStyle9"><text:span text:style-name="T462">204. Chladný francúzsky malinový krém.</text:span></text:span></text:p>
      <text:p text:style-name="P11"><text:span text:style-name="CharStyle9"><text:span text:style-name="T462"/></text:span></text:p>
      <text:p text:style-name="P13"><text:soft-page-break/><text:span text:style-name="CharStyle9"><text:span text:style-name="T462">Tri žajdlíky dobre zrelých malín prez sito pretrieť do šálu a s 12 lôtami potlčeného cukru na chladnom miešať. 10 žltkov s 12 lôtami cukru v kotlíku rozmiešať, s trimi žajdlíky smotanky rozpúšťať a na ohni šibať, pokým nezačne hustnúť. Od ohňa odloženú massu ďalej miešať, pridať 3 lôty dľa č. 167 prichystaného v</text:span></text:span><text:span text:style-name="CharStyle9"><text:span text:style-name="T490">i</text:span></text:span><text:span text:style-name="CharStyle9"><text:span text:style-name="T462">zového mechúra, prez sito pretrieť, z toho po trochu do malín dávať a spolu miešať, kým sa nezačne sulcovať; ďalej sa pokračuje dľa predošlého spôsobu.</text:span></text:span></text:p>
      <text:p text:style-name="P165"><text:span text:style-name="CharStyle9"><text:span text:style-name="T462"/></text:span></text:p>
      <text:p text:style-name="P166"><text:span text:style-name="CharStyle9"><text:span text:style-name="T462">205. Chladný francúzsky jahodový krém.</text:span></text:span></text:p>
      <text:p text:style-name="P11"><text:span text:style-name="CharStyle9"><text:span text:style-name="T462"/></text:span></text:p>
      <text:p text:style-name="P13"><text:span text:style-name="CharStyle9"><text:span text:style-name="T462">Tri žajdlíky dobre zralých jahôd cez sito do šála pre­trieť s 12 lôtami potlčeného cukru spolu smiešať a pridať pod</text:span></text:span><text:span text:style-name="CharStyle21"><text:span text:style-name="T462"> </text:span></text:span><text:span text:style-name="CharStyle9"><text:span text:style-name="T462">č. 3. udaného alkermešu. Do nádoby dať 10 žltkov a 12 lôtov cukru, to s holbou smotanky rozpustiť a na ohni drôtami šibať, pokým nezačne hustnúť. Od ohňa vzatú massu </text:span></text:span><text:span text:style-name="CharStyle9"><text:span text:style-name="T490">ď</text:span></text:span><text:span text:style-name="CharStyle9"><text:span text:style-name="T462">alej miešať, pridať tri lôty vizového mechúra, to prez sito precediť, s jahodami smiešať a dľa známeho spôsobu </text:span></text:span><text:span text:style-name="CharStyle9"><text:span text:style-name="T490">ď</text:span></text:span><text:span text:style-name="CharStyle9"><text:span text:style-name="T462">alej pokračovať.</text:span></text:span></text:p>
      <text:p text:style-name="P260"><text:span text:style-name="CharStyle9"><text:span text:style-name="T462"/></text:span></text:p>
      <text:p text:style-name="P261"><text:span text:style-name="CharStyle9"><text:span text:style-name="T462">206. Chladný francúzsky krém s maraskinovým likérom.</text:span></text:span></text:p>
      <text:p text:style-name="P11"><text:span text:style-name="CharStyle9"><text:span text:style-name="T462"/></text:span></text:p>
      <text:p text:style-name="P13"><text:span text:style-name="CharStyle9"><text:span text:style-name="T462">12 žltkov so 16 lôtmi potlčeného cukru rozmiešať; tri žajdl</text:span></text:span><text:span text:style-name="CharStyle9"><text:span text:style-name="T491">í</text:span></text:span><text:span text:style-name="CharStyle9"><text:span text:style-name="T462">ky smotanky sv</text:span></text:span><text:span text:style-name="CharStyle9"><text:span text:style-name="T491">a</text:span></text:span><text:span text:style-name="CharStyle9"><text:span text:style-name="T462">riť, pod ustavičným šibaním do toho liať a na ohni miešať, pokým nezačne hustnúť. Od ohňa vzatú massu </text:span></text:span><text:span text:style-name="CharStyle9"><text:span text:style-name="T491">ď</text:span></text:span><text:span text:style-name="CharStyle9"><text:span text:style-name="T462">alej miešať, k nej 2 lôty vizového mechúra pri­dať a prez sito pretrieť, </text:span></text:span><text:span text:style-name="CharStyle9"><text:span text:style-name="T491">ď</text:span></text:span><text:span text:style-name="CharStyle9"><text:span text:style-name="T462">alej pridať potrebnú mieru likéru a to na ľade miešať, pokým sa nezačne sulcovať. Touto massou naplní sa v ľade prichystaná furma, na pokrievku dá sa ľad a massa sa nechá stuhnúť. Pred nastolovaním utretá furma sa vyvráti na plitkú misu a jedlo sa dá na stôl. Dľa tohože spôsobu sa robia:</text:span></text:span></text:p>
      <text:p text:style-name="P76"><text:span text:style-name="CharStyle9"><text:span text:style-name="T462"/></text:span></text:p>
      <text:p text:style-name="P77"><text:soft-page-break/><text:span text:style-name="CharStyle9"><text:span text:style-name="T462">207. Chladný francúzsky krém s orechovým likérom.</text:span></text:span></text:p>
      <text:p text:style-name="P262"><text:span text:style-name="CharStyle9"><text:span text:style-name="T462"/></text:span></text:p>
      <text:p text:style-name="P263"><text:span text:style-name="CharStyle9"><text:span text:style-name="T462">208. Chladn</text:span></text:span><text:span text:style-name="CharStyle9"><text:span text:style-name="T491">ý</text:span></text:span><text:span text:style-name="CharStyle9"><text:span text:style-name="T462"> francúzsky krém s vanilovým likérom.</text:span></text:span></text:p>
      <text:p text:style-name="P76"><text:span text:style-name="CharStyle9"><text:span text:style-name="T462"/></text:span></text:p>
      <text:p text:style-name="P77"><text:span text:style-name="CharStyle9"><text:span text:style-name="T462">209. Chladný francúzsky krém s oranžom.</text:span></text:span></text:p>
      <text:p text:style-name="P11"><text:span text:style-name="CharStyle9"><text:span text:style-name="T462"/></text:span></text:p>
      <text:p text:style-name="P13"><text:span text:style-name="CharStyle9"><text:span text:style-name="T462">Pekný žltý oranž z ľahka na cukru vôkol obrajbať tak, aby k tomu biela kôrka neprišla; tri žajdl</text:span></text:span><text:span text:style-name="CharStyle9"><text:span text:style-name="T491">í</text:span></text:span><text:span text:style-name="CharStyle9"><text:span text:style-name="T462">ky smotanky s</text:span></text:span><text:span text:style-name="CharStyle9"><text:span text:style-name="T491">va</text:span></text:span><text:span text:style-name="CharStyle9"><text:span text:style-name="T462">riť, od ohňa odložiť, do nej 16 lôtov cukru dať, zakryté ne­chať vystydnúť. Od ohňa vzatú massu </text:span></text:span><text:span text:style-name="CharStyle9"><text:span text:style-name="T491">ď</text:span></text:span><text:span text:style-name="CharStyle9"><text:span text:style-name="T462">alej miešať, pridať dva lôty vizového mechúra, to prez sito precediť a na chlad­nom mieste miešať, pokým sa nezačne sulcovať. Touto massou sa furma naplní a </text:span></text:span><text:span text:style-name="CharStyle9"><text:span text:style-name="T491">ď</text:span></text:span><text:span text:style-name="CharStyle9"><text:span text:style-name="T462">alej sa pokračuje dľa známeho spôsobu.</text:span></text:span></text:p>
      <text:p text:style-name="P2"><text:span text:style-name="CharStyle16"><text:span text:style-name="T462"/></text:span></text:p>
      <text:p text:style-name="P8"><text:span text:style-name="CharStyle16"><text:span text:style-name="T462">B) Čiastka.</text:span></text:span></text:p>
      <text:p text:style-name="P3"><text:span text:style-name="CharStyle18"><text:span text:style-name="T462"/></text:span></text:p>
      <text:p text:style-name="P9"><text:span text:style-name="CharStyle18"><text:span text:style-name="T462">O smotankových fámoch a krémoch s fámom.</text:span></text:span></text:p>
      <text:p text:style-name="P169"><text:span text:style-name="CharStyle9"><text:span text:style-name="T462"/></text:span></text:p>
      <text:p text:style-name="P170"><text:span text:style-name="CharStyle9"><text:span text:style-name="T462">210. Chladný smotankový fám s malinami.</text:span></text:span></text:p>
      <text:p text:style-name="P11"><text:span text:style-name="CharStyle9"><text:span text:style-name="T462"/></text:span></text:p>
      <text:p text:style-name="P13"><text:span text:style-name="CharStyle9"><text:span text:style-name="T462">K týmto fámom je potrebná dobre hustá smotanka, kto­rá na chladnom mieste stojí. Kotlík (kde niet kotlíka, slúži k tej istej potrebe hlboká misa) </text:span></text:span><text:span text:style-name="CharStyle9"><text:span text:style-name="T491">s</text:span></text:span><text:span text:style-name="CharStyle9"><text:span text:style-name="T462">a zapraví do ľadu, v ňom sa tri žajdlíky zvýš menovanej smotanky za hodinu nechá stáť a potom drôtovou metličkou na penu sa šibe. (Dobrá smotanka všetká sa sbije na penu (fám), nechá sa za pár minút stáť a z vrchu sa z nej zberá). Za ten čas tri žajdlíky dobre zralých malín prez sito pretrieť a dať do š</text:span></text:span><text:span text:style-name="CharStyle9"><text:span text:style-name="T491">a</text:span></text:span><text:span text:style-name="CharStyle9"><text:span text:style-name="T462">lu na ľad, pol funta potlčeného a preosiateho cukru s malinami smiešať, pred nastolovaním do n</text:span></text:span><text:span text:style-name="CharStyle9"><text:span text:style-name="T491">í</text:span></text:span><text:span text:style-name="CharStyle9"><text:span text:style-name="T462">ch po trochu dávať, z ľahka do vy­sok</text:span></text:span><text:span text:style-name="CharStyle9"><text:span text:style-name="T491">a</text:span></text:span><text:span text:style-name="CharStyle9"><text:span text:style-name="T462"> miešať, dať na misu a nožom uhladiť. </text:span></text:span><text:soft-page-break/><text:span text:style-name="CharStyle9"><text:span text:style-name="T462">Vôkol sa obloží pečivom zo španielskeho vetru alebo piškotovými kúskami a dá sa na havránku.</text:span></text:span></text:p>
      <text:p text:style-name="P163"><text:span text:style-name="CharStyle9"><text:span text:style-name="T462"/></text:span></text:p>
      <text:p text:style-name="P164"><text:span text:style-name="CharStyle9"><text:span text:style-name="T462">211. Chladný smotankový fám s jahodami.</text:span></text:span></text:p>
      <text:p text:style-name="P11"><text:span text:style-name="CharStyle9"><text:span text:style-name="T462"/></text:span></text:p>
      <text:p text:style-name="P13"><text:span text:style-name="CharStyle9"><text:span text:style-name="T462">Jahody prez sito pretrieť, v š</text:span></text:span><text:span text:style-name="CharStyle9"><text:span text:style-name="T491">a</text:span></text:span><text:span text:style-name="CharStyle9"><text:span text:style-name="T462">le dať na ľad, s potlčeným a preosiatym cukrom smiešať a so smotankou dľa známeho spôsobu pokračovať.</text:span></text:span></text:p>
      <text:p text:style-name="P171"><text:span text:style-name="CharStyle9"><text:span text:style-name="T462"/></text:span></text:p>
      <text:p text:style-name="P172"><text:span text:style-name="CharStyle9"><text:span text:style-name="T462">212. Chladný smotankový fám s ananasom.</text:span></text:span></text:p>
      <text:p text:style-name="P11"><text:span text:style-name="CharStyle9"><text:span text:style-name="T462"/></text:span></text:p>
      <text:p text:style-name="P13"><text:span text:style-name="CharStyle9"><text:span text:style-name="T462">Čerstvý zralý ananas na kúsky pokrájať, z neho do mažiara dávať a s pol funtom cukru potlcť, prez sito pretrieť, dať do šálu, na ľade miešať a pred nastolovaním so smotankou smiešať.</text:span></text:span></text:p>
      <text:p text:style-name="P33"><text:span text:style-name="CharStyle9"><text:span text:style-name="T462"/></text:span></text:p>
      <text:p text:style-name="P34"><text:span text:style-name="CharStyle9"><text:span text:style-name="T462">213. Chladný smotankový fám s maraskinovým likérom.</text:span></text:span></text:p>
      <text:p text:style-name="P11"><text:span text:style-name="CharStyle9"><text:span text:style-name="T462"/></text:span></text:p>
      <text:p text:style-name="P13"><text:span text:style-name="CharStyle9"><text:span text:style-name="T462">Pol funta potlčeného a preosiateho cukru v šále da</text:span></text:span><text:span text:style-name="CharStyle9"><text:span text:style-name="T491">ť</text:span></text:span><text:span text:style-name="CharStyle9"><text:span text:style-name="T462"> na</text:span></text:span><text:span text:style-name="CharStyle7"><text:span text:style-name="T462"> </text:span></text:span><text:span text:style-name="CharStyle9"><text:span text:style-name="T462">ľad, s likérom na tekúcu massu rozpúšťať, s fámom z ľahka zamalgamirovať a na mise pečivom obložiť. K tomuto musí sa vätšia miera fámu prichystať.</text:span></text:span></text:p>
      <text:p text:style-name="P44"><text:span text:style-name="CharStyle9"><text:span text:style-name="T462"/></text:span></text:p>
      <text:p text:style-name="P45"><text:span text:style-name="CharStyle9"><text:span text:style-name="T462">214. </text:span></text:span><text:span text:style-name="CharStyle9"><text:span text:style-name="T491">S</text:span></text:span><text:span text:style-name="CharStyle9"><text:span text:style-name="T462">smotankovo-kávový fám.</text:span></text:span></text:p>
      <text:p text:style-name="P11"><text:span text:style-name="CharStyle9"><text:span text:style-name="T462"/></text:span></text:p>
      <text:p text:style-name="P13"><text:span text:style-name="CharStyle9"><text:span text:style-name="T462">Pol funta potlčeného a preosiateho cukru v šále dať na ľad, tuho varená a čisto scedená káva rozmieša sa s cukrom na tekúcu massu a s fámom sa z ľahka smieša.</text:span></text:span></text:p>
      <text:p text:style-name="P42"><text:span text:style-name="CharStyle9"><text:span text:style-name="T462"/></text:span></text:p>
      <text:p text:style-name="P43"><text:span text:style-name="CharStyle9"><text:span text:style-name="T462">215. </text:span></text:span><text:span text:style-name="CharStyle9"><text:span text:style-name="T491">S</text:span></text:span><text:span text:style-name="CharStyle9"><text:span text:style-name="T462">motankovo-čokoládový fám.</text:span></text:span></text:p>
      <text:p text:style-name="P11"><text:span text:style-name="CharStyle9"><text:span text:style-name="T462"/></text:span></text:p>
      <text:p text:style-name="P13"><text:soft-page-break/><text:span text:style-name="CharStyle9"><text:span text:style-name="T462">Pol funta na kúsky posekanej vanilovej čokolády dať do nádoby, pridať za šálku vody a na ohni miešať, aby sa dobre rozvarila. 12 lôtov potlčeného a preosiateho cukru s predošlou massou na chladnom miešať a pred nastolovan</text:span></text:span><text:span text:style-name="CharStyle9"><text:span text:style-name="T491">í</text:span></text:span><text:span text:style-name="CharStyle9"><text:span text:style-name="T462">m s fámom z ľahka smiešať.</text:span></text:span></text:p>
      <text:p text:style-name="P42"><text:span text:style-name="CharStyle9"><text:span text:style-name="T462"/></text:span></text:p>
      <text:p text:style-name="P43"><text:span text:style-name="CharStyle9"><text:span text:style-name="T462">216. Smotankový fám v piškotovom krustáte.</text:span></text:span></text:p>
      <text:p text:style-name="P11"><text:span text:style-name="CharStyle9"><text:span text:style-name="T462"/></text:span></text:p>
      <text:p text:style-name="P13"><text:span text:style-name="CharStyle9"><text:span text:style-name="T462">Dľa č. 53. zrobiť piškotov</text:span></text:span><text:span text:style-name="CharStyle9"><text:span text:style-name="T491">u</text:span></text:span><text:span text:style-name="CharStyle9"><text:span text:style-name="T462"> massu, hladkú furmu vimastiť, mukou tenko poprášiť, dať do nej massu, na žlto vypiecť, stredok pozorne vybrať, nehať vystydnúť, fámu toľk</text:span></text:span><text:span text:style-name="CharStyle9"><text:span text:style-name="T491">u</text:span></text:span><text:span text:style-name="CharStyle9"><text:span text:style-name="T462"> porciju zrobiť aby sa krustát naplniť mohol, u vrch do vysok</text:span></text:span><text:span text:style-name="CharStyle9"><text:span text:style-name="T491">a</text:span></text:span><text:span text:style-name="CharStyle9"><text:span text:style-name="T462"> nožom uhladiť, zaváraným ovocím okrášliť.</text:span></text:span></text:p>
      <text:p text:style-name="P42"><text:span text:style-name="CharStyle9"><text:span text:style-name="T462"/></text:span></text:p>
      <text:p text:style-name="P43"><text:span text:style-name="CharStyle9"><text:span text:style-name="T462">217. Smotankový fám na iný spôsob v kru­státe.</text:span></text:span></text:p>
      <text:p text:style-name="P11"><text:span text:style-name="CharStyle9"><text:span text:style-name="T462"/></text:span></text:p>
      <text:p text:style-name="P13"><text:span text:style-name="CharStyle9"><text:span text:style-name="T491">P</text:span></text:span><text:span text:style-name="CharStyle9"><text:span text:style-name="T462">iškotovú massu na vymastený plech na pol prsta rozo­trieť, na žlto upiecť, vedľa formy, do ktorej fám pride, vykro­jiť okrúhlu platničku aby na dno pasovala, krájať kúsky na poldruha prsta šíre zvyšosti furmy, jedon vedľa druhého klásť by celá furma vyfutrovaná bola, zapraviť do zasoleného ľadu fámu toľk</text:span></text:span><text:span text:style-name="CharStyle9"><text:span text:style-name="T491">u</text:span></text:span><text:span text:style-name="CharStyle9"><text:span text:style-name="T462"> porciju zrobiť, by sa furma celkom naplnila, vrch tanierom zakryť, ľadom celkom obložiť za dve hodiny</text:span></text:span><text:span text:style-name="CharStyle7"><text:span text:style-name="T462"> </text:span></text:span><text:span text:style-name="CharStyle9"><text:span text:style-name="T462">stáť ne</text:span></text:span><text:span text:style-name="CharStyle9"><text:span text:style-name="T491">h</text:span></text:span><text:span text:style-name="CharStyle9"><text:span text:style-name="T462">ať, keď je čas nasto</text:span></text:span><text:span text:style-name="CharStyle9"><text:span text:style-name="T491">l</text:span></text:span><text:span text:style-name="CharStyle9"><text:span text:style-name="T462">ovať, servýt na tanier zložiť, naň vyvrátiť, postaviť na stôl.</text:span></text:span></text:p>
      <text:p text:style-name="P44"><text:span text:style-name="CharStyle9"><text:span text:style-name="T462"/></text:span></text:p>
      <text:p text:style-name="P45"><text:span text:style-name="CharStyle9"><text:span text:style-name="T462">218. Smot</text:span></text:span><text:span text:style-name="CharStyle9"><text:span text:style-name="T491">a</text:span></text:span><text:span text:style-name="CharStyle9"><text:span text:style-name="T462">nkov</text:span></text:span><text:span text:style-name="CharStyle9"><text:span text:style-name="T491">ý</text:span></text:span><text:span text:style-name="CharStyle9"><text:span text:style-name="T462"> fám v rafe s puserlami.</text:span></text:span></text:p>
      <text:p text:style-name="P11"><text:span text:style-name="CharStyle9"><text:span text:style-name="T462"/></text:span></text:p>
      <text:p text:style-name="P13"><text:span text:style-name="CharStyle9"><text:span text:style-name="T462">Dľa č. 148. menšie puserle zrobiť rovnej veľkosti, zo troch bielkov zrobiť vetrovú massu, dať do papierovej starnicle, na misu na ktorú fám príde zrobiť do okola ráf, nato klásť puserle, nato pomedzi zvetrovej </text:span></text:span><text:soft-page-break/><text:span text:style-name="CharStyle9"><text:span text:style-name="T462">massy, puserle nato, prokračovať ďalej, dať s misou do letnej peci aby uschlo, fámu tolkú porciju zrobiť aby vyše raf</text:span></text:span><text:span text:style-name="CharStyle9"><text:span text:style-name="T491">u</text:span></text:span><text:span text:style-name="CharStyle9"><text:span text:style-name="T462"> bolo, vrch do vysok</text:span></text:span><text:span text:style-name="CharStyle9"><text:span text:style-name="T491">a</text:span></text:span><text:span text:style-name="CharStyle9"><text:span text:style-name="T462"> s nožom uhladiť, zaváraným ovocím okrášliť dať a na stôl.</text:span></text:span></text:p>
      <text:p text:style-name="P42"><text:span text:style-name="CharStyle9"><text:span text:style-name="T462"/></text:span></text:p>
      <text:p text:style-name="P43"><text:span text:style-name="CharStyle9"><text:span text:style-name="T462">219. Vanili fám v kapslách zamrznutý (kato fám).</text:span></text:span></text:p>
      <text:p text:style-name="P11"><text:span text:style-name="CharStyle9"><text:span text:style-name="T462"/></text:span></text:p>
      <text:p text:style-name="P13"><text:span text:style-name="CharStyle9"><text:span text:style-name="T462">K pr</text:span></text:span><text:span text:style-name="CharStyle9"><text:span text:style-name="T491">i</text:span></text:span><text:span text:style-name="CharStyle9"><text:span text:style-name="T462">pravám tohoto fámu majú byť plechové podlhovaté štyrouhlaté kapsle s dobre priliehajúcimi od vrchu i od spod­ku osobytne urobenými vrchn</text:span></text:span><text:span text:style-name="CharStyle9"><text:span text:style-name="T491">a</text:span></text:span><text:span text:style-name="CharStyle9"><text:span text:style-name="T462">km</text:span></text:span><text:span text:style-name="CharStyle9"><text:span text:style-name="T491">í</text:span></text:span><text:span text:style-name="CharStyle9"><text:span text:style-name="T462">, na spodok sa dá vo dvoje čistý papier a vrchn</text:span></text:span><text:span text:style-name="CharStyle9"><text:span text:style-name="T491">a</text:span></text:span><text:span text:style-name="CharStyle9"><text:span text:style-name="T462">kom sa pevne zapne, aby voda doň ne­prišla; za ten čas sa prichystá toľko fámu dľa predošlého spôsobu, aby sa kapsle naplnily, na vrch sa dá vo dvoje pa­pier a na to vrchnák; kapsla sa do papieru celkom obvinie, do dobre zasoleného ľadu celkom zapravý, a nehá sa na chla­dnom za dve hodiny stáť, pred nasto</text:span></text:span><text:span text:style-name="CharStyle9"><text:span text:style-name="T491">l</text:span></text:span><text:span text:style-name="CharStyle9"><text:span text:style-name="T462">ovaním utrie sa kapsla šatou, vrch a spodok sa odobere, fám sa z boku nožom okrúžli, a položí sa na chladný čistý plech, z fámu krájané kúsky kladú sa do vysok</text:span></text:span><text:span text:style-name="CharStyle9"><text:span text:style-name="T491">a</text:span></text:span><text:span text:style-name="CharStyle9"><text:span text:style-name="T462"> na plitkú misu, čo sa všetko v chytrosti stať musí by chrumkavý na stôl prišiel.</text:span></text:span></text:p>
      <text:p text:style-name="P42"><text:span text:style-name="CharStyle9"><text:span text:style-name="T462"/></text:span></text:p>
      <text:p text:style-name="P43"><text:span text:style-name="CharStyle9"><text:span text:style-name="T462">220. Bavorský vanilový krém.</text:span></text:span></text:p>
      <text:p text:style-name="P11"><text:span text:style-name="CharStyle9"><text:span text:style-name="T462"/></text:span></text:p>
      <text:p text:style-name="P13"><text:span text:style-name="CharStyle9"><text:span text:style-name="T462">Z veľkého žajdl</text:span></text:span><text:span text:style-name="CharStyle9"><text:span text:style-name="T491">í</text:span></text:span><text:span text:style-name="CharStyle9"><text:span text:style-name="T462">ka sladkej smotanky v kotlíku na ľade dobre tuhý fám sbiť a na site nechať odtiecť. 8 žltkov s 12 lôtami potlčeného cukru rozmiešať, do toho holbu s vanilijou sv</text:span></text:span><text:span text:style-name="CharStyle9"><text:span text:style-name="T491">a</text:span></text:span><text:span text:style-name="CharStyle9"><text:span text:style-name="T462">reného mlieka pod ustavičným miešaním vliať a na ohni miešať, pokým nezačne hustnúť. Od ohňa odloženú massu</text:span></text:span><text:span text:style-name="CharStyle7"><text:span text:style-name="T462"> </text:span></text:span><text:span text:style-name="CharStyle9"><text:span text:style-name="T462">ďalej miešať, pridať pol druha lôta vizového mechúra, to prez sito do šálu pretrieť, na ľade miešať — sul</text:span></text:span><text:span text:style-name="CharStyle9"><text:span text:style-name="T491">c</text:span></text:span><text:span text:style-name="CharStyle9"><text:span text:style-name="T462">ovať sa nesmie jako pri francúzskych krémoch — doň po kuse z fámu dávať a opakom varečky miešať. Po rozmiešaní zase fámu pridať a tak pokračovať, kým </text:span></text:span><text:soft-page-break/><text:span text:style-name="CharStyle9"><text:span text:style-name="T462">fám stačí; massa musí byť hladká a nesmú by</text:span></text:span><text:span text:style-name="CharStyle9"><text:span text:style-name="T491">ť</text:span></text:span><text:span text:style-name="CharStyle9"><text:span text:style-name="T462"> žiadne hrčky v nej. Do furmy mandlovým olejom vymastenej a v </text:span></text:span><text:span text:style-name="CharStyle9"><text:span text:style-name="T491">ľ</text:span></text:span><text:span text:style-name="CharStyle9"><text:span text:style-name="T462">ade zapravenej dá sa massa a nechá sa zakrytá stuhnúť. Pri smiešaní tejto massy na to sa pozoruje, aby fám tak </text:span></text:span><text:span text:style-name="CharStyle9"><text:span text:style-name="T491">u</text:span></text:span><text:span text:style-name="CharStyle9"><text:span text:style-name="T462">činkoval jako z bielkov sňah. Ke</text:span></text:span><text:span text:style-name="CharStyle9"><text:span text:style-name="T491">ď</text:span></text:span><text:span text:style-name="CharStyle9"><text:span text:style-name="T462"> sa fám do nákypov dáva a rozpustil by sa, nedá on nákypu tú ľahkosť ani peknú formu. Jestli smotanka neni dobrá, nemá fám žiadnej vlády a pri smiešaní sa rozleje.</text:span></text:span></text:p>
      <text:p text:style-name="P78"><text:span text:style-name="CharStyle9"><text:span text:style-name="T462"/></text:span></text:p>
      <text:p text:style-name="P79"><text:span text:style-name="CharStyle9"><text:span text:style-name="T462">221. Bavorský krém s lieskovými orechami.</text:span></text:span></text:p>
      <text:p text:style-name="P11"><text:span text:style-name="CharStyle9"><text:span text:style-name="T462"/></text:span></text:p>
      <text:p text:style-name="P13"><text:span text:style-name="CharStyle9"><text:span text:style-name="T462">Štvrť funta lieskových jadier v mažiari potlcť, pri tlčení mliekom podlievať a dobre na fajno potlcť. </text:span></text:span><text:span text:style-name="CharStyle9"><text:span text:style-name="T491">S</text:span></text:span><text:span text:style-name="CharStyle9"><text:span text:style-name="T462">motanku na ohni nechať sv</text:span></text:span><text:span text:style-name="CharStyle9"><text:span text:style-name="T491">a</text:span></text:span><text:span text:style-name="CharStyle9"><text:span text:style-name="T462">riť, pri miešať k nej jadrá, zakryté na strane nechať vystydnúť, prez servyt precediť a dobre vytlačiť. 8 žltkov s 12 lôtami potlčeného cukru v nádobe spolu rozmie­šať, smotankou rozpúšťať a na ohni šibať, pokým nezačne hustnúť. Od ohňa odloženú massu ďalej miešať, pridať dva lôty vizového mechúra, to prez sito do šálu pretrieť a miešať, aby celkom studené ostalo. Z veľkého žajdlíka sbije sa fám a so všetkým sa pokračuje dľa predošlého predpisu.</text:span></text:span></text:p>
      <text:p text:style-name="P46"><text:span text:style-name="CharStyle9"><text:span text:style-name="T462"/></text:span></text:p>
      <text:p text:style-name="P47"><text:span text:style-name="CharStyle9"><text:span text:style-name="T462">222. Bavorský krém s maraskinovým likérom.</text:span></text:span></text:p>
      <text:p text:style-name="P11"><text:span text:style-name="CharStyle9"><text:span text:style-name="T462"/></text:span></text:p>
      <text:p text:style-name="P13"><text:span text:style-name="CharStyle9"><text:span text:style-name="T462">8 žltkov s 12 lôtami potlčeného cukru v nádobe roz­miešať, holbou smotanky rozpúšťať a na ohni miešať, pokým nezačne hustnúť. Od ohňa odloženú massu ďalej miešať, pridať dva lôty vizového mechúra, to prez sito do šálu pre­cediť a pridať likéru, aby mal ľúbežnú chuť. Z veľkého žajdlíka smotanky sbije sa pena a ďalej sa pokračuje dľa predošlého spôsobu.</text:span></text:span></text:p>
      <text:p text:style-name="P1"><text:span text:style-name="CharStyle7"><text:span text:style-name="T462"/></text:span></text:p>
      <text:p text:style-name="P1"><text:soft-page-break/><text:span text:style-name="CharStyle7"><text:span text:style-name="T462"/></text:span></text:p>
      <text:p text:style-name="P44"><text:span text:style-name="CharStyle9"><text:span text:style-name="T462">223. Bavorský krém z malín.</text:span></text:span></text:p>
      <text:p text:style-name="P11"><text:span text:style-name="CharStyle9"><text:span text:style-name="T462"/></text:span></text:p>
      <text:p text:style-name="P13"><text:span text:style-name="CharStyle9"><text:span text:style-name="T462">Dve holby zrelých čistých malín prez sito do šálu pre­trieť, so 16 lôtmi potlčeného a preosiateho cukru, do toho sa dajú 2 lôty letnieho vizového mechúra, z holby smotanky sbije sa tuhý fám, na site nechá sa odtiecť a smieša sa s pre­došlého spôsobu. Na tenže spôsob sa urobí:</text:span></text:span></text:p>
      <text:p text:style-name="P44"><text:span text:style-name="CharStyle9"><text:span text:style-name="T462"/></text:span></text:p>
      <text:p text:style-name="P45"><text:span text:style-name="CharStyle9"><text:span text:style-name="T462">224. Bavorský krém z jahôd.</text:span></text:span></text:p>
      <text:p text:style-name="P101"><text:span text:style-name="CharStyle9"><text:span text:style-name="T462"/></text:span></text:p>
      <text:p text:style-name="P102"><text:span text:style-name="CharStyle9"><text:span text:style-name="T462">225.<text:tab/>Bavorský krém s fajalkovým saftom.</text:span></text:span></text:p>
      <text:p text:style-name="P11"><text:span text:style-name="CharStyle9"><text:span text:style-name="T462"/></text:span></text:p>
      <text:p text:style-name="P13"><text:span text:style-name="CharStyle9"><text:span text:style-name="T462">Na pol funta cukru naliať žajdlík vody a to sa nechá variť, kým sa na prsty nelepí t. j. kým dostane dľa č. 12 druhý stupeň cukru (sirup). K tomu sa pridajú 2 lôty vizo­vého mechúru, precedí sa do šálu a nechá sa vystydnúť; pre ľúbežnejšiu chuť pridá sa pod č. 1 udaný saft, to sa nechá na chladnom a pri hustnutí pridá sa pod č. 4 udaný košonell, aby celé peknú barvu dostalo. Z troch žajdlíkov smotanky sbije sa fám, nechá sa na site odtiecť, z neho sa po pár liž</text:span></text:span><text:span text:style-name="CharStyle9"><text:span text:style-name="T491">í</text:span></text:span><text:span text:style-name="CharStyle9"><text:span text:style-name="T462">c do massy dáva a z ľahka smieša. Ďalej sa pokračuje jako zvýš stojí.</text:span></text:span></text:p>
      <text:p text:style-name="P42"><text:span text:style-name="CharStyle9"><text:span text:style-name="T462"/></text:span></text:p>
      <text:p text:style-name="P43"><text:span text:style-name="CharStyle9"><text:span text:style-name="T462">226. Bavorský krém s kávou.</text:span></text:span></text:p>
      <text:p text:style-name="P11"><text:span text:style-name="CharStyle9"><text:span text:style-name="T462"/></text:span></text:p>
      <text:p text:style-name="P13"><text:span text:style-name="CharStyle9"><text:span text:style-name="T462">8 lôtov mokkakávy na žltobrunátno upáliť, do holby vrelého mlieka vysypať, chytro zakryť a nechať vystydnúť. 8 žltkov so 16 lôty potlčeného cukru v nádobe rozmiešať, kávovým mliekom rozpúšťať a na ohni miešať, pokým nezač­ne hustnúť. Potom od ohňa massu odložiť a </text:span></text:span><text:span text:style-name="CharStyle9"><text:span text:style-name="T491">ď</text:span></text:span><text:span text:style-name="CharStyle9"><text:span text:style-name="T462">alej miešať, dva lôty vizového mechúra pridať, prez sito do šálu pretrieť </text:span></text:span><text:soft-page-break/><text:span text:style-name="CharStyle9"><text:span text:style-name="T462">a celkom nechať vystydnúť. Z veľkého žajdlíka sbije sa fám a </text:span></text:span><text:span text:style-name="CharStyle9"><text:span text:style-name="T491">ď</text:span></text:span><text:span text:style-name="CharStyle9"><text:span text:style-name="T462">alej sa pokračuje dľa známeho predošlého predpisu.</text:span></text:span></text:p>
      <text:p text:style-name="P44"><text:span text:style-name="CharStyle9"><text:span text:style-name="T462"/></text:span></text:p>
      <text:p text:style-name="P45"><text:span text:style-name="CharStyle9"><text:span text:style-name="T462">227. Bavoský krém s ovocím.</text:span></text:span></text:p>
      <text:p text:style-name="P11"><text:span text:style-name="CharStyle9"><text:span text:style-name="T462"/></text:span></text:p>
      <text:p text:style-name="P13"><text:span text:style-name="CharStyle9"><text:span text:style-name="T462">Dobre zralý ananas na kúsky pokrájať, v mažiari pot</text:span></text:span><text:span text:style-name="CharStyle9"><text:span text:style-name="T491">l</text:span></text:span><text:span text:style-name="CharStyle9"><text:span text:style-name="T462">cť, prez sito do šálu pretrieť, so 16 lôty potlčeného a preosiateho cukru spolu smiešať, pridať za šálku sirupu a dva lôty v</text:span></text:span><text:span text:style-name="CharStyle9"><text:span text:style-name="T491">i</text:span></text:span><text:span text:style-name="CharStyle9"><text:span text:style-name="T462">zového mechúra, s fámom z ľahka rozmiešať, z tejto massy dať do olejom vymastenej a do ľadu zapravenej furmy na tri prsty zvýše a to sa nechá stuhnúť. Po stuhnutí v cu­kre zavárené ringloty zo saftu nechať odtiecť, do furmy do radu ukladať, na to krému naliať a nechať stuhnúť. </text:span></text:span><text:span text:style-name="CharStyle9"><text:span text:style-name="T491">N</text:span></text:span><text:span text:style-name="CharStyle9"><text:span text:style-name="T462">a to prindú čerešne, naleje sa krému, po stuhnutí dajú sa mar­hule a tak sa pokračuje, až sa furma celkom doplní. Toto sa v ľade nechá sulcovať, pred nastolovaním vyvráti sa na misu a vôkol sa obloží pečivom z piškotovej alebo španielskej massy.</text:span></text:span></text:p>
      <text:p text:style-name="P2"><text:span text:style-name="CharStyle77"><text:span text:style-name="T462"/></text:span></text:p>
      <text:p text:style-name="P8"><text:span text:style-name="CharStyle77"><text:span text:style-name="T491">C)</text:span></text:span><text:span text:style-name="CharStyle77"><text:span text:style-name="T462"> Čiastka.</text:span></text:span></text:p>
      <text:p text:style-name="P3"><text:span text:style-name="CharStyle18"><text:span text:style-name="T462"/></text:span></text:p>
      <text:p text:style-name="P9"><text:span text:style-name="CharStyle18"><text:span text:style-name="T462">O mliečnych plamenšé a domácich fámoch.</text:span></text:span></text:p>
      <text:p text:style-name="P46"><text:span text:style-name="CharStyle9"><text:span text:style-name="T462"/></text:span></text:p>
      <text:p text:style-name="P47"><text:span text:style-name="CharStyle9"><text:span text:style-name="T462">228. Mandlový plamanšé.</text:span></text:span></text:p>
      <text:p text:style-name="P11"><text:span text:style-name="CharStyle9"><text:span text:style-name="T462"/></text:span></text:p>
      <text:p text:style-name="P13"><text:span text:style-name="CharStyle9"><text:span text:style-name="T462">12 lôtov sladkých a pár zrakov horkých mandiel oči­stiť, v studnej vode vymyť, v mažiari potlcť a pri tlčení mlie­kom podlievať. Tri žajdlíky smotanky na ohni nechať sv</text:span></text:span><text:span text:style-name="CharStyle9"><text:span text:style-name="T491">a</text:span></text:span><text:span text:style-name="CharStyle9"><text:span text:style-name="T462">riť, s mand</text:span></text:span><text:span text:style-name="CharStyle9"><text:span text:style-name="T466">l</text:span></text:span><text:span text:style-name="CharStyle9"><text:span text:style-name="T462">ami rozmiešať a zakryté nechať stáť, aby mlieko mand</text:span></text:span><text:span text:style-name="CharStyle9"><text:span text:style-name="T491">l</text:span></text:span><text:span text:style-name="CharStyle9"><text:span text:style-name="T462">ovú chuť do seba vtiahlo. Toto prez čistý servyt do­bre vytlačiť; so žajdlíkom vriaceho mlieka rozmiešať a ešte raz </text:span></text:span><text:soft-page-break/><text:span text:style-name="CharStyle9"><text:span text:style-name="T462">vyprešovať. Do mlieka pridajú sa tri lôty v</text:span></text:span><text:span text:style-name="CharStyle9"><text:span text:style-name="T491">i</text:span></text:span><text:span text:style-name="CharStyle9"><text:span text:style-name="T462">zového me­chúra, to sa pomieša s pol funtom cukru a ešte raz sa prez servyt precedí. Táto massa celkom chladná sa vyleje do mand</text:span></text:span><text:span text:style-name="CharStyle9"><text:span text:style-name="T466">l</text:span></text:span><text:span text:style-name="CharStyle9"><text:span text:style-name="T462">ovým olejom vymastenej a do ľadu zapravenej furmy, na pokrievku dá sa ľad a massa, okolo krajov prstom odlúštiť a na misu vyvrátiť. Horké mandle sa z tej príčiny pri­dajú, poneváč ony lepšiu chuť dodajú a aj v lekárňach (apatekách) sa potrebujú. Dľa tohoto spôsobu prichystá sa mand</text:span></text:span><text:span text:style-name="CharStyle9"><text:span text:style-name="T466">l</text:span></text:span><text:span text:style-name="CharStyle9"><text:span text:style-name="T462">ové mlieko i v nasledovných jedlách.</text:span></text:span></text:p>
      <text:p text:style-name="P46"><text:span text:style-name="CharStyle9"><text:span text:style-name="T462"/></text:span></text:p>
      <text:p text:style-name="P47"><text:span text:style-name="CharStyle9"><text:span text:style-name="T462">229. Mand</text:span></text:span><text:span text:style-name="CharStyle9"><text:span text:style-name="T491">l</text:span></text:span><text:span text:style-name="CharStyle9"><text:span text:style-name="T462">ový plamanšé s pečivom.</text:span></text:span></text:p>
      <text:p text:style-name="P2"><text:span text:style-name="CharStyle9"><text:span text:style-name="T462"/></text:span></text:p>
      <text:p text:style-name="P8"><text:span text:style-name="CharStyle9"><text:span text:style-name="T462">Mand</text:span></text:span><text:span text:style-name="CharStyle9"><text:span text:style-name="T491">l</text:span></text:span><text:span text:style-name="CharStyle9"><text:span text:style-name="T462">ové mlieko urobí sa dľa predošlého spôsobu a rozdelí sa na dve čiastky, z ktorých jedna ostane biela, do druhej ale dá sa košonellu, aby mlieko peknú červen</text:span></text:span><text:span text:style-name="CharStyle9"><text:span text:style-name="T491">ú</text:span></text:span><text:span text:style-name="CharStyle9"><text:span text:style-name="T462"> barvu dostalo. Tepša so širokým dnom vymastí sa mand</text:span></text:span><text:span text:style-name="CharStyle9"><text:span text:style-name="T491">l</text:span></text:span><text:span text:style-name="CharStyle9"><text:span text:style-name="T462">ovým olejom a rovno sa zapraví do ľadu; do nej sa naleje z bi</text:span></text:span><text:span text:style-name="CharStyle9"><text:span text:style-name="T491">e</text:span></text:span><text:span text:style-name="CharStyle9"><text:span text:style-name="T462">leho plamanšé a nechá sa stuhnúť. Na to sa naleje červe­ného plamanšé a aj to sa nechá stuhnúť, zase prinde biele a na samý vrh červené. Z mandlového pod č. 142 udaného pečiva prichystá sa potrebná miera. Pred nastolovaním vykrájajúsa z plamanšé tak veľké kúsky, jak veľké je pečivo a na to sa vykrojené kladie a síce raz biele, raz červené, to sa na servyt nad my</text:span></text:span><text:span text:style-name="CharStyle9"><text:span text:style-name="T491">s</text:span></text:span><text:span text:style-name="CharStyle9"><text:span text:style-name="T462">ou složený kladie a na stôl zanesie.</text:span></text:span></text:p>
      <text:p text:style-name="P46"><text:span text:style-name="CharStyle9"><text:span text:style-name="T462"/></text:span></text:p>
      <text:p text:style-name="P47"><text:span text:style-name="CharStyle9"><text:span text:style-name="T462">230. Mand</text:span></text:span><text:span text:style-name="CharStyle9"><text:span text:style-name="T491">l</text:span></text:span><text:span text:style-name="CharStyle9"><text:span text:style-name="T462">ový melirovaný plamanšé.</text:span></text:span></text:p>
      <text:p text:style-name="P11"><text:span text:style-name="CharStyle9"><text:span text:style-name="T462"/></text:span></text:p>
      <text:p text:style-name="P13"><text:span text:style-name="CharStyle9"><text:span text:style-name="T462">Mandlové mlieko prichystá sa dľa pedošlého spôsobu a rozdelí sa na štyry čiastky a síce: jedna ostane b</text:span></text:span><text:span text:style-name="CharStyle9"><text:span text:style-name="T491">í</text:span></text:span><text:span text:style-name="CharStyle9"><text:span text:style-name="T462">ela; do druhej sa dá košonellu, aby ružovú barvu mala; tretia sa urobí dľa č. 6 zelenou, ktorá čiastka ke</text:span></text:span><text:span text:style-name="CharStyle9"><text:span text:style-name="T491">ď</text:span></text:span><text:span text:style-name="CharStyle9"><text:span text:style-name="T462"> sa spolu smieša, musí sa ešte raz prez servyt precediť; do štvrtej, ktorá </text:span></text:span><text:soft-page-break/><text:span text:style-name="CharStyle9"><text:span text:style-name="T462">bude čierna, sa zamieša kus s vodou na ohni rozpustenej čoko­lády a prez servyt sa precedí. Do olejom vymastenej a v ľade rovno postavenej furmy dá sa najprv bieleho mandlo­vého mlieka a nechá sa stuhnúť; za tým prinde červené a tiež sa nechá stuhnúť; potom sa dá zelené a ku koncu čierne, čo všetko nechá sa stuhnúť. Pred nastolovaním odložená furma sa poutiera, massa sa prstom okolo krajov oddelí a na plitkú misu vyvráti. Jestliby massa nechcela von ísť, potrasie sa furma alebo sa okolo krajov pofúka.</text:span></text:span></text:p>
      <text:p text:style-name="P105"><text:span text:style-name="CharStyle9"><text:span text:style-name="T462"/></text:span></text:p>
      <text:p text:style-name="P106"><text:span text:style-name="CharStyle9"><text:span text:style-name="T462">231. Mandlový plamanšé s pistácňami.</text:span></text:span></text:p>
      <text:p text:style-name="P11"><text:span text:style-name="CharStyle9"><text:span text:style-name="T462"/></text:span></text:p>
      <text:p text:style-name="P13"><text:span text:style-name="CharStyle9"><text:span text:style-name="T462">Jedna čiasta mandlového mlieka ostane biela a do nej sa dá pol druha lôta vizového mechúra. Očistené pistácne a síce 8 lôtov v mažiari potlcť a pri tlčení mliekom podlievať, aby ostaly jako maslo. S týmto sa rozmieša holba zvareného mlieka a zakryté sa nechá stáť; k tomu sa pridá za kávovú ližičku špinotovej barvy, pretrie sa prez sito do šálu, pridá sa pol druha lôta vizového mechúra, cukrom sa osladí a prez</text:span></text:span><text:span text:style-name="CharStyle7"><text:span text:style-name="T462"> </text:span></text:span><text:span text:style-name="CharStyle9"><text:span text:style-name="T462">serv</text:span></text:span><text:span text:style-name="CharStyle9"><text:span text:style-name="T491">y</text:span></text:span><text:span text:style-name="CharStyle9"><text:span text:style-name="T462">t sa precedí. Do vymastenej a v ľade rovno položenej furmy naleje sa na pol druha prsta z bieleho plamanš</text:span></text:span><text:span text:style-name="CharStyle9"><text:span text:style-name="T491">e</text:span></text:span><text:span text:style-name="CharStyle9"><text:span text:style-name="T462"> a nechá sa stuhnúť; na to sa naleje práve toľko zelenej massy, nechá sa stuhnúť a pokračuje sa, kým sa furma doplní. Na určilý čas vyvráti sa na misu.</text:span></text:span></text:p>
      <text:p text:style-name="P111"><text:span text:style-name="CharStyle9"><text:span text:style-name="T462"/></text:span></text:p>
      <text:p text:style-name="P112"><text:span text:style-name="CharStyle9"><text:span text:style-name="T462">232. Mandlov</text:span></text:span><text:span text:style-name="CharStyle9"><text:span text:style-name="T491">ý</text:span></text:span><text:span text:style-name="CharStyle9"><text:span text:style-name="T462"> plamanšé s čokoládou.</text:span></text:span></text:p>
      <text:p text:style-name="P11"><text:span text:style-name="CharStyle9"><text:span text:style-name="T462"/></text:span></text:p>
      <text:p text:style-name="P13"><text:span text:style-name="CharStyle9"><text:span text:style-name="T462">Mand</text:span></text:span><text:span text:style-name="CharStyle9"><text:span text:style-name="T491">l</text:span></text:span><text:span text:style-name="CharStyle9"><text:span text:style-name="T462">ové mlieko rozdelí sa na dve čiastky; jedna ostane biela, do druhej sa zamieša s vodou na ohni sv</text:span></text:span><text:span text:style-name="CharStyle9"><text:span text:style-name="T492">a</text:span></text:span><text:span text:style-name="CharStyle9"><text:span text:style-name="T462">ren</text:span></text:span><text:span text:style-name="CharStyle9"><text:span text:style-name="T492">a</text:span></text:span><text:span text:style-name="CharStyle9"><text:span text:style-name="T462"> čokoláda a prez serv</text:span></text:span><text:span text:style-name="CharStyle9"><text:span text:style-name="T492">y</text:span></text:span><text:span text:style-name="CharStyle9"><text:span text:style-name="T462">t sa precedí. Do zapravenej v ľade furmy naleje sa na dva prsty zvýše najprv </text:span></text:span><text:soft-page-break/><text:span text:style-name="CharStyle9"><text:span text:style-name="T462">čokoládová čiastka a nechá sa stuhnúť, na to prinde biela a tak sa pokračuje, až sa furma doplní.</text:span></text:span></text:p>
      <text:p text:style-name="P46"><text:span text:style-name="CharStyle9"><text:span text:style-name="T462"/></text:span></text:p>
      <text:p text:style-name="P47"><text:span text:style-name="CharStyle9"><text:span text:style-name="T462">233. Mandlový plamanšé s kávou.</text:span></text:span></text:p>
      <text:p text:style-name="P11"><text:span text:style-name="CharStyle9"><text:span text:style-name="T462"/></text:span></text:p>
      <text:p text:style-name="P13"><text:span text:style-name="CharStyle9"><text:span text:style-name="T462">Mand</text:span></text:span><text:span text:style-name="CharStyle9"><text:span text:style-name="T492">l</text:span></text:span><text:span text:style-name="CharStyle9"><text:span text:style-name="T462">ové mlieko rozdelí sa i tu na dve čiastky, z kto­rých jedna ostane biela, do druhej sa dá za hodnú šálku mocne uvarenej kávy, ktorá sa dľa potreby osladiť môže. Plnenie furmy koná sa dľa predošlého spôsobu.</text:span></text:span></text:p>
      <text:p text:style-name="P46"><text:span text:style-name="CharStyle9"><text:span text:style-name="T462"/></text:span></text:p>
      <text:p text:style-name="P47"><text:span text:style-name="CharStyle9"><text:span text:style-name="T462">234. Mand</text:span></text:span><text:span text:style-name="CharStyle9"><text:span text:style-name="T492">l</text:span></text:span><text:span text:style-name="CharStyle9"><text:span text:style-name="T462">ový plamanšé s fámom.</text:span></text:span></text:p>
      <text:p text:style-name="P11"><text:span text:style-name="CharStyle9"><text:span text:style-name="T462"/></text:span></text:p>
      <text:p text:style-name="P13"><text:span text:style-name="CharStyle9"><text:span text:style-name="T462">Mand</text:span></text:span><text:span text:style-name="CharStyle9"><text:span text:style-name="T492">l</text:span></text:span><text:span text:style-name="CharStyle9"><text:span text:style-name="T462">ové mlieka urobí sa za jednu holbu na bielo, k tomu sa pridajú dva lôty v</text:span></text:span><text:span text:style-name="CharStyle9"><text:span text:style-name="T492">i</text:span></text:span><text:span text:style-name="CharStyle9"><text:span text:style-name="T462">zového mechúra a na chladnom sa mieša. Za ten čas sa zo žajdlíka dobrej sladkej smotanky fám sbije a nechá sa na site odtiecť. Ke</text:span></text:span><text:span text:style-name="CharStyle9"><text:span text:style-name="T492">ď</text:span></text:span><text:span text:style-name="CharStyle9"><text:span text:style-name="T462"> plamanšé začína trochu h</text:span></text:span><text:span text:style-name="CharStyle9"><text:span text:style-name="T492">u</text:span></text:span><text:span text:style-name="CharStyle9"><text:span text:style-name="T462">stnuť, dáva sa do neho z fámu, to sa z ľahka celé spolu s</text:span></text:span><text:span text:style-name="CharStyle9"><text:span text:style-name="T492">m</text:span></text:span><text:span text:style-name="CharStyle9"><text:span text:style-name="T462">ieša, dá sa do furmy a nechá sa stuhnuť.</text:span></text:span></text:p>
      <text:p text:style-name="P46"><text:span text:style-name="CharStyle9"><text:span text:style-name="T462"/></text:span></text:p>
      <text:p text:style-name="P47"><text:span text:style-name="CharStyle9"><text:span text:style-name="T462">235. Mand</text:span></text:span><text:span text:style-name="CharStyle9"><text:span text:style-name="T492">lo</text:span></text:span><text:span text:style-name="CharStyle9"><text:span text:style-name="T462">vý plamanšé s jahodami.</text:span></text:span></text:p>
      <text:p text:style-name="P11"><text:span text:style-name="CharStyle9"><text:span text:style-name="T462"/></text:span></text:p>
      <text:p text:style-name="P13"><text:span text:style-name="CharStyle9"><text:span text:style-name="T462">Žajdl</text:span></text:span><text:span text:style-name="CharStyle9"><text:span text:style-name="T492">í</text:span></text:span><text:span text:style-name="CharStyle9"><text:span text:style-name="T462">k dobre zralých jahôd prez sito sa do šálu pretrie, k ním sa pridá košenellu a to sa ocukrí. Prichystané mand</text:span></text:span><text:span text:style-name="CharStyle9"><text:span text:style-name="T492">l</text:span></text:span><text:span text:style-name="CharStyle9"><text:span text:style-name="T462">ové mlieko smieša sa s jahodovým saftom a dá sa do fur­my na ľad.</text:span></text:span></text:p>
      <text:p text:style-name="P1"><text:span text:style-name="CharStyle21"><text:span text:style-name="T462"/></text:span></text:p>
      <text:p text:style-name="P46"><text:span text:style-name="CharStyle9"><text:span text:style-name="T462">236. Mand</text:span></text:span><text:span text:style-name="CharStyle9"><text:span text:style-name="T492">l</text:span></text:span><text:span text:style-name="CharStyle9"><text:span text:style-name="T462">ový plamanšé s malinami.</text:span></text:span></text:p>
      <text:p text:style-name="P11"><text:span text:style-name="CharStyle9"><text:span text:style-name="T462"/></text:span></text:p>
      <text:p text:style-name="P13"><text:span text:style-name="CharStyle9"><text:span text:style-name="T462">Žajdlík malín prez sito do šálu pretrieť a pridať alkermešu, aby massa silnejšiu barvu mala. To sa s mand</text:span></text:span><text:span text:style-name="CharStyle9"><text:span text:style-name="T492">l</text:span></text:span><text:span text:style-name="CharStyle9"><text:span text:style-name="T462">ovým mliekom smieša a dá sa do furmy na ľad.</text:span></text:span></text:p>
      <text:p text:style-name="P46"><text:span text:style-name="CharStyle9"><text:span text:style-name="T462"/></text:span></text:p>
      <text:p text:style-name="P47"><text:soft-page-break/><text:span text:style-name="CharStyle9"><text:span text:style-name="T462">237. Chladný vanilový fám.</text:span></text:span></text:p>
      <text:p text:style-name="P11"><text:span text:style-name="CharStyle9"><text:span text:style-name="T462"/></text:span></text:p>
      <text:p text:style-name="P13"><text:span text:style-name="CharStyle9"><text:span text:style-name="T462">Z holby dobrej sladkej smotanky sbije sa v kotlíku na ľade tuhý fám; 12 lôtov cukru s vanilijou sa potlčie a pre­oseje. Dľa č. 167. uvarí sa pol druha lôta v</text:span></text:span><text:span text:style-name="CharStyle9"><text:span text:style-name="T492">i</text:span></text:span><text:span text:style-name="CharStyle9"><text:span text:style-name="T462">zového me­chúra, tento sa dá do čistej nádoby a do letnieho rozmieša sa potlčený cukor a po trochu i fám, čo sa vždy mieša a fámu sa pridáva, kým neni všetko poriadne rozmiešané. Mandlovým olejom vymastená a do ľadu rovno zapravená furma naplní sa fámom a tento sa nechá stuhnúť. Ke</text:span></text:span><text:span text:style-name="CharStyle9"><text:span text:style-name="T492">ď</text:span></text:span><text:span text:style-name="CharStyle9"><text:span text:style-name="T462"> je fám na tento apôsob prichystaný, môže sa na dve čiastky rozdeliť, z ktorých jedna ostane biela, do druhej ale z ľahka sa zamieša alkerméšu. Na spodok furmy dá sa na dva prsty zvýše bieleho fámu a nechá sa stuhn</text:span></text:span><text:span text:style-name="CharStyle9"><text:span text:style-name="T492">u</text:span></text:span><text:span text:style-name="CharStyle9"><text:span text:style-name="T462">ť; zas toľko dá sa čer­veného, ktorý sa tiež nechá stuhnúť a tak sa pokračuje, kým sa furma doplní. Pred nastolovan</text:span></text:span><text:span text:style-name="CharStyle9"><text:span text:style-name="T492">í</text:span></text:span><text:span text:style-name="CharStyle9"><text:span text:style-name="T462">m oddelí sa massa vôkol prstom, do v</text:span></text:span><text:span text:style-name="CharStyle9"><text:span text:style-name="T492">ňu</text:span></text:span><text:span text:style-name="CharStyle9"><text:span text:style-name="T462">tra sa pofúka a tak sa vyvráti na misu.</text:span></text:span></text:p>
      <text:p text:style-name="P46"><text:span text:style-name="CharStyle9"><text:span text:style-name="T462"/></text:span></text:p>
      <text:p text:style-name="P47"><text:span text:style-name="CharStyle9"><text:span text:style-name="T462">238. Vanilový fám s jahodmi.</text:span></text:span></text:p>
      <text:p text:style-name="P11"><text:span text:style-name="CharStyle9"><text:span text:style-name="T462"/></text:span></text:p>
      <text:p text:style-name="P13"><text:span text:style-name="CharStyle9"><text:span text:style-name="T462">Dobre zrelé a celé jahody prichystajú sa na misu a tlče­ným cukrom sa posypú. Vymastená a do ľadu zapravená furma celá sa uloží prichystanými jahodami, fám sa pri­chystá dľa predošlého spôsobu, tým sa furma naplní a to sa nechá stuhnúť.</text:span></text:span></text:p>
      <text:p text:style-name="P46"><text:span text:style-name="CharStyle9"><text:span text:style-name="T462"/></text:span></text:p>
      <text:p text:style-name="P47"><text:span text:style-name="CharStyle9"><text:span text:style-name="T462">239. Vanilový fám s malinami.</text:span></text:span></text:p>
      <text:p text:style-name="P11"><text:span text:style-name="CharStyle9"><text:span text:style-name="T462"/></text:span></text:p>
      <text:p text:style-name="P13"><text:span text:style-name="CharStyle9"><text:span text:style-name="T462">Dobre zrelé a celé maliny povyberajú sa na misu; zo 4 lôtov cukru urobí sa sirup, tento sa na maliny vyleje, to sa zakryté nechá na chladnom stáť a na site sa nechá odtiecť. Týmto sa vyloží do ľadu </text:span></text:span><text:soft-page-break/><text:span text:style-name="CharStyle9"><text:span text:style-name="T462">zapravená furma a síce u bokov furmy popchajú sa maliny na špikadlo a jedna vedľa druhej sa kladú, ponev</text:span></text:span><text:span text:style-name="CharStyle9"><text:span text:style-name="T492">a</text:span></text:span><text:span text:style-name="CharStyle9"><text:span text:style-name="T462">č sa celá furma z razu vyložiť nedá. Keď je rad nimi do okola vyložený, naleje sa toľko fámu, aby maliny vidno bolo, tak sa pokračuje vykladaním a plnením, kým sa furma doplní, a to sa zakryté nechá stuhnúť.</text:span></text:span></text:p>
      <text:p text:style-name="P46"><text:span text:style-name="CharStyle9"><text:span text:style-name="T462"/></text:span></text:p>
      <text:p text:style-name="P47"><text:span text:style-name="CharStyle9"><text:span text:style-name="T462">240. Chladn</text:span></text:span><text:span text:style-name="CharStyle9"><text:span text:style-name="T492">y</text:span></text:span><text:span text:style-name="CharStyle9"><text:span text:style-name="T462"> kávový fám.</text:span></text:span></text:p>
      <text:p text:style-name="P11"><text:span text:style-name="CharStyle9"><text:span text:style-name="T462"/></text:span></text:p>
      <text:p text:style-name="P13"><text:span text:style-name="CharStyle9"><text:span text:style-name="T462">Dobre tuho uvarenej kávy za dve šálky na čisto sliať, 12 lôtov cukru dať do čistej nádoby, naň kávu vyliať a necháť na ohni variť, kým sa na prsty lepí; potom nechať vystydnuť a pridať pol druha lôta dľa č. 167. prichystaného vizového mehúra. Z holby sladkej smotanky sbije sa fám, z neho sa po trochu dáva do vychladného cukru, z ľahka sa spolu smieša, dá sa do furmy v ľade položenej a nechá sa stuhnúť.</text:span></text:span></text:p>
      <text:p text:style-name="P46"><text:span text:style-name="CharStyle9"><text:span text:style-name="T462"/></text:span></text:p>
      <text:p text:style-name="P47"><text:span text:style-name="CharStyle9"><text:span text:style-name="T462">241. Biely kávový fá</text:span></text:span><text:span text:style-name="CharStyle9"><text:span text:style-name="T492">m</text:span></text:span><text:span text:style-name="CharStyle9"><text:span text:style-name="T462">.</text:span></text:span></text:p>
      <text:p text:style-name="P173"><text:span text:style-name="CharStyle9"><text:span text:style-name="T462"/></text:span></text:p>
      <text:p text:style-name="P174"><text:span text:style-name="CharStyle9"><text:span text:style-name="T462">8 lôtov dobrej kávy na žltohrunátno upáliť, túto do pol žajdlíka vrelej sladkej smotanky dáť, chytro dobre zakryť a nechať vystydn</text:span></text:span><text:span text:style-name="CharStyle9"><text:span text:style-name="T492">u</text:span></text:span><text:span text:style-name="CharStyle9"><text:span text:style-name="T462">ť. 12 lôtov cukru v čistej nádobe na husto vyvariť a nechať trochu vystydn</text:span></text:span><text:span text:style-name="CharStyle9"><text:span text:style-name="T492">u</text:span></text:span><text:span text:style-name="CharStyle9"><text:span text:style-name="T462">ť, do toho dať kávovú smotanku a pol druha lôta vizového mechúra, čo sa spolu na chladne mieša. Z holby smotanky sbije sa fám, tento sa z ľahka pozorne do predošlého dáva a to sa potom celé dobre pomieša. Pri miešaní sa nato pozoruje, aby sa cukor pri smiešaní s fámom hne</text:span></text:span><text:span text:style-name="CharStyle9"><text:span text:style-name="T492">ď</text:span></text:span><text:span text:style-name="CharStyle9"><text:span text:style-name="T462"> od počiatku od spodku dokonáte smiešal. Táto massa dá sa do furmy na ľad a nechá sa stuhnuť.</text:span></text:span></text:p>
      <text:p text:style-name="P1"><text:span text:style-name="CharStyle7"><text:span text:style-name="T462"/></text:span></text:p>
      <text:h text:style-name="P282" text:outline-level="3"><text:bookmark-start text:name="bookmark106"/><text:span text:style-name="CharStyle13"><text:span text:style-name="T462">VI</text:span></text:span><text:span text:style-name="CharStyle13"><text:span text:style-name="T492">I.</text:span></text:span><text:span text:style-name="CharStyle13"><text:span text:style-name="T462"> Oddelenie.</text:span></text:span><text:bookmark-end text:name="bookmark106"/></text:h>
      <text:h text:style-name="P279" text:outline-level="4"><text:soft-page-break/><text:span text:style-name="CharStyle15"><text:span text:style-name="T462"/></text:span></text:h>
      <text:h text:style-name="P280" text:outline-level="4"><text:bookmark-start text:name="bookmark108"/><text:span text:style-name="CharStyle15"><text:span text:style-name="T462">O rozličných s</text:span></text:span><text:span text:style-name="CharStyle15"><text:span text:style-name="T492">u</text:span></text:span><text:span text:style-name="CharStyle15"><text:span text:style-name="T462">lcoch.</text:span></text:span><text:bookmark-end text:name="bookmark108"/></text:h>
      <text:p text:style-name="P2"><text:span text:style-name="CharStyle16"><text:span text:style-name="T462"/></text:span></text:p>
      <text:p text:style-name="P8"><text:span text:style-name="CharStyle16"><text:span text:style-name="T462">A) Čiastka.</text:span></text:span></text:p>
      <text:p text:style-name="P2"><text:span text:style-name="CharStyle9"><text:span text:style-name="T462"/></text:span></text:p>
      <text:p text:style-name="P8"><text:span text:style-name="CharStyle9"><text:span text:style-name="T462">Čisté sulce.</text:span></text:span></text:p>
      <text:p text:style-name="P46"><text:span text:style-name="CharStyle9"><text:span text:style-name="T462"/></text:span></text:p>
      <text:p text:style-name="P47"><text:span text:style-name="CharStyle9"><text:span text:style-name="T462">242. Čistenie cukru k sulcom.</text:span></text:span></text:p>
      <text:p text:style-name="P11"><text:span text:style-name="CharStyle9"><text:span text:style-name="T462"/></text:span></text:p>
      <text:p text:style-name="P13"><text:span text:style-name="CharStyle9"><text:span text:style-name="T462">K pripraveniu čistých a dokonálych sulcov potrebná je veľká obratnosť a pozornosť. Ohľadom v</text:span></text:span><text:span text:style-name="CharStyle9"><text:span text:style-name="T492">i</text:span></text:span><text:span text:style-name="CharStyle9"><text:span text:style-name="T462">zového mechúra je potrebne poznamenať, že tento uvarený a precedený má vyzerať jako čistá voda; cukor má byť tiež z dobrého druhu. Sulc nesmie byť v</text:span></text:span><text:span text:style-name="CharStyle9"><text:span text:style-name="T492">i</text:span></text:span><text:span text:style-name="CharStyle9"><text:span text:style-name="T462">zovým mechúrom prehnaty, lež má sa v ústach rozpustiť. Preto je potrebné vyskúmať, koľká miera je z v</text:span></text:span><text:span text:style-name="CharStyle9"><text:span text:style-name="T492">i</text:span></text:span><text:span text:style-name="CharStyle9"><text:span text:style-name="T462">zového mechúra potrebná k jednému alebo druhému sulc</text:span></text:span><text:span text:style-name="CharStyle9"><text:span text:style-name="T492">n</text:span></text:span><text:span text:style-name="CharStyle9"><text:span text:style-name="T462">, o čom všade poznámka sťáť bude. Podľa toho, z čoho sulce pozostávajú, delia sa ony na päť čiastok: a) z čerstvých voňavých kvetov; b) z čerstvých saftov; c) z vína a likéru; d) z čerstvého zaváraného ovocia; a e) sbité sulce. — Cukor k sulcom sa nasledovne čistí: Z pol bielka vajca sbije sa v karmelovej panve sňah, tento s holbou čistej studničnej vody roztrepať, pridať funt na kúsky rozsekaného rafinovaného cukru, to čistou varechou spolu rozmiešať a dať na tuhý oheň. Ke</text:span></text:span><text:span text:style-name="CharStyle9"><text:span text:style-name="T492">ď</text:span></text:span><text:span text:style-name="CharStyle9"><text:span text:style-name="T462"> sa začína hore dvíhať, jakoby vykypeť chcel; pridá sa za štyry ližice chladnej vody, nechá sa raz sdvihnúť, zase sa dá doň chladnej vody a to sa trirazí opakuje. Potom sa nechá od jedného boku variť a nečistota z cukru z vrchu sa sberá dierkavou varechou; ke</text:span></text:span><text:span text:style-name="CharStyle9"><text:span text:style-name="T492">ď</text:span></text:span><text:span text:style-name="CharStyle9"><text:span text:style-name="T462"> je cukor jako krištáľ či­stý , vezne sa od ohňa preč, prez čistý servyt do šálu sa precedí, odloží sa na chladné miesto a zakrytý sa nechá stáť.</text:span></text:span></text:p>
      <text:p text:style-name="P46"><text:soft-page-break/><text:span text:style-name="CharStyle9"><text:span text:style-name="T462"/></text:span></text:p>
      <text:p text:style-name="P47"><text:span text:style-name="CharStyle9"><text:span text:style-name="T462">243. Čistenie vizového mechúra k čistým sulcom.</text:span></text:span></text:p>
      <text:p text:style-name="P11"><text:span text:style-name="CharStyle9"><text:span text:style-name="T462"/></text:span></text:p>
      <text:p text:style-name="P13"><text:span text:style-name="CharStyle9"><text:span text:style-name="T462">Na kúsky potrhaný v</text:span></text:span><text:span text:style-name="CharStyle9"><text:span text:style-name="T492">i</text:span></text:span><text:span text:style-name="CharStyle9"><text:span text:style-name="T462">zový mechúr v chladnej vode vy­myť, dať do čistej nádoby a to spolu rozmiešať, pridať 2 lôty</text:span></text:span><text:span text:style-name="CharStyle7"><text:span text:style-name="T462"> </text:span></text:span><text:span text:style-name="CharStyle9"><text:span text:style-name="T462">fajného cukru a žajdlík studničnej vody, to na ohni od je­dného boku povoľne nehať variť a čistou varečkou od spodku často miešať, aby neprihorel. Ke</text:span></text:span><text:span text:style-name="CharStyle9"><text:span text:style-name="T492">ď</text:span></text:span><text:span text:style-name="CharStyle9"><text:span text:style-name="T462"> sa to rozvarilo, omočí sa serv</text:span></text:span><text:span text:style-name="CharStyle9"><text:span text:style-name="T492">y</text:span></text:span><text:span text:style-name="CharStyle9"><text:span text:style-name="T462">t do studenej vody, prezeň sa do čistého šálu precedí, na chladné miesto sa odloží a nechá sa zakryté stáť.</text:span></text:span></text:p>
      <text:p text:style-name="P46"><text:span text:style-name="CharStyle9"><text:span text:style-name="T462"/></text:span></text:p>
      <text:p text:style-name="P47"><text:span text:style-name="CharStyle9"><text:span text:style-name="T462">244. Sulc z marcovej fajalky.</text:span></text:span></text:p>
      <text:p text:style-name="P11"><text:span text:style-name="CharStyle9"><text:span text:style-name="T462"/></text:span></text:p>
      <text:p text:style-name="P13"><text:span text:style-name="CharStyle9"><text:span text:style-name="T462">Kvietky z marcovej fajalky obtrhať, dať do čistého šálu a zakryť, aby vôňa nevytúchla. Z </text:span></text:span><text:span text:style-name="CharStyle9"><text:span text:style-name="T493">3/4</text:span></text:span><text:span text:style-name="CharStyle9"><text:span text:style-name="T462"> funta cukru urobí sa si­rup, horúci sa vyleje na fajalku, zakryté sa nechá vy­stydnúť, prez čistý serv</text:span></text:span><text:span text:style-name="CharStyle9"><text:span text:style-name="T493">y</text:span></text:span><text:span text:style-name="CharStyle9"><text:span text:style-name="T462">t sa precedí, doň sa z ľahka z citronu šťava vytisne a pridá sa zavareného čerešňového saftu a pár kvapôk košo</text:span></text:span><text:span text:style-name="CharStyle9"><text:span text:style-name="T493">n</text:span></text:span><text:span text:style-name="CharStyle9"><text:span text:style-name="T462">ellu, aby peknú barvu malo. Pre 12 osôb chystajú sa dve holby s</text:span></text:span><text:span text:style-name="CharStyle9"><text:span text:style-name="T493">u</text:span></text:span><text:span text:style-name="CharStyle9"><text:span text:style-name="T462">lcu, do čoho sa v lete pri­chystajú 4, v zime ale 3 lôty vizového mechúra, to sa ešte raz prez čistý serv</text:span></text:span><text:span text:style-name="CharStyle9"><text:span text:style-name="T493">y</text:span></text:span><text:span text:style-name="CharStyle9"><text:span text:style-name="T462">t precedí, do ľadu zapravená furma chla­dnou massou sa naplní, na vrch sa dá tanier, naň ľadu a nechá sa stuhnuť. Pred nastolovaním vezne sa furma von, omočí sa do letnej vody, sucho sa utrie a na misu sa vyvráti.</text:span></text:span></text:p>
      <text:p text:style-name="P46"><text:span text:style-name="CharStyle9"><text:span text:style-name="T462"/></text:span></text:p>
      <text:p text:style-name="P47"><text:span text:style-name="CharStyle9"><text:span text:style-name="T462">245. Sulc z voňavých čerstvých ruží.</text:span></text:span></text:p>
      <text:p text:style-name="P11"><text:span text:style-name="CharStyle9"><text:span text:style-name="T462"/></text:span></text:p>
      <text:p text:style-name="P243"><text:span text:style-name="CharStyle9"><text:span text:style-name="T462">Z voňavých ruží nasberá sa do šálu hodne kvetu; </text:span></text:span><text:span text:style-name="CharStyle9"><text:span text:style-name="T493">¾ </text:span></text:span><text:span text:style-name="CharStyle9"><text:span text:style-name="T462">funta cukru nechá sa s trimi žajdlíkmi vody variť, nečistota z vrchu sa sberá, horúca cukrová tekutina vyleje sa na ruže a zakryté sa na stranu odloží. Po </text:span></text:span><text:soft-page-break/><text:span text:style-name="CharStyle9"><text:span text:style-name="T462">vystydnutí pridá sa k tomu koš</text:span></text:span><text:span text:style-name="CharStyle9"><text:span text:style-name="T493">o</text:span></text:span><text:span text:style-name="CharStyle9"><text:span text:style-name="T462">nellu, aby ružovú barvu malo, prez serv</text:span></text:span><text:span text:style-name="CharStyle9"><text:span text:style-name="T493">y</text:span></text:span><text:span text:style-name="CharStyle9"><text:span text:style-name="T462">t sa pre­cedí, zpátky sa dá do šálu, doň sa z citronu šťava vytisne, pridá sa žajdlík čerešňového saftu a 3 lôty vizového me­chúra, a toľko massy sa srob</text:span></text:span><text:span text:style-name="CharStyle9"><text:span text:style-name="T493">í</text:span></text:span><text:span text:style-name="CharStyle9"><text:span text:style-name="T462">, aby furma plná bola. To sa prez serv</text:span></text:span><text:span text:style-name="CharStyle9"><text:span text:style-name="T493">y</text:span></text:span><text:span text:style-name="CharStyle9"><text:span text:style-name="T462">t precedí, ním sa v ľade zapravená furma naplní a nechá sa sulcovať.</text:span></text:span></text:p>
      <text:p text:style-name="P46"><text:span text:style-name="CharStyle9"><text:span text:style-name="T462"/></text:span></text:p>
      <text:p text:style-name="P47"><text:span text:style-name="CharStyle9"><text:span text:style-name="T462">246. Sulc z voňavého hrozna.</text:span></text:span></text:p>
      <text:p text:style-name="P11"><text:span text:style-name="CharStyle9"><text:span text:style-name="T462"/></text:span></text:p>
      <text:p text:style-name="P13"><text:span text:style-name="CharStyle9"><text:span text:style-name="T462">Voňavé zralé hrozno čisto sa obere a do šálu sa v toľ­kej miere rozdlávi, koľko je sulcu potrebné. Z pol funta</text:span></text:span><text:span text:style-name="CharStyle23"><text:span text:style-name="T462"> </text:span></text:span><text:span text:style-name="CharStyle9"><text:span text:style-name="T462">cukru urobí sa sirup, horúca sa vyleje na hrozno, zakryté sa nechá až do druhého dňa st</text:span></text:span><text:span text:style-name="CharStyle9"><text:span text:style-name="T493">á</text:span></text:span><text:span text:style-name="CharStyle9"><text:span text:style-name="T462">ť, prez čistý servyt sa pre­cedí, z ľahka saft sa vytlačí a môže sa ešte čistou vodou ovlažiť, aby sladkosť a vôňa sa vytisla; to sa dá do nádoby, doň sa z ľahka dá z dvoch citronov šťava a toľko košonellu, aby to ružovú barvu malo, pridá sa za pohár dobrého bie­leho vína a čisto prichystaného vizového mechúra, a ke</text:span></text:span><text:span text:style-name="CharStyle9"><text:span text:style-name="T493">ď</text:span></text:span><text:span text:style-name="CharStyle9"><text:span text:style-name="T462"> je všetko spolu smiešané, ešte raz sa prez servyt precedí, furma sa rovno do ľadu zapraví, massa sa do nej vyleje, zakryje sa c</text:span></text:span><text:span text:style-name="CharStyle9"><text:span text:style-name="T493">i</text:span></text:span><text:span text:style-name="CharStyle9"><text:span text:style-name="T462">novým tanierom, naň sa dá ľadu a to sa nechá sulcovať.</text:span></text:span></text:p>
      <text:p text:style-name="P46"><text:span text:style-name="CharStyle9"><text:span text:style-name="T462"/></text:span></text:p>
      <text:p text:style-name="P47"><text:span text:style-name="CharStyle9"><text:span text:style-name="T462">247. Jahodový sulc.</text:span></text:span></text:p>
      <text:p text:style-name="P11"><text:span text:style-name="CharStyle9"><text:span text:style-name="T462"/></text:span></text:p>
      <text:p text:style-name="P13"><text:span text:style-name="CharStyle9"><text:span text:style-name="T462">Tri žajdl</text:span></text:span><text:span text:style-name="CharStyle9"><text:span text:style-name="T493">í</text:span></text:span><text:span text:style-name="CharStyle9"><text:span text:style-name="T462">ky dobre zrelých jahôd v š</text:span></text:span><text:span text:style-name="CharStyle9"><text:span text:style-name="T493">a</text:span></text:span><text:span text:style-name="CharStyle9"><text:span text:style-name="T462">le varechou rozdláviť, z 8 lôtov cukru urobiť sirup a vriaci vyliať na jahody, pevne zakryť a do druhého dňa nechať stáť. Stoličku hore nohami obrátiť, servyt na nohy rozostrieť a motúzom uviazať, podeň šál položiť, jahody na servyt vyliať a nechať odtiecť na čisto. Zo 16 lôtov cukru prichystá sa sirup; (ku čistým sulcom sa vždy urobí sirup) tento sa so saftom a košonellom smieša, aby peknú </text:span></text:span><text:soft-page-break/><text:span text:style-name="CharStyle9"><text:span text:style-name="T462">ružovú barvu dostal. K tomu sa pridá za pohár dobrého vína a 3 lôty vizového prichysta­ného mechúra, to sa prez čistý servyt precedí a nechá sa vo furme na ľade stuhnuť. K čistým sulcom sú potrebné pekné c</text:span></text:span><text:span text:style-name="CharStyle9"><text:span text:style-name="T493">í</text:span></text:span><text:span text:style-name="CharStyle9"><text:span text:style-name="T462">frované furmy, tak že jedlo okrem chuti ešte i krásy získa.</text:span></text:span></text:p>
      <text:p text:style-name="P46"><text:span text:style-name="CharStyle9"><text:span text:style-name="T462"/></text:span></text:p>
      <text:p text:style-name="P47"><text:span text:style-name="CharStyle9"><text:span text:style-name="T462">248. Malinový sulc.</text:span></text:span></text:p>
      <text:p text:style-name="P11"><text:span text:style-name="CharStyle9"><text:span text:style-name="T462"/></text:span></text:p>
      <text:p text:style-name="P13"><text:span text:style-name="CharStyle9"><text:span text:style-name="T462">Tri žajdl</text:span></text:span><text:span text:style-name="CharStyle9"><text:span text:style-name="T493">í</text:span></text:span><text:span text:style-name="CharStyle9"><text:span text:style-name="T462">ky zrelých malín dať do šálu, 8 lôtov cukru so žajdlíkom vody rozpustiť a na ohni nechať variť, nečistotu z vrchu sberať, vriace na maliny vyliať, zakryté nechať až do druhého dňa stáť na servyte nechať do šálu odtiecť a s ostatním pokračovať jako zvýš stojí.</text:span></text:span></text:p>
      <text:p text:style-name="P46"><text:span text:style-name="CharStyle9"><text:span text:style-name="T462"/></text:span></text:p>
      <text:p text:style-name="P47"><text:span text:style-name="CharStyle9"><text:span text:style-name="T462">249. Višňový sulc.</text:span></text:span></text:p>
      <text:p text:style-name="P11"><text:span text:style-name="CharStyle9"><text:span text:style-name="T462"/></text:span></text:p>
      <text:p text:style-name="P13"><text:span text:style-name="CharStyle9"><text:span text:style-name="T462">Tri žajdl</text:span></text:span><text:span text:style-name="CharStyle9"><text:span text:style-name="T493">í</text:span></text:span><text:span text:style-name="CharStyle9"><text:span text:style-name="T462">ky višieň očistiť a v mažiari natoľko potlcť, aby viac kôstky potlčené boly, a dať do šálu. Z ôsmych lôtov cukru sirup urobiť, vriaci na višne vyliať, zakryté až do druhého dňa nechať stáť a na servyte nechať odtiecť. 16 lô­tov cukru na čisto prichystať a do saftu dať; ažby to peknú barvu nemalo, pridá sa košonellu, okrem toho citronovej šťavy s 3 lôtami vizového mechúra a na to sa pozoruje, aby massa dostačovala až do vrchu furmy. To sa prez čistý ser­vyt precedí, v </text:span></text:span><text:span text:style-name="CharStyle9"><text:span text:style-name="T493">ľ</text:span></text:span><text:span text:style-name="CharStyle9"><text:span text:style-name="T462">ade položená furma sa naplní a nechá sa zasulcovať.</text:span></text:span></text:p>
      <text:p text:style-name="P46"><text:span text:style-name="CharStyle9"><text:span text:style-name="T462"/></text:span></text:p>
      <text:p text:style-name="P47"><text:span text:style-name="CharStyle9"><text:span text:style-name="T462">250. Čerešňový sulc.</text:span></text:span></text:p>
      <text:p text:style-name="P11"><text:span text:style-name="CharStyle9"><text:span text:style-name="T462"/></text:span></text:p>
      <text:p text:style-name="P13"><text:span text:style-name="CharStyle9"><text:span text:style-name="T462">K tomuto sulcu sa dávajú horkasté čerešne, poneváč mu lepšiu chuť dodávajú; v ostatnom sa pokračuje dľa zná­meho predpisu.</text:span></text:span></text:p>
      <text:p text:style-name="P46"><text:span text:style-name="CharStyle9"><text:span text:style-name="T462"/></text:span></text:p>
      <text:p text:style-name="P47"><text:soft-page-break/><text:span text:style-name="CharStyle9"><text:span text:style-name="T462">251. Marhu</text:span></text:span><text:span text:style-name="CharStyle9"><text:span text:style-name="T493">l</text:span></text:span><text:span text:style-name="CharStyle9"><text:span text:style-name="T462">ový sulc.</text:span></text:span></text:p>
      <text:p text:style-name="P11"><text:span text:style-name="CharStyle9"><text:span text:style-name="T462"/></text:span></text:p>
      <text:p text:style-name="P13"><text:span text:style-name="CharStyle9"><text:span text:style-name="T462">Dobre zrelých 20 marhúl prez poly rozkrojiť a kôstky von vybrať; pol funta cukru so žajdlíkom vody nechať uvariť a nečistotu sobrať, do toho dať marhule a nechať pár razí sv</text:span></text:span><text:span text:style-name="CharStyle9"><text:span text:style-name="T493">a</text:span></text:span><text:span text:style-name="CharStyle9"><text:span text:style-name="T462">riť, pri čom sa nemusí miešať. To sa vyleje na servyt a z ľahka sa potláča, kým čistý saft tečie; to dať do šálu, pridať čistého sirupu, 3 loty vizového mechúra a pohár dobrého bieleho vína. Ažby massa nemala peknú žltkastú barvu, pridá sa k nej pod č. 5. prichystaná barva, okrem toho sa vytlačí do nej citronová šťava, to sa prez servyt precedí a nechá sa vo farme na ľade sulcovať.</text:span></text:span></text:p>
      <text:p text:style-name="P46"><text:span text:style-name="CharStyle9"><text:span text:style-name="T462"/></text:span></text:p>
      <text:p text:style-name="P47"><text:span text:style-name="CharStyle9"><text:span text:style-name="T462">252. Dyňový sulc.</text:span></text:span></text:p>
      <text:p text:style-name="P11"><text:span text:style-name="CharStyle9"><text:span text:style-name="T462"/></text:span></text:p>
      <text:p text:style-name="P13"><text:span text:style-name="CharStyle9"><text:span text:style-name="T462">Dobre zralú žltú dyňu na štvr</text:span></text:span><text:span text:style-name="CharStyle9"><text:span text:style-name="T493">ť</text:span></text:span><text:span text:style-name="CharStyle9"><text:span text:style-name="T462">ky rozkrájať, žlté mäso vyrezať a z dyne rezanky krájať. Pol funta cukru so žajdlíkom vody nechať variť, nečistotu z vrchu sberať, do toho dať krájanú dyňu, pár razí spolu sv</text:span></text:span><text:span text:style-name="CharStyle9"><text:span text:style-name="T493">a</text:span></text:span><text:span text:style-name="CharStyle9"><text:span text:style-name="T462">riť, zakryté na chladnom mie­ste nechať vystydnuť, pod sito mysu podložiť, massu na sito vyliať a nechať odtiecť, saft do šálu dať, pridať sirupu a čisto prichystaný v</text:span></text:span><text:span text:style-name="CharStyle9"><text:span text:style-name="T493">i</text:span></text:span><text:span text:style-name="CharStyle9"><text:span text:style-name="T462">zový mechúr a to prez servyt precediť. Furma</text:span></text:span><text:span text:style-name="CharStyle7"><text:span text:style-name="T462"> </text:span></text:span><text:span text:style-name="CharStyle9"><text:span text:style-name="T462">založí sa do ľadu, na dva prsty z vyše naplní sa massou, za­kryje sa tanierom a nechá sa stuhnuť. Po stuhnutí dá sa na to krájaná dyňa, na ňu sa naleje sulcu, nechá sa stuhnuť a tak sa pokračuje, kým sa furma naplní, čo sa stuhnuť nechá. Pred nastolovaním omočí sa furma do letnej vody a vyvráti sa na plitkú misu.</text:span></text:span></text:p>
      <text:p text:style-name="P175"><text:span text:style-name="CharStyle9"><text:span text:style-name="T462"/></text:span></text:p>
      <text:p text:style-name="P176"><text:span text:style-name="CharStyle9"><text:span text:style-name="T462">253. Anan</text:span></text:span><text:span text:style-name="CharStyle9"><text:span text:style-name="T493">a</text:span></text:span><text:span text:style-name="CharStyle9"><text:span text:style-name="T462">sový sulc so šampanským vínom.</text:span></text:span></text:p>
      <text:p text:style-name="P11"><text:span text:style-name="CharStyle9"><text:span text:style-name="T462"/></text:span></text:p>
      <text:p text:style-name="P13"><text:soft-page-break/><text:span text:style-name="CharStyle9"><text:span text:style-name="T462">Z dobre zralého ananasu vrchniu kôrku slúpiť, na zdlž prez poly rozkrojiť a na tenké listy pokrájať. 20 lôtov cukru na čisto vyvariť, doň dať ananas a nechať za pár minút spolu variť, na č</text:span></text:span><text:span text:style-name="CharStyle9"><text:span text:style-name="T493">í</text:span></text:span><text:span text:style-name="CharStyle9"><text:span text:style-name="T462">sté sito vyliať a nechať odtiecť. Do čistého šálu dať sirup, 3 loty čistého v</text:span></text:span><text:span text:style-name="CharStyle9"><text:span text:style-name="T493">i</text:span></text:span><text:span text:style-name="CharStyle9"><text:span text:style-name="T462">zového mechúra a za f</text:span></text:span><text:span text:style-name="CharStyle9"><text:span text:style-name="T493">l</text:span></text:span><text:span text:style-name="CharStyle9"><text:span text:style-name="T462">ašu šampaňského vína, to spolu smiešať a prez čistý serv</text:span></text:span><text:span text:style-name="CharStyle9"><text:span text:style-name="T493">y</text:span></text:span><text:span text:style-name="CharStyle9"><text:span text:style-name="T462">t precediť. V ľade zapravenú furmu na try prsty zvýše touto massou na­plniť a nechať sulcovať. Po stuhnutí ananasové listy do venca ukládať, sudcom poliať a po stuhnutí zas na try prsty zvýše naliať, nechať stuhnuť a tak pokračovať, až sa furma doplní, čo všetko sa nechá v ľade stuhnuť.</text:span></text:span></text:p>
      <text:p text:style-name="P46"><text:span text:style-name="CharStyle9"><text:span text:style-name="T462"/></text:span></text:p>
      <text:p text:style-name="P47"><text:span text:style-name="CharStyle9"><text:span text:style-name="T462">254. Oranžový sulc.</text:span></text:span></text:p>
      <text:p text:style-name="P11"><text:span text:style-name="CharStyle9"><text:span text:style-name="T462"/></text:span></text:p>
      <text:p text:style-name="P13"><text:span text:style-name="CharStyle9"><text:span text:style-name="T462">K tomuto sulcu sa vezne osem saftovitých oranžov; dva z n</text:span></text:span><text:span text:style-name="CharStyle9"><text:span text:style-name="T493">í</text:span></text:span><text:span text:style-name="CharStyle9"><text:span text:style-name="T462">ch sa na cukre z ľahka obrajbú, to sa nožom soškrabe a do čistej nádoby odloží. Zo štýr oranžov kôrku na tenko skrájať — pri čom biele byť nesmie — a dať do šálu. Zo 16 lôtov cukru urobí sa sirup, tento sa vriaci na kôrky vyleje a zakryté nechá sa vystydnuť. Z dvoch oranžov sa od jedného boku dlábatkom pozorne vyberá, aby sa na kôrke dierka ne­urobila, a odloží sa na stranu; zo všetkých oranžov sa saft z ľahka vytisne a dá sa na husté sito, cez ktoré čistý preide do podložonej nádoby. K tomu sa pridá z dvoch citronov šťa­va, to sa smieša so sirupom a obrajbaným cukrom, pridajú sa 3 lôty v</text:span></text:span><text:span text:style-name="CharStyle9"><text:span text:style-name="T493">i</text:span></text:span><text:span text:style-name="CharStyle9"><text:span text:style-name="T462">zového mechúra, čistého sirupu a pár kvapôk košonellu, precedí sa prez čistý serv</text:span></text:span><text:span text:style-name="CharStyle9"><text:span text:style-name="T493">y</text:span></text:span><text:span text:style-name="CharStyle9"><text:span text:style-name="T462">t a tým sa naplní v ľade zapravená furma. Oranže, z ktorých sa prostriedok vybral,</text:span></text:span><text:span text:style-name="CharStyle7"><text:span text:style-name="T462"> </text:span></text:span><text:span text:style-name="CharStyle9"><text:span text:style-name="T462">naplnia sa pozostalým sulcom, tiež sa zapravia do ľadu a ne­chajú sa sulcovať. Pred nastolovan</text:span></text:span><text:span text:style-name="CharStyle9"><text:span text:style-name="T493">í</text:span></text:span><text:span text:style-name="CharStyle9"><text:span text:style-name="T462">m omoč</text:span></text:span><text:span text:style-name="CharStyle9"><text:span text:style-name="T493">í</text:span></text:span><text:span text:style-name="CharStyle9"><text:span text:style-name="T462"> sa furma do let­nej vody a vyvráti sa na misu; sulcom naplnené oranže sa utrú, prez poly sa rozkroja a z n</text:span></text:span><text:span text:style-name="CharStyle9"><text:span text:style-name="T493">í</text:span></text:span><text:span text:style-name="CharStyle9"><text:span text:style-name="T462">ch sa </text:span></text:span><text:soft-page-break/><text:span text:style-name="CharStyle9"><text:span text:style-name="T462">križalky krájajú a týmto sa sulc do okola obloží. Zo sulcu, ktorým sa oranže naplnia, má sa pridať košonellu, aby červenšiu barvu mal</text:span></text:span><text:span text:style-name="CharStyle9"><text:span text:style-name="T493">y</text:span></text:span><text:span text:style-name="CharStyle9"><text:span text:style-name="T462">.</text:span></text:span></text:p>
      <text:p text:style-name="P52"><text:span text:style-name="CharStyle9"><text:span text:style-name="T462"/></text:span></text:p>
      <text:p text:style-name="P54"><text:span text:style-name="CharStyle9"><text:span text:style-name="T462">255. </text:span></text:span><text:span text:style-name="CharStyle9"><text:span text:style-name="T493">C</text:span></text:span><text:span text:style-name="CharStyle9"><text:span text:style-name="T462">itronový sulc.</text:span></text:span></text:p>
      <text:p text:style-name="P11"><text:span text:style-name="CharStyle9"><text:span text:style-name="T462"/></text:span></text:p>
      <text:p text:style-name="P13"><text:span text:style-name="CharStyle9"><text:span text:style-name="T462">Na celú massu vezne sa dvanásť citronov; štyry citrony na cukre z ľahka obrajbať a nožom do nádoby soškrábať; z ostatních citronov kôrku na tenko srezať a dať do šálu. Zo 16 lotov cukru urobí sa čistý sirup, vriaci sa vyleje na kôrky a nechá sa výstydnuť. Zo všetkých citronov sa šťava z ľahka vytisne, citrony sa omočia do čistej vody a ešte raz sa vytla­čia, všetko sa spolu smieša a pridajú sa tri loty vizového me­chúra, to sa prez serv</text:span></text:span><text:span text:style-name="CharStyle9"><text:span text:style-name="T494">y</text:span></text:span><text:span text:style-name="CharStyle9"><text:span text:style-name="T462">t pár razí precedí na čisto, dá sa do formy v ľade zapravenej a nechá sa sulcovať.</text:span></text:span></text:p>
      <text:p text:style-name="P52"><text:span text:style-name="CharStyle9"><text:span text:style-name="T462"/></text:span></text:p>
      <text:p text:style-name="P54"><text:span text:style-name="CharStyle9"><text:span text:style-name="T462">256. Vanilový sulc.</text:span></text:span></text:p>
      <text:p text:style-name="P11"><text:span text:style-name="CharStyle9"><text:span text:style-name="T462"/></text:span></text:p>
      <text:p text:style-name="P13"><text:span text:style-name="CharStyle9"><text:span text:style-name="T462">Pár štanglí vanilije na drobno pokrájať a dať do šálu; 16 lôtov cukru čisto vyvariť na sirup, vriaci vyliať na va</text:span></text:span><text:span text:style-name="CharStyle9"><text:span text:style-name="T494">ni</text:span></text:span><text:span text:style-name="CharStyle9"><text:span text:style-name="T462">liju a zakryté nechať vystidnuť. K tomu sa pridá žajdl</text:span></text:span><text:span text:style-name="CharStyle9"><text:span text:style-name="T494">í</text:span></text:span><text:span text:style-name="CharStyle9"><text:span text:style-name="T462">k či­stého čerešňového saf</text:span></text:span><text:span text:style-name="CharStyle9"><text:span text:style-name="T494">t</text:span></text:span><text:span text:style-name="CharStyle9"><text:span text:style-name="T462">u, z citronu šťava, pár kvapôk košo­nellu a 3 lôty vizového mechúra, to sa spolu smieša, prez či­stý serv</text:span></text:span><text:span text:style-name="CharStyle9"><text:span text:style-name="T494">y</text:span></text:span><text:span text:style-name="CharStyle9"><text:span text:style-name="T462">t precedí, do furmy sa vyleje a nechá sa sulcovať.</text:span></text:span></text:p>
      <text:p text:style-name="P52"><text:span text:style-name="CharStyle9"><text:span text:style-name="T462"/></text:span></text:p>
      <text:p text:style-name="P54"><text:span text:style-name="CharStyle9"><text:span text:style-name="T462">257. Vanilový sulc s fámom.</text:span></text:span></text:p>
      <text:p text:style-name="P11"><text:span text:style-name="CharStyle9"><text:span text:style-name="T462"/></text:span></text:p>
      <text:p text:style-name="P13"><text:span text:style-name="CharStyle9"><text:span text:style-name="T462">Vanilový sulc sa urobí dľa predošlého spôsobu, len že sa vynechá čerešňový saft a citron. Sulc sa dá do pekne cifrovaného ráfu a nechá sa na ľade stuhn</text:span></text:span><text:span text:style-name="CharStyle9"><text:span text:style-name="T494">u</text:span></text:span><text:span text:style-name="CharStyle9"><text:span text:style-name="T462">ť. Dľa č. 237 urobí sa vanilový fám do menšej furmy, nežli je zvýš menovaný ráf, a oboje sa nechá v ľade stuhnuť. Pred </text:span></text:span><text:soft-page-break/><text:span text:style-name="CharStyle9"><text:span text:style-name="T462">nastolovan</text:span></text:span><text:span text:style-name="CharStyle9"><text:span text:style-name="T494">í</text:span></text:span><text:span text:style-name="CharStyle9"><text:span text:style-name="T462">m omočí sa ráfová furma do letnej vody a vyvráti sa na misu; prostriedok ráfu naplní sa poostalým fámom, furma s fámom</text:span></text:span><text:span text:style-name="CharStyle7"><text:span text:style-name="T462"> </text:span></text:span><text:span text:style-name="CharStyle9"><text:span text:style-name="T462">omočí sa do letnej vody a vyvráti sa do prostriedku sulcu tak; aby oboje patrné bolo.</text:span></text:span></text:p>
      <text:p text:style-name="P13"><text:span text:style-name="CharStyle9"><text:span text:style-name="T462"/></text:span></text:p>
      <text:p text:style-name="P55"><text:span text:style-name="CharStyle9"><text:span text:style-name="T462">258. Van</text:span></text:span><text:span text:style-name="CharStyle9"><text:span text:style-name="T494">i</text:span></text:span><text:span text:style-name="CharStyle9"><text:span text:style-name="T462">lový sulc s fámom na iný spôsob.</text:span></text:span></text:p>
      <text:p text:style-name="P11"><text:span text:style-name="CharStyle9"><text:span text:style-name="T462"/></text:span></text:p>
      <text:p text:style-name="P13"><text:span text:style-name="CharStyle9"><text:span text:style-name="T462">Oboje sa urobí dľa predošlého spôsobu v toľkej miere, aby sa furma vyplnila. Mandlovým olejom vymastená furma zapraví sa do ľadu, na pol druhá prsta zvýše naplní sa fámom a nechá sa stuhnuť. Ostatním fámom furma sa celkom vyf</text:span></text:span><text:span text:style-name="CharStyle9"><text:span text:style-name="T494">u</text:span></text:span><text:span text:style-name="CharStyle9"><text:span text:style-name="T462">truje t. j. varechou sa po furme až po vrchu vôkol uhládza, aby všade rovnako hrubé bolo. Po stuhnutí naplní sa vanilovým sulcom a nechá sa stuhnuť; konečne sa vrch doplní fámom. Pred nastolovaním utrie sa furma na sucho, okolo krajov sa prstom odlúšti, do v</text:span></text:span><text:span text:style-name="CharStyle9"><text:span text:style-name="T494">ň</text:span></text:span><text:span text:style-name="CharStyle9"><text:span text:style-name="T462">útra sa pofúka a na misu vyvráti.</text:span></text:span></text:p>
      <text:p text:style-name="P55"><text:span text:style-name="CharStyle9"><text:span text:style-name="T462"/></text:span></text:p>
      <text:p text:style-name="P56"><text:span text:style-name="CharStyle9"><text:span text:style-name="T462">259. Kávový sulc.</text:span></text:span></text:p>
      <text:p text:style-name="P11"><text:span text:style-name="CharStyle9"><text:span text:style-name="T462"/></text:span></text:p>
      <text:p text:style-name="P13"><text:span text:style-name="CharStyle9"><text:span text:style-name="T462">12 lotov mokkakávy na žltobrunatno upáliť a zomlieť; v dvojholbovom hrnci nechá sa čistá voda sv</text:span></text:span><text:span text:style-name="CharStyle9"><text:span text:style-name="T494">a</text:span></text:span><text:span text:style-name="CharStyle9"><text:span text:style-name="T462">riť, do nej sa dá káva a na to sa pozoruje, aby nevykypela. Po uvarení doleje sa studená voda a to se nechá vystydn</text:span></text:span><text:span text:style-name="CharStyle9"><text:span text:style-name="T494">u</text:span></text:span><text:span text:style-name="CharStyle9"><text:span text:style-name="T462">ť. 20 lôtov cu­kru vyvarí sa na čisto, doň sa káva zcedí pridajú sa 3 lôty čisto prichystaného vizového mechúra a pol žajdlíka čerešňového saftu. To sa spolu smieša, prez čistý servyt sa pre­cedí, vyleje sa do furmy v ľade zapravenej a nechá sa sulcovať.</text:span></text:span></text:p>
      <text:p text:style-name="P2"><text:span text:style-name="CharStyle16"><text:span text:style-name="T462"/></text:span></text:p>
      <text:p text:style-name="P8"><text:span text:style-name="CharStyle16"><text:span text:style-name="T462">B. Čiastka.</text:span></text:span></text:p>
      <text:p text:style-name="P3"><text:span text:style-name="CharStyle18"><text:span text:style-name="T462"/></text:span></text:p>
      <text:p text:style-name="P9"><text:soft-page-break/><text:span text:style-name="CharStyle18"><text:span text:style-name="T462">Miešané sulce.</text:span></text:span></text:p>
      <text:p text:style-name="P177"><text:span text:style-name="CharStyle9"><text:span text:style-name="T462"/></text:span></text:p>
      <text:p text:style-name="P178"><text:span text:style-name="CharStyle9"><text:span text:style-name="T462">260. Vínový sulc s červeným šampanským</text:span></text:span></text:p>
      <text:p text:style-name="P11"><text:span text:style-name="CharStyle9"><text:span text:style-name="T462"/></text:span></text:p>
      <text:p text:style-name="P13"><text:span text:style-name="CharStyle9"><text:span text:style-name="T462">K sulcom, ktoré sa s vínom a likérom pripravujú, je tiež potrebný i čistý cukor i čistý v</text:span></text:span><text:span text:style-name="CharStyle9"><text:span text:style-name="T494">i</text:span></text:span><text:span text:style-name="CharStyle9"><text:span text:style-name="T462">zový mechúr. Ke</text:span></text:span><text:span text:style-name="CharStyle9"><text:span text:style-name="T494">ď</text:span></text:span><text:span text:style-name="CharStyle9"><text:span text:style-name="T462"> sa cukor s vínom alebo likérom smieša, musí byť vychladnutý, ináčej stratí na barve i chuti, a ostane mutný. — 20 lôtov</text:span></text:span><text:span text:style-name="CharStyle7"><text:span text:style-name="T462"> </text:span></text:span><text:span text:style-name="CharStyle9"><text:span text:style-name="T462">cukru dľa č. 233. na čisto uvariť a pridať košonellu, aby mal peknú ružovú barvu. Po vystydnutí pridať za flašu šampanského vína, tri lôty čisto uvareného v</text:span></text:span><text:span text:style-name="CharStyle9"><text:span text:style-name="T494">i</text:span></text:span><text:span text:style-name="CharStyle9"><text:span text:style-name="T462">zového mechúra a citronovej šťavy, to prez servyt precediť, do furmy v ľade zapravenej naliať a nechať sulcovať.</text:span></text:span></text:p>
      <text:p text:style-name="P57"><text:span text:style-name="CharStyle9"><text:span text:style-name="T462"/></text:span></text:p>
      <text:p text:style-name="P58"><text:span text:style-name="CharStyle9"><text:span text:style-name="T462">261. Sulc s maraskinovým likérom.</text:span></text:span></text:p>
      <text:p text:style-name="P11"><text:span text:style-name="CharStyle9"><text:span text:style-name="T462"/></text:span></text:p>
      <text:p text:style-name="P13"><text:span text:style-name="CharStyle9"><text:span text:style-name="T462">24 lôtov cukru na čisto vyvariť, do šálu vyliať a nechať vystydn</text:span></text:span><text:span text:style-name="CharStyle9"><text:span text:style-name="T494">u</text:span></text:span><text:span text:style-name="CharStyle9"><text:span text:style-name="T462">ť; k tomu pridať 3 lôty v</text:span></text:span><text:span text:style-name="CharStyle9"><text:span text:style-name="T494">i</text:span></text:span><text:span text:style-name="CharStyle9"><text:span text:style-name="T462">zového mechúra a žajdlík likéru, to spolu smiešať, prez servyt precediť a vo furme do ľadu zapravenej vyliať. Na cukor sa musí toľko vody dať, aby furma plná bola. Slovom: zo všetkého sa bere v toľ­kej miere, pre koľko osôb sa sulc chystá. Sulce sa môžu po­dľa ľúbosti barviť, alebo môžu aj tak ostať. Dľa tohoto spô­sobu sa urobia:</text:span></text:span></text:p>
      <text:p text:style-name="P57"><text:span text:style-name="CharStyle9"><text:span text:style-name="T462"/></text:span></text:p>
      <text:p text:style-name="P58"><text:span text:style-name="CharStyle9"><text:span text:style-name="T462">262. Sulc s orechovým likérom.</text:span></text:span></text:p>
      <text:p text:style-name="P57"><text:span text:style-name="CharStyle9"><text:span text:style-name="T462">263. Sulc s vanilovým likérom.</text:span></text:span></text:p>
      <text:p text:style-name="P57"><text:span text:style-name="CharStyle9"><text:span text:style-name="T462">264. Sulc s ona</text:span></text:span><text:span text:style-name="CharStyle9"><text:span text:style-name="T494">j</text:span></text:span><text:span text:style-name="CharStyle9"><text:span text:style-name="T462">sovým likérom.</text:span></text:span></text:p>
      <text:p text:style-name="P57"><text:span text:style-name="CharStyle9"><text:span text:style-name="T462"/></text:span></text:p>
      <text:p text:style-name="P58"><text:span text:style-name="CharStyle9"><text:span text:style-name="T462">265. Pun</text:span></text:span><text:span text:style-name="CharStyle9"><text:span text:style-name="T494">č</text:span></text:span><text:span text:style-name="CharStyle9"><text:span text:style-name="T462">ový sulc.</text:span></text:span></text:p>
      <text:p text:style-name="P11"><text:soft-page-break/><text:span text:style-name="CharStyle9"><text:span text:style-name="T494">3/4</text:span></text:span><text:span text:style-name="CharStyle9"><text:span text:style-name="T462"> cukru dať do nádoby, naň vody naliať a na čisto vyvariť. Z dvoch citronov a dvoch oranžov kôrky na tenko srezať a dať do šálu, pridať za ližicu thee, na to vriaci cukor vyliať a zakryté nechať stáť. K tomu zo štyroch citronov a toľkože oranžov šťavu z ľahka vytisnuť, aby nebol mutný; pridať rumu a 3 lôty v</text:span></text:span><text:span text:style-name="CharStyle9"><text:span text:style-name="T494">i</text:span></text:span><text:span text:style-name="CharStyle9"><text:span text:style-name="T462">zového mechúra, to všetko spolu smie­šať, prez servýt precediť, v ľade zapravenú formu naplniť a nechať sulcovať.</text:span></text:span></text:p>
      <text:p text:style-name="P179"><text:span text:style-name="CharStyle9"><text:span text:style-name="T462"/></text:span></text:p>
      <text:p text:style-name="P180"><text:span text:style-name="CharStyle9"><text:span text:style-name="T462">266. Bielý v</text:span></text:span><text:span text:style-name="CharStyle9"><text:span text:style-name="T494">i</text:span></text:span><text:span text:style-name="CharStyle9"><text:span text:style-name="T462">nový sulc s voňavým hroznom.</text:span></text:span></text:p>
      <text:p text:style-name="P11"><text:span text:style-name="CharStyle9"><text:span text:style-name="T462"/></text:span></text:p>
      <text:p text:style-name="P13"><text:span text:style-name="CharStyle9"><text:span text:style-name="T462">K vínovým sulcom je potrebné fajné víno, ktoré kupci z vonkova dovážajú; kde toho niet, musí byť aj zdešie vínodobré. </text:span></text:span><text:span text:style-name="CharStyle9"><text:span text:style-name="T494">3/4</text:span></text:span><text:span text:style-name="CharStyle9"><text:span text:style-name="T462"> cukru na čisto vyvariť; z citronu a oranža kôrky na tenko obkrájať a dať do šálu, na to vriaci cukor vy­liať a zakryté nechať vystydn</text:span></text:span><text:span text:style-name="CharStyle9"><text:span text:style-name="T494">u</text:span></text:span><text:span text:style-name="CharStyle9"><text:span text:style-name="T462">ť, pridať 3 lôty čisto prichystaného vizového mechúra a veľký žajdlík bieleho vína, do toho z citronu i oranža z ľahka šťavu vytisnuť, to spolu smie­šať a prez serv</text:span></text:span><text:span text:style-name="CharStyle9"><text:span text:style-name="T494">y</text:span></text:span><text:span text:style-name="CharStyle9"><text:span text:style-name="T462">t precediť. Z tejto massy do furmy v ľade zapravenej na dva prsty zvýše naliať a nechať stuhnúť. Dobre zralé voňavé hrozno všelijakého druhu oči­stiť, na stuhnutú massu z hrozna veniec urobiť, sulcom pokvapkať a nechať stuhnuť. Po stuhnutí doliať sulcu až vyše hrozna a to nechať stuhnuť, na to dať druhú vrstvu hrozna a pokračovať, kým sa furma doplní, a to nechať stuhnuť.</text:span></text:span></text:p>
      <text:p text:style-name="P181"><text:span text:style-name="CharStyle9"><text:span text:style-name="T462"/></text:span></text:p>
      <text:p text:style-name="P182"><text:span text:style-name="CharStyle9"><text:span text:style-name="T462">267. </text:span></text:span><text:span text:style-name="CharStyle9"><text:span text:style-name="T494">C</text:span></text:span><text:span text:style-name="CharStyle9"><text:span text:style-name="T462">itronový sulc s čerstvými jahodami. (Kompot.)</text:span></text:span></text:p>
      <text:p text:style-name="P11"><text:span text:style-name="CharStyle9"><text:span text:style-name="T462"/></text:span></text:p>
      <text:p text:style-name="P13"><text:span text:style-name="CharStyle9"><text:span text:style-name="T462">Pri nasledujúcich sulcoch je massa tá istá, ktorá pri či­stých sulcoch. Tu sa upotrebuje i čerstvé i v pare zavárané ovocie, pri čom sulc má byť čistý. Pri zakladaní do furmy má sa poriadok zachovávať a pri miešanom ovocí má sa z každého osobitný veniec urobiť. Pekné zralé </text:span></text:span><text:soft-page-break/><text:span text:style-name="CharStyle9"><text:span text:style-name="T462">z</text:span></text:span><text:span text:style-name="CharStyle9"><text:span text:style-name="T494">a</text:span></text:span><text:span text:style-name="CharStyle9"><text:span text:style-name="T462">hradnícke ja­hody i so stopkami prichystať, dľa č. 246 sulc urobiť, z neho do furmy v ľade rovno postavenej na pol druha prsta zvýše naliať a nechať stuhnuť. Jahody sa vôkol do furmy tak po­ložia, aby sa furmy nedotýkaly, to sulcom pokvapkať a zase nechať stuhnuť, aby jahody celkom zakryté boly. Po stuhnutí zase sa vôkol jahody kladú, pokračuje sa jako pri prvom rade a tak sa pokračuje, kým sa furma do­plní; to všetko sa nechá stuhnuť. Pred nastolovaním sa fur­ma do letnej vody omočí, utretá na plitkú misu sa vyvráti a dá sa po pečenke na stôl.</text:span></text:span></text:p>
      <text:p text:style-name="P181"><text:span text:style-name="CharStyle9"><text:span text:style-name="T462"/></text:span></text:p>
      <text:p text:style-name="P182"><text:span text:style-name="CharStyle9"><text:span text:style-name="T462">268. Anan</text:span></text:span><text:span text:style-name="CharStyle9"><text:span text:style-name="T494">a</text:span></text:span><text:span text:style-name="CharStyle9"><text:span text:style-name="T462">sový sulc s miešaným ovocím.</text:span></text:span></text:p>
      <text:p text:style-name="P11"><text:span text:style-name="CharStyle9"><text:span text:style-name="T462"/></text:span></text:p>
      <text:p text:style-name="P13"><text:span text:style-name="CharStyle9"><text:span text:style-name="T462">Čerstvé zralé marhule prez poly rozkrojiť, kôrku hladko srezať, do plitkej nádoby ukládať, tlčeným cukrom, povoľne nechať v celosti pariť, odložené nechať vystydnúť a na sito</text:span></text:span><text:span text:style-name="CharStyle7"><text:span text:style-name="T462"> </text:span></text:span><text:span text:style-name="CharStyle9"><text:span text:style-name="T462">vybrať, aby odtiekly. Na tenže spôsob prichystajú sa zralé breskyne, jahody so stopkami, voňavé hrozno a na tenké li­sty pokrájaný ananas. Dľa č. 253. urobiť ananasový sulc, týmto v ľade zapravenú furmu na pol druha prsta naplniť a nechať stuhnúť. Na to marhule hladkou stranou položiť, po­tom ananas zas breskyňu a to vôkol do venca ukladať tak, aby sa bokov furmy nedotýkalo, lež na malý prst vzdialené bolo. Vedľa toho urobí sa veniec z jahôd, vedľa jahôd z hrozna to sulcom pokvapkať a nechať stuhnuť. To celé sul­com zakryť a nechať stuhnúť, na to jahody do venca ukladať, vedľa toho ostatními prídavkami vyplniť, to sulcom pokvap­kať a nechať stuhnúť; takto pokračovať až k doplneniu furmy a nechať stuhnuť.</text:span></text:span></text:p>
      <text:p text:style-name="P181"><text:span text:style-name="CharStyle9"><text:span text:style-name="T462"/></text:span></text:p>
      <text:p text:style-name="P182"><text:span text:style-name="CharStyle9"><text:span text:style-name="T462">269. </text:span></text:span><text:span text:style-name="CharStyle9"><text:span text:style-name="T495">C</text:span></text:span><text:span text:style-name="CharStyle9"><text:span text:style-name="T462">itronový sulc so zaváraným ovocím.</text:span></text:span></text:p>
      <text:p text:style-name="P11"><text:span text:style-name="CharStyle9"><text:span text:style-name="T462"/></text:span></text:p>
      <text:p text:style-name="P13"><text:soft-page-break/><text:span text:style-name="CharStyle9"><text:span text:style-name="T462">Pri tomto sulcu rozmýšľa sa nad tým, jako má byť ovo­cie vo furme šatirované a vezne sa k tomu: zelené mandle, čierne čerešne, ringloty, dule a španielské višne so stopkami. Z každého sa vezne pohár, osobit</text:span></text:span><text:span text:style-name="CharStyle9"><text:span text:style-name="T496">e</text:span></text:span><text:span text:style-name="CharStyle9"><text:span text:style-name="T462"> sa vyleje na sito a nechá sa odtieť. Do furmy v ľade zapravenej naleje sa na pol druha prsta zvýše citronového sulcu a to sa nechá stuh­nuť; zo zelených mandiel urobí sa vôkol veniec, povedľa sa pomiešajú čerešne s višňami, do prostredku dajú sa ringloty, to sa sulcom pokvapká a nechá sa stuhnuť. Po stuhnutí do­leje sa sulcu, na to sa poklad</text:span></text:span><text:span text:style-name="CharStyle9"><text:span text:style-name="T496">ú</text:span></text:span><text:span text:style-name="CharStyle9"><text:span text:style-name="T462"> dule do venca, povedľa sa ostatním ovocím doplní, sulcom sa pokvapká a nechá sa stuhnuť; tako sa pokračuje, kým sa furma doplní, a nechá sa sulcovať. Ke</text:span></text:span><text:span text:style-name="CharStyle9"><text:span text:style-name="T496">ď</text:span></text:span><text:span text:style-name="CharStyle9"><text:span text:style-name="T462"> je ovocie dľa tohoto poriadku pekne pokladené a na misu sa dá, veľmi utešene vyzerá.</text:span></text:span></text:p>
      <text:p text:style-name="P85"><text:span text:style-name="CharStyle71"><text:span text:style-name="T462"/></text:span></text:p>
      <text:p text:style-name="P57"><text:span text:style-name="CharStyle9"><text:span text:style-name="T462">270. Štyrcovaný jablčkový sulc.</text:span></text:span></text:p>
      <text:p text:style-name="P11"><text:span text:style-name="CharStyle9"><text:span text:style-name="T462"/></text:span></text:p>
      <text:p text:style-name="P13"><text:span text:style-name="CharStyle9"><text:span text:style-name="T462">K tomuto sulcu sú potrebné dobré a rovnakej velikost</text:span></text:span><text:span text:style-name="CharStyle9"><text:span text:style-name="T496">i</text:span></text:span><text:span text:style-name="CharStyle9"><text:span text:style-name="T462"> jablká. Prostriedok z nich dlábatkom sa v</text:span></text:span><text:span text:style-name="CharStyle9"><text:span text:style-name="T496">y</text:span></text:span><text:span text:style-name="CharStyle9"><text:span text:style-name="T462">bere, do okrúhla sa obielia a dajú sa do nádoby, k nim sa vytisne z citrona štava, posypú sa tlčeným cukrom, vodou sa polejú, na</text:span></text:span><text:span text:style-name="CharStyle7"><text:span text:style-name="T462"> </text:span></text:span><text:span text:style-name="CharStyle9"><text:span text:style-name="T462">mäkko v celosti sa paria, nechajú sa v safte vystydnuť, na site sa nechajú odtiecť a rozdelia sa na dve čiastky: Jedna ostane biela, druhá sa natrie košonellom, aby červenú barvu mal</text:span></text:span><text:span text:style-name="CharStyle9"><text:span text:style-name="T496">y</text:span></text:span><text:span text:style-name="CharStyle9"><text:span text:style-name="T462">. V ľade založená furma doplní sa na prst zv</text:span></text:span><text:span text:style-name="CharStyle9"><text:span text:style-name="T496">y</text:span></text:span><text:span text:style-name="CharStyle9"><text:span text:style-name="T462">š pripra­veným citronovým sulcom, vôkol sa jablčka do venca kladú a síce raz biele raz červené, to poliať sulcom, nechať stuhnuť a celkom sulcom zakryť. Tak sa pokračuje, kým sa furma doplní, a to sa sulcom doleje.</text:span></text:span></text:p>
      <text:p text:style-name="P237"><text:span text:style-name="CharStyle64"><text:span text:style-name="T462"/></text:span></text:p>
      <text:p text:style-name="P57"><text:span text:style-name="CharStyle9"><text:span text:style-name="T462">271. S vínom sbitý sulc.</text:span></text:span></text:p>
      <text:p text:style-name="P11"><text:span text:style-name="CharStyle9"><text:span text:style-name="T462"/></text:span></text:p>
      <text:p text:style-name="P13"><text:soft-page-break/><text:span text:style-name="CharStyle9"><text:span text:style-name="T462">Jakékoľvek jedlo sa robí, má sa na tým premýšlať, aby neprišlo vždy v tej istej forme na stôl, lež čím viac sa forma mení, tým zanímavejšie účinkuje na človeka a každý je zve­davý, </text:span></text:span><text:span text:style-name="CharStyle9"><text:span text:style-name="T496">č</text:span></text:span><text:span text:style-name="CharStyle9"><text:span text:style-name="T462">i je jedlo i tak dobré, jak pekne ono vyzerá. Dľa č. 254 urobí sa čistý sulc a pridá sa k nemu pol flaše šampan­ského vina. Keď je to čisto prez sito precedené, rozdelí sa na dve čiastky: jedna ostane biela, do druhej prinde košonell, aby peknú barvu mala. Furma sa založí do ľadu; z bie­leho sulcu dá sa polovica do kotl</text:span></text:span><text:span text:style-name="CharStyle9"><text:span text:style-name="T496">i</text:span></text:span><text:span text:style-name="CharStyle9"><text:span text:style-name="T462">ka na ľad a ustavične sa drôtami šibe, aby sa dobre penil. Keď začína hustnuť— musí byť tekúci — vyleje sa do furmy a nechá sa sulcovať Zase sa naleje do kotlíka práve toľko z barveného sulca a drôtamí sa šibe; ke</text:span></text:span><text:span text:style-name="CharStyle9"><text:span text:style-name="T496">ď</text:span></text:span><text:span text:style-name="CharStyle9"><text:span text:style-name="T462"> sa pení jako prvý sulc, dá sa na stuhnutý bielý sulc do furmy pri čom sa na to pozoruje, aby furma rovno stála a aby z každej č</text:span></text:span><text:span text:style-name="CharStyle9"><text:span text:style-name="T496">í</text:span></text:span><text:span text:style-name="CharStyle9"><text:span text:style-name="T462">astky rovnaká miera do furmy prišla. Do kotlíka dá sa zase bieleho sulcu, tento sa na penu šibe a keď je červený sulc vo furme dosť stuhnutý, vyleje sa naň, nechá sa sulcovať a tak sa ďalej pokračuje, čisté sulce s likérmi sa na ten istý spôsob robia a môžu sa zaváraným ovocím maskírovať.</text:span></text:span></text:p>
      <text:p text:style-name="P1"><text:span text:style-name="CharStyle7"><text:span text:style-name="T462"/></text:span></text:p>
      <text:p text:style-name="P93"><text:span text:style-name="CharStyle9"><text:span text:style-name="T462"/></text:span></text:p>
      <text:h text:style-name="P282" text:outline-level="3"><text:bookmark-start text:name="bookmark110"/><text:span text:style-name="CharStyle13"><text:span text:style-name="T462">VIII. Oddelenie.</text:span></text:span><text:bookmark-end text:name="bookmark110"/></text:h>
      <text:h text:style-name="P279" text:outline-level="4"><text:span text:style-name="CharStyle15"><text:span text:style-name="T462"/></text:span></text:h>
      <text:h text:style-name="P280" text:outline-level="4"><text:span text:style-name="CharStyle15"><text:span text:style-name="T496">O</text:span></text:span><text:bookmark-start text:name="bookmark112"/><text:span text:style-name="CharStyle15"><text:span text:style-name="T462"> mrazivé (Gefrorenes).</text:span></text:span><text:bookmark-end text:name="bookmark112"/></text:h>
      <text:p text:style-name="P60"><text:span text:style-name="CharStyle9"><text:span text:style-name="T462"/></text:span></text:p>
      <text:p text:style-name="P88"><text:span text:style-name="CharStyle18"><text:span text:style-name="T462">Mliečno mrazivo.</text:span></text:span></text:p>
      <text:p text:style-name="P33"><text:span text:style-name="CharStyle9"><text:span text:style-name="T462"/></text:span></text:p>
      <text:p text:style-name="P34"><text:span text:style-name="CharStyle9"><text:span text:style-name="T462">272. Mrazivo z vanilije.</text:span></text:span></text:p>
      <text:p text:style-name="P11"><text:span text:style-name="CharStyle9"><text:span text:style-name="T462"/></text:span></text:p>
      <text:p text:style-name="P13"><text:soft-page-break/><text:span text:style-name="CharStyle9"><text:span text:style-name="T462">Ku mliečnym </text:span></text:span><text:span text:style-name="CharStyle9"><text:span text:style-name="T496">m</text:span></text:span><text:span text:style-name="CharStyle9"><text:span text:style-name="T462">razivám je potrebná dobrá sladká smotanka, ktorá sa pri varení sv</text:span></text:span><text:span text:style-name="CharStyle9"><text:span text:style-name="T496">a</text:span></text:span><text:span text:style-name="CharStyle9"><text:span text:style-name="T462">r</text:span></text:span><text:span text:style-name="CharStyle9"><text:span text:style-name="T496">í</text:span></text:span><text:span text:style-name="CharStyle9"><text:span text:style-name="T462">ť nesmie. Práve smotanka dá tú chuť, ktorá sa pri mliečnom mraziv</text:span></text:span><text:span text:style-name="CharStyle9"><text:span text:style-name="T496">e</text:span></text:span><text:span text:style-name="CharStyle9"><text:span text:style-name="T462"> vyhľadáva; tak jako kdo chce dobrú kávu pi</text:span></text:span><text:span text:style-name="CharStyle9"><text:span text:style-name="T496">ť</text:span></text:span><text:span text:style-name="CharStyle9"><text:span text:style-name="T462">, má si dobrú smotanku zaopatriť. Jako sa samé mrazivo dohotoví, o tom stoj</text:span></text:span><text:span text:style-name="CharStyle9"><text:span text:style-name="T496">í</text:span></text:span><text:span text:style-name="CharStyle9"><text:span text:style-name="T462"> poučenie pod č. 169., tuná sa len udá, jaké prídavky prindú k patričnej masse. — Štang</text:span></text:span><text:span text:style-name="CharStyle9"><text:span text:style-name="T496">l</text:span></text:span><text:span text:style-name="CharStyle9"><text:span text:style-name="T462">u saftovej vanilije na drobné kúsky pokrájať a dať do čistej nádoby, na ňu naliať dve holby sladkej smotanky spolu nechať pár minút variť, od ohňa odložiť a za­kryté nechať vystydn</text:span></text:span><text:span text:style-name="CharStyle9"><text:span text:style-name="T496">u</text:span></text:span><text:span text:style-name="CharStyle9"><text:span text:style-name="T462">ť. 20 lôtov potlčeného a preosiatého cukru s 18 ž</text:span></text:span><text:span text:style-name="CharStyle9"><text:span text:style-name="T496">l</text:span></text:span><text:span text:style-name="CharStyle9"><text:span text:style-name="T462">tkami v nádobe za štvrť hodiny na penu miešať, so smotankou rozpúšťať, dať na oheň a ustavične miešať, po­kým nezačne </text:span></text:span><text:span text:style-name="CharStyle9"><text:span text:style-name="T496">h</text:span></text:span><text:span text:style-name="CharStyle9"><text:span text:style-name="T462">ust</text:span></text:span><text:span text:style-name="CharStyle9"><text:span text:style-name="T496">n</text:span></text:span><text:span text:style-name="CharStyle9"><text:span text:style-name="T462">uť, poneváč sa variť nesmie. Potom sa z ohňa odloží a </text:span></text:span><text:span text:style-name="CharStyle9"><text:span text:style-name="T496">ď</text:span></text:span><text:span text:style-name="CharStyle9"><text:span text:style-name="T462">alej sa mieša, aby prestydlo, prez čisté sito do šálu sa procedí, a nechá sa celkom vystydnúť. Táto mas. sa vyleje sa do pyksle v ľade zapravenej, na vrch sa dá čistý papier, to sa vrchnákom zakryje, v ľade, sa skrúca a dľa predpisu sa pokračuje. Takto srobe</text:span></text:span><text:span text:style-name="CharStyle9"><text:span text:style-name="T496">n</text:span></text:span><text:span text:style-name="CharStyle9"><text:span text:style-name="T462">é mrazivo musí sa jako maslo v ústach rozpustiť, tak že sa jeho ľúbbezná chuť </text:span></text:span><text:span text:style-name="CharStyle9"><text:span text:style-name="T496">hn</text:span></text:span><text:span text:style-name="CharStyle9"><text:span text:style-name="T462">e</text:span></text:span><text:span text:style-name="CharStyle9"><text:span text:style-name="T496">ď</text:span></text:span><text:span text:style-name="CharStyle9"><text:span text:style-name="T462"> pozná, jestli ale medzi zubami chrumká, vtedy je celá prí­prava daromná. Pred nastolovan</text:span></text:span><text:span text:style-name="CharStyle9"><text:span text:style-name="T496">í</text:span></text:span><text:span text:style-name="CharStyle9"><text:span text:style-name="T462">m omoči sa piksla do stu­denej vody a utretá vyvrá</text:span></text:span><text:span text:style-name="CharStyle9"><text:span text:style-name="T496">ť</text:span></text:span><text:span text:style-name="CharStyle9"><text:span text:style-name="T462">i sa na plitkú misu.</text:span></text:span></text:p>
      <text:p text:style-name="P33"><text:span text:style-name="CharStyle9"><text:span text:style-name="T462"/></text:span></text:p>
      <text:p text:style-name="P34"><text:span text:style-name="CharStyle9"><text:span text:style-name="T462">273. Čokoládové mrazivá</text:span></text:span></text:p>
      <text:p text:style-name="P11"><text:span text:style-name="CharStyle9"><text:span text:style-name="T462"/></text:span></text:p>
      <text:p text:style-name="P13"><text:span text:style-name="CharStyle9"><text:span text:style-name="T462">Pol funta vanilovej čokolády pokrájať, žajdlík mlieka sv</text:span></text:span><text:span text:style-name="CharStyle9"><text:span text:style-name="T496">a</text:span></text:span><text:span text:style-name="CharStyle9"><text:span text:style-name="T462">riť, doň čokoládu dať a ustavične miešať, pokým sa celkom nerozvarí; k tomu doliať tri žajdlíky vrelej smotanky a nechať vystydnuť. Pol funta potlčeného a preosiatého cukru s 12 ž</text:span></text:span><text:span text:style-name="CharStyle9"><text:span text:style-name="T496">l</text:span></text:span><text:span text:style-name="CharStyle9"><text:span text:style-name="T462">tkami v nádobe na penu rozmiešať, čokoládovým mliekom rozpúšťať, dať na oheň a ustavične miešať, pokým nezačne hustnuť. Od ohňa vzatú massu </text:span></text:span><text:span text:style-name="CharStyle9"><text:span text:style-name="T496">ď</text:span></text:span><text:span text:style-name="CharStyle9"><text:span text:style-name="T462">alej miešať, </text:span></text:span><text:soft-page-break/><text:span text:style-name="CharStyle9"><text:span text:style-name="T462">aby vystydla, prez čisté sito precediť a nechať celkom vystydnuť. Konečne dá sa massa do piksle v </text:span></text:span><text:span text:style-name="CharStyle9"><text:span text:style-name="T496">ľ</text:span></text:span><text:span text:style-name="CharStyle9"><text:span text:style-name="T462">ade zapravenej a pokra­čuje sa jako s druhým mrazivom.</text:span></text:span></text:p>
      <text:p text:style-name="P57"><text:span text:style-name="CharStyle9"><text:span text:style-name="T462"/></text:span></text:p>
      <text:p text:style-name="P58"><text:span text:style-name="CharStyle9"><text:span text:style-name="T462">274. Čokoládové mrazivo na taljanský spôsob.</text:span></text:span></text:p>
      <text:p text:style-name="P11"><text:span text:style-name="CharStyle9"><text:span text:style-name="T462"/></text:span></text:p>
      <text:p text:style-name="P13"><text:span text:style-name="CharStyle9"><text:span text:style-name="T462">Punt vanilovej čokolády do nádoby na kúsky posekať, na ňu žajdl</text:span></text:span><text:span text:style-name="CharStyle9"><text:span text:style-name="T496">í</text:span></text:span><text:span text:style-name="CharStyle9"><text:span text:style-name="T462">k vody naliať, na ohni miešať, pokým sa neroz­varí, a nechať vystydnuť. Pol fuňta potlčeného a preosia­tého cukru s 18 ž</text:span></text:span><text:span text:style-name="CharStyle9"><text:span text:style-name="T496">l</text:span></text:span><text:span text:style-name="CharStyle9"><text:span text:style-name="T462">tkami na penu miešať, čokoládu pridať, dvoma holby čistej vody rozpustiť a na ohni ustavične miešať, pokým nezačne hustnuť, poneváč sa variť nesmie. Potom od ohňa massu odložiť a </text:span></text:span><text:span text:style-name="CharStyle9"><text:span text:style-name="T496">ď</text:span></text:span><text:span text:style-name="CharStyle9"><text:span text:style-name="T462">alej miešať, aby prestydla, prez čisté sito do šálu precediť a nechať celkom vystydnuť. Massa sa dá do piksle v </text:span></text:span><text:span text:style-name="CharStyle9"><text:span text:style-name="T496">ľ</text:span></text:span><text:span text:style-name="CharStyle9"><text:span text:style-name="T462">ade založenej, to sa krúti a ke</text:span></text:span><text:span text:style-name="CharStyle9"><text:span text:style-name="T496">ď</text:span></text:span><text:span text:style-name="CharStyle9"><text:span text:style-name="T462"> je v poly zamrznuté, rozmieša sa a pokáre sa naplnia, čo sa vtedy má stať, ke</text:span></text:span><text:span text:style-name="CharStyle9"><text:span text:style-name="T496">ď</text:span></text:span><text:span text:style-name="CharStyle9"><text:span text:style-name="T462"> je práve čas k nastolovaniu. Táto massa nemusí sa v tejto miere robiť, lež podlá počtu osôb urobí sa viac lebo menej. Toto mrazivo dáva sa v letnom čase na havránku k občerstveniu.</text:span></text:span></text:p>
      <text:p text:style-name="P57"><text:span text:style-name="CharStyle9"><text:span text:style-name="T462"/></text:span></text:p>
      <text:p text:style-name="P58"><text:span text:style-name="CharStyle9"><text:span text:style-name="T462">275. Kávové mrazivo.</text:span></text:span></text:p>
      <text:p text:style-name="P11"><text:span text:style-name="CharStyle9"><text:span text:style-name="T462"/></text:span></text:p>
      <text:p text:style-name="P13"><text:span text:style-name="CharStyle9"><text:span text:style-name="T462">16 lôtov mokkakávy na žltobrunátno upáliť a za ten čas dve holby sladkej smotanky v tak veľkej nádobe nechať variť, aby horúca káva mohla sa do nej vsypať, čo sa pevne zakryje a nechá sa vystydnuť. (Mokkakáva sa preto dáva, poneváč má čisté ar</text:span></text:span><text:span text:style-name="CharStyle9"><text:span text:style-name="T496">o</text:span></text:span><text:span text:style-name="CharStyle9"><text:span text:style-name="T462">ma.) 24 lôtov potlčeného a preosiatého cukru so 16 ž</text:span></text:span><text:span text:style-name="CharStyle9"><text:span text:style-name="T496">l</text:span></text:span><text:span text:style-name="CharStyle9"><text:span text:style-name="T462">tkami rozmiešať, do toho smotanku precediť, dať na oheň a ustavične miešať, pokým nezačne hustnuť. Od ohňa odstavenú massu ďalej miešať, prez čisté sito </text:span></text:span><text:soft-page-break/><text:span text:style-name="CharStyle9"><text:span text:style-name="T462">precediť, nechať celkom vystydnuť a v piksle dľa známeho spôsobu</text:span></text:span><text:span text:style-name="CharStyle7"><text:span text:style-name="T462"> </text:span></text:span><text:span text:style-name="CharStyle9"><text:span text:style-name="T462">nechať zamrznúť. Káva sa môže nechať usušiť, potlcť a tak zavariť, avšak pochybujem, žeby mala takú silu.</text:span></text:span></text:p>
      <text:p text:style-name="P57"><text:span text:style-name="CharStyle9"><text:span text:style-name="T462"/></text:span></text:p>
      <text:p text:style-name="P58"><text:span text:style-name="CharStyle9"><text:span text:style-name="T462">276. Biele kávové mrazivo.</text:span></text:span></text:p>
      <text:p text:style-name="P11"><text:span text:style-name="CharStyle9"><text:span text:style-name="T462"/></text:span></text:p>
      <text:p text:style-name="P13"><text:span text:style-name="CharStyle9"><text:span text:style-name="T462">S pálením kávy a so smotankou sa zachádza dľa pre­došlého spôsobu. 24 lôtov cukru potlcť a preosiať; zo 16 bielkov v kotlíku tuhý sňah sbiť, pod šibaním cukor doň dá­vať, kávovou smotankou rozpúšťať, pod ustavičným šibaním dať na oheň a </text:span></text:span><text:span text:style-name="CharStyle9"><text:span text:style-name="T496">ď</text:span></text:span><text:span text:style-name="CharStyle9"><text:span text:style-name="T462">alej šibať. Ke</text:span></text:span><text:span text:style-name="CharStyle9"><text:span text:style-name="T496">ď</text:span></text:span><text:span text:style-name="CharStyle9"><text:span text:style-name="T462">by sa malo variť, vezne sa od ohňa preč, </text:span></text:span><text:span text:style-name="CharStyle9"><text:span text:style-name="T496">ď</text:span></text:span><text:span text:style-name="CharStyle9"><text:span text:style-name="T462">alej sa šibe, nechá sa prestydnuť, prez sito do šálu precediť, nechať celkom vystydnúť a v piksle nechať zamraziť.</text:span></text:span></text:p>
      <text:p text:style-name="P183"><text:span text:style-name="CharStyle9"><text:span text:style-name="T462"/></text:span></text:p>
      <text:p text:style-name="P184"><text:span text:style-name="CharStyle9"><text:span text:style-name="T462">277. Mrazivo z páleného cukru (karmélu.)</text:span></text:span></text:p>
      <text:p text:style-name="P11"><text:span text:style-name="CharStyle9"><text:span text:style-name="T462"/></text:span></text:p>
      <text:p text:style-name="P13"><text:span text:style-name="CharStyle9"><text:span text:style-name="T462">8 lôtov potlčeného cukru v čistej nádobe na ohni miešať, pokým žltobrunátnu barvu dostane; naň vyliať za pohár chladnej vody a miešať, pokým sa nerozpustí. Tri žajdl</text:span></text:span><text:span text:style-name="CharStyle9"><text:span text:style-name="T496">í</text:span></text:span><text:span text:style-name="CharStyle9"><text:span text:style-name="T462">ky sladkej smotanky sv</text:span></text:span><text:span text:style-name="CharStyle9"><text:span text:style-name="T466">a</text:span></text:span><text:span text:style-name="CharStyle9"><text:span text:style-name="T462">riť a spolu smiešať; 24 lôtov potlče­ného a preosiatého cukru v nádobe so 16 ž</text:span></text:span><text:span text:style-name="CharStyle9"><text:span text:style-name="T496">l</text:span></text:span><text:span text:style-name="CharStyle9"><text:span text:style-name="T462">tkami smiešať, smotankou rozpúšťať, dať na oheň a smiešať, pokým nezačne hustnuť. Takúto massu prez sito do šálu precediť, celkom vystydnnuté dať do piksle a nechať zamraziť.</text:span></text:span></text:p>
      <text:p text:style-name="P57"><text:span text:style-name="CharStyle9"><text:span text:style-name="T462"/></text:span></text:p>
      <text:p text:style-name="P58"><text:span text:style-name="CharStyle9"><text:span text:style-name="T462">278. Mliečne mrazivo s oranžom.</text:span></text:span></text:p>
      <text:p text:style-name="P11"><text:span text:style-name="CharStyle9"><text:span text:style-name="T462"/></text:span></text:p>
      <text:p text:style-name="P13"><text:span text:style-name="CharStyle9"><text:span text:style-name="T462">Z dvoch oranžov kôrku fajno zrezať, aby nič bieleho na nej nebolo; dve holby sladkej smotanky nechať variť, do nej dať kôrky, zakryté na stranu odložiť a nechať vystydn</text:span></text:span><text:span text:style-name="CharStyle9"><text:span text:style-name="T496">u</text:span></text:span><text:span text:style-name="CharStyle9"><text:span text:style-name="T462">ť. 24 lôtov potlčeného a preosiatého </text:span></text:span><text:soft-page-break/><text:span text:style-name="CharStyle9"><text:span text:style-name="T462">cukru v nádobe so 16 žltkami spolu rozmiešať smotankou rozpustiť, dať na oheň a miešať, pokým nezačne hustnuť. Od ohňa vzatá massa mieša sa </text:span></text:span><text:span text:style-name="CharStyle9"><text:span text:style-name="T496">ď</text:span></text:span><text:span text:style-name="CharStyle9"><text:span text:style-name="T462">alej, aby vystydla, prez sito do šálu sa precedí, nechá sa celkom vystydn</text:span></text:span><text:span text:style-name="CharStyle9"><text:span text:style-name="T496">u</text:span></text:span><text:span text:style-name="CharStyle9"><text:span text:style-name="T462">ť, dá sa do piksle a často sa drevenou lopatkou rozrobí, aby mrazivo jako maslo bolo.</text:span></text:span></text:p>
      <text:p text:style-name="P1"><text:span text:style-name="CharStyle7"><text:span text:style-name="T462"/></text:span></text:p>
      <text:p text:style-name="P57"><text:span text:style-name="CharStyle9"><text:span text:style-name="T462">279. Mliečne mrazivo s citronom.</text:span></text:span></text:p>
      <text:p text:style-name="P11"><text:span text:style-name="CharStyle9"><text:span text:style-name="T462"/></text:span></text:p>
      <text:p text:style-name="P13"><text:span text:style-name="CharStyle9"><text:span text:style-name="T462">Z citronov kôrky tak srezať, aby nebolo na n</text:span></text:span><text:span text:style-name="CharStyle9"><text:span text:style-name="T496">í</text:span></text:span><text:span text:style-name="CharStyle9"><text:span text:style-name="T462">ch nič bieleho, tieto do vrelej smotanky hodiť, zakryté nechať vystydnuť a v ostatnom dľa známeho spôsobu pokračovať.</text:span></text:span></text:p>
      <text:p text:style-name="P57"><text:span text:style-name="CharStyle9"><text:span text:style-name="T462"/></text:span></text:p>
      <text:p text:style-name="P58"><text:span text:style-name="CharStyle9"><text:span text:style-name="T462">280. Mliečne mrazivo so škoricou.</text:span></text:span></text:p>
      <text:p text:style-name="P11"><text:span text:style-name="CharStyle11"><text:span text:style-name="T462"/></text:span></text:p>
      <text:p text:style-name="P13"><text:span text:style-name="CharStyle11"><text:span text:style-name="T462">2 lôty škorice na kúsky polámať, tri žajdlíky mlieka sv</text:span></text:span><text:span text:style-name="CharStyle9"><text:span text:style-name="T496">a</text:span></text:span><text:span text:style-name="CharStyle9"><text:span text:style-name="T462">riť, doň škoricu dať, za pár minút spolu nechať sv</text:span></text:span><text:span text:style-name="CharStyle9"><text:span text:style-name="T496">a</text:span></text:span><text:span text:style-name="CharStyle9"><text:span text:style-name="T462">riť a zakryté na strane nechať vystydn</text:span></text:span><text:span text:style-name="CharStyle9"><text:span text:style-name="T496">u</text:span></text:span><text:span text:style-name="CharStyle9"><text:span text:style-name="T462">ť. 16 lôtov potlčeného a preosiatého cukru s 12 ž</text:span></text:span><text:span text:style-name="CharStyle9"><text:span text:style-name="T496">l</text:span></text:span><text:span text:style-name="CharStyle9"><text:span text:style-name="T462">tkami na penu smiešať, mliekom rozpúšťať, dať na oheň a drôtami šibať, pokým nezačne hustnuť. Od ohňa vzatú massu </text:span></text:span><text:span text:style-name="CharStyle9"><text:span text:style-name="T496">ďa</text:span></text:span><text:span text:style-name="CharStyle9"><text:span text:style-name="T462">lej šibať, aby prestydla, prez sito precediť a celkom vystydnuté v piksli nechať mraziť. K takto prichystanej masse môže sa toľko dobrého likéru pridať, aby sa chuť v mraziv</text:span></text:span><text:span text:style-name="CharStyle9"><text:span text:style-name="T496">e</text:span></text:span><text:span text:style-name="CharStyle9"><text:span text:style-name="T462"> poznala.</text:span></text:span></text:p>
      <text:p text:style-name="P57"><text:span text:style-name="CharStyle9"><text:span text:style-name="T462"/></text:span></text:p>
      <text:p text:style-name="P58"><text:span text:style-name="CharStyle9"><text:span text:style-name="T462">281. Mliečne mrazivo s lieskovými orechami.</text:span></text:span></text:p>
      <text:p text:style-name="P11"><text:span text:style-name="CharStyle9"><text:span text:style-name="T462"/></text:span></text:p>
      <text:p text:style-name="P13"><text:span text:style-name="CharStyle9"><text:span text:style-name="T462">12 lôtov lieskových jadier v mažiari potlcť a pri tlčení mliekom podlievať, aby jako maslo potlčené boly. 3 žajdlíky smotanky s orechami rozmiešať, na ohni za pár minút nechať variť a zakryté na strane nechať </text:span></text:span><text:soft-page-break/><text:span text:style-name="CharStyle9"><text:span text:style-name="T462">vystydn</text:span></text:span><text:span text:style-name="CharStyle9"><text:span text:style-name="T496">u</text:span></text:span><text:span text:style-name="CharStyle9"><text:span text:style-name="T462">ť. 24 lôtov potlčeného cukru so 16 ž</text:span></text:span><text:span text:style-name="CharStyle9"><text:span text:style-name="T496">l</text:span></text:span><text:span text:style-name="CharStyle9"><text:span text:style-name="T462">tkami na penu rozmiešať, prez čistý ser­vyt s precedenou smotankou cukor rozpúšťať, dať na oheň a ustavične miešať, pokým nezačne hustnuť. Od ohňa odlo­ženú massu ďalej miešať, aby prestydla, prez sito precediť a celkom vystydnutú v piksli nechať zamrzn</text:span></text:span><text:span text:style-name="CharStyle9"><text:span text:style-name="T496">u</text:span></text:span><text:span text:style-name="CharStyle9"><text:span text:style-name="T462">ť.</text:span></text:span></text:p>
      <text:p text:style-name="P185"><text:span text:style-name="CharStyle9"><text:span text:style-name="T462"/></text:span></text:p>
      <text:p text:style-name="P186"><text:span text:style-name="CharStyle9"><text:span text:style-name="T462">282. Mliečne mrazivo s vlaskými orechami</text:span></text:span></text:p>
      <text:p text:style-name="P187"><text:span text:style-name="CharStyle9"><text:span text:style-name="T462"/></text:span></text:p>
      <text:p text:style-name="P188"><text:span text:style-name="CharStyle9"><text:span text:style-name="T462">12 lôtov takých </text:span></text:span><text:span text:style-name="CharStyle9"><text:span text:style-name="T496">ľ</text:span></text:span><text:span text:style-name="CharStyle9"><text:span text:style-name="T462">adier, ktoré nemajú potúchnutú vôňu, v maž</text:span></text:span><text:span text:style-name="CharStyle9"><text:span text:style-name="T496">í</text:span></text:span><text:span text:style-name="CharStyle9"><text:span text:style-name="T462">ari potlcť a s mliekom rozpúšťať, tri žajdlíky smotanky s orechami rozmiešať, na ohni pod ustavičným mie­šaním za pár minút zakryté nechať variť a s vystydnutím po­kračovať dľa známeho spôsobu.</text:span></text:span></text:p>
      <text:p text:style-name="P1"><text:span text:style-name="CharStyle7"><text:span text:style-name="T462"/></text:span></text:p>
      <text:p text:style-name="P113"><text:span text:style-name="CharStyle9"><text:span text:style-name="T462">283. Mliečne mrazivo s mandlami.</text:span></text:span></text:p>
      <text:p text:style-name="P11"><text:span text:style-name="CharStyle9"><text:span text:style-name="T462"/></text:span></text:p>
      <text:p text:style-name="P13"><text:span text:style-name="CharStyle9"><text:span text:style-name="T462">12 lôtov očistených mandiel v mažiari potlcť, pri tlčení mliekom rozpúšťať a s ostatním dľa známeho spôsobu po­kračovať.</text:span></text:span></text:p>
      <text:p text:style-name="P57"><text:span text:style-name="CharStyle9"><text:span text:style-name="T462"/></text:span></text:p>
      <text:p text:style-name="P58"><text:span text:style-name="CharStyle9"><text:span text:style-name="T462">284. Mliečne mrazivo s praženými mandlami.</text:span></text:span></text:p>
      <text:p text:style-name="P11"><text:span text:style-name="CharStyle9"><text:span text:style-name="T462"/></text:span></text:p>
      <text:p text:style-name="P13"><text:span text:style-name="CharStyle9"><text:span text:style-name="T462">Pol funta mandiel očistiť, 8 lôtov potlčeného cukru dať do karmelov</text:span></text:span><text:span text:style-name="CharStyle9"><text:span text:style-name="T496">e</text:span></text:span><text:span text:style-name="CharStyle9"><text:span text:style-name="T462">j panvy a s mandlami smiešať, na ohni spolu na žlto užiariť, v mažiari na fajno potlcť a pri tlčení mlie­kom podlievať. 3 žajdlíky smotanky v nádobe s mandlami rozmiešať, na ohni spolu sv</text:span></text:span><text:span text:style-name="CharStyle9"><text:span text:style-name="T496">a</text:span></text:span><text:span text:style-name="CharStyle9"><text:span text:style-name="T462">riť, nechať vystydn</text:span></text:span><text:span text:style-name="CharStyle9"><text:span text:style-name="T496">u</text:span></text:span><text:span text:style-name="CharStyle9"><text:span text:style-name="T462">ť a prez servyť vyprešovať. Pol funta potlčeného a preosiateho cukru so 16 ž</text:span></text:span><text:span text:style-name="CharStyle9"><text:span text:style-name="T496">l</text:span></text:span><text:span text:style-name="CharStyle9"><text:span text:style-name="T462">tkami na penu rozmiešať, mliekou rozpúšťať, na oheň dať a ustavične miešať, pokým nezačne hustnuť. Od ohňa odloženú massu </text:span></text:span><text:span text:style-name="CharStyle9"><text:span text:style-name="T496">ď</text:span></text:span><text:span text:style-name="CharStyle9"><text:span text:style-name="T462">alej miešať, aby prestydla, prez sito do šálu precediť a v piksle zamraziť. Na </text:span></text:span><text:soft-page-break/><text:span text:style-name="CharStyle9"><text:span text:style-name="T462">tenže spôsob môže sa z oboch orechov mrazivo urobiť, ke</text:span></text:span><text:span text:style-name="CharStyle9"><text:span text:style-name="T496">ď</text:span></text:span><text:span text:style-name="CharStyle9"><text:span text:style-name="T462"> sa tieže s cukrom užiaria. Dľa ľúbosti môže sa do piksle k mraziv</text:span></text:span><text:span text:style-name="CharStyle9"><text:span text:style-name="T496">u</text:span></text:span><text:span text:style-name="CharStyle9"><text:span text:style-name="T462"> likér pridať.</text:span></text:span></text:p>
      <text:p text:style-name="P57"><text:span text:style-name="CharStyle9"><text:span text:style-name="T462"/></text:span></text:p>
      <text:p text:style-name="P59"><text:span text:style-name="CharStyle9"><text:span text:style-name="T462">285. Mliečne mrazivo s čerstými jahodami.</text:span></text:span></text:p>
      <text:p text:style-name="P59"><text:span text:style-name="CharStyle9"><text:span text:style-name="T520"/></text:span></text:p>
      <text:p text:style-name="P59"><text:span text:style-name="CharStyle9"><text:span text:style-name="T496">3/4 fun</text:span></text:span><text:span text:style-name="CharStyle9"><text:span text:style-name="T462">ta potlčeného a preosiatého cukru v nádobe so 16 ž</text:span></text:span><text:span text:style-name="CharStyle9"><text:span text:style-name="T496">l</text:span></text:span><text:span text:style-name="CharStyle9"><text:span text:style-name="T462">tkami na penu rozmiešať, s dvoma holbami sladkej smotanky rozpúšťať, dať na oheň a ustavične miešať, pokým ne­začne hustnúť. Od ohňa vzatú massu </text:span></text:span><text:span text:style-name="CharStyle9"><text:span text:style-name="T496">ď</text:span></text:span><text:span text:style-name="CharStyle9"><text:span text:style-name="T462">alej miešať, prez sito do šálu precediť, celkom vystydnutú v ľade nechať zamraziť a často miešať, aby massa jako maslo bola. Za ten čas sa za veľký žajdlík dobre zrelých jahôd prez sito pretrie a s pár kvapkami košonellu rozmieša. Keď je mrazivo dosť tuhé, dajú sa doň jahody, spolu sa smiešajú a krútia sa v ľade. Pred nastolovaním omočí sa piksľa v chladnej vode a keď sa od bokov začne púšťať, vyvráti sa na misu. Na tenže spôsob sa urobia:</text:span></text:span></text:p>
      <text:p text:style-name="P1"><text:span text:style-name="CharStyle7"><text:span text:style-name="T462"/></text:span></text:p>
      <text:p text:style-name="P57"><text:span text:style-name="CharStyle9"><text:span text:style-name="T462">286. Mliečne mrazivo s malinami.</text:span></text:span></text:p>
      <text:p text:style-name="P114"><text:span text:style-name="CharStyle9"><text:span text:style-name="T462">287. Mliečne mrazivo s mar</text:span></text:span><text:span text:style-name="CharStyle9"><text:span text:style-name="T496">h</text:span></text:span><text:span text:style-name="CharStyle9"><text:span text:style-name="T462">ulami.</text:span></text:span></text:p>
      <text:p text:style-name="P115"><text:span text:style-name="CharStyle9"><text:span text:style-name="T462">288. Mliečne mrazivo s breskyňami.</text:span></text:span></text:p>
      <text:p text:style-name="P115"><text:span text:style-name="CharStyle9"><text:span text:style-name="T462"/></text:span></text:p>
      <text:p text:style-name="P116"><text:span text:style-name="CharStyle9"><text:span text:style-name="T462">289. Mliečne mrazivo na iný spôsob.</text:span></text:span></text:p>
      <text:p text:style-name="P11"><text:span text:style-name="CharStyle9"><text:span text:style-name="T462"/></text:span></text:p>
      <text:p text:style-name="P13"><text:span text:style-name="CharStyle9"><text:span text:style-name="T462">Mliečne mrazivo sa urobí dľa známeho spôsobu; po­trebnú mieru čerstvého ovocia prez sito pretrieť a dať do čistej nádoby na ľad; do toho sa dá hodne potlčeného a preosiatého cukru, aby massa dosť sladká bola, to sa mieša, pred nastolovaním vyvráti sa mrazivo na misu a po vrchu sa poleje ovocným bieré.</text:span></text:span></text:p>
      <text:p text:style-name="P57"><text:span text:style-name="CharStyle9"><text:span text:style-name="T462"/></text:span></text:p>
      <text:p text:style-name="P58"><text:soft-page-break/><text:span text:style-name="CharStyle9"><text:span text:style-name="T462">290. Mliečne mrazivo s ananasom.</text:span></text:span></text:p>
      <text:p text:style-name="P11"><text:span text:style-name="CharStyle9"><text:span text:style-name="T462"/></text:span></text:p>
      <text:p text:style-name="P13"><text:span text:style-name="CharStyle9"><text:span text:style-name="T462">S mrazivom a ovocím zachádza sa jako pri jahodách, lež môže sa i nasledovne pripraviť: Keď pretreté ovocie do mraziva príde, nemusí byť tak tuhé, lež tekúce sa dá do po­hárov a k tomu sa dajú kávové ližičky, čo sa vedľa ľ</text:span></text:span><text:span text:style-name="CharStyle9"><text:span text:style-name="T496">u</text:span></text:span><text:span text:style-name="CharStyle9"><text:span text:style-name="T462">bosti medzi jedlami serv</text:span></text:span><text:span text:style-name="CharStyle9"><text:span text:style-name="T496">i</text:span></text:span><text:span text:style-name="CharStyle9"><text:span text:style-name="T462">ruje.</text:span></text:span></text:p>
      <text:p text:style-name="P57"><text:span text:style-name="CharStyle9"><text:span text:style-name="T462"/></text:span></text:p>
      <text:p text:style-name="P58"><text:span text:style-name="CharStyle9"><text:span text:style-name="T462">291. Mliečne mrazivo s rusským thee.</text:span></text:span></text:p>
      <text:p text:style-name="P11"><text:span text:style-name="CharStyle9"><text:span text:style-name="T462"/></text:span></text:p>
      <text:p text:style-name="P13"><text:span text:style-name="CharStyle9"><text:span text:style-name="T462">Tri žajdl</text:span></text:span><text:span text:style-name="CharStyle9"><text:span text:style-name="T496">í</text:span></text:span><text:span text:style-name="CharStyle9"><text:span text:style-name="T462">ky smotanky na ohni nechať variť, do vriacej rozmiešať 2 lôty thee a zakryté nechať vystydn</text:span></text:span><text:span text:style-name="CharStyle9"><text:span text:style-name="T496">u</text:span></text:span><text:span text:style-name="CharStyle9"><text:span text:style-name="T462">ť. 24 lôtov potlčeného cukru so 16 ž</text:span></text:span><text:span text:style-name="CharStyle9"><text:span text:style-name="T496">l</text:span></text:span><text:span text:style-name="CharStyle9"><text:span text:style-name="T462">tkami na penu rozmiešať, so smotankou rozpúšťať, dať na oheň a ustavične miešať, pokým nezačne hustnuť. Od ohňa vzat</text:span></text:span><text:span text:style-name="CharStyle9"><text:span text:style-name="T496">ú</text:span></text:span><text:span text:style-name="CharStyle9"><text:span text:style-name="T462"> massu </text:span></text:span><text:span text:style-name="CharStyle9"><text:span text:style-name="T496">ď</text:span></text:span><text:span text:style-name="CharStyle9"><text:span text:style-name="T462">alej miešať, aby prestydla, prez sito pretrieť, celkom nechať vystydn</text:span></text:span><text:span text:style-name="CharStyle9"><text:span text:style-name="T496">u</text:span></text:span><text:span text:style-name="CharStyle9"><text:span text:style-name="T462">ť a toľko araku pridať, aby sa chuť dala rozoznať; takáto massa nechá sa v piksli zamrzn</text:span></text:span><text:span text:style-name="CharStyle9"><text:span text:style-name="T496">u</text:span></text:span><text:span text:style-name="CharStyle9"><text:span text:style-name="T462">ť.</text:span></text:span></text:p>
      <text:p text:style-name="P2"><text:span text:style-name="CharStyle16"><text:span text:style-name="T462"/></text:span></text:p>
      <text:p text:style-name="P8"><text:span text:style-name="CharStyle16"><text:span text:style-name="T462"/></text:span></text:p>
      <text:p text:style-name="P8"><text:span text:style-name="CharStyle16"><text:span text:style-name="T462">B. Čiastka.</text:span></text:span></text:p>
      <text:p text:style-name="P3"><text:span text:style-name="CharStyle18"><text:span text:style-name="T462"/></text:span></text:p>
      <text:p text:style-name="P9"><text:span text:style-name="CharStyle18"><text:span text:style-name="T462">Ovocné mrazivo.</text:span></text:span></text:p>
      <text:p text:style-name="P57"><text:span text:style-name="CharStyle9"><text:span text:style-name="T462"/></text:span></text:p>
      <text:p text:style-name="P58"><text:span text:style-name="CharStyle9"><text:span text:style-name="T462">292. Mrazivo z čerstvých jahôd.</text:span></text:span></text:p>
      <text:p text:style-name="P11"><text:span text:style-name="CharStyle9"><text:span text:style-name="T462">K ovocnému mraziv</text:span></text:span><text:span text:style-name="CharStyle9"><text:span text:style-name="T496">u</text:span></text:span><text:span text:style-name="CharStyle9"><text:span text:style-name="T462"> nemusí byť varený cukor (sirup), lež cukor sa na kúsky poseká, naň sa naleje chladnej vody</text:span></text:span><text:span text:style-name="CharStyle7"><text:span text:style-name="T462"> </text:span></text:span><text:span text:style-name="CharStyle9"><text:span text:style-name="T462">a takýto rozpustený cukor menuje sa chladným siru­pom. Pri takomto chladnom sirupe nestratí mrazivo svoje ľúbežné ar</text:span></text:span><text:span text:style-name="CharStyle9"><text:span text:style-name="T496">o</text:span></text:span><text:span text:style-name="CharStyle9"><text:span text:style-name="T462">ma, kdežto pri varenom viac tratí na chuti. — Dobre zralé jahody prez sito pretrieť, na holbu saftu funt cukru na kúsky </text:span></text:span><text:soft-page-break/><text:span text:style-name="CharStyle9"><text:span text:style-name="T462">rozsekať a dať do čistej nádoby, naň toľko vody naliať, aby bol celkom zakrytý, a nechať na čisto roz­pustiť. Takýto chladný sirup urobí sa pri každom ovocnom mraziv</text:span></text:span><text:span text:style-name="CharStyle9"><text:span text:style-name="T496">e</text:span></text:span><text:span text:style-name="CharStyle9"><text:span text:style-name="T462">, so saftom sa smieša, doň sa z dvoch citronov šťava vytis</text:span></text:span><text:span text:style-name="CharStyle9"><text:span text:style-name="T496">n</text:span></text:span><text:span text:style-name="CharStyle9"><text:span text:style-name="T462">e a dľa potreby sa pridá alkermešu, jestliby jahody </text:span></text:span><text:span text:style-name="CharStyle9"><text:span text:style-name="T496">n</text:span></text:span><text:span text:style-name="CharStyle9"><text:span text:style-name="T462">emaly peknú barvu. Ažby to husté bolo, pridá sa čistej vody, to sa ešte raz prez sito pretrie, v piksli sa do ľadu za­praví, vôkol sa krúti a drevenou lopatkou často mieša, jako sa to pri horespomenutých opísalo. Ovocné mrazivo musí sa dlhšie v ľade krútiť a viac sa soli pridá, nežli pri mliečnom mraziv</text:span></text:span><text:span text:style-name="CharStyle9"><text:span text:style-name="T496">e</text:span></text:span><text:span text:style-name="CharStyle9"><text:span text:style-name="T462">.</text:span></text:span></text:p>
      <text:p text:style-name="P57"><text:span text:style-name="CharStyle9"><text:span text:style-name="T462"/></text:span></text:p>
      <text:p text:style-name="P58"><text:span text:style-name="CharStyle9"><text:span text:style-name="T462">293. Mrazivo z malín.</text:span></text:span></text:p>
      <text:p text:style-name="P11"><text:span text:style-name="CharStyle9"><text:span text:style-name="T462"/></text:span></text:p>
      <text:p text:style-name="P13"><text:span text:style-name="CharStyle9"><text:span text:style-name="T462">So všetkým sa pokračuje dľa predošlého spôsobu a na to sa hľadí, koľko massy je potrebné. Dľa toho sa bere i cukor, čo je v predošlom mraziv</text:span></text:span><text:span text:style-name="CharStyle9"><text:span text:style-name="T496">e</text:span></text:span><text:span text:style-name="CharStyle9"><text:span text:style-name="T462"> udané.</text:span></text:span></text:p>
      <text:p text:style-name="P57"><text:span text:style-name="CharStyle9"><text:span text:style-name="T462"/></text:span></text:p>
      <text:p text:style-name="P58"><text:span text:style-name="CharStyle9"><text:span text:style-name="T462">294. Mrazivo z breskýň.</text:span></text:span></text:p>
      <text:p text:style-name="P11"><text:span text:style-name="CharStyle9"><text:span text:style-name="T462"/></text:span></text:p>
      <text:p text:style-name="P13"><text:span text:style-name="CharStyle9"><text:span text:style-name="T462">Zralé breskyne prez poly prekrojiť, kôstky von vziať obieliť a prez sito pretriecť. z čoho má byť holba saftu. Z funta cukru urobí sa sirup, ten sa so saftom rozmieša, doň sa vytis</text:span></text:span><text:span text:style-name="CharStyle9"><text:span text:style-name="T496">n</text:span></text:span><text:span text:style-name="CharStyle9"><text:span text:style-name="T462">e z troch citronov šťava a toľko košonellu sa pridá, aby bľädočervenú barvu malo, </text:span></text:span><text:span text:style-name="CharStyle9"><text:span text:style-name="T496">č</text:span></text:span><text:span text:style-name="CharStyle9"><text:span text:style-name="T462">o prez sito pretrieť a dať do piksle.</text:span></text:span></text:p>
      <text:p text:style-name="P13"><text:span text:style-name="CharStyle9"><text:span text:style-name="T462"/></text:span></text:p>
      <text:p text:style-name="P57"><text:span text:style-name="CharStyle9"><text:span text:style-name="T462">295. Mrazivo z marhúl.</text:span></text:span></text:p>
      <text:p text:style-name="P11"><text:span text:style-name="CharStyle9"><text:span text:style-name="T462"/></text:span></text:p>
      <text:p text:style-name="P13"><text:span text:style-name="CharStyle9"><text:span text:style-name="T462">Dobre zralé marhule prez poly prekrojiť, kôstky von vziať, z n</text:span></text:span><text:span text:style-name="CharStyle9"><text:span text:style-name="T496">í</text:span></text:span><text:span text:style-name="CharStyle9"><text:span text:style-name="T462">ch vybralé jadierka v mažiari potlcť, s pretretými marhulami smiešať a na </text:span></text:span><text:soft-page-break/><text:span text:style-name="CharStyle9"><text:span text:style-name="T462">chladnom za hodinu nechať stáť. Z funta cukru urobiť sirup, s týmto marhulový saft smiešať,</text:span></text:span><text:span text:style-name="CharStyle7"><text:span text:style-name="T462"> </text:span></text:span><text:span text:style-name="CharStyle9"><text:span text:style-name="T462">doň z pár citronov šťavu vytisnuť a celé prez sito pretrieť. Ažby husté bolo, pridá sa vody a tak sa nechá zamrzn</text:span></text:span><text:span text:style-name="CharStyle9"><text:span text:style-name="T496">u</text:span></text:span><text:span text:style-name="CharStyle9"><text:span text:style-name="T462">ť.</text:span></text:span></text:p>
      <text:p text:style-name="P57"><text:span text:style-name="CharStyle9"><text:span text:style-name="T462"/></text:span></text:p>
      <text:p text:style-name="P58"><text:span text:style-name="CharStyle9"><text:span text:style-name="T462">296. Mrazivo z oranžov.</text:span></text:span></text:p>
      <text:p text:style-name="P11"><text:span text:style-name="CharStyle9"><text:span text:style-name="T462">K tomuto mraziv</text:span></text:span><text:span text:style-name="CharStyle9"><text:span text:style-name="T496">u</text:span></text:span><text:span text:style-name="CharStyle9"><text:span text:style-name="T462"> bere sa 8 kusov saftovitých oranžov; pár oranžov z ľahka na cukre obrajbať, nožom soškrabať a dať do čistého šálu. Z ostat</text:span></text:span><text:span text:style-name="CharStyle9"><text:span text:style-name="T496">n</text:span></text:span><text:span text:style-name="CharStyle9"><text:span text:style-name="T462">ích oranžov kôrku srezať, pri čom nesmie byť nič bieleho, a dať do nádoby. Oranže prez poly prekrojiť, šťavu z nich vytlačiť, ešte raz </text:span></text:span><text:span text:style-name="CharStyle9"><text:span text:style-name="T496">í</text:span></text:span><text:span text:style-name="CharStyle9"><text:span text:style-name="T462">ch do vody zamočiť a vytlačiť, aby v n</text:span></text:span><text:span text:style-name="CharStyle9"><text:span text:style-name="T496">í</text:span></text:span><text:span text:style-name="CharStyle9"><text:span text:style-name="T462">ch žiadna šťava neostala. </text:span></text:span><text:span text:style-name="CharStyle9"><text:span text:style-name="T496">Z 1 ¼ </text:span></text:span><text:span text:style-name="CharStyle9"><text:span text:style-name="T462">funtu cukru sirup urobiť, s oranžovou šťavou smiešať, za ho­dinu zakryté nechať stáť a prez čistý servyt precediť, tento čistou vodou prepláknuť a dobre vytlačiť, aby dľa potrebnej miery massy bolo, k čomu sa môže i trochu vody pridať. Takúto massu dať do piksle a usilovne krútiť.</text:span></text:span></text:p>
      <text:p text:style-name="P57"><text:span text:style-name="CharStyle9"><text:span text:style-name="T462"/></text:span></text:p>
      <text:p text:style-name="P58"><text:span text:style-name="CharStyle9"><text:span text:style-name="T462">297. Mrazivo z citronov.</text:span></text:span></text:p>
      <text:p text:style-name="P11"><text:span text:style-name="CharStyle9"><text:span text:style-name="T462"/></text:span></text:p>
      <text:p text:style-name="P13"><text:span text:style-name="CharStyle9"><text:span text:style-name="T462">K prítomnému mrazivú bere sa 12 citronov; štyry citrony z ľahka na cukre obrajbať, z ostatních kôrku tenko srezať a dať do čistej nádoby, každú prez poly prekrojiť a šťavu na kôrky vytisnu</text:span></text:span><text:span text:style-name="CharStyle9"><text:span text:style-name="T496">ť</text:span></text:span><text:span text:style-name="CharStyle9"><text:span text:style-name="T462">. Z 1 </text:span></text:span><text:span text:style-name="CharStyle9"><text:span text:style-name="T496">1/4</text:span></text:span><text:span text:style-name="CharStyle9"><text:span text:style-name="T462"> funta cukru urobený si­rup so saftom spolu smiešať, za hodinu nechať stáť a v ostatnom jako zvýš stojí pokračovať.</text:span></text:span></text:p>
      <text:p text:style-name="P57"><text:span text:style-name="CharStyle9"><text:span text:style-name="T462"/></text:span></text:p>
      <text:p text:style-name="P58"><text:span text:style-name="CharStyle9"><text:span text:style-name="T462">298. Mrazivo z ananasu.</text:span></text:span></text:p>
      <text:p text:style-name="P11"><text:span text:style-name="CharStyle9"><text:span text:style-name="T462"/></text:span></text:p>
      <text:p text:style-name="P13"><text:span text:style-name="CharStyle9"><text:span text:style-name="T462">Z dobre zralého ananasu vrchniu kôrku slúpiť, v ma­žiari potlcť, doň žajdl</text:span></text:span><text:span text:style-name="CharStyle9"><text:span text:style-name="T496">í</text:span></text:span><text:span text:style-name="CharStyle9"><text:span text:style-name="T462">k čistej vody zamiešať, dať do čistej nádoby a zakryté nechať stáť. Na kúsky pokrájaný ananas s pol funtom cukru potlcť, do šálu vybrať a </text:span></text:span><text:soft-page-break/><text:span text:style-name="CharStyle9"><text:span text:style-name="T462">zakryté nechať stáť. Z </text:span></text:span><text:span text:style-name="CharStyle9"><text:span text:style-name="T496">3/4</text:span></text:span><text:span text:style-name="CharStyle9"><text:span text:style-name="T462"> funta urobený sirup s ananasom smiešať a sakryté nechať stáť, doň z dvoch citronov šťavu vytisnu</text:span></text:span><text:span text:style-name="CharStyle9"><text:span text:style-name="T496">ť</text:span></text:span><text:span text:style-name="CharStyle9"><text:span text:style-name="T462">, prez sito pretrieť, vodou z potlčených kôrok sito popláknuť a dľa potreby čistej vody pridať. Za ten čas pikslu do ľadu zapraviť, do nej massu vyliať, pilne krútiť a okolo</text:span></text:span><text:span text:style-name="CharStyle7"><text:span text:style-name="T462"> </text:span></text:span><text:span text:style-name="CharStyle9"><text:span text:style-name="T462">piksle často solou posypať, aby mrazivo dobre tuhé bolo. Pri otváraní piksle dá sa pozor, aby sa do massy zo soli nedostalo.</text:span></text:span></text:p>
      <text:p text:style-name="P61"><text:span text:style-name="CharStyle9"><text:span text:style-name="T462"/></text:span></text:p>
      <text:p text:style-name="P117"><text:span text:style-name="CharStyle9"><text:span text:style-name="T462">299. Mrazivo z ananásu do pohárov.</text:span></text:span></text:p>
      <text:p text:style-name="P11"><text:span text:style-name="CharStyle9"><text:span text:style-name="T462"/></text:span></text:p>
      <text:p text:style-name="P13"><text:span text:style-name="CharStyle9"><text:span text:style-name="T462">Všetko sa urobí dľa predošlého spôsobu a massa nechá sa zamrznúť. Z piatych čerstvých bielkov tuhý sňah sbiť, pred nastolovaním s mrazivom smieša sa spolu, z čoho sa do prichystaných pohárov plní, k tomu sa pridajú kávové ližičky a to sa po polievke serv</text:span></text:span><text:span text:style-name="CharStyle9"><text:span text:style-name="T497">i</text:span></text:span><text:span text:style-name="CharStyle9"><text:span text:style-name="T462">ruje.</text:span></text:span></text:p>
      <text:p text:style-name="P57"><text:span text:style-name="CharStyle9"><text:span text:style-name="T462"/></text:span></text:p>
      <text:p text:style-name="P58"><text:span text:style-name="CharStyle9"><text:span text:style-name="T462">300. Mrazivo z višieň.</text:span></text:span></text:p>
      <text:p text:style-name="P11"><text:span text:style-name="CharStyle9"><text:span text:style-name="T462"/></text:span></text:p>
      <text:p text:style-name="P13"><text:span text:style-name="CharStyle9"><text:span text:style-name="T462">Dobre zralých višieň sa toľko prichystá, aby z n</text:span></text:span><text:span text:style-name="CharStyle11"><text:span text:style-name="T497">í</text:span></text:span><text:span text:style-name="CharStyle11"><text:span text:style-name="T462">ch za holbu saftu bolo, tieto sa v mažiari i s kôstkami potlčú, vy­berú sa do čistej nádoby, nechajú sa za hodinu stáť a prez sito sa pretrú. </text:span></text:span><text:span text:style-name="CharStyle9"><text:span text:style-name="T462">S týmto sa smieša sirup z funta cukru uro­bený, doň sa z dvoch citronov šťava vytisne, dľa potreby sa pridá trochu čistej vody, ešte raz sa prez sito pretrie a nechá sa zamraziť.</text:span></text:span></text:p>
      <text:p text:style-name="P57"><text:span text:style-name="CharStyle9"><text:span text:style-name="T462"/></text:span></text:p>
      <text:p text:style-name="P58"><text:span text:style-name="CharStyle9"><text:span text:style-name="T462">301. Mrazivo z višieň s vínom do poh</text:span></text:span><text:span text:style-name="CharStyle9"><text:span text:style-name="T497">a</text:span></text:span><text:span text:style-name="CharStyle9"><text:span text:style-name="T462">rov.</text:span></text:span></text:p>
      <text:p text:style-name="P11"><text:span text:style-name="CharStyle9"><text:span text:style-name="T462"/></text:span></text:p>
      <text:p text:style-name="P13"><text:span text:style-name="CharStyle9"><text:span text:style-name="T462">Dľa predošlého spôsobu prichystané mrazivo má byť tuhé. Ke</text:span></text:span><text:span text:style-name="CharStyle9"><text:span text:style-name="T497">ď</text:span></text:span><text:span text:style-name="CharStyle9"><text:span text:style-name="T462"> o</text:span></text:span><text:span text:style-name="CharStyle9"><text:span text:style-name="T497">n</text:span></text:span><text:span text:style-name="CharStyle9"><text:span text:style-name="T462">o má na stôl prísť, rozmieša sa ono so žajd</text:span></text:span><text:span text:style-name="CharStyle9"><text:span text:style-name="T497">lí</text:span></text:span><text:span text:style-name="CharStyle9"><text:span text:style-name="T462">kom frišného bordo alebo s </text:span></text:span><text:soft-page-break/><text:span text:style-name="CharStyle9"><text:span text:style-name="T462">iným dobrým červeným vínom, tým sa poháre naplnia a tak sa dá na stôl. K tomuto mra­ziv</text:span></text:span><text:span text:style-name="CharStyle9"><text:span text:style-name="T497">u</text:span></text:span><text:span text:style-name="CharStyle9"><text:span text:style-name="T462"> dávaj</text:span></text:span><text:span text:style-name="CharStyle9"><text:span text:style-name="T497">u</text:span></text:span><text:span text:style-name="CharStyle9"><text:span text:style-name="T462"> sa pod č. 151. udané kotulky.</text:span></text:span></text:p>
      <text:p text:style-name="P241"><text:span text:style-name="CharStyle73"><text:span text:style-name="T462"/></text:span></text:p>
      <text:p text:style-name="P57"><text:span text:style-name="CharStyle9"><text:span text:style-name="T462">302. Mrazivo z r</text:span></text:span><text:span text:style-name="CharStyle9"><text:span text:style-name="T497">i</text:span></text:span><text:span text:style-name="CharStyle9"><text:span text:style-name="T462">bezlí.</text:span></text:span></text:p>
      <text:p text:style-name="P11"><text:span text:style-name="CharStyle9"><text:span text:style-name="T462"/></text:span></text:p>
      <text:p text:style-name="P13"><text:span text:style-name="CharStyle9"><text:span text:style-name="T462">Zo stopôk očistené červené alebo biele r</text:span></text:span><text:span text:style-name="CharStyle9"><text:span text:style-name="T497">i</text:span></text:span><text:span text:style-name="CharStyle9"><text:span text:style-name="T462">bezle rozdláviť a prez sito do šálu pretrieť. Na holbu takého saftu vezne sa </text:span></text:span><text:span text:style-name="CharStyle9"><text:span text:style-name="T497">1 1/4</text:span></text:span><text:span text:style-name="CharStyle9"><text:span text:style-name="T462"> funta cukru, z toho sa urobí sirup a so saftom sa smieša, k tomu za žajdl</text:span></text:span><text:span text:style-name="CharStyle9"><text:span text:style-name="T497">í</text:span></text:span><text:span text:style-name="CharStyle9"><text:span text:style-name="T462">k čistej vody vyleje a z citrona šťava vytisne ešte raz sa prez sito pretrie a nechá sa zamraziť.</text:span></text:span><text:span text:style-name="CharStyle7"><text:span text:style-name="T462"> </text:span></text:span><text:span text:style-name="CharStyle9"><text:span text:style-name="T462">Ke</text:span></text:span><text:span text:style-name="CharStyle9"><text:span text:style-name="T497">ď</text:span></text:span><text:span text:style-name="CharStyle9"><text:span text:style-name="T462"> sa mrazivo z bielych r</text:span></text:span><text:span text:style-name="CharStyle9"><text:span text:style-name="T497">i</text:span></text:span><text:span text:style-name="CharStyle9"><text:span text:style-name="T462">bezlí robí, zabarví sa košonellom, aby blädočervenú barvu malo. Poneváč sú r</text:span></text:span><text:span text:style-name="CharStyle9"><text:span text:style-name="T497">i</text:span></text:span><text:span text:style-name="CharStyle9"><text:span text:style-name="T462">bezle kyslé, môže sa dľa potreby ešte sirupu dodať. Pri saftových mrazivách sa na to pozoruje, že jestli je massa primastná a nechce zamrznúť, pridá sa k nej čistej vody, spolu sa rozmieša a s kr</text:span></text:span><text:span text:style-name="CharStyle9"><text:span text:style-name="T497">u</text:span></text:span><text:span text:style-name="CharStyle9"><text:span text:style-name="T462">tením sa </text:span></text:span><text:span text:style-name="CharStyle9"><text:span text:style-name="T497">ď</text:span></text:span><text:span text:style-name="CharStyle9"><text:span text:style-name="T462">alej pokračuje.</text:span></text:span></text:p>
      <text:p text:style-name="P57"><text:span text:style-name="CharStyle9"><text:span text:style-name="T462"/></text:span></text:p>
      <text:p text:style-name="P58"><text:span text:style-name="CharStyle9"><text:span text:style-name="T462">303. Mrazivo z jafúr (čučorietok.)</text:span></text:span></text:p>
      <text:p text:style-name="P11"><text:span text:style-name="CharStyle9"><text:span text:style-name="T462"/></text:span></text:p>
      <text:p text:style-name="P13"><text:span text:style-name="CharStyle9"><text:span text:style-name="T462">Toľko jafúr má sa rozdláviť a prez sito pretreť do š</text:span></text:span><text:span text:style-name="CharStyle9"><text:span text:style-name="T497">a</text:span></text:span><text:span text:style-name="CharStyle9"><text:span text:style-name="T462">lu, aby bolo za holbu saftu z n</text:span></text:span><text:span text:style-name="CharStyle9"><text:span text:style-name="T497">í</text:span></text:span><text:span text:style-name="CharStyle9"><text:span text:style-name="T462">ch. Z funta cukru urobiť sirup a so saftom smiešať, do toho citronovú šťavu vytisnuť, to prez sito pretrieť a v piksli nechať zamrzn</text:span></text:span><text:span text:style-name="CharStyle9"><text:span text:style-name="T497">u</text:span></text:span><text:span text:style-name="CharStyle9"><text:span text:style-name="T462">ť.</text:span></text:span></text:p>
      <text:p text:style-name="P57"><text:span text:style-name="CharStyle9"><text:span text:style-name="T462"/></text:span></text:p>
      <text:p text:style-name="P58"><text:span text:style-name="CharStyle9"><text:span text:style-name="T462">304. Mraziv</text:span></text:span><text:span text:style-name="CharStyle9"><text:span text:style-name="T497">e</text:span></text:span><text:span text:style-name="CharStyle9"><text:span text:style-name="T462"> z drienok.</text:span></text:span></text:p>
      <text:p text:style-name="P11"><text:span text:style-name="CharStyle9"><text:span text:style-name="T462"/></text:span></text:p>
      <text:p text:style-name="P13"><text:span text:style-name="CharStyle9"><text:span text:style-name="T462">Takých drienok, ktoré samy od seba zo stromov popadaly, nasbierať a prez sito do šálu pretrieť. Z funta cukru urobený sirup s tým saftom smiešať, do toho z dvoch citronov šťavu vytlačiť, čistej vody pridať, dľa potreby zabarviť, prez sito precediť a nechať zamrzn</text:span></text:span><text:span text:style-name="CharStyle9"><text:span text:style-name="T497">u</text:span></text:span><text:span text:style-name="CharStyle9"><text:span text:style-name="T462">ť.</text:span></text:span></text:p>
      <text:p text:style-name="P57"><text:soft-page-break/><text:span text:style-name="CharStyle9"><text:span text:style-name="T462"/></text:span></text:p>
      <text:p text:style-name="P58"><text:span text:style-name="CharStyle9"><text:span text:style-name="T462">305. Mrazivo z jab</text:span></text:span><text:span text:style-name="CharStyle9"><text:span text:style-name="T497">l</text:span></text:span><text:span text:style-name="CharStyle9"><text:span text:style-name="T462">k.</text:span></text:span></text:p>
      <text:p text:style-name="P11"><text:span text:style-name="CharStyle9"><text:span text:style-name="T462"/></text:span></text:p>
      <text:p text:style-name="P13"><text:span text:style-name="CharStyle9"><text:span text:style-name="T462">K tomuto sú potrebné dobré saftovité jablká. Takéto obieliť, na kúsky pokrájať v mažiari s cukrom potlcť a do šálu vyberať, žajdlík čistej vody na ne vyliať, do n</text:span></text:span><text:span text:style-name="CharStyle9"><text:span text:style-name="T498">í</text:span></text:span><text:span text:style-name="CharStyle9"><text:span text:style-name="T462">ch z dvoch citronov šťavu vytisnuť a pohár dobrého bieleho vina pridať. Z </text:span></text:span><text:span text:style-name="CharStyle9"><text:span text:style-name="T498">3/4</text:span></text:span><text:span text:style-name="CharStyle9"><text:span text:style-name="T462"> cukru urobí sa syrup, tento sa s predošlým saftom smieša, nechá sa za hodinu stáť, prez sito sa precedí dľa potreby pridá sa trochu čistej vody a nechá sa v piksli za­mrzn</text:span></text:span><text:span text:style-name="CharStyle9"><text:span text:style-name="T498">u</text:span></text:span><text:span text:style-name="CharStyle9"><text:span text:style-name="T462">ť.</text:span></text:span></text:p>
      <text:p text:style-name="P57"><text:span text:style-name="CharStyle9"><text:span text:style-name="T462"/></text:span></text:p>
      <text:p text:style-name="P58"><text:span text:style-name="CharStyle9"><text:span text:style-name="T462">306. Mrazivo z hrušiek.</text:span></text:span></text:p>
      <text:p text:style-name="P58"><text:span text:style-name="CharStyle9"><text:span text:style-name="T462"/></text:span></text:p>
      <text:p text:style-name="P11"><text:span text:style-name="CharStyle9"><text:span text:style-name="T462">Dobre zralé voňavé hrušky obieliť, s hrubým cukrom v mažiari potlcť a do šálu vyberať, do toho saftu z dvoch cirovnov </text:span></text:span><text:span text:style-name="CharStyle9"><text:span text:style-name="T498">š</text:span></text:span><text:span text:style-name="CharStyle9"><text:span text:style-name="T462">ťavu vytisnut a holbu chladnej vody naliať. Z </text:span></text:span><text:span text:style-name="CharStyle9"><text:span text:style-name="T498">3/4</text:span></text:span><text:span text:style-name="CharStyle9"><text:span text:style-name="T462"> cukru urobený sirup smieša sa s predošlým saftom, zakryté sa nechá stáť, prez sito sa pretrie a nechá sa zamrzn</text:span></text:span><text:span text:style-name="CharStyle9"><text:span text:style-name="T498">u</text:span></text:span><text:span text:style-name="CharStyle9"><text:span text:style-name="T462">ť.</text:span></text:span></text:p>
      <text:p text:style-name="P2"><text:span text:style-name="CharStyle9"><text:span text:style-name="T462"/></text:span></text:p>
      <text:p text:style-name="P8"><text:span text:style-name="CharStyle9"><text:span text:style-name="T462">307. Mrazivo z vanilije na viede</text:span></text:span><text:span text:style-name="CharStyle9"><text:span text:style-name="T498">ň</text:span></text:span><text:span text:style-name="CharStyle9"><text:span text:style-name="T462">ský spôsob.</text:span></text:span></text:p>
      <text:p text:style-name="P11"><text:span text:style-name="CharStyle9"><text:span text:style-name="T462"/></text:span></text:p>
      <text:p text:style-name="P13"><text:span text:style-name="CharStyle9"><text:span text:style-name="T462">Dve štangle vanilije do šálu na drobné kúsky pokrájať. </text:span></text:span><text:span text:style-name="CharStyle9"><text:span text:style-name="T498">V 1/4</text:span></text:span><text:span text:style-name="CharStyle9"><text:span text:style-name="T462"> cukru s pol žajdlíkom vody nechať variť, do šálu nn vaniliju vyliať a prez noc zakrytô nechať stáť. Z </text:span></text:span><text:span text:style-name="CharStyle9"><text:span text:style-name="T498">1/2</text:span></text:span><text:span text:style-name="CharStyle9"><text:span text:style-name="T462"> cukru urobený sirup smieša sa z predošlým saftom, dľa po­treby pridá sa košonellu, aby to ružovu barvu malo. Celé sa prez čistý servyt precedí a nechá sa v piksli zamrzn</text:span></text:span><text:span text:style-name="CharStyle9"><text:span text:style-name="T498">u</text:span></text:span><text:span text:style-name="CharStyle9"><text:span text:style-name="T462">ť.</text:span></text:span></text:p>
      <text:p text:style-name="P80"><text:span text:style-name="CharStyle9"><text:span text:style-name="T462"/></text:span></text:p>
      <text:p text:style-name="P81"><text:span text:style-name="CharStyle9"><text:span text:style-name="T462">308. Mrazivo tutifruti.</text:span></text:span></text:p>
      <text:p text:style-name="P11"><text:span text:style-name="CharStyle9"><text:span text:style-name="T462"/></text:span></text:p>
      <text:p text:style-name="P13"><text:span text:style-name="CharStyle9"><text:span text:style-name="T462">Dľa udaných predpisov urobí sa mrazivo z oranžov, citronov a ananasu. Za ten čas sa v cukre zavárané zelené ringloty, orechy, </text:span></text:span><text:soft-page-break/><text:span text:style-name="CharStyle9"><text:span text:style-name="T462">voňav</text:span></text:span><text:span text:style-name="CharStyle9"><text:span text:style-name="T498">e</text:span></text:span><text:span text:style-name="CharStyle9"><text:span text:style-name="T462"> hrušky a dulový syr v istej miere na rezanky pokrájajú, s mrazivom sa smiešajú a to sa v </text:span></text:span><text:span text:style-name="CharStyle9"><text:span text:style-name="T498">ľ</text:span></text:span><text:span text:style-name="CharStyle9"><text:span text:style-name="T462">ade pilne krúti, aby celé dobre stuhlo.</text:span></text:span></text:p>
      <text:p text:style-name="P189"><text:span text:style-name="CharStyle9"><text:span text:style-name="T462"/></text:span></text:p>
      <text:p text:style-name="P190"><text:span text:style-name="CharStyle9"><text:span text:style-name="T462">309. Mrazivo z marhúl s muškátovým vínom.</text:span></text:span></text:p>
      <text:p text:style-name="P11"><text:span text:style-name="CharStyle9"><text:span text:style-name="T462"/></text:span></text:p>
      <text:p text:style-name="P13"><text:span text:style-name="CharStyle9"><text:span text:style-name="T462">Dľa č. 286. urobenú marhulovú massu pevne nechať za­mrzn</text:span></text:span><text:span text:style-name="CharStyle9"><text:span text:style-name="T498">u</text:span></text:span><text:span text:style-name="CharStyle9"><text:span text:style-name="T462">ť, pred nastolovaním pikslu otvoriť, k masse žajdl</text:span></text:span><text:span text:style-name="CharStyle9"><text:span text:style-name="T498">í</text:span></text:span><text:span text:style-name="CharStyle9"><text:span text:style-name="T462">k mušk</text:span></text:span><text:span text:style-name="CharStyle9"><text:span text:style-name="T498">a</text:span></text:span><text:span text:style-name="CharStyle9"><text:span text:style-name="T462">tového v</text:span></text:span><text:span text:style-name="CharStyle9"><text:span text:style-name="T498">í</text:span></text:span><text:span text:style-name="CharStyle9"><text:span text:style-name="T462">na vyliať, spolu rozmiešať a poháre naplniť.</text:span></text:span></text:p>
      <text:p text:style-name="P191"><text:span text:style-name="CharStyle9"><text:span text:style-name="T462"/></text:span></text:p>
      <text:p text:style-name="P192"><text:span text:style-name="CharStyle9"><text:span text:style-name="T462">310. Mrazivo z malín s maraskinovým likérom.</text:span></text:span></text:p>
      <text:p text:style-name="P11"><text:span text:style-name="CharStyle9"><text:span text:style-name="T462"/></text:span></text:p>
      <text:p text:style-name="P13"><text:span text:style-name="CharStyle9"><text:span text:style-name="T462">Z malín dobre tuhé mrazivo urobiť, pred nastolovaním doň vyliať za pohár maraskinového likéru, spolu chytro roz­miešať a poháre naplniť.</text:span></text:span></text:p>
      <text:p text:style-name="P80"><text:span text:style-name="CharStyle9"><text:span text:style-name="T462"/></text:span></text:p>
      <text:p text:style-name="P81"><text:span text:style-name="CharStyle9"><text:span text:style-name="T462">311. Punčové mraziv</text:span></text:span><text:span text:style-name="CharStyle9"><text:span text:style-name="T498">o</text:span></text:span><text:span text:style-name="CharStyle9"><text:span text:style-name="T462">.</text:span></text:span></text:p>
      <text:p text:style-name="P11"><text:span text:style-name="CharStyle9"><text:span text:style-name="T462"/></text:span></text:p>
      <text:p text:style-name="P13"><text:span text:style-name="CharStyle9"><text:span text:style-name="T462">D</text:span></text:span><text:span text:style-name="CharStyle9"><text:span text:style-name="T498">ľ</text:span></text:span><text:span text:style-name="CharStyle9"><text:span text:style-name="T462">a č. 294. Dobré tuhé mrazivo urobiť, doň pred nastolovan</text:span></text:span><text:span text:style-name="CharStyle9"><text:span text:style-name="T498">í</text:span></text:span><text:span text:style-name="CharStyle9"><text:span text:style-name="T462">m za pohár araku a to</text:span></text:span><text:span text:style-name="CharStyle9"><text:span text:style-name="T498">ľ</text:span></text:span><text:span text:style-name="CharStyle9"><text:span text:style-name="T462">kože šampanského v</text:span></text:span><text:span text:style-name="CharStyle9"><text:span text:style-name="T498">í</text:span></text:span><text:span text:style-name="CharStyle9"><text:span text:style-name="T462">na zamiešať a peháre naplniť. Takto sa môže každé mrazivo pred nastolovaním rozpustiť.</text:span></text:span></text:p>
      <text:p text:style-name="P193"><text:span text:style-name="CharStyle9"><text:span text:style-name="T462"/></text:span></text:p>
      <text:p text:style-name="P194"><text:span text:style-name="CharStyle9"><text:span text:style-name="T462">312. Punčové mrazivo na rimský spôsob.</text:span></text:span></text:p>
      <text:p text:style-name="P11"><text:span text:style-name="CharStyle9"><text:span text:style-name="T462"/></text:span></text:p>
      <text:p text:style-name="P13"><text:span text:style-name="CharStyle9"><text:span text:style-name="T462">Dľa udaného predpisu urobí sa tuhé oranžové mrazivo. Z čerstvých šiestych bielkov sbije sa tuhý šnah, doň sa chytro zamieša za kávovú šálku sirupu, to sa s mrazivom roz­mieša, </text:span></text:span><text:span text:style-name="CharStyle9"><text:span text:style-name="T498">ď</text:span></text:span><text:span text:style-name="CharStyle9"><text:span text:style-name="T462">alej sa pridá za po</text:span></text:span><text:span text:style-name="CharStyle9"><text:span text:style-name="T498">hár</text:span></text:span><text:span text:style-name="CharStyle9"><text:span text:style-name="T462"> araku, toľko šampanského vína a anan</text:span></text:span><text:span text:style-name="CharStyle9"><text:span text:style-name="T498">a</text:span></text:span><text:span text:style-name="CharStyle9"><text:span text:style-name="T462">sového sirupu, to celé dobre rozrobiť, poháre tým naplniť a chytro dať na stôl. Takéto tekúce mrazivá v pohárach dávajú sa pri veľkých obedoch po pečenke, inde zase po polievke, čo sa vedľa ľúbosti stať môže.</text:span></text:span></text:p>
      <text:p text:style-name="P42"><text:soft-page-break/><text:span text:style-name="CharStyle9"><text:span text:style-name="T462"/></text:span></text:p>
      <text:p text:style-name="P43"><text:span text:style-name="CharStyle9"><text:span text:style-name="T462">313. Mrazivo z voňavého hrozna.</text:span></text:span></text:p>
      <text:p text:style-name="P11"><text:span text:style-name="CharStyle9"><text:span text:style-name="T462"/></text:span></text:p>
      <text:p text:style-name="P13"><text:span text:style-name="CharStyle9"><text:span text:style-name="T462">Zo stepôk obraté dobre zralé hrozno rozdláviť a saft dať do šálu, z </text:span></text:span><text:span text:style-name="CharStyle9"><text:span text:style-name="T498">3/4</text:span></text:span><text:span text:style-name="CharStyle9"><text:span text:style-name="T462"> cukru urobený sirup spolu so saftom smiešať, zakryté za hodinu nechať stáť a prez čistú šatu do nádoby precediť. V šate poostalé hrozno s čistou vodou roz­miešať a ešte raz vytlačiť, do toho z dvoch citronov šťavu vy­tlačiť a pridať košonellu, aby massa bľädoružovú barvu mala to prez šatu precediť a v piksli nechať zamrzn</text:span></text:span><text:span text:style-name="CharStyle9"><text:span text:style-name="T498">u</text:span></text:span><text:span text:style-name="CharStyle9"><text:span text:style-name="T462">ť.</text:span></text:span></text:p>
      <text:h text:style-name="P279" text:outline-level="4"><text:span text:style-name="CharStyle15"><text:span text:style-name="T462"/></text:span></text:h>
      <text:h text:style-name="P280" text:outline-level="4"><text:span text:style-name="CharStyle15"><text:span text:style-name="T462"/></text:span></text:h>
      <text:h text:style-name="P280" text:outline-level="4"><text:bookmark-start text:name="bookmark114"/><text:span text:style-name="CharStyle15"><text:span text:style-name="T462">Mrazivá zo zaváraných saftov.</text:span></text:span><text:bookmark-end text:name="bookmark114"/></text:h>
      <text:p text:style-name="P11"><text:span text:style-name="CharStyle9"><text:span text:style-name="T462"/></text:span></text:p>
      <text:p text:style-name="P13"><text:span text:style-name="CharStyle9"><text:span text:style-name="T462">K nasledujúcim mrazivám zo zaváraných saftov upotrebúva sa varený sirup. Zavárané safty dávajú sa oby­čajne do holbových flaší, preto sa má saft najprv koštovať, či neni zky</text:span></text:span><text:span text:style-name="CharStyle9"><text:span text:style-name="T498">s</text:span></text:span><text:span text:style-name="CharStyle9"><text:span text:style-name="T462">nutý, poneváč takýto neni súci. Jes</text:span></text:span><text:span text:style-name="CharStyle9"><text:span text:style-name="T498">t</text:span></text:span><text:span text:style-name="CharStyle9"><text:span text:style-name="T462">li je ale na vrchu pleseň, táto sa sobere a možné je, že hlbšie neni po­kazený. Tieto mrazivá sú nasledovné:</text:span></text:span></text:p>
      <text:p text:style-name="P37"><text:span text:style-name="CharStyle9"><text:span text:style-name="T462"/></text:span></text:p>
      <text:p text:style-name="P38"><text:span text:style-name="CharStyle9"><text:span text:style-name="T462">314. Mrazivo z višňového saftu.</text:span></text:span></text:p>
      <text:p text:style-name="P11"><text:span text:style-name="CharStyle9"><text:span text:style-name="T462"/></text:span></text:p>
      <text:p text:style-name="P13"><text:span text:style-name="CharStyle9"><text:span text:style-name="T462">Na holbu saftu bere sa funt cukru, na ktorý sa voda vyleje a nechá sa variť, kým sa dobre na prsty nelipká, v</text:span></text:span><text:span text:style-name="CharStyle7"><text:span text:style-name="T462"> </text:span></text:span><text:span text:style-name="CharStyle9"><text:span text:style-name="T462">ten čas je dosť vyvarený. K nasledovným mrazivám bude potreb</text:span></text:span><text:span text:style-name="CharStyle9"><text:span text:style-name="T498">ný</text:span></text:span><text:span text:style-name="CharStyle9"><text:span text:style-name="T462"> pod č. 13. udaný tretí stupeň cukru. Saft z flaše rozmieša sa s vriacim cukrom, doň sa vytisne z dvoch citronov šťava a pridá sa košonellu, aby mala tekutina barvu, jakoby sa z čerstvého ovocia urobila, to prez čisté sito pre­trieť, chladné dať do piksle a zachádzať jako s iným mra­zivom.</text:span></text:span></text:p>
      <text:p text:style-name="P195"><text:soft-page-break/><text:span text:style-name="CharStyle9"><text:span text:style-name="T462"/></text:span></text:p>
      <text:p text:style-name="P196"><text:span text:style-name="CharStyle9"><text:span text:style-name="T462">315. Mrazivo z r</text:span></text:span><text:span text:style-name="CharStyle9"><text:span text:style-name="T499">i</text:span></text:span><text:span text:style-name="CharStyle9"><text:span text:style-name="T462">bez</text:span></text:span><text:span text:style-name="CharStyle9"><text:span text:style-name="T499">l</text:span></text:span><text:span text:style-name="CharStyle9"><text:span text:style-name="T462">ového saftu.</text:span></text:span></text:p>
      <text:p text:style-name="P11"><text:span text:style-name="CharStyle9"><text:span text:style-name="T462"/></text:span></text:p>
      <text:p text:style-name="P13"><text:span text:style-name="CharStyle9"><text:span text:style-name="T462">Na jednu f</text:span></text:span><text:span text:style-name="CharStyle9"><text:span text:style-name="T499">l</text:span></text:span><text:span text:style-name="CharStyle9"><text:span text:style-name="T462">ašu saftu vyvarí sa </text:span></text:span><text:span text:style-name="CharStyle9"><text:span text:style-name="T499">1 1/4</text:span></text:span><text:span text:style-name="CharStyle9"><text:span text:style-name="T462"> funtu cukru dľa pre­došlého spôsobu to sa so saftom smieša, doň sa vytlačí z citrona šťava, prez sito sa pretrie, pridá sa košonellu alebo alkermešu a dá sa do piksle.</text:span></text:span></text:p>
      <text:p text:style-name="P197"><text:span text:style-name="CharStyle9"><text:span text:style-name="T462"/></text:span></text:p>
      <text:p text:style-name="P198"><text:span text:style-name="CharStyle9"><text:span text:style-name="T462">316. Mrazivo z marhu</text:span></text:span><text:span text:style-name="CharStyle9"><text:span text:style-name="T499">l</text:span></text:span><text:span text:style-name="CharStyle9"><text:span text:style-name="T462">ového saftu.</text:span></text:span></text:p>
      <text:p text:style-name="P11"><text:span text:style-name="CharStyle9"><text:span text:style-name="T462"/></text:span></text:p>
      <text:p text:style-name="P13"><text:span text:style-name="CharStyle9"><text:span text:style-name="T462">Funt cukru s trochu vodou dať na oheň, nečistotu z vrchu sberať, cukor do druhého stupňa vyvariť a so saftom smiešať, do toho z citronu šťavu vytlačiť a prez sito pretrieť. Ažby to husté bolo, môže sa vodou rozriediť a tak pripra­vená massa nechá sa zamraziť.</text:span></text:span></text:p>
      <text:p text:style-name="P42"><text:span text:style-name="CharStyle9"><text:span text:style-name="T462"/></text:span></text:p>
      <text:p text:style-name="P43"><text:span text:style-name="CharStyle9"><text:span text:style-name="T462">317. Mrazivo z malinového saftu.</text:span></text:span></text:p>
      <text:p text:style-name="P11"><text:span text:style-name="CharStyle9"><text:span text:style-name="T462"/></text:span></text:p>
      <text:p text:style-name="P13"><text:span text:style-name="CharStyle9"><text:span text:style-name="T462">Z funta cukru urobiť sirup, to so saftom smiešať a alker­mešu pridať, aby peknú barvu malo, to prez sito pretrieť a nechať zamrznúť.</text:span></text:span></text:p>
      <text:p text:style-name="P199"><text:span text:style-name="CharStyle9"><text:span text:style-name="T462"/></text:span></text:p>
      <text:p text:style-name="P200"><text:span text:style-name="CharStyle9"><text:span text:style-name="T462">318. Mrazivo z jahodového s</text:span></text:span><text:span text:style-name="CharStyle9"><text:span text:style-name="T499">a</text:span></text:span><text:span text:style-name="CharStyle9"><text:span text:style-name="T462">ftu.</text:span></text:span></text:p>
      <text:p text:style-name="P11"><text:span text:style-name="CharStyle9"><text:span text:style-name="T462"/></text:span></text:p>
      <text:p text:style-name="P13"><text:span text:style-name="CharStyle9"><text:span text:style-name="T462">S cukrom sa zachádza dľa predošlého spôsobu, to sa so saftom smieša, pridá sa alkermešu, prez sito sa pretrie a nechá sa zamraziť.</text:span></text:span></text:p>
      <text:p text:style-name="P197"><text:span text:style-name="CharStyle9"><text:span text:style-name="T462"/></text:span></text:p>
      <text:p text:style-name="P198"><text:span text:style-name="CharStyle9"><text:span text:style-name="T462">319. Miešané (melirované) mrazivo.</text:span></text:span></text:p>
      <text:p text:style-name="P11"><text:span text:style-name="CharStyle9"><text:span text:style-name="T462"/></text:span></text:p>
      <text:p text:style-name="P13"><text:span text:style-name="CharStyle9"><text:span text:style-name="T462">Miešané mrazivo sa podľa toho robí, koľkoraké mra­zivo chce človek upotrebiť, teda trojaké, štvoraké at</text:span></text:span><text:span text:style-name="CharStyle9"><text:span text:style-name="T499">ď</text:span></text:span><text:span text:style-name="CharStyle9"><text:span text:style-name="T462">. čo sa</text:span></text:span><text:span text:style-name="CharStyle7"><text:span text:style-name="T462"> </text:span></text:span><text:span text:style-name="CharStyle9"><text:span text:style-name="T462">každé osobit</text:span></text:span><text:span text:style-name="CharStyle9"><text:span text:style-name="T499">e</text:span></text:span><text:span text:style-name="CharStyle9"><text:span text:style-name="T462"> a menšej miere prichystá. Ke</text:span></text:span><text:span text:style-name="CharStyle9"><text:span text:style-name="T499">ď</text:span></text:span><text:span text:style-name="CharStyle9"><text:span text:style-name="T462"> s</text:span></text:span><text:span text:style-name="CharStyle9"><text:span text:style-name="T499">ú</text:span></text:span><text:span text:style-name="CharStyle9"><text:span text:style-name="T462"> všetky sorty prichystané, dá sa najprv jedna na </text:span></text:span><text:soft-page-break/><text:span text:style-name="CharStyle9"><text:span text:style-name="T462">spodok, potom druhá, tretia at</text:span></text:span><text:span text:style-name="CharStyle9"><text:span text:style-name="T499">ď</text:span></text:span><text:span text:style-name="CharStyle9"><text:span text:style-name="T462"> a pri v kladaní sa každé mrazivo do rovn</text:span></text:span><text:span text:style-name="CharStyle9"><text:span text:style-name="T499">a</text:span></text:span><text:span text:style-name="CharStyle9"><text:span text:style-name="T462"> uhladí. Takto uložené mrazivo v dobre osolenom </text:span></text:span><text:span text:style-name="CharStyle9"><text:span text:style-name="T499">ľ</text:span></text:span><text:span text:style-name="CharStyle9"><text:span text:style-name="T462">ade krútiť, pred nastolovan</text:span></text:span><text:span text:style-name="CharStyle9"><text:span text:style-name="T499">í</text:span></text:span><text:span text:style-name="CharStyle9"><text:span text:style-name="T462">m utretú pikslu do chladnej vody omočiť a na hlbšiu misu vyvrátiť.</text:span></text:span></text:p>
      <text:p text:style-name="P42"><text:span text:style-name="CharStyle9"><text:span text:style-name="T462"/></text:span></text:p>
      <text:p text:style-name="P43"><text:span text:style-name="CharStyle9"><text:span text:style-name="T462">320. Miešané mrazivo na iný spôsob.</text:span></text:span></text:p>
      <text:p text:style-name="P11"><text:span text:style-name="CharStyle9"><text:span text:style-name="T462"/></text:span></text:p>
      <text:p text:style-name="P13"><text:span text:style-name="CharStyle9"><text:span text:style-name="T462">Kde sa nemôže každé mrazivo osobit</text:span></text:span><text:span text:style-name="CharStyle9"><text:span text:style-name="T499">e</text:span></text:span><text:span text:style-name="CharStyle9"><text:span text:style-name="T462"> urobiť, odpomôže sa nasledovným spôsom: Ked je jedno mrazivo ho­tové, dá sa čistá plechová furma do zasoleného ľadu, do tejže furmy dá sa urobené mrazivo a na vrch prinde; potom sa urobí druhé mrazivo a hotové dá sa do furmy na predošlé, tak sa urobí i s tretím at</text:span></text:span><text:span text:style-name="CharStyle9"><text:span text:style-name="T499">ď</text:span></text:span><text:span text:style-name="CharStyle9"><text:span text:style-name="T462">. kým sa furma doplní, ktorá sa celkom do ľadu zahrabe, zasolí a na to sa pozor dá, aby voda do furmy neprišla. Pred nastolovan</text:span></text:span><text:span text:style-name="CharStyle9"><text:span text:style-name="T499">í</text:span></text:span><text:span text:style-name="CharStyle9"><text:span text:style-name="T462">m furmu do vody omočiť, utreť a na misu vyvrátiť.</text:span></text:span></text:p>
      <text:h text:style-name="P282" text:outline-level="3"><text:span text:style-name="CharStyle13"><text:span text:style-name="T462"/></text:span></text:h>
      <text:h text:style-name="P283" text:outline-level="3"><text:span text:style-name="CharStyle13"><text:span text:style-name="T462"/></text:span></text:h>
      <text:h text:style-name="P283" text:outline-level="3"><text:bookmark-start text:name="bookmark116"/><text:span text:style-name="CharStyle13"><text:span text:style-name="T462">IX. Oddelenie.</text:span></text:span><text:bookmark-end text:name="bookmark116"/></text:h>
      <text:h text:style-name="P279" text:outline-level="4"><text:span text:style-name="CharStyle15"><text:span text:style-name="T462"/></text:span></text:h>
      <text:h text:style-name="P280" text:outline-level="4"><text:bookmark-start text:name="bookmark118"/><text:span text:style-name="CharStyle15"><text:span text:style-name="T462">O dro</text:span></text:span><text:span text:style-name="CharStyle15"><text:span text:style-name="T499">žď</text:span></text:span><text:span text:style-name="CharStyle15"><text:span text:style-name="T462">ovom ceste a tekúcej </text:span></text:span><text:span text:style-name="CharStyle15"><text:span text:style-name="T499">c</text:span></text:span><text:span text:style-name="CharStyle15"><text:span text:style-name="T462">estovej masse.</text:span></text:span><text:bookmark-end text:name="bookmark118"/></text:h>
      <text:p text:style-name="P201"><text:span text:style-name="CharStyle9"><text:span text:style-name="T462"/></text:span></text:p>
      <text:p text:style-name="P202"><text:span text:style-name="CharStyle9"><text:span text:style-name="T462">321. Rozrobená (obtrajbovaná) fajná baba.</text:span></text:span></text:p>
      <text:p text:style-name="P11"><text:span text:style-name="CharStyle9"><text:span text:style-name="T462"/></text:span></text:p>
      <text:p text:style-name="P13"><text:span text:style-name="CharStyle9"><text:span text:style-name="T462">Nasledovné baby (Kugelhupf) považujú sa zo starodávných časov, v ktorých vo veľkej obľubenosti boly a aj teraz ešte mnohých milovníkov majú, preto by škoda bolo, keby ony zakapať mal</text:span></text:span><text:span text:style-name="CharStyle9"><text:span text:style-name="T499">y</text:span></text:span><text:span text:style-name="CharStyle9"><text:span text:style-name="T462">. — Funt čerstvého masla nechať rozpu­stiť, prez sitko do vajdlink</text:span></text:span><text:span text:style-name="CharStyle9"><text:span text:style-name="T499">a</text:span></text:span><text:span text:style-name="CharStyle9"><text:span text:style-name="T462"> precediť a drevenou varechou za pol hodinu na penu miešať, aby toho ešte raz toľko bolo. </text:span></text:span><text:soft-page-break/><text:span text:style-name="CharStyle9"><text:span text:style-name="T462">Pri miešaní sa ž</text:span></text:span><text:span text:style-name="CharStyle9"><text:span text:style-name="T499">l</text:span></text:span><text:span text:style-name="CharStyle9"><text:span text:style-name="T462">tky nasledovne dávajú: do masla dá sa jedon ž</text:span></text:span><text:span text:style-name="CharStyle9"><text:span text:style-name="T499">l</text:span></text:span><text:span text:style-name="CharStyle9"><text:span text:style-name="T462">tok a za varečku múky, čo sa ustavične spolu mieša. K tomu sa odváži 24 lôtov fajnej suchej múky, k predošlému sa</text:span></text:span><text:span text:style-name="CharStyle23"><text:span text:style-name="T462"> </text:span></text:span><text:span text:style-name="CharStyle9"><text:span text:style-name="T462">pridá za ližicu tlčeného cukru, to sa posolí, dodať 4 lôty roz­pustených kvasníc, zas ž</text:span></text:span><text:span text:style-name="CharStyle9"><text:span text:style-name="T499">l</text:span></text:span><text:span text:style-name="CharStyle9"><text:span text:style-name="T462">tok, za varečku múky a tak sa pokr</text:span></text:span><text:span text:style-name="CharStyle9"><text:span text:style-name="T499">a</text:span></text:span><text:span text:style-name="CharStyle9"><text:span text:style-name="T462">čuje, pokým ž</text:span></text:span><text:span text:style-name="CharStyle9"><text:span text:style-name="T499">l</text:span></text:span><text:span text:style-name="CharStyle9"><text:span text:style-name="T462">tky a múka nebudú spolu smiešané. 12 lôtov hrozienok očistiť, zo šiestych bielkov tuhý sňah sbi</text:span></text:span><text:span text:style-name="CharStyle9"><text:span text:style-name="T499">ť</text:span></text:span><text:span text:style-name="CharStyle9"><text:span text:style-name="T462">, do tohoto dať 6 ližíc dobrej sladkej smotanky a chytro roz­robiť, do toho z ľahka zamiešať, aby to spolu zamargari</text:span></text:span><text:span text:style-name="CharStyle9"><text:span text:style-name="T499">ro</text:span></text:span><text:span text:style-name="CharStyle9"><text:span text:style-name="T462">vané bolo; babovú furmu </text:span></text:span><text:span text:style-name="CharStyle9"><text:span text:style-name="T499">č</text:span></text:span><text:span text:style-name="CharStyle9"><text:span text:style-name="T462">istým maslom vymastiť a múkou poprášiť, do poly naplniť a na teplom mieste nechať stáť, čo až do vrchu furmy vybehn</text:span></text:span><text:span text:style-name="CharStyle9"><text:span text:style-name="T499">u</text:span></text:span><text:span text:style-name="CharStyle9"><text:span text:style-name="T462">ť musí. Nakysnuté položí sa na plech a nechá sa v neveľmi horúcej peci vyše hodiny po­voľne piecť. Pri pečení sa s furmou pozorne zachádza, aby sa nestriasala, ináčej dostane diery. Baba nechá sa na žltobrunátno upiecť, vyvráti sa na sito a za horúca sa posype vanilovým cukrom. Vystydnutá pokrája sa tak, aby na mise v celosti postavená bola.</text:span></text:span></text:p>
      <text:p text:style-name="P40"><text:span text:style-name="CharStyle9"><text:span text:style-name="T462"/></text:span></text:p>
      <text:p text:style-name="P41"><text:span text:style-name="CharStyle9"><text:span text:style-name="T462">322. Na iný spôsob sbitá baba.</text:span></text:span></text:p>
      <text:p text:style-name="P11"><text:span text:style-name="CharStyle9"><text:span text:style-name="T462"/></text:span></text:p>
      <text:p text:style-name="P13"><text:span text:style-name="CharStyle9"><text:span text:style-name="T462">16 lôtov čerstvého masla na penu rozmiešať, do nej dať jedno celé vajce, dev</text:span></text:span><text:span text:style-name="CharStyle9"><text:span text:style-name="T499">a</text:span></text:span><text:span text:style-name="CharStyle9"><text:span text:style-name="T462">ť žltkov jedon po druhom, za li­žicu tlčeného cukru, trochu soli, 24 lôtov fajnej múky, 3 lôty kvasníc a za šálku sladkej letnej smotanky, to sa spolu varechou do vysok</text:span></text:span><text:span text:style-name="CharStyle9"><text:span text:style-name="T499">a</text:span></text:span><text:span text:style-name="CharStyle9"><text:span text:style-name="T462"> vybúcha, pokým sa mechúre nerobia a cesto od varechy sa nedelí; konečne sa do toho zamieša 12 lôtov očistených malých i veľk</text:span></text:span><text:span text:style-name="CharStyle9"><text:span text:style-name="T499">y</text:span></text:span><text:span text:style-name="CharStyle9"><text:span text:style-name="T462">ch hrozienkov. Týmto sa maslom vymastená a pomúčená furma do poly naplní a nechá sa kysn</text:span></text:span><text:span text:style-name="CharStyle9"><text:span text:style-name="T499">u</text:span></text:span><text:span text:style-name="CharStyle9"><text:span text:style-name="T462">ť až do vrchu. S pečením sa pokračuje dľa pre­došlého spôsobu. Ke</text:span></text:span><text:span text:style-name="CharStyle9"><text:span text:style-name="T499">ď</text:span></text:span><text:span text:style-name="CharStyle9"><text:span text:style-name="T462"> sa viac massy robí, musí sa ona i do viac f</text:span></text:span><text:span text:style-name="CharStyle9"><text:span text:style-name="T499">u</text:span></text:span><text:span text:style-name="CharStyle9"><text:span text:style-name="T462">riem zapraviť.</text:span></text:span></text:p>
      <text:p text:style-name="P98"><text:span text:style-name="CharStyle81"><text:span text:style-name="T462"/></text:span></text:p>
      <text:p text:style-name="P33"><text:soft-page-break/><text:span text:style-name="CharStyle9"><text:span text:style-name="T462">323. Miesená baba.</text:span></text:span></text:p>
      <text:p text:style-name="P11"><text:span text:style-name="CharStyle9"><text:span text:style-name="T462"/></text:span></text:p>
      <text:p text:style-name="P13"><text:span text:style-name="CharStyle9"><text:span text:style-name="T462">Do vajdlinka sa preoseje jedon funt múky a do pro­striedku sa urobí jamka. 3 lôty kvasníc rozpustí sa s mlie­kom, to sa s m</text:span></text:span><text:span text:style-name="CharStyle9"><text:span text:style-name="T499">ú</text:span></text:span><text:span text:style-name="CharStyle9"><text:span text:style-name="T462">kou rozmieša a nechá sa na teple kysnúť. Za ten čas rozpustí sa 12 lôtov čerstvého masla, toto jako i za šálku mlieka, dve celé vajcia, dva ž</text:span></text:span><text:span text:style-name="CharStyle9"><text:span text:style-name="T499">l</text:span></text:span><text:span text:style-name="CharStyle9"><text:span text:style-name="T462">tky, za ližicu tlč</text:span></text:span><text:span text:style-name="CharStyle9"><text:span text:style-name="T499">e</text:span></text:span><text:span text:style-name="CharStyle9"><text:span text:style-name="T462">ného cukru a trochu soli pridá sa k cestu, to sa dobre smie</text:span></text:span><text:span text:style-name="CharStyle9"><text:span text:style-name="T499">si</text:span></text:span><text:span text:style-name="CharStyle9"><text:span text:style-name="T462">, ku koncu sa pridajú malé i veľké hrozienka, a ke</text:span></text:span><text:span text:style-name="CharStyle9"><text:span text:style-name="T499">ď</text:span></text:span><text:span text:style-name="CharStyle9"><text:span text:style-name="T462"> sa cesto od ruky a misy delí, naplní sa ním vymastená furma do poly, nechá sa na teplom až do vrchu kysnúť a s peče­ním sa pokračuje dľa predošlého predpisu. Vypečená baba vyvráti sa na sito, za horúca sa cukrom posype a po vystydnutí rozkrája sa na kúsky. Na misu složí sa servyt a na tento sa baba v celosti položí. Sladkej smotanky pre­variť, pár žltkov s vanilovým cukrom rozmiešať a so smotankou rozšprudlovať, čo sa v mešťanských domoch v šál­ke k babe dáva na stôl.</text:span></text:span></text:p>
      <text:p text:style-name="P42"><text:span text:style-name="CharStyle9"><text:span text:style-name="T462"/></text:span></text:p>
      <text:p text:style-name="P43"><text:span text:style-name="CharStyle9"><text:span text:style-name="T462">324. Baba na poľský spôsob.</text:span></text:span></text:p>
      <text:p text:style-name="P203"><text:span text:style-name="CharStyle9"><text:span text:style-name="T462"/></text:span></text:p>
      <text:p text:style-name="P204"><text:span text:style-name="CharStyle9"><text:span text:style-name="T462">Táto baba sa robí z nasledujúcich prídavkov: 2 fanty fajnej múky, šesť ližíc pivových kvasníc (kde sú ony k dostaniu, sú o mnoho lepšie, nežli terajšie fabrikované) lôt soli, 3 lôty tlčeného cukru, 16 vajec, 5 verdunkov čerstvého masla, 16 lôtov veľkých a malých hrozienkov, 2 lôty citronátu, na koniec noža vodou rozpustený fajný šafran, sladká smotanka a za šálku dobrého vína. Preosiatu múku dať do nádoby na teplo a pol funta z nej vezne sa do inej nádoby, do prostriedku jamku urobiť, kvasnice s letnou vodou rozmiešať, celé varechou miešať, po vrchu múkou po­sypať a zakryté nechať kysn</text:span></text:span><text:span text:style-name="CharStyle9"><text:span text:style-name="T499">u</text:span></text:span><text:span text:style-name="CharStyle9"><text:span text:style-name="T462">ť. Potom sa pridá ostatnia múka i so spomenutými prídavkami a síce do urobenej v ceste jamky dať sol, </text:span></text:span><text:soft-page-break/><text:span text:style-name="CharStyle9"><text:span text:style-name="T462">cukor, vajcia a smotanky, to rozmiesiť, cesto rozložiť, do prostriedku dať víno, šafran, hrozienka a iné prichystané veci, tieto spolu rozrobiť, cesto všade rov­nako vymiesiť, do vymastenej a múkou vysypanej furmy dať, na teplo odložiť, nechať kysnúť a konečne upiecť. Poneváč táto massa veľmi nabehne, musí sa ona vo viac farmách piecť.</text:span></text:span></text:p>
      <text:p text:style-name="P204"><text:span text:style-name="CharStyle9"><text:span text:style-name="T462"/></text:span></text:p>
      <text:p text:style-name="P35"><text:span text:style-name="CharStyle9"><text:span text:style-name="T462">325. Baba na francúzsky spôsob.</text:span></text:span></text:p>
      <text:p text:style-name="P11"><text:span text:style-name="CharStyle9"><text:span text:style-name="T462"/></text:span></text:p>
      <text:p text:style-name="P13"><text:span text:style-name="CharStyle9"><text:span text:style-name="T462">Na tablu dať jedon funt fajnej múky, do srobenej jamky dá sa 20 lôtov na kúsky potrhaného čerstvého masla, 6 žltkov, dve celé vajcia, za šálku smotanky, dve ližice na oranži obrajbaného cukru, tri ližice kvasníc a trochu solí, to sa spolu smiesi a dobre vyrobí, počím sa mechúre nerobia. Za ten čas očistí sa 12 lôtov veľkých i malých hrozienkov, tieto jako i šesť jedacích ližíc dobrého vína pridajú sa ku koncu do cesta, to sa spolu dobre rozrobí, vo vymastenej a múkou posypanej furme nechá sa kysnúť, povoľne sa vypečie, na sito sa vyvráti a za horúca tlčeným cukrom sa posype.</text:span></text:span></text:p>
      <text:p text:style-name="P205"><text:span text:style-name="CharStyle9"><text:span text:style-name="T462"/></text:span></text:p>
      <text:p text:style-name="P206"><text:span text:style-name="CharStyle9"><text:span text:style-name="T462">326. Francúzsky kuchon </text:span></text:span><text:span text:style-name="CharStyle9"><text:span text:style-name="T519">à</text:span></text:span><text:span text:style-name="CharStyle9"><text:span text:style-name="T462"> la Mazarin.</text:span></text:span></text:p>
      <text:p text:style-name="P11"><text:span text:style-name="CharStyle11"><text:span text:style-name="T462"/></text:span></text:p>
      <text:p text:style-name="P13"><text:span text:style-name="CharStyle11"><text:span text:style-name="T462">K tejto masse je potrebné: 1 funt fajnej múky, 3/</text:span></text:span><text:span text:style-name="CharStyle11"><text:span text:style-name="T499">4</text:span></text:span><text:span text:style-name="CharStyle9"><text:span text:style-name="T462"> funta čerstvého masla, tri ližice na oranži obrajbaného cu­kru, 4 ližice kvasníc a žajdlík smotanky. Z jednej čiastky múky urobí sa preodmládka a nechá sa kysnúť; potom ostatniu múku pridať jako i na kúsky pokrájané maslo, šesť celých vajec, smotanka a cukor, to sa spolu smiesi, pokým sa mechúre nehádžu. Potom sa vymastí furma, ktorá má na dlaň vysoký ráf, múkou sa posype, massa sa dá do nej, nechá sa kysnúť a povoľne na žlto upiecť. Upečený kuchon nechá sa za pár minút stáť: za ten čas </text:span></text:span><text:soft-page-break/><text:span text:style-name="CharStyle9"><text:span text:style-name="T462">sa prichystá maraskinového likéru, k nemu sa dá sirupu a pár ližíc vody, vrch kuchňa sa v celosti sreže, kuchon sa dobre likérom ovlaží, naň sa zase srezaný vrch položí, v peci sa nechá sohriať, na misu sa vyvráti, na kúsky sa pokrája a teplý sa dá na stôl.</text:span></text:span></text:p>
      <text:p text:style-name="P37"><text:span text:style-name="CharStyle9"><text:span text:style-name="T462"/></text:span></text:p>
      <text:p text:style-name="P38"><text:span text:style-name="CharStyle9"><text:span text:style-name="T462">327. Lipský (Leipziger) kuchon.</text:span></text:span></text:p>
      <text:p text:style-name="P11"><text:span text:style-name="CharStyle9"><text:span text:style-name="T521"/></text:span></text:p>
      <text:p text:style-name="P13"><text:span text:style-name="CharStyle9"><text:span text:style-name="T499">3/4</text:span></text:span><text:span text:style-name="CharStyle9"><text:span text:style-name="T462"> </text:span></text:span><text:span text:style-name="CharStyle16"><text:span text:style-name="T462">čerstvého masla na penu rozmiešať a doň 14 žltkov </text:span></text:span><text:span text:style-name="CharStyle9"><text:span text:style-name="T462">jedon po druhom dáva</text:span></text:span><text:span text:style-name="CharStyle9"><text:span text:style-name="T499">ť.</text:span></text:span><text:span text:style-name="CharStyle9"><text:span text:style-name="T462"> 24 l</text:span></text:span><text:span text:style-name="CharStyle9"><text:span text:style-name="T499">ô</text:span></text:span><text:span text:style-name="CharStyle9"><text:span text:style-name="T462">t</text:span></text:span><text:span text:style-name="CharStyle9"><text:span text:style-name="T499">ov</text:span></text:span><text:span text:style-name="CharStyle9"><text:span text:style-name="T462"> </text:span></text:span><text:span text:style-name="CharStyle9"><text:span text:style-name="T499">o</text:span></text:span><text:span text:style-name="CharStyle9"><text:span text:style-name="T462">čistených mandiel </text:span></text:span><text:span text:style-name="CharStyle9"><text:span text:style-name="T499">v</text:span></text:span><text:span text:style-name="CharStyle9"><text:span text:style-name="T462"> mažiari na fajno potlcť a dať do vajdlinka, k tomu pridať 16 lôtov tlčeného cukru, 6 celých vajec a to spolu smiešať. Po­tom obe massy dať dovedna, pridať štyry ližičky kvasníc, za pohár dobrého v</text:span></text:span><text:span text:style-name="CharStyle9"><text:span text:style-name="T499">i</text:span></text:span><text:span text:style-name="CharStyle9"><text:span text:style-name="T462">na, tlčený mušk</text:span></text:span><text:span text:style-name="CharStyle9"><text:span text:style-name="T499">a</text:span></text:span><text:span text:style-name="CharStyle9"><text:span text:style-name="T462">tový kvet, na oranži obrajbaného cukru, trochu soli a 12 lôtov múky, to všetko dobre spolu smiešať, vo vymastenej a múkou posypanej furme na teplo položiť a kysnúť nechať. Konečne sa nechá</text:span></text:span><text:span text:style-name="CharStyle7"><text:span text:style-name="T462"> </text:span></text:span><text:span text:style-name="CharStyle9"><text:span text:style-name="T462">za hodinu povoľne piecť na žlto, vyvráti sa na sito a za ho­rúca oranžovým cukrom sa posype.</text:span></text:span></text:p>
      <text:p text:style-name="P33"><text:span text:style-name="CharStyle9"><text:span text:style-name="T462"/></text:span></text:p>
      <text:p text:style-name="P34"><text:span text:style-name="CharStyle9"><text:span text:style-name="T462">328. Sasský kuchon.</text:span></text:span></text:p>
      <text:p text:style-name="P11"><text:span text:style-name="CharStyle9"><text:span text:style-name="T462"/></text:span></text:p>
      <text:p text:style-name="P13"><text:span text:style-name="CharStyle9"><text:span text:style-name="T462">Funt čerstvého masla na penu rozmiešať, do toho dať 16 žltkov jedon po druhom, tak tiež 6 lôtov tlčeného cukru, mušk</text:span></text:span><text:span text:style-name="CharStyle9"><text:span text:style-name="T499">a</text:span></text:span><text:span text:style-name="CharStyle9"><text:span text:style-name="T462">tového kvetu, trochu soli, 6 lôtov očistených a na re­zanky pokrájaných mandiel, toľko citronátu, žajdl</text:span></text:span><text:span text:style-name="CharStyle9"><text:span text:style-name="T499">í</text:span></text:span><text:span text:style-name="CharStyle9"><text:span text:style-name="T462">k smotanky, za štyry ližičky kvasníc a 12 lotov fajnej múky, to spolu rozrobiť, zo 6 bielkov tuhý sňah sbiť a ku koncu z ľahka do predošlého zamiešať. Týmto sa naplní vymastená a múkou posypaná furma, nechá sa na teplom mieste kysnúť a potom za hodinu povoľne na žlto piecť, na sito sa vyvráti a po vystydnutí pod č. 27. udanou glazúrou sa obtiahne.</text:span></text:span></text:p>
      <text:p text:style-name="P40"><text:soft-page-break/><text:span text:style-name="CharStyle9"><text:span text:style-name="T462"/></text:span></text:p>
      <text:p text:style-name="P41"><text:span text:style-name="CharStyle9"><text:span text:style-name="T462">329. Cisársky kuchon.</text:span></text:span></text:p>
      <text:p text:style-name="P11"><text:span text:style-name="CharStyle9"><text:span text:style-name="T462"/></text:span></text:p>
      <text:p text:style-name="P13"><text:span text:style-name="CharStyle9"><text:span text:style-name="T462">Funt masla na penu miešať, doň dať 14 žltkov jedon po dr</text:span></text:span><text:span text:style-name="CharStyle9"><text:span text:style-name="T499">u</text:span></text:span><text:span text:style-name="CharStyle9"><text:span text:style-name="T462">hom, 6 lôtov tlčeného cukru, za štyry ližice kvasníc, 24 lôtov fajnej múky a žajdl</text:span></text:span><text:span text:style-name="CharStyle9"><text:span text:style-name="T499">í</text:span></text:span><text:span text:style-name="CharStyle9"><text:span text:style-name="T462">k smotanky, to dobre spolu roz­robiť, vymastenú a múkou posypanú furmu naplniť, na te­plom nechať kysn</text:span></text:span><text:span text:style-name="CharStyle9"><text:span text:style-name="T499">u</text:span></text:span><text:span text:style-name="CharStyle9"><text:span text:style-name="T462">ť a za pol druhej hodiny nechať piecť.</text:span></text:span></text:p>
      <text:p text:style-name="P33"><text:span text:style-name="CharStyle9"><text:span text:style-name="T462"/></text:span></text:p>
      <text:p text:style-name="P34"><text:span text:style-name="CharStyle9"><text:span text:style-name="T462">330. Apoštolský kuchon (Brioš.)</text:span></text:span></text:p>
      <text:p text:style-name="P11"><text:span text:style-name="CharStyle9"><text:span text:style-name="T462"/></text:span></text:p>
      <text:p text:style-name="P13"><text:span text:style-name="CharStyle9"><text:span text:style-name="T462">Z dvoch funtov fajnej múky vezne sa </text:span></text:span><text:span text:style-name="CharStyle9"><text:span text:style-name="T499">½ </text:span></text:span><text:span text:style-name="CharStyle9"><text:span text:style-name="T462">funta do ná­doby; 6 liž</text:span></text:span><text:span text:style-name="CharStyle9"><text:span text:style-name="T499">í</text:span></text:span><text:span text:style-name="CharStyle9"><text:span text:style-name="T462">c čerstvých kvasníc rozmieša sa letnou vodou, urobí sa preodmládka, po vrchu sa múkou posype a zakrytá nechá sa na teplom kysnúť. Ke</text:span></text:span><text:span text:style-name="CharStyle9"><text:span text:style-name="T499">ď</text:span></text:span><text:span text:style-name="CharStyle9"><text:span text:style-name="T462"> sa to do vysok</text:span></text:span><text:span text:style-name="CharStyle9"><text:span text:style-name="T499">a</text:span></text:span><text:span text:style-name="CharStyle9"><text:span text:style-name="T462"> zdvihlo a dole spadlo, nechá sa ešte raz napuchnúť: ostatnia múka dá sa na tablu, s piatymi verdunkami čerstvého masla valkom sa roz­robí, do prostriedku sa urobí jamka a do nej sa dá 16 žltkov, trochu soli, za dve ližice tlčeného cukru a žajdl</text:span></text:span><text:span text:style-name="CharStyle9"><text:span text:style-name="T499">í</text:span></text:span><text:span text:style-name="CharStyle9"><text:span text:style-name="T462">k sladkej smotanky, to sa spolu slož</text:span></text:span><text:span text:style-name="CharStyle9"><text:span text:style-name="T499">í</text:span></text:span><text:span text:style-name="CharStyle9"><text:span text:style-name="T462"> a rozrobí, pokým mechúre ne­hádže a od table oddeluje. Potom sa do okrúhla smiesi, čistá šata sa mukou posype, do nej sa cesto celkom zakrúti a zakryté sa položí v mise na chladné miesto a síce v lete sa nechá na ľade cez noc až do druhého dňa. Takéto cesto dá sa na múkou posypanú tablu, trochu sa rukou roztlapká a zakryté dá sa zpátky na misu. Za ten čas sa pekárnia pec vykúri a vyčistená sa zapchá, aby všade rovnakú ho­rúčosť mala. Z cesta sa jedna čiastka odreže a z nej sa urobí okrúhly láblik, položí sa na pomastený papier na plech, prez prostriedok vytlačí sa jamka a celý sa pomastí vajcom. Odrezané cesto do okrúhla sa rozšúla, do jamky sa zatlačí, vajcom sa pomastí, vôkol </text:span></text:span><text:soft-page-break/><text:span text:style-name="CharStyle9"><text:span text:style-name="T462">nožovým chrbtom sa zatlačí (nie pozarezúvať), dá sa s plechom do pece a pec sa zapchá, aby kuchon do vysok</text:span></text:span><text:span text:style-name="CharStyle9"><text:span text:style-name="T500">a</text:span></text:span><text:span text:style-name="CharStyle9"><text:span text:style-name="T462"> riastol. V ulahodenej peci má sa takýto kuchon za päť štvrť hodín piecť. Kto nechce mať brioš v celosti, môže ho na rovnaké lábliky porezať, do okrúhla na spôsob žemle alebo podlhovato porovnať, vajcom pomastiť a poriadne upiecť. Tento kuchon je najpríhodnejší k thee alebo káve.</text:span></text:span></text:p>
      <text:p text:style-name="P33"><text:span text:style-name="CharStyle9"><text:span text:style-name="T462"/></text:span></text:p>
      <text:p text:style-name="P34"><text:span text:style-name="CharStyle9"><text:span text:style-name="T462">331. Sliezky kuchon.</text:span></text:span></text:p>
      <text:p text:style-name="P11"><text:span text:style-name="CharStyle9"><text:span text:style-name="T462"/></text:span></text:p>
      <text:p text:style-name="P13"><text:span text:style-name="CharStyle9"><text:span text:style-name="T462">Celá massa záleží z nasledujúcich prídavkov: 1 funta fajnej múky, 10 lôtov čerstvého masla, 5 žltkov, 2 lôty tlče­ných mandiel, 4 lôty cukru, žajdlík smotanky, 3 ližice kvas­níc a trochu soli. Kvasnice mliekom rozpustiť, zo </text:span></text:span><text:span text:style-name="CharStyle9"><text:span text:style-name="T500">1/4</text:span></text:span><text:span text:style-name="CharStyle9"><text:span text:style-name="T462"> funta múky urobiť preodmládku, túto múkou posypať a zakrytú na teplom mieste nechať kysnúť. Za ten čas maslo na penu so ž</text:span></text:span><text:span text:style-name="CharStyle9"><text:span text:style-name="T500">l</text:span></text:span><text:span text:style-name="CharStyle9"><text:span text:style-name="T462">tkami rozmiešať, pridať mandle, cukor, soli, ostatniu múku a smotanky, to dobre rozrobiť, vykysnuté cesto pridať, spolu smiesať, múkou posypať a zakryté na teplom nechať hore sriasť. Potom cesto na pomúčenú tablu vybrať, z ľahka do okrúhla srovnať, vôkol prstom pozatláčať a zakryté na teplom nechať kysn</text:span></text:span><text:span text:style-name="CharStyle9"><text:span text:style-name="T500">u</text:span></text:span><text:span text:style-name="CharStyle9"><text:span text:style-name="T462">ť. Za ten čas 8 lôtov masla na penu rozmiešať, pridať 8 lôtov cukru, 4 lôty múky a 8 lôtov drobno krájaných mandiel, toto dobre rozmiešané po vrchu cesta rozotrieť, okrúhlym drevkom po celom popychať, v peci za hodinu na žlto povoľne piecť nechať, za horúca so škoricou potlčeným cukrom po­sypať a vystyd</text:span></text:span><text:span text:style-name="CharStyle9"><text:span text:style-name="T500">n</text:span></text:span><text:span text:style-name="CharStyle9"><text:span text:style-name="T462">utý na kúsky pokrájať.</text:span></text:span></text:p>
      <text:p text:style-name="P1"><text:span text:style-name="CharStyle23"><text:span text:style-name="T462"/></text:span></text:p>
      <text:p text:style-name="P37"><text:span text:style-name="CharStyle9"><text:span text:style-name="T462">332. Koláče.</text:span></text:span></text:p>
      <text:p text:style-name="P11"><text:span text:style-name="CharStyle9"><text:span text:style-name="T462"/></text:span></text:p>
      <text:p text:style-name="P13"><text:soft-page-break/><text:span text:style-name="CharStyle9"><text:span text:style-name="T462">Funt fajnej múky dať do vajdlinka na teplo; 12 lôtov čerstvého masla na penu rozmiešať, pridať dve celé vajcia, 4 ž</text:span></text:span><text:span text:style-name="CharStyle9"><text:span text:style-name="T500">l</text:span></text:span><text:span text:style-name="CharStyle9"><text:span text:style-name="T462">tky jedon po druhom, za 4 ližice cukru, trochu soli, žajdl</text:span></text:span><text:span text:style-name="CharStyle9"><text:span text:style-name="T500">í</text:span></text:span><text:span text:style-name="CharStyle9"><text:span text:style-name="T462">k sohriatej sladkej smotanky a 3 ližičky rozmiešaných čerstvých kvasníc doň precediť, to s múkou smiešať fajne cesto srobiť a do hromady dať, múkou posypané zakryť a na teplom mieste nechať kysnúť. V poly vykysnuté dať na múčnu tablu, do okrúhla alebo na dvoje rozkrojiť, rozšúlať, bosmanec spolu spliesť, na plechu nechať kysnúť, vajcom pomastiť, hrubým cukrom posypať a na žlto upiecť.</text:span></text:span></text:p>
      <text:p text:style-name="P42"><text:span text:style-name="CharStyle9"><text:span text:style-name="T462"/></text:span></text:p>
      <text:p text:style-name="P43"><text:span text:style-name="CharStyle9"><text:span text:style-name="T462">333. Rožky.</text:span></text:span></text:p>
      <text:p text:style-name="P11"><text:span text:style-name="CharStyle9"><text:span text:style-name="T462"/></text:span></text:p>
      <text:p text:style-name="P13"><text:span text:style-name="CharStyle9"><text:span text:style-name="T462">K týmto sa upotrebí zvýš spomenuté cesto; v poly vy­kysnuté dá sa na pomúčenú tablu, vyvalká sa na pol ma­lého prsta zhrúbä a na štyry prsty šíre, poreže sa na triuhlaté kúsky, vajcom sa pomastí, na prostriedok každého kúska lekvár sa položí, od uhlíka sa spolu skrúti a na rožok sa shibne, kúsky sa kladú na plech jedon ved</text:span></text:span><text:span text:style-name="CharStyle9"><text:span text:style-name="T500">ľ</text:span></text:span><text:span text:style-name="CharStyle9"><text:span text:style-name="T462">a druhého a tak sa pokračuje, pokým cesto trvá. Servytom zakryté rožky nechajú sa na teplom mieste kysnúť, vajce sa roztrepe s tlčeným cukrom, tým sa rožky po vrchu pomastia a vo voľ­nej peci sa nechajú na žlto upiecť.</text:span></text:span></text:p>
      <text:p text:style-name="P35"><text:span text:style-name="CharStyle9"><text:span text:style-name="T462"/></text:span></text:p>
      <text:p text:style-name="P36"><text:span text:style-name="CharStyle9"><text:span text:style-name="T462">334. Česské koláčiky.</text:span></text:span></text:p>
      <text:p text:style-name="P11"><text:span text:style-name="CharStyle9"><text:span text:style-name="T462"/></text:span></text:p>
      <text:p text:style-name="P13"><text:span text:style-name="CharStyle9"><text:span text:style-name="T462">D</text:span></text:span><text:span text:style-name="CharStyle9"><text:span text:style-name="T500">ľ</text:span></text:span><text:span text:style-name="CharStyle9"><text:span text:style-name="T462">a predošlého spôsobu urobené cesto na okruhlé lábliky pokrájať, na plech klásť a na teplom mieste nechať vykysnuť. Do vykysnutého urobiť na prostriedku jamku, v cukre zavárané višne na site nechať odtiecť a do jamôk klásť, celé s cukrom rozmiešaným vajcom pomastiť, </text:span></text:span><text:soft-page-break/><text:span text:style-name="CharStyle9"><text:span text:style-name="T462">očistené mandle na fajné re­zanky pokrájať, po vrchu posypať a na žlto vypiecť.</text:span></text:span></text:p>
      <text:p text:style-name="P37"><text:span text:style-name="CharStyle9"><text:span text:style-name="T462"/></text:span></text:p>
      <text:p text:style-name="P38"><text:span text:style-name="CharStyle9"><text:span text:style-name="T462">335. Hollandské vafne so smotankou.</text:span></text:span></text:p>
      <text:p text:style-name="P11"><text:span text:style-name="CharStyle9"><text:span text:style-name="T462"/></text:span></text:p>
      <text:p text:style-name="P13"><text:span text:style-name="CharStyle9"><text:span text:style-name="T462">Nasledujúce prípravy robia sa z tekúceho cesta, ktoré tým je rozdielné od predošlého, že sa rozpúšťa sladkou </text:span></text:span><text:span text:style-name="CharStyle9"><text:span text:style-name="T500">i </text:span></text:span><text:span text:style-name="CharStyle9"><text:span text:style-name="T462">kyslou smotankou a mliekom. Železá, v ktorých sa tieto massy pečú, sú trajaké: a) hlboko s jamkami vyrezané, b) fajné železá pod menom portugalské železá, c) so všelijakými figúrami povyrezované, v ktorých sa oblátky (holipne) pečú. Ke</text:span></text:span><text:span text:style-name="CharStyle9"><text:span text:style-name="T500">ď</text:span></text:span><text:span text:style-name="CharStyle9"><text:span text:style-name="T462"> sa železá upotrebujú, vyutierajú sa čistou šatou, na obe strany sa na ohni rovnako rozpália a čerstvou slaninou sa vymastia. Vafne majú sa na plameni piecť a síce: ke</text:span></text:span><text:span text:style-name="CharStyle9"><text:span text:style-name="T500">ď</text:span></text:span><text:span text:style-name="CharStyle9"><text:span text:style-name="T462"> je železo rozpálené, naleje sa doň toľko z massy, aby sa celkom vyplnilo, a to sa z oboch strán na žlto vypečie. Zo železa vytisnuté cesto nožom sa soškrabe, s pečením sa pokračuje, pokým massa stačí, a vypečené kúsky na plech sa rozkladajú. Jestli je lekvár hustý, roz­pustí sa vodou, doň sa malá štetočka omáča, tým sa vafne natierajú, po dve sa spolu skladajú a prez poly prekrojené kladú sa na misu. Zvýš menované vafne sa nasledovne robia: </text:span></text:span><text:span text:style-name="CharStyle9"><text:span text:style-name="T500">1/2</text:span></text:span><text:span text:style-name="CharStyle9"><text:span text:style-name="T462"> funta </text:span></text:span><text:span text:style-name="CharStyle9"><text:span text:style-name="T500">č</text:span></text:span><text:span text:style-name="CharStyle9"><text:span text:style-name="T462">erstvého masla na penu rozmiešať, doň dať 12 žltkov jedon po druhom a za ližicu cukru, trochu posoliť, s holbou dobrej sladkej smotanky rozmiešať, pridať 12 lôtov múky, z 12 bielkov tuhý sňah sbiť, z ľahka k predošlému zamiešať a upiecť.</text:span></text:span></text:p>
      <text:p text:style-name="P264"><text:span text:style-name="CharStyle9"><text:span text:style-name="T462"/></text:span></text:p>
      <text:p text:style-name="P265"><text:span text:style-name="CharStyle9"><text:span text:style-name="T462">336. Hollandské vafne so smotankou na iný spôsob.</text:span></text:span></text:p>
      <text:p text:style-name="P11"><text:span text:style-name="CharStyle9"><text:span text:style-name="T462"/></text:span></text:p>
      <text:p text:style-name="P13"><text:span text:style-name="CharStyle9"><text:span text:style-name="T462">20 lôtov čerstvého masla na penu rozmiešať, doň dať 15 žltkov jedon po druhom, 24 lôtov múky a za ližicu cukru, to posoliť, s holbou sladkej a </text:span></text:span><text:soft-page-break/><text:span text:style-name="CharStyle9"><text:span text:style-name="T462">s holbou kyslej smotanky roz­púšťať, zo všetkých bielkov tuhý sňah sbiť, ku koncu do predošlej massy z ľahka zamiešať a upiecť.</text:span></text:span></text:p>
      <text:p text:style-name="P37"><text:span text:style-name="CharStyle9"><text:span text:style-name="T462"/></text:span></text:p>
      <text:p text:style-name="P38"><text:span text:style-name="CharStyle9"><text:span text:style-name="T462">337. Vafne s kvasnicami.</text:span></text:span></text:p>
      <text:p text:style-name="P207"><text:span text:style-name="CharStyle9"><text:span text:style-name="T462"/></text:span></text:p>
      <text:p text:style-name="P208"><text:span text:style-name="CharStyle9"><text:span text:style-name="T462">1 funt fajnej múky dať do vajdlinka, pridať 3 celé vaj­cia, 4 ž</text:span></text:span><text:span text:style-name="CharStyle9"><text:span text:style-name="T500">l</text:span></text:span><text:span text:style-name="CharStyle9"><text:span text:style-name="T462">tky, 4 ližice kvasníc, 16 lôtov rozpusteného masla, 2 lôty na citrone obrajbaného cukru, trochu soli, žajdlík smotanky a za kališok rúmu, to spolu smiešať na tekucú massu, na teplom nechať kysnúť a upiecť.</text:span></text:span></text:p>
      <text:p text:style-name="P1"><text:span text:style-name="CharStyle23"><text:span text:style-name="T462"/></text:span></text:p>
      <text:p text:style-name="P37"><text:span text:style-name="CharStyle9"><text:span text:style-name="T462">338. Fl</text:span></text:span><text:span text:style-name="CharStyle9"><text:span text:style-name="T500">a</text:span></text:span><text:span text:style-name="CharStyle9"><text:span text:style-name="T462">mandské vafne.</text:span></text:span></text:p>
      <text:p text:style-name="P11"><text:span text:style-name="CharStyle9"><text:span text:style-name="T500">½ </text:span></text:span><text:span text:style-name="CharStyle9"><text:span text:style-name="T462">funta čerstvého masla rozpustiť, pridať </text:span></text:span><text:span text:style-name="CharStyle9"><text:span text:style-name="T500">1/2</text:span></text:span><text:span text:style-name="CharStyle9"><text:span text:style-name="T462"> funta faj­nej múky, 9 žltkov, žajdl</text:span></text:span><text:span text:style-name="CharStyle9"><text:span text:style-name="T500">í</text:span></text:span><text:span text:style-name="CharStyle9"><text:span text:style-name="T462">k sladkej a toľkože kyslej smotanky, to spolu rozmiešať, </text:span></text:span><text:span text:style-name="CharStyle9"><text:span text:style-name="T500">ď</text:span></text:span><text:span text:style-name="CharStyle9"><text:span text:style-name="T462">alej pridať 3 ližice cukru, z citrona drobno pokrájané kôrky a trochu soli, zo všetkých bielkov tuhý sňah sbiť, ku koncu z ľahka do predošlého zamiešať a upiecť.</text:span></text:span></text:p>
      <text:p text:style-name="P33"><text:span text:style-name="CharStyle9"><text:span text:style-name="T462"/></text:span></text:p>
      <text:p text:style-name="P34"><text:span text:style-name="CharStyle9"><text:span text:style-name="T462">339. Viedenské holipne (kotulky).</text:span></text:span></text:p>
      <text:p text:style-name="P11"><text:span text:style-name="CharStyle9"><text:span text:style-name="T462"/></text:span></text:p>
      <text:p text:style-name="P13"><text:span text:style-name="CharStyle9"><text:span text:style-name="T462">12 lôtov bielej múky dať do nádoby, 6 lôtov očistených mandiel s vajcom na fajno potlcť, 6 lôtov cukru na citrone obrajbať a šťavu doň vytisnuť, pridať </text:span></text:span><text:span text:style-name="CharStyle9"><text:span text:style-name="T500">ď</text:span></text:span><text:span text:style-name="CharStyle9"><text:span text:style-name="T462">alej 6 vajec a za 6 ližic kyslej smotanky, to spolu rozmiešať, s mliekom roz­púšťať a ku koncu pridať 6 lôtov rozpusteného masla Z tejto massy dávať do rozpáleného železa, upečené kúsky na okruhlé drevko skrúcať a dľa vôle fámom naplniť.</text:span></text:span></text:p>
      <text:p text:style-name="P42"><text:span text:style-name="CharStyle9"><text:span text:style-name="T462"/></text:span></text:p>
      <text:p text:style-name="P43"><text:span text:style-name="CharStyle9"><text:span text:style-name="T462">340. Portugalské vafne.</text:span></text:span></text:p>
      <text:p text:style-name="P11"><text:span text:style-name="CharStyle9"><text:span text:style-name="T462"/></text:span></text:p>
      <text:p text:style-name="P8"><text:soft-page-break/><text:span text:style-name="CharStyle16"><text:span text:style-name="T500">1/2</text:span></text:span><text:span text:style-name="CharStyle9"><text:span text:style-name="T462"> čerstvého masla na penu rozmiešať, pridať </text:span></text:span><text:span text:style-name="CharStyle9"><text:span text:style-name="T500">1/2</text:span></text:span><text:span text:style-name="CharStyle9"><text:span text:style-name="T462"> na citrone obrajbaného a potlčeného cukru, 9 žltkov jedon po druhom, a to štvrť hodiny miešať a pridať ešt</text:span></text:span><text:span text:style-name="CharStyle9"><text:span text:style-name="T501">e 1/2</text:span></text:span><text:span text:style-name="CharStyle9"><text:span text:style-name="T462"> faj­nej múky. Z bielkov tuhý sňah sbiť, ku koncu k predošlej masse z ľahka zamiešať a v poznačenom portugalskom železi upiecť.</text:span></text:span></text:p>
      <text:p text:style-name="P209"><text:span text:style-name="CharStyle9"><text:span text:style-name="T462"/></text:span></text:p>
      <text:p text:style-name="P210"><text:span text:style-name="CharStyle9"><text:span text:style-name="T462">341. Portugalské vafne na iný spôsob.</text:span></text:span></text:p>
      <text:p text:style-name="P210"><text:span text:style-name="CharStyle9"><text:span text:style-name="T462"/></text:span></text:p>
      <text:p text:style-name="P11"><text:span text:style-name="CharStyle9"><text:span text:style-name="T501">1/2 </text:span></text:span><text:span text:style-name="CharStyle9"><text:span text:style-name="T462">očistených mandiel v mažiari na fajno potlcť a pri tlčení vajce pridávať, aby boly fajné jako maslo. Massu uro­biť dľa predošlého spôsobu, s mandlami smiešať a dľa zná­meho spôsobu pokračovať.</text:span></text:span></text:p>
      <text:p text:style-name="P1"><text:span text:style-name="CharStyle7"><text:span text:style-name="T462"/></text:span></text:p>
      <text:p text:style-name="P62"><text:span text:style-name="CharStyle9"><text:span text:style-name="T462">342. Ho</text:span></text:span><text:span text:style-name="CharStyle9"><text:span text:style-name="T501">l</text:span></text:span><text:span text:style-name="CharStyle9"><text:span text:style-name="T462">ipne.</text:span></text:span></text:p>
      <text:p text:style-name="P11"><text:span text:style-name="CharStyle9"><text:span text:style-name="T462"/></text:span></text:p>
      <text:p text:style-name="P13"><text:span text:style-name="CharStyle9"><text:span text:style-name="T462">K týmto je potrebné 8 lôtov tajnej múky, </text:span></text:span><text:span text:style-name="CharStyle9"><text:span text:style-name="T501">1/2</text:span></text:span><text:span text:style-name="CharStyle9"><text:span text:style-name="T462"> lôta tl­čenej škorice, 4 lôty čerstvého masla, žajdlík mlieka, 4 lôty cukru a celé vajce. Múku v nádobe s mliekom rozrábať, aby neboly hrčky, za tým pridať rozpustené maslo a zvýš spo­menuté prídavky, z takto srobenej massy holipne piecť a na drevko skrúcať.</text:span></text:span></text:p>
      <text:p text:style-name="P37"><text:span text:style-name="CharStyle9"><text:span text:style-name="T462"/></text:span></text:p>
      <text:p text:style-name="P38"><text:span text:style-name="CharStyle9"><text:span text:style-name="T462">343. Holipne s vínom.</text:span></text:span></text:p>
      <text:p text:style-name="P11"><text:span text:style-name="CharStyle9"><text:span text:style-name="T462"/></text:span></text:p>
      <text:p text:style-name="P13"><text:span text:style-name="CharStyle9"><text:span text:style-name="T462">Massa sa urobí d</text:span></text:span><text:span text:style-name="CharStyle9"><text:span text:style-name="T501">ľ</text:span></text:span><text:span text:style-name="CharStyle9"><text:span text:style-name="T462">a predošlého spôsobu, len že sa mie­sto mliekom rozrobí cesto s bielym vínom a pridá sa o 4 lôty viac cukru.</text:span></text:span></text:p>
      <text:p text:style-name="P42"><text:span text:style-name="CharStyle9"><text:span text:style-name="T462"/></text:span></text:p>
      <text:p text:style-name="P43"><text:span text:style-name="CharStyle9"><text:span text:style-name="T462">344. Sasské holipne.</text:span></text:span></text:p>
      <text:p text:style-name="P11"><text:span text:style-name="CharStyle9"><text:span text:style-name="T462"/></text:span></text:p>
      <text:p text:style-name="P13"><text:span text:style-name="CharStyle9"><text:span text:style-name="T462">K týmto je nasledujúce potrebné: 1 fajnej múky, 16 lôtov tlčeného cukru, 16 lôtov rozpusteného masla, dve celé vajcia, päť žltkov, na </text:span></text:span><text:soft-page-break/><text:span text:style-name="CharStyle9"><text:span text:style-name="T462">citrone obrajbaný cukor, trochu ško­rice a soli. Toto rozmiesiť na massu, ktorá nemá byť tekúca, na kôpky porobiť, do rozpáleného a vymasteného železa dá­vať, utlačiť a na žltobrunátno upiecť. Upečené kúsky môžu sa skrúcať alebo rovno nechať, s cukrom posypať, na servyt na mise položený poklásť, zo sladkej smotanky fám srobiť a osobito v šálke dať na stôl.</text:span></text:span></text:p>
      <text:p text:style-name="P46"><text:span text:style-name="CharStyle9"><text:span text:style-name="T462"/></text:span></text:p>
      <text:p text:style-name="P47"><text:span text:style-name="CharStyle9"><text:span text:style-name="T462">345. Hoblíkové stružliny (Hobelschatten) z mandiel.</text:span></text:span></text:p>
      <text:p text:style-name="P11"><text:span text:style-name="CharStyle9"><text:span text:style-name="T462"/></text:span></text:p>
      <text:p text:style-name="P13"><text:span text:style-name="CharStyle9"><text:span text:style-name="T462">14 lôtov očistených mandiel v mažiari potlcť a pri tlčení bielok pridávať, aby jako maslo potlčené boly. Tieto jako i 20 lôtov potlčeného a preosiateho cukru spolu dať do vajd­linka, pridať pod č. 2. udaného ružového saftu a kus s cu­krom potlčenej vanilije, a to s bielkami tak rozmiešať, aby sa massa po plechu na tenko rozotreť dala. Čistý plech naj­prv sohriať, voskom z ľahka potrieť, na žlto upiecť. Ke</text:span></text:span><text:span text:style-name="CharStyle9"><text:span text:style-name="T501">ď</text:span></text:span><text:span text:style-name="CharStyle9"><text:span text:style-name="T462"> za</text:span></text:span><text:span text:style-name="CharStyle9"><text:span text:style-name="T501">č</text:span></text:span><text:span text:style-name="CharStyle9"><text:span text:style-name="T462">ína žlknúť, porežú sa z nej kúsky (štráfy) na prst šíre a na piaď zdlže, dajú sa zpátky do pece a plech sa z pece natoľ­ko vytiahne, aby sa kúsky sberať mohly, ktoré sa na vanečku chytro okrúcajú a jako hoblovance vyzerajú.</text:span></text:span></text:p>
      <text:p text:style-name="P13"><text:span text:style-name="CharStyle9"><text:span text:style-name="T462"/></text:span></text:p>
      <text:h text:style-name="P282" text:outline-level="3"><text:bookmark-start text:name="bookmark120"/><text:span text:style-name="CharStyle13"><text:span text:style-name="T462">X. Oddelenie.</text:span></text:span><text:bookmark-end text:name="bookmark120"/></text:h>
      <text:h text:style-name="P279" text:outline-level="4"><text:span text:style-name="CharStyle15"><text:span text:style-name="T462"/></text:span></text:h>
      <text:h text:style-name="P280" text:outline-level="4"><text:bookmark-start text:name="bookmark122"/><text:span text:style-name="CharStyle15"><text:span text:style-name="T462">O cukrovom zaváraní ovocia.</text:span></text:span><text:bookmark-end text:name="bookmark122"/></text:h>
      <text:p text:style-name="P2"><text:span text:style-name="CharStyle16"><text:span text:style-name="T462"/></text:span></text:p>
      <text:p text:style-name="P8"><text:span text:style-name="CharStyle16"><text:span text:style-name="T462">A) Čiastka.</text:span></text:span></text:p>
      <text:p text:style-name="P3"><text:span text:style-name="CharStyle18"><text:span text:style-name="T462"/></text:span></text:p>
      <text:p text:style-name="P9"><text:span text:style-name="CharStyle18"><text:span text:style-name="T462">O zaváraní slivák, mandiel, orechov, čerešieň a višieň.</text:span></text:span></text:p>
      <text:p text:style-name="P35"><text:span text:style-name="CharStyle9"><text:span text:style-name="T462"/></text:span></text:p>
      <text:p text:style-name="P36"><text:soft-page-break/><text:span text:style-name="CharStyle9"><text:span text:style-name="T462">346. Zelené mandle v pare zavariť.</text:span></text:span></text:p>
      <text:p text:style-name="P11"><text:span text:style-name="CharStyle9"><text:span text:style-name="T462"/></text:span></text:p>
      <text:p text:style-name="P13"><text:span text:style-name="CharStyle9"><text:span text:style-name="T462">Pred triciatymi rokmi boli by kuchári draho zaplatili, kto by ich bol priučil zaváraniu ovocia, a v žiadnej nemec­kej kuchárskej knihe nenachádzajú sa dokonále predpisy, dľa ktorých by sa ovocie dobre zavariť dalo. Toho príčina je tá, že cukráši (Zuckerbäcker) v tajemnosti držali celé zachádza­nie pri zaváraní ovocia, tak že sa len po čase na to prišlo. Pri ovocí, ktoré sa na zaváranie bere má sa na troje ohľad brať, a síce: a) hoďajaké ovocie nesmie byť ani celkom zralé ani pri včas zo stromu sobraté; b) ovocie má pochádzať z dobrého plemena (fajty, sorty), má byť pekné a zdravé; c) cukru sa musí dať toľko, koľko je potrebné, nesmie sa teda veľmi s ním gazdovať. Mnohí hovoria, že zaváranie mnoho cukru požaduje, ale na to nemyslia, jaký osoh má človek z takého ovocia. Často nemôže nemocný žiadno jedlo požívať a lekár mu predpíše ovocie, doista sa ono síde, keď je v sta­ve človekovi život udržať. Pre zdravého ono tiež donáša osoh, poneváč sa ono často môže miesto večere užívať a neni potrebné variť a také ovocie drží sa za viac rokov. Vypráznené poháre čisto sa umyjú a na bezpečné miesto položia, kde</text:span></text:span><text:span text:style-name="CharStyle7"><text:span text:style-name="T462"> </text:span></text:span><text:span text:style-name="CharStyle9"><text:span text:style-name="T462">sa nepobijú, aby i na viac razov slúžily. Poneváč sa pri zaváraní poháre do pary dávajú, nesmú ony mať žiadne pu­kliny, ináčej by sa rozpukly, čo dvojnásobnú škodu prináša. — Mandle sú prvé ovocie na zaváranie a pri n</text:span></text:span><text:span text:style-name="CharStyle9"><text:span text:style-name="T501">í</text:span></text:span><text:span text:style-name="CharStyle9"><text:span text:style-name="T462">ch sa na to pozoruje, aby neboly drevené. Miera sa nemôže udať, po­neváč ona od toho závisí, do koľkých pohárov kto chce za­variť. Ku čisteniu urobí sa dobre tuhý lúh z bukového alebo dubového popola a síce dňom predtým, aby sa dobre očistil. Na mandle v nádobe naleje sa čistého lúhu, to sa dá na oheň a často sa miešajú. Ke</text:span></text:span><text:span text:style-name="CharStyle9"><text:span text:style-name="T501">ď</text:span></text:span><text:span text:style-name="CharStyle9"><text:span text:style-name="T462"> začínajú vlnovatú kožtičku púšťať, odcedia sa, na tablu rozostrie s</text:span></text:span><text:span text:style-name="CharStyle9"><text:span text:style-name="T501">a</text:span></text:span><text:span text:style-name="CharStyle9"><text:span text:style-name="T462"> handra, na ňu sa vysypú, to sa spolu složí a medzi rukami sa madlia, </text:span></text:span><text:soft-page-break/><text:span text:style-name="CharStyle9"><text:span text:style-name="T462">kým nebudú cel­kom hladké, a ostanú pekne zelené a hladké. Potom </text:span></text:span><text:span text:style-name="CharStyle9"><text:span text:style-name="T501">í</text:span></text:span><text:span text:style-name="CharStyle9"><text:span text:style-name="T462">ch do chladnej vody dávať a </text:span></text:span><text:span text:style-name="CharStyle9"><text:span text:style-name="T501">ď</text:span></text:span><text:span text:style-name="CharStyle9"><text:span text:style-name="T462">alej pokračovať s umývaním, kým nebudú všetky čisté. Na oheň do medeného kotlíka dá sa tekúcej vody a za pohár vínového octu, v tom sa nechajú mandle sv</text:span></text:span><text:span text:style-name="CharStyle9"><text:span text:style-name="T501">a</text:span></text:span><text:span text:style-name="CharStyle9"><text:span text:style-name="T462">riť, od ohňa sa odložia, zakryté sa nechajú na chladnom mieste vystydnúť a vyberú sa do studenej vody v hrnčenej mise. Na funt cukru v nádobe naliať tri žajdlíky vody, nechať variť, z vrchu nečistotu sberať, na sito vybraté a odcedené mandle dať do cukru, nechať do pár kochlov va­riť, do hrnčenej misy vyliať a papierom zakryté až do dru­hého d</text:span></text:span><text:span text:style-name="CharStyle9"><text:span text:style-name="T501">ň</text:span></text:span><text:span text:style-name="CharStyle9"><text:span text:style-name="T462">a na chladnom nechať stáť, aby mandle v cukrovej vode dosť omáčané boly. Dľa miery mandiel dá sa toľko cukru do nádoby, naň sa naleje vody, nechá sa variť a z vrchu nečistota sa sberá. Za ten čas sa mandle na sito vy­berú, prez serv</text:span></text:span><text:span text:style-name="CharStyle9"><text:span text:style-name="T501">y</text:span></text:span><text:span text:style-name="CharStyle9"><text:span text:style-name="T462">t precedený cukor pridá sa k tomuto dru­hému cukru a nechá sa natoľko variť aby sa na prsty lipkal; potom na stranu odložiť a nechať vystydn</text:span></text:span><text:span text:style-name="CharStyle9"><text:span text:style-name="T501">u</text:span></text:span><text:span text:style-name="CharStyle9"><text:span text:style-name="T462">ť. Mandlami sa naplnia nie cestom do vrchu poháre, na ne sa naleje toľko cukru, aby zakryté boly a síce na dva prsty od vrchu, na vrch pohárov dá sa handrička s čisto vymytým mechúrom, to sa pevne motúzom párrazí zaviaže a mechúr sa od mo­túza na prst šíre obstrihá, aby sa pri varení zpod motúza nevyšmikol. Nádoba (kotlík), do ktorej prindú poháre, má mať široké dno, aby doň postavené poháre von netrčaly. Na spodok po celom dne dá sa slamy, na tú sa poháre jedon vedľa druhého poklad</text:span></text:span><text:span text:style-name="CharStyle9"><text:span text:style-name="T501">ú</text:span></text:span><text:span text:style-name="CharStyle9"><text:span text:style-name="T462"> a naleje sa studenej vody, aby poháre v nej vyše poly zanorené boly. Na vrch sa za­strie mokrá handra, to sa dá na oheň, aby všade rovna­ká horúčosť bola, nechá sa povoľne sohrievať a ke</text:span></text:span><text:span text:style-name="CharStyle9"><text:span text:style-name="T501">ď</text:span></text:span><text:span text:style-name="CharStyle9"><text:span text:style-name="T462"> sa začí­najú variť, majú sa len povoľne za 8 minúť variť, potom od ohňa preč vziať, celkom zakryť, aby pára von nevyšla, ne­chať vychladnúť, poháre von vziať, očistiť, avšak pri tom nie obrácať, aby mechúr suchý ostal. Potom na chladné miesto položiť, aby myši mechúr </text:span></text:span><text:soft-page-break/><text:span text:style-name="CharStyle9"><text:span text:style-name="T462">nepožraly a vrch čistým papierom zaviazať. Tento predpis bude slúžiť pre každé ovocie, ktoré sa v páre zaprávať bude.</text:span></text:span></text:p>
      <text:p text:style-name="P37"><text:span text:style-name="CharStyle9"><text:span text:style-name="T462"/></text:span></text:p>
      <text:p text:style-name="P38"><text:span text:style-name="CharStyle9"><text:span text:style-name="T462">347. Zelené mandle v cukre zavárané.</text:span></text:span></text:p>
      <text:p text:style-name="P11"><text:span text:style-name="CharStyle9"><text:span text:style-name="T462"/></text:span></text:p>
      <text:p text:style-name="P13"><text:span text:style-name="CharStyle9"><text:span text:style-name="T462">Mandle sa prichystajú dľa predošlého spôsobu; na funt mandiel vezne sa do nádoby </text:span></text:span><text:span text:style-name="CharStyle9"><text:span text:style-name="T501">1/2</text:span></text:span><text:span text:style-name="CharStyle16"><text:span text:style-name="T462"> cukru, naň sa naleje žajdlík vody, nechá sa na ohni variť, nečistota z vrchu sa sberá, mandle do cukru zavariť, pár kochlov nechať vyhodiť, z ohňa odložiť, čistým papierom zakryť, na chladnom za 24 ho­dín nechať stáť a na sito vybrať. Dľa miery mandiel vezne sa do nádoby cukru, naň sa naleje vody a nechá sa na ohni va­riť. Cukor z mandiel precedí sa k tomuže cukru, nečistota z vrchu sa sberá, a ke</text:span></text:span><text:span text:style-name="CharStyle16"><text:span text:style-name="T501">ď</text:span></text:span><text:span text:style-name="CharStyle16"><text:span text:style-name="T462"> sa na prsty lipká, nechá sa na chlad­nom mieste vystydnuť, doň sa dajú mandle, papierom sa za­kryjú a nechá sa za 24 hodín stáť. Takto sa do tretieho razu pokračuje, dľa potreby sa cukru pridá, na štvrtom raze sa mandle na sito vyberú, cukor sa prevarí, mandle sa dajú do pohárov, na ne sa vyleje studený cukor a</text:span></text:span><text:span text:style-name="CharStyle9"><text:span text:style-name="T462"> to sa papierom za­viaže. Mandle sa môžu i tak pripraviť, že sa cukor dvarazí vyvarí, mandle sa dajú do pohárov, cukrom sa zaplní, me­chúrom sa zaviaže a tak sa dajú do pary.</text:span></text:span></text:p>
      <text:p text:style-name="P37"><text:span text:style-name="CharStyle9"><text:span text:style-name="T462"/></text:span></text:p>
      <text:p text:style-name="P38"><text:span text:style-name="CharStyle9"><text:span text:style-name="T462">348. Sušené zelené mandle.</text:span></text:span></text:p>
      <text:p text:style-name="P11"><text:span text:style-name="CharStyle9"><text:span text:style-name="T462"/></text:span></text:p>
      <text:p text:style-name="P13"><text:span text:style-name="CharStyle9"><text:span text:style-name="T462">S mandlamí sa pokračuje dľa predošlého spôsobu; man­dle môžu v cukre dlhšie stáť a ke</text:span></text:span><text:span text:style-name="CharStyle9"><text:span text:style-name="T501">ď</text:span></text:span><text:span text:style-name="CharStyle9"><text:span text:style-name="T462"> je cukor na mandlách nalepený, vyberú sa na sito a nechajú sa odtiecť, na liesku</text:span></text:span><text:span text:style-name="CharStyle23"><text:span text:style-name="T462"> </text:span></text:span><text:span text:style-name="CharStyle11"><text:span text:style-name="T462">sa papier rozostrie, naň sa mandle porozkladajú a nechajú sa na letnom mieste schnúť. Každý druhý deň sa prevracajú a ke</text:span></text:span><text:span text:style-name="CharStyle11"><text:span text:style-name="T501">ď</text:span></text:span><text:span text:style-name="CharStyle11"><text:span text:style-name="T462"> sa cukrová kôročka robí dajú sa na druhý papier, hru­bým cukrom sa posypú, uschnuté na sito sa soberú, a za pár dní </text:span></text:span><text:soft-page-break/><text:span text:style-name="CharStyle11"><text:span text:style-name="T462">nechajú sa stáť. Do škatule na spodok dá sa papier, po ňom sa mandle porozkládajú, na to zas papier, tak sa </text:span></text:span><text:span text:style-name="CharStyle11"><text:span text:style-name="T501">ď</text:span></text:span><text:span text:style-name="CharStyle11"><text:span text:style-name="T462">alej pokraču</text:span></text:span><text:span text:style-name="CharStyle9"><text:span text:style-name="T462">je a to sa na suché miesto odloží. Pozostalý cukor dá sa do čistého pohára, to sa zaviaže, a na chladnom sa drží. Ke</text:span></text:span><text:span text:style-name="CharStyle9"><text:span text:style-name="T501">ď</text:span></text:span><text:span text:style-name="CharStyle9"><text:span text:style-name="T462"> sa druhé ovocie zavára, smieša sa so sirupom.</text:span></text:span></text:p>
      <text:p text:style-name="P63"><text:span text:style-name="CharStyle9"><text:span text:style-name="T462"/></text:span></text:p>
      <text:p text:style-name="P64"><text:span text:style-name="CharStyle9"><text:span text:style-name="T462">349. Zelené polky (egreš) v cukre zavárané.</text:span></text:span></text:p>
      <text:p text:style-name="P11"><text:span text:style-name="CharStyle9"><text:span text:style-name="T462"/></text:span></text:p>
      <text:p text:style-name="P13"><text:span text:style-name="CharStyle9"><text:span text:style-name="T462">So všetkým sa zachádza dľa predošlého spôsobu: ke</text:span></text:span><text:span text:style-name="CharStyle9"><text:span text:style-name="T501">ď</text:span></text:span><text:span text:style-name="CharStyle9"><text:span text:style-name="T462"> sa k tomu cukru pridá, naleje sa naň vody, pri sv</text:span></text:span><text:span text:style-name="CharStyle9"><text:span text:style-name="T501">a</text:span></text:span><text:span text:style-name="CharStyle9"><text:span text:style-name="T462">rení neči­stota sa sberá, k tomu sa cukor z egrešu precedí a spolu sa sv</text:span></text:span><text:span text:style-name="CharStyle9"><text:span text:style-name="T501">a</text:span></text:span><text:span text:style-name="CharStyle9"><text:span text:style-name="T462">r</text:span></text:span><text:span text:style-name="CharStyle9"><text:span text:style-name="T501">í</text:span></text:span><text:span text:style-name="CharStyle9"><text:span text:style-name="T462">, ke</text:span></text:span><text:span text:style-name="CharStyle9"><text:span text:style-name="T501">ď</text:span></text:span><text:span text:style-name="CharStyle9"><text:span text:style-name="T462"> sa na prsty lepí, nechá sa vystydn</text:span></text:span><text:span text:style-name="CharStyle9"><text:span text:style-name="T501">u</text:span></text:span><text:span text:style-name="CharStyle9"><text:span text:style-name="T462">ť, chladný vyleje sa na egreš a </text:span></text:span><text:span text:style-name="CharStyle9"><text:span text:style-name="T501">ď</text:span></text:span><text:span text:style-name="CharStyle9"><text:span text:style-name="T462">alej sa pokračuje jako s mandlami, vedľa predpisu mandiel, ke</text:span></text:span><text:span text:style-name="CharStyle9"><text:span text:style-name="T501">ď</text:span></text:span><text:span text:style-name="CharStyle9"><text:span text:style-name="T462"> sa polky v kotlíku obárajú, na veľmi voľnom ohni od spodku včasto pohýbovať, aby sa nepopukaly.</text:span></text:span></text:p>
      <text:p text:style-name="P211"><text:span text:style-name="CharStyle9"><text:span text:style-name="T462"/></text:span></text:p>
      <text:p text:style-name="P212"><text:span text:style-name="CharStyle9"><text:span text:style-name="T462">350. Zelené bystrické slivky v pare.</text:span></text:span></text:p>
      <text:p text:style-name="P11"><text:span text:style-name="CharStyle9"><text:span text:style-name="T462"/></text:span></text:p>
      <text:p text:style-name="P13"><text:span text:style-name="CharStyle9"><text:span text:style-name="T462">Ke</text:span></text:span><text:span text:style-name="CharStyle9"><text:span text:style-name="T501">ď</text:span></text:span><text:span text:style-name="CharStyle9"><text:span text:style-name="T462"> slivky začínajú bronieť, natrhajú sa i so stopkami, z koncov obrezať a dať do studenej vody. Do kotlíka naliať v toľkej miere tekúcej vody, koľko je slivák, to dať na oheň, pridať pár ližíc vínového octu a slivky, ktoré majú byť vo­dou celkom zakryté; to od spodku drevenou varechou po­hýbať, aby vrchnie na spodok prišly, povoľne sa rozhrievaly, z vnútra sa rozohrialy, avšak nepopukaly; potom od ohňa preč vziať, papierom zakryť, na chladnom mieste celkom ne­chať vystydn</text:span></text:span><text:span text:style-name="CharStyle9"><text:span text:style-name="T501">u</text:span></text:span><text:span text:style-name="CharStyle9"><text:span text:style-name="T462">ť a do studenej vody vybrať. Do nádoby sa dá </text:span></text:span><text:span text:style-name="CharStyle9"><text:span text:style-name="T501">1/2</text:span></text:span><text:span text:style-name="CharStyle9"><text:span text:style-name="T462"> funta cukru, naň sa naleje vody a z toho sa urobí tenký sirup, doň sa slivky zavaria, pár kochlíkov nechá sa vy­hodiť a potom vyberú sa do hrnčenej misy. Ke</text:span></text:span><text:span text:style-name="CharStyle9"><text:span text:style-name="T501">ď</text:span></text:span><text:span text:style-name="CharStyle9"><text:span text:style-name="T462"> sú všetky obvarené, vyleje sa na sirup, v ktorom dobre zanorené byť musia, </text:span></text:span><text:soft-page-break/><text:span text:style-name="CharStyle9"><text:span text:style-name="T462">papierom sa zakryjú a nechajú sa až do druhého dňa</text:span></text:span><text:span text:style-name="CharStyle7"><text:span text:style-name="T462"> </text:span></text:span><text:span text:style-name="CharStyle9"><text:span text:style-name="T462">na chladnom mieste stáť. Podľa počtu slivák má sa urobiť patričná miera sirupu, slivky sa z cukrovej vody na sito vy­berú a nechajú sa odtiecť, so stopkou jedna na druhú sa do pohárov ukladajú, na ne sa chladný sirup naleje a v ostat­nom sa pokračuje dľa známeho predpisu.</text:span></text:span></text:p>
      <text:p text:style-name="P266"><text:span text:style-name="CharStyle9"><text:span text:style-name="T462"/></text:span></text:p>
      <text:p text:style-name="P267"><text:span text:style-name="CharStyle9"><text:span text:style-name="T462">351. Príprava vareného cukru (sirupu) k zavá­raniu ovocia.</text:span></text:span></text:p>
      <text:p text:style-name="P11"><text:span text:style-name="CharStyle9"><text:span text:style-name="T462"/></text:span></text:p>
      <text:p text:style-name="P13"><text:span text:style-name="CharStyle9"><text:span text:style-name="T462">Kde sa z každého ovocia zavára, tam má byť aj k tomu potrebný varený cukor (sirup) prichystaný; pri fajnejšom cukru má človek vätš</text:span></text:span><text:span text:style-name="CharStyle9"><text:span text:style-name="T501">í</text:span></text:span><text:span text:style-name="CharStyle9"><text:span text:style-name="T462"> osoh, poneváč ovocie ostane krajšie a cukor je sladší. K. p. 5 funtov cukru dať do ná­doby, naň naliať tri holby vody, na ohni nechať variť, nečistotu oberať a zkušovať, či sa na prsty lepí. Lipkavý cukor odloží sa na studené miesto, nechá sa do druhého dňa stáť, sleje sa do čistej nádoby a na to sa pozoruje aby na dne usadnutá nečistota sa nesmiešala s čistým sirupom. Vrch sa papierom zaviaže a nechá sa na chladnom mieste stáť. Podľa toho, koľko ovocia sa zavára, prichystá sa viac alebo menej sirupu.</text:span></text:span></text:p>
      <text:p text:style-name="P63"><text:span text:style-name="CharStyle9"><text:span text:style-name="T462"/></text:span></text:p>
      <text:p text:style-name="P64"><text:span text:style-name="CharStyle9"><text:span text:style-name="T462">352. Zelené p</text:span></text:span><text:span text:style-name="CharStyle9"><text:span text:style-name="T501">ô</text:span></text:span><text:span text:style-name="CharStyle9"><text:span text:style-name="T462">lky (egreš) v pare.</text:span></text:span></text:p>
      <text:p text:style-name="P11"><text:span text:style-name="CharStyle9"><text:span text:style-name="T462"/></text:span></text:p>
      <text:p text:style-name="P13"><text:span text:style-name="CharStyle9"><text:span text:style-name="T462">P</text:span></text:span><text:span text:style-name="CharStyle9"><text:span text:style-name="T501">ô</text:span></text:span><text:span text:style-name="CharStyle9"><text:span text:style-name="T462">lky z dobrého plemäna sú tak bujné, jako bystrické slivky. Zelené p</text:span></text:span><text:span text:style-name="CharStyle9"><text:span text:style-name="T501">ô</text:span></text:span><text:span text:style-name="CharStyle9"><text:span text:style-name="T462">lky so stopkami naoberať a do studenej vody dať. Do kotlíka dá sa tekúcej vody, pol pohára víno­vého octu a kus cukru, to sa dá na oheň, doň prindú p</text:span></text:span><text:span text:style-name="CharStyle9"><text:span text:style-name="T501">ô</text:span></text:span><text:span text:style-name="CharStyle9"><text:span text:style-name="T462">lky, povoľne sa nechajú sohrievať, od spodku sa varechou pohýbajú a na to sa pozor dá, aby ostaly celé. Od ohňa vzaté pôlky papierom zakryť, nechať vystydn</text:span></text:span><text:span text:style-name="CharStyle9"><text:span text:style-name="T501">u</text:span></text:span><text:span text:style-name="CharStyle9"><text:span text:style-name="T462">ť a dať do </text:span></text:span><text:span text:style-name="CharStyle9"><text:span text:style-name="T501">č</text:span></text:span><text:span text:style-name="CharStyle9"><text:span text:style-name="T462">istej vody. Potom sa urobí riedky sirup, doň sa pôlky dajú, pár kochlov nechá sa vyhodiť, vyberú sa </text:span></text:span><text:soft-page-break/><text:span text:style-name="CharStyle9"><text:span text:style-name="T462">do čistej nádoby, pa­pierom sa zakryjú, nechajú sa do druhého dňa stať, na site sa nechajú odtiecť, poriadne sa ukladajú do pohárov, tieto sa naplnia zvýš menovaným sirupom, na vrch sa dá handrička s mechúrom, to sa motúzom zaviaže a dá sa do pary.</text:span></text:span></text:p>
      <text:p text:style-name="P1"><text:span text:style-name="CharStyle23"><text:span text:style-name="T462"/></text:span></text:p>
      <text:p text:style-name="P63"><text:span text:style-name="CharStyle9"><text:span text:style-name="T462">353. Ringloty v pare.</text:span></text:span></text:p>
      <text:p text:style-name="P11"><text:span text:style-name="CharStyle9"><text:span text:style-name="T462"/></text:span></text:p>
      <text:p text:style-name="P13"><text:span text:style-name="CharStyle9"><text:span text:style-name="T462">K zaváraniu nemajú by</text:span></text:span><text:span text:style-name="CharStyle9"><text:span text:style-name="T502">ť</text:span></text:span><text:span text:style-name="CharStyle9"><text:span text:style-name="T462"> ringloty ani zralé, ani za­včasu sobraté, avšak je lepšie, ke</text:span></text:span><text:span text:style-name="CharStyle9"><text:span text:style-name="T502">ď</text:span></text:span><text:span text:style-name="CharStyle9"><text:span text:style-name="T462"> sú trochu tvrdšie, pri čom je potrebné poznamenať, že každá zelená slivka neni rin­glotou. Ringloty so stopkami obra</text:span></text:span><text:span text:style-name="CharStyle9"><text:span text:style-name="T502">ť</text:span></text:span><text:span text:style-name="CharStyle9"><text:span text:style-name="T462">, konce stepôk obrezať a ringloty do studenej vody dať. Do kotlíka dať tekúcej vody, pol pohára vínového bieleho octu a kus cukru, pridať ringloty, na ohni povoľne nechať sohrievať a od spodku z ľahka miešať, aby z v</text:span></text:span><text:span text:style-name="CharStyle9"><text:span text:style-name="T502">ň</text:span></text:span><text:span text:style-name="CharStyle9"><text:span text:style-name="T462">útra dobre sohriate boly a celé ostaly; od ohňa odložené papierom zakryť, nechať vystydnuť a vy­brať do studenej vody. Potom sa urobí riedky sirup, do neho sa ringloty zavaria, pár kochlíkov nechá sa vyhodiť a vyberú sa do hrnčenej misy, v ktorej musia byť v sirupe zanorené. Papierom zakryté nechajú sa do druhého dňa stáť, na site sa nechajú odtiecť, vidličkou sa poriadne do pohárov ukladajú, na ne sa sirupu naleje, na vrch prinde čistá han­drička s mechúrom, to sa motúzom pevne zaviaže a dá sa do pary.</text:span></text:span></text:p>
      <text:p text:style-name="P63"><text:span text:style-name="CharStyle9"><text:span text:style-name="T462"/></text:span></text:p>
      <text:p text:style-name="P64"><text:span text:style-name="CharStyle9"><text:span text:style-name="T462">354. V cukre zavárané ringloty.</text:span></text:span></text:p>
      <text:p text:style-name="P11"><text:span text:style-name="CharStyle9"><text:span text:style-name="T462"/></text:span></text:p>
      <text:p text:style-name="P13"><text:span text:style-name="CharStyle9"><text:span text:style-name="T462">Na predošlý spôsob obvarené ringloty vyberú sa na sito a nechajú sa odtiecť. Na 1 funt ringlôt bere sa </text:span></text:span><text:span text:style-name="CharStyle9"><text:span text:style-name="T502">½ </text:span></text:span><text:span text:style-name="CharStyle9"><text:span text:style-name="T522"><text:s/></text:span></text:span><text:span text:style-name="CharStyle9"><text:span text:style-name="T462">funta cukru, naň sa naleje vody, nechá sa variť, z vrchu sa nečistota sberá, doň ringloty zavariť a od spodku miešať, aby všetky jednakú horúčosť mal</text:span></text:span><text:span text:style-name="CharStyle9"><text:span text:style-name="T502">y</text:span></text:span><text:span text:style-name="CharStyle9"><text:span text:style-name="T462">. Z ohňa odložené </text:span></text:span><text:soft-page-break/><text:span text:style-name="CharStyle9"><text:span text:style-name="T462">papierom zakryť, za 24 hodín na chladnom mieste nechať stáť a na site nechať odtiecť. V nádobe istú mieru cukru dľa počtu ringlôt vodou ovlaži</text:span></text:span><text:span text:style-name="CharStyle9"><text:span text:style-name="T502">ť</text:span></text:span><text:span text:style-name="CharStyle9"><text:span text:style-name="T462"> a na ohni nechať variť. K to­muto sa dá precedený sirup, v ktorom ringloty boly, to spolu nechať variť, nečistotu z vrchu sberať, lipkavú teku­tinu na strane nechať vystydnuť, ringloty zpátky dať do misy, na ne cukor vyliať, zas nechať tak dlho papierom za­kryté stáť, po tom čase na sito vybrať, cukor na predošlý spôsob sv</text:span></text:span><text:span text:style-name="CharStyle9"><text:span text:style-name="T502">a</text:span></text:span><text:span text:style-name="CharStyle9"><text:span text:style-name="T462">riť, ringloty v ňom zakryté nechať stáť a na štvr­tom raze na sito vybrať. Ažby málo saftu bolo, musí sa</text:span></text:span><text:span text:style-name="CharStyle7"><text:span text:style-name="T462"> </text:span></text:span><text:span text:style-name="CharStyle9"><text:span text:style-name="T462">pridať cukru, to vodou ovlažiť a nechať sv</text:span></text:span><text:span text:style-name="CharStyle9"><text:span text:style-name="T502">a</text:span></text:span><text:span text:style-name="CharStyle9"><text:span text:style-name="T462">riť, k tomu dať z ringlôt saft, </text:span></text:span><text:span text:style-name="CharStyle9"><text:span text:style-name="T502">ď</text:span></text:span><text:span text:style-name="CharStyle9"><text:span text:style-name="T462">alej nechať variť, penu z vrchu sberať a nechať vystydn</text:span></text:span><text:span text:style-name="CharStyle9"><text:span text:style-name="T502">u</text:span></text:span><text:span text:style-name="CharStyle9"><text:span text:style-name="T462">ť. Ringloty do pohára ukladať, na ne cukor vyliať, zakryté na chladno odložiť a za šesť dn</text:span></text:span><text:span text:style-name="CharStyle9"><text:span text:style-name="T502">í</text:span></text:span><text:span text:style-name="CharStyle9"><text:span text:style-name="T462"> nechať stáť. Ažby za ten čas začaly kysnúť, vylej</text:span></text:span><text:span text:style-name="CharStyle9"><text:span text:style-name="T502">u</text:span></text:span><text:span text:style-name="CharStyle9"><text:span text:style-name="T462"> sa na sito, z cukru saft pre­variť, penu z vrchu sberať, nechať vystydn</text:span></text:span><text:span text:style-name="CharStyle9"><text:span text:style-name="T502">u</text:span></text:span><text:span text:style-name="CharStyle9"><text:span text:style-name="T462">ť. na ringloty do pohára vyliať a pevne zaviazať. Na tenže spôsob môžu sa pripraviť p</text:span></text:span><text:span text:style-name="CharStyle9"><text:span text:style-name="T502">ô</text:span></text:span><text:span text:style-name="CharStyle9"><text:span text:style-name="T462">lky a mandle.</text:span></text:span></text:p>
      <text:p text:style-name="P63"><text:span text:style-name="CharStyle9"><text:span text:style-name="T462"/></text:span></text:p>
      <text:p text:style-name="P64"><text:span text:style-name="CharStyle9"><text:span text:style-name="T462">355. Sušené ringloty v cukre.</text:span></text:span></text:p>
      <text:p text:style-name="P11"><text:span text:style-name="CharStyle9"><text:span text:style-name="T462"/></text:span></text:p>
      <text:p text:style-name="P13"><text:span text:style-name="CharStyle9"><text:span text:style-name="T462">S ringlotami sa zachádza dľa predošlého spôsobu, ke</text:span></text:span><text:span text:style-name="CharStyle9"><text:span text:style-name="T502">ď</text:span></text:span><text:span text:style-name="CharStyle9"><text:span text:style-name="T462"> sú dobre cukrom napité, vyberú sa na sito a nechajú sa od­tiecť. Na liesku alebo plech papier rozostrie</text:span></text:span><text:span text:style-name="CharStyle9"><text:span text:style-name="T502">ť</text:span></text:span><text:span text:style-name="CharStyle9"><text:span text:style-name="T462">, naň ringloty jednu vedľa druhej poklásť, na teplé miesto položiť, po­voľne nechať sušiť, usušené hrubo tlčeným cukrom posypať, na suchý papier porozkladať a nechať na úvetr</text:span></text:span><text:span text:style-name="CharStyle9"><text:span text:style-name="T502">í</text:span></text:span><text:span text:style-name="CharStyle9"><text:span text:style-name="T462">, kde sa mu­chy nenachádzajú. Takého do pohára alebo škatule medzi papier tak ukladať aby na hromade jedna na druhej neležaly.</text:span></text:span></text:p>
      <text:p text:style-name="P63"><text:span text:style-name="CharStyle9"><text:span text:style-name="T462"/></text:span></text:p>
      <text:p text:style-name="P64"><text:span text:style-name="CharStyle9"><text:span text:style-name="T462">356. Lekvár z ringlôt.</text:span></text:span></text:p>
      <text:p text:style-name="P11"><text:span text:style-name="CharStyle9"><text:span text:style-name="T462"/></text:span></text:p>
      <text:p text:style-name="P13"><text:soft-page-break/><text:span text:style-name="CharStyle9"><text:span text:style-name="T462">Z dobre zralých ringlôt stopky obtrhať, kôstky vybrať, (až sa nedajú kôstky od mäsa oddeliť, nechajú sa v ňom, a to sú opravdivé ringloty;) dať do čistej nádoby, pridať pár ližic vody a na ohni čistou varechou miešať. Rozvarené prez sito pretrieť, na funt takejto ringlotovej massy pol funta cu­kru na hrubo potlcť, spolu smiešať a na ohni po celom dne ustavične miešať, aby neprihorelo. Z tohoto dať za pol ližičky na tanier, to nechať vystydnúť a zkúmať, či sa sulcuje. Až sa sulcuje, nechať vystydn</text:span></text:span><text:span text:style-name="CharStyle9"><text:span text:style-name="T502">u</text:span></text:span><text:span text:style-name="CharStyle9"><text:span text:style-name="T462">ť, suché a čisté poháre na teple sohriať, do pohára dať pár ližíc z lekváru a po celom skle poobracať, aby sa pohár nepukol; potom dobre naplniť, na pár dni na chladné miesto odložiť a papierom dvojnásobne sviazať. Fajné lekváre s cukrom nemajú byť tuho va­rené, aby sa nemusely vodou rozp</text:span></text:span><text:span text:style-name="CharStyle9"><text:span text:style-name="T502">u</text:span></text:span><text:span text:style-name="CharStyle9"><text:span text:style-name="T462">šťať, ke</text:span></text:span><text:span text:style-name="CharStyle9"><text:span text:style-name="T502">ď</text:span></text:span><text:span text:style-name="CharStyle9"><text:span text:style-name="T462"> sa k tortám</text:span></text:span><text:span text:style-name="CharStyle7"><text:span text:style-name="T462"> </text:span></text:span><text:span text:style-name="CharStyle9"><text:span text:style-name="T462">alebo inému pečivu potrebujú. Toto nech slúži čo naučenie pri všetkých s cukrom varených lekvároch.</text:span></text:span></text:p>
      <text:p text:style-name="P63"><text:span text:style-name="CharStyle9"><text:span text:style-name="T462"/></text:span></text:p>
      <text:p text:style-name="P64"><text:span text:style-name="CharStyle9"><text:span text:style-name="T462">357. Zelené marhule v pare.</text:span></text:span></text:p>
      <text:p text:style-name="P11"><text:span text:style-name="CharStyle9"><text:span text:style-name="T462"/></text:span></text:p>
      <text:p text:style-name="P13"><text:span text:style-name="CharStyle9"><text:span text:style-name="T462">Z celkom zelených marhúl kôrku do okrúhla srezať, aby jako vytočené boly, do studenej vody dávať, do čistej nádoby vybrať, na ne naliať tekúcej vody a za pohár víno­vého octu, na ohni nechať povoľne, avšak dlhšie variť nežli horespomenuté ovocia, od ohňa odložené a papierom zakryté do druhého dňa nechať stáť, na site nechať odtiecť, do po­hárov ukladať, pod č. 351. udaným sirupom naplniť, na vr­chu pohára handričku i mechúr motúzom okrútiť a dať do pary.</text:span></text:span></text:p>
      <text:p text:style-name="P2"><text:span text:style-name="CharStyle9"><text:span text:style-name="T462"/></text:span></text:p>
      <text:p text:style-name="P8"><text:span text:style-name="CharStyle9"><text:span text:style-name="T462">358. Čerstvé vlaské orechy v cukre zavariť.</text:span></text:span></text:p>
      <text:p text:style-name="P2"><text:span text:style-name="CharStyle9"><text:span text:style-name="T462"/></text:span></text:p>
      <text:p text:style-name="P8"><text:soft-page-break/><text:span text:style-name="CharStyle9"><text:span text:style-name="T462">Ke</text:span></text:span><text:span text:style-name="CharStyle9"><text:span text:style-name="T502">ď</text:span></text:span><text:span text:style-name="CharStyle9"><text:span text:style-name="T462"> sú na strane orechy dosť bujné, nemá sa zameškať, v ten čas sobrať, pokým sú nie drevené, totiž ke</text:span></text:span><text:span text:style-name="CharStyle9"><text:span text:style-name="T502">ď</text:span></text:span><text:span text:style-name="CharStyle9"><text:span text:style-name="T462"> sa nožom ľahko prekrojiť dajú. Potrebnú mieru sobrať, z oboch kon­cov vršky srezať, úzkym nošom krížom prez poly prepich­núť a do studenej vody klásť. Z dobrého popola urobiť lúh, nechať ho očistiť, na orechy scediť, za 24 hodín na chladnom mieste nechať stáť, do čistej nádoby vybrať, na ne studenej vody naliať, za šesť dní každodene </text:span></text:span><text:span text:style-name="CharStyle9"><text:span text:style-name="T502">č</text:span></text:span><text:span text:style-name="CharStyle9"><text:span text:style-name="T462">erstvú vodu na ne na­liať, po šiestych dňoch na site nechať odtiecť, v nádobe vodu zvariť za par minút nechať stáť, variť, z ohňa odložené a pa­pierom zakryté až do druhého dňa nechať do čistej vody vybrať, za tridľa toho spôsobu pokračovať, konečne na site nechať od­tiecť. Potom sa prichystá na kúsky polámaná škorica a hrebíčky, do každého orechu sa zap</text:span></text:span><text:span text:style-name="CharStyle9"><text:span text:style-name="T502">í</text:span></text:span><text:span text:style-name="CharStyle9"><text:span text:style-name="T462">chnú tri hrebíčky a tri kúsky škorice dosť pevne, aby pri varení nevypadly; za ten čas sa urobí dľa počtu orechov potrebná miera sirupu, v ňom orechy celkom zanorené za pár minút nechať variť, papierom zakryté na chladnom mieste za 24 hodín nechať stáť a na sito vybrať. Na funt orechov bere sa </text:span></text:span><text:span text:style-name="CharStyle9"><text:span text:style-name="T502">3/4</text:span></text:span><text:span text:style-name="CharStyle9"><text:span text:style-name="T462"> cukru, tento sa nechá s vodou variť, nečistota z vrchu sa sberá, do tohoto cukru precedí sa i ten, v ktorom boly orechy stály, to sa nechá spolu sv</text:span></text:span><text:span text:style-name="CharStyle9"><text:span text:style-name="T502">a</text:span></text:span><text:span text:style-name="CharStyle9"><text:span text:style-name="T462">riť a nechá sa vystydnuť. Do hrnčenej misy dajú sa orechy, na ne sa vyleje cukor, papie­rom zakryté nechajú sa za 24 hodín stáť a vyberú sa na sito. Precedený cukor nechá sa variť, nečistota sa dolu sberá a od ohňa odložený nechá sa vystydnuť. Orechy dajú sa do nádoby, zakryté nechajú sa zas tak dlho stáť, pri tre­ťom raze sa tiež tak pokračuje, orechy sa nechajú do sucha odtiecť, do pohára sa poukladajú, na ne sa chladný cukor vyleje a zakryté sa nechajú za 6 dní stáť. Ažby začaly od vrchu kysn</text:span></text:span><text:span text:style-name="CharStyle9"><text:span text:style-name="T502">u</text:span></text:span><text:span text:style-name="CharStyle9"><text:span text:style-name="T462">ť, vylejú sa na sito, cukor nechá sa sv</text:span></text:span><text:span text:style-name="CharStyle9"><text:span text:style-name="T502">a</text:span></text:span><text:span text:style-name="CharStyle9"><text:span text:style-name="T462">riť, ne­čistota z vrchu sa sberá, orechy dajú sa zpátky do pohára a na ne sa vyleje chladný </text:span></text:span><text:soft-page-break/><text:span text:style-name="CharStyle9"><text:span text:style-name="T462">cukor. Ažby cukor riedky bol, pridá sa k nemu cukru. Orechy takéto veľmi posilňujú ža­lúdok a z n</text:span></text:span><text:span text:style-name="CharStyle9"><text:span text:style-name="T502">í</text:span></text:span><text:span text:style-name="CharStyle9"><text:span text:style-name="T462">ch sa dáva i do sladkých jedál.</text:span></text:span></text:p>
      <text:p text:style-name="P89"><text:span text:style-name="CharStyle35"><text:span text:style-name="T462"/></text:span></text:p>
      <text:p text:style-name="P50"><text:span text:style-name="CharStyle9"><text:span text:style-name="T462">359. Čerstvé vlaské orechy v pare.</text:span></text:span></text:p>
      <text:p text:style-name="P11"><text:span text:style-name="CharStyle9"><text:span text:style-name="T462"/></text:span></text:p>
      <text:p text:style-name="P13"><text:span text:style-name="CharStyle9"><text:span text:style-name="T462">S orechami sa zachádza dľa predošlého spôsobu. Na funt orechov nechá sa </text:span></text:span><text:span text:style-name="CharStyle9"><text:span text:style-name="T502">3/4</text:span></text:span><text:span text:style-name="CharStyle9"><text:span text:style-name="T462"> cukru variť, k tomuto sa precedí sirup, v ktorom boly orechy, to sa nechá variť, nečistota z vrchu sa sberá a z ohňa odložený nechá sa vystydnuť. Orechy do menších pohárov ukladať, cukrom naplniť, na vrch dať handričku s mechúrom, to motúzom plevne sviazať a dať do pary. K takto pripraveným orechom i menej cukru treba, i menej práce požadujú.</text:span></text:span></text:p>
      <text:p text:style-name="P50"><text:span text:style-name="CharStyle9"><text:span text:style-name="T462"/></text:span></text:p>
      <text:p text:style-name="P51"><text:span text:style-name="CharStyle9"><text:span text:style-name="T462">360. S mädom zavárané čerstvé vlaské orechy.</text:span></text:span></text:p>
      <text:p text:style-name="P11"><text:span text:style-name="CharStyle9"><text:span text:style-name="T462"/></text:span></text:p>
      <text:p text:style-name="P13"><text:span text:style-name="CharStyle9"><text:span text:style-name="T462">S orechami zachádzať dľa predošlého spôsobu a ško­ricou i hrebíčkami vyšpikovať. Holbu mädu v čistej nádobe s vodou rozpustiť, na ohni nechať sv</text:span></text:span><text:span text:style-name="CharStyle9"><text:span text:style-name="T502">a</text:span></text:span><text:span text:style-name="CharStyle9"><text:span text:style-name="T462">riť, nečistotu z vrchu sberať, v ňom zanorené orechy nechať povariť, papierom zakryté za 24 hodín na strane nechať stáť a na site nechať odtiecť. Do nádoby sa dá podľa počtu orechov potrebná miera mädu, k tomu sa precedí i ten mäd, v ktorom sa boly orechy varily, nechá sa spolu na ohni variť, nečistota z vrchu sa sberá a od ohňa odložený nechá sa celkom vystydnú</text:span></text:span><text:span text:style-name="CharStyle9"><text:span text:style-name="T502">ť</text:span></text:span><text:span text:style-name="CharStyle9"><text:span text:style-name="T462">. Orechy do pohárov ukladať, tieto mädom naplniť, na vrchu mechúrom zaviazať a dať do pary. Tieto orechy môžu sa i tak pripraviť, jako v cukre zavárané totiž, každé tri dni saft z nich sliať, nechať sv</text:span></text:span><text:span text:style-name="CharStyle9"><text:span text:style-name="T502">a</text:span></text:span><text:span text:style-name="CharStyle9"><text:span text:style-name="T462">riť, nečistotu z vrchu sberať, do veľkého pohára ukladať a chladný saft na ne vyliať.</text:span></text:span></text:p>
      <text:p text:style-name="P82"><text:span text:style-name="CharStyle9"><text:span text:style-name="T462"/></text:span></text:p>
      <text:p text:style-name="P83"><text:soft-page-break/><text:span text:style-name="CharStyle9"><text:span text:style-name="T462">361. Biele vlaské orechy.</text:span></text:span></text:p>
      <text:p text:style-name="P83"><text:span text:style-name="CharStyle9"><text:span text:style-name="T462"/></text:span></text:p>
      <text:p text:style-name="P11"><text:span text:style-name="CharStyle9"><text:span text:style-name="T462">Z orechov najvätšieho druhu zelenú kôrku až do bie­leho pekne na hladko srezať a do studenej vody hádzať. Tekúcu vodu v nádobe nechať variť, v nej orechy za pár minút nechať variť, od ohňa vzaté a papierom zakryté vystydn</text:span></text:span><text:span text:style-name="CharStyle9"><text:span text:style-name="T502">u</text:span></text:span><text:span text:style-name="CharStyle9"><text:span text:style-name="T462">ť a na site nechať odtiecť, dať zpátky do misy, na ne naliať chladnej vody a prez noc nechať stáť. Potom riedky sirup urobiť, nečistotu z vrchu sobrať, v ňom orechy za pár minút nechať variť, od ohňa odložené a papierom zakryté až do druhého dňa nechať stáť, dľa ľ</text:span></text:span><text:span text:style-name="CharStyle9"><text:span text:style-name="T502">u</text:span></text:span><text:span text:style-name="CharStyle9"><text:span text:style-name="T462">bosti škor</text:span></text:span><text:span text:style-name="CharStyle9"><text:span text:style-name="T502">í</text:span></text:span><text:span text:style-name="CharStyle9"><text:span text:style-name="T462">cou i hreb</text:span></text:span><text:span text:style-name="CharStyle9"><text:span text:style-name="T502">í</text:span></text:span><text:span text:style-name="CharStyle9"><text:span text:style-name="T462">čkami vyšpikovať, na site nechať odtiecť, do pohárov ukladať, tieto sirupom naplniť, na vrchu handričku i čisto vymytý mechúr motúzom pevne okrútiť a dať do pary. Kto </text:span></text:span><text:span text:style-name="CharStyle9"><text:span text:style-name="T502">í</text:span></text:span><text:span text:style-name="CharStyle9"><text:span text:style-name="T462">ch chce mať v cukre sv</text:span></text:span><text:span text:style-name="CharStyle9"><text:span text:style-name="T502">a</text:span></text:span><text:span text:style-name="CharStyle9"><text:span text:style-name="T462">rené, môže s nimi dľa č. 358. zachádzať.</text:span></text:span></text:p>
      <text:p text:style-name="P44"><text:span text:style-name="CharStyle9"><text:span text:style-name="T462"/></text:span></text:p>
      <text:p text:style-name="P45"><text:span text:style-name="CharStyle9"><text:span text:style-name="T462">362. Zavárané čerešne v pare.</text:span></text:span></text:p>
      <text:p text:style-name="P95"><text:span text:style-name="CharStyle64"><text:span text:style-name="T462"/></text:span></text:p>
      <text:p text:style-name="P11"><text:span text:style-name="CharStyle9"><text:span text:style-name="T462">K zaváraniu berú sa obyčajné čierne, zdravé a v mäs</text:span></text:span><text:span text:style-name="CharStyle9"><text:span text:style-name="T503">e</text:span></text:span><text:span text:style-name="CharStyle9"><text:span text:style-name="T462"> tuhé čerešne, ktoré majú horkastú chuť, drobné kôstky a hodne mäsa. Takéto zo stopôk obrať, vodu v čistej nádobe sv</text:span></text:span><text:span text:style-name="CharStyle9"><text:span text:style-name="T503">a</text:span></text:span><text:span text:style-name="CharStyle9"><text:span text:style-name="T462">riť, v nej čerešne za pár minút na ohni nechať stáť, od ohňa odložené papierom zakryť, </text:span></text:span><text:span text:style-name="CharStyle9"><text:span text:style-name="T503">v</text:span></text:span><text:span text:style-name="CharStyle9"><text:span text:style-name="T462">ystydnuté na site nechať odtiecť, nimi poháre naplniť a utriasať, aby poháre dobre naplnené boly. Dľa č. 332 urobený sirup naleje sa do po­hárov na tri prsty od vrchu a zaviazané dajú sa do pary.</text:span></text:span></text:p>
      <text:p text:style-name="P99"><text:span text:style-name="CharStyle86"><text:span text:style-name="T462"/></text:span></text:p>
      <text:p text:style-name="P42"><text:span text:style-name="CharStyle9"><text:span text:style-name="T462">363. Biele čerešne v pare.</text:span></text:span></text:p>
      <text:p text:style-name="P11"><text:span text:style-name="CharStyle9"><text:span text:style-name="T462"/></text:span></text:p>
      <text:p text:style-name="P13"><text:soft-page-break/><text:span text:style-name="CharStyle9"><text:span text:style-name="T462">Tieto čerešne nie sú tak primerané k zaváraniu jako druhé, avšak sú mnohí, ktorým sú biele čerešne milšie;</text:span></text:span><text:span text:style-name="CharStyle18"><text:span text:style-name="T462"> </text:span></text:span><text:span text:style-name="CharStyle11"><text:span text:style-name="T462">tieto sa robia dľa predošlého spôsobu, ukladajú sa do men­š</text:span></text:span><text:span text:style-name="CharStyle9"><text:span text:style-name="T462">ích pohárov a dajú sa do pary.</text:span></text:span></text:p>
      <text:p text:style-name="P40"><text:span text:style-name="CharStyle9"><text:span text:style-name="T462"/></text:span></text:p>
      <text:p text:style-name="P41"><text:span text:style-name="CharStyle9"><text:span text:style-name="T462">364. Čerešne v pare na iný špôsob.</text:span></text:span></text:p>
      <text:p text:style-name="P11"><text:span text:style-name="CharStyle9"><text:span text:style-name="T462"/></text:span></text:p>
      <text:p text:style-name="P13"><text:span text:style-name="CharStyle9"><text:span text:style-name="T462">Čisté a suché čerešne zo stopôk obrať, do pohárov plniť, do n</text:span></text:span><text:span text:style-name="CharStyle9"><text:span text:style-name="T503">í</text:span></text:span><text:span text:style-name="CharStyle9"><text:span text:style-name="T462">ch za každým tlčeného cukru dať a dobre po­triasať, aby do pohárov hodná miera sa spratala, vrch jako zvýš zakryť, v pare povoľne nechať sohrievať a za pár minút dlhšie nechať variť, aby sa im sila odobrala, ináčej by za</text:span></text:span><text:span text:style-name="CharStyle9"><text:span text:style-name="T503">č</text:span></text:span><text:span text:style-name="CharStyle9"><text:span text:style-name="T462">aly kysn</text:span></text:span><text:span text:style-name="CharStyle9"><text:span text:style-name="T503">u</text:span></text:span><text:span text:style-name="CharStyle9"><text:span text:style-name="T462">ť. Čerešne je potrebné obárať, poneváč sa stáva, že sú červivé, okrem toho sa </text:span></text:span><text:span text:style-name="CharStyle9"><text:span text:style-name="T503">í</text:span></text:span><text:span text:style-name="CharStyle9"><text:span text:style-name="T462">ch potom i viac do po­hára sprace.</text:span></text:span></text:p>
      <text:p text:style-name="P33"><text:span text:style-name="CharStyle9"><text:span text:style-name="T462"/></text:span></text:p>
      <text:p text:style-name="P34"><text:span text:style-name="CharStyle9"><text:span text:style-name="T462">365. Čerešňový saft.</text:span></text:span></text:p>
      <text:p text:style-name="P11"><text:span text:style-name="CharStyle9"><text:span text:style-name="T462"/></text:span></text:p>
      <text:p text:style-name="P13"><text:span text:style-name="CharStyle9"><text:span text:style-name="T462">Zo stopôk obtrhané čierne čerešne v mažiari s k</text:span></text:span><text:span text:style-name="CharStyle9"><text:span text:style-name="T503">o</text:span></text:span><text:span text:style-name="CharStyle9"><text:span text:style-name="T462">st­kami potlcť, v hrnčenej nádobe prez noc nechať stáť a prez čistú šatu vytlačiť. Na funt saftu bere sa </text:span></text:span><text:span text:style-name="CharStyle9"><text:span text:style-name="T503">3/4</text:span></text:span><text:span text:style-name="CharStyle9"><text:span text:style-name="T462"> cukru, naň sa do nádoby vody vyleje, na ohni sa nechá variť, nečistota z vrchu sa sberá a ke</text:span></text:span><text:span text:style-name="CharStyle9"><text:span text:style-name="T503">ď</text:span></text:span><text:span text:style-name="CharStyle9"><text:span text:style-name="T462"> sa na prsty lepí, pridať čerešňový saft, celé prez sito precediť, za pár minút spolu variť, z vrchu šamotinu sberať, nechať vystydn</text:span></text:span><text:span text:style-name="CharStyle9"><text:span text:style-name="T503">u</text:span></text:span><text:span text:style-name="CharStyle9"><text:span text:style-name="T462">ť, ním čisťé žajdlíkové flaše naplniť, špuntíkom pevne zapchať, smolou alebo pečatným voskom oblepiť a na chladné miesto odložiť.</text:span></text:span></text:p>
      <text:p text:style-name="P40"><text:span text:style-name="CharStyle9"><text:span text:style-name="T462"/></text:span></text:p>
      <text:p text:style-name="P41"><text:span text:style-name="CharStyle9"><text:span text:style-name="T462">366. Čerešňový saft na iný spôsob.</text:span></text:span></text:p>
      <text:p text:style-name="P11"><text:span text:style-name="CharStyle9"><text:span text:style-name="T462"/></text:span></text:p>
      <text:p text:style-name="P13"><text:span text:style-name="CharStyle9"><text:span text:style-name="T462">S čerešňami sa zachádza dľa predošlého spôsobu, na funt safťu bere sa funt cukru, tento potlcť a preosiať, spolu smiešaný dať do čistej flaše, </text:span></text:span><text:soft-page-break/><text:span text:style-name="CharStyle9"><text:span text:style-name="T462">zapchatý položiť na chladno, za osem dní každodeňne pomútiť čili potriasť, aby sa cukur so saftom prerobil, prez čistý serv</text:span></text:span><text:span text:style-name="CharStyle9"><text:span text:style-name="T503">y</text:span></text:span><text:span text:style-name="CharStyle9"><text:span text:style-name="T462">t precediť, týmto menšie flaše naplniť, zašpuntované a zapečatené na chladno odložiť a dľa potreby z neho k sulcom brať. K saftom je potrebný naj</text:span></text:span><text:span text:style-name="CharStyle9"><text:span text:style-name="T503">f</text:span></text:span><text:span text:style-name="CharStyle9"><text:span text:style-name="T462">ajnejší cukor.</text:span></text:span></text:p>
      <text:p text:style-name="P1"><text:span text:style-name="CharStyle23"><text:span text:style-name="T462"/></text:span></text:p>
      <text:p text:style-name="P11"><text:span text:style-name="CharStyle9"><text:span text:style-name="T462">367. Sušené čerešne.</text:span></text:span></text:p>
      <text:p text:style-name="P213"><text:span text:style-name="CharStyle11"><text:span text:style-name="T462"/></text:span></text:p>
      <text:p text:style-name="P214"><text:span text:style-name="CharStyle11"><text:span text:style-name="T462">Z mäsitých veľkých a zralých čerešieň kôstky tak vy­tisnuť, aby celé ostaly. Sirup na riedko urobiť a ke</text:span></text:span><text:span text:style-name="CharStyle9"><text:span text:style-name="T503">ď</text:span></text:span><text:span text:style-name="CharStyle9"><text:span text:style-name="T462"> sa varí, doň čerešne zavariť, od spodku z ľahka pomiešať, pár kochlíkov nechať variť, od ohňa odložené a papierom za­kryté za 24 hodín na chladnom nechať stáť, na sito vybrať a nechať odtiecť, saft na ohni nechať variť, penu zvrchu sberať a nechať vystydnuť. Čerešne dajú sa zpátky do ná­doby, </text:span></text:span><text:span text:style-name="CharStyle11"><text:span text:style-name="T462">na ne sa vyleje saft, zakryté nechajú sa stáť a ešte párraz</text:span></text:span><text:span text:style-name="CharStyle11"><text:span text:style-name="T503">í</text:span></text:span><text:span text:style-name="CharStyle11"><text:span text:style-name="T462"> sa s nimi tak pokračuje, aby sa cukru dobre napily. Konečne čerešne celkom nechať odtiecť, na liesku papier rozostrieť, čerešne jednu vedľa druhej rozložiť a v peci alebo na úvetr</text:span></text:span><text:span text:style-name="CharStyle9"><text:span text:style-name="T462">í nechať uschnúť, dve a dve jednu do druhej popchať a porovnať, aby okrúhle boly, a tak nechať sušiť. Ke</text:span></text:span><text:span text:style-name="CharStyle9"><text:span text:style-name="T503">ď</text:span></text:span><text:span text:style-name="CharStyle9"><text:span text:style-name="T462"> vlhkosť nepúšťajú, posypú sa hrubo tlčeným cukrom a za pár dn</text:span></text:span><text:span text:style-name="CharStyle9"><text:span text:style-name="T503">í</text:span></text:span><text:span text:style-name="CharStyle9"><text:span text:style-name="T462"> nechajú sa stáť. Ke</text:span></text:span><text:span text:style-name="CharStyle9"><text:span text:style-name="T503">ď</text:span></text:span><text:span text:style-name="CharStyle9"><text:span text:style-name="T462"> sa cukor nepúšťa, kladú sa do pohárov so širokým hrdlom a z n</text:span></text:span><text:span text:style-name="CharStyle9"><text:span text:style-name="T503">í</text:span></text:span><text:span text:style-name="CharStyle9"><text:span text:style-name="T462">ch sa dáva na konfekt.</text:span></text:span></text:p>
      <text:p text:style-name="P46"><text:span text:style-name="CharStyle9"><text:span text:style-name="T462"/></text:span></text:p>
      <text:p text:style-name="P47"><text:span text:style-name="CharStyle9"><text:span text:style-name="T462">368. S octom s robené čerešne.</text:span></text:span></text:p>
      <text:p text:style-name="P11"><text:span text:style-name="CharStyle9"><text:span text:style-name="T462"/></text:span></text:p>
      <text:p text:style-name="P13"><text:span text:style-name="CharStyle9"><text:span text:style-name="T462">Pekné veľké čerešne i so stopkami prichystať, polo­vicu stopky odrezať, a čerešne do pohárov ukladať. K žajdlíku vínového bieleho octu pridá sa 8 lôtov cukru, hrebičky a škorica, to spolu na ohni uvariť, </text:span></text:span><text:soft-page-break/><text:span text:style-name="CharStyle9"><text:span text:style-name="T462">vystydnuté na čerešne vy­liať, papierom pevne zaviazať, za osem dn</text:span></text:span><text:span text:style-name="CharStyle9"><text:span text:style-name="T503">í</text:span></text:span><text:span text:style-name="CharStyle9"><text:span text:style-name="T462"> nechať stáť, saft z nich zc</text:span></text:span><text:span text:style-name="CharStyle9"><text:span text:style-name="T503">e</text:span></text:span><text:span text:style-name="CharStyle9"><text:span text:style-name="T462">diť, na ohni sv</text:span></text:span><text:span text:style-name="CharStyle9"><text:span text:style-name="T503">a</text:span></text:span><text:span text:style-name="CharStyle9"><text:span text:style-name="T462">riť, nechať vystydnuť, na ne vyliať a mechúrom zaviazať.</text:span></text:span></text:p>
      <text:p text:style-name="P46"><text:span text:style-name="CharStyle9"><text:span text:style-name="T462"/></text:span></text:p>
      <text:p text:style-name="P47"><text:span text:style-name="CharStyle9"><text:span text:style-name="T462">369. Španielske viš</text:span></text:span><text:span text:style-name="CharStyle9"><text:span text:style-name="T503">n</text:span></text:span><text:span text:style-name="CharStyle9"><text:span text:style-name="T462">e so stopkami v pare.</text:span></text:span></text:p>
      <text:p text:style-name="P11"><text:span text:style-name="CharStyle9"><text:span text:style-name="T462"/></text:span></text:p>
      <text:p text:style-name="P13"><text:span text:style-name="CharStyle9"><text:span text:style-name="T462">Zo zaváraných višieň má človek dvojaký osoh, ponajprv: sú ony veľmi užitočné pre chorých, ktorým lekár často každý pokrm zakáže požívať, jedine višne nie; po druhé: neurodí sa všade a vždycky ovocie, preto kde je hojná úro­da, majú sa usilovne zavárať a možno z n</text:span></text:span><text:span text:style-name="CharStyle9"><text:span text:style-name="T503">í</text:span></text:span><text:span text:style-name="CharStyle9"><text:span text:style-name="T462">ch ten najvätší osoh ťahať predávaním a odosielaním do veľkých miest. Mám</text:span></text:span><text:span text:style-name="CharStyle23"><text:span text:style-name="T462"> </text:span></text:span><text:span text:style-name="CharStyle9"><text:span text:style-name="T462">tehdy nádej, že si každý, zvlášte ten, ktorý </text:span></text:span><text:span text:style-name="CharStyle9"><text:span text:style-name="T503">í</text:span></text:span><text:span text:style-name="CharStyle9"><text:span text:style-name="T462">ch v dome má, zavarí višne či už pre svoju potrebu v čas choroby, či už pre peňažitý </text:span></text:span><text:span text:style-name="CharStyle9"><text:span text:style-name="T503">u</text:span></text:span><text:span text:style-name="CharStyle9"><text:span text:style-name="T462">žitok. — Tento druh je zo štepov tak docho­vaný, že sa znamenitejšieho pri ovocí ani žiadať nemôže; v mäse s</text:span></text:span><text:span text:style-name="CharStyle9"><text:span text:style-name="T503">ú</text:span></text:span><text:span text:style-name="CharStyle9"><text:span text:style-name="T462"> bujné, majú malé kôstky a znamenitú chuť. Zo stro­mu i so stopkami sobrať, konce stopôk obrezať, dať do chlad­nej vody. V čistej nádobe sv</text:span></text:span><text:span text:style-name="CharStyle9"><text:span text:style-name="T503">a</text:span></text:span><text:span text:style-name="CharStyle9"><text:span text:style-name="T462">r</text:span></text:span><text:span text:style-name="CharStyle9"><text:span text:style-name="T503">í</text:span></text:span><text:span text:style-name="CharStyle9"><text:span text:style-name="T462"> sa voda, v nej sa višne ne­chajú dobre rozohriať, od ohňa odložené a papierom zahryté nechajú sa vystydn</text:span></text:span><text:span text:style-name="CharStyle9"><text:span text:style-name="T503">u</text:span></text:span><text:span text:style-name="CharStyle9"><text:span text:style-name="T462">ť, vyberú sa na sito a nechajú sa odtiecť. Čis</text:span></text:span><text:span text:style-name="CharStyle9"><text:span text:style-name="T503">t</text:span></text:span><text:span text:style-name="CharStyle9"><text:span text:style-name="T462">ými a suchými višniami naplnia sa poháre, na ne sa vy­leje pod č. 351 prichystaný sirup, na vrch prinde handrička s mechúrom, to motúzom pevne sviazať a dať do pary.</text:span></text:span></text:p>
      <text:p text:style-name="P46"><text:span text:style-name="CharStyle9"><text:span text:style-name="T462"/></text:span></text:p>
      <text:p text:style-name="P47"><text:span text:style-name="CharStyle9"><text:span text:style-name="T462">370. Višne v pare na iný spôsob.</text:span></text:span></text:p>
      <text:p text:style-name="P11"><text:span text:style-name="CharStyle9"><text:span text:style-name="T462"/></text:span></text:p>
      <text:p text:style-name="P13"><text:span text:style-name="CharStyle9"><text:span text:style-name="T462">Iný druh višieň je tiež tak bujný pod menom amarellej. I z týchto sa konce stopôk obtrhajú, višne dajú sa do vriacej vody, nechať v nej vystydn</text:span></text:span><text:span text:style-name="CharStyle9"><text:span text:style-name="T503">u</text:span></text:span><text:span text:style-name="CharStyle9"><text:span text:style-name="T462">ť a s ostatním sa pokra­čuje dľa predošlého spôsobu.</text:span></text:span></text:p>
      <text:p text:style-name="P46"><text:span text:style-name="CharStyle9"><text:span text:style-name="T462"/></text:span></text:p>
      <text:p text:style-name="P47"><text:soft-page-break/><text:span text:style-name="CharStyle9"><text:span text:style-name="T462">371. Zavárané višne v cukre.</text:span></text:span></text:p>
      <text:p text:style-name="P11"><text:span text:style-name="CharStyle9"><text:span text:style-name="T462"/></text:span></text:p>
      <text:p text:style-name="P13"><text:span text:style-name="CharStyle9"><text:span text:style-name="T462">Potrebnú mieru višieň i so stopkami v chladnej vode vymyť a na site nechať odtiecť. Dľa miery višieň vezne sa k. pr. funt cukru, naň sa vyleje žajdl</text:span></text:span><text:span text:style-name="CharStyle9"><text:span text:style-name="T503">í</text:span></text:span><text:span text:style-name="CharStyle9"><text:span text:style-name="T462">k vody a nechá sa variť. Doň sa dajú višne, pár kotlíkov nechať vyhodiť, odložené papierom zakryť a až do druhého dňa nechať odtiecť. Ztečený saft na ohni variť, penu z vrchu sberať a nechať vystydnuť. Višne zpátky dať do misy, na ne saft vyliať, v ktorom musia byť celkom zanorené, papierom zakryť a tak tri razí s nimi pokračovať. Jestliby malo saftu bolo, musí sa pridať cu­kru, ktorý sa </text:span></text:span><text:span text:style-name="CharStyle9"><text:span text:style-name="T503">o</text:span></text:span><text:span text:style-name="CharStyle9"><text:span text:style-name="T462">sobit</text:span></text:span><text:span text:style-name="CharStyle9"><text:span text:style-name="T503">e</text:span></text:span><text:span text:style-name="CharStyle9"><text:span text:style-name="T462"> sv</text:span></text:span><text:span text:style-name="CharStyle9"><text:span text:style-name="T503">a</text:span></text:span><text:span text:style-name="CharStyle9"><text:span text:style-name="T462">riť musí a ťak sa pridá k prvému saftu, spolu sa nechá variť, chladný sa vyleje na višne a celé sa nechá v poháre za pár dní zakryté stáť. Jestliby za ten čas začaly kysn</text:span></text:span><text:span text:style-name="CharStyle9"><text:span text:style-name="T503">u</text:span></text:span><text:span text:style-name="CharStyle9"><text:span text:style-name="T462">ť, saft sa z n</text:span></text:span><text:span text:style-name="CharStyle9"><text:span text:style-name="T503">í</text:span></text:span><text:span text:style-name="CharStyle9"><text:span text:style-name="T462">ch sleje, na ohni sa sv</text:span></text:span><text:span text:style-name="CharStyle9"><text:span text:style-name="T503">a</text:span></text:span><text:span text:style-name="CharStyle9"><text:span text:style-name="T462">r</text:span></text:span><text:span text:style-name="CharStyle9"><text:span text:style-name="T503">í</text:span></text:span><text:span text:style-name="CharStyle9"><text:span text:style-name="T462">, pena sa z vrchu sberá a chladný saft zpátky sa vyleje na višne.</text:span></text:span></text:p>
      <text:p text:style-name="P1"><text:span text:style-name="CharStyle23"><text:span text:style-name="T462"/></text:span></text:p>
      <text:p text:style-name="P46"><text:span text:style-name="CharStyle9"><text:span text:style-name="T462">372. Sušené višne v cukre.</text:span></text:span></text:p>
      <text:p text:style-name="P11"><text:span text:style-name="CharStyle9"><text:span text:style-name="T462"/></text:span></text:p>
      <text:p text:style-name="P13"><text:span text:style-name="CharStyle9"><text:span text:style-name="T462">Z dobre zralých a bujných višieň stopky obtrhať a kôst­ky tak vytisnuť, aby višne v celosti ostaly. Do riedko srobené</text:span></text:span><text:span text:style-name="CharStyle11"><text:span text:style-name="T462">ho sirupu višne zavariť pár kochlíkov nechať vyhodiť, z ohňa vzaté papierom zakryť na chladne nechať stáť a na site nechať odtiecť. Saft nechať na ohn</text:span></text:span><text:span text:style-name="CharStyle11"><text:span text:style-name="T504">i</text:span></text:span><text:span text:style-name="CharStyle11"><text:span text:style-name="T462"> var</text:span></text:span><text:span text:style-name="CharStyle11"><text:span text:style-name="T504">í</text:span></text:span><text:span text:style-name="CharStyle11"><text:span text:style-name="T462">ť, penu z vrchu sbera</text:span></text:span><text:span text:style-name="CharStyle9"><text:span text:style-name="T462">ť </text:span></text:span><text:span text:style-name="CharStyle11"><text:span text:style-name="T462">a ke</text:span></text:span><text:span text:style-name="CharStyle11"><text:span text:style-name="T504">ď</text:span></text:span><text:span text:style-name="CharStyle11"><text:span text:style-name="T462"> sa na prsty lipká, odložiť a nechať vystydn</text:span></text:span><text:span text:style-name="CharStyle9"><text:span text:style-name="T504">u</text:span></text:span><text:span text:style-name="CharStyle9"><text:span text:style-name="T462">ť. Višne dajú sa do misy, na ne sa vyleje saft a papierom zakryté ne­chajú sa za 24 hodín stáť. Takto sa s višňami ešte dvaraz</text:span></text:span><text:span text:style-name="CharStyle9"><text:span text:style-name="T504">í</text:span></text:span><text:span text:style-name="CharStyle9"><text:span text:style-name="T462"> pokračuje, vyberú sa na sito a nechajú sa odtiecť. Na liesku rozostrie sa papier, po ňom rozkladené nechajú sa usušiť a ke</text:span></text:span><text:span text:style-name="CharStyle9"><text:span text:style-name="T504">ď</text:span></text:span><text:span text:style-name="CharStyle9"><text:span text:style-name="T462"> dosť cukru navsiakly, popchá sa jedna do druhej, narov­ná sa jakoby celé boly, na čistý papier sa rozložia, nechajú sa na úvetrí alebo na letnom mieste sušiť, v hrubo tlčenom </text:span></text:span><text:soft-page-break/><text:span text:style-name="CharStyle9"><text:span text:style-name="T462">cukre sa poobálajú a nechajú sa na suchom mieste. (Ta­kéto sušenie ovocia potrebuje času.) Usušené višne dajú sa do pohára alebo do škatule, na ktorej dne je papier rozlo­žený, na uložený rad sa dá zas papier, aby jedna na druhej neležaly.</text:span></text:span></text:p>
      <text:p text:style-name="P46"><text:span text:style-name="CharStyle9"><text:span text:style-name="T462"/></text:span></text:p>
      <text:p text:style-name="P47"><text:span text:style-name="CharStyle9"><text:span text:style-name="T462">373. Celé višne v cukre.</text:span></text:span></text:p>
      <text:p text:style-name="P11"><text:span text:style-name="CharStyle9"><text:span text:style-name="T462"/></text:span></text:p>
      <text:p text:style-name="P13"><text:span text:style-name="CharStyle9"><text:span text:style-name="T462">Čierne višne zo stopôk ohrať a kôstky vytisnuť. Na funt višieň bere sa funt cukru, naň sa naleje vody, nechá sa variť, nečistota z vrchu sa zberá v ňom sa višne nechajú va­riť a od spodku sa z ľahka miešajú, aby sa rovnako varily; dierkavou varechou na sito vybrať, podeň misu podložiť, saft na ohni povoľne nechať variť, ustavične od spodku miešať, penu z vrchu sberať, z višieň odtečený saft k tomuto pridať, pri hustnutí dať z neho pár kvapôk na tanier a nechať vysťydnuť. Ked sa saft dobre sulcuje, nechá sa na strane vystydnuť, s višňami sa spolu smieša, do pohárov sa plní, na chladnom mieste nechá sa stáť a dvojnásobným papierom za­viazať. Týmto sa pečivo p</text:span></text:span><text:span text:style-name="CharStyle9"><text:span text:style-name="T504">l</text:span></text:span><text:span text:style-name="CharStyle9"><text:span text:style-name="T462">nieva. Pri varení saftu na to sa má pozorovať, aby sa nespálil, ináčej i na kráse i na chuti utratí.</text:span></text:span></text:p>
      <text:p text:style-name="P1"><text:span text:style-name="CharStyle7"><text:span text:style-name="T462"/></text:span></text:p>
      <text:p text:style-name="P46"><text:span text:style-name="CharStyle9"><text:span text:style-name="T462">374. Višňový lekvár.</text:span></text:span></text:p>
      <text:p text:style-name="P11"><text:span text:style-name="CharStyle9"><text:span text:style-name="T462"/></text:span></text:p>
      <text:p text:style-name="P13"><text:span text:style-name="CharStyle9"><text:span text:style-name="T462">Zo stopôk obraté a z kôstok vytlačené višne v čistej nádobe na ohni drevenou varechou miešať, rozvarené prez sito pretrieť a odvážiť. Na funt saftu bere sa funt hrubo tl­čeného cukru, ktorý sa spolu smieša a na ohni od spodku ustavične mieša, aby neprihorel. Pri varení penu z vrchu sberať a zkušovať (probovať) dľa predošlého spôsobu, čo sa pri všetkých lekvároch robí. Ke</text:span></text:span><text:span text:style-name="CharStyle9"><text:span text:style-name="T504">ď</text:span></text:span><text:span text:style-name="CharStyle9"><text:span text:style-name="T462"> sa začne sulcovať a po ta­nieri sa nerozleje, ne</text:span></text:span><text:span text:style-name="CharStyle9"><text:span text:style-name="T504">c</text:span></text:span><text:span text:style-name="CharStyle9"><text:span text:style-name="T462">há sa prestydnuť, poháre položia sa na teplé miesto, </text:span></text:span><text:soft-page-break/><text:span text:style-name="CharStyle9"><text:span text:style-name="T462">saftom sa vyplnia a nechajú sa za pár dní stáť, aby sa na vrchu kožka urobila. Takýto sa zaviaže a na stranu odloží.</text:span></text:span></text:p>
      <text:p text:style-name="P46"><text:span text:style-name="CharStyle9"><text:span text:style-name="T462"/></text:span></text:p>
      <text:p text:style-name="P47"><text:span text:style-name="CharStyle9"><text:span text:style-name="T462">375. Varený višňový saft.</text:span></text:span></text:p>
      <text:p text:style-name="P11"><text:span text:style-name="CharStyle9"><text:span text:style-name="T462"/></text:span></text:p>
      <text:p text:style-name="P13"><text:span text:style-name="CharStyle9"><text:span text:style-name="T462">Zo stopôk obraté višne v mažiari i s kôstkami potlcť, do čistej hrnčenej nádoby vybrať, prez noc zakryté nechať stáť a prez šatu z ľahka precediť. Na funt saftu bere sa funt cukru, tento sa vodou rozpustí a nechá sa variť, nečistota z vrchu sa sberá a ke</text:span></text:span><text:span text:style-name="CharStyle9"><text:span text:style-name="T504">ď</text:span></text:span><text:span text:style-name="CharStyle9"><text:span text:style-name="T462"> je lipkavý, doň sa prez sitko saft pre­cedí, za pár minút spolu sa nechá variť, pena z vrchu sa sbera, z ohňa sa odloží a nechá sa vystydn</text:span></text:span><text:span text:style-name="CharStyle9"><text:span text:style-name="T504">u</text:span></text:span><text:span text:style-name="CharStyle9"><text:span text:style-name="T462">ť. Týmto saftom sa žajdl</text:span></text:span><text:span text:style-name="CharStyle9"><text:span text:style-name="T504">í</text:span></text:span><text:span text:style-name="CharStyle9"><text:span text:style-name="T462">kové flašky naplnia a voskom sa zapečatia. Ke</text:span></text:span><text:span text:style-name="CharStyle9"><text:span text:style-name="T504">ď</text:span></text:span><text:span text:style-name="CharStyle9"><text:span text:style-name="T462"> sa viacnásobné ovocie zavára, má sa na každú iným ovocím alebo saftom naplnenú flašu meno ovocia na papieri na flašu prilepiť.</text:span></text:span></text:p>
      <text:p text:style-name="P46"><text:span text:style-name="CharStyle9"><text:span text:style-name="T462"/></text:span></text:p>
      <text:p text:style-name="P47"><text:span text:style-name="CharStyle9"><text:span text:style-name="T462">376. Surový višňový saft.</text:span></text:span></text:p>
      <text:p text:style-name="P11"><text:span text:style-name="CharStyle9"><text:span text:style-name="T462"/></text:span></text:p>
      <text:p text:style-name="P13"><text:span text:style-name="CharStyle9"><text:span text:style-name="T462">S višňami sa zachádza dľa predošlého spôsobu; celkom čistý saft sa odváži a na funt saftu vezne sa </text:span></text:span><text:span text:style-name="CharStyle9"><text:span text:style-name="T504">5/4 </text:span></text:span><text:span text:style-name="CharStyle9"><text:span text:style-name="T462">potlčeného a preosiatého cukru, ktorý sa so saftom smieša, aby sa cu­kor celkom rozpustil, do bielých flaš sa naleje, zaviazaný za osem dní sa každodeňne potrasie a zapečatený odloží sa na suché a chladné miesto. Tento saft dáva sa s vodou pre nemocného na pitie.</text:span></text:span></text:p>
      <text:p text:style-name="P1"><text:span text:style-name="CharStyle23"><text:span text:style-name="T462"/></text:span></text:p>
      <text:p text:style-name="P111"><text:span text:style-name="CharStyle9"><text:span text:style-name="T462">377. Višňový saft v pare k mrazivam.</text:span></text:span></text:p>
      <text:p text:style-name="P11"><text:span text:style-name="CharStyle9"><text:span text:style-name="T462"/></text:span></text:p>
      <text:p text:style-name="P13"><text:span text:style-name="CharStyle9"><text:span text:style-name="T462">Zo stopôk višne obraté v mažiari potlcť, v hrnčenej nádobe zakryté prez noc nechať stáť, prez sito pretrieť, do čistých flaš</text:span></text:span><text:span text:style-name="CharStyle9"><text:span text:style-name="T505">í</text:span></text:span><text:span text:style-name="CharStyle9"><text:span text:style-name="T462"> na tri prsty od </text:span></text:span><text:soft-page-break/><text:span text:style-name="CharStyle9"><text:span text:style-name="T462">vrchu naliať dvojnásobne me­chúrom zaviazať, do pary dať a </text:span></text:span><text:span text:style-name="CharStyle9"><text:span text:style-name="T505">ď</text:span></text:span><text:span text:style-name="CharStyle9"><text:span text:style-name="T462">alej dľa známeho spôsobu pokračovať. Do pary položené ovocie nemá sa prevracať, aby mechúr i z vňútra i z vonku suchý ostal, ináčej by za­čalo plesnieť.</text:span></text:span></text:p>
      <text:p text:style-name="P90"><text:span text:style-name="CharStyle35"><text:span text:style-name="T462"/></text:span></text:p>
      <text:p text:style-name="P46"><text:span text:style-name="CharStyle9"><text:span text:style-name="T462">378. Višne v pare s tlčeným cukrom.</text:span></text:span></text:p>
      <text:p text:style-name="P91"><text:span text:style-name="CharStyle35"><text:span text:style-name="T462"/></text:span></text:p>
      <text:p text:style-name="P11"><text:span text:style-name="CharStyle9"><text:span text:style-name="T462">Suché a zo stepôk obraté višne na čistú šatu vybrať, z </text:span></text:span><text:span text:style-name="CharStyle11"><text:span text:style-name="T462">ľahka medzi rukami vytrieť, do suchých pohárov dávať, za každou vrstvou dať tlčeného cukru, to dobré potriasať, až do pln</text:span></text:span><text:span text:style-name="CharStyle9"><text:span text:style-name="T505">a</text:span></text:span><text:span text:style-name="CharStyle9"><text:span text:style-name="T462"> pokračovať, pevne zaviazať a v pare o pár minúť dlhšie nežli predošlé ovocie nechať variť.</text:span></text:span></text:p>
      <text:p text:style-name="P12"><text:span text:style-name="CharStyle35"><text:span text:style-name="T462"/></text:span></text:p>
      <text:p text:style-name="P46"><text:span text:style-name="CharStyle9"><text:span text:style-name="T462">379. S mädom srobené višne.</text:span></text:span></text:p>
      <text:p text:style-name="P11"><text:span text:style-name="CharStyle9"><text:span text:style-name="T462"/></text:span></text:p>
      <text:p text:style-name="P13"><text:span text:style-name="CharStyle9"><text:span text:style-name="T462">Pekné, veľké a čierne višne pod menom cigá</text:span></text:span><text:span text:style-name="CharStyle9"><text:span text:style-name="T505">ň</text:span></text:span><text:span text:style-name="CharStyle9"><text:span text:style-name="T462">ky zo stopôk obraté dať v šate čisto vyutierať, poháre na pár </text:span></text:span><text:span text:style-name="CharStyle9"><text:span text:style-name="T505">h</text:span></text:span><text:span text:style-name="CharStyle9"><text:span text:style-name="T462">olbí naplniť alebo aj do uhorkového súdka dať, na ktorého dno dá sa celý citron a do handričky zaviazaná škorica s hrebí</text:span></text:span><text:span text:style-name="CharStyle9"><text:span text:style-name="T505">č</text:span></text:span><text:span text:style-name="CharStyle9"><text:span text:style-name="T462">kami. Ke</text:span></text:span><text:span text:style-name="CharStyle9"><text:span text:style-name="T505">ď</text:span></text:span><text:span text:style-name="CharStyle9"><text:span text:style-name="T462"> je nádoba celkom plná, vleje sa do nej biely ale­bo brunatný mäd a to papierom zakryté a zaviazané nechá sa na chladnom mieste </text:span></text:span><text:span text:style-name="CharStyle9"><text:span text:style-name="T505">s</text:span></text:span><text:span text:style-name="CharStyle9"><text:span text:style-name="T462">táť. Ke</text:span></text:span><text:span text:style-name="CharStyle9"><text:span text:style-name="T505">ď</text:span></text:span><text:span text:style-name="CharStyle9"><text:span text:style-name="T462"> začínajú kysnúť, saft sa dolu sleje, na ohni sa vyvarí, nečistota z vrchu sa sberá, saft nechá sa vystydn</text:span></text:span><text:span text:style-name="CharStyle9"><text:span text:style-name="T505">u</text:span></text:span><text:span text:style-name="CharStyle9"><text:span text:style-name="T462">ť, chladný sa vyleje na višne a dľa potreby pridá sa k nemu ešte mädu. Pokým višne kysnúť budú za každým sa tak zachádza so saftom, ktorý sa k pečenke alebo konfektu potrebuje.</text:span></text:span></text:p>
      <text:p text:style-name="P234"><text:span text:style-name="CharStyle7"><text:span text:style-name="T462"/></text:span></text:p>
      <text:p text:style-name="P2"><text:span text:style-name="CharStyle16"><text:span text:style-name="T462">B) Čiastka.</text:span></text:span></text:p>
      <text:p text:style-name="P3"><text:span text:style-name="CharStyle18"><text:span text:style-name="T462">O zaváraní ribiziel, marhúl a malín.</text:span></text:span></text:p>
      <text:p text:style-name="P46"><text:span text:style-name="CharStyle9"><text:span text:style-name="T462"/></text:span></text:p>
      <text:p text:style-name="P47"><text:soft-page-break/><text:span text:style-name="CharStyle9"><text:span text:style-name="T462">380. Celé r</text:span></text:span><text:span text:style-name="CharStyle9"><text:span text:style-name="T505">i</text:span></text:span><text:span text:style-name="CharStyle9"><text:span text:style-name="T462">bezle v cukru.</text:span></text:span></text:p>
      <text:p text:style-name="P11"><text:span text:style-name="CharStyle9"><text:span text:style-name="T462"/></text:span></text:p>
      <text:p text:style-name="P13"><text:span text:style-name="CharStyle9"><text:span text:style-name="T462">Na j</text:span></text:span><text:span text:style-name="CharStyle9"><text:span text:style-name="T505">u</text:span></text:span><text:span text:style-name="CharStyle9"><text:span text:style-name="T462">nt z stopôk očistených ribeziel vziať funt cukru, naň žajdlík vody naliať, na ohni nechať sv</text:span></text:span><text:span text:style-name="CharStyle9"><text:span text:style-name="T505">a</text:span></text:span><text:span text:style-name="CharStyle9"><text:span text:style-name="T462">riť, nečistotu z vrchu sberať, doň ribezle zavariť a pri varení z </text:span></text:span><text:span text:style-name="CharStyle9"><text:span text:style-name="T505">ľ</text:span></text:span><text:span text:style-name="CharStyle9"><text:span text:style-name="T462">ahka od spodku podvíhovať, aby vrchnie na spodok príšly a rovnako varené boly. Ke</text:span></text:span><text:span text:style-name="CharStyle9"><text:span text:style-name="T505">ď</text:span></text:span><text:span text:style-name="CharStyle9"><text:span text:style-name="T462"> je ribezlom surovosť odobratá, vyberú sa dierkavou varechou na sito, saft nechá sa variť a </text:span></text:span><text:span text:style-name="CharStyle9"><text:span text:style-name="T505">u</text:span></text:span><text:span text:style-name="CharStyle9"><text:span text:style-name="T462">stavične sa od spodku po celom dne varechou mieša. Ke</text:span></text:span><text:span text:style-name="CharStyle9"><text:span text:style-name="T505">ď</text:span></text:span><text:span text:style-name="CharStyle9"><text:span text:style-name="T462"> saft začína hustnúť, dá sa z neho pár kvapôk na tanier a nechá sa vy­stydnuť. Ke</text:span></text:span><text:span text:style-name="CharStyle9"><text:span text:style-name="T505">ď</text:span></text:span><text:span text:style-name="CharStyle9"><text:span text:style-name="T462"> sa sulcuje, vtedy je dosť vyvarený, ináčej do­stane príliš brunatnú barvu a tratí na chuti i na kráse. Potom sa nechá celkom vystydnuť a ke</text:span></text:span><text:span text:style-name="CharStyle9"><text:span text:style-name="T505">ď</text:span></text:span><text:span text:style-name="CharStyle9"><text:span text:style-name="T462"> sa sulcuje a je dosť hustý, čo sa pri varení nespozoruje a chytro sa spáliť môže, rozmieša sa s ribezlami, poháre sa naplnia a dáva sa k pečenkám alebo pečivu.</text:span></text:span></text:p>
      <text:p text:style-name="P13"><text:span text:style-name="CharStyle9"><text:span text:style-name="T462"/></text:span></text:p>
      <text:p text:style-name="P46"><text:span text:style-name="CharStyle9"><text:span text:style-name="T462">381. </text:span></text:span><text:span text:style-name="CharStyle9"><text:span text:style-name="T505">R</text:span></text:span><text:span text:style-name="CharStyle9"><text:span text:style-name="T462">ibezlový lekvár.</text:span></text:span></text:p>
      <text:p text:style-name="P86"><text:span text:style-name="CharStyle71"><text:span text:style-name="T462"/></text:span></text:p>
      <text:p text:style-name="P11"><text:span text:style-name="CharStyle9"><text:span text:style-name="T462">Zo stopôk očistené ribezle prez sito pretrieť, na f</text:span></text:span><text:span text:style-name="CharStyle9"><text:span text:style-name="T505">u</text:span></text:span><text:span text:style-name="CharStyle9"><text:span text:style-name="T462">nt saftu vziať funt cukru, tento na kúsky posekať, so saftom smiešať, v nádobe nechať variť, ustavične miešať, pri varení penu z vrchu sberať, pri hustnutí nechať vystydnuť a probovať, či sa sulcuje a či sa na vrchu kožtička robí. Ažby nebol dosť hustý nechá sa na slabom ohni variť, — pri dováraní potre­buje lekvár slabý oheň — ke</text:span></text:span><text:span text:style-name="CharStyle9"><text:span text:style-name="T505">ď</text:span></text:span><text:span text:style-name="CharStyle9"><text:span text:style-name="T462"> sa sulcuje, z ohňa sa odloží, poháre sa položia na teplé miesto, do každého sa dá čiastka lekváru a vôkol sa pokrúti, aby pohár bol oblepený, takto na rovné miesto položiť, dobre až do vrchu naplniť, nechať celkom vystydnuť a o pár dni papierom </text:span></text:span><text:span text:style-name="CharStyle9"><text:span text:style-name="T505">z</text:span></text:span><text:span text:style-name="CharStyle9"><text:span text:style-name="T462">aviazať.</text:span></text:span></text:p>
      <text:p text:style-name="P1"><text:span text:style-name="CharStyle26"><text:span text:style-name="T462"/></text:span></text:p>
      <text:p text:style-name="P215"><text:soft-page-break/><text:span text:style-name="CharStyle9"><text:span text:style-name="T462"/></text:span></text:p>
      <text:p text:style-name="P216"><text:span text:style-name="CharStyle9"><text:span text:style-name="T462">382. Celé r</text:span></text:span><text:span text:style-name="CharStyle9"><text:span text:style-name="T505">i</text:span></text:span><text:span text:style-name="CharStyle9"><text:span text:style-name="T462">bezle v pare.</text:span></text:span></text:p>
      <text:p text:style-name="P11"><text:span text:style-name="CharStyle9"><text:span text:style-name="T462"/></text:span></text:p>
      <text:p text:style-name="P13"><text:span text:style-name="CharStyle9"><text:span text:style-name="T462">Na funt pekných bielych ribeziel </text:span></text:span><text:span text:style-name="CharStyle9"><text:span text:style-name="T505">3/4 </text:span></text:span><text:span text:style-name="CharStyle9"><text:span text:style-name="T462">cukru dať do nádoby, naň pol žajdlíka vody naliať, na ohni nechať variť, nečistotu z vrchu sberať, doň dať r</text:span></text:span><text:span text:style-name="CharStyle9"><text:span text:style-name="T505">i</text:span></text:span><text:span text:style-name="CharStyle9"><text:span text:style-name="T462">bezle, na veľmi voľnom ohni za pár minút nechať stáť, od ohňa vzaté papierom za­kryť, za 24 hodín nechať stáť, na site nechať odtiecť, saft precediť, v čistej nádobe na ohni sv</text:span></text:span><text:span text:style-name="CharStyle9"><text:span text:style-name="T505">a</text:span></text:span><text:span text:style-name="CharStyle9"><text:span text:style-name="T462">riť, penu z vrchu sberať, nechať vystydn</text:span></text:span><text:span text:style-name="CharStyle9"><text:span text:style-name="T505">u</text:span></text:span><text:span text:style-name="CharStyle9"><text:span text:style-name="T462">ť, toto z ľahka s ribezlami smiešať, do men­ších pohárov dávať, mechúrom zaviazať a dať do pary.</text:span></text:span></text:p>
      <text:p text:style-name="P16"><text:span text:style-name="CharStyle88"><text:span text:style-name="T462"/></text:span></text:p>
      <text:p text:style-name="P46"><text:span text:style-name="CharStyle9"><text:span text:style-name="T462">383. Sušené r</text:span></text:span><text:span text:style-name="CharStyle9"><text:span text:style-name="T505">i</text:span></text:span><text:span text:style-name="CharStyle9"><text:span text:style-name="T462">bezle v cukre.</text:span></text:span></text:p>
      <text:p text:style-name="P11"><text:span text:style-name="CharStyle9"><text:span text:style-name="T462"/></text:span></text:p>
      <text:p text:style-name="P13"><text:span text:style-name="CharStyle9"><text:span text:style-name="T462">Pekné veľké r</text:span></text:span><text:span text:style-name="CharStyle9"><text:span text:style-name="T505">i</text:span></text:span><text:span text:style-name="CharStyle9"><text:span text:style-name="T462">bezle i so stopkami dať do čistej nádoby, na funt ribeziel bere sa </text:span></text:span><text:span text:style-name="CharStyle9"><text:span text:style-name="T505">1/2</text:span></text:span><text:span text:style-name="CharStyle9"><text:span text:style-name="T462"> cukru, z tohoto srobený sirup horúci sa vyleje na r</text:span></text:span><text:span text:style-name="CharStyle9"><text:span text:style-name="T505">i</text:span></text:span><text:span text:style-name="CharStyle9"><text:span text:style-name="T462">bezle, papierom zakryté nechajú sa stáť a pozorne sa vyberú na sito, aby stopky na nich ostaly, z nich stlčený saft uvarí sa na lipkavo a nechá sa vystydn</text:span></text:span><text:span text:style-name="CharStyle9"><text:span text:style-name="T505">u</text:span></text:span><text:span text:style-name="CharStyle9"><text:span text:style-name="T462">ť, doň sa r</text:span></text:span><text:span text:style-name="CharStyle9"><text:span text:style-name="T505">i</text:span></text:span><text:span text:style-name="CharStyle9"><text:span text:style-name="T462">bezle omáčajú a kladú sa na papier, ktorý sa nalie</text:span></text:span><text:span text:style-name="CharStyle11"><text:span text:style-name="T462">ske nachádza, necha</text:span></text:span><text:span text:style-name="CharStyle9"><text:span text:style-name="T462">jú sa na teple stáť, obschnuté obálajú sa do tlčeného cukru tak, aby celkom biele boly, a na site sa nechajú sušiť, kým nedostanú kôročku. Takéto sa od­ložia dávajú sa na konfekt.</text:span></text:span></text:p>
      <text:p text:style-name="P46"><text:span text:style-name="CharStyle9"><text:span text:style-name="T462"/></text:span></text:p>
      <text:p text:style-name="P47"><text:span text:style-name="CharStyle9"><text:span text:style-name="T462">384. Surový r</text:span></text:span><text:span text:style-name="CharStyle9"><text:span text:style-name="T505">i</text:span></text:span><text:span text:style-name="CharStyle9"><text:span text:style-name="T462">bezľový saft s cukrom.</text:span></text:span></text:p>
      <text:p text:style-name="P217"><text:span text:style-name="CharStyle9"><text:span text:style-name="T462"/></text:span></text:p>
      <text:p text:style-name="P218"><text:span text:style-name="CharStyle9"><text:span text:style-name="T462">Zo stopôk obraté r</text:span></text:span><text:span text:style-name="CharStyle9"><text:span text:style-name="T505">i</text:span></text:span><text:span text:style-name="CharStyle9"><text:span text:style-name="T462">bezle roztlačiť a prez čistú šatu vy­tlačiť. Na funt saftu vezne sa funt </text:span></text:span><text:span text:style-name="CharStyle9"><text:span text:style-name="T505">f</text:span></text:span><text:span text:style-name="CharStyle9"><text:span text:style-name="T462">ajného potlčeného a pre­osiateho cukru, tento sa v š</text:span></text:span><text:span text:style-name="CharStyle9"><text:span text:style-name="T505">a</text:span></text:span><text:span text:style-name="CharStyle9"><text:span text:style-name="T462">le so saftom rozpúšťa, za tri ho­diny sa ustavične mieša a do bielych </text:span></text:span><text:soft-page-break/><text:span text:style-name="CharStyle9"><text:span text:style-name="T462">žajdl</text:span></text:span><text:span text:style-name="CharStyle9"><text:span text:style-name="T505">í</text:span></text:span><text:span text:style-name="CharStyle9"><text:span text:style-name="T462">kových fliaš sa dá, tieto sa zašpuntujú a zapečatené držia sa na chladnom.</text:span></text:span></text:p>
      <text:p text:style-name="P219"><text:span text:style-name="CharStyle9"><text:span text:style-name="T462"/></text:span></text:p>
      <text:p text:style-name="P220"><text:span text:style-name="CharStyle9"><text:span text:style-name="T462">385. R</text:span></text:span><text:span text:style-name="CharStyle9"><text:span text:style-name="T505">i</text:span></text:span><text:span text:style-name="CharStyle9"><text:span text:style-name="T462">bez</text:span></text:span><text:span text:style-name="CharStyle9"><text:span text:style-name="T505">l</text:span></text:span><text:span text:style-name="CharStyle9"><text:span text:style-name="T462">ový saft v pare k mraziv</text:span></text:span><text:span text:style-name="CharStyle9"><text:span text:style-name="T505">u</text:span></text:span><text:span text:style-name="CharStyle9"><text:span text:style-name="T462">.</text:span></text:span></text:p>
      <text:p text:style-name="P11"><text:span text:style-name="CharStyle9"><text:span text:style-name="T462"/></text:span></text:p>
      <text:p text:style-name="P13"><text:span text:style-name="CharStyle9"><text:span text:style-name="T462">Zo stopôk obraté r</text:span></text:span><text:span text:style-name="CharStyle9"><text:span text:style-name="T505">i</text:span></text:span><text:span text:style-name="CharStyle9"><text:span text:style-name="T462">bezle rozdláviť, prez sito pretrieť, do čistých suchých fliaš plniť na tri prsty od vrchu, tieto dvojnásobne mechúrom zaviazať a dať do pary.</text:span></text:span></text:p>
      <text:p text:style-name="P1"><text:span text:style-name="CharStyle23"><text:span text:style-name="T462"/></text:span></text:p>
      <text:p text:style-name="P65"><text:span text:style-name="CharStyle9"><text:span text:style-name="T462">386. Zavárané marhule v pare.</text:span></text:span></text:p>
      <text:p text:style-name="P11"><text:span text:style-name="CharStyle9"><text:span text:style-name="T462"/></text:span></text:p>
      <text:p text:style-name="P13"><text:span text:style-name="CharStyle9"><text:span text:style-name="T462">Keď začínajú marhule žlknúť, rukou sa soberajú zo stromu, aby nedostaly </text:span></text:span><text:span text:style-name="CharStyle9"><text:span text:style-name="T505">f</text:span></text:span><text:span text:style-name="CharStyle9"><text:span text:style-name="T462">laky. Každú prez poly rozkrojiť, hlad­ko obieliť a do chladnej vody dávať. Za ten čas dať do čistej nádoby tekúcej vody, do vriacej dajú sa marhule a za toľký čas sa v nej nechajú, až by sa sohrialy. Odložené a papierom zakryté nechajú sa vystydnuť, na tenže spôsob sa ostatnie marhule zavaria, avšak nie mnoho na raz. Keď prvšie vystydly, na sito ukladať a nechať odtiecť, na vidličku sopchnuť, poriadne do pohárov ukládať, dľa č. 351. prichystaný sirup na ne naliať, čistou handričkou i s mechúrom, motúzom zaviazať a dať do pary.</text:span></text:span></text:p>
      <text:p text:style-name="P2"><text:span text:style-name="CharStyle9"><text:span text:style-name="T462"/></text:span></text:p>
      <text:p text:style-name="P2"><text:span text:style-name="CharStyle9"><text:span text:style-name="T462">387. Zavárané marhule na iný spôs</text:span></text:span><text:span text:style-name="CharStyle9"><text:span text:style-name="T505">o</text:span></text:span><text:span text:style-name="CharStyle9"><text:span text:style-name="T462">b.</text:span></text:span></text:p>
      <text:p text:style-name="P8"><text:span text:style-name="CharStyle9"><text:span text:style-name="T462"/></text:span></text:p>
      <text:p text:style-name="P11"><text:span text:style-name="CharStyle9"><text:span text:style-name="T462">Do pohárov určené marhule majú byť veľké, mäsité a tvrdé. Každú prez poly rozkrojiť a obieliť. Za ten čas pár funtov cukru s vodou sv</text:span></text:span><text:span text:style-name="CharStyle9"><text:span text:style-name="T505">a</text:span></text:span><text:span text:style-name="CharStyle9"><text:span text:style-name="T462">riť, nečistotu z vrchu sberať, obielené marhule doň zavariť a len na toľko variť nechať, aby sa nerozvarily, čo sa prstom probuje. Uvarené marhule na</text:span></text:span><text:span text:style-name="CharStyle9"><text:span text:style-name="T505">ch</text:span></text:span><text:span text:style-name="CharStyle9"><text:span text:style-name="T462">ať odtiecť a do pohárov ukládať, zase iné marhule zavariť a tak </text:span></text:span><text:soft-page-break/><text:span text:style-name="CharStyle9"><text:span text:style-name="T462">pokračovať, pokým marhule trvajú. Z ohňa odložený cukor nechať prestydnuť, týmto poháre naplniť, celkom nechať vy­stydnuť, na vrch dať handričku s mech</text:span></text:span><text:span text:style-name="CharStyle9"><text:span text:style-name="T505">u</text:span></text:span><text:span text:style-name="CharStyle9"><text:span text:style-name="T462">rom, to motúzom za­viazať a dať do pary.</text:span></text:span></text:p>
      <text:p text:style-name="P100"><text:span text:style-name="CharStyle89"><text:span text:style-name="T462"/></text:span></text:p>
      <text:p text:style-name="P65"><text:span text:style-name="CharStyle9"><text:span text:style-name="T462">388. Zavárané celé marhule v pare.</text:span></text:span></text:p>
      <text:p text:style-name="P2"><text:span text:style-name="CharStyle9"><text:span text:style-name="T462"/></text:span></text:p>
      <text:p text:style-name="P2"><text:span text:style-name="CharStyle9"><text:span text:style-name="T462">Jednaké, mäsité a nie prezreté marhule nožom hladko obieliť a do vody dávať. Do nádoby na oheň dá sa tekúcej vody, do vriacej zavaria sa marhule a musia byť do nej cel­kom zanorené, ináčej dostanú čierne </text:span></text:span><text:span text:style-name="CharStyle9"><text:span text:style-name="T505">f</text:span></text:span><text:span text:style-name="CharStyle9"><text:span text:style-name="T462">laky. Marhule na voľ­nom ohni nechať obvariť, od ohňa vzaté a papierom zakryté nechať prestydnúť, na sito vybrať a nechať odtiecť, na vidlič­ku sopchnuť, do pohárov poriadne ukladať, sirupom naplniť a ďalej dľa známeho spôsobu pokračovať.</text:span></text:span></text:p>
      <text:p text:style-name="P1"><text:span text:style-name="CharStyle7"><text:span text:style-name="T462"/></text:span></text:p>
      <text:p text:style-name="P66"><text:span text:style-name="CharStyle9"><text:span text:style-name="T462">389. Sušené marhule v cukre.</text:span></text:span></text:p>
      <text:p text:style-name="P97"><text:span text:style-name="CharStyle73"><text:span text:style-name="T462"/></text:span></text:p>
      <text:p text:style-name="P11"><text:span text:style-name="CharStyle9"><text:span text:style-name="T462">Veľké, v mäse bujné a neprezreté marhule </text:span></text:span><text:span text:style-name="CharStyle18"><text:span text:style-name="T462">prez poly </text:span></text:span><text:span text:style-name="CharStyle9"><text:span text:style-name="T462">prekrojiť a obieliť. Keď sa na riedko srobený sirup varí, v ňom sa nechajú marhule povoľne sv</text:span></text:span><text:span text:style-name="CharStyle9"><text:span text:style-name="T506">a</text:span></text:span><text:span text:style-name="CharStyle9"><text:span text:style-name="T462">riť a pr</text:span></text:span><text:span text:style-name="CharStyle9"><text:span text:style-name="T506">s</text:span></text:span><text:span text:style-name="CharStyle9"><text:span text:style-name="T462">tami sa zkúšajú, či sú aj z vnútra prevarené. Od ohňa vzaté papierom zakryť a nechať stáť. Kde sa viac marhú</text:span></text:span><text:span text:style-name="CharStyle9"><text:span text:style-name="T506">l</text:span></text:span><text:span text:style-name="CharStyle9"><text:span text:style-name="T462"> k zaváraniu chystá, nem</text:span></text:span><text:span text:style-name="CharStyle11"><text:span text:style-name="T462">ajú sa ony na raz zavariť. Na to vyberú sa do hrnčenej misy, na druhý deň rozklásť na sito, saft na ohni nechať sv</text:span></text:span><text:span text:style-name="CharStyle9"><text:span text:style-name="T506">a</text:span></text:span><text:span text:style-name="CharStyle9"><text:span text:style-name="T462">riť, nečistotu z vrchu sberať, odložený nechať vystydn</text:span></text:span><text:span text:style-name="CharStyle9"><text:span text:style-name="T506">u</text:span></text:span><text:span text:style-name="CharStyle9"><text:span text:style-name="T462">ť, na marhule v mise pokladené vyliať a zakryté nechať stáť. Tak sa pokračuje pár razí s marhulami, aby hodne cukroviny do seba vtiahly; ažby malo saftu bolo, pridá sa viac cukru, mar­hule nechajú sa na site odtiecť, na liesku rozostrie sa papier, naň sa marhule jedna vedľa druhej pokladú, na teple nechajú sa povoľne sušiť a každý druhý deň sa prevrátia. Preschnuté </text:span></text:span><text:soft-page-break/><text:span text:style-name="CharStyle9"><text:span text:style-name="T462">marhule poobálajú sa v potlčenom cukru, kladú sa na čistý papier a nechajú sa za pár dní stáť. Pomedzi marhule do po­hárov ukladá sa papier a držia sa na suchom mieste. Takéto marhule sú pre svoju krásu i dobrotu veľmi obľúbené.</text:span></text:span></text:p>
      <text:p text:style-name="P221"><text:span text:style-name="CharStyle9"><text:span text:style-name="T462"/></text:span></text:p>
      <text:p text:style-name="P222"><text:span text:style-name="CharStyle9"><text:span text:style-name="T462">390. Marhule v pare s t</text:span></text:span><text:span text:style-name="CharStyle9"><text:span text:style-name="T506">l</text:span></text:span><text:span text:style-name="CharStyle9"><text:span text:style-name="T462">čeným cukrom.</text:span></text:span></text:p>
      <text:p text:style-name="P223"><text:span text:style-name="CharStyle9"><text:span text:style-name="T462"/></text:span></text:p>
      <text:p text:style-name="P224"><text:span text:style-name="CharStyle9"><text:span text:style-name="T462">Potrebný poče</text:span></text:span><text:span text:style-name="CharStyle9"><text:span text:style-name="T506">ť</text:span></text:span><text:span text:style-name="CharStyle9"><text:span text:style-name="T462"> marhú</text:span></text:span><text:span text:style-name="CharStyle9"><text:span text:style-name="T506">l</text:span></text:span><text:span text:style-name="CharStyle9"><text:span text:style-name="T462"> prez poly prekrojiť, kôstky vy­brať, obieliť, na vidličku sopchnuť, do pohára ukladať, každú vrstvu tlčeným cnkrom posypať, handričkou i mechúrom pev­ne zaviazať, dať do pary a jako s druhými pokračovať. Takto si môže každý marhule zavariť, kto o zaváraní žiadnej vedo­mosti nemá.</text:span></text:span></text:p>
      <text:p text:style-name="P17"><text:span text:style-name="CharStyle91"><text:span text:style-name="T462"/></text:span></text:p>
      <text:p text:style-name="P52"><text:span text:style-name="CharStyle9"><text:span text:style-name="T462">391. Marhulový syr.</text:span></text:span></text:p>
      <text:p text:style-name="P11"><text:span text:style-name="CharStyle9"><text:span text:style-name="T462"/></text:span></text:p>
      <text:p text:style-name="P13"><text:span text:style-name="CharStyle9"><text:span text:style-name="T462">Pekné, žlté a dosť znalé marhule dobrého druhu prez sito pretrieť a tak usporiadať, aby zaraz do cukru prišly. Na funt massy bere sa funt cukru, tento vodou ovlažiť, na ohni variť až do piateho stupňa dľa č. 15., nečistotu sberať, v ňom marhule nechať povariť a ustavične miešať, aby cukor neprihorel. Ke</text:span></text:span><text:span text:style-name="CharStyle9"><text:span text:style-name="T506">ď</text:span></text:span><text:span text:style-name="CharStyle9"><text:span text:style-name="T462"> začína hustnuť, dá sa z neho na tanier, nožom sa hladko do okrúhla na pol druha prsta zhrúbä rozostrie, od­loží sa na chladné miesto a nechá sa za pár dní stáť, aby od vrchu kôrku dostal. Toto sa pozorne z tanierov soberie, na liesku sa rozostrie papier a naň sa táto kôra kladie, nechá sa na teple alebo úvetrí sušiť, každý takýto syr zakrúti sa do čistého papiera a odloží sa na suché miesto.</text:span></text:span></text:p>
      <text:p text:style-name="P67"><text:span text:style-name="CharStyle9"><text:span text:style-name="T462"/></text:span></text:p>
      <text:p text:style-name="P53"><text:span text:style-name="CharStyle18"><text:span text:style-name="T462">392. Marhulový lekvár.</text:span></text:span></text:p>
      <text:p text:style-name="P225"><text:span text:style-name="CharStyle9"><text:span text:style-name="T462"/></text:span></text:p>
      <text:p text:style-name="P226"><text:soft-page-break/><text:span text:style-name="CharStyle9"><text:span text:style-name="T462">Z dobre zralých a mäkkých marhúl kôstky vybrať, mar­hule rozdláviť a prez sito pretrieť. Na funt massy odváži sa </text:span></text:span><text:span text:style-name="CharStyle16"><text:span text:style-name="T506">3/4</text:span></text:span><text:span text:style-name="CharStyle9"><text:span text:style-name="T462"> cukru tento sa vodou ovlaží a nechá sa va</text:span></text:span><text:span text:style-name="CharStyle9"><text:span text:style-name="T506">r</text:span></text:span><text:span text:style-name="CharStyle9"><text:span text:style-name="T462">iť, z vrchu nečistota sa sobere, v ňom sa nechajú marhule variť, ustavič­ne sa miešajú a urobí sa zkúška tým spôsobom, že sa z neho na tanieri nechá vystydn</text:span></text:span><text:span text:style-name="CharStyle9"><text:span text:style-name="T506">u</text:span></text:span><text:span text:style-name="CharStyle9"><text:span text:style-name="T462">ť, ke</text:span></text:span><text:span text:style-name="CharStyle9"><text:span text:style-name="T506">ď</text:span></text:span><text:span text:style-name="CharStyle9"><text:span text:style-name="T462"> sa nerozlieva a sulcuje, vtedy sa od ohňa odloží, nechá sa prestydnuť a naplní sa do pohá­rov jako ostatnie lekváre.</text:span></text:span></text:p>
      <text:p text:style-name="P226"><text:span text:style-name="CharStyle9"><text:span text:style-name="T462"/></text:span></text:p>
      <text:p text:style-name="P118"><text:span text:style-name="CharStyle9"><text:span text:style-name="T462">393. Marhulový lekvár na iný spôso</text:span></text:span><text:span text:style-name="CharStyle9"><text:span text:style-name="T506">b</text:span></text:span></text:p>
      <text:p text:style-name="P11"><text:span text:style-name="CharStyle9"><text:span text:style-name="T462"/></text:span></text:p>
      <text:p text:style-name="P13"><text:span text:style-name="CharStyle9"><text:span text:style-name="T462">Z marhúl kôstky vybrať, v čistej nádobe marhule vodou podliať a na ohni miešať, aby neprihorely; ke</text:span></text:span><text:span text:style-name="CharStyle9"><text:span text:style-name="T506">ď</text:span></text:span><text:span text:style-name="CharStyle9"><text:span text:style-name="T462"> sa rozvarily, pretrú sa prez sito. Na funt marhúl odváži sa </text:span></text:span><text:span text:style-name="CharStyle9"><text:span text:style-name="T506">3/4</text:span></text:span><text:span text:style-name="CharStyle9"><text:span text:style-name="T462"> potlčeného cukru, tento sa v čistej hrnčenej panve s massou smieša a na ohni od spodku po celom dne ustavične mieša. Ke</text:span></text:span><text:span text:style-name="CharStyle9"><text:span text:style-name="T506">ď</text:span></text:span><text:span text:style-name="CharStyle9"><text:span text:style-name="T462"> za­čína hustnuť, urobí sa pr</text:span></text:span><text:span text:style-name="CharStyle9"><text:span text:style-name="T506">o</text:span></text:span><text:span text:style-name="CharStyle9"><text:span text:style-name="T462">ba dľa predošlého spôsobu a s </text:span></text:span><text:span text:style-name="CharStyle11"><text:span text:style-name="T462">ostatním sa tiež tak pokračuje. Marhulový lekvár potrebuje sa k tortám, pečivu, fámom a iným prípravám. Pri varení le­kváru, zvlášte marhu</text:span></text:span><text:span text:style-name="CharStyle9"><text:span text:style-name="T506">l</text:span></text:span><text:span text:style-name="CharStyle9"><text:span text:style-name="T462">ového vyhľadáva sa pozornosť, aby krásu a dobrotu obdržal.</text:span></text:span></text:p>
      <text:p text:style-name="P227"><text:span text:style-name="CharStyle9"><text:span text:style-name="T462"/></text:span></text:p>
      <text:p text:style-name="P228"><text:span text:style-name="CharStyle9"><text:span text:style-name="T462">394. Príprava marhúl v pare k mraziv</text:span></text:span><text:span text:style-name="CharStyle9"><text:span text:style-name="T506">u</text:span></text:span><text:span text:style-name="CharStyle9"><text:span text:style-name="T462">.</text:span></text:span></text:p>
      <text:p text:style-name="P11"><text:span text:style-name="CharStyle9"><text:span text:style-name="T462"/></text:span></text:p>
      <text:p text:style-name="P13"><text:span text:style-name="CharStyle9"><text:span text:style-name="T462">Surové alebo rozvarené marhule prez sito pretrieť, tým­to čisté holbové flaše naplniť, dvojnásobne mechúrom zavia­zať, dať do pary a na suché i chladné miesto odložiť. Ta­</text:span></text:span><text:span text:style-name="CharStyle11"><text:span text:style-name="T462">kéto marhu</text:span></text:span><text:span text:style-name="CharStyle9"><text:span text:style-name="T462">le upotrebujú sa k mraziv</text:span></text:span><text:span text:style-name="CharStyle9"><text:span text:style-name="T506">u</text:span></text:span><text:span text:style-name="CharStyle9"><text:span text:style-name="T462"> alebo sa môže z n</text:span></text:span><text:span text:style-name="CharStyle9"><text:span text:style-name="T506">í</text:span></text:span><text:span text:style-name="CharStyle9"><text:span text:style-name="T462">ch i lekvár urobiť.</text:span></text:span></text:p>
      <text:p text:style-name="P10"><text:span text:style-name="CharStyle93"><text:span text:style-name="T462"/></text:span></text:p>
      <text:p text:style-name="P52"><text:span text:style-name="CharStyle9"><text:span text:style-name="T462">395. Zavárané marhule v cukru.</text:span></text:span></text:p>
      <text:p text:style-name="P18"><text:span text:style-name="CharStyle93"><text:span text:style-name="T462"/></text:span></text:p>
      <text:p text:style-name="P11"><text:soft-page-break/><text:span text:style-name="CharStyle9"><text:span text:style-name="T462">Marhule pre svoju krásu i dobrotu zaslúžia práce a cu­kru. Mäsité a neprezreté marhule prez poly prekrojiť, obieliť a kôstky von vybrať. Na funt marhúľ vezne sa funt fajného cukru, naň sa naleje žajdlík vody a nechá sa spolu variť, ne­čistota z vrchu sa sberá, v ňom sa nechajú marhule za pár minút variť, od ohňa sa odložia, papierom zakryté nechajú sa až do druhého dňa stáť, vyberú sa na sito a nechajú sa odtiecť. Saft z n</text:span></text:span><text:span text:style-name="CharStyle9"><text:span text:style-name="T507">í</text:span></text:span><text:span text:style-name="CharStyle9"><text:span text:style-name="T462">ch na ohni nechať variť, penu z vrchu sberať, nechať vystydn</text:span></text:span><text:span text:style-name="CharStyle9"><text:span text:style-name="T507">u</text:span></text:span><text:span text:style-name="CharStyle9"><text:span text:style-name="T462">ť, marhule poukladať do hrnčenej misy, na ne saft vyliať a za 24 hod</text:span></text:span><text:span text:style-name="CharStyle9"><text:span text:style-name="T507">í</text:span></text:span><text:span text:style-name="CharStyle9"><text:span text:style-name="T462">n nechať stáť. Týmto spôsobom sa viac razí zachádza s marhu</text:span></text:span><text:span text:style-name="CharStyle9"><text:span text:style-name="T507">l</text:span></text:span><text:span text:style-name="CharStyle9"><text:span text:style-name="T462">ami, tieto sa konečne do po­hára poriadne poukladajú, na ne sa vyleje chladný saft a po­háre sa mechúrom zaviažu.</text:span></text:span></text:p>
      <text:p text:style-name="P52"><text:span text:style-name="CharStyle9"><text:span text:style-name="T462"/></text:span></text:p>
      <text:p text:style-name="P54"><text:span text:style-name="CharStyle9"><text:span text:style-name="T462">396. Zavárané maliny v cukre.</text:span></text:span></text:p>
      <text:p text:style-name="P11"><text:span text:style-name="CharStyle11"><text:span text:style-name="T462"/></text:span></text:p>
      <text:p text:style-name="P13"><text:span text:style-name="CharStyle11"><text:span text:style-name="T462">Na funt malín vezne sa funt fajného cukru, naň sa na­leje vody, nechá sa variť, nečistota z vrchu sa sberá, doň sa maliny zavaria, pár kochlov nechá sa vyhodiť, od ohňa vzaté a papierom zakryté nechajú sa až do druhého dňa stáť, na sito vybrať, saft z nich prez sito sa precedí, nechá sa sv</text:span></text:span><text:span text:style-name="CharStyle9"><text:span text:style-name="T507">a</text:span></text:span><text:span text:style-name="CharStyle9"><text:span text:style-name="T462">riť, nečistota z vrchu sa sberá, nechá sa vystydn</text:span></text:span><text:span text:style-name="CharStyle9"><text:span text:style-name="T507">u</text:span></text:span><text:span text:style-name="CharStyle9"><text:span text:style-name="T462">ť a vyleje sa zpátky na maliny. Takto sa pár razí pokračuje, pri po­slednom raze nechá sa saft vystydnúť, z ľahka sa s mali­nami smieša a dá sa do menších pohárov, ktoré sa zaviažu a na suché miesto odložia. Pri varení saftu na to sa pozo­ruje, aby sa nespálil a aby čistý ostal. Takto pripravený saft je čistý a sa sulcuje.</text:span></text:span></text:p>
      <text:p text:style-name="P52"><text:span text:style-name="CharStyle9"><text:span text:style-name="T462"/></text:span></text:p>
      <text:p text:style-name="P54"><text:span text:style-name="CharStyle9"><text:span text:style-name="T462">397. Zavárané maliny v pare.</text:span></text:span></text:p>
      <text:p text:style-name="P11"><text:span text:style-name="CharStyle9"><text:span text:style-name="T462"/></text:span></text:p>
      <text:p text:style-name="P13"><text:soft-page-break/><text:span text:style-name="CharStyle9"><text:span text:style-name="T462">Maliny majú byť celé, veľké a neprezreté. Na funt malín vezne sa </text:span></text:span><text:span text:style-name="CharStyle9"><text:span text:style-name="T507">1/2</text:span></text:span><text:span text:style-name="CharStyle9"><text:span text:style-name="T462"> funta cukru, naň sa naleje vody a nechá</text:span></text:span><text:span text:style-name="CharStyle7"><text:span text:style-name="T462"> </text:span></text:span><text:span text:style-name="CharStyle11"><text:span text:style-name="T462">sa variť, nečistota z vrchu sa sberá, doň dať maliny, po­voľne nechať rozohriať, od ohňa odložiť, papierom zakryť a zakryté až do druhého dňa nechať stáť. Potom na sito vy­brať, odtečený saft nechať variť, penu z vrchu sobra</text:span></text:span><text:span text:style-name="CharStyle9"><text:span text:style-name="T462">ť, saft nechať vystydnúť, s malinami smiešať a nechať stáť, aby sa dobre cukroviny napily. Takéto sa dávajú do menších po­hárov, na vrch dať handričku s mechúrom, to motúzom za­viazať a s pohármi dať do pary.</text:span></text:span></text:p>
      <text:p text:style-name="P52"><text:span text:style-name="CharStyle9"><text:span text:style-name="T462"/></text:span></text:p>
      <text:p text:style-name="P54"><text:span text:style-name="CharStyle9"><text:span text:style-name="T462">398. Príprava malinového saftu.</text:span></text:span></text:p>
      <text:p text:style-name="P11"><text:span text:style-name="CharStyle9"><text:span text:style-name="T462"/></text:span></text:p>
      <text:p text:style-name="P13"><text:span text:style-name="CharStyle9"><text:span text:style-name="T462">Dobre zralé maliny prez čistú šatu sa vytlačia. Na funt čistého saftu vezne sa 24 lôtov cukru, naň naliať vody, ne­chať variť a nečistotu z vrchu sberať; ke</text:span></text:span><text:span text:style-name="CharStyle9"><text:span text:style-name="T507">ď</text:span></text:span><text:span text:style-name="CharStyle9"><text:span text:style-name="T462"> sa lipká, vyleje sa doň saft, to spolu nechať variť, nečistotu z vrchu sberať, nechať vystydnuť, týmto žajdlíkové flaše naplniť, zapchať a zapečatiť.</text:span></text:span></text:p>
      <text:p text:style-name="P240"><text:span text:style-name="CharStyle57"><text:span text:style-name="T462"/></text:span></text:p>
      <text:p text:style-name="P52"><text:span text:style-name="CharStyle9"><text:span text:style-name="T462">399. Malinový saft na iný spôsob.</text:span></text:span></text:p>
      <text:p text:style-name="P11"><text:span text:style-name="CharStyle9"><text:span text:style-name="T462"/></text:span></text:p>
      <text:p text:style-name="P13"><text:span text:style-name="CharStyle9"><text:span text:style-name="T462">Zralé maliny rozmiesiť a dať do čistej nádoby, na ne naliať vody k. p. na 6 holbí malín dá sa holba vody, to na ohni miešať, po vyhodení pár kochlov pod sito misu podloši</text:span></text:span><text:span text:style-name="CharStyle9"><text:span text:style-name="T507">ť</text:span></text:span><text:span text:style-name="CharStyle9"><text:span text:style-name="T462">, maliny na sito vyliať, to sa zakryté na chladné miesto odlož</text:span></text:span><text:span text:style-name="CharStyle9"><text:span text:style-name="T507">i</text:span></text:span><text:span text:style-name="CharStyle9"><text:span text:style-name="T462"> a prez noc sa nechá odtiecť, k malinovému saftu pridať štvrtú čiastku r</text:span></text:span><text:span text:style-name="CharStyle9"><text:span text:style-name="T507">i</text:span></text:span><text:span text:style-name="CharStyle9"><text:span text:style-name="T462">bez</text:span></text:span><text:span text:style-name="CharStyle9"><text:span text:style-name="T507">l</text:span></text:span><text:span text:style-name="CharStyle9"><text:span text:style-name="T462">ového saftu a to spolu odvážiť. Na funt saftu vezne sa 20 lôtov cukru, naň naliať vody, na ohni nechať variť a nečistotu sberať, doň saft vyliať a pod ustavičným miešaním spolu nechať vystydnuť, týmto flaše naplniť a k sulcom potrebovať.</text:span></text:span></text:p>
      <text:p text:style-name="P52"><text:span text:style-name="CharStyle9"><text:span text:style-name="T462"/></text:span></text:p>
      <text:p text:style-name="P54"><text:soft-page-break/><text:span text:style-name="CharStyle9"><text:span text:style-name="T462">400. Malinový saft s octom na pitie.</text:span></text:span></text:p>
      <text:p text:style-name="P11"><text:span text:style-name="CharStyle9"><text:span text:style-name="T462"/></text:span></text:p>
      <text:p text:style-name="P13"><text:span text:style-name="CharStyle9"><text:span text:style-name="T462">Do hrnca dať </text:span></text:span><text:span text:style-name="CharStyle9"><text:span text:style-name="T507">š</text:span></text:span><text:span text:style-name="CharStyle9"><text:span text:style-name="T462">esť holbí malín, do n</text:span></text:span><text:span text:style-name="CharStyle9"><text:span text:style-name="T507">í</text:span></text:span><text:span text:style-name="CharStyle9"><text:span text:style-name="T462">ch vyliať dve holby vínového octu, pevne zaviazať, za pár dní na chladnom mieste nechať stáť a na čistú šatu vyliať, pod ktorou sa misa nachádza, aby čistý saft ztiekol. Na funt saftu vezne sa</text:span></text:span><text:span text:style-name="CharStyle23"><text:span text:style-name="T462"> </text:span></text:span><text:span text:style-name="CharStyle9"><text:span text:style-name="T462">funt cukru, to sa spolu nechá variť a pena z vrchu sa sberá. Ke</text:span></text:span><text:span text:style-name="CharStyle9"><text:span text:style-name="T507">ď</text:span></text:span><text:span text:style-name="CharStyle9"><text:span text:style-name="T462"> je tekutina čistá, vezne sa od ohňa preč a nechá sa vystydnuť, ňou sa flaše naplnia, potom sa zapchajú a zapečatia. Ke</text:span></text:span><text:span text:style-name="CharStyle9"><text:span text:style-name="T507">ď</text:span></text:span><text:span text:style-name="CharStyle9"><text:span text:style-name="T462"> je horúci čas, dá sa do pohára chladnej vody, doň sa zamieša za pár ližíc saftu, a to slúži k pitiu. Poostalé ma­liny môžu sa na ocot upotrebiť.</text:span></text:span></text:p>
      <text:p text:style-name="P52"><text:span text:style-name="CharStyle9"><text:span text:style-name="T462"/></text:span></text:p>
      <text:p text:style-name="P54"><text:span text:style-name="CharStyle9"><text:span text:style-name="T462">401. Malinový saft na iný spôsob.</text:span></text:span></text:p>
      <text:p text:style-name="P11"><text:span text:style-name="CharStyle9"><text:span text:style-name="T462"/></text:span></text:p>
      <text:p text:style-name="P13"><text:span text:style-name="CharStyle9"><text:span text:style-name="T462">Do hrnca sa dá toľko malín, koľko saftu potrebné bude. Do n</text:span></text:span><text:span text:style-name="CharStyle9"><text:span text:style-name="T507">í</text:span></text:span><text:span text:style-name="CharStyle9"><text:span text:style-name="T462">ch sa zamieša žajdlík vínového octu a to sa za pár dní na chladnom mieste nechá stáť, pokým maliny saft so seba nevydajú. Pod čisté sito podloží sa misa, maliny sa na sito vysypú a to sa zakryté nechá prez noc odtiecť. Na funt saftu vezne sa funt cukru, to sa spolu smieša, v čistej ná­dobe na ohni sa sv</text:span></text:span><text:span text:style-name="CharStyle9"><text:span text:style-name="T507">a</text:span></text:span><text:span text:style-name="CharStyle9"><text:span text:style-name="T462">r</text:span></text:span><text:span text:style-name="CharStyle9"><text:span text:style-name="T507">í</text:span></text:span><text:span text:style-name="CharStyle9"><text:span text:style-name="T462"> a pena sa z vrchu sberá. Čistá te­kutina odloží sa na stranu a nechá sa vystydn</text:span></text:span><text:span text:style-name="CharStyle9"><text:span text:style-name="T507">u</text:span></text:span><text:span text:style-name="CharStyle9"><text:span text:style-name="T462">ť, ňou sa flaše naplnia, tieto sa zapchajú, zapečatia a držia sa na chladnom mieste. Tento saft jako i predošlý sa upotrebuje k pitiu pre nemocného.</text:span></text:span></text:p>
      <text:p text:style-name="P52"><text:span text:style-name="CharStyle9"><text:span text:style-name="T462"/></text:span></text:p>
      <text:p text:style-name="P54"><text:span text:style-name="CharStyle9"><text:span text:style-name="T462">402. Príprava malinového saftu k mraziv</text:span></text:span><text:span text:style-name="CharStyle9"><text:span text:style-name="T507">u</text:span></text:span><text:span text:style-name="CharStyle9"><text:span text:style-name="T462">.</text:span></text:span></text:p>
      <text:p text:style-name="P11"><text:span text:style-name="CharStyle9"><text:span text:style-name="T462"/></text:span></text:p>
      <text:p text:style-name="P13"><text:span text:style-name="CharStyle9"><text:span text:style-name="T462">Prez sito pretreté maliny dajú sa do fliaš, tieto sa dvoj­násobne mechúrom zaviažu a v pare sa nechajú povoľne sohrievať. Ke</text:span></text:span><text:span text:style-name="CharStyle9"><text:span text:style-name="T507">ď</text:span></text:span><text:span text:style-name="CharStyle9"><text:span text:style-name="T462"> sa začínajú variť, má sa na to pozorovať, aby každá flaša rovnakú horúčosť </text:span></text:span><text:soft-page-break/><text:span text:style-name="CharStyle9"><text:span text:style-name="T462">dostala a všetko dokonále sa sv</text:span></text:span><text:span text:style-name="CharStyle9"><text:span text:style-name="T507">a</text:span></text:span><text:span text:style-name="CharStyle9"><text:span text:style-name="T462">rilo. Potom sa od ohňa odložia a vrch sa zakryje, aby para von nevyšla. Konečne sa nechá celkom vystydn</text:span></text:span><text:span text:style-name="CharStyle9"><text:span text:style-name="T507">u</text:span></text:span><text:span text:style-name="CharStyle9"><text:span text:style-name="T462">ť a odloží sa na suché a chladné miesto.</text:span></text:span></text:p>
      <text:p text:style-name="P52"><text:span text:style-name="CharStyle9"><text:span text:style-name="T462"/></text:span></text:p>
      <text:p text:style-name="P54"><text:span text:style-name="CharStyle9"><text:span text:style-name="T462">403. Malinový lekvár.</text:span></text:span></text:p>
      <text:p text:style-name="P11"><text:span text:style-name="CharStyle9"><text:span text:style-name="T462"/></text:span></text:p>
      <text:p text:style-name="P13"><text:span text:style-name="CharStyle9"><text:span text:style-name="T462">Potrebná miera malín pretrie sa prez sito. Na funt saftu vezne sa </text:span></text:span><text:span text:style-name="CharStyle9"><text:span text:style-name="T507">3/4 f</text:span></text:span><text:span text:style-name="CharStyle9"><text:span text:style-name="T462">ajného, hrubo potlčeného cukru, to sa spolu smieša, nechá sa variť, po celom dne sa od spodku mieša, po dobrom povarení pena sa sberá a pri dováran</text:span></text:span><text:span text:style-name="CharStyle9"><text:span text:style-name="T507">í </text:span></text:span><text:span text:style-name="CharStyle9"><text:span text:style-name="T462">urobí sa spomenutá pr</text:span></text:span><text:span text:style-name="CharStyle9"><text:span text:style-name="T507">o</text:span></text:span><text:span text:style-name="CharStyle9"><text:span text:style-name="T462">ba, či sa už sulcuje. Jestli sa sul­cuje, vezne sa od ohňa preč, nechá sa vystydnuť a nalieva sa do pohárov. Ke</text:span></text:span><text:span text:style-name="CharStyle9"><text:span text:style-name="T507">ď</text:span></text:span><text:span text:style-name="CharStyle9"><text:span text:style-name="T462"> sa neberie fajný cukor, má sa na funt saftu funt obyčajného cukru vziať, tento vodou ovlažiť, ne­chať variť a nečistotu z vrchu sberať. Ke</text:span></text:span><text:span text:style-name="CharStyle9"><text:span text:style-name="T507">ď</text:span></text:span><text:span text:style-name="CharStyle9"><text:span text:style-name="T462"> začne cukor perly robiť a ke</text:span></text:span><text:span text:style-name="CharStyle9"><text:span text:style-name="T507">ď</text:span></text:span><text:span text:style-name="CharStyle9"><text:span text:style-name="T462"> je čistý, dá sa doň saft, ustavične sa mieša a urobí sa pr</text:span></text:span><text:span text:style-name="CharStyle9"><text:span text:style-name="T507">o</text:span></text:span><text:span text:style-name="CharStyle9"><text:span text:style-name="T462">ba. Pri dováran</text:span></text:span><text:span text:style-name="CharStyle9"><text:span text:style-name="T507">í</text:span></text:span><text:span text:style-name="CharStyle9"><text:span text:style-name="T462"> nechá sa na voľnom ohni variť, ináčej sa spáli a utratí na barve i na chuti.</text:span></text:span></text:p>
      <text:p text:style-name="P2"><text:span text:style-name="CharStyle16"><text:span text:style-name="T462"/></text:span></text:p>
      <text:p text:style-name="P8"><text:span text:style-name="CharStyle16"><text:span text:style-name="T462"/></text:span></text:p>
      <text:p text:style-name="P8"><text:span text:style-name="CharStyle16"><text:span text:style-name="T462">C) Čiastka.</text:span></text:span></text:p>
      <text:p text:style-name="P3"><text:span text:style-name="CharStyle18"><text:span text:style-name="T462"/></text:span></text:p>
      <text:p text:style-name="P9"><text:span text:style-name="CharStyle18"><text:span text:style-name="T462">O zaváraní jahôd, hrušiek, dýň a drienok.</text:span></text:span></text:p>
      <text:p text:style-name="P52"><text:span text:style-name="CharStyle9"><text:span text:style-name="T462"/></text:span></text:p>
      <text:p text:style-name="P54"><text:span text:style-name="CharStyle9"><text:span text:style-name="T462">404. Zavárané jahody v cukre.</text:span></text:span></text:p>
      <text:p text:style-name="P11"><text:span text:style-name="CharStyle9"><text:span text:style-name="T462"/></text:span></text:p>
      <text:p text:style-name="P13"><text:span text:style-name="CharStyle9"><text:span text:style-name="T462">Jahody majú byť veľké a v masse tuhé. Na funt jahôd vezne sa funt fajného cukru, naň sa naleje pol žajdlíka vody, nechá sa variť, nečistota z vrchu sa sberá, vriaci cukor vy­leje sa na všetke jahody, tieto papierom zakryté nechajú sa až do druhého dňa stáť a vyberú sa na sito. Zcedený </text:span></text:span><text:soft-page-break/><text:span text:style-name="CharStyle9"><text:span text:style-name="T462">saft nechá sa variť, z vrchu nečistota sa sberá, saft sa nechá na strane vystydnuť, jahody sa dajú zpátky do misy, na ne sa saft vyleje a zakryté sa nechaj</text:span></text:span><text:span text:style-name="CharStyle9"><text:span text:style-name="T507">ú</text:span></text:span><text:span text:style-name="CharStyle9"><text:span text:style-name="T462"> za 24 hodín stáť. Takto sa ešte trirazí opakuje, aby sa jahody dobre napily cukru, na treťom raze dajú sa do menších pohárov a na ne vyliať vyprobovaný saft. Ažby saft bol vodovitý, nechajú sa jahody ešte raz na site odtiecť, smiešajú sa s prevareným saftom a dajú sa zpátky do pohárov. Takýmito jahodami sa smotánkové fámy krášlia.</text:span></text:span></text:p>
      <text:p text:style-name="P52"><text:span text:style-name="CharStyle9"><text:span text:style-name="T462"/></text:span></text:p>
      <text:p text:style-name="P54"><text:span text:style-name="CharStyle9"><text:span text:style-name="T462">405. Jahodový lekvár.</text:span></text:span></text:p>
      <text:p text:style-name="P11"><text:span text:style-name="CharStyle9"><text:span text:style-name="T462"/></text:span></text:p>
      <text:p text:style-name="P13"><text:span text:style-name="CharStyle9"><text:span text:style-name="T462">Potrebná miera jahôd pretrie sa prez sito. Na funt saftu vezme sa </text:span></text:span><text:span text:style-name="CharStyle9"><text:span text:style-name="T508">½ </text:span></text:span><text:span text:style-name="CharStyle9"><text:span text:style-name="T462">hrubo potlčeného cukru, to sa spolu smieša a na ohni sa ustavične mieša. Ke</text:span></text:span><text:span text:style-name="CharStyle9"><text:span text:style-name="T508">ď</text:span></text:span><text:span text:style-name="CharStyle9"><text:span text:style-name="T462"> sa saft dobre po­varil, sobere sa z vrchu pena a pri dováran</text:span></text:span><text:span text:style-name="CharStyle9"><text:span text:style-name="T508">í</text:span></text:span><text:span text:style-name="CharStyle9"><text:span text:style-name="T462"> sa často pr</text:span></text:span><text:span text:style-name="CharStyle9"><text:span text:style-name="T508">o</text:span></text:span><text:span text:style-name="CharStyle9"><text:span text:style-name="T462">ba</text:span></text:span><text:span text:style-name="CharStyle7"><text:span text:style-name="T462"> </text:span></text:span><text:span text:style-name="CharStyle9"><text:span text:style-name="T462">robí, aby sa nespálil. Potom od ohňa preč vziať, nechať prestydnúť a poháre ním naplniť.</text:span></text:span></text:p>
      <text:p text:style-name="P229"><text:span text:style-name="CharStyle9"><text:span text:style-name="T462"/></text:span></text:p>
      <text:p text:style-name="P230"><text:span text:style-name="CharStyle9"><text:span text:style-name="T462">406. Jahodový saft v pare k mraziv</text:span></text:span><text:span text:style-name="CharStyle9"><text:span text:style-name="T508">u</text:span></text:span><text:span text:style-name="CharStyle9"><text:span text:style-name="T462">.</text:span></text:span></text:p>
      <text:p text:style-name="P11"><text:span text:style-name="CharStyle9"><text:span text:style-name="T462"/></text:span></text:p>
      <text:p text:style-name="P13"><text:span text:style-name="CharStyle9"><text:span text:style-name="T462">Potrebnú mieru jahôd prez sito pretrieť, týmto flaše na­plniť, dvojnásobne mechúrom zaviazať, dať do pary a jako s inším ovocím </text:span></text:span><text:span text:style-name="CharStyle9"><text:span text:style-name="T509">ď</text:span></text:span><text:span text:style-name="CharStyle9"><text:span text:style-name="T462">alej pokračovať.</text:span></text:span></text:p>
      <text:p text:style-name="P52"><text:span text:style-name="CharStyle9"><text:span text:style-name="T462"/></text:span></text:p>
      <text:p text:style-name="P54"><text:span text:style-name="CharStyle9"><text:span text:style-name="T462">407. Drobné voňavé hrušky v pare.</text:span></text:span></text:p>
      <text:p text:style-name="P11"><text:span text:style-name="CharStyle9"><text:span text:style-name="T462"/></text:span></text:p>
      <text:p text:style-name="P13"><text:span text:style-name="CharStyle9"><text:span text:style-name="T462">S týmito hruškami je dosť veľká robota, lež dobre sa dajú upotrebiť k okrášleniu fámov, kompotov a iných roz­manitých cukrových vecí. Keď sú ešte pred dozretím tvrdé, odrežú sa so stopkou a šupa sa nožom soškrabe, aby stepka biela ostala; potom sa do okrúhla a na hladko </text:span></text:span><text:soft-page-break/><text:span text:style-name="CharStyle9"><text:span text:style-name="T462">obielia a dá­vajú sa do studenej vody, ešte raz sa vo vode vymyjú a dajú sa do čistej nádoby, na ne sa vytisne z citrona šťava, v nej sa poobracajú, na ne sa dá kus cukru a doleje sa tekúcou vo­dou, aby hrušky celkom zanorené boly. Takto sa nechajú na ohni sv</text:span></text:span><text:span text:style-name="CharStyle9"><text:span text:style-name="T509">a</text:span></text:span><text:span text:style-name="CharStyle9"><text:span text:style-name="T462">riť, odložené a papierom zakryté nechajú sa až do druhého dňa stáť, na funt hrušiek vezne sa </text:span></text:span><text:span text:style-name="CharStyle9"><text:span text:style-name="T509">3/4</text:span></text:span><text:span text:style-name="CharStyle9"><text:span text:style-name="T462"> funta fajného cukru, naň sa naleje vody, nechá sa na ohni variť, ne­čistota z vrchu sa sobere, doň sa hrušky zavaria, pár kochlov sa nechá vyhodiť a z ohňa odložené a papierom zakryté nehajú sa za 24 hodín stáť. Potom sa vyberú na sito, saft sa prez serv</text:span></text:span><text:span text:style-name="CharStyle9"><text:span text:style-name="T509">y</text:span></text:span><text:span text:style-name="CharStyle9"><text:span text:style-name="T462">t precedí a nechá sa variť, nečistota z vrchu sa sberá, saft sa nechá vystydn</text:span></text:span><text:span text:style-name="CharStyle9"><text:span text:style-name="T509">u</text:span></text:span><text:span text:style-name="CharStyle9"><text:span text:style-name="T462">ť, hrušky sa poklad</text:span></text:span><text:span text:style-name="CharStyle9"><text:span text:style-name="T509">ú</text:span></text:span><text:span text:style-name="CharStyle9"><text:span text:style-name="T462"> do men­ších pohárov, tieto sa saftom doplnia a mechúrom zaviazané dajú sa do pary.</text:span></text:span></text:p>
      <text:p text:style-name="P269"><text:span text:style-name="CharStyle9"><text:span text:style-name="T462"/></text:span></text:p>
      <text:p text:style-name="P268"><text:span text:style-name="CharStyle9"><text:span text:style-name="T462">408. Voňavé svätoj</text:span></text:span><text:span text:style-name="CharStyle9"><text:span text:style-name="T509">a</text:span></text:span><text:span text:style-name="CharStyle9"><text:span text:style-name="T462">nske hrušky v pare.</text:span></text:span></text:p>
      <text:p text:style-name="P11"><text:span text:style-name="CharStyle9"><text:span text:style-name="T462"/></text:span></text:p>
      <text:p text:style-name="P13"><text:span text:style-name="CharStyle9"><text:span text:style-name="T462">Hrušky zo stromu pred dozretím so stopkami sobrať, zo stopky odrezať, nožom soškrabať, z hrubšieho konca do rovn</text:span></text:span><text:span text:style-name="CharStyle9"><text:span text:style-name="T509">a</text:span></text:span><text:span text:style-name="CharStyle9"><text:span text:style-name="T462"> srezať, prostriedok do okrúhla vykrojiť, do hladka obieliť, do chladnej vody hádzať, čisté ešte raz premyť, dať do čistej hrnčenej nádoby, do n</text:span></text:span><text:span text:style-name="CharStyle9"><text:span text:style-name="T509">í</text:span></text:span><text:span text:style-name="CharStyle9"><text:span text:style-name="T462">ch z citrona šťavu vytisnuť, v nej poobálať, na ne tekúcej vody naliať a kus cukru pridať, na ohn</text:span></text:span><text:span text:style-name="CharStyle9"><text:span text:style-name="T509">í</text:span></text:span><text:span text:style-name="CharStyle9"><text:span text:style-name="T462"> nechať variť a na to pozorovať, aby hrušky v </text:span></text:span><text:span text:style-name="CharStyle9"><text:span text:style-name="T509">s</text:span></text:span><text:span text:style-name="CharStyle9"><text:span text:style-name="T462">a</text:span></text:span><text:span text:style-name="CharStyle9"><text:span text:style-name="T509">f</text:span></text:span><text:span text:style-name="CharStyle9"><text:span text:style-name="T462">te zanorené boly, ináčej by dostaly čierne tlaky; od ohňa odložené papierom zakryť a do druhého dňa nechať stáť. Na funt hrušiek vezne sa </text:span></text:span><text:span text:style-name="CharStyle9"><text:span text:style-name="T509">¾ </text:span></text:span><text:span text:style-name="CharStyle9"><text:span text:style-name="T462">funta fajnového cukru, naň sa na­leje vody a nechá sa variť, nečistota z vrchu sa sberá, doň sa dajú hrušky, pár kochl</text:span></text:span><text:span text:style-name="CharStyle9"><text:span text:style-name="T509">í</text:span></text:span><text:span text:style-name="CharStyle9"><text:span text:style-name="T462">kov nechá sa vyhodiť, z ohňa vzaté a papierom zakryté nechajú sa za 24 hodín stáť, vy­berú sa na sito, saft z nich prez servyt sa precedí a nechá sa variť, nečistota z vrchu sa soberie, hrušky do pohárov po­riadne uklásť a na ne </text:span></text:span><text:soft-page-break/><text:span text:style-name="CharStyle9"><text:span text:style-name="T462">saft vy</text:span></text:span><text:span text:style-name="CharStyle9"><text:span text:style-name="T509">li</text:span></text:span><text:span text:style-name="CharStyle9"><text:span text:style-name="T462">ať, aby celkom zanorené boly. Jestliby saftu chybovalo, doplní sa pod č. 351. udaným si­rupom, na vrch sa dá čistá handrička s mechúrom, to sa za­viaže a poháre dajú sa do pary.</text:span></text:span></text:p>
      <text:p text:style-name="P52"><text:span text:style-name="CharStyle9"><text:span text:style-name="T462"/></text:span></text:p>
      <text:p text:style-name="P54"><text:span text:style-name="CharStyle9"><text:span text:style-name="T462">409. Zavárané hrušky v cukre.</text:span></text:span></text:p>
      <text:p text:style-name="P11"><text:span text:style-name="CharStyle9"><text:span text:style-name="T462"/></text:span></text:p>
      <text:p text:style-name="P13"><text:span text:style-name="CharStyle9"><text:span text:style-name="T462">S čistením a obáraním hrušiek sa zachádza dľa pre­došlého spôsobu. Na funt hrušiek vezne sa funt </text:span></text:span><text:span text:style-name="CharStyle9"><text:span text:style-name="T509">f</text:span></text:span><text:span text:style-name="CharStyle9"><text:span text:style-name="T462">ajného cukru, naň naliať vody, nechať variť, nečistotu z vrchu sberať, doň hrušky zavariť, pár kochlov nechať vyhodiť, od ohňa vziať a papierom zakryté za 24 hodín nechať stáť, na sito vybrať, prez servyt precedený saft nechať variť, nečistotu z vrchu sberať a saft nechať vystydn</text:span></text:span><text:span text:style-name="CharStyle9"><text:span text:style-name="T509">u</text:span></text:span><text:span text:style-name="CharStyle9"><text:span text:style-name="T462">ť. Hrušky dajú sa zpátky do nádoby, na ne sa cukor vyleje, papierom sa zakryje a tak sa par razí pokračuje. Hrušky poriadne do pohára uklásť, na ne chladný cukor vyliať a papierom dvojnásobne zaviazať.</text:span></text:span></text:p>
      <text:p text:style-name="P271"><text:span text:style-name="CharStyle9"><text:span text:style-name="T462"/></text:span></text:p>
      <text:p text:style-name="P270"><text:span text:style-name="CharStyle9"><text:span text:style-name="T462">410. Cisárske hrušky v cukre zavariť.</text:span></text:span></text:p>
      <text:p text:style-name="P11"><text:span text:style-name="CharStyle9"><text:span text:style-name="T462"/></text:span></text:p>
      <text:p text:style-name="P13"><text:span text:style-name="CharStyle9"><text:span text:style-name="T462">Hrušky dobrého druhu, avšak nie piesočnaté, pred do­zretím zo stromu sobrať, s čistením zachádzať dľa pre­došlého spôsobu, do chladnej vody dávať, čisto premyť a dať do nádoby, na ne z citrona šťavu vystisnuť a kus cukru pridať, tekúcej vody doliať a dať na oheň, pár kochlov nechať vyhodiť a </text:span></text:span><text:span text:style-name="CharStyle9"><text:span text:style-name="T509">ď</text:span></text:span><text:span text:style-name="CharStyle9"><text:span text:style-name="T462">alej pokračovať jako zvýš stojí. Cisárske hrušky môžu sa celé alebo prez poly prekrojené, alebo na štvr</text:span></text:span><text:span text:style-name="CharStyle9"><text:span text:style-name="T509">ť</text:span></text:span><text:span text:style-name="CharStyle9"><text:span text:style-name="T462">ky pokrájané zavariť.</text:span></text:span></text:p>
      <text:p text:style-name="P52"><text:span text:style-name="CharStyle9"><text:span text:style-name="T462"/></text:span></text:p>
      <text:p text:style-name="P54"><text:span text:style-name="CharStyle9"><text:span text:style-name="T462">411. Sušené hrušky.</text:span></text:span></text:p>
      <text:p text:style-name="P11"><text:span text:style-name="CharStyle9"><text:span text:style-name="T462"/></text:span></text:p>
      <text:p text:style-name="P13"><text:soft-page-break/><text:span text:style-name="CharStyle9"><text:span text:style-name="T462">S hruškami sa zachádza dľa predošlého spôsobu, len že sa nechajú dlhšie v cukre; potom na site nechať odtiecť, na liesky rozostri</text:span></text:span><text:span text:style-name="CharStyle9"><text:span text:style-name="T509">e</text:span></text:span><text:span text:style-name="CharStyle9"><text:span text:style-name="T462">ť papier a naň klásť hrušky jednu vedľa druhej, na teplom mieste nechať sušiť a saft z nich vyvariť. Ke</text:span></text:span><text:span text:style-name="CharStyle9"><text:span text:style-name="T509">ď</text:span></text:span><text:span text:style-name="CharStyle9"><text:span text:style-name="T462"> hrušky dobre obschly, omáčajú sa do vyvareného saftu, nechajú sa odtiecť, na čistý papier sa kladú a nechajú sa povoľne sušiť, aby dostaly tenkú kôročku. Až potrebné bude, môžu sa v tlčenom cukru poobálať, nechajú sa sušiť, do pohárov pomedzi papier sa poklad</text:span></text:span><text:span text:style-name="CharStyle9"><text:span text:style-name="T509">ú</text:span></text:span><text:span text:style-name="CharStyle9"><text:span text:style-name="T462"> a držia sa na su­chom mieste. Pozostalý cukor môže sa spotrebovať do lekváru.</text:span></text:span></text:p>
      <text:p text:style-name="P52"><text:span text:style-name="CharStyle9"><text:span text:style-name="T462"/></text:span></text:p>
      <text:p text:style-name="P54"><text:span text:style-name="CharStyle9"><text:span text:style-name="T462">412. Zavárané dyne v cukre.</text:span></text:span></text:p>
      <text:p text:style-name="P11"><text:span text:style-name="CharStyle9"><text:span text:style-name="T462"/></text:span></text:p>
      <text:p text:style-name="P13"><text:span text:style-name="CharStyle9"><text:span text:style-name="T462">Neprezrite dyne ananásového alebo iného druhu na štvrťky rozkrájať, z vnútra mäso do zralého vykrájať, kôrku do hladka srezať, aby nič zrebnatého neostalo, a na po­riadne kúsky pokrájať, aby v pohároch pekne vyzeralo a aby dyne z razu rozozn</text:span></text:span><text:span text:style-name="CharStyle9"><text:span text:style-name="T509">a</text:span></text:span><text:span text:style-name="CharStyle9"><text:span text:style-name="T462">t</text:span></text:span><text:span text:style-name="CharStyle9"><text:span text:style-name="T509">é</text:span></text:span><text:span text:style-name="CharStyle9"><text:span text:style-name="T462"> boly. Na ne naliať tekúcej vody, dať na oheň a nechať pár kochl</text:span></text:span><text:span text:style-name="CharStyle9"><text:span text:style-name="T509">í</text:span></text:span><text:span text:style-name="CharStyle9"><text:span text:style-name="T462">kov vyhodiť, od ohňa od­ložené a papierom zakryté až do druhého dňa nechať stáť, a na čistú šatu vybrať. Na funt dyne v</text:span></text:span><text:span text:style-name="CharStyle9"><text:span text:style-name="T509">e</text:span></text:span><text:span text:style-name="CharStyle9"><text:span text:style-name="T462">zne sa </text:span></text:span><text:span text:style-name="CharStyle95"><text:span text:style-name="T509">1/2</text:span></text:span><text:span text:style-name="CharStyle9"><text:span text:style-name="T462"> fajného cukru, naň vody naliať, na ohni nechať variť, nečistotu z vrchu sberať, doň dyňu dať a pár kochlov nechať vyhodiť, z ohňa vzaté papierom zakryť, až do druhého dňa nechať stáť a na sito vybrať. Ešte raz toľko cukru odvážiť, vodou ovlažiť, na ohni nechať sv</text:span></text:span><text:span text:style-name="CharStyle9"><text:span text:style-name="T509">a</text:span></text:span><text:span text:style-name="CharStyle9"><text:span text:style-name="T462">riť, do tohoto saft z dýň precediť, nediať sv</text:span></text:span><text:span text:style-name="CharStyle9"><text:span text:style-name="T509">a</text:span></text:span><text:span text:style-name="CharStyle9"><text:span text:style-name="T462">riť a penu z vrchu sberať. Keď sa saft medzi prstami lipká, na stranu sa odloží a nechá sa vystydn</text:span></text:span><text:span text:style-name="CharStyle9"><text:span text:style-name="T509">u</text:span></text:span><text:span text:style-name="CharStyle9"><text:span text:style-name="T462">ť, dyne sa zpátky do misy pokladú, na ne sa cukor vyleje a</text:span></text:span><text:span text:style-name="CharStyle23"><text:span text:style-name="T462"> </text:span></text:span><text:span text:style-name="CharStyle9"><text:span text:style-name="T462">papierom zakryté nechá sa za 24 hodín stáť. Takto sa ešte pár razí pokračuje, aby sa dyne cukroviny dobre napily a aby mäso tuhé ostalo, ku koncu sa nechajú na site odtiecť, saft sa vyvarí, dyne sa do </text:span></text:span><text:soft-page-break/><text:span text:style-name="CharStyle9"><text:span text:style-name="T462">pohárov poriadne poklad</text:span></text:span><text:span text:style-name="CharStyle9"><text:span text:style-name="T509">ú</text:span></text:span><text:span text:style-name="CharStyle9"><text:span text:style-name="T462">, do n</text:span></text:span><text:span text:style-name="CharStyle9"><text:span text:style-name="T509">í</text:span></text:span><text:span text:style-name="CharStyle9"><text:span text:style-name="T462">ch sa cukor vyleje a to sa mechúrom zaviaže.</text:span></text:span></text:p>
      <text:p text:style-name="P52"><text:span text:style-name="CharStyle9"><text:span text:style-name="T462"/></text:span></text:p>
      <text:p text:style-name="P54"><text:span text:style-name="CharStyle9"><text:span text:style-name="T462">413. Zavárané dyne v pare.</text:span></text:span></text:p>
      <text:p text:style-name="P11"><text:span text:style-name="CharStyle9"><text:span text:style-name="T462"/></text:span></text:p>
      <text:p text:style-name="P272"><text:span text:style-name="CharStyle9"><text:span text:style-name="T462">S dynovými kôrkami sa pokračuje dľa predošlého spô­sobu. Na funt kôrok vezne sa </text:span></text:span><text:span text:style-name="CharStyle9"><text:span text:style-name="T509">3/4</text:span></text:span><text:span text:style-name="CharStyle9"><text:span text:style-name="T462"> cukru, naň sa naleje vody a nechá sa sv</text:span></text:span><text:span text:style-name="CharStyle9"><text:span text:style-name="T509">a</text:span></text:span><text:span text:style-name="CharStyle9"><text:span text:style-name="T462">riť, nečistota z vrchu sa sberá, doň sa dajú dyne, pár kochlov nechá sa vyhodiť, z ohňa odložené papierom sa zakryjú a za 24 hodín nechajú sa na chladnom stáť, na sito sa vyberú, saft sa prez serv</text:span></text:span><text:span text:style-name="CharStyle9"><text:span text:style-name="T509">y</text:span></text:span><text:span text:style-name="CharStyle9"><text:span text:style-name="T462">t do čistej nádoby precedí, nechá sa variť a nečistota z vrchu sa sberá. Ke</text:span></text:span><text:span text:style-name="CharStyle9"><text:span text:style-name="T509">ď</text:span></text:span><text:span text:style-name="CharStyle9"><text:span text:style-name="T462"> sa saft na prsty lipká, nechá sa vystydnuť, dyne sa do menších pohárov ukládajú, tieto sa naplnia saftom, na vrch pr</text:span></text:span><text:span text:style-name="CharStyle9"><text:span text:style-name="T509">í</text:span></text:span><text:span text:style-name="CharStyle9"><text:span text:style-name="T462">nde handrička s mechúrom, to sa pevne zaviaže a dá do pary.</text:span></text:span></text:p>
      <text:p text:style-name="P52"><text:span text:style-name="CharStyle9"><text:span text:style-name="T462"/></text:span></text:p>
      <text:p text:style-name="P54"><text:span text:style-name="CharStyle9"><text:span text:style-name="T462">414. Sušené dyne.</text:span></text:span></text:p>
      <text:p text:style-name="P4"><text:span text:style-name="CharStyle64"><text:span text:style-name="T462"/></text:span></text:p>
      <text:p text:style-name="P11"><text:span text:style-name="CharStyle9"><text:span text:style-name="T462">S dyňovými kôrkami sa zachádza dľa č. 412. v cukre nechajú sa o pár dní dlhšie stáť a cukor sa tiež ľahšie nechá vyvariť. Ke</text:span></text:span><text:span text:style-name="CharStyle9"><text:span text:style-name="T509">ď</text:span></text:span><text:span text:style-name="CharStyle9"><text:span text:style-name="T462"> sa dyne saftu dobre napily, nechajú sa na site odtiecť, na liesku sa papier rozostrie, naň sa kôrky jedna vedľa druhej ukladajú a nechajú sa na letnom mieste sušiť. Saft prevariť a na stranu odložiť, obschnuté dyne dľa potreby do saftu omáčať a porozkladané nechať sušiť. Sušenie ovocia potrebuje dlhší </text:span></text:span><text:span text:style-name="CharStyle9"><text:span text:style-name="T509">č</text:span></text:span><text:span text:style-name="CharStyle9"><text:span text:style-name="T462">as a náhliť sa nedá. Na suchom mieste a na úvetrí môže za týdne byť porozkladané. Kto sa so sušením ovocia rád zapodieva, má vždy svoju prácu zaplatenú, pone­váč jedon funt stojí 4—5 zlatých.</text:span></text:span></text:p>
      <text:p text:style-name="P52"><text:span text:style-name="CharStyle9"><text:span text:style-name="T462"/></text:span></text:p>
      <text:p text:style-name="P54"><text:soft-page-break/><text:span text:style-name="CharStyle9"><text:span text:style-name="T462">415. Oranžové kôrky v cukre.</text:span></text:span></text:p>
      <text:p text:style-name="P11"><text:span text:style-name="CharStyle9"><text:span text:style-name="T462"/></text:span></text:p>
      <text:p text:style-name="P13"><text:span text:style-name="CharStyle9"><text:span text:style-name="T462">Oranže, ktoré majú hrubú kôrku, od mäsa oddeliť, biele srezať, na ne naliať vody, na ohni nechať variť a potom nechať vystydn</text:span></text:span><text:span text:style-name="CharStyle9"><text:span text:style-name="T509">u</text:span></text:span><text:span text:style-name="CharStyle9"><text:span text:style-name="T462">ť. Dľa kôrok vezne sa potrebná miera cukru, naň vody naliať, nechať variť a nečistotu z vr</text:span></text:span><text:span text:style-name="CharStyle9"><text:span text:style-name="T509">c</text:span></text:span><text:span text:style-name="CharStyle9"><text:span text:style-name="T462">hu sbera</text:span></text:span><text:span text:style-name="CharStyle9"><text:span text:style-name="T509">ť</text:span></text:span><text:span text:style-name="CharStyle9"><text:span text:style-name="T462">, v ňom kôrky nechať povariť, od ohňa preč vziať, papierom za­kryť a až do druhého dňa nechať stáť. Takto sa viacraz</text:span></text:span><text:span text:style-name="CharStyle9"><text:span text:style-name="T509">í</text:span></text:span><text:span text:style-name="CharStyle9"><text:span text:style-name="T462"> opakuje, na sito vybraté nechajú sa odtiecť, cukor na husto vyvariť a nechať vystydn</text:span></text:span><text:span text:style-name="CharStyle9"><text:span text:style-name="T509">ú</text:span></text:span><text:span text:style-name="CharStyle9"><text:span text:style-name="T462">ť, kôrky do pohára poklásť a saft na ne vyliať, konečne poháre dobre zaviazať. Takéto kôrky dajú sa upotrebiť do fámov a iných príprav.</text:span></text:span></text:p>
      <text:p text:style-name="P52"><text:span text:style-name="CharStyle9"><text:span text:style-name="T462"/></text:span></text:p>
      <text:p text:style-name="P54"><text:span text:style-name="CharStyle9"><text:span text:style-name="T462">416. Zavárané drienky v cukre.</text:span></text:span></text:p>
      <text:p text:style-name="P11"><text:span text:style-name="CharStyle9"><text:span text:style-name="T462"/></text:span></text:p>
      <text:p text:style-name="P13"><text:span text:style-name="CharStyle9"><text:span text:style-name="T462">Drienky sú divé sice ovocie, avšak najdú sa mnohí, ktorí </text:span></text:span><text:span text:style-name="CharStyle9"><text:span text:style-name="T509">í</text:span></text:span><text:span text:style-name="CharStyle9"><text:span text:style-name="T462">ch veľmi radi požívajú. Potrebný počeť pekných a v mäse bujných dať do nádoby, na ne vody naliať a nechať po­voľne sohrievať. Ke</text:span></text:span><text:span text:style-name="CharStyle9"><text:span text:style-name="T510">ď</text:span></text:span><text:span text:style-name="CharStyle9"><text:span text:style-name="T462">by sa mal</text:span></text:span><text:span text:style-name="CharStyle9"><text:span text:style-name="T510">y</text:span></text:span><text:span text:style-name="CharStyle9"><text:span text:style-name="T462"> sv</text:span></text:span><text:span text:style-name="CharStyle9"><text:span text:style-name="T510">a</text:span></text:span><text:span text:style-name="CharStyle9"><text:span text:style-name="T462">riť, veznú sa od ohňa, papierom zakryté nechajú sa až do druhého dňa stáť a vy­berú sa na sito. Na funt drienok vezne sa funt cukru, naň sa naleje vody, nechá sa variť a nečistota z vrchn sa sberá, doň dať drienky a nechať pár kochlíkov vyhodiť. Ke</text:span></text:span><text:span text:style-name="CharStyle9"><text:span text:style-name="T510">ď</text:span></text:span><text:span text:style-name="CharStyle9"><text:span text:style-name="T462"> sa naraz viacej funtov drienok má zavariť, nezavaria sa všetky drien­ky na raz do cukru, lež len po čiastke sa zavaria. Sv</text:span></text:span><text:span text:style-name="CharStyle9"><text:span text:style-name="T511">a</text:span></text:span><text:span text:style-name="CharStyle9"><text:span text:style-name="T462">rené vyberú sa dierkavou varechou do hrnčenej misy, zas sa dru­há čiastka zavarí, na ňe sa vyleje cukor, papierom zakryté nechá sa za 24 hodín stáť, na sito sa v</text:span></text:span><text:span text:style-name="CharStyle9"><text:span text:style-name="T511">y</text:span></text:span><text:span text:style-name="CharStyle9"><text:span text:style-name="T462">bere, saft sa precedí, nechá sa na ohni variť, pena z vrchu za sberá a saft nechá sa vystydn</text:span></text:span><text:span text:style-name="CharStyle9"><text:span text:style-name="T511">u</text:span></text:span><text:span text:style-name="CharStyle9"><text:span text:style-name="T462">ť. Drienky dajú sa zpátky do misy, na ne sa cu­kor vyleje a zakryté sa nechajú stáť. Takto sa parrazí po­kračuje, pri ostatnom raze vyberú sa na sito, saft sa </text:span></text:span><text:soft-page-break/><text:span text:style-name="CharStyle9"><text:span text:style-name="T462">prevarí a urobí sa s ním pr</text:span></text:span><text:span text:style-name="CharStyle9"><text:span text:style-name="T511">o</text:span></text:span><text:span text:style-name="CharStyle9"><text:span text:style-name="T462">ba, či je dosť hustý. Až sa sulcuje, ne­chá sa vystydn</text:span></text:span><text:span text:style-name="CharStyle9"><text:span text:style-name="T511">u</text:span></text:span><text:span text:style-name="CharStyle9"><text:span text:style-name="T462">ť, s drienkami sa z ľahka spolu smieša, do pohárov sa dá a tieto sa zaviažu.</text:span></text:span></text:p>
      <text:p text:style-name="P52"><text:span text:style-name="CharStyle9"><text:span text:style-name="T462"/></text:span></text:p>
      <text:p text:style-name="P54"><text:span text:style-name="CharStyle9"><text:span text:style-name="T462">417. Sušené drienky v cukre.</text:span></text:span></text:p>
      <text:p text:style-name="P11"><text:span text:style-name="CharStyle9"><text:span text:style-name="T462"/></text:span></text:p>
      <text:p text:style-name="P13"><text:span text:style-name="CharStyle9"><text:span text:style-name="T462">S drienkami sa zchádza dľa predošlého spôsobu, len že sa nechajú o pár dní dlhšie v cukre stáť. Potom sa vyberú na sito a nechajú sa odtiecť, na liesku sa rozostrie papier a</text:span></text:span><text:span text:style-name="CharStyle23"><text:span text:style-name="T462"> </text:span></text:span><text:span text:style-name="CharStyle9"><text:span text:style-name="T462">drienky sa po ňom rozložia, na letnom mieste nechajú sa su­šiť a obschnuté sa preobracajú, aby cukor do seba vpily; dľa potreby sa poobálajú v sošrotovanom cukre, na papieri sa nechajú stáť a dajú sa do pohára jako iné ovvcie.</text:span></text:span></text:p>
      <text:p text:style-name="P52"><text:span text:style-name="CharStyle9"><text:span text:style-name="T462"/></text:span></text:p>
      <text:p text:style-name="P54"><text:span text:style-name="CharStyle9"><text:span text:style-name="T462">418. Drienkový lekvár.</text:span></text:span></text:p>
      <text:p text:style-name="P11"><text:span text:style-name="CharStyle9"><text:span text:style-name="T462"/></text:span></text:p>
      <text:p text:style-name="P13"><text:span text:style-name="CharStyle9"><text:span text:style-name="T462">Dobre uzreté drienky sa čisto vymyjú, na ne sa naleje vody, pod ustavičným miešaním nechajú sa rozvariť a prez sito sa pretrú. Na funt massy vezne sa funt hrubo potlčeného cukru, to sa spolu rozmieša a na ohni sa ustavične od spod­ku mieša, aby lekvár neprihorel. Potom dľa opísaného spô­sobu pr</text:span></text:span><text:span text:style-name="CharStyle9"><text:span text:style-name="T511">o</text:span></text:span><text:span text:style-name="CharStyle9"><text:span text:style-name="T462">bu urobiť a dobre uvarený lekvár dať do pohárov.</text:span></text:span></text:p>
      <text:p text:style-name="P274"><text:span text:style-name="CharStyle9"><text:span text:style-name="T462"/></text:span></text:p>
      <text:p text:style-name="P273"><text:span text:style-name="CharStyle9"><text:span text:style-name="T462">419. Drienkový saft v pare k mraziv</text:span></text:span><text:span text:style-name="CharStyle9"><text:span text:style-name="T511">u</text:span></text:span><text:span text:style-name="CharStyle9"><text:span text:style-name="T462">.</text:span></text:span></text:p>
      <text:p text:style-name="P11"><text:span text:style-name="CharStyle9"><text:span text:style-name="T462"/></text:span></text:p>
      <text:p text:style-name="P13"><text:span text:style-name="CharStyle9"><text:span text:style-name="T462">Dobre zralé a mäkké drienky v mažiary potlcť, do hrn­čenej nádoby vyberať, s čistou vodou dľa potreby rozmiešať, zakryté na chladnom mieste prez noc nechať stáť, prez sito pretrieť, do čistých fliaš naplniť, s dvojnásobným mechúrom zaviazať a dať do pary.</text:span></text:span></text:p>
      <text:p text:style-name="P2"><text:soft-page-break/><text:span text:style-name="CharStyle16"><text:span text:style-name="T462"/></text:span></text:p>
      <text:p text:style-name="P8"><text:span text:style-name="CharStyle16"><text:span text:style-name="T462">D) Čiastka.</text:span></text:span></text:p>
      <text:p text:style-name="P3"><text:span text:style-name="CharStyle18"><text:span text:style-name="T462"/></text:span></text:p>
      <text:p text:style-name="P9"><text:span text:style-name="CharStyle18"><text:span text:style-name="T462">O zaváraní breskýň, dúl a šípok.</text:span></text:span></text:p>
      <text:p text:style-name="P52"><text:span text:style-name="CharStyle9"><text:span text:style-name="T462"/></text:span></text:p>
      <text:p text:style-name="P54"><text:span text:style-name="CharStyle9"><text:span text:style-name="T462">420. Zavárané breskyne v pare.</text:span></text:span></text:p>
      <text:p text:style-name="P11"><text:span text:style-name="CharStyle9"><text:span text:style-name="T462"/></text:span></text:p>
      <text:p text:style-name="P13"><text:span text:style-name="CharStyle9"><text:span text:style-name="T462">So stopkou dochované breskyne zaslúžia pre svoju do­brotu a krásu i prácu a cukor. Breskyne, ktoré sa od kôstky delia, prez poly prekrojiť, kôstku von vziať, hladko obieliť a dať do vody, do nádoby naliať tekúcej vody, na ohni nechať variť, do nej breskyne zavariť, kochlík nechať vystydn</text:span></text:span><text:span text:style-name="CharStyle9"><text:span text:style-name="T512">u</text:span></text:span><text:span text:style-name="CharStyle9"><text:span text:style-name="T462">ť, na site nechať odtiecť, do pohárov poriadne ukladať, na ne pod č. 351. prichystaný sirup naliať, na vrch dať čistú handričku s mechúrom, to motúzom pevne zaviazať a dať do pary. Ke</text:span></text:span><text:span text:style-name="CharStyle9"><text:span text:style-name="T512">ď </text:span></text:span><text:span text:style-name="CharStyle9"><text:span text:style-name="T462">sú breskyne tvrdšie a tlstejšie v mäse, nechajú sa dlhšie va­riť a cez noc sa nechajú zakryté stáť.</text:span></text:span></text:p>
      <text:p text:style-name="P52"><text:span text:style-name="CharStyle9"><text:span text:style-name="T462"/></text:span></text:p>
      <text:p text:style-name="P54"><text:span text:style-name="CharStyle9"><text:span text:style-name="T462">421. Zavárané breskyne v cukru.</text:span></text:span></text:p>
      <text:p text:style-name="P11"><text:span text:style-name="CharStyle9"><text:span text:style-name="T462"/></text:span></text:p>
      <text:p text:style-name="P13"><text:span text:style-name="CharStyle9"><text:span text:style-name="T462">Pekné, veľké, mäsité a neprezreté breskyne prez poly rozkrojiť, kôstky von vziať, obieliť a do vody dávať, aby neočervenely. V inej nádobe nechá sa voda variť, do nej sa breskyne zavaria, pár kochlov nechá sa vyhodiť, odloží sa od ohňa, nechá sa vystydnuť a v</text:span></text:span><text:span text:style-name="CharStyle9"><text:span text:style-name="T512">y</text:span></text:span><text:span text:style-name="CharStyle9"><text:span text:style-name="T462">bere sa na sito. Na funt breskyň vezne sa cukru, naň naliať vody, nechať variť, nečistotu z vrchu sberať, doň breskyne zavariť, povoľne nechať spolu variť, od ohňa vzaté a papierom zakryté prez noc ne­chať stáť, na sito vybrať, saft prez servyt precediť a nechať variť, nečitotu z vrchu sberať a saft nechať vystydnuť. Bres­kyne dajú sa zpátky do misy a na ne sa </text:span></text:span><text:soft-page-break/><text:span text:style-name="CharStyle9"><text:span text:style-name="T462">cukor vyleje, takto sa s nimi ešte pár razí pokračuje dľa predošlého spôsobu.</text:span></text:span></text:p>
      <text:p text:style-name="P52"><text:span text:style-name="CharStyle9"><text:span text:style-name="T462"/></text:span></text:p>
      <text:p text:style-name="P54"><text:span text:style-name="CharStyle9"><text:span text:style-name="T462">422. Sušené breskyne.</text:span></text:span></text:p>
      <text:p text:style-name="P11"><text:span text:style-name="CharStyle9"><text:span text:style-name="T462"/></text:span></text:p>
      <text:p text:style-name="P13"><text:span text:style-name="CharStyle9"><text:span text:style-name="T462">So všetkým sa pokračuje dľa predošlého spôsobu. Ke</text:span></text:span><text:span text:style-name="CharStyle9"><text:span text:style-name="T512">ď</text:span></text:span><text:span text:style-name="CharStyle9"><text:span text:style-name="T462"> sa breskyne dobre cukru napily, ostanú v masse tuhé, na site sa nechajú odtiecť, na liesku dá sa papier a naň sa bres­kyne poklad</text:span></text:span><text:span text:style-name="CharStyle9"><text:span text:style-name="T512">ú</text:span></text:span><text:span text:style-name="CharStyle9"><text:span text:style-name="T462">, na teplom sa nechajú sušiť, obschnuté poobracajú sa na druhú stranu, dľa potreby omáčajú sa do saftu a nechajú sa sušiť, aby cukrovú kôročku dostaly. V ostatnom sa pokračuje dľa zvýš udaného predpisu.</text:span></text:span></text:p>
      <text:p text:style-name="P52"><text:span text:style-name="CharStyle9"><text:span text:style-name="T462"/></text:span></text:p>
      <text:p text:style-name="P54"><text:span text:style-name="CharStyle9"><text:span text:style-name="T462">423. Breskyňový saft k mraziv</text:span></text:span><text:span text:style-name="CharStyle9"><text:span text:style-name="T512">u</text:span></text:span><text:span text:style-name="CharStyle9"><text:span text:style-name="T462">.</text:span></text:span></text:p>
      <text:p text:style-name="P11"><text:span text:style-name="CharStyle9"><text:span text:style-name="T462"/></text:span></text:p>
      <text:p text:style-name="P13"><text:span text:style-name="CharStyle9"><text:span text:style-name="T462">Z dobre zralých breskýň kôstky vybrať, breskyne rozdláviť, prez sito pretrieť, rozmiešať, do </text:span></text:span><text:span text:style-name="CharStyle9"><text:span text:style-name="T512">č</text:span></text:span><text:span text:style-name="CharStyle9"><text:span text:style-name="T462">istých fliaš naplniť, dvojnásobne mechúrom zaviazať a dať do pary.</text:span></text:span></text:p>
      <text:p text:style-name="P52"><text:span text:style-name="CharStyle9"><text:span text:style-name="T462"/></text:span></text:p>
      <text:p text:style-name="P54"><text:span text:style-name="CharStyle9"><text:span text:style-name="T462">424. Breskyňový lekvár.</text:span></text:span></text:p>
      <text:p text:style-name="P11"><text:span text:style-name="CharStyle9"><text:span text:style-name="T462"/></text:span></text:p>
      <text:p text:style-name="P13"><text:span text:style-name="CharStyle9"><text:span text:style-name="T462">Z dobre zralých breskýň kôstky vybrať a br</text:span></text:span><text:span text:style-name="CharStyle9"><text:span text:style-name="T512">e</text:span></text:span><text:span text:style-name="CharStyle9"><text:span text:style-name="T462">skyne prez sito pretrieť. Na funt massy vezne sa </text:span></text:span><text:span text:style-name="CharStyle9"><text:span text:style-name="T512">3/4</text:span></text:span><text:span text:style-name="CharStyle9"><text:span text:style-name="T462"> hrubo potlčeného</text:span></text:span><text:span text:style-name="CharStyle23"><text:span text:style-name="T462"> </text:span></text:span><text:span text:style-name="CharStyle9"><text:span text:style-name="T462">cukru, to sa spolu smieša a nechá sa na ohni variť. Pri dováraní urobí sa známa pr</text:span></text:span><text:span text:style-name="CharStyle9"><text:span text:style-name="T512">o</text:span></text:span><text:span text:style-name="CharStyle9"><text:span text:style-name="T462">ba; jestli je lekvár dosť vyvarený, odloží sa od ohňa a nechá sa vystydn</text:span></text:span><text:span text:style-name="CharStyle9"><text:span text:style-name="T512">u</text:span></text:span><text:span text:style-name="CharStyle9"><text:span text:style-name="T462">ť, do pohárov sa na­plní a celkom vystydnutý zaviaže sa papierom.</text:span></text:span></text:p>
      <text:p text:style-name="P274"><text:span text:style-name="CharStyle9"><text:span text:style-name="T462"/></text:span></text:p>
      <text:p text:style-name="P273"><text:span text:style-name="CharStyle9"><text:span text:style-name="T462">425. Breskyne v pare s tlčeným cukrom.</text:span></text:span></text:p>
      <text:p text:style-name="P11"><text:span text:style-name="CharStyle9"><text:span text:style-name="T462"/></text:span></text:p>
      <text:p text:style-name="P13"><text:soft-page-break/><text:span text:style-name="CharStyle9"><text:span text:style-name="T462">Na štelážach dochované breskyne majú znamenité ar</text:span></text:span><text:span text:style-name="CharStyle9"><text:span text:style-name="T512">om</text:span></text:span><text:span text:style-name="CharStyle9"><text:span text:style-name="T462">a a ke</text:span></text:span><text:span text:style-name="CharStyle9"><text:span text:style-name="T512">ď</text:span></text:span><text:span text:style-name="CharStyle9"><text:span text:style-name="T462"> sú dobre zralé, dá sa z n</text:span></text:span><text:span text:style-name="CharStyle9"><text:span text:style-name="T512">í</text:span></text:span><text:span text:style-name="CharStyle9"><text:span text:style-name="T462">ch šupa slúpiť jako z uvarených krumpiel. Každú breskyňu prez poly prekrojiť a kôstku von vziať, obielené do pohárov ukladať a za každou vrstvou tlčeným cukrom posypať. Pri čistení tak treba za­chádzať, aby očistené breskyne nestály dlho bez cukru, aby ostaly biele. Potom k n</text:span></text:span><text:span text:style-name="CharStyle9"><text:span text:style-name="T512">í</text:span></text:span><text:span text:style-name="CharStyle9"><text:span text:style-name="T462">m pridať sirupu, aby v safte zatvo­rené boly, na vrch dať čistú handričku s mechúrom, to pevne zaviazať a dať do pary.</text:span></text:span></text:p>
      <text:p text:style-name="P52"><text:span text:style-name="CharStyle9"><text:span text:style-name="T462"/></text:span></text:p>
      <text:p text:style-name="P54"><text:span text:style-name="CharStyle9"><text:span text:style-name="T462">426. Bystrické slivky v pare.</text:span></text:span></text:p>
      <text:p text:style-name="P11"><text:span text:style-name="CharStyle9"><text:span text:style-name="T462"/></text:span></text:p>
      <text:p text:style-name="P13"><text:span text:style-name="CharStyle9"><text:span text:style-name="T462">Z dobre zralých slivák dá sa kožtička ľahko slúpiť, ta­kéto ukladať do pohárov, cukrom posypať, sirupu pridať a dľa známého spôsobu pokračovať.</text:span></text:span></text:p>
      <text:p text:style-name="P52"><text:span text:style-name="CharStyle9"><text:span text:style-name="T462"/></text:span></text:p>
      <text:p text:style-name="P54"><text:span text:style-name="CharStyle9"><text:span text:style-name="T462">427. Slivky v pare na iný spôsob.</text:span></text:span></text:p>
      <text:p text:style-name="P11"><text:span text:style-name="CharStyle9"><text:span text:style-name="T462"/></text:span></text:p>
      <text:p text:style-name="P13"><text:span text:style-name="CharStyle9"><text:span text:style-name="T462">Stopky dobre zralých slivák zarovnať, slivky poriadne do pohárov ukladať a potriasať, aby sa do pohára hodne smestilo. Poháre sirupom doplniť, na vrch dať čistú handričku s mechúrom, to pevne zaviazať, dať do pary a povoľne nechať variť o pár minút dlhšie.</text:span></text:span></text:p>
      <text:p text:style-name="P276"><text:span text:style-name="CharStyle9"><text:span text:style-name="T462"/></text:span></text:p>
      <text:p text:style-name="P275"><text:span text:style-name="CharStyle9"><text:span text:style-name="T462">428. Bielené bystrické slivky v pare.</text:span></text:span></text:p>
      <text:p text:style-name="P11"><text:span text:style-name="CharStyle9"><text:span text:style-name="T462"/></text:span></text:p>
      <text:p text:style-name="P13"><text:span text:style-name="CharStyle9"><text:span text:style-name="T462">V mäse vyplnené a peknej barvy slivky so st</text:span></text:span><text:span text:style-name="CharStyle9"><text:span text:style-name="T512">ô</text:span></text:span><text:span text:style-name="CharStyle9"><text:span text:style-name="T462">pkami sobrať, kožtičku ostrým nožom na hladko srezať, stopku za­rovnať a slivky dávať do vody. Ke</text:span></text:span><text:span text:style-name="CharStyle9"><text:span text:style-name="T512">ď</text:span></text:span><text:span text:style-name="CharStyle9"><text:span text:style-name="T462"> je hodne očistených slivák, za ťen čas nechá sa v nádobe tekúcej vody sv</text:span></text:span><text:span text:style-name="CharStyle9"><text:span text:style-name="T512">a</text:span></text:span><text:span text:style-name="CharStyle9"><text:span text:style-name="T462">riť, v nej sa nechajú slivky povoľne sv</text:span></text:span><text:span text:style-name="CharStyle9"><text:span text:style-name="T466">a</text:span></text:span><text:span text:style-name="CharStyle9"><text:span text:style-name="T462">riť, od ohňa vzaté a papierom zakryté nechajú sa vystydn</text:span></text:span><text:span text:style-name="CharStyle9"><text:span text:style-name="T512">u</text:span></text:span><text:span text:style-name="CharStyle9"><text:span text:style-name="T462">ť, vyberú sa na sito a nechajú sa </text:span></text:span><text:soft-page-break/><text:span text:style-name="CharStyle9"><text:span text:style-name="T462">odtiecť, poriadne sa do pohára ukladajú so stopkami vô­kol pohára a zaraz sirupom doplniť, aby nestály v poháre bez sirupu. Na vrch dať handričku s mechúrom, to pevne za­viazať a dať do pary. Na to sa dá pozor pri pohárach, aby mechúr od moly nebol požratý, ináčej bude ovocie o krátky čas plesnieť a sa pokazí. Ke</text:span></text:span><text:span text:style-name="CharStyle9"><text:span text:style-name="T512">ď</text:span></text:span><text:span text:style-name="CharStyle9"><text:span text:style-name="T462"> je mechúr dosť suchý, zaviaže sa vrch ešte raz papierom.</text:span></text:span></text:p>
      <text:p text:style-name="P52"><text:span text:style-name="CharStyle9"><text:span text:style-name="T462"/></text:span></text:p>
      <text:p text:style-name="P54"><text:span text:style-name="CharStyle9"><text:span text:style-name="T462">429. Nebielené slivky v pare.</text:span></text:span></text:p>
      <text:p text:style-name="P11"><text:span text:style-name="CharStyle9"><text:span text:style-name="T462"/></text:span></text:p>
      <text:p text:style-name="P13"><text:span text:style-name="CharStyle9"><text:span text:style-name="T462">Dobre zralé slivky zo stromu tak pooberať, aby barva na n</text:span></text:span><text:span text:style-name="CharStyle9"><text:span text:style-name="T513">í</text:span></text:span><text:span text:style-name="CharStyle9"><text:span text:style-name="T462">ch ostala. Stopky zarovnať, slivky do čistých a suchých pohárov pevne ukladať a sirupom naplniť, na vrch dať han­dričku s mechúrom, to pevne zaviazať, do pary dať a o pár minút dlhšie nechať variť.</text:span></text:span></text:p>
      <text:p text:style-name="P52"><text:span text:style-name="CharStyle9"><text:span text:style-name="T462"/></text:span></text:p>
      <text:p text:style-name="P54"><text:span text:style-name="CharStyle9"><text:span text:style-name="T462">430. Zavárané dule v cukru.</text:span></text:span></text:p>
      <text:p text:style-name="P11"><text:span text:style-name="CharStyle9"><text:span text:style-name="T462"/></text:span></text:p>
      <text:p text:style-name="P13"><text:span text:style-name="CharStyle9"><text:span text:style-name="T462">Dule sú dvojaké : hruškové a jablčkové; na zaváranie sú lepšie hruškové. Dule majú tak tuhú vôňu, že ke</text:span></text:span><text:span text:style-name="CharStyle9"><text:span text:style-name="T513">ď</text:span></text:span><text:span text:style-name="CharStyle9"><text:span text:style-name="T462"> cez noc ostanú v chyži, dostane človek bolenie hlavy, áno slab­šieho človeka môže táto tuhá vôňa i zaraziť, avšak pre svoju krásu a dobrotu nechajú sa k rozličným prípravám upotre­biť. Pekné dule čistou handrou utreť, do črepového hrnca ukladať a na ne naliať toľko tekúcej vody, aby v nej celkom zanorené boly; tieto hrnčeným tanierom zakryť, na ohni ne­chať povoľne v celosti variť, od ohňa odložené a zakryté ne­chať celkom vystydn</text:span></text:span><text:span text:style-name="CharStyle9"><text:span text:style-name="T513">u</text:span></text:span><text:span text:style-name="CharStyle9"><text:span text:style-name="T462">ť, na tablu vybrať a prez poly prekro­jiť, každú polovicu na tri alebo štyry čiastky rozrezať, kožku do hladka skrojiť a na misu ukladať, pri čistení nožík utie­rať, aby dule nedostaly čierne flaky. Za ten čas dá sa vedľa počtu dúl potrebná miera cukru do hrnčenej panvy, naň sa naleje vody a </text:span></text:span><text:soft-page-break/><text:span text:style-name="CharStyle9"><text:span text:style-name="T462">nechá sa variť, nečistota z vrchu sa sberá, doň očistené dule poklásť a nechať spolu sv</text:span></text:span><text:span text:style-name="CharStyle9"><text:span text:style-name="T513">a</text:span></text:span><text:span text:style-name="CharStyle9"><text:span text:style-name="T462">riť, penu z vrchu sberať, papierom zakryté až do druhého dňa nechať stáť na chladnom, na sito vyberať a pozorne klásť, aby križalky sa neslámaly, lež celé aby ostaly. Dľa potreby pridá sa cukru (pri pridávaní cukru k saftom musí byť cukor osobit</text:span></text:span><text:span text:style-name="CharStyle9"><text:span text:style-name="T513">e</text:span></text:span><text:span text:style-name="CharStyle9"><text:span text:style-name="T462"> s vo­dou sv</text:span></text:span><text:span text:style-name="CharStyle9"><text:span text:style-name="T513">a</text:span></text:span><text:span text:style-name="CharStyle9"><text:span text:style-name="T462">rený) do tohoto sa saft precedí a nechá sa sv</text:span></text:span><text:span text:style-name="CharStyle9"><text:span text:style-name="T513">a</text:span></text:span><text:span text:style-name="CharStyle9"><text:span text:style-name="T462">riť, pena z vrchu sa soberá a saft nechá sa </text:span></text:span><text:span text:style-name="CharStyle9"><text:span text:style-name="T513">v</text:span></text:span><text:span text:style-name="CharStyle9"><text:span text:style-name="T462">ystydnuť. Dule dajú sa zpátky do nádoby, na ne sa vyleje cukor a to sa zakryté nechá za 24 hodín stáť. Takto sa pár razí pokračuje, dľa potreby pridá sa cukru, pri ostatnom raze na sito vybrať a nechať odtiecť, dule vidličkou do pohára poriadne ukladať, saft sv</text:span></text:span><text:span text:style-name="CharStyle9"><text:span text:style-name="T513">a</text:span></text:span><text:span text:style-name="CharStyle9"><text:span text:style-name="T462">riť, penu do čist</text:span></text:span><text:span text:style-name="CharStyle9"><text:span text:style-name="T513">a</text:span></text:span><text:span text:style-name="CharStyle9"><text:span text:style-name="T462"> sobrať, saft nechať vystydnuť a na dule vyliať. Dľa tohoto predpisu pripravené dule sú veľmi obľúbené.</text:span></text:span></text:p>
      <text:p text:style-name="P52"><text:span text:style-name="CharStyle9"><text:span text:style-name="T462"/></text:span></text:p>
      <text:p text:style-name="P54"><text:span text:style-name="CharStyle9"><text:span text:style-name="T462">431.</text:span></text:span><text:span text:style-name="CharStyle9"><text:span text:style-name="T513"> </text:span></text:span><text:span text:style-name="CharStyle9"><text:span text:style-name="T462">Zav</text:span></text:span><text:span text:style-name="CharStyle9"><text:span text:style-name="T513">á</text:span></text:span><text:span text:style-name="CharStyle9"><text:span text:style-name="T462">rané dule v pare.</text:span></text:span></text:p>
      <text:p text:style-name="P11"><text:span text:style-name="CharStyle9"><text:span text:style-name="T462"/></text:span></text:p>
      <text:p text:style-name="P13"><text:span text:style-name="CharStyle9"><text:span text:style-name="T462">S varením dúl sa zachádza dľa predošlého spôsobu, za­kryté, v hrnci nechajú sa až do druhého dňa stáť, vyberú sa na tablu, pokrájajú sa na revnaké križalky, kožtička sa do hladka sreže a križalky sa ukladajú na misu. Ke</text:span></text:span><text:span text:style-name="CharStyle9"><text:span text:style-name="T513">ď</text:span></text:span><text:span text:style-name="CharStyle9"><text:span text:style-name="T462"> je dúl do jednoho pohára očistených, sopchnú sa na vidličku, poriadne sa do pohára ukladajú, sirup sa doleje a tak sa s ukladaním pokračuje, pokým všetko stačí. Na vrch sa dá čistá handrič­ka s mechúrom, to pevne zaviazať a dať do pary.</text:span></text:span></text:p>
      <text:p text:style-name="P52"><text:span text:style-name="CharStyle9"><text:span text:style-name="T462"/></text:span></text:p>
      <text:p text:style-name="P54"><text:span text:style-name="CharStyle9"><text:span text:style-name="T462">432. Zavárané dule v pare na iný spôsob.</text:span></text:span></text:p>
      <text:p text:style-name="P11"><text:span text:style-name="CharStyle9"><text:span text:style-name="T462"/></text:span></text:p>
      <text:p text:style-name="P13"><text:span text:style-name="CharStyle9"><text:span text:style-name="T462">So všetkým sa pokračuje dľa predošlého spôsobu. Keď sú dule na križalky pokrájané a obielené, za ten čas sa dá potrebná miera cukru na oheň a nechá sa s trochu vodou va­riť, nečistota z vrchu sa sberá, doň </text:span></text:span><text:soft-page-break/><text:span text:style-name="CharStyle9"><text:span text:style-name="T462">sa dajú dule a nechajú sa variť, z ohňa odložené a papierom zakryt</text:span></text:span><text:span text:style-name="CharStyle9"><text:span text:style-name="T513">é</text:span></text:span><text:span text:style-name="CharStyle9"><text:span text:style-name="T462"> nechajú sa až do druhého dňa stáť a na sito sa vyberú. Dľa potreby pridá sa ešte cukru, k tomuto sa precedí saft, nechá sa variť a neči­stota z vrchu sa sberá, od ohňa sa vezne a nechá sa vystyd­nuť. Dule sa do pohárov ukladajú, saftom sa naplnia a dajú</text:span></text:span><text:span text:style-name="CharStyle23"><text:span text:style-name="T462"> </text:span></text:span><text:span text:style-name="CharStyle9"><text:span text:style-name="T462">sa do pary. Pri zaváraní ovocia na to sa pozoruje, aby bolo ovocie v pohároch poriadne poukladané.</text:span></text:span></text:p>
      <text:p text:style-name="P2"><text:span text:style-name="CharStyle9"><text:span text:style-name="T462"/></text:span></text:p>
      <text:p text:style-name="P8"><text:span text:style-name="CharStyle9"><text:span text:style-name="T462">433. Biely dulový syr.</text:span></text:span></text:p>
      <text:p text:style-name="P11"><text:span text:style-name="CharStyle9"><text:span text:style-name="T462"/></text:span></text:p>
      <text:p text:style-name="P13"><text:span text:style-name="CharStyle9"><text:span text:style-name="T462">Ke</text:span></text:span><text:span text:style-name="CharStyle9"><text:span text:style-name="T513">ď</text:span></text:span><text:span text:style-name="CharStyle9"><text:span text:style-name="T462"> dule začínajú na strome žlknúť, odtrhnú sa rukou, aby nedostaly tlaky; každá sa šatou utrie a do hrnca po­loží, na ne sa naleje tekúcej vody, nechaj</text:span></text:span><text:span text:style-name="CharStyle9"><text:span text:style-name="T513">ú</text:span></text:span><text:span text:style-name="CharStyle9"><text:span text:style-name="T462"> sa povoľne variť a probujú sa prstom, aby aj v prostriedku dosť uvarené boly; potom sa od ohňa odložia a zakryté nechajú sa až do dru­hého dňa stáť. Z dreva sa urobí nožík, týmto sa z vybra­ných dúl mäso na čisté sito sreže a novou varechou sa prezeň pretrie do porcelánovej misy. Na funt massy vezne sa funt fajného potlčeného a preosiatého cukru, tento sa dá do vajdlinka a v ňom sa dule za tri hodiny ustavične miešajú. Za ten čas sa urobia z čistého papiera okrúhle alebo štyrouhlaté kapsle na dva prsty zvýše. Tieto na tablici dulami sa naplnia, do hladka sa rozotrú a nechajú sa suchom úvetrí alebo na teple za pár dní stáť. Keď začína massa okolo bo­kov tuhnuť, papier sa pozorne odobere a massa sa nechá sušiť. Keď je vrch i boky suché, prevráti sa na čistý papier; ten bok, na ktorom massa ležala, sobere sa dole a nechá sa sušiť. Táto massa môže byť miesto papierových kapsiel i po tan</text:span></text:span><text:span text:style-name="CharStyle9"><text:span text:style-name="T513">í</text:span></text:span><text:span text:style-name="CharStyle9"><text:span text:style-name="T462">eroch podelená. Keď je syr dosť suchý, zakrúti sa každý kus do papiera a drží sa na suchom mieste. Tento sýr sa upotrebuje k tortám, fámom, pečivu k okrášleniu a na konfekt.</text:span></text:span></text:p>
      <text:p text:style-name="P50"><text:soft-page-break/><text:span text:style-name="CharStyle9"><text:span text:style-name="T462"/></text:span></text:p>
      <text:p text:style-name="P51"><text:span text:style-name="CharStyle9"><text:span text:style-name="T462">434. Dulový sýr na iný spôsob.</text:span></text:span></text:p>
      <text:p text:style-name="P11"><text:span text:style-name="CharStyle9"><text:span text:style-name="T462"/></text:span></text:p>
      <text:p text:style-name="P13"><text:span text:style-name="CharStyle9"><text:span text:style-name="T462">S dulami sa zachádza dľa predošlého spôsobu; na funt massy vezne sa funt fajného cukru, naň sa naleje vody, nechá sa variť, nečistota z vrchu sa sberá a okolo bokov sa veľkou špondijou čistí. Keď je cukor do stupňa pod č. 16. udaného vyvarený, dá sa doň dulová massa, odloží sa od ohňa</text:span></text:span><text:span text:style-name="CharStyle26"><text:span text:style-name="T462"> </text:span></text:span><text:span text:style-name="CharStyle9"><text:span text:style-name="T462">a dá sa pozor aby cukor z nádoby nevybehol; to chytro spolu smiešať a dať na oheň, aby sa viac sušil nežli varil. Túto massu dať do kapsiel alebo na taniere a za pár dní na teple nechať; keď vrch stuhnul, obráti sa na druhú stranu, nechá sa sušiť a musí za dlhší čas na suchu alebo teple stáť, aby massa i v prostriedku vyschla. Na vrchu sa utvor</text:span></text:span><text:span text:style-name="CharStyle9"><text:span text:style-name="T513">i</text:span></text:span><text:span text:style-name="CharStyle9"><text:span text:style-name="T462"> cu­krová kôročka, tak že ostane massa biela a každý kúsok sa osobit</text:span></text:span><text:span text:style-name="CharStyle9"><text:span text:style-name="T513">e</text:span></text:span><text:span text:style-name="CharStyle9"><text:span text:style-name="T462"> do papiera zakrúti.</text:span></text:span></text:p>
      <text:p text:style-name="P13"><text:span text:style-name="CharStyle9"><text:span text:style-name="T462"/></text:span></text:p>
      <text:p text:style-name="P50"><text:span text:style-name="CharStyle9"><text:span text:style-name="T462">435. Brunátny dulový sýr.</text:span></text:span></text:p>
      <text:p text:style-name="P11"><text:span text:style-name="CharStyle9"><text:span text:style-name="T462"/></text:span></text:p>
      <text:p text:style-name="P13"><text:span text:style-name="CharStyle9"><text:span text:style-name="T462">Dule </text:span></text:span><text:span text:style-name="CharStyle9"><text:span text:style-name="T513">š</text:span></text:span><text:span text:style-name="CharStyle9"><text:span text:style-name="T462">atou poutierať a na tenké listy pokrájať, na ne naliať vody, na mäkko nechať uvariť, na site odtiecť nechať a takéto pretrieť. Na funt massy vezne sa funt hrubo po­tlčeného cukru, to spolu smiešať, na oheň dať, ustavične od spodku miešať a tak dlho variť, pokým nezačne od dna od­stávať. Hneď za horúca dá sa plechových štyrouhlatých kapsiel, do hladka sa rozotrie a nechá sa na strane za 24 hodín stáť. Vôkol sa tenkým nožom podobere, na papier sa vyvráti a na teple sa nechá sušiť, aby vlhkosť z neho </text:span></text:span><text:span text:style-name="CharStyle9"><text:span text:style-name="T514">v</text:span></text:span><text:span text:style-name="CharStyle9"><text:span text:style-name="T462">yšla. Ďalej sa pokračuje dľa predošlého spôsobu.</text:span></text:span></text:p>
      <text:p text:style-name="P50"><text:span text:style-name="CharStyle9"><text:span text:style-name="T462"/></text:span></text:p>
      <text:p text:style-name="P51"><text:span text:style-name="CharStyle9"><text:span text:style-name="T462">436. Dulový sulc.</text:span></text:span></text:p>
      <text:p text:style-name="P51"><text:span text:style-name="CharStyle9"><text:span text:style-name="T462"/></text:span></text:p>
      <text:p text:style-name="P11"><text:soft-page-break/><text:span text:style-name="CharStyle9"><text:span text:style-name="T462">Voda, v ktorej sa dule varily, dá sa na oheň, a ohrizky z dúl, z ktorých sa mäso sobralo, na tenké listy do nej roz­krájať. Jadierka, ktoré sú v prostriedku a sa krájajú, sú sadnuté jako huspenina a to tvorí dulový sulc. Tieto ohrizky i s jadierkami povoľne nechať variť, pridať nekoľko na listy pokrájaných jab</text:span></text:span><text:span text:style-name="CharStyle9"><text:span text:style-name="T515">l</text:span></text:span><text:span text:style-name="CharStyle9"><text:span text:style-name="T462">k mašanských po dobrom povarení z ohňa na sito vyliať a misu podeň podložiť, nechať pretiecť a zachovať do čistej nádoby. Na holbu tohoto saftu vezne sa 1 </text:span></text:span><text:span text:style-name="CharStyle9"><text:span text:style-name="T515">1/4</text:span></text:span><text:span text:style-name="CharStyle9"><text:span text:style-name="T462"> funta fajného cukru naň sa naleje vody, nechá sa variť a nečistota z vrchu sa sberá. Keď je cukor do stupňa pod č. 15. udaného vyvarený a vidno v ňom perle, vtedy sa</text:span></text:span><text:span text:style-name="CharStyle7"><text:span text:style-name="T462"> </text:span></text:span><text:span text:style-name="CharStyle9"><text:span text:style-name="T462">do neho vyleje saft, to sa ustavične mieša a pena sa z vrchu sberá. Ke</text:span></text:span><text:span text:style-name="CharStyle9"><text:span text:style-name="T515">ď</text:span></text:span><text:span text:style-name="CharStyle9"><text:span text:style-name="T462"> začína červenú barvu dostávať, nechá sa voľ­nejšie variť, aby sa nespálil. Z neho sa dá za jedaciu ližičku do šálky a nechá sa na ľade vystydn</text:span></text:span><text:span text:style-name="CharStyle9"><text:span text:style-name="T515">u</text:span></text:span><text:span text:style-name="CharStyle9"><text:span text:style-name="T462">ť. Až sa dobre sulcuje, odloží sa od ohňa a nechá sa trochu prestydnuť, dá sa do pohára so širokým hrdlom alebo do menších pohárikov, a slúži k okráš</text:span></text:span><text:span text:style-name="CharStyle9"><text:span text:style-name="T515">l</text:span></text:span><text:span text:style-name="CharStyle9"><text:span text:style-name="T462">eniu pečiva. Takýto sulc je dobrý k užívaniu proti kašľu.</text:span></text:span></text:p>
      <text:p text:style-name="P50"><text:span text:style-name="CharStyle9"><text:span text:style-name="T462"/></text:span></text:p>
      <text:p text:style-name="P51"><text:span text:style-name="CharStyle9"><text:span text:style-name="T462">437. Zavárané dule mädom.</text:span></text:span></text:p>
      <text:p text:style-name="P11"><text:span text:style-name="CharStyle9"><text:span text:style-name="T462"/></text:span></text:p>
      <text:p text:style-name="P13"><text:span text:style-name="CharStyle9"><text:span text:style-name="T462">Celé dule v hrnci uvariť a nechať vystydn</text:span></text:span><text:span text:style-name="CharStyle9"><text:span text:style-name="T515">u</text:span></text:span><text:span text:style-name="CharStyle9"><text:span text:style-name="T462">ť, na križalky rozkrájať, prostriedok vykrojiť, obieliť a podľa počtu dúl dať mädu do nádoby, tento vodou rozpustiť, na ohni ne­chať sv</text:span></text:span><text:span text:style-name="CharStyle9"><text:span text:style-name="T515">a</text:span></text:span><text:span text:style-name="CharStyle9"><text:span text:style-name="T462">riť a penu do čist</text:span></text:span><text:span text:style-name="CharStyle9"><text:span text:style-name="T515">a</text:span></text:span><text:span text:style-name="CharStyle9"><text:span text:style-name="T462"> z vrchu sberať, doň dule zavariť, pár kochlíkov nechať vyhodiť, z ohňa odložené a papierom zakryté až do druhého dňa nechať stáť, na sito vybrať, saft do čistej nádoby precediť, na ohni sv</text:span></text:span><text:span text:style-name="CharStyle9"><text:span text:style-name="T515">a</text:span></text:span><text:span text:style-name="CharStyle9"><text:span text:style-name="T462">riť, nečistotu z vrchu sberať a saft nechať vystydn</text:span></text:span><text:span text:style-name="CharStyle9"><text:span text:style-name="T515">u</text:span></text:span><text:span text:style-name="CharStyle9"><text:span text:style-name="T462">ť. Dule sa do pohárov poriadne poukladajú a saftom sa naplnia, na vrch sa dá handrička s mechúrom, to sa zaviaže a dá sa do pary.</text:span></text:span></text:p>
      <text:p text:style-name="P2"><text:soft-page-break/><text:span text:style-name="CharStyle9"><text:span text:style-name="T462"/></text:span></text:p>
      <text:p text:style-name="P8"><text:span text:style-name="CharStyle9"><text:span text:style-name="T462">43</text:span></text:span><text:span text:style-name="CharStyle9"><text:span text:style-name="T515">8</text:span></text:span><text:span text:style-name="CharStyle9"><text:span text:style-name="T462">. Dulový sýr s mädom.</text:span></text:span></text:p>
      <text:p text:style-name="P11"><text:span text:style-name="CharStyle9"><text:span text:style-name="T462"/></text:span></text:p>
      <text:p text:style-name="P13"><text:span text:style-name="CharStyle9"><text:span text:style-name="T462">Dule šatou poutierať, na listy rozkrájať, v nádobe na mäkko uvariť, zakryté nechať vystydnúť, na site nechať od­tiecť a prezeň pretrieť. Na funt massy vezne sa funt mädu, do mädu dá sa pár liž</text:span></text:span><text:span text:style-name="CharStyle9"><text:span text:style-name="T515">í</text:span></text:span><text:span text:style-name="CharStyle9"><text:span text:style-name="T462">c vody a dá sa pozor, aby na ohni nevykypel; penu z vrchu do čist</text:span></text:span><text:span text:style-name="CharStyle9"><text:span text:style-name="T515">a</text:span></text:span><text:span text:style-name="CharStyle9"><text:span text:style-name="T462"> sberať, k mädu pridať massu a pod ustavičným miešaním variť, pokým od dna neodstáva. Touto massou sa plechové kapsle naplnia; kde tých niet, môže sa massa po plechu na rovno rozotrieť a nechá sa celkom vystydn</text:span></text:span><text:span text:style-name="CharStyle9"><text:span text:style-name="T515">u</text:span></text:span><text:span text:style-name="CharStyle9"><text:span text:style-name="T462">ť. Do vody omočeným tenkým nožom sa massa na rovnaké platne rozkrája a tieto sa ne­chajú na letnom mieste sušiť, čo dlhší čas potrebuje, nežli</text:span></text:span></text:p>
      <text:h text:style-name="P279" text:outline-level="4"><text:span text:style-name="CharStyle98"><text:span text:style-name="T462"/></text:span></text:h>
      <text:h text:style-name="P280" text:outline-level="4"><text:span text:style-name="CharStyle98"><text:span text:style-name="T462"/></text:span></text:h>
      <text:h text:style-name="P280" text:outline-level="4"><text:span text:style-name="CharStyle98"><text:span text:style-name="T462"/></text:span></text:h>
      <text:h text:style-name="P280" text:outline-level="4"><text:span text:style-name="CharStyle98"><text:span text:style-name="T462"/></text:span></text:h>
      <text:h text:style-name="P280" text:outline-level="4"><text:bookmark-start text:name="bookmark124"/><text:span text:style-name="CharStyle98"><text:span text:style-name="T462">Vysvetlenie obrázkov v druhom sväzku „Kuchárskej knihy.“</text:span></text:span><text:bookmark-end text:name="bookmark124"/></text:h>
      <text:p text:style-name="P14"><text:span text:style-name="CharStyle9"><text:span text:style-name="T462"/></text:span></text:p>
      <text:p text:style-name="P15"><text:span text:style-name="CharStyle9"><text:span text:style-name="T462">Číslo 1. Pišk</text:span></text:span><text:span text:style-name="CharStyle9"><text:span text:style-name="T515">o</text:span></text:span><text:span text:style-name="CharStyle9"><text:span text:style-name="T462">tová torta. Furmy, ktor</text:span></text:span><text:span text:style-name="CharStyle9"><text:span text:style-name="T515">é</text:span></text:span><text:span text:style-name="CharStyle9"><text:span text:style-name="T462"> tak pasovať majú jako je na obrázku, vymastiť, dľa č. 41. zrobenou pišk</text:span></text:span><text:span text:style-name="CharStyle9"><text:span text:style-name="T515">o</text:span></text:span><text:span text:style-name="CharStyle9"><text:span text:style-name="T462">tovou massou naplniť a dať upiecť, s ajzom okrášliť, dľa č. 248. sulc a fám zrobiť a tak nastolovať.</text:span></text:span></text:p>
      <text:p text:style-name="P14"><text:span text:style-name="CharStyle9"><text:span text:style-name="T462"/></text:span></text:p>
      <text:p text:style-name="P15"><text:span text:style-name="CharStyle9"><text:span text:style-name="T462">Číslo 2. Pišk</text:span></text:span><text:span text:style-name="CharStyle9"><text:span text:style-name="T515">o</text:span></text:span><text:span text:style-name="CharStyle9"><text:span text:style-name="T462">tová torta. Pišk</text:span></text:span><text:span text:style-name="CharStyle9"><text:span text:style-name="T515">o</text:span></text:span><text:span text:style-name="CharStyle9"><text:span text:style-name="T462">tovú massu na poma­stený plech na prst zhrúbä rozostrieť, — keď je vy­pečené— na okruhlé, lebo štýruhlaté listy porezať, spolu skladať, vyajzovať a vrch s ajzírovanými kús­ky okrášliť.</text:span></text:span></text:p>
      <text:p text:style-name="P14"><text:span text:style-name="CharStyle9"><text:span text:style-name="T462"/></text:span></text:p>
      <text:p text:style-name="P15"><text:soft-page-break/><text:span text:style-name="CharStyle9"><text:span text:style-name="T462">Číslo 3. Napoleon torta, keď je spolu </text:span></text:span><text:span text:style-name="CharStyle9"><text:span text:style-name="T515">s</text:span></text:span><text:span text:style-name="CharStyle9"><text:span text:style-name="T462">ložená tak sa má okrášliť.</text:span></text:span></text:p>
      <text:p text:style-name="P14"><text:span text:style-name="CharStyle9"><text:span text:style-name="T462"/></text:span></text:p>
      <text:p text:style-name="P15"><text:span text:style-name="CharStyle9"><text:span text:style-name="T462">Číslo 4. Vani</text:span></text:span><text:span text:style-name="CharStyle9"><text:span text:style-name="T515">l</text:span></text:span><text:span text:style-name="CharStyle9"><text:span text:style-name="T462">i-fám v pišk</text:span></text:span><text:span text:style-name="CharStyle9"><text:span text:style-name="T515">o</text:span></text:span><text:span text:style-name="CharStyle9"><text:span text:style-name="T462">tovom krustáte. Fur­ma sa musí s pišk</text:span></text:span><text:span text:style-name="CharStyle9"><text:span text:style-name="T515">o</text:span></text:span><text:span text:style-name="CharStyle9"><text:span text:style-name="T462">tovým cestom vyf</text:span></text:span><text:span text:style-name="CharStyle9"><text:span text:style-name="T515">u</text:span></text:span><text:span text:style-name="CharStyle9"><text:span text:style-name="T462">trovať.</text:span></text:span></text:p>
      <text:p text:style-name="P14"><text:span text:style-name="CharStyle9"><text:span text:style-name="T462"/></text:span></text:p>
      <text:p text:style-name="P15"><text:span text:style-name="CharStyle9"><text:span text:style-name="T462">Číslo 5. Vetrové pišk</text:span></text:span><text:span text:style-name="CharStyle9"><text:span text:style-name="T515">o</text:span></text:span><text:span text:style-name="CharStyle9"><text:span text:style-name="T462">ty s fámom plnené tak sa majú na misu klásť.</text:span></text:span></text:p>
      <text:p text:style-name="P14"><text:span text:style-name="CharStyle9"><text:span text:style-name="T462"/></text:span></text:p>
      <text:p text:style-name="P15"><text:span text:style-name="CharStyle9"><text:span text:style-name="T462">Číslo 6. Portugalské štangle s oranžovou glazú­rou, môžu sa aj vyajzírovať, vedľa obrázkov sa na misu kladú.</text:span></text:span></text:p>
      <text:p text:style-name="P14"><text:span text:style-name="CharStyle9"><text:span text:style-name="T462"/></text:span></text:p>
      <text:p text:style-name="P15"><text:span text:style-name="CharStyle9"><text:span text:style-name="T462">Číslo 7. Indianské oká majú tak na mise pokladené byť, jako i druhé pečivá na ten spôsob zrobené.</text:span></text:span></text:p>
      <text:p text:style-name="P14"><text:span text:style-name="CharStyle9"><text:span text:style-name="T462"/></text:span></text:p>
      <text:p text:style-name="P15"><text:span text:style-name="CharStyle9"><text:span text:style-name="T462">Číslo 8. Liptovské halušky tak vytrezírované byť majú, celými limbovými jadierky vypychať, ke</text:span></text:span><text:span text:style-name="CharStyle9"><text:span text:style-name="T515">ď</text:span></text:span><text:span text:style-name="CharStyle9"><text:span text:style-name="T462"> sa vypečené nechať vystydnuť, zrobiť sirup, ke</text:span></text:span><text:span text:style-name="CharStyle9"><text:span text:style-name="T515">ď</text:span></text:span><text:span text:style-name="CharStyle9"><text:span text:style-name="T462"> sa na prsty lepí, krídelko omačať do cukru, po vrchu po­f</text:span></text:span><text:span text:style-name="CharStyle9"><text:span text:style-name="T515">r</text:span></text:span><text:span text:style-name="CharStyle9"><text:span text:style-name="T462">kať, do pece nie veľmi horúcej aby pluzgiere vyhádzaly. Môžu sa i druhé pečivá tak glazirovať.</text:span></text:span></text:p>
      <text:p text:style-name="P14"><text:span text:style-name="CharStyle9"><text:span text:style-name="T462"/></text:span></text:p>
      <text:p text:style-name="P15"><text:span text:style-name="CharStyle9"><text:span text:style-name="T462">Číslo 9. Sulce. Furmy na jakýkoľvek spôsob zrobené, ktoré sa s v</text:span></text:span><text:span text:style-name="CharStyle9"><text:span text:style-name="T515">i</text:span></text:span><text:span text:style-name="CharStyle9"><text:span text:style-name="T462">zovým mechúrom chystajú, jako: sulce, fámy, plaman</text:span></text:span><text:span text:style-name="CharStyle9"><text:span text:style-name="T515">š</text:span></text:span><text:span text:style-name="CharStyle9"><text:span text:style-name="T462">ee, — na to hľadeť, aby pekné melirované boly, bo to prospekt robí.</text:span></text:span></text:p>
      <text:p text:style-name="P14"><text:span text:style-name="CharStyle9"><text:span text:style-name="T462"/></text:span></text:p>
      <text:p text:style-name="P15"><text:span text:style-name="CharStyle9"><text:span text:style-name="T462">Číslo 10. Krodony pod týmto č</text:span></text:span><text:span text:style-name="CharStyle9"><text:span text:style-name="T515">i</text:span></text:span><text:span text:style-name="CharStyle9"><text:span text:style-name="T462">slom poznačené s</text:span></text:span><text:span text:style-name="CharStyle9"><text:span text:style-name="T515">lú</text:span></text:span><text:span text:style-name="CharStyle9"><text:span text:style-name="T462">ža za vzor ku teplým a chladným prípravám na garni­t</text:span></text:span><text:span text:style-name="CharStyle9"><text:span text:style-name="T515">u</text:span></text:span><text:span text:style-name="CharStyle9"><text:span text:style-name="T462">ry. Aspik, žemle, zelené veci, z cukrových massí na okrášlenie dľa obrázkov tresirovať.</text:span></text:span></text:p>
      <text:p text:style-name="P6"><text:span text:style-name="CharStyle100"><text:span text:style-name="T46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Sans Serif" svg:font-family="'Microsoft Sans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k" fo:country="SK"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4" style:display-name="Záhlavie #4"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Základný_20_text_20__28_5_29_" style:display-name="Základný text (5)" style:family="paragraph" style:master-page-name="">
      <loext:graphic-properties draw:fill="none" draw:fill-color="#729fcf"/>
      <style:paragraph-properties fo:margin-left="6.597cm" fo:margin-right="0cm" fo:text-indent="0cm" style:auto-text-indent="false" style:page-number="auto" fo:background-color="transparent"/>
    </style:style>
    <style:style style:name="Základný_20_text_20__28_8_29_" style:display-name="Základný text (8)" style:family="paragraph" style:master-page-name="">
      <loext:graphic-properties draw:fill="none" draw:fill-color="#729fcf"/>
      <style:paragraph-properties fo:margin-left="0cm" fo:margin-right="0cm" fo:text-indent="0.247cm" style:auto-text-indent="false" style:page-number="auto" fo:background-color="transparent"/>
    </style:style>
    <style:style style:name="Základný_20_text_20__28_7_29_" style:display-name="Základný text (7)" style:family="paragraph" style:master-page-name="">
      <loext:graphic-properties draw:fill="none" draw:fill-color="#729fcf"/>
      <style:paragraph-properties fo:margin-left="0cm" fo:margin-right="0cm" fo:text-indent="0.564cm" style:auto-text-indent="false" style:page-number="auto" fo:background-color="transparent"/>
    </style:style>
    <style:style style:name="Základný_20_text_20__28_10_29_" style:display-name="Základný text (10)" style:family="paragraph" style:master-page-name="">
      <loext:graphic-properties draw:fill="none" draw:fill-color="#729fcf"/>
      <style:paragraph-properties fo:text-align="center" style:justify-single-word="false" style:page-number="auto" fo:background-color="transparent"/>
    </style:style>
    <style:style style:name="Základný_20_text_20__28_9_29_" style:display-name="Základný text (9)" style:family="paragraph" style:master-page-name="">
      <loext:graphic-properties draw:fill="none" draw:fill-color="#729fcf"/>
      <style:paragraph-properties style:page-number="auto" fo:background-color="transparent"/>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CharStyle32" style:family="text" style:parent-style-name="DefaultFontStyle"/>
    <style:style style:name="CharStyle100" style:family="text" style:parent-style-name="CharStyle32">
      <style:text-properties fo:color="#000000" loext:opacity="100%" fo:language="sk" fo:country="SK" style:language-asian="sk" style:country-asian="SK" style:language-complex="sk" style:country-complex="SK"/>
    </style:style>
    <style:style style:name="CharStyle34" style:family="text" style:parent-style-name="DefaultFontStyle"/>
    <style:style style:name="CharStyle9" style:family="text" style:parent-style-name="DefaultFontStyle"/>
    <style:style style:name="CharStyle16" style:family="text" style:parent-style-name="CharStyle9">
      <style:text-properties fo:color="#000000" loext:opacity="100%" fo:language="sk" fo:country="SK" style:language-asian="sk" style:country-asian="SK" style:language-complex="sk" style:country-complex="SK"/>
    </style:style>
    <style:style style:name="CharStyle7" style:family="text" style:parent-style-name="DefaultFontStyle"/>
    <style:style style:name="CharStyle23" style:family="text" style:parent-style-name="CharStyle7">
      <style:text-properties fo:color="#000000" loext:opacity="100%" fo:language="sk" fo:country="SK" style:language-asian="sk" style:country-asian="SK" style:language-complex="sk" style:country-complex="SK"/>
    </style:style>
    <style:style style:name="CharStyle13" style:family="text" style:parent-style-name="DefaultFontStyle"/>
    <style:style style:name="CharStyle15" style:family="text" style:parent-style-name="DefaultFontStyle"/>
    <style:style style:name="CharStyle18" style:family="text" style:parent-style-name="DefaultFontStyle"/>
    <style:style style:name="CharStyle35" style:family="text" style:parent-style-name="CharStyle18">
      <style:text-properties fo:color="#000000" loext:opacity="100%" fo:language="sk" fo:country="SK" style:language-asian="sk" style:country-asian="SK" style:language-complex="sk" style:country-complex="SK"/>
    </style:style>
    <style:style style:name="CharStyle40" style:family="text" style:parent-style-name="CharStyle18">
      <style:text-properties fo:color="#000000" loext:opacity="100%" fo:language="sk" fo:country="SK" style:language-asian="sk" style:country-asian="SK" style:language-complex="sk" style:country-complex="SK"/>
    </style:style>
    <style:style style:name="CharStyle54" style:family="text" style:parent-style-name="CharStyle7">
      <style:text-properties fo:color="#000000" loext:opacity="100%" fo:language="sk" fo:country="SK" style:language-asian="sk" style:country-asian="SK" style:language-complex="sk" style:country-complex="SK"/>
    </style:style>
    <style:style style:name="CharStyle21" style:family="text" style:parent-style-name="CharStyle7">
      <style:text-properties fo:color="#000000" loext:opacity="100%" fo:language="sk" fo:country="SK" style:language-asian="sk" style:country-asian="SK" style:language-complex="sk" style:country-complex="SK"/>
    </style:style>
    <style:style style:name="CharStyle28" style:family="text" style:parent-style-name="DefaultFontStyle"/>
    <style:style style:name="CharStyle55" style:family="text" style:parent-style-name="CharStyle28">
      <style:text-properties fo:color="#000000" loext:opacity="100%" fo:language="sk" fo:country="SK" style:language-asian="sk" style:country-asian="SK" style:language-complex="sk" style:country-complex="SK"/>
    </style:style>
    <style:style style:name="CharStyle57" style:family="text" style:parent-style-name="DefaultFontStyle"/>
    <style:style style:name="CharStyle58" style:family="text" style:parent-style-name="CharStyle57">
      <style:text-properties fo:font-variant="small-caps" fo:color="#000000" loext:opacity="100%" fo:language="sk" fo:country="SK" style:language-asian="sk" style:country-asian="SK" style:language-complex="sk" style:country-complex="SK"/>
    </style:style>
    <style:style style:name="CharStyle59" style:family="text" style:parent-style-name="CharStyle9">
      <style:text-properties fo:color="#000000" loext:opacity="100%" fo:language="sk" fo:country="SK" style:language-asian="sk" style:country-asian="SK" style:language-complex="sk" style:country-complex="SK"/>
    </style:style>
    <style:style style:name="CharStyle60" style:family="text" style:parent-style-name="CharStyle9">
      <style:text-properties fo:font-variant="small-caps" fo:color="#000000" loext:opacity="100%" fo:language="sk" fo:country="SK" style:language-asian="sk" style:country-asian="SK" style:language-complex="sk" style:country-complex="SK"/>
    </style:style>
    <style:style style:name="CharStyle36" style:family="text" style:parent-style-name="CharStyle18">
      <style:text-properties fo:color="#000000" loext:opacity="100%" fo:language="sk" fo:country="SK" style:language-asian="sk" style:country-asian="SK" style:language-complex="sk" style:country-complex="SK"/>
    </style:style>
    <style:style style:name="CharStyle45" style:family="text" style:parent-style-name="CharStyle18">
      <style:text-properties fo:font-variant="small-caps" fo:color="#000000" loext:opacity="100%" fo:language="sk" fo:country="SK" style:language-asian="sk" style:country-asian="SK" style:language-complex="sk" style:country-complex="SK"/>
    </style:style>
    <style:style style:name="CharStyle61" style:family="text" style:parent-style-name="CharStyle9">
      <style:text-properties fo:color="#000000" loext:opacity="100%" fo:language="sk" fo:country="SK" style:language-asian="sk" style:country-asian="SK" style:language-complex="sk" style:country-complex="SK"/>
    </style:style>
    <style:style style:name="CharStyle62" style:family="text" style:parent-style-name="CharStyle9">
      <style:text-properties fo:font-variant="small-caps" fo:color="#000000" loext:opacity="100%" fo:language="sk" fo:country="SK" style:language-asian="sk" style:country-asian="SK" style:language-complex="sk" style:country-complex="SK"/>
    </style:style>
    <style:style style:name="CharStyle64" style:family="text" style:parent-style-name="DefaultFontStyle"/>
    <style:style style:name="CharStyle65" style:family="text" style:parent-style-name="CharStyle64">
      <style:text-properties fo:color="#000000" loext:opacity="100%" fo:language="sk" fo:country="SK" style:language-asian="sk" style:country-asian="SK" style:language-complex="sk" style:country-complex="SK"/>
    </style:style>
    <style:style style:name="CharStyle66" style:family="text" style:parent-style-name="CharStyle64">
      <style:text-properties fo:color="#000000" loext:opacity="100%" fo:language="sk" fo:country="SK" style:language-asian="sk" style:country-asian="SK" style:language-complex="sk" style:country-complex="SK"/>
    </style:style>
    <style:style style:name="CharStyle67" style:family="text" style:parent-style-name="CharStyle64">
      <style:text-properties fo:font-variant="small-caps" fo:color="#000000" loext:opacity="100%" fo:language="sk" fo:country="SK" style:language-asian="sk" style:country-asian="SK" style:language-complex="sk" style:country-complex="SK"/>
    </style:style>
    <style:style style:name="CharStyle68" style:family="text" style:parent-style-name="CharStyle64">
      <style:text-properties fo:color="#000000" loext:opacity="100%" fo:language="sk" fo:country="SK" style:language-asian="sk" style:country-asian="SK" style:language-complex="sk" style:country-complex="SK"/>
    </style:style>
    <style:style style:name="CharStyle69" style:family="text" style:parent-style-name="CharStyle57">
      <style:text-properties fo:font-variant="small-caps" fo:color="#000000" loext:opacity="100%" fo:language="sk" fo:country="SK" style:language-asian="sk" style:country-asian="SK" style:language-complex="sk" style:country-complex="SK"/>
    </style:style>
    <style:style style:name="CharStyle26" style:family="text" style:parent-style-name="CharStyle7">
      <style:text-properties fo:color="#000000" loext:opacity="100%" fo:language="sk" fo:country="SK" style:language-asian="sk" style:country-asian="SK" style:language-complex="sk" style:country-complex="SK"/>
    </style:style>
    <style:style style:name="CharStyle39" style:family="text" style:parent-style-name="CharStyle7">
      <style:text-properties fo:color="#000000" loext:opacity="100%" fo:language="sk" fo:country="SK" style:language-asian="sk" style:country-asian="SK" style:language-complex="sk" style:country-complex="SK"/>
    </style:style>
    <style:style style:name="CharStyle71" style:family="text" style:parent-style-name="DefaultFontStyle"/>
    <style:style style:name="CharStyle73" style:family="text" style:parent-style-name="DefaultFontStyle"/>
    <style:style style:name="CharStyle74" style:family="text" style:parent-style-name="CharStyle73">
      <style:text-properties fo:color="#000000" loext:opacity="100%" fo:language="sk" fo:country="SK" style:language-asian="sk" style:country-asian="SK" style:language-complex="sk" style:country-complex="SK"/>
    </style:style>
    <style:style style:name="CharStyle75" style:family="text" style:parent-style-name="CharStyle73">
      <style:text-properties fo:font-variant="small-caps" fo:color="#000000" loext:opacity="100%" fo:language="sk" fo:country="SK" style:language-asian="sk" style:country-asian="SK" style:language-complex="sk" style:country-complex="SK"/>
    </style:style>
    <style:style style:name="CharStyle76" style:family="text" style:parent-style-name="CharStyle18">
      <style:text-properties fo:color="#000000" loext:opacity="100%" fo:language="sk" fo:country="SK" style:language-asian="sk" style:country-asian="SK" style:language-complex="sk" style:country-complex="SK"/>
    </style:style>
    <style:style style:name="CharStyle77" style:family="text" style:parent-style-name="CharStyle9">
      <style:text-properties fo:color="#000000" loext:opacity="100%" fo:language="sk" fo:country="SK" style:language-asian="sk" style:country-asian="SK" style:language-complex="sk" style:country-complex="SK"/>
    </style:style>
    <style:style style:name="CharStyle78" style:family="text" style:parent-style-name="CharStyle71">
      <style:text-properties fo:color="#000000" loext:opacity="100%" fo:language="sk" fo:country="SK" style:language-asian="sk" style:country-asian="SK" style:language-complex="sk" style:country-complex="SK"/>
    </style:style>
    <style:style style:name="CharStyle79" style:family="text" style:parent-style-name="CharStyle28">
      <style:text-properties fo:color="#000000" loext:opacity="100%" fo:language="sk" fo:country="SK" style:language-asian="sk" style:country-asian="SK" style:language-complex="sk" style:country-complex="SK"/>
    </style:style>
    <style:style style:name="CharStyle10" style:family="text" style:parent-style-name="CharStyle9">
      <style:text-properties fo:font-variant="small-caps" fo:color="#000000" loext:opacity="100%" fo:language="sk" fo:country="SK" style:language-asian="sk" style:country-asian="SK" style:language-complex="sk" style:country-complex="SK"/>
    </style:style>
    <style:style style:name="CharStyle80" style:family="text" style:parent-style-name="CharStyle9">
      <style:text-properties fo:font-variant="small-caps" fo:color="#000000" loext:opacity="100%" fo:language="sk" fo:country="SK" style:language-asian="sk" style:country-asian="SK" style:language-complex="sk" style:country-complex="SK"/>
    </style:style>
    <style:style style:name="CharStyle11" style:family="text" style:parent-style-name="CharStyle9">
      <style:text-properties fo:color="#000000" loext:opacity="100%" fo:language="sk" fo:country="SK" style:language-asian="sk" style:country-asian="SK" style:language-complex="sk" style:country-complex="SK"/>
    </style:style>
    <style:style style:name="CharStyle81" style:family="text" style:parent-style-name="CharStyle32">
      <style:text-properties fo:color="#000000" loext:opacity="100%" fo:language="sk" fo:country="SK" style:language-asian="sk" style:country-asian="SK" style:language-complex="sk" style:country-complex="SK"/>
    </style:style>
    <style:style style:name="CharStyle82" style:family="text" style:parent-style-name="CharStyle18">
      <style:text-properties fo:color="#000000" loext:opacity="100%" fo:language="sk" fo:country="SK" style:language-asian="sk" style:country-asian="SK" style:language-complex="sk" style:country-complex="SK"/>
    </style:style>
    <style:style style:name="CharStyle83" style:family="text" style:parent-style-name="CharStyle18">
      <style:text-properties fo:font-variant="small-caps" fo:color="#000000" loext:opacity="100%" fo:language="sk" fo:country="SK" style:language-asian="sk" style:country-asian="SK" style:language-complex="sk" style:country-complex="SK"/>
    </style:style>
    <style:style style:name="CharStyle84" style:family="text" style:parent-style-name="CharStyle64">
      <style:text-properties fo:font-variant="small-caps" fo:color="#000000" loext:opacity="100%" fo:language="sk" fo:country="SK" style:language-asian="sk" style:country-asian="SK" style:language-complex="sk" style:country-complex="SK"/>
    </style:style>
    <style:style style:name="CharStyle85" style:family="text" style:parent-style-name="CharStyle32">
      <style:text-properties fo:color="#000000" loext:opacity="100%" fo:language="sk" fo:country="SK" style:language-asian="sk" style:country-asian="SK" style:language-complex="sk" style:country-complex="SK"/>
    </style:style>
    <style:style style:name="CharStyle86" style:family="text" style:parent-style-name="CharStyle32">
      <style:text-properties fo:color="#000000" loext:opacity="100%" fo:language="sk" fo:country="SK" style:language-asian="sk" style:country-asian="SK" style:language-complex="sk" style:country-complex="SK"/>
    </style:style>
    <style:style style:name="CharStyle87" style:family="text" style:parent-style-name="CharStyle18">
      <style:text-properties fo:font-variant="small-caps" fo:color="#000000" loext:opacity="100%" fo:language="sk" fo:country="SK" style:language-asian="sk" style:country-asian="SK" style:language-complex="sk" style:country-complex="SK"/>
    </style:style>
    <style:style style:name="CharStyle88" style:family="text" style:parent-style-name="CharStyle32">
      <style:text-properties fo:color="#000000" loext:opacity="100%" fo:language="sk" fo:country="SK" style:language-asian="sk" style:country-asian="SK" style:language-complex="sk" style:country-complex="SK"/>
    </style:style>
    <style:style style:name="CharStyle89" style:family="text" style:parent-style-name="CharStyle32">
      <style:text-properties fo:color="#000000" loext:opacity="100%" fo:language="sk" fo:country="SK" style:language-asian="sk" style:country-asian="SK" style:language-complex="sk" style:country-complex="SK"/>
    </style:style>
    <style:style style:name="CharStyle90" style:family="text" style:parent-style-name="CharStyle18">
      <style:text-properties fo:color="#000000" loext:opacity="100%" fo:language="sk" fo:country="SK" style:language-asian="sk" style:country-asian="SK" style:language-complex="sk" style:country-complex="SK"/>
    </style:style>
    <style:style style:name="CharStyle91" style:family="text" style:parent-style-name="CharStyle32">
      <style:text-properties fo:color="#000000" loext:opacity="100%" fo:language="sk" fo:country="SK" style:language-asian="sk" style:country-asian="SK" style:language-complex="sk" style:country-complex="SK"/>
    </style:style>
    <style:style style:name="CharStyle92" style:family="text" style:parent-style-name="CharStyle32">
      <style:text-properties fo:font-variant="small-caps" fo:color="#000000" loext:opacity="100%" fo:language="sk" fo:country="SK" style:language-asian="sk" style:country-asian="SK" style:language-complex="sk" style:country-complex="SK"/>
    </style:style>
    <style:style style:name="CharStyle93" style:family="text" style:parent-style-name="CharStyle32">
      <style:text-properties fo:color="#000000" loext:opacity="100%" fo:language="sk" fo:country="SK" style:language-asian="sk" style:country-asian="SK" style:language-complex="sk" style:country-complex="SK"/>
    </style:style>
    <style:style style:name="CharStyle94" style:family="text" style:parent-style-name="CharStyle32">
      <style:text-properties fo:color="#000000" loext:opacity="100%" fo:language="sk" fo:country="SK" style:language-asian="sk" style:country-asian="SK" style:language-complex="sk" style:country-complex="SK"/>
    </style:style>
    <style:style style:name="CharStyle95" style:family="text" style:parent-style-name="CharStyle9">
      <style:text-properties fo:color="#000000" loext:opacity="100%" fo:language="sk" fo:country="SK" style:language-asian="sk" style:country-asian="SK" style:language-complex="sk" style:country-complex="SK"/>
    </style:style>
    <style:style style:name="CharStyle97" style:family="text" style:parent-style-name="CharStyle32">
      <style:text-properties fo:font-variant="small-caps" fo:color="#000000" loext:opacity="100%" fo:language="sk" fo:country="SK" style:language-asian="sk" style:country-asian="SK" style:language-complex="sk" style:country-complex="SK"/>
    </style:style>
    <style:style style:name="CharStyle98" style:family="text" style:parent-style-name="CharStyle15">
      <style:text-properties fo:color="#000000" loext:opacity="100%" fo:language="sk" fo:country="SK" style:language-asian="sk" style:country-asian="SK" style:language-complex="sk" style:country-complex="SK"/>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9T09:18:39.662000000</meta:creation-date>
    <dc:date>2024-03-26T10:57:58.322000000</dc:date>
    <meta:editing-duration>P1DT22H41M20S</meta:editing-duration>
    <meta:editing-cycles>49</meta:editing-cycles>
    <meta:generator>LibreOffice/7.2.2.2$Windows_X86_64 LibreOffice_project/02b2acce88a210515b4a5bb2e46cbfb63fe97d56</meta:generator>
    <meta:document-statistic meta:table-count="0" meta:image-count="0" meta:object-count="0" meta:page-count="185" meta:paragraph-count="926" meta:word-count="44833" meta:character-count="260241" meta:non-whitespace-character-count="216286"/>
  </office:meta>
</office:document-meta>
</file>